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2in"/>
    </style:style>
    <style:style style:name="co2" style:family="table-column">
      <style:table-column-properties fo:break-before="auto" style:column-width="0.5311in"/>
    </style:style>
    <style:style style:name="co3" style:family="table-column">
      <style:table-column-properties fo:break-before="auto" style:column-width="1.1654in"/>
    </style:style>
    <style:style style:name="co4" style:family="table-column">
      <style:table-column-properties fo:break-before="auto" style:column-width="0.9035in"/>
    </style:style>
    <style:style style:name="co5" style:family="table-column">
      <style:table-column-properties fo:break-before="auto" style:column-width="0.5917in"/>
    </style:style>
    <style:style style:name="co6" style:family="table-column">
      <style:table-column-properties fo:break-before="auto" style:column-width="0.6016in"/>
    </style:style>
    <style:style style:name="co7" style:family="table-column">
      <style:table-column-properties fo:break-before="auto" style:column-width="0.6319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_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row table:style-name="ro1">
          <table:table-cell office:value-type="string">
            <text:p>Vertices</text:p>
          </table:table-cell>
          <table:table-cell office:value-type="string">
            <text:p>Edges</text:p>
          </table:table-cell>
          <table:table-cell office:value-type="string">
            <text:p>Edge probability</text:p>
          </table:table-cell>
          <table:table-cell office:value-type="string">
            <text:p>2^boolwidth</text:p>
          </table:table-cell>
          <table:table-cell office:value-type="string">
            <text:p>est min</text:p>
          </table:table-cell>
          <table:table-cell office:value-type="string">
            <text:p>est avg</text:p>
          </table:table-cell>
          <table:table-cell office:value-type="string">
            <text:p>est max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69">
            <text:p>569</text:p>
          </table:table-cell>
          <table:table-cell office:value-type="float" office:value="0.619166">
            <text:p>0.62</text:p>
          </table:table-cell>
          <table:table-cell office:value-type="float" office:value="979">
            <text:p>979</text:p>
          </table:table-cell>
          <table:table-cell office:value-type="float" office:value="0.186335">
            <text:p>0.19</text:p>
          </table:table-cell>
          <table:table-cell office:value-type="float" office:value="1.616706">
            <text:p>1.62</text:p>
          </table:table-cell>
          <table:table-cell office:value-type="float" office:value="3.633333">
            <text:p>3.63</text:p>
          </table:table-cell>
          <table:table-cell table:formula="of:=CORREL([.B2:.B1001];[.$D2:.$D1001])" office:value-type="float" office:value="-0.915497768159701">
            <text:p>-0.92</text:p>
          </table:table-cell>
          <table:table-cell table:formula="of:=CORREL([.C2:.C1001];[.$D2:.$D1001])" office:value-type="float" office:value="-0.896251658757148">
            <text:p>-0.9</text:p>
          </table:table-cell>
          <table:table-cell table:formula="of:=CORREL([.D2:.D1001];[.$D2:.$D1001])" office:value-type="float" office:value="1">
            <text:p>1</text:p>
          </table:table-cell>
          <table:table-cell table:formula="of:=CORREL([.E2:.E1001];[.$D2:.$D1001])" office:value-type="float" office:value="0.689592265317608">
            <text:p>0.69</text:p>
          </table:table-cell>
          <table:table-cell table:formula="of:=CORREL([.F2:.F1001];[.$D2:.$D1001])" office:value-type="float" office:value="0.867534329107134">
            <text:p>0.87</text:p>
          </table:table-cell>
          <table:table-cell table:formula="of:=CORREL([.G2:.G1001];[.$D2:.$D1001])" office:value-type="float" office:value="0.747671731457783">
            <text:p>0.75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99">
            <text:p>599</text:p>
          </table:table-cell>
          <table:table-cell office:value-type="float" office:value="0.670946">
            <text:p>0.67</text:p>
          </table:table-cell>
          <table:table-cell office:value-type="float" office:value="728">
            <text:p>728</text:p>
          </table:table-cell>
          <table:table-cell office:value-type="float" office:value="0.170455">
            <text:p>0.17</text:p>
          </table:table-cell>
          <table:table-cell office:value-type="float" office:value="1.461831">
            <text:p>1.46</text:p>
          </table:table-cell>
          <table:table-cell office:value-type="float" office:value="3.252632">
            <text:p>3.25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70">
            <text:p>670</text:p>
          </table:table-cell>
          <table:table-cell office:value-type="float" office:value="0.760704">
            <text:p>0.76</text:p>
          </table:table-cell>
          <table:table-cell office:value-type="float" office:value="318">
            <text:p>318</text:p>
          </table:table-cell>
          <table:table-cell office:value-type="float" office:value="0.186335">
            <text:p>0.19</text:p>
          </table:table-cell>
          <table:table-cell office:value-type="float" office:value="1.038798">
            <text:p>1.04</text:p>
          </table:table-cell>
          <table:table-cell office:value-type="float" office:value="2.405357">
            <text:p>2.41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75">
            <text:p>475</text:p>
          </table:table-cell>
          <table:table-cell office:value-type="float" office:value="0.539118">
            <text:p>0.54</text:p>
          </table:table-cell>
          <table:table-cell office:value-type="float" office:value="3012">
            <text:p>3012</text:p>
          </table:table-cell>
          <table:table-cell office:value-type="float" office:value="0.466667">
            <text:p>0.47</text:p>
          </table:table-cell>
          <table:table-cell office:value-type="float" office:value="2.367405">
            <text:p>2.37</text:p>
          </table:table-cell>
          <table:table-cell office:value-type="float" office:value="6.166667">
            <text:p>6.17</text:p>
          </table:table-cell>
          <table:table-cell table:number-columns-repeated="2"/>
          <table:table-cell>
            <draw:frame table:end-cell-address="Sheet1_2.S41" table:end-x="0.2531in" table:end-y="0.1661in" draw:z-index="0" draw:style-name="gr1" svg:width="7.5496in" svg:height="6.6374in" svg:x="0.7051in" svg:y="0.1043in">
              <draw:object draw:notify-on-update-of-ranges="Sheet1_2.E1:Sheet1_2.E1 Sheet1_2.E2:Sheet1_2.E1001 Sheet1_2.D2:Sheet1_2.D1001 Sheet1_2.F1:Sheet1_2.F1 Sheet1_2.F2:Sheet1_2.F1001 Sheet1_2.D2:Sheet1_2.D1001 Sheet1_2.G1:Sheet1_2.G1 Sheet1_2.G2:Sheet1_2.G1001 Sheet1_2.D2:Sheet1_2.D100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13">
            <text:p>713</text:p>
          </table:table-cell>
          <table:table-cell office:value-type="float" office:value="0.783114">
            <text:p>0.78</text:p>
          </table:table-cell>
          <table:table-cell office:value-type="float" office:value="186">
            <text:p>186</text:p>
          </table:table-cell>
          <table:table-cell office:value-type="float" office:value="0.186335">
            <text:p>0.19</text:p>
          </table:table-cell>
          <table:table-cell office:value-type="float" office:value="1.061663">
            <text:p>1.06</text:p>
          </table:table-cell>
          <table:table-cell office:value-type="float" office:value="2.243478">
            <text:p>2.24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85">
            <text:p>585</text:p>
          </table:table-cell>
          <table:table-cell office:value-type="float" office:value="0.65689">
            <text:p>0.66</text:p>
          </table:table-cell>
          <table:table-cell office:value-type="float" office:value="854">
            <text:p>854</text:p>
          </table:table-cell>
          <table:table-cell office:value-type="float" office:value="0.510965">
            <text:p>0.51</text:p>
          </table:table-cell>
          <table:table-cell office:value-type="float" office:value="1.638702">
            <text:p>1.64</text:p>
          </table:table-cell>
          <table:table-cell office:value-type="float" office:value="3.041667">
            <text:p>3.04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00">
            <text:p>700</text:p>
          </table:table-cell>
          <table:table-cell office:value-type="float" office:value="0.793263">
            <text:p>0.79</text:p>
          </table:table-cell>
          <table:table-cell office:value-type="float" office:value="211">
            <text:p>211</text:p>
          </table:table-cell>
          <table:table-cell office:value-type="float" office:value="0.186335">
            <text:p>0.19</text:p>
          </table:table-cell>
          <table:table-cell office:value-type="float" office:value="1.291124">
            <text:p>1.29</text:p>
          </table:table-cell>
          <table:table-cell office:value-type="float" office:value="2.373333">
            <text:p>2.3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96">
            <text:p>596</text:p>
          </table:table-cell>
          <table:table-cell office:value-type="float" office:value="0.659289">
            <text:p>0.66</text:p>
          </table:table-cell>
          <table:table-cell office:value-type="float" office:value="736">
            <text:p>736</text:p>
          </table:table-cell>
          <table:table-cell office:value-type="float" office:value="0.24">
            <text:p>0.24</text:p>
          </table:table-cell>
          <table:table-cell office:value-type="float" office:value="1.326709">
            <text:p>1.33</text:p>
          </table:table-cell>
          <table:table-cell office:value-type="float" office:value="2.373333">
            <text:p>2.3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10">
            <text:p>510</text:p>
          </table:table-cell>
          <table:table-cell office:value-type="float" office:value="0.558594">
            <text:p>0.56</text:p>
          </table:table-cell>
          <table:table-cell office:value-type="float" office:value="2010">
            <text:p>2010</text:p>
          </table:table-cell>
          <table:table-cell office:value-type="float" office:value="0.368347">
            <text:p>0.37</text:p>
          </table:table-cell>
          <table:table-cell office:value-type="float" office:value="1.676366">
            <text:p>1.68</text:p>
          </table:table-cell>
          <table:table-cell office:value-type="float" office:value="3.666667">
            <text:p>3.6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59">
            <text:p>559</text:p>
          </table:table-cell>
          <table:table-cell office:value-type="float" office:value="0.608572">
            <text:p>0.61</text:p>
          </table:table-cell>
          <table:table-cell office:value-type="float" office:value="1111">
            <text:p>1111</text:p>
          </table:table-cell>
          <table:table-cell office:value-type="float" office:value="0.170455">
            <text:p>0.17</text:p>
          </table:table-cell>
          <table:table-cell office:value-type="float" office:value="1.615307">
            <text:p>1.62</text:p>
          </table:table-cell>
          <table:table-cell office:value-type="float" office:value="3.719298">
            <text:p>3.72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74">
            <text:p>674</text:p>
          </table:table-cell>
          <table:table-cell office:value-type="float" office:value="0.776388">
            <text:p>0.78</text:p>
          </table:table-cell>
          <table:table-cell office:value-type="float" office:value="296">
            <text:p>296</text:p>
          </table:table-cell>
          <table:table-cell office:value-type="float" office:value="0.170455">
            <text:p>0.17</text:p>
          </table:table-cell>
          <table:table-cell office:value-type="float" office:value="1.054778">
            <text:p>1.05</text:p>
          </table:table-cell>
          <table:table-cell office:value-type="float" office:value="2.291667">
            <text:p>2.2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12">
            <text:p>512</text:p>
          </table:table-cell>
          <table:table-cell office:value-type="float" office:value="0.562168">
            <text:p>0.56</text:p>
          </table:table-cell>
          <table:table-cell office:value-type="float" office:value="2002">
            <text:p>2002</text:p>
          </table:table-cell>
          <table:table-cell office:value-type="float" office:value="0.398413">
            <text:p>0.4</text:p>
          </table:table-cell>
          <table:table-cell office:value-type="float" office:value="1.775229">
            <text:p>1.78</text:p>
          </table:table-cell>
          <table:table-cell office:value-type="float" office:value="3.5">
            <text:p>3.5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56">
            <text:p>656</text:p>
          </table:table-cell>
          <table:table-cell office:value-type="float" office:value="0.716417">
            <text:p>0.72</text:p>
          </table:table-cell>
          <table:table-cell office:value-type="float" office:value="374">
            <text:p>374</text:p>
          </table:table-cell>
          <table:table-cell office:value-type="float" office:value="0.170455">
            <text:p>0.17</text:p>
          </table:table-cell>
          <table:table-cell office:value-type="float" office:value="1.17267">
            <text:p>1.17</text:p>
          </table:table-cell>
          <table:table-cell office:value-type="float" office:value="2.243478">
            <text:p>2.24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39">
            <text:p>639</text:p>
          </table:table-cell>
          <table:table-cell office:value-type="float" office:value="0.706432">
            <text:p>0.71</text:p>
          </table:table-cell>
          <table:table-cell office:value-type="float" office:value="440">
            <text:p>440</text:p>
          </table:table-cell>
          <table:table-cell office:value-type="float" office:value="0.15">
            <text:p>0.15</text:p>
          </table:table-cell>
          <table:table-cell office:value-type="float" office:value="1.097997">
            <text:p>1.1</text:p>
          </table:table-cell>
          <table:table-cell office:value-type="float" office:value="2.373333">
            <text:p>2.3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85">
            <text:p>685</text:p>
          </table:table-cell>
          <table:table-cell office:value-type="float" office:value="0.767912">
            <text:p>0.77</text:p>
          </table:table-cell>
          <table:table-cell office:value-type="float" office:value="265">
            <text:p>265</text:p>
          </table:table-cell>
          <table:table-cell office:value-type="float" office:value="0.24">
            <text:p>0.24</text:p>
          </table:table-cell>
          <table:table-cell office:value-type="float" office:value="1.255093">
            <text:p>1.26</text:p>
          </table:table-cell>
          <table:table-cell office:value-type="float" office:value="3.214286">
            <text:p>3.21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76">
            <text:p>676</text:p>
          </table:table-cell>
          <table:table-cell office:value-type="float" office:value="0.765711">
            <text:p>0.77</text:p>
          </table:table-cell>
          <table:table-cell office:value-type="float" office:value="300">
            <text:p>300</text:p>
          </table:table-cell>
          <table:table-cell office:value-type="float" office:value="0.15">
            <text:p>0.15</text:p>
          </table:table-cell>
          <table:table-cell office:value-type="float" office:value="1.07971">
            <text:p>1.08</text:p>
          </table:table-cell>
          <table:table-cell office:value-type="float" office:value="2.795455">
            <text:p>2.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96">
            <text:p>696</text:p>
          </table:table-cell>
          <table:table-cell office:value-type="float" office:value="0.774129">
            <text:p>0.77</text:p>
          </table:table-cell>
          <table:table-cell office:value-type="float" office:value="255">
            <text:p>255</text:p>
          </table:table-cell>
          <table:table-cell office:value-type="float" office:value="0.497619">
            <text:p>0.5</text:p>
          </table:table-cell>
          <table:table-cell office:value-type="float" office:value="1.393229">
            <text:p>1.39</text:p>
          </table:table-cell>
          <table:table-cell office:value-type="float" office:value="2.630952">
            <text:p>2.63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61">
            <text:p>561</text:p>
          </table:table-cell>
          <table:table-cell office:value-type="float" office:value="0.638442">
            <text:p>0.64</text:p>
          </table:table-cell>
          <table:table-cell office:value-type="float" office:value="1198">
            <text:p>1198</text:p>
          </table:table-cell>
          <table:table-cell office:value-type="float" office:value="0.5">
            <text:p>0.5</text:p>
          </table:table-cell>
          <table:table-cell office:value-type="float" office:value="1.87726">
            <text:p>1.88</text:p>
          </table:table-cell>
          <table:table-cell office:value-type="float" office:value="3.375">
            <text:p>3.3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57">
            <text:p>457</text:p>
          </table:table-cell>
          <table:table-cell office:value-type="float" office:value="0.535558">
            <text:p>0.54</text:p>
          </table:table-cell>
          <table:table-cell office:value-type="float" office:value="3619">
            <text:p>3619</text:p>
          </table:table-cell>
          <table:table-cell office:value-type="float" office:value="0.360256">
            <text:p>0.36</text:p>
          </table:table-cell>
          <table:table-cell office:value-type="float" office:value="2.337457">
            <text:p>2.34</text:p>
          </table:table-cell>
          <table:table-cell office:value-type="float" office:value="3.673611">
            <text:p>3.6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09">
            <text:p>609</text:p>
          </table:table-cell>
          <table:table-cell office:value-type="float" office:value="0.651208">
            <text:p>0.65</text:p>
          </table:table-cell>
          <table:table-cell office:value-type="float" office:value="629">
            <text:p>629</text:p>
          </table:table-cell>
          <table:table-cell office:value-type="float" office:value="0.208333">
            <text:p>0.21</text:p>
          </table:table-cell>
          <table:table-cell office:value-type="float" office:value="1.380423">
            <text:p>1.38</text:p>
          </table:table-cell>
          <table:table-cell office:value-type="float" office:value="4.169935">
            <text:p>4.1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92">
            <text:p>492</text:p>
          </table:table-cell>
          <table:table-cell office:value-type="float" office:value="0.541592">
            <text:p>0.54</text:p>
          </table:table-cell>
          <table:table-cell office:value-type="float" office:value="2395">
            <text:p>2395</text:p>
          </table:table-cell>
          <table:table-cell office:value-type="float" office:value="0.758824">
            <text:p>0.76</text:p>
          </table:table-cell>
          <table:table-cell office:value-type="float" office:value="2.115691">
            <text:p>2.12</text:p>
          </table:table-cell>
          <table:table-cell office:value-type="float" office:value="3.698413">
            <text:p>3.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72">
            <text:p>472</text:p>
          </table:table-cell>
          <table:table-cell office:value-type="float" office:value="0.530025">
            <text:p>0.53</text:p>
          </table:table-cell>
          <table:table-cell office:value-type="float" office:value="3074">
            <text:p>3074</text:p>
          </table:table-cell>
          <table:table-cell office:value-type="float" office:value="0.640909">
            <text:p>0.64</text:p>
          </table:table-cell>
          <table:table-cell office:value-type="float" office:value="1.84573">
            <text:p>1.85</text:p>
          </table:table-cell>
          <table:table-cell office:value-type="float" office:value="3.45202">
            <text:p>3.45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01">
            <text:p>501</text:p>
          </table:table-cell>
          <table:table-cell office:value-type="float" office:value="0.577723">
            <text:p>0.58</text:p>
          </table:table-cell>
          <table:table-cell office:value-type="float" office:value="2244">
            <text:p>2244</text:p>
          </table:table-cell>
          <table:table-cell office:value-type="float" office:value="0.547619">
            <text:p>0.55</text:p>
          </table:table-cell>
          <table:table-cell office:value-type="float" office:value="1.989615">
            <text:p>1.99</text:p>
          </table:table-cell>
          <table:table-cell office:value-type="float" office:value="4.169935">
            <text:p>4.1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70">
            <text:p>570</text:p>
          </table:table-cell>
          <table:table-cell office:value-type="float" office:value="0.61755">
            <text:p>0.62</text:p>
          </table:table-cell>
          <table:table-cell office:value-type="float" office:value="947">
            <text:p>947</text:p>
          </table:table-cell>
          <table:table-cell office:value-type="float" office:value="0.383824">
            <text:p>0.38</text:p>
          </table:table-cell>
          <table:table-cell office:value-type="float" office:value="1.686241">
            <text:p>1.69</text:p>
          </table:table-cell>
          <table:table-cell office:value-type="float" office:value="3.75">
            <text:p>3.75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82">
            <text:p>582</text:p>
          </table:table-cell>
          <table:table-cell office:value-type="float" office:value="0.646025">
            <text:p>0.65</text:p>
          </table:table-cell>
          <table:table-cell office:value-type="float" office:value="859">
            <text:p>859</text:p>
          </table:table-cell>
          <table:table-cell office:value-type="float" office:value="0.64359">
            <text:p>0.64</text:p>
          </table:table-cell>
          <table:table-cell office:value-type="float" office:value="2.0469">
            <text:p>2.05</text:p>
          </table:table-cell>
          <table:table-cell office:value-type="float" office:value="3.375">
            <text:p>3.3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48">
            <text:p>648</text:p>
          </table:table-cell>
          <table:table-cell office:value-type="float" office:value="0.721775">
            <text:p>0.72</text:p>
          </table:table-cell>
          <table:table-cell office:value-type="float" office:value="431">
            <text:p>431</text:p>
          </table:table-cell>
          <table:table-cell office:value-type="float" office:value="0.445489">
            <text:p>0.45</text:p>
          </table:table-cell>
          <table:table-cell office:value-type="float" office:value="1.533761">
            <text:p>1.53</text:p>
          </table:table-cell>
          <table:table-cell office:value-type="float" office:value="3.245455">
            <text:p>3.25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03">
            <text:p>603</text:p>
          </table:table-cell>
          <table:table-cell office:value-type="float" office:value="0.667784">
            <text:p>0.67</text:p>
          </table:table-cell>
          <table:table-cell office:value-type="float" office:value="692">
            <text:p>692</text:p>
          </table:table-cell>
          <table:table-cell office:value-type="float" office:value="0.186335">
            <text:p>0.19</text:p>
          </table:table-cell>
          <table:table-cell office:value-type="float" office:value="1.290651">
            <text:p>1.29</text:p>
          </table:table-cell>
          <table:table-cell office:value-type="float" office:value="2.669935">
            <text:p>2.6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25">
            <text:p>425</text:p>
          </table:table-cell>
          <table:table-cell office:value-type="float" office:value="0.502553">
            <text:p>0.5</text:p>
          </table:table-cell>
          <table:table-cell office:value-type="float" office:value="4789">
            <text:p>4789</text:p>
          </table:table-cell>
          <table:table-cell office:value-type="float" office:value="0.88254">
            <text:p>0.88</text:p>
          </table:table-cell>
          <table:table-cell office:value-type="float" office:value="2.643064">
            <text:p>2.64</text:p>
          </table:table-cell>
          <table:table-cell office:value-type="float" office:value="4.971429">
            <text:p>4.9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81">
            <text:p>581</text:p>
          </table:table-cell>
          <table:table-cell office:value-type="float" office:value="0.662765">
            <text:p>0.66</text:p>
          </table:table-cell>
          <table:table-cell office:value-type="float" office:value="916">
            <text:p>916</text:p>
          </table:table-cell>
          <table:table-cell office:value-type="float" office:value="0.388889">
            <text:p>0.39</text:p>
          </table:table-cell>
          <table:table-cell office:value-type="float" office:value="1.629706">
            <text:p>1.63</text:p>
          </table:table-cell>
          <table:table-cell office:value-type="float" office:value="3.504762">
            <text:p>3.5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80">
            <text:p>580</text:p>
          </table:table-cell>
          <table:table-cell office:value-type="float" office:value="0.627696">
            <text:p>0.63</text:p>
          </table:table-cell>
          <table:table-cell office:value-type="float" office:value="848">
            <text:p>848</text:p>
          </table:table-cell>
          <table:table-cell office:value-type="float" office:value="0.419298">
            <text:p>0.42</text:p>
          </table:table-cell>
          <table:table-cell office:value-type="float" office:value="1.616488">
            <text:p>1.62</text:p>
          </table:table-cell>
          <table:table-cell office:value-type="float" office:value="3.192857">
            <text:p>3.1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92">
            <text:p>692</text:p>
          </table:table-cell>
          <table:table-cell office:value-type="float" office:value="0.766306">
            <text:p>0.77</text:p>
          </table:table-cell>
          <table:table-cell office:value-type="float" office:value="253">
            <text:p>253</text:p>
          </table:table-cell>
          <table:table-cell office:value-type="float" office:value="0.186335">
            <text:p>0.19</text:p>
          </table:table-cell>
          <table:table-cell office:value-type="float" office:value="1.101987">
            <text:p>1.1</text:p>
          </table:table-cell>
          <table:table-cell office:value-type="float" office:value="2.538462">
            <text:p>2.54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89">
            <text:p>589</text:p>
          </table:table-cell>
          <table:table-cell office:value-type="float" office:value="0.681132">
            <text:p>0.68</text:p>
          </table:table-cell>
          <table:table-cell office:value-type="float" office:value="790">
            <text:p>790</text:p>
          </table:table-cell>
          <table:table-cell office:value-type="float" office:value="0.388889">
            <text:p>0.39</text:p>
          </table:table-cell>
          <table:table-cell office:value-type="float" office:value="1.569024">
            <text:p>1.57</text:p>
          </table:table-cell>
          <table:table-cell office:value-type="float" office:value="3.878788">
            <text:p>3.8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10">
            <text:p>610</text:p>
          </table:table-cell>
          <table:table-cell office:value-type="float" office:value="0.666632">
            <text:p>0.67</text:p>
          </table:table-cell>
          <table:table-cell office:value-type="float" office:value="628">
            <text:p>628</text:p>
          </table:table-cell>
          <table:table-cell office:value-type="float" office:value="0.24">
            <text:p>0.24</text:p>
          </table:table-cell>
          <table:table-cell office:value-type="float" office:value="1.508996">
            <text:p>1.51</text:p>
          </table:table-cell>
          <table:table-cell office:value-type="float" office:value="4.295455">
            <text:p>4.3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16">
            <text:p>616</text:p>
          </table:table-cell>
          <table:table-cell office:value-type="float" office:value="0.656952">
            <text:p>0.66</text:p>
          </table:table-cell>
          <table:table-cell office:value-type="float" office:value="606">
            <text:p>606</text:p>
          </table:table-cell>
          <table:table-cell office:value-type="float" office:value="0.445489">
            <text:p>0.45</text:p>
          </table:table-cell>
          <table:table-cell office:value-type="float" office:value="1.473194">
            <text:p>1.47</text:p>
          </table:table-cell>
          <table:table-cell office:value-type="float" office:value="3.633333">
            <text:p>3.63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92">
            <text:p>692</text:p>
          </table:table-cell>
          <table:table-cell office:value-type="float" office:value="0.77632">
            <text:p>0.78</text:p>
          </table:table-cell>
          <table:table-cell office:value-type="float" office:value="256">
            <text:p>256</text:p>
          </table:table-cell>
          <table:table-cell office:value-type="float" office:value="0.170455">
            <text:p>0.17</text:p>
          </table:table-cell>
          <table:table-cell office:value-type="float" office:value="1.05229">
            <text:p>1.05</text:p>
          </table:table-cell>
          <table:table-cell office:value-type="float" office:value="3.214286">
            <text:p>3.21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87">
            <text:p>587</text:p>
          </table:table-cell>
          <table:table-cell office:value-type="float" office:value="0.630119">
            <text:p>0.63</text:p>
          </table:table-cell>
          <table:table-cell office:value-type="float" office:value="798">
            <text:p>798</text:p>
          </table:table-cell>
          <table:table-cell office:value-type="float" office:value="0.133929">
            <text:p>0.13</text:p>
          </table:table-cell>
          <table:table-cell office:value-type="float" office:value="1.52355">
            <text:p>1.52</text:p>
          </table:table-cell>
          <table:table-cell office:value-type="float" office:value="2.695489">
            <text:p>2.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80">
            <text:p>680</text:p>
          </table:table-cell>
          <table:table-cell office:value-type="float" office:value="0.766671">
            <text:p>0.77</text:p>
          </table:table-cell>
          <table:table-cell office:value-type="float" office:value="269">
            <text:p>269</text:p>
          </table:table-cell>
          <table:table-cell office:value-type="float" office:value="0.186335">
            <text:p>0.19</text:p>
          </table:table-cell>
          <table:table-cell office:value-type="float" office:value="1.119737">
            <text:p>1.12</text:p>
          </table:table-cell>
          <table:table-cell office:value-type="float" office:value="2.795455">
            <text:p>2.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07">
            <text:p>707</text:p>
          </table:table-cell>
          <table:table-cell office:value-type="float" office:value="0.76677">
            <text:p>0.77</text:p>
          </table:table-cell>
          <table:table-cell office:value-type="float" office:value="225">
            <text:p>225</text:p>
          </table:table-cell>
          <table:table-cell office:value-type="float" office:value="0.186335">
            <text:p>0.19</text:p>
          </table:table-cell>
          <table:table-cell office:value-type="float" office:value="1.040758">
            <text:p>1.04</text:p>
          </table:table-cell>
          <table:table-cell office:value-type="float" office:value="2.538462">
            <text:p>2.54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81">
            <text:p>681</text:p>
          </table:table-cell>
          <table:table-cell office:value-type="float" office:value="0.75695">
            <text:p>0.76</text:p>
          </table:table-cell>
          <table:table-cell office:value-type="float" office:value="257">
            <text:p>257</text:p>
          </table:table-cell>
          <table:table-cell office:value-type="float" office:value="0.15873">
            <text:p>0.16</text:p>
          </table:table-cell>
          <table:table-cell office:value-type="float" office:value="1.188982">
            <text:p>1.19</text:p>
          </table:table-cell>
          <table:table-cell office:value-type="float" office:value="2.373333">
            <text:p>2.3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43">
            <text:p>643</text:p>
          </table:table-cell>
          <table:table-cell office:value-type="float" office:value="0.713846">
            <text:p>0.71</text:p>
          </table:table-cell>
          <table:table-cell office:value-type="float" office:value="449">
            <text:p>449</text:p>
          </table:table-cell>
          <table:table-cell office:value-type="float" office:value="0.445489">
            <text:p>0.45</text:p>
          </table:table-cell>
          <table:table-cell office:value-type="float" office:value="1.191078">
            <text:p>1.19</text:p>
          </table:table-cell>
          <table:table-cell office:value-type="float" office:value="2.531746">
            <text:p>2.53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04">
            <text:p>604</text:p>
          </table:table-cell>
          <table:table-cell office:value-type="float" office:value="0.694412">
            <text:p>0.69</text:p>
          </table:table-cell>
          <table:table-cell office:value-type="float" office:value="659">
            <text:p>659</text:p>
          </table:table-cell>
          <table:table-cell office:value-type="float" office:value="0.186335">
            <text:p>0.19</text:p>
          </table:table-cell>
          <table:table-cell office:value-type="float" office:value="1.466237">
            <text:p>1.47</text:p>
          </table:table-cell>
          <table:table-cell office:value-type="float" office:value="2.716667">
            <text:p>2.72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90">
            <text:p>590</text:p>
          </table:table-cell>
          <table:table-cell office:value-type="float" office:value="0.633227">
            <text:p>0.63</text:p>
          </table:table-cell>
          <table:table-cell office:value-type="float" office:value="814">
            <text:p>814</text:p>
          </table:table-cell>
          <table:table-cell office:value-type="float" office:value="0.510965">
            <text:p>0.51</text:p>
          </table:table-cell>
          <table:table-cell office:value-type="float" office:value="1.646612">
            <text:p>1.65</text:p>
          </table:table-cell>
          <table:table-cell office:value-type="float" office:value="3.192857">
            <text:p>3.1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04">
            <text:p>504</text:p>
          </table:table-cell>
          <table:table-cell office:value-type="float" office:value="0.560214">
            <text:p>0.56</text:p>
          </table:table-cell>
          <table:table-cell office:value-type="float" office:value="2161">
            <text:p>2161</text:p>
          </table:table-cell>
          <table:table-cell office:value-type="float" office:value="0.368347">
            <text:p>0.37</text:p>
          </table:table-cell>
          <table:table-cell office:value-type="float" office:value="1.810928">
            <text:p>1.81</text:p>
          </table:table-cell>
          <table:table-cell office:value-type="float" office:value="3.85">
            <text:p>3.85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85">
            <text:p>485</text:p>
          </table:table-cell>
          <table:table-cell office:value-type="float" office:value="0.593363">
            <text:p>0.59</text:p>
          </table:table-cell>
          <table:table-cell office:value-type="float" office:value="2611">
            <text:p>2611</text:p>
          </table:table-cell>
          <table:table-cell office:value-type="float" office:value="0.640909">
            <text:p>0.64</text:p>
          </table:table-cell>
          <table:table-cell office:value-type="float" office:value="1.890408">
            <text:p>1.89</text:p>
          </table:table-cell>
          <table:table-cell office:value-type="float" office:value="3.396429">
            <text:p>3.4</text:p>
          </table:table-cell>
          <table:table-cell/>
          <table:table-cell>
            <draw:frame table:end-cell-address="Sheet1_2.Q81" table:end-x="0.4921in" table:end-y="0.1138in" draw:z-index="1" draw:style-name="gr1" svg:width="7.5496in" svg:height="6.6374in" svg:x="0.0547in" svg:y="0.052in">
              <draw:object draw:notify-on-update-of-ranges="Sheet1_2.B1:Sheet1_2.B1 Sheet1_2.D2:Sheet1_2.D1001 Sheet1_2.D1:Sheet1_2.D1 Sheet1_2.B2:Sheet1_2.B100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08">
            <text:p>708</text:p>
          </table:table-cell>
          <table:table-cell office:value-type="float" office:value="0.782473">
            <text:p>0.78</text:p>
          </table:table-cell>
          <table:table-cell office:value-type="float" office:value="193">
            <text:p>193</text:p>
          </table:table-cell>
          <table:table-cell office:value-type="float" office:value="0.170455">
            <text:p>0.17</text:p>
          </table:table-cell>
          <table:table-cell office:value-type="float" office:value="1.112356">
            <text:p>1.11</text:p>
          </table:table-cell>
          <table:table-cell office:value-type="float" office:value="2.373333">
            <text:p>2.3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97">
            <text:p>597</text:p>
          </table:table-cell>
          <table:table-cell office:value-type="float" office:value="0.680018">
            <text:p>0.68</text:p>
          </table:table-cell>
          <table:table-cell office:value-type="float" office:value="727">
            <text:p>727</text:p>
          </table:table-cell>
          <table:table-cell office:value-type="float" office:value="0.15873">
            <text:p>0.16</text:p>
          </table:table-cell>
          <table:table-cell office:value-type="float" office:value="1.565785">
            <text:p>1.57</text:p>
          </table:table-cell>
          <table:table-cell office:value-type="float" office:value="2.876812">
            <text:p>2.8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64">
            <text:p>564</text:p>
          </table:table-cell>
          <table:table-cell office:value-type="float" office:value="0.614659">
            <text:p>0.61</text:p>
          </table:table-cell>
          <table:table-cell office:value-type="float" office:value="1057">
            <text:p>1057</text:p>
          </table:table-cell>
          <table:table-cell office:value-type="float" office:value="0.497619">
            <text:p>0.5</text:p>
          </table:table-cell>
          <table:table-cell office:value-type="float" office:value="1.876411">
            <text:p>1.88</text:p>
          </table:table-cell>
          <table:table-cell office:value-type="float" office:value="4.195489">
            <text:p>4.2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37">
            <text:p>537</text:p>
          </table:table-cell>
          <table:table-cell office:value-type="float" office:value="0.595269">
            <text:p>0.6</text:p>
          </table:table-cell>
          <table:table-cell office:value-type="float" office:value="1403">
            <text:p>1403</text:p>
          </table:table-cell>
          <table:table-cell office:value-type="float" office:value="0.445489">
            <text:p>0.45</text:p>
          </table:table-cell>
          <table:table-cell office:value-type="float" office:value="1.636927">
            <text:p>1.64</text:p>
          </table:table-cell>
          <table:table-cell office:value-type="float" office:value="2.657576">
            <text:p>2.66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38">
            <text:p>538</text:p>
          </table:table-cell>
          <table:table-cell office:value-type="float" office:value="0.596401">
            <text:p>0.6</text:p>
          </table:table-cell>
          <table:table-cell office:value-type="float" office:value="1343">
            <text:p>1343</text:p>
          </table:table-cell>
          <table:table-cell office:value-type="float" office:value="0.133929">
            <text:p>0.13</text:p>
          </table:table-cell>
          <table:table-cell office:value-type="float" office:value="1.694705">
            <text:p>1.69</text:p>
          </table:table-cell>
          <table:table-cell office:value-type="float" office:value="3.177632">
            <text:p>3.1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35">
            <text:p>635</text:p>
          </table:table-cell>
          <table:table-cell office:value-type="float" office:value="0.693136">
            <text:p>0.69</text:p>
          </table:table-cell>
          <table:table-cell office:value-type="float" office:value="439">
            <text:p>439</text:p>
          </table:table-cell>
          <table:table-cell office:value-type="float" office:value="0.492157">
            <text:p>0.49</text:p>
          </table:table-cell>
          <table:table-cell office:value-type="float" office:value="1.324333">
            <text:p>1.32</text:p>
          </table:table-cell>
          <table:table-cell office:value-type="float" office:value="3.375">
            <text:p>3.3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13">
            <text:p>513</text:p>
          </table:table-cell>
          <table:table-cell office:value-type="float" office:value="0.547816">
            <text:p>0.55</text:p>
          </table:table-cell>
          <table:table-cell office:value-type="float" office:value="1872">
            <text:p>1872</text:p>
          </table:table-cell>
          <table:table-cell office:value-type="float" office:value="0.383824">
            <text:p>0.38</text:p>
          </table:table-cell>
          <table:table-cell office:value-type="float" office:value="1.82162">
            <text:p>1.82</text:p>
          </table:table-cell>
          <table:table-cell office:value-type="float" office:value="3.088889">
            <text:p>3.0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03">
            <text:p>703</text:p>
          </table:table-cell>
          <table:table-cell office:value-type="float" office:value="0.793598">
            <text:p>0.79</text:p>
          </table:table-cell>
          <table:table-cell office:value-type="float" office:value="209">
            <text:p>209</text:p>
          </table:table-cell>
          <table:table-cell office:value-type="float" office:value="0.143541">
            <text:p>0.14</text:p>
          </table:table-cell>
          <table:table-cell office:value-type="float" office:value="0.985758">
            <text:p>0.99</text:p>
          </table:table-cell>
          <table:table-cell office:value-type="float" office:value="2.552632">
            <text:p>2.55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01">
            <text:p>601</text:p>
          </table:table-cell>
          <table:table-cell office:value-type="float" office:value="0.668103">
            <text:p>0.67</text:p>
          </table:table-cell>
          <table:table-cell office:value-type="float" office:value="690">
            <text:p>690</text:p>
          </table:table-cell>
          <table:table-cell office:value-type="float" office:value="0.143541">
            <text:p>0.14</text:p>
          </table:table-cell>
          <table:table-cell office:value-type="float" office:value="1.260618">
            <text:p>1.26</text:p>
          </table:table-cell>
          <table:table-cell office:value-type="float" office:value="3.375">
            <text:p>3.3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02">
            <text:p>602</text:p>
          </table:table-cell>
          <table:table-cell office:value-type="float" office:value="0.671537">
            <text:p>0.67</text:p>
          </table:table-cell>
          <table:table-cell office:value-type="float" office:value="645">
            <text:p>645</text:p>
          </table:table-cell>
          <table:table-cell office:value-type="float" office:value="0.170455">
            <text:p>0.17</text:p>
          </table:table-cell>
          <table:table-cell office:value-type="float" office:value="1.436718">
            <text:p>1.44</text:p>
          </table:table-cell>
          <table:table-cell office:value-type="float" office:value="3.375">
            <text:p>3.3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52">
            <text:p>452</text:p>
          </table:table-cell>
          <table:table-cell office:value-type="float" office:value="0.517042">
            <text:p>0.52</text:p>
          </table:table-cell>
          <table:table-cell office:value-type="float" office:value="3766">
            <text:p>3766</text:p>
          </table:table-cell>
          <table:table-cell office:value-type="float" office:value="0.891667">
            <text:p>0.89</text:p>
          </table:table-cell>
          <table:table-cell office:value-type="float" office:value="2.492184">
            <text:p>2.49</text:p>
          </table:table-cell>
          <table:table-cell office:value-type="float" office:value="4.588889">
            <text:p>4.5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18">
            <text:p>518</text:p>
          </table:table-cell>
          <table:table-cell office:value-type="float" office:value="0.560067">
            <text:p>0.56</text:p>
          </table:table-cell>
          <table:table-cell office:value-type="float" office:value="1773">
            <text:p>1773</text:p>
          </table:table-cell>
          <table:table-cell office:value-type="float" office:value="0.383824">
            <text:p>0.38</text:p>
          </table:table-cell>
          <table:table-cell office:value-type="float" office:value="1.961143">
            <text:p>1.96</text:p>
          </table:table-cell>
          <table:table-cell office:value-type="float" office:value="3.719298">
            <text:p>3.72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78">
            <text:p>478</text:p>
          </table:table-cell>
          <table:table-cell office:value-type="float" office:value="0.524039">
            <text:p>0.52</text:p>
          </table:table-cell>
          <table:table-cell office:value-type="float" office:value="2877">
            <text:p>2877</text:p>
          </table:table-cell>
          <table:table-cell office:value-type="float" office:value="0.558333">
            <text:p>0.56</text:p>
          </table:table-cell>
          <table:table-cell office:value-type="float" office:value="1.913309">
            <text:p>1.91</text:p>
          </table:table-cell>
          <table:table-cell office:value-type="float" office:value="3.791667">
            <text:p>3.7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66">
            <text:p>466</text:p>
          </table:table-cell>
          <table:table-cell office:value-type="float" office:value="0.52042">
            <text:p>0.52</text:p>
          </table:table-cell>
          <table:table-cell office:value-type="float" office:value="3220">
            <text:p>3220</text:p>
          </table:table-cell>
          <table:table-cell office:value-type="float" office:value="0.481685">
            <text:p>0.48</text:p>
          </table:table-cell>
          <table:table-cell office:value-type="float" office:value="2.558048">
            <text:p>2.56</text:p>
          </table:table-cell>
          <table:table-cell office:value-type="float" office:value="4.459524">
            <text:p>4.46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41">
            <text:p>541</text:p>
          </table:table-cell>
          <table:table-cell office:value-type="float" office:value="0.605353">
            <text:p>0.61</text:p>
          </table:table-cell>
          <table:table-cell office:value-type="float" office:value="1407">
            <text:p>1407</text:p>
          </table:table-cell>
          <table:table-cell office:value-type="float" office:value="0.492157">
            <text:p>0.49</text:p>
          </table:table-cell>
          <table:table-cell office:value-type="float" office:value="1.52383">
            <text:p>1.52</text:p>
          </table:table-cell>
          <table:table-cell office:value-type="float" office:value="3.520833">
            <text:p>3.52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48">
            <text:p>648</text:p>
          </table:table-cell>
          <table:table-cell office:value-type="float" office:value="0.724237">
            <text:p>0.72</text:p>
          </table:table-cell>
          <table:table-cell office:value-type="float" office:value="416">
            <text:p>416</text:p>
          </table:table-cell>
          <table:table-cell office:value-type="float" office:value="0.186335">
            <text:p>0.19</text:p>
          </table:table-cell>
          <table:table-cell office:value-type="float" office:value="1.185068">
            <text:p>1.19</text:p>
          </table:table-cell>
          <table:table-cell office:value-type="float" office:value="2.795455">
            <text:p>2.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46">
            <text:p>446</text:p>
          </table:table-cell>
          <table:table-cell office:value-type="float" office:value="0.505556">
            <text:p>0.51</text:p>
          </table:table-cell>
          <table:table-cell office:value-type="float" office:value="4358">
            <text:p>4358</text:p>
          </table:table-cell>
          <table:table-cell office:value-type="float" office:value="0.9375">
            <text:p>0.94</text:p>
          </table:table-cell>
          <table:table-cell office:value-type="float" office:value="2.196805">
            <text:p>2.2</text:p>
          </table:table-cell>
          <table:table-cell office:value-type="float" office:value="4.479167">
            <text:p>4.4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35">
            <text:p>535</text:p>
          </table:table-cell>
          <table:table-cell office:value-type="float" office:value="0.584662">
            <text:p>0.58</text:p>
          </table:table-cell>
          <table:table-cell office:value-type="float" office:value="1454">
            <text:p>1454</text:p>
          </table:table-cell>
          <table:table-cell office:value-type="float" office:value="0.383824">
            <text:p>0.38</text:p>
          </table:table-cell>
          <table:table-cell office:value-type="float" office:value="1.93474">
            <text:p>1.93</text:p>
          </table:table-cell>
          <table:table-cell office:value-type="float" office:value="4.153846">
            <text:p>4.15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55">
            <text:p>555</text:p>
          </table:table-cell>
          <table:table-cell office:value-type="float" office:value="0.635243">
            <text:p>0.64</text:p>
          </table:table-cell>
          <table:table-cell office:value-type="float" office:value="1145">
            <text:p>1145</text:p>
          </table:table-cell>
          <table:table-cell office:value-type="float" office:value="0.373611">
            <text:p>0.37</text:p>
          </table:table-cell>
          <table:table-cell office:value-type="float" office:value="1.491489">
            <text:p>1.49</text:p>
          </table:table-cell>
          <table:table-cell office:value-type="float" office:value="2.802632">
            <text:p>2.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90">
            <text:p>590</text:p>
          </table:table-cell>
          <table:table-cell office:value-type="float" office:value="0.655711">
            <text:p>0.66</text:p>
          </table:table-cell>
          <table:table-cell office:value-type="float" office:value="799">
            <text:p>799</text:p>
          </table:table-cell>
          <table:table-cell office:value-type="float" office:value="0.466667">
            <text:p>0.47</text:p>
          </table:table-cell>
          <table:table-cell office:value-type="float" office:value="1.434146">
            <text:p>1.43</text:p>
          </table:table-cell>
          <table:table-cell office:value-type="float" office:value="3.158824">
            <text:p>3.16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00">
            <text:p>500</text:p>
          </table:table-cell>
          <table:table-cell office:value-type="float" office:value="0.542292">
            <text:p>0.54</text:p>
          </table:table-cell>
          <table:table-cell office:value-type="float" office:value="2277">
            <text:p>2277</text:p>
          </table:table-cell>
          <table:table-cell office:value-type="float" office:value="0.143541">
            <text:p>0.14</text:p>
          </table:table-cell>
          <table:table-cell office:value-type="float" office:value="1.857629">
            <text:p>1.86</text:p>
          </table:table-cell>
          <table:table-cell office:value-type="float" office:value="3.771429">
            <text:p>3.7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68">
            <text:p>668</text:p>
          </table:table-cell>
          <table:table-cell office:value-type="float" office:value="0.745248">
            <text:p>0.75</text:p>
          </table:table-cell>
          <table:table-cell office:value-type="float" office:value="325">
            <text:p>325</text:p>
          </table:table-cell>
          <table:table-cell office:value-type="float" office:value="0.170455">
            <text:p>0.17</text:p>
          </table:table-cell>
          <table:table-cell office:value-type="float" office:value="1.145797">
            <text:p>1.15</text:p>
          </table:table-cell>
          <table:table-cell office:value-type="float" office:value="3.245455">
            <text:p>3.25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80">
            <text:p>680</text:p>
          </table:table-cell>
          <table:table-cell office:value-type="float" office:value="0.759238">
            <text:p>0.76</text:p>
          </table:table-cell>
          <table:table-cell office:value-type="float" office:value="280">
            <text:p>280</text:p>
          </table:table-cell>
          <table:table-cell office:value-type="float" office:value="0.170455">
            <text:p>0.17</text:p>
          </table:table-cell>
          <table:table-cell office:value-type="float" office:value="1.250173">
            <text:p>1.25</text:p>
          </table:table-cell>
          <table:table-cell office:value-type="float" office:value="2.373333">
            <text:p>2.3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42">
            <text:p>642</text:p>
          </table:table-cell>
          <table:table-cell office:value-type="float" office:value="0.735508">
            <text:p>0.74</text:p>
          </table:table-cell>
          <table:table-cell office:value-type="float" office:value="430">
            <text:p>430</text:p>
          </table:table-cell>
          <table:table-cell office:value-type="float" office:value="0.15">
            <text:p>0.15</text:p>
          </table:table-cell>
          <table:table-cell office:value-type="float" office:value="1.141016">
            <text:p>1.14</text:p>
          </table:table-cell>
          <table:table-cell office:value-type="float" office:value="3.041667">
            <text:p>3.04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05">
            <text:p>605</text:p>
          </table:table-cell>
          <table:table-cell office:value-type="float" office:value="0.66257">
            <text:p>0.66</text:p>
          </table:table-cell>
          <table:table-cell office:value-type="float" office:value="694">
            <text:p>694</text:p>
          </table:table-cell>
          <table:table-cell office:value-type="float" office:value="0.288462">
            <text:p>0.29</text:p>
          </table:table-cell>
          <table:table-cell office:value-type="float" office:value="1.42745">
            <text:p>1.43</text:p>
          </table:table-cell>
          <table:table-cell office:value-type="float" office:value="3.245455">
            <text:p>3.25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76">
            <text:p>676</text:p>
          </table:table-cell>
          <table:table-cell office:value-type="float" office:value="0.7612">
            <text:p>0.76</text:p>
          </table:table-cell>
          <table:table-cell office:value-type="float" office:value="299">
            <text:p>299</text:p>
          </table:table-cell>
          <table:table-cell office:value-type="float" office:value="0.186335">
            <text:p>0.19</text:p>
          </table:table-cell>
          <table:table-cell office:value-type="float" office:value="1.158042">
            <text:p>1.16</text:p>
          </table:table-cell>
          <table:table-cell office:value-type="float" office:value="2.695489">
            <text:p>2.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38">
            <text:p>538</text:p>
          </table:table-cell>
          <table:table-cell office:value-type="float" office:value="0.601057">
            <text:p>0.6</text:p>
          </table:table-cell>
          <table:table-cell office:value-type="float" office:value="1359">
            <text:p>1359</text:p>
          </table:table-cell>
          <table:table-cell office:value-type="float" office:value="0.690476">
            <text:p>0.69</text:p>
          </table:table-cell>
          <table:table-cell office:value-type="float" office:value="2.017815">
            <text:p>2.02</text:p>
          </table:table-cell>
          <table:table-cell office:value-type="float" office:value="4.195489">
            <text:p>4.2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81">
            <text:p>481</text:p>
          </table:table-cell>
          <table:table-cell office:value-type="float" office:value="0.523077">
            <text:p>0.52</text:p>
          </table:table-cell>
          <table:table-cell office:value-type="float" office:value="2791">
            <text:p>2791</text:p>
          </table:table-cell>
          <table:table-cell office:value-type="float" office:value="0.709524">
            <text:p>0.71</text:p>
          </table:table-cell>
          <table:table-cell office:value-type="float" office:value="2.311232">
            <text:p>2.31</text:p>
          </table:table-cell>
          <table:table-cell office:value-type="float" office:value="4.092157">
            <text:p>4.0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22">
            <text:p>522</text:p>
          </table:table-cell>
          <table:table-cell office:value-type="float" office:value="0.606981">
            <text:p>0.61</text:p>
          </table:table-cell>
          <table:table-cell office:value-type="float" office:value="1786">
            <text:p>1786</text:p>
          </table:table-cell>
          <table:table-cell office:value-type="float" office:value="0.547619">
            <text:p>0.55</text:p>
          </table:table-cell>
          <table:table-cell office:value-type="float" office:value="1.813914">
            <text:p>1.81</text:p>
          </table:table-cell>
          <table:table-cell office:value-type="float" office:value="3.177632">
            <text:p>3.1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61">
            <text:p>661</text:p>
          </table:table-cell>
          <table:table-cell office:value-type="float" office:value="0.733543">
            <text:p>0.73</text:p>
          </table:table-cell>
          <table:table-cell office:value-type="float" office:value="374">
            <text:p>374</text:p>
          </table:table-cell>
          <table:table-cell office:value-type="float" office:value="0.15873">
            <text:p>0.16</text:p>
          </table:table-cell>
          <table:table-cell office:value-type="float" office:value="1.317749">
            <text:p>1.32</text:p>
          </table:table-cell>
          <table:table-cell office:value-type="float" office:value="3.797619">
            <text:p>3.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88">
            <text:p>488</text:p>
          </table:table-cell>
          <table:table-cell office:value-type="float" office:value="0.545799">
            <text:p>0.55</text:p>
          </table:table-cell>
          <table:table-cell office:value-type="float" office:value="2487">
            <text:p>2487</text:p>
          </table:table-cell>
          <table:table-cell office:value-type="float" office:value="0.338095">
            <text:p>0.34</text:p>
          </table:table-cell>
          <table:table-cell office:value-type="float" office:value="2.090643">
            <text:p>2.09</text:p>
          </table:table-cell>
          <table:table-cell office:value-type="float" office:value="4.515873">
            <text:p>4.52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76">
            <text:p>576</text:p>
          </table:table-cell>
          <table:table-cell office:value-type="float" office:value="0.649181">
            <text:p>0.65</text:p>
          </table:table-cell>
          <table:table-cell office:value-type="float" office:value="880">
            <text:p>880</text:p>
          </table:table-cell>
          <table:table-cell office:value-type="float" office:value="0.419298">
            <text:p>0.42</text:p>
          </table:table-cell>
          <table:table-cell office:value-type="float" office:value="1.612145">
            <text:p>1.61</text:p>
          </table:table-cell>
          <table:table-cell office:value-type="float" office:value="3.75">
            <text:p>3.75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04">
            <text:p>604</text:p>
          </table:table-cell>
          <table:table-cell office:value-type="float" office:value="0.65309">
            <text:p>0.65</text:p>
          </table:table-cell>
          <table:table-cell office:value-type="float" office:value="709">
            <text:p>709</text:p>
          </table:table-cell>
          <table:table-cell office:value-type="float" office:value="0.354167">
            <text:p>0.35</text:p>
          </table:table-cell>
          <table:table-cell office:value-type="float" office:value="1.6341">
            <text:p>1.63</text:p>
          </table:table-cell>
          <table:table-cell office:value-type="float" office:value="3.166667">
            <text:p>3.1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51">
            <text:p>551</text:p>
          </table:table-cell>
          <table:table-cell office:value-type="float" office:value="0.596294">
            <text:p>0.6</text:p>
          </table:table-cell>
          <table:table-cell office:value-type="float" office:value="1174">
            <text:p>1174</text:p>
          </table:table-cell>
          <table:table-cell office:value-type="float" office:value="0.170455">
            <text:p>0.17</text:p>
          </table:table-cell>
          <table:table-cell office:value-type="float" office:value="1.623292">
            <text:p>1.62</text:p>
          </table:table-cell>
          <table:table-cell office:value-type="float" office:value="3.214286">
            <text:p>3.21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64">
            <text:p>464</text:p>
          </table:table-cell>
          <table:table-cell office:value-type="float" office:value="0.511425">
            <text:p>0.51</text:p>
          </table:table-cell>
          <table:table-cell office:value-type="float" office:value="3464">
            <text:p>3464</text:p>
          </table:table-cell>
          <table:table-cell office:value-type="float" office:value="0.5">
            <text:p>0.5</text:p>
          </table:table-cell>
          <table:table-cell office:value-type="float" office:value="2.297101">
            <text:p>2.3</text:p>
          </table:table-cell>
          <table:table-cell office:value-type="float" office:value="5.222222">
            <text:p>5.22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09">
            <text:p>609</text:p>
          </table:table-cell>
          <table:table-cell office:value-type="float" office:value="0.672946">
            <text:p>0.67</text:p>
          </table:table-cell>
          <table:table-cell office:value-type="float" office:value="613">
            <text:p>613</text:p>
          </table:table-cell>
          <table:table-cell office:value-type="float" office:value="0.186335">
            <text:p>0.19</text:p>
          </table:table-cell>
          <table:table-cell office:value-type="float" office:value="1.394003">
            <text:p>1.39</text:p>
          </table:table-cell>
          <table:table-cell office:value-type="float" office:value="3.698413">
            <text:p>3.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72">
            <text:p>672</text:p>
          </table:table-cell>
          <table:table-cell office:value-type="float" office:value="0.760249">
            <text:p>0.76</text:p>
          </table:table-cell>
          <table:table-cell office:value-type="float" office:value="318">
            <text:p>318</text:p>
          </table:table-cell>
          <table:table-cell office:value-type="float" office:value="0.170455">
            <text:p>0.17</text:p>
          </table:table-cell>
          <table:table-cell office:value-type="float" office:value="1.138217">
            <text:p>1.14</text:p>
          </table:table-cell>
          <table:table-cell office:value-type="float" office:value="2.373333">
            <text:p>2.3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50">
            <text:p>450</text:p>
          </table:table-cell>
          <table:table-cell office:value-type="float" office:value="0.502202">
            <text:p>0.5</text:p>
          </table:table-cell>
          <table:table-cell office:value-type="float" office:value="4509">
            <text:p>4509</text:p>
          </table:table-cell>
          <table:table-cell office:value-type="float" office:value="0.625">
            <text:p>0.63</text:p>
          </table:table-cell>
          <table:table-cell office:value-type="float" office:value="2.082387">
            <text:p>2.08</text:p>
          </table:table-cell>
          <table:table-cell office:value-type="float" office:value="4.886447">
            <text:p>4.8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11">
            <text:p>611</text:p>
          </table:table-cell>
          <table:table-cell office:value-type="float" office:value="0.677085">
            <text:p>0.68</text:p>
          </table:table-cell>
          <table:table-cell office:value-type="float" office:value="651">
            <text:p>651</text:p>
          </table:table-cell>
          <table:table-cell office:value-type="float" office:value="0.466667">
            <text:p>0.47</text:p>
          </table:table-cell>
          <table:table-cell office:value-type="float" office:value="1.55169">
            <text:p>1.55</text:p>
          </table:table-cell>
          <table:table-cell office:value-type="float" office:value="3.878788">
            <text:p>3.8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70">
            <text:p>570</text:p>
          </table:table-cell>
          <table:table-cell office:value-type="float" office:value="0.633873">
            <text:p>0.63</text:p>
          </table:table-cell>
          <table:table-cell office:value-type="float" office:value="1062">
            <text:p>1062</text:p>
          </table:table-cell>
          <table:table-cell office:value-type="float" office:value="0.208333">
            <text:p>0.21</text:p>
          </table:table-cell>
          <table:table-cell office:value-type="float" office:value="1.704185">
            <text:p>1.7</text:p>
          </table:table-cell>
          <table:table-cell office:value-type="float" office:value="3.158824">
            <text:p>3.16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31">
            <text:p>431</text:p>
          </table:table-cell>
          <table:table-cell office:value-type="float" office:value="0.503964">
            <text:p>0.5</text:p>
          </table:table-cell>
          <table:table-cell office:value-type="float" office:value="5550">
            <text:p>5550</text:p>
          </table:table-cell>
          <table:table-cell office:value-type="float" office:value="0.608766">
            <text:p>0.61</text:p>
          </table:table-cell>
          <table:table-cell office:value-type="float" office:value="2.317733">
            <text:p>2.32</text:p>
          </table:table-cell>
          <table:table-cell office:value-type="float" office:value="4.714286">
            <text:p>4.71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77">
            <text:p>477</text:p>
          </table:table-cell>
          <table:table-cell office:value-type="float" office:value="0.568202">
            <text:p>0.57</text:p>
          </table:table-cell>
          <table:table-cell office:value-type="float" office:value="2967">
            <text:p>2967</text:p>
          </table:table-cell>
          <table:table-cell office:value-type="float" office:value="0.690476">
            <text:p>0.69</text:p>
          </table:table-cell>
          <table:table-cell office:value-type="float" office:value="2.068006">
            <text:p>2.07</text:p>
          </table:table-cell>
          <table:table-cell office:value-type="float" office:value="4.446429">
            <text:p>4.45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26">
            <text:p>626</text:p>
          </table:table-cell>
          <table:table-cell office:value-type="float" office:value="0.696476">
            <text:p>0.7</text:p>
          </table:table-cell>
          <table:table-cell office:value-type="float" office:value="512">
            <text:p>512</text:p>
          </table:table-cell>
          <table:table-cell office:value-type="float" office:value="0.186335">
            <text:p>0.19</text:p>
          </table:table-cell>
          <table:table-cell office:value-type="float" office:value="1.276916">
            <text:p>1.28</text:p>
          </table:table-cell>
          <table:table-cell office:value-type="float" office:value="2.212121">
            <text:p>2.21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59">
            <text:p>459</text:p>
          </table:table-cell>
          <table:table-cell office:value-type="float" office:value="0.506483">
            <text:p>0.51</text:p>
          </table:table-cell>
          <table:table-cell office:value-type="float" office:value="3636">
            <text:p>3636</text:p>
          </table:table-cell>
          <table:table-cell office:value-type="float" office:value="0.712121">
            <text:p>0.71</text:p>
          </table:table-cell>
          <table:table-cell office:value-type="float" office:value="2.370188">
            <text:p>2.37</text:p>
          </table:table-cell>
          <table:table-cell office:value-type="float" office:value="4.191667">
            <text:p>4.1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18">
            <text:p>518</text:p>
          </table:table-cell>
          <table:table-cell office:value-type="float" office:value="0.589084">
            <text:p>0.59</text:p>
          </table:table-cell>
          <table:table-cell office:value-type="float" office:value="1792">
            <text:p>1792</text:p>
          </table:table-cell>
          <table:table-cell office:value-type="float" office:value="0.492157">
            <text:p>0.49</text:p>
          </table:table-cell>
          <table:table-cell office:value-type="float" office:value="1.80085">
            <text:p>1.8</text:p>
          </table:table-cell>
          <table:table-cell office:value-type="float" office:value="3.03869">
            <text:p>3.04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00">
            <text:p>600</text:p>
          </table:table-cell>
          <table:table-cell office:value-type="float" office:value="0.677013">
            <text:p>0.68</text:p>
          </table:table-cell>
          <table:table-cell office:value-type="float" office:value="669">
            <text:p>669</text:p>
          </table:table-cell>
          <table:table-cell office:value-type="float" office:value="0.135747">
            <text:p>0.14</text:p>
          </table:table-cell>
          <table:table-cell office:value-type="float" office:value="1.381464">
            <text:p>1.38</text:p>
          </table:table-cell>
          <table:table-cell office:value-type="float" office:value="3.54">
            <text:p>3.54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28">
            <text:p>628</text:p>
          </table:table-cell>
          <table:table-cell office:value-type="float" office:value="0.686424">
            <text:p>0.69</text:p>
          </table:table-cell>
          <table:table-cell office:value-type="float" office:value="524">
            <text:p>524</text:p>
          </table:table-cell>
          <table:table-cell office:value-type="float" office:value="0.186335">
            <text:p>0.19</text:p>
          </table:table-cell>
          <table:table-cell office:value-type="float" office:value="1.324018">
            <text:p>1.32</text:p>
          </table:table-cell>
          <table:table-cell office:value-type="float" office:value="3.214286">
            <text:p>3.21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71">
            <text:p>471</text:p>
          </table:table-cell>
          <table:table-cell office:value-type="float" office:value="0.526448">
            <text:p>0.53</text:p>
          </table:table-cell>
          <table:table-cell office:value-type="float" office:value="3167">
            <text:p>3167</text:p>
          </table:table-cell>
          <table:table-cell office:value-type="float" office:value="0.45">
            <text:p>0.45</text:p>
          </table:table-cell>
          <table:table-cell office:value-type="float" office:value="1.927391">
            <text:p>1.93</text:p>
          </table:table-cell>
          <table:table-cell office:value-type="float" office:value="3.505556">
            <text:p>3.51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42">
            <text:p>642</text:p>
          </table:table-cell>
          <table:table-cell office:value-type="float" office:value="0.710272">
            <text:p>0.71</text:p>
          </table:table-cell>
          <table:table-cell office:value-type="float" office:value="437">
            <text:p>437</text:p>
          </table:table-cell>
          <table:table-cell office:value-type="float" office:value="0.143541">
            <text:p>0.14</text:p>
          </table:table-cell>
          <table:table-cell office:value-type="float" office:value="1.074692">
            <text:p>1.07</text:p>
          </table:table-cell>
          <table:table-cell office:value-type="float" office:value="2.712121">
            <text:p>2.71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23">
            <text:p>723</text:p>
          </table:table-cell>
          <table:table-cell office:value-type="float" office:value="0.797299">
            <text:p>0.8</text:p>
          </table:table-cell>
          <table:table-cell office:value-type="float" office:value="168">
            <text:p>168</text:p>
          </table:table-cell>
          <table:table-cell office:value-type="float" office:value="0.170455">
            <text:p>0.17</text:p>
          </table:table-cell>
          <table:table-cell office:value-type="float" office:value="1.088227">
            <text:p>1.09</text:p>
          </table:table-cell>
          <table:table-cell office:value-type="float" office:value="2.795455">
            <text:p>2.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86">
            <text:p>486</text:p>
          </table:table-cell>
          <table:table-cell office:value-type="float" office:value="0.552272">
            <text:p>0.55</text:p>
          </table:table-cell>
          <table:table-cell office:value-type="float" office:value="2591">
            <text:p>2591</text:p>
          </table:table-cell>
          <table:table-cell office:value-type="float" office:value="0.64359">
            <text:p>0.64</text:p>
          </table:table-cell>
          <table:table-cell office:value-type="float" office:value="2.075242">
            <text:p>2.08</text:p>
          </table:table-cell>
          <table:table-cell office:value-type="float" office:value="3.803114">
            <text:p>3.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41">
            <text:p>641</text:p>
          </table:table-cell>
          <table:table-cell office:value-type="float" office:value="0.702717">
            <text:p>0.7</text:p>
          </table:table-cell>
          <table:table-cell office:value-type="float" office:value="456">
            <text:p>456</text:p>
          </table:table-cell>
          <table:table-cell office:value-type="float" office:value="0.45">
            <text:p>0.45</text:p>
          </table:table-cell>
          <table:table-cell office:value-type="float" office:value="1.332849">
            <text:p>1.33</text:p>
          </table:table-cell>
          <table:table-cell office:value-type="float" office:value="2.695489">
            <text:p>2.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81">
            <text:p>581</text:p>
          </table:table-cell>
          <table:table-cell office:value-type="float" office:value="0.666811">
            <text:p>0.67</text:p>
          </table:table-cell>
          <table:table-cell office:value-type="float" office:value="822">
            <text:p>822</text:p>
          </table:table-cell>
          <table:table-cell office:value-type="float" office:value="0.52619">
            <text:p>0.53</text:p>
          </table:table-cell>
          <table:table-cell office:value-type="float" office:value="1.692163">
            <text:p>1.69</text:p>
          </table:table-cell>
          <table:table-cell office:value-type="float" office:value="4.195489">
            <text:p>4.2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05">
            <text:p>705</text:p>
          </table:table-cell>
          <table:table-cell office:value-type="float" office:value="0.785059">
            <text:p>0.79</text:p>
          </table:table-cell>
          <table:table-cell office:value-type="float" office:value="222">
            <text:p>222</text:p>
          </table:table-cell>
          <table:table-cell office:value-type="float" office:value="0.208333">
            <text:p>0.21</text:p>
          </table:table-cell>
          <table:table-cell office:value-type="float" office:value="1.05548">
            <text:p>1.06</text:p>
          </table:table-cell>
          <table:table-cell office:value-type="float" office:value="2.373333">
            <text:p>2.3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34">
            <text:p>634</text:p>
          </table:table-cell>
          <table:table-cell office:value-type="float" office:value="0.692415">
            <text:p>0.69</text:p>
          </table:table-cell>
          <table:table-cell office:value-type="float" office:value="476">
            <text:p>476</text:p>
          </table:table-cell>
          <table:table-cell office:value-type="float" office:value="0.170455">
            <text:p>0.17</text:p>
          </table:table-cell>
          <table:table-cell office:value-type="float" office:value="1.383463">
            <text:p>1.38</text:p>
          </table:table-cell>
          <table:table-cell office:value-type="float" office:value="2.583333">
            <text:p>2.5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88">
            <text:p>688</text:p>
          </table:table-cell>
          <table:table-cell office:value-type="float" office:value="0.760091">
            <text:p>0.76</text:p>
          </table:table-cell>
          <table:table-cell office:value-type="float" office:value="268">
            <text:p>268</text:p>
          </table:table-cell>
          <table:table-cell office:value-type="float" office:value="0.24">
            <text:p>0.24</text:p>
          </table:table-cell>
          <table:table-cell office:value-type="float" office:value="1.248122">
            <text:p>1.25</text:p>
          </table:table-cell>
          <table:table-cell office:value-type="float" office:value="2.552632">
            <text:p>2.55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98">
            <text:p>498</text:p>
          </table:table-cell>
          <table:table-cell office:value-type="float" office:value="0.536719">
            <text:p>0.54</text:p>
          </table:table-cell>
          <table:table-cell office:value-type="float" office:value="2315">
            <text:p>2315</text:p>
          </table:table-cell>
          <table:table-cell office:value-type="float" office:value="0.3171">
            <text:p>0.32</text:p>
          </table:table-cell>
          <table:table-cell office:value-type="float" office:value="2.128034">
            <text:p>2.13</text:p>
          </table:table-cell>
          <table:table-cell office:value-type="float" office:value="3.585965">
            <text:p>3.5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04">
            <text:p>604</text:p>
          </table:table-cell>
          <table:table-cell office:value-type="float" office:value="0.663589">
            <text:p>0.66</text:p>
          </table:table-cell>
          <table:table-cell office:value-type="float" office:value="670">
            <text:p>670</text:p>
          </table:table-cell>
          <table:table-cell office:value-type="float" office:value="0.186335">
            <text:p>0.19</text:p>
          </table:table-cell>
          <table:table-cell office:value-type="float" office:value="1.496946">
            <text:p>1.5</text:p>
          </table:table-cell>
          <table:table-cell office:value-type="float" office:value="2.552632">
            <text:p>2.55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57">
            <text:p>657</text:p>
          </table:table-cell>
          <table:table-cell office:value-type="float" office:value="0.714459">
            <text:p>0.71</text:p>
          </table:table-cell>
          <table:table-cell office:value-type="float" office:value="361">
            <text:p>361</text:p>
          </table:table-cell>
          <table:table-cell office:value-type="float" office:value="0.24">
            <text:p>0.24</text:p>
          </table:table-cell>
          <table:table-cell office:value-type="float" office:value="1.398205">
            <text:p>1.4</text:p>
          </table:table-cell>
          <table:table-cell office:value-type="float" office:value="3.192857">
            <text:p>3.1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31">
            <text:p>531</text:p>
          </table:table-cell>
          <table:table-cell office:value-type="float" office:value="0.571081">
            <text:p>0.57</text:p>
          </table:table-cell>
          <table:table-cell office:value-type="float" office:value="1568">
            <text:p>1568</text:p>
          </table:table-cell>
          <table:table-cell office:value-type="float" office:value="0.15873">
            <text:p>0.16</text:p>
          </table:table-cell>
          <table:table-cell office:value-type="float" office:value="1.779961">
            <text:p>1.78</text:p>
          </table:table-cell>
          <table:table-cell office:value-type="float" office:value="3.47549">
            <text:p>3.4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01">
            <text:p>601</text:p>
          </table:table-cell>
          <table:table-cell office:value-type="float" office:value="0.672496">
            <text:p>0.67</text:p>
          </table:table-cell>
          <table:table-cell office:value-type="float" office:value="694">
            <text:p>694</text:p>
          </table:table-cell>
          <table:table-cell office:value-type="float" office:value="0.186335">
            <text:p>0.19</text:p>
          </table:table-cell>
          <table:table-cell office:value-type="float" office:value="1.517375">
            <text:p>1.52</text:p>
          </table:table-cell>
          <table:table-cell office:value-type="float" office:value="2.712121">
            <text:p>2.71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89">
            <text:p>689</text:p>
          </table:table-cell>
          <table:table-cell office:value-type="float" office:value="0.748419">
            <text:p>0.75</text:p>
          </table:table-cell>
          <table:table-cell office:value-type="float" office:value="228">
            <text:p>228</text:p>
          </table:table-cell>
          <table:table-cell office:value-type="float" office:value="0.15873">
            <text:p>0.16</text:p>
          </table:table-cell>
          <table:table-cell office:value-type="float" office:value="0.904775">
            <text:p>0.9</text:p>
          </table:table-cell>
          <table:table-cell office:value-type="float" office:value="3.293478">
            <text:p>3.2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14">
            <text:p>714</text:p>
          </table:table-cell>
          <table:table-cell office:value-type="float" office:value="0.795012">
            <text:p>0.8</text:p>
          </table:table-cell>
          <table:table-cell office:value-type="float" office:value="191">
            <text:p>191</text:p>
          </table:table-cell>
          <table:table-cell office:value-type="float" office:value="0.170455">
            <text:p>0.17</text:p>
          </table:table-cell>
          <table:table-cell office:value-type="float" office:value="0.997743">
            <text:p>1</text:p>
          </table:table-cell>
          <table:table-cell office:value-type="float" office:value="2.243478">
            <text:p>2.24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54">
            <text:p>554</text:p>
          </table:table-cell>
          <table:table-cell office:value-type="float" office:value="0.634582">
            <text:p>0.63</text:p>
          </table:table-cell>
          <table:table-cell office:value-type="float" office:value="1152">
            <text:p>1152</text:p>
          </table:table-cell>
          <table:table-cell office:value-type="float" office:value="0.419298">
            <text:p>0.42</text:p>
          </table:table-cell>
          <table:table-cell office:value-type="float" office:value="1.7301">
            <text:p>1.73</text:p>
          </table:table-cell>
          <table:table-cell office:value-type="float" office:value="3.75">
            <text:p>3.75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19">
            <text:p>719</text:p>
          </table:table-cell>
          <table:table-cell office:value-type="float" office:value="0.797519">
            <text:p>0.8</text:p>
          </table:table-cell>
          <table:table-cell office:value-type="float" office:value="191">
            <text:p>191</text:p>
          </table:table-cell>
          <table:table-cell office:value-type="float" office:value="0.170455">
            <text:p>0.17</text:p>
          </table:table-cell>
          <table:table-cell office:value-type="float" office:value="1.196743">
            <text:p>1.2</text:p>
          </table:table-cell>
          <table:table-cell office:value-type="float" office:value="2.538462">
            <text:p>2.54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82">
            <text:p>682</text:p>
          </table:table-cell>
          <table:table-cell office:value-type="float" office:value="0.787028">
            <text:p>0.79</text:p>
          </table:table-cell>
          <table:table-cell office:value-type="float" office:value="274">
            <text:p>274</text:p>
          </table:table-cell>
          <table:table-cell office:value-type="float" office:value="0.170455">
            <text:p>0.17</text:p>
          </table:table-cell>
          <table:table-cell office:value-type="float" office:value="0.991365">
            <text:p>0.99</text:p>
          </table:table-cell>
          <table:table-cell office:value-type="float" office:value="2.373333">
            <text:p>2.3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93">
            <text:p>593</text:p>
          </table:table-cell>
          <table:table-cell office:value-type="float" office:value="0.623959">
            <text:p>0.62</text:p>
          </table:table-cell>
          <table:table-cell office:value-type="float" office:value="784">
            <text:p>784</text:p>
          </table:table-cell>
          <table:table-cell office:value-type="float" office:value="0.208333">
            <text:p>0.21</text:p>
          </table:table-cell>
          <table:table-cell office:value-type="float" office:value="1.664859">
            <text:p>1.66</text:p>
          </table:table-cell>
          <table:table-cell office:value-type="float" office:value="3.245455">
            <text:p>3.25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10">
            <text:p>510</text:p>
          </table:table-cell>
          <table:table-cell office:value-type="float" office:value="0.542056">
            <text:p>0.54</text:p>
          </table:table-cell>
          <table:table-cell office:value-type="float" office:value="1850">
            <text:p>1850</text:p>
          </table:table-cell>
          <table:table-cell office:value-type="float" office:value="0.348214">
            <text:p>0.35</text:p>
          </table:table-cell>
          <table:table-cell office:value-type="float" office:value="1.812872">
            <text:p>1.81</text:p>
          </table:table-cell>
          <table:table-cell office:value-type="float" office:value="3.585965">
            <text:p>3.5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68">
            <text:p>568</text:p>
          </table:table-cell>
          <table:table-cell office:value-type="float" office:value="0.658161">
            <text:p>0.66</text:p>
          </table:table-cell>
          <table:table-cell office:value-type="float" office:value="1045">
            <text:p>1045</text:p>
          </table:table-cell>
          <table:table-cell office:value-type="float" office:value="0.383824">
            <text:p>0.38</text:p>
          </table:table-cell>
          <table:table-cell office:value-type="float" office:value="1.494822">
            <text:p>1.49</text:p>
          </table:table-cell>
          <table:table-cell office:value-type="float" office:value="3.245455">
            <text:p>3.25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59">
            <text:p>559</text:p>
          </table:table-cell>
          <table:table-cell office:value-type="float" office:value="0.620939">
            <text:p>0.62</text:p>
          </table:table-cell>
          <table:table-cell office:value-type="float" office:value="1189">
            <text:p>1189</text:p>
          </table:table-cell>
          <table:table-cell office:value-type="float" office:value="0.419935">
            <text:p>0.42</text:p>
          </table:table-cell>
          <table:table-cell office:value-type="float" office:value="1.856923">
            <text:p>1.86</text:p>
          </table:table-cell>
          <table:table-cell office:value-type="float" office:value="4.195489">
            <text:p>4.2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39">
            <text:p>639</text:p>
          </table:table-cell>
          <table:table-cell office:value-type="float" office:value="0.692384">
            <text:p>0.69</text:p>
          </table:table-cell>
          <table:table-cell office:value-type="float" office:value="447">
            <text:p>447</text:p>
          </table:table-cell>
          <table:table-cell office:value-type="float" office:value="0.170455">
            <text:p>0.17</text:p>
          </table:table-cell>
          <table:table-cell office:value-type="float" office:value="1.620294">
            <text:p>1.62</text:p>
          </table:table-cell>
          <table:table-cell office:value-type="float" office:value="3.293478">
            <text:p>3.2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95">
            <text:p>495</text:p>
          </table:table-cell>
          <table:table-cell office:value-type="float" office:value="0.53932">
            <text:p>0.54</text:p>
          </table:table-cell>
          <table:table-cell office:value-type="float" office:value="2337">
            <text:p>2337</text:p>
          </table:table-cell>
          <table:table-cell office:value-type="float" office:value="0.4125">
            <text:p>0.41</text:p>
          </table:table-cell>
          <table:table-cell office:value-type="float" office:value="1.730555">
            <text:p>1.73</text:p>
          </table:table-cell>
          <table:table-cell office:value-type="float" office:value="3.458824">
            <text:p>3.46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30">
            <text:p>430</text:p>
          </table:table-cell>
          <table:table-cell office:value-type="float" office:value="0.522181">
            <text:p>0.52</text:p>
          </table:table-cell>
          <table:table-cell office:value-type="float" office:value="4912">
            <text:p>4912</text:p>
          </table:table-cell>
          <table:table-cell office:value-type="float" office:value="0.729762">
            <text:p>0.73</text:p>
          </table:table-cell>
          <table:table-cell office:value-type="float" office:value="2.229197">
            <text:p>2.23</text:p>
          </table:table-cell>
          <table:table-cell office:value-type="float" office:value="4.176923">
            <text:p>4.1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62">
            <text:p>562</text:p>
          </table:table-cell>
          <table:table-cell office:value-type="float" office:value="0.649961">
            <text:p>0.65</text:p>
          </table:table-cell>
          <table:table-cell office:value-type="float" office:value="1053">
            <text:p>1053</text:p>
          </table:table-cell>
          <table:table-cell office:value-type="float" office:value="0.430556">
            <text:p>0.43</text:p>
          </table:table-cell>
          <table:table-cell office:value-type="float" office:value="1.61546">
            <text:p>1.62</text:p>
          </table:table-cell>
          <table:table-cell office:value-type="float" office:value="3.388034">
            <text:p>3.3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44">
            <text:p>644</text:p>
          </table:table-cell>
          <table:table-cell office:value-type="float" office:value="0.710904">
            <text:p>0.71</text:p>
          </table:table-cell>
          <table:table-cell office:value-type="float" office:value="408">
            <text:p>408</text:p>
          </table:table-cell>
          <table:table-cell office:value-type="float" office:value="0.288462">
            <text:p>0.29</text:p>
          </table:table-cell>
          <table:table-cell office:value-type="float" office:value="1.215081">
            <text:p>1.22</text:p>
          </table:table-cell>
          <table:table-cell office:value-type="float" office:value="2.712121">
            <text:p>2.71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96">
            <text:p>496</text:p>
          </table:table-cell>
          <table:table-cell office:value-type="float" office:value="0.54397">
            <text:p>0.54</text:p>
          </table:table-cell>
          <table:table-cell office:value-type="float" office:value="2287">
            <text:p>2287</text:p>
          </table:table-cell>
          <table:table-cell office:value-type="float" office:value="0.133929">
            <text:p>0.13</text:p>
          </table:table-cell>
          <table:table-cell office:value-type="float" office:value="1.835805">
            <text:p>1.84</text:p>
          </table:table-cell>
          <table:table-cell office:value-type="float" office:value="4.479167">
            <text:p>4.4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53">
            <text:p>553</text:p>
          </table:table-cell>
          <table:table-cell office:value-type="float" office:value="0.608743">
            <text:p>0.61</text:p>
          </table:table-cell>
          <table:table-cell office:value-type="float" office:value="1205">
            <text:p>1205</text:p>
          </table:table-cell>
          <table:table-cell office:value-type="float" office:value="0.838095">
            <text:p>0.84</text:p>
          </table:table-cell>
          <table:table-cell office:value-type="float" office:value="1.894208">
            <text:p>1.89</text:p>
          </table:table-cell>
          <table:table-cell office:value-type="float" office:value="4.295455">
            <text:p>4.3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99">
            <text:p>499</text:p>
          </table:table-cell>
          <table:table-cell office:value-type="float" office:value="0.584899">
            <text:p>0.58</text:p>
          </table:table-cell>
          <table:table-cell office:value-type="float" office:value="2255">
            <text:p>2255</text:p>
          </table:table-cell>
          <table:table-cell office:value-type="float" office:value="0.4125">
            <text:p>0.41</text:p>
          </table:table-cell>
          <table:table-cell office:value-type="float" office:value="2.185411">
            <text:p>2.19</text:p>
          </table:table-cell>
          <table:table-cell office:value-type="float" office:value="3.555556">
            <text:p>3.56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29">
            <text:p>629</text:p>
          </table:table-cell>
          <table:table-cell office:value-type="float" office:value="0.682207">
            <text:p>0.68</text:p>
          </table:table-cell>
          <table:table-cell office:value-type="float" office:value="539">
            <text:p>539</text:p>
          </table:table-cell>
          <table:table-cell office:value-type="float" office:value="0.138889">
            <text:p>0.14</text:p>
          </table:table-cell>
          <table:table-cell office:value-type="float" office:value="1.254955">
            <text:p>1.25</text:p>
          </table:table-cell>
          <table:table-cell office:value-type="float" office:value="3.041667">
            <text:p>3.04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30">
            <text:p>630</text:p>
          </table:table-cell>
          <table:table-cell office:value-type="float" office:value="0.714648">
            <text:p>0.71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1.602037">
            <text:p>1.6</text:p>
          </table:table-cell>
          <table:table-cell office:value-type="float" office:value="3.54">
            <text:p>3.54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03">
            <text:p>603</text:p>
          </table:table-cell>
          <table:table-cell office:value-type="float" office:value="0.689622">
            <text:p>0.69</text:p>
          </table:table-cell>
          <table:table-cell office:value-type="float" office:value="748">
            <text:p>748</text:p>
          </table:table-cell>
          <table:table-cell office:value-type="float" office:value="0.398413">
            <text:p>0.4</text:p>
          </table:table-cell>
          <table:table-cell office:value-type="float" office:value="1.429573">
            <text:p>1.43</text:p>
          </table:table-cell>
          <table:table-cell office:value-type="float" office:value="2.747619">
            <text:p>2.75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74">
            <text:p>474</text:p>
          </table:table-cell>
          <table:table-cell office:value-type="float" office:value="0.515956">
            <text:p>0.52</text:p>
          </table:table-cell>
          <table:table-cell office:value-type="float" office:value="3133">
            <text:p>3133</text:p>
          </table:table-cell>
          <table:table-cell office:value-type="float" office:value="0.760256">
            <text:p>0.76</text:p>
          </table:table-cell>
          <table:table-cell office:value-type="float" office:value="2.058925">
            <text:p>2.06</text:p>
          </table:table-cell>
          <table:table-cell office:value-type="float" office:value="3.683824">
            <text:p>3.6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14">
            <text:p>714</text:p>
          </table:table-cell>
          <table:table-cell office:value-type="float" office:value="0.79797">
            <text:p>0.8</text:p>
          </table:table-cell>
          <table:table-cell office:value-type="float" office:value="188">
            <text:p>188</text:p>
          </table:table-cell>
          <table:table-cell office:value-type="float" office:value="0.15">
            <text:p>0.15</text:p>
          </table:table-cell>
          <table:table-cell office:value-type="float" office:value="1.063771">
            <text:p>1.06</text:p>
          </table:table-cell>
          <table:table-cell office:value-type="float" office:value="2.190476">
            <text:p>2.1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12">
            <text:p>612</text:p>
          </table:table-cell>
          <table:table-cell office:value-type="float" office:value="0.688985">
            <text:p>0.69</text:p>
          </table:table-cell>
          <table:table-cell office:value-type="float" office:value="606">
            <text:p>606</text:p>
          </table:table-cell>
          <table:table-cell office:value-type="float" office:value="0.398413">
            <text:p>0.4</text:p>
          </table:table-cell>
          <table:table-cell office:value-type="float" office:value="1.398248">
            <text:p>1.4</text:p>
          </table:table-cell>
          <table:table-cell office:value-type="float" office:value="2.502632">
            <text:p>2.5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65">
            <text:p>665</text:p>
          </table:table-cell>
          <table:table-cell office:value-type="float" office:value="0.714727">
            <text:p>0.71</text:p>
          </table:table-cell>
          <table:table-cell office:value-type="float" office:value="345">
            <text:p>345</text:p>
          </table:table-cell>
          <table:table-cell office:value-type="float" office:value="0.15873">
            <text:p>0.16</text:p>
          </table:table-cell>
          <table:table-cell office:value-type="float" office:value="0.996528">
            <text:p>1</text:p>
          </table:table-cell>
          <table:table-cell office:value-type="float" office:value="2.212121">
            <text:p>2.21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52">
            <text:p>552</text:p>
          </table:table-cell>
          <table:table-cell office:value-type="float" office:value="0.599351">
            <text:p>0.6</text:p>
          </table:table-cell>
          <table:table-cell office:value-type="float" office:value="1209">
            <text:p>1209</text:p>
          </table:table-cell>
          <table:table-cell office:value-type="float" office:value="0.368347">
            <text:p>0.37</text:p>
          </table:table-cell>
          <table:table-cell office:value-type="float" office:value="1.422634">
            <text:p>1.42</text:p>
          </table:table-cell>
          <table:table-cell office:value-type="float" office:value="3.192857">
            <text:p>3.1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90">
            <text:p>690</text:p>
          </table:table-cell>
          <table:table-cell office:value-type="float" office:value="0.786086">
            <text:p>0.79</text:p>
          </table:table-cell>
          <table:table-cell office:value-type="float" office:value="255">
            <text:p>255</text:p>
          </table:table-cell>
          <table:table-cell office:value-type="float" office:value="0.170455">
            <text:p>0.17</text:p>
          </table:table-cell>
          <table:table-cell office:value-type="float" office:value="0.984774">
            <text:p>0.98</text:p>
          </table:table-cell>
          <table:table-cell office:value-type="float" office:value="2.373333">
            <text:p>2.3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58">
            <text:p>558</text:p>
          </table:table-cell>
          <table:table-cell office:value-type="float" office:value="0.61203">
            <text:p>0.61</text:p>
          </table:table-cell>
          <table:table-cell office:value-type="float" office:value="1090">
            <text:p>1090</text:p>
          </table:table-cell>
          <table:table-cell office:value-type="float" office:value="0.407576">
            <text:p>0.41</text:p>
          </table:table-cell>
          <table:table-cell office:value-type="float" office:value="1.575343">
            <text:p>1.58</text:p>
          </table:table-cell>
          <table:table-cell office:value-type="float" office:value="2.87619">
            <text:p>2.8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99">
            <text:p>599</text:p>
          </table:table-cell>
          <table:table-cell office:value-type="float" office:value="0.688038">
            <text:p>0.69</text:p>
          </table:table-cell>
          <table:table-cell office:value-type="float" office:value="714">
            <text:p>714</text:p>
          </table:table-cell>
          <table:table-cell office:value-type="float" office:value="0.344444">
            <text:p>0.34</text:p>
          </table:table-cell>
          <table:table-cell office:value-type="float" office:value="1.634768">
            <text:p>1.63</text:p>
          </table:table-cell>
          <table:table-cell office:value-type="float" office:value="3.245455">
            <text:p>3.25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85">
            <text:p>685</text:p>
          </table:table-cell>
          <table:table-cell office:value-type="float" office:value="0.774349">
            <text:p>0.77</text:p>
          </table:table-cell>
          <table:table-cell office:value-type="float" office:value="264">
            <text:p>264</text:p>
          </table:table-cell>
          <table:table-cell office:value-type="float" office:value="0.15873">
            <text:p>0.16</text:p>
          </table:table-cell>
          <table:table-cell office:value-type="float" office:value="0.970586">
            <text:p>0.97</text:p>
          </table:table-cell>
          <table:table-cell office:value-type="float" office:value="2.163743">
            <text:p>2.16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13">
            <text:p>713</text:p>
          </table:table-cell>
          <table:table-cell office:value-type="float" office:value="0.799289">
            <text:p>0.8</text:p>
          </table:table-cell>
          <table:table-cell office:value-type="float" office:value="215">
            <text:p>215</text:p>
          </table:table-cell>
          <table:table-cell office:value-type="float" office:value="0.15873">
            <text:p>0.16</text:p>
          </table:table-cell>
          <table:table-cell office:value-type="float" office:value="1.12916">
            <text:p>1.13</text:p>
          </table:table-cell>
          <table:table-cell office:value-type="float" office:value="2.190476">
            <text:p>2.1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42">
            <text:p>542</text:p>
          </table:table-cell>
          <table:table-cell office:value-type="float" office:value="0.566341">
            <text:p>0.57</text:p>
          </table:table-cell>
          <table:table-cell office:value-type="float" office:value="1394">
            <text:p>1394</text:p>
          </table:table-cell>
          <table:table-cell office:value-type="float" office:value="0.510965">
            <text:p>0.51</text:p>
          </table:table-cell>
          <table:table-cell office:value-type="float" office:value="2.015844">
            <text:p>2.02</text:p>
          </table:table-cell>
          <table:table-cell office:value-type="float" office:value="3.797619">
            <text:p>3.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87">
            <text:p>587</text:p>
          </table:table-cell>
          <table:table-cell office:value-type="float" office:value="0.65235">
            <text:p>0.65</text:p>
          </table:table-cell>
          <table:table-cell office:value-type="float" office:value="795">
            <text:p>795</text:p>
          </table:table-cell>
          <table:table-cell office:value-type="float" office:value="0.208333">
            <text:p>0.21</text:p>
          </table:table-cell>
          <table:table-cell office:value-type="float" office:value="1.695961">
            <text:p>1.7</text:p>
          </table:table-cell>
          <table:table-cell office:value-type="float" office:value="3.585965">
            <text:p>3.5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08">
            <text:p>608</text:p>
          </table:table-cell>
          <table:table-cell office:value-type="float" office:value="0.666933">
            <text:p>0.67</text:p>
          </table:table-cell>
          <table:table-cell office:value-type="float" office:value="645">
            <text:p>645</text:p>
          </table:table-cell>
          <table:table-cell office:value-type="float" office:value="0.208333">
            <text:p>0.21</text:p>
          </table:table-cell>
          <table:table-cell office:value-type="float" office:value="1.192439">
            <text:p>1.19</text:p>
          </table:table-cell>
          <table:table-cell office:value-type="float" office:value="2.795455">
            <text:p>2.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67">
            <text:p>467</text:p>
          </table:table-cell>
          <table:table-cell office:value-type="float" office:value="0.510746">
            <text:p>0.51</text:p>
          </table:table-cell>
          <table:table-cell office:value-type="float" office:value="3173">
            <text:p>3173</text:p>
          </table:table-cell>
          <table:table-cell office:value-type="float" office:value="0.398413">
            <text:p>0.4</text:p>
          </table:table-cell>
          <table:table-cell office:value-type="float" office:value="2.370667">
            <text:p>2.37</text:p>
          </table:table-cell>
          <table:table-cell office:value-type="float" office:value="5.066667">
            <text:p>5.0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46">
            <text:p>546</text:p>
          </table:table-cell>
          <table:table-cell office:value-type="float" office:value="0.588615">
            <text:p>0.59</text:p>
          </table:table-cell>
          <table:table-cell office:value-type="float" office:value="1240">
            <text:p>1240</text:p>
          </table:table-cell>
          <table:table-cell office:value-type="float" office:value="0.5">
            <text:p>0.5</text:p>
          </table:table-cell>
          <table:table-cell office:value-type="float" office:value="2.083364">
            <text:p>2.08</text:p>
          </table:table-cell>
          <table:table-cell office:value-type="float" office:value="4.195489">
            <text:p>4.2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99">
            <text:p>499</text:p>
          </table:table-cell>
          <table:table-cell office:value-type="float" office:value="0.532939">
            <text:p>0.53</text:p>
          </table:table-cell>
          <table:table-cell office:value-type="float" office:value="2306">
            <text:p>2306</text:p>
          </table:table-cell>
          <table:table-cell office:value-type="float" office:value="0.308333">
            <text:p>0.31</text:p>
          </table:table-cell>
          <table:table-cell office:value-type="float" office:value="2.004218">
            <text:p>2</text:p>
          </table:table-cell>
          <table:table-cell office:value-type="float" office:value="4.138889">
            <text:p>4.14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47">
            <text:p>547</text:p>
          </table:table-cell>
          <table:table-cell office:value-type="float" office:value="0.614776">
            <text:p>0.61</text:p>
          </table:table-cell>
          <table:table-cell office:value-type="float" office:value="1339">
            <text:p>1339</text:p>
          </table:table-cell>
          <table:table-cell office:value-type="float" office:value="0.398413">
            <text:p>0.4</text:p>
          </table:table-cell>
          <table:table-cell office:value-type="float" office:value="1.828915">
            <text:p>1.83</text:p>
          </table:table-cell>
          <table:table-cell office:value-type="float" office:value="4.169935">
            <text:p>4.1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06">
            <text:p>506</text:p>
          </table:table-cell>
          <table:table-cell office:value-type="float" office:value="0.5661">
            <text:p>0.57</text:p>
          </table:table-cell>
          <table:table-cell office:value-type="float" office:value="2111">
            <text:p>2111</text:p>
          </table:table-cell>
          <table:table-cell office:value-type="float" office:value="0.4125">
            <text:p>0.41</text:p>
          </table:table-cell>
          <table:table-cell office:value-type="float" office:value="1.925582">
            <text:p>1.93</text:p>
          </table:table-cell>
          <table:table-cell office:value-type="float" office:value="3.511111">
            <text:p>3.51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70">
            <text:p>670</text:p>
          </table:table-cell>
          <table:table-cell office:value-type="float" office:value="0.715884">
            <text:p>0.72</text:p>
          </table:table-cell>
          <table:table-cell office:value-type="float" office:value="330">
            <text:p>330</text:p>
          </table:table-cell>
          <table:table-cell office:value-type="float" office:value="0.170455">
            <text:p>0.17</text:p>
          </table:table-cell>
          <table:table-cell office:value-type="float" office:value="1.370927">
            <text:p>1.37</text:p>
          </table:table-cell>
          <table:table-cell office:value-type="float" office:value="3.245455">
            <text:p>3.25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73">
            <text:p>673</text:p>
          </table:table-cell>
          <table:table-cell office:value-type="float" office:value="0.741329">
            <text:p>0.74</text:p>
          </table:table-cell>
          <table:table-cell office:value-type="float" office:value="340">
            <text:p>340</text:p>
          </table:table-cell>
          <table:table-cell office:value-type="float" office:value="0.143541">
            <text:p>0.14</text:p>
          </table:table-cell>
          <table:table-cell office:value-type="float" office:value="1.069341">
            <text:p>1.07</text:p>
          </table:table-cell>
          <table:table-cell office:value-type="float" office:value="2.373333">
            <text:p>2.3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87">
            <text:p>587</text:p>
          </table:table-cell>
          <table:table-cell office:value-type="float" office:value="0.660953">
            <text:p>0.66</text:p>
          </table:table-cell>
          <table:table-cell office:value-type="float" office:value="822">
            <text:p>822</text:p>
          </table:table-cell>
          <table:table-cell office:value-type="float" office:value="0.430556">
            <text:p>0.43</text:p>
          </table:table-cell>
          <table:table-cell office:value-type="float" office:value="1.584953">
            <text:p>1.58</text:p>
          </table:table-cell>
          <table:table-cell office:value-type="float" office:value="3.797619">
            <text:p>3.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57">
            <text:p>557</text:p>
          </table:table-cell>
          <table:table-cell office:value-type="float" office:value="0.634691">
            <text:p>0.63</text:p>
          </table:table-cell>
          <table:table-cell office:value-type="float" office:value="1174">
            <text:p>1174</text:p>
          </table:table-cell>
          <table:table-cell office:value-type="float" office:value="0.208333">
            <text:p>0.21</text:p>
          </table:table-cell>
          <table:table-cell office:value-type="float" office:value="1.781306">
            <text:p>1.78</text:p>
          </table:table-cell>
          <table:table-cell office:value-type="float" office:value="4.6875">
            <text:p>4.6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92">
            <text:p>492</text:p>
          </table:table-cell>
          <table:table-cell office:value-type="float" office:value="0.54674">
            <text:p>0.55</text:p>
          </table:table-cell>
          <table:table-cell office:value-type="float" office:value="2360">
            <text:p>2360</text:p>
          </table:table-cell>
          <table:table-cell office:value-type="float" office:value="0.445489">
            <text:p>0.45</text:p>
          </table:table-cell>
          <table:table-cell office:value-type="float" office:value="2.205314">
            <text:p>2.21</text:p>
          </table:table-cell>
          <table:table-cell office:value-type="float" office:value="3.585965">
            <text:p>3.5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03">
            <text:p>603</text:p>
          </table:table-cell>
          <table:table-cell office:value-type="float" office:value="0.650787">
            <text:p>0.65</text:p>
          </table:table-cell>
          <table:table-cell office:value-type="float" office:value="692">
            <text:p>692</text:p>
          </table:table-cell>
          <table:table-cell office:value-type="float" office:value="0.497619">
            <text:p>0.5</text:p>
          </table:table-cell>
          <table:table-cell office:value-type="float" office:value="1.540121">
            <text:p>1.54</text:p>
          </table:table-cell>
          <table:table-cell office:value-type="float" office:value="2.630952">
            <text:p>2.63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37">
            <text:p>637</text:p>
          </table:table-cell>
          <table:table-cell office:value-type="float" office:value="0.711012">
            <text:p>0.71</text:p>
          </table:table-cell>
          <table:table-cell office:value-type="float" office:value="504">
            <text:p>504</text:p>
          </table:table-cell>
          <table:table-cell office:value-type="float" office:value="0.37037">
            <text:p>0.37</text:p>
          </table:table-cell>
          <table:table-cell office:value-type="float" office:value="1.568732">
            <text:p>1.57</text:p>
          </table:table-cell>
          <table:table-cell office:value-type="float" office:value="4.216667">
            <text:p>4.22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10">
            <text:p>510</text:p>
          </table:table-cell>
          <table:table-cell office:value-type="float" office:value="0.605328">
            <text:p>0.61</text:p>
          </table:table-cell>
          <table:table-cell office:value-type="float" office:value="1814">
            <text:p>1814</text:p>
          </table:table-cell>
          <table:table-cell office:value-type="float" office:value="0.404762">
            <text:p>0.4</text:p>
          </table:table-cell>
          <table:table-cell office:value-type="float" office:value="1.862213">
            <text:p>1.86</text:p>
          </table:table-cell>
          <table:table-cell office:value-type="float" office:value="3.698413">
            <text:p>3.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39">
            <text:p>539</text:p>
          </table:table-cell>
          <table:table-cell office:value-type="float" office:value="0.629935">
            <text:p>0.63</text:p>
          </table:table-cell>
          <table:table-cell office:value-type="float" office:value="1383">
            <text:p>1383</text:p>
          </table:table-cell>
          <table:table-cell office:value-type="float" office:value="0.403846">
            <text:p>0.4</text:p>
          </table:table-cell>
          <table:table-cell office:value-type="float" office:value="1.550461">
            <text:p>1.55</text:p>
          </table:table-cell>
          <table:table-cell office:value-type="float" office:value="4.216667">
            <text:p>4.22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62">
            <text:p>662</text:p>
          </table:table-cell>
          <table:table-cell office:value-type="float" office:value="0.72501">
            <text:p>0.73</text:p>
          </table:table-cell>
          <table:table-cell office:value-type="float" office:value="350">
            <text:p>350</text:p>
          </table:table-cell>
          <table:table-cell office:value-type="float" office:value="0.143541">
            <text:p>0.14</text:p>
          </table:table-cell>
          <table:table-cell office:value-type="float" office:value="1.26701">
            <text:p>1.27</text:p>
          </table:table-cell>
          <table:table-cell office:value-type="float" office:value="3.214286">
            <text:p>3.21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79">
            <text:p>479</text:p>
          </table:table-cell>
          <table:table-cell office:value-type="float" office:value="0.529553">
            <text:p>0.53</text:p>
          </table:table-cell>
          <table:table-cell office:value-type="float" office:value="2698">
            <text:p>2698</text:p>
          </table:table-cell>
          <table:table-cell office:value-type="float" office:value="0.663743">
            <text:p>0.66</text:p>
          </table:table-cell>
          <table:table-cell office:value-type="float" office:value="2.042287">
            <text:p>2.04</text:p>
          </table:table-cell>
          <table:table-cell office:value-type="float" office:value="3.455357">
            <text:p>3.46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11">
            <text:p>611</text:p>
          </table:table-cell>
          <table:table-cell office:value-type="float" office:value="0.683993">
            <text:p>0.68</text:p>
          </table:table-cell>
          <table:table-cell office:value-type="float" office:value="629">
            <text:p>629</text:p>
          </table:table-cell>
          <table:table-cell office:value-type="float" office:value="0.15">
            <text:p>0.15</text:p>
          </table:table-cell>
          <table:table-cell office:value-type="float" office:value="1.322323">
            <text:p>1.32</text:p>
          </table:table-cell>
          <table:table-cell office:value-type="float" office:value="3.177632">
            <text:p>3.1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22">
            <text:p>622</text:p>
          </table:table-cell>
          <table:table-cell office:value-type="float" office:value="0.703927">
            <text:p>0.7</text:p>
          </table:table-cell>
          <table:table-cell office:value-type="float" office:value="532">
            <text:p>532</text:p>
          </table:table-cell>
          <table:table-cell office:value-type="float" office:value="0.373611">
            <text:p>0.37</text:p>
          </table:table-cell>
          <table:table-cell office:value-type="float" office:value="1.525047">
            <text:p>1.53</text:p>
          </table:table-cell>
          <table:table-cell office:value-type="float" office:value="3.166667">
            <text:p>3.1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31">
            <text:p>631</text:p>
          </table:table-cell>
          <table:table-cell office:value-type="float" office:value="0.710642">
            <text:p>0.71</text:p>
          </table:table-cell>
          <table:table-cell office:value-type="float" office:value="507">
            <text:p>507</text:p>
          </table:table-cell>
          <table:table-cell office:value-type="float" office:value="0.208333">
            <text:p>0.21</text:p>
          </table:table-cell>
          <table:table-cell office:value-type="float" office:value="1.513343">
            <text:p>1.51</text:p>
          </table:table-cell>
          <table:table-cell office:value-type="float" office:value="2.680556">
            <text:p>2.6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08">
            <text:p>508</text:p>
          </table:table-cell>
          <table:table-cell office:value-type="float" office:value="0.568399">
            <text:p>0.57</text:p>
          </table:table-cell>
          <table:table-cell office:value-type="float" office:value="1933">
            <text:p>1933</text:p>
          </table:table-cell>
          <table:table-cell office:value-type="float" office:value="0.445489">
            <text:p>0.45</text:p>
          </table:table-cell>
          <table:table-cell office:value-type="float" office:value="1.886218">
            <text:p>1.89</text:p>
          </table:table-cell>
          <table:table-cell office:value-type="float" office:value="3.585965">
            <text:p>3.5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94">
            <text:p>594</text:p>
          </table:table-cell>
          <table:table-cell office:value-type="float" office:value="0.672248">
            <text:p>0.67</text:p>
          </table:table-cell>
          <table:table-cell office:value-type="float" office:value="744">
            <text:p>744</text:p>
          </table:table-cell>
          <table:table-cell office:value-type="float" office:value="0.170455">
            <text:p>0.17</text:p>
          </table:table-cell>
          <table:table-cell office:value-type="float" office:value="1.355125">
            <text:p>1.36</text:p>
          </table:table-cell>
          <table:table-cell office:value-type="float" office:value="3.245455">
            <text:p>3.25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28">
            <text:p>528</text:p>
          </table:table-cell>
          <table:table-cell office:value-type="float" office:value="0.606543">
            <text:p>0.61</text:p>
          </table:table-cell>
          <table:table-cell office:value-type="float" office:value="1539">
            <text:p>1539</text:p>
          </table:table-cell>
          <table:table-cell office:value-type="float" office:value="0.208333">
            <text:p>0.21</text:p>
          </table:table-cell>
          <table:table-cell office:value-type="float" office:value="1.882034">
            <text:p>1.88</text:p>
          </table:table-cell>
          <table:table-cell office:value-type="float" office:value="3.771429">
            <text:p>3.7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13">
            <text:p>613</text:p>
          </table:table-cell>
          <table:table-cell office:value-type="float" office:value="0.69287">
            <text:p>0.69</text:p>
          </table:table-cell>
          <table:table-cell office:value-type="float" office:value="591">
            <text:p>591</text:p>
          </table:table-cell>
          <table:table-cell office:value-type="float" office:value="0.15873">
            <text:p>0.16</text:p>
          </table:table-cell>
          <table:table-cell office:value-type="float" office:value="1.163141">
            <text:p>1.16</text:p>
          </table:table-cell>
          <table:table-cell office:value-type="float" office:value="3.245455">
            <text:p>3.25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01">
            <text:p>501</text:p>
          </table:table-cell>
          <table:table-cell office:value-type="float" office:value="0.568722">
            <text:p>0.57</text:p>
          </table:table-cell>
          <table:table-cell office:value-type="float" office:value="2204">
            <text:p>2204</text:p>
          </table:table-cell>
          <table:table-cell office:value-type="float" office:value="0.338095">
            <text:p>0.34</text:p>
          </table:table-cell>
          <table:table-cell office:value-type="float" office:value="1.821342">
            <text:p>1.82</text:p>
          </table:table-cell>
          <table:table-cell office:value-type="float" office:value="3.441667">
            <text:p>3.44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80">
            <text:p>480</text:p>
          </table:table-cell>
          <table:table-cell office:value-type="float" office:value="0.535875">
            <text:p>0.54</text:p>
          </table:table-cell>
          <table:table-cell office:value-type="float" office:value="2682">
            <text:p>2682</text:p>
          </table:table-cell>
          <table:table-cell office:value-type="float" office:value="0.683333">
            <text:p>0.68</text:p>
          </table:table-cell>
          <table:table-cell office:value-type="float" office:value="2.119002">
            <text:p>2.12</text:p>
          </table:table-cell>
          <table:table-cell office:value-type="float" office:value="4.157576">
            <text:p>4.16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83">
            <text:p>683</text:p>
          </table:table-cell>
          <table:table-cell office:value-type="float" office:value="0.75391">
            <text:p>0.75</text:p>
          </table:table-cell>
          <table:table-cell office:value-type="float" office:value="272">
            <text:p>272</text:p>
          </table:table-cell>
          <table:table-cell office:value-type="float" office:value="0.170455">
            <text:p>0.17</text:p>
          </table:table-cell>
          <table:table-cell office:value-type="float" office:value="1.029713">
            <text:p>1.03</text:p>
          </table:table-cell>
          <table:table-cell office:value-type="float" office:value="2.291667">
            <text:p>2.2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97">
            <text:p>497</text:p>
          </table:table-cell>
          <table:table-cell office:value-type="float" office:value="0.561252">
            <text:p>0.56</text:p>
          </table:table-cell>
          <table:table-cell office:value-type="float" office:value="2281">
            <text:p>2281</text:p>
          </table:table-cell>
          <table:table-cell office:value-type="float" office:value="0.92549">
            <text:p>0.93</text:p>
          </table:table-cell>
          <table:table-cell office:value-type="float" office:value="2.022873">
            <text:p>2.02</text:p>
          </table:table-cell>
          <table:table-cell office:value-type="float" office:value="3.698413">
            <text:p>3.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08">
            <text:p>708</text:p>
          </table:table-cell>
          <table:table-cell office:value-type="float" office:value="0.764157">
            <text:p>0.76</text:p>
          </table:table-cell>
          <table:table-cell office:value-type="float" office:value="204">
            <text:p>204</text:p>
          </table:table-cell>
          <table:table-cell office:value-type="float" office:value="0.186335">
            <text:p>0.19</text:p>
          </table:table-cell>
          <table:table-cell office:value-type="float" office:value="0.714365">
            <text:p>0.71</text:p>
          </table:table-cell>
          <table:table-cell office:value-type="float" office:value="1.371795">
            <text:p>1.3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64">
            <text:p>464</text:p>
          </table:table-cell>
          <table:table-cell office:value-type="float" office:value="0.513412">
            <text:p>0.51</text:p>
          </table:table-cell>
          <table:table-cell office:value-type="float" office:value="3466">
            <text:p>3466</text:p>
          </table:table-cell>
          <table:table-cell office:value-type="float" office:value="0.857143">
            <text:p>0.86</text:p>
          </table:table-cell>
          <table:table-cell office:value-type="float" office:value="2.307567">
            <text:p>2.31</text:p>
          </table:table-cell>
          <table:table-cell office:value-type="float" office:value="4.479167">
            <text:p>4.4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74">
            <text:p>674</text:p>
          </table:table-cell>
          <table:table-cell office:value-type="float" office:value="0.752174">
            <text:p>0.75</text:p>
          </table:table-cell>
          <table:table-cell office:value-type="float" office:value="310">
            <text:p>310</text:p>
          </table:table-cell>
          <table:table-cell office:value-type="float" office:value="0.143541">
            <text:p>0.14</text:p>
          </table:table-cell>
          <table:table-cell office:value-type="float" office:value="1.082075">
            <text:p>1.08</text:p>
          </table:table-cell>
          <table:table-cell office:value-type="float" office:value="2.373333">
            <text:p>2.3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85">
            <text:p>585</text:p>
          </table:table-cell>
          <table:table-cell office:value-type="float" office:value="0.6403">
            <text:p>0.64</text:p>
          </table:table-cell>
          <table:table-cell office:value-type="float" office:value="839">
            <text:p>839</text:p>
          </table:table-cell>
          <table:table-cell office:value-type="float" office:value="0.143541">
            <text:p>0.14</text:p>
          </table:table-cell>
          <table:table-cell office:value-type="float" office:value="1.776372">
            <text:p>1.78</text:p>
          </table:table-cell>
          <table:table-cell office:value-type="float" office:value="3.201681">
            <text:p>3.2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68">
            <text:p>568</text:p>
          </table:table-cell>
          <table:table-cell office:value-type="float" office:value="0.630987">
            <text:p>0.63</text:p>
          </table:table-cell>
          <table:table-cell office:value-type="float" office:value="1022">
            <text:p>1022</text:p>
          </table:table-cell>
          <table:table-cell office:value-type="float" office:value="0.383824">
            <text:p>0.38</text:p>
          </table:table-cell>
          <table:table-cell office:value-type="float" office:value="1.706249">
            <text:p>1.71</text:p>
          </table:table-cell>
          <table:table-cell office:value-type="float" office:value="2.876812">
            <text:p>2.8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91">
            <text:p>491</text:p>
          </table:table-cell>
          <table:table-cell office:value-type="float" office:value="0.563775">
            <text:p>0.56</text:p>
          </table:table-cell>
          <table:table-cell office:value-type="float" office:value="2442">
            <text:p>2442</text:p>
          </table:table-cell>
          <table:table-cell office:value-type="float" office:value="0.52619">
            <text:p>0.53</text:p>
          </table:table-cell>
          <table:table-cell office:value-type="float" office:value="1.873859">
            <text:p>1.87</text:p>
          </table:table-cell>
          <table:table-cell office:value-type="float" office:value="3.555556">
            <text:p>3.56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16">
            <text:p>616</text:p>
          </table:table-cell>
          <table:table-cell office:value-type="float" office:value="0.65424">
            <text:p>0.65</text:p>
          </table:table-cell>
          <table:table-cell office:value-type="float" office:value="588">
            <text:p>588</text:p>
          </table:table-cell>
          <table:table-cell office:value-type="float" office:value="0.24">
            <text:p>0.24</text:p>
          </table:table-cell>
          <table:table-cell office:value-type="float" office:value="1.350489">
            <text:p>1.35</text:p>
          </table:table-cell>
          <table:table-cell office:value-type="float" office:value="3.177632">
            <text:p>3.1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26">
            <text:p>626</text:p>
          </table:table-cell>
          <table:table-cell office:value-type="float" office:value="0.706003">
            <text:p>0.71</text:p>
          </table:table-cell>
          <table:table-cell office:value-type="float" office:value="535">
            <text:p>535</text:p>
          </table:table-cell>
          <table:table-cell office:value-type="float" office:value="0.52619">
            <text:p>0.53</text:p>
          </table:table-cell>
          <table:table-cell office:value-type="float" office:value="1.503215">
            <text:p>1.5</text:p>
          </table:table-cell>
          <table:table-cell office:value-type="float" office:value="2.378788">
            <text:p>2.3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29">
            <text:p>529</text:p>
          </table:table-cell>
          <table:table-cell office:value-type="float" office:value="0.584892">
            <text:p>0.58</text:p>
          </table:table-cell>
          <table:table-cell office:value-type="float" office:value="1588">
            <text:p>1588</text:p>
          </table:table-cell>
          <table:table-cell office:value-type="float" office:value="0.419935">
            <text:p>0.42</text:p>
          </table:table-cell>
          <table:table-cell office:value-type="float" office:value="1.778842">
            <text:p>1.78</text:p>
          </table:table-cell>
          <table:table-cell office:value-type="float" office:value="3.698413">
            <text:p>3.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67">
            <text:p>467</text:p>
          </table:table-cell>
          <table:table-cell office:value-type="float" office:value="0.511013">
            <text:p>0.51</text:p>
          </table:table-cell>
          <table:table-cell office:value-type="float" office:value="3257">
            <text:p>3257</text:p>
          </table:table-cell>
          <table:table-cell office:value-type="float" office:value="0.733333">
            <text:p>0.73</text:p>
          </table:table-cell>
          <table:table-cell office:value-type="float" office:value="2.03698">
            <text:p>2.04</text:p>
          </table:table-cell>
          <table:table-cell office:value-type="float" office:value="3.940909">
            <text:p>3.94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50">
            <text:p>650</text:p>
          </table:table-cell>
          <table:table-cell office:value-type="float" office:value="0.706876">
            <text:p>0.71</text:p>
          </table:table-cell>
          <table:table-cell office:value-type="float" office:value="414">
            <text:p>414</text:p>
          </table:table-cell>
          <table:table-cell office:value-type="float" office:value="0.24">
            <text:p>0.24</text:p>
          </table:table-cell>
          <table:table-cell office:value-type="float" office:value="1.476582">
            <text:p>1.48</text:p>
          </table:table-cell>
          <table:table-cell office:value-type="float" office:value="3.177632">
            <text:p>3.1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77">
            <text:p>577</text:p>
          </table:table-cell>
          <table:table-cell office:value-type="float" office:value="0.635575">
            <text:p>0.64</text:p>
          </table:table-cell>
          <table:table-cell office:value-type="float" office:value="926">
            <text:p>926</text:p>
          </table:table-cell>
          <table:table-cell office:value-type="float" office:value="0.373611">
            <text:p>0.37</text:p>
          </table:table-cell>
          <table:table-cell office:value-type="float" office:value="1.53455">
            <text:p>1.53</text:p>
          </table:table-cell>
          <table:table-cell office:value-type="float" office:value="3.698413">
            <text:p>3.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61">
            <text:p>461</text:p>
          </table:table-cell>
          <table:table-cell office:value-type="float" office:value="0.511555">
            <text:p>0.51</text:p>
          </table:table-cell>
          <table:table-cell office:value-type="float" office:value="3396">
            <text:p>3396</text:p>
          </table:table-cell>
          <table:table-cell office:value-type="float" office:value="0.383824">
            <text:p>0.38</text:p>
          </table:table-cell>
          <table:table-cell office:value-type="float" office:value="2.255213">
            <text:p>2.26</text:p>
          </table:table-cell>
          <table:table-cell office:value-type="float" office:value="4.092157">
            <text:p>4.0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58">
            <text:p>458</text:p>
          </table:table-cell>
          <table:table-cell office:value-type="float" office:value="0.512551">
            <text:p>0.51</text:p>
          </table:table-cell>
          <table:table-cell office:value-type="float" office:value="3845">
            <text:p>3845</text:p>
          </table:table-cell>
          <table:table-cell office:value-type="float" office:value="0.99359">
            <text:p>0.99</text:p>
          </table:table-cell>
          <table:table-cell office:value-type="float" office:value="2.253483">
            <text:p>2.25</text:p>
          </table:table-cell>
          <table:table-cell office:value-type="float" office:value="4.479167">
            <text:p>4.4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77">
            <text:p>577</text:p>
          </table:table-cell>
          <table:table-cell office:value-type="float" office:value="0.651022">
            <text:p>0.65</text:p>
          </table:table-cell>
          <table:table-cell office:value-type="float" office:value="904">
            <text:p>904</text:p>
          </table:table-cell>
          <table:table-cell office:value-type="float" office:value="0.510965">
            <text:p>0.51</text:p>
          </table:table-cell>
          <table:table-cell office:value-type="float" office:value="1.531882">
            <text:p>1.53</text:p>
          </table:table-cell>
          <table:table-cell office:value-type="float" office:value="2.630952">
            <text:p>2.63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51">
            <text:p>651</text:p>
          </table:table-cell>
          <table:table-cell office:value-type="float" office:value="0.723147">
            <text:p>0.72</text:p>
          </table:table-cell>
          <table:table-cell office:value-type="float" office:value="404">
            <text:p>404</text:p>
          </table:table-cell>
          <table:table-cell office:value-type="float" office:value="0.15">
            <text:p>0.15</text:p>
          </table:table-cell>
          <table:table-cell office:value-type="float" office:value="1.025228">
            <text:p>1.03</text:p>
          </table:table-cell>
          <table:table-cell office:value-type="float" office:value="2.175">
            <text:p>2.1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88">
            <text:p>488</text:p>
          </table:table-cell>
          <table:table-cell office:value-type="float" office:value="0.540578">
            <text:p>0.54</text:p>
          </table:table-cell>
          <table:table-cell office:value-type="float" office:value="2563">
            <text:p>2563</text:p>
          </table:table-cell>
          <table:table-cell office:value-type="float" office:value="0.888889">
            <text:p>0.89</text:p>
          </table:table-cell>
          <table:table-cell office:value-type="float" office:value="1.927822">
            <text:p>1.93</text:p>
          </table:table-cell>
          <table:table-cell office:value-type="float" office:value="3.688034">
            <text:p>3.6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84">
            <text:p>584</text:p>
          </table:table-cell>
          <table:table-cell office:value-type="float" office:value="0.654851">
            <text:p>0.65</text:p>
          </table:table-cell>
          <table:table-cell office:value-type="float" office:value="827">
            <text:p>827</text:p>
          </table:table-cell>
          <table:table-cell office:value-type="float" office:value="0.645833">
            <text:p>0.65</text:p>
          </table:table-cell>
          <table:table-cell office:value-type="float" office:value="1.573896">
            <text:p>1.57</text:p>
          </table:table-cell>
          <table:table-cell office:value-type="float" office:value="2.747619">
            <text:p>2.75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41">
            <text:p>641</text:p>
          </table:table-cell>
          <table:table-cell office:value-type="float" office:value="0.739968">
            <text:p>0.74</text:p>
          </table:table-cell>
          <table:table-cell office:value-type="float" office:value="446">
            <text:p>446</text:p>
          </table:table-cell>
          <table:table-cell office:value-type="float" office:value="0.15">
            <text:p>0.15</text:p>
          </table:table-cell>
          <table:table-cell office:value-type="float" office:value="1.286986">
            <text:p>1.29</text:p>
          </table:table-cell>
          <table:table-cell office:value-type="float" office:value="3.54">
            <text:p>3.54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63">
            <text:p>563</text:p>
          </table:table-cell>
          <table:table-cell office:value-type="float" office:value="0.638948">
            <text:p>0.64</text:p>
          </table:table-cell>
          <table:table-cell office:value-type="float" office:value="1044">
            <text:p>1044</text:p>
          </table:table-cell>
          <table:table-cell office:value-type="float" office:value="0.321429">
            <text:p>0.32</text:p>
          </table:table-cell>
          <table:table-cell office:value-type="float" office:value="1.68334">
            <text:p>1.68</text:p>
          </table:table-cell>
          <table:table-cell office:value-type="float" office:value="3.245455">
            <text:p>3.25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52">
            <text:p>452</text:p>
          </table:table-cell>
          <table:table-cell office:value-type="float" office:value="0.528713">
            <text:p>0.53</text:p>
          </table:table-cell>
          <table:table-cell office:value-type="float" office:value="3811">
            <text:p>3811</text:p>
          </table:table-cell>
          <table:table-cell office:value-type="float" office:value="0.99359">
            <text:p>0.99</text:p>
          </table:table-cell>
          <table:table-cell office:value-type="float" office:value="2.194456">
            <text:p>2.19</text:p>
          </table:table-cell>
          <table:table-cell office:value-type="float" office:value="3.85">
            <text:p>3.85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99">
            <text:p>599</text:p>
          </table:table-cell>
          <table:table-cell office:value-type="float" office:value="0.667505">
            <text:p>0.67</text:p>
          </table:table-cell>
          <table:table-cell office:value-type="float" office:value="706">
            <text:p>706</text:p>
          </table:table-cell>
          <table:table-cell office:value-type="float" office:value="0.186335">
            <text:p>0.19</text:p>
          </table:table-cell>
          <table:table-cell office:value-type="float" office:value="1.407557">
            <text:p>1.41</text:p>
          </table:table-cell>
          <table:table-cell office:value-type="float" office:value="3.673611">
            <text:p>3.6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31">
            <text:p>531</text:p>
          </table:table-cell>
          <table:table-cell office:value-type="float" office:value="0.626326">
            <text:p>0.63</text:p>
          </table:table-cell>
          <table:table-cell office:value-type="float" office:value="1481">
            <text:p>1481</text:p>
          </table:table-cell>
          <table:table-cell office:value-type="float" office:value="0.497619">
            <text:p>0.5</text:p>
          </table:table-cell>
          <table:table-cell office:value-type="float" office:value="2.116542">
            <text:p>2.12</text:p>
          </table:table-cell>
          <table:table-cell office:value-type="float" office:value="3.797619">
            <text:p>3.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39">
            <text:p>639</text:p>
          </table:table-cell>
          <table:table-cell office:value-type="float" office:value="0.713736">
            <text:p>0.71</text:p>
          </table:table-cell>
          <table:table-cell office:value-type="float" office:value="462">
            <text:p>462</text:p>
          </table:table-cell>
          <table:table-cell office:value-type="float" office:value="0.138889">
            <text:p>0.14</text:p>
          </table:table-cell>
          <table:table-cell office:value-type="float" office:value="1.354322">
            <text:p>1.35</text:p>
          </table:table-cell>
          <table:table-cell office:value-type="float" office:value="2.795455">
            <text:p>2.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65">
            <text:p>665</text:p>
          </table:table-cell>
          <table:table-cell office:value-type="float" office:value="0.709324">
            <text:p>0.71</text:p>
          </table:table-cell>
          <table:table-cell office:value-type="float" office:value="320">
            <text:p>320</text:p>
          </table:table-cell>
          <table:table-cell office:value-type="float" office:value="0.15873">
            <text:p>0.16</text:p>
          </table:table-cell>
          <table:table-cell office:value-type="float" office:value="1.208122">
            <text:p>1.21</text:p>
          </table:table-cell>
          <table:table-cell office:value-type="float" office:value="2.243478">
            <text:p>2.24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89">
            <text:p>489</text:p>
          </table:table-cell>
          <table:table-cell office:value-type="float" office:value="0.543082">
            <text:p>0.54</text:p>
          </table:table-cell>
          <table:table-cell office:value-type="float" office:value="2397">
            <text:p>2397</text:p>
          </table:table-cell>
          <table:table-cell office:value-type="float" office:value="0.368347">
            <text:p>0.37</text:p>
          </table:table-cell>
          <table:table-cell office:value-type="float" office:value="2.001478">
            <text:p>2</text:p>
          </table:table-cell>
          <table:table-cell office:value-type="float" office:value="4.53869">
            <text:p>4.54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86">
            <text:p>686</text:p>
          </table:table-cell>
          <table:table-cell office:value-type="float" office:value="0.739309">
            <text:p>0.74</text:p>
          </table:table-cell>
          <table:table-cell office:value-type="float" office:value="236">
            <text:p>236</text:p>
          </table:table-cell>
          <table:table-cell office:value-type="float" office:value="0.143541">
            <text:p>0.14</text:p>
          </table:table-cell>
          <table:table-cell office:value-type="float" office:value="1.040951">
            <text:p>1.04</text:p>
          </table:table-cell>
          <table:table-cell office:value-type="float" office:value="2.291667">
            <text:p>2.2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37">
            <text:p>537</text:p>
          </table:table-cell>
          <table:table-cell office:value-type="float" office:value="0.593781">
            <text:p>0.59</text:p>
          </table:table-cell>
          <table:table-cell office:value-type="float" office:value="1482">
            <text:p>1482</text:p>
          </table:table-cell>
          <table:table-cell office:value-type="float" office:value="0.388889">
            <text:p>0.39</text:p>
          </table:table-cell>
          <table:table-cell office:value-type="float" office:value="1.831723">
            <text:p>1.83</text:p>
          </table:table-cell>
          <table:table-cell office:value-type="float" office:value="3.673611">
            <text:p>3.6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09">
            <text:p>709</text:p>
          </table:table-cell>
          <table:table-cell office:value-type="float" office:value="0.790287">
            <text:p>0.79</text:p>
          </table:table-cell>
          <table:table-cell office:value-type="float" office:value="197">
            <text:p>197</text:p>
          </table:table-cell>
          <table:table-cell office:value-type="float" office:value="0.15873">
            <text:p>0.16</text:p>
          </table:table-cell>
          <table:table-cell office:value-type="float" office:value="1.03241">
            <text:p>1.03</text:p>
          </table:table-cell>
          <table:table-cell office:value-type="float" office:value="2.243478">
            <text:p>2.24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07">
            <text:p>507</text:p>
          </table:table-cell>
          <table:table-cell office:value-type="float" office:value="0.555896">
            <text:p>0.56</text:p>
          </table:table-cell>
          <table:table-cell office:value-type="float" office:value="1936">
            <text:p>1936</text:p>
          </table:table-cell>
          <table:table-cell office:value-type="float" office:value="0.398413">
            <text:p>0.4</text:p>
          </table:table-cell>
          <table:table-cell office:value-type="float" office:value="2.018733">
            <text:p>2.02</text:p>
          </table:table-cell>
          <table:table-cell office:value-type="float" office:value="3.380952">
            <text:p>3.3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59">
            <text:p>659</text:p>
          </table:table-cell>
          <table:table-cell office:value-type="float" office:value="0.728817">
            <text:p>0.73</text:p>
          </table:table-cell>
          <table:table-cell office:value-type="float" office:value="369">
            <text:p>369</text:p>
          </table:table-cell>
          <table:table-cell office:value-type="float" office:value="0.186335">
            <text:p>0.19</text:p>
          </table:table-cell>
          <table:table-cell office:value-type="float" office:value="1.222471">
            <text:p>1.22</text:p>
          </table:table-cell>
          <table:table-cell office:value-type="float" office:value="3.192857">
            <text:p>3.1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47">
            <text:p>647</text:p>
          </table:table-cell>
          <table:table-cell office:value-type="float" office:value="0.734685">
            <text:p>0.73</text:p>
          </table:table-cell>
          <table:table-cell office:value-type="float" office:value="431">
            <text:p>431</text:p>
          </table:table-cell>
          <table:table-cell office:value-type="float" office:value="0.15873">
            <text:p>0.16</text:p>
          </table:table-cell>
          <table:table-cell office:value-type="float" office:value="1.081687">
            <text:p>1.08</text:p>
          </table:table-cell>
          <table:table-cell office:value-type="float" office:value="2.506944">
            <text:p>2.51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85">
            <text:p>585</text:p>
          </table:table-cell>
          <table:table-cell office:value-type="float" office:value="0.642218">
            <text:p>0.64</text:p>
          </table:table-cell>
          <table:table-cell office:value-type="float" office:value="840">
            <text:p>840</text:p>
          </table:table-cell>
          <table:table-cell office:value-type="float" office:value="0.497619">
            <text:p>0.5</text:p>
          </table:table-cell>
          <table:table-cell office:value-type="float" office:value="1.716964">
            <text:p>1.72</text:p>
          </table:table-cell>
          <table:table-cell office:value-type="float" office:value="3.683824">
            <text:p>3.6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07">
            <text:p>707</text:p>
          </table:table-cell>
          <table:table-cell office:value-type="float" office:value="0.787913">
            <text:p>0.79</text:p>
          </table:table-cell>
          <table:table-cell office:value-type="float" office:value="211">
            <text:p>211</text:p>
          </table:table-cell>
          <table:table-cell office:value-type="float" office:value="0.170455">
            <text:p>0.17</text:p>
          </table:table-cell>
          <table:table-cell office:value-type="float" office:value="1.083121">
            <text:p>1.08</text:p>
          </table:table-cell>
          <table:table-cell office:value-type="float" office:value="2.243478">
            <text:p>2.24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20">
            <text:p>520</text:p>
          </table:table-cell>
          <table:table-cell office:value-type="float" office:value="0.592182">
            <text:p>0.59</text:p>
          </table:table-cell>
          <table:table-cell office:value-type="float" office:value="1811">
            <text:p>1811</text:p>
          </table:table-cell>
          <table:table-cell office:value-type="float" office:value="0.383824">
            <text:p>0.38</text:p>
          </table:table-cell>
          <table:table-cell office:value-type="float" office:value="1.843451">
            <text:p>1.84</text:p>
          </table:table-cell>
          <table:table-cell office:value-type="float" office:value="3.535014">
            <text:p>3.54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59">
            <text:p>559</text:p>
          </table:table-cell>
          <table:table-cell office:value-type="float" office:value="0.584637">
            <text:p>0.58</text:p>
          </table:table-cell>
          <table:table-cell office:value-type="float" office:value="1094">
            <text:p>1094</text:p>
          </table:table-cell>
          <table:table-cell office:value-type="float" office:value="0.170455">
            <text:p>0.17</text:p>
          </table:table-cell>
          <table:table-cell office:value-type="float" office:value="1.572905">
            <text:p>1.57</text:p>
          </table:table-cell>
          <table:table-cell office:value-type="float" office:value="3.293478">
            <text:p>3.2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42">
            <text:p>642</text:p>
          </table:table-cell>
          <table:table-cell office:value-type="float" office:value="0.712941">
            <text:p>0.71</text:p>
          </table:table-cell>
          <table:table-cell office:value-type="float" office:value="426">
            <text:p>426</text:p>
          </table:table-cell>
          <table:table-cell office:value-type="float" office:value="0.208333">
            <text:p>0.21</text:p>
          </table:table-cell>
          <table:table-cell office:value-type="float" office:value="1.469962">
            <text:p>1.47</text:p>
          </table:table-cell>
          <table:table-cell office:value-type="float" office:value="2.712121">
            <text:p>2.71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13">
            <text:p>613</text:p>
          </table:table-cell>
          <table:table-cell office:value-type="float" office:value="0.694611">
            <text:p>0.69</text:p>
          </table:table-cell>
          <table:table-cell office:value-type="float" office:value="607">
            <text:p>607</text:p>
          </table:table-cell>
          <table:table-cell office:value-type="float" office:value="0.288462">
            <text:p>0.29</text:p>
          </table:table-cell>
          <table:table-cell office:value-type="float" office:value="1.426833">
            <text:p>1.43</text:p>
          </table:table-cell>
          <table:table-cell office:value-type="float" office:value="3.041667">
            <text:p>3.04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56">
            <text:p>456</text:p>
          </table:table-cell>
          <table:table-cell office:value-type="float" office:value="0.523158">
            <text:p>0.52</text:p>
          </table:table-cell>
          <table:table-cell office:value-type="float" office:value="3579">
            <text:p>3579</text:p>
          </table:table-cell>
          <table:table-cell office:value-type="float" office:value="0.366667">
            <text:p>0.37</text:p>
          </table:table-cell>
          <table:table-cell office:value-type="float" office:value="1.962957">
            <text:p>1.96</text:p>
          </table:table-cell>
          <table:table-cell office:value-type="float" office:value="4.042857">
            <text:p>4.04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66">
            <text:p>666</text:p>
          </table:table-cell>
          <table:table-cell office:value-type="float" office:value="0.749378">
            <text:p>0.75</text:p>
          </table:table-cell>
          <table:table-cell office:value-type="float" office:value="308">
            <text:p>308</text:p>
          </table:table-cell>
          <table:table-cell office:value-type="float" office:value="0.135747">
            <text:p>0.14</text:p>
          </table:table-cell>
          <table:table-cell office:value-type="float" office:value="0.892291">
            <text:p>0.89</text:p>
          </table:table-cell>
          <table:table-cell office:value-type="float" office:value="2.243478">
            <text:p>2.24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73">
            <text:p>573</text:p>
          </table:table-cell>
          <table:table-cell office:value-type="float" office:value="0.632542">
            <text:p>0.63</text:p>
          </table:table-cell>
          <table:table-cell office:value-type="float" office:value="935">
            <text:p>935</text:p>
          </table:table-cell>
          <table:table-cell office:value-type="float" office:value="0.354167">
            <text:p>0.35</text:p>
          </table:table-cell>
          <table:table-cell office:value-type="float" office:value="1.517627">
            <text:p>1.52</text:p>
          </table:table-cell>
          <table:table-cell office:value-type="float" office:value="4.180556">
            <text:p>4.1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32">
            <text:p>532</text:p>
          </table:table-cell>
          <table:table-cell office:value-type="float" office:value="0.577419">
            <text:p>0.58</text:p>
          </table:table-cell>
          <table:table-cell office:value-type="float" office:value="1586">
            <text:p>1586</text:p>
          </table:table-cell>
          <table:table-cell office:value-type="float" office:value="0.430556">
            <text:p>0.43</text:p>
          </table:table-cell>
          <table:table-cell office:value-type="float" office:value="1.782228">
            <text:p>1.78</text:p>
          </table:table-cell>
          <table:table-cell office:value-type="float" office:value="3.511111">
            <text:p>3.51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54">
            <text:p>654</text:p>
          </table:table-cell>
          <table:table-cell office:value-type="float" office:value="0.730844">
            <text:p>0.73</text:p>
          </table:table-cell>
          <table:table-cell office:value-type="float" office:value="393">
            <text:p>393</text:p>
          </table:table-cell>
          <table:table-cell office:value-type="float" office:value="0.419935">
            <text:p>0.42</text:p>
          </table:table-cell>
          <table:table-cell office:value-type="float" office:value="1.220185">
            <text:p>1.22</text:p>
          </table:table-cell>
          <table:table-cell office:value-type="float" office:value="3.153409">
            <text:p>3.15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57">
            <text:p>557</text:p>
          </table:table-cell>
          <table:table-cell office:value-type="float" office:value="0.632264">
            <text:p>0.63</text:p>
          </table:table-cell>
          <table:table-cell office:value-type="float" office:value="1142">
            <text:p>1142</text:p>
          </table:table-cell>
          <table:table-cell office:value-type="float" office:value="0.383824">
            <text:p>0.38</text:p>
          </table:table-cell>
          <table:table-cell office:value-type="float" office:value="1.490477">
            <text:p>1.49</text:p>
          </table:table-cell>
          <table:table-cell office:value-type="float" office:value="3.192857">
            <text:p>3.1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68">
            <text:p>668</text:p>
          </table:table-cell>
          <table:table-cell office:value-type="float" office:value="0.736136">
            <text:p>0.74</text:p>
          </table:table-cell>
          <table:table-cell office:value-type="float" office:value="343">
            <text:p>343</text:p>
          </table:table-cell>
          <table:table-cell office:value-type="float" office:value="0.143541">
            <text:p>0.14</text:p>
          </table:table-cell>
          <table:table-cell office:value-type="float" office:value="1.26273">
            <text:p>1.26</text:p>
          </table:table-cell>
          <table:table-cell office:value-type="float" office:value="2.243478">
            <text:p>2.24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10">
            <text:p>610</text:p>
          </table:table-cell>
          <table:table-cell office:value-type="float" office:value="0.672674">
            <text:p>0.67</text:p>
          </table:table-cell>
          <table:table-cell office:value-type="float" office:value="640">
            <text:p>640</text:p>
          </table:table-cell>
          <table:table-cell office:value-type="float" office:value="0.655556">
            <text:p>0.66</text:p>
          </table:table-cell>
          <table:table-cell office:value-type="float" office:value="1.408748">
            <text:p>1.41</text:p>
          </table:table-cell>
          <table:table-cell office:value-type="float" office:value="2.695489">
            <text:p>2.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19">
            <text:p>519</text:p>
          </table:table-cell>
          <table:table-cell office:value-type="float" office:value="0.568718">
            <text:p>0.57</text:p>
          </table:table-cell>
          <table:table-cell office:value-type="float" office:value="1673">
            <text:p>1673</text:p>
          </table:table-cell>
          <table:table-cell office:value-type="float" office:value="0.368347">
            <text:p>0.37</text:p>
          </table:table-cell>
          <table:table-cell office:value-type="float" office:value="1.599434">
            <text:p>1.6</text:p>
          </table:table-cell>
          <table:table-cell office:value-type="float" office:value="4.1625">
            <text:p>4.16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27">
            <text:p>627</text:p>
          </table:table-cell>
          <table:table-cell office:value-type="float" office:value="0.703241">
            <text:p>0.7</text:p>
          </table:table-cell>
          <table:table-cell office:value-type="float" office:value="521">
            <text:p>521</text:p>
          </table:table-cell>
          <table:table-cell office:value-type="float" office:value="0.170455">
            <text:p>0.17</text:p>
          </table:table-cell>
          <table:table-cell office:value-type="float" office:value="1.379015">
            <text:p>1.38</text:p>
          </table:table-cell>
          <table:table-cell office:value-type="float" office:value="3.666667">
            <text:p>3.6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50">
            <text:p>550</text:p>
          </table:table-cell>
          <table:table-cell office:value-type="float" office:value="0.628659">
            <text:p>0.63</text:p>
          </table:table-cell>
          <table:table-cell office:value-type="float" office:value="1213">
            <text:p>1213</text:p>
          </table:table-cell>
          <table:table-cell office:value-type="float" office:value="0.186335">
            <text:p>0.19</text:p>
          </table:table-cell>
          <table:table-cell office:value-type="float" office:value="1.458631">
            <text:p>1.46</text:p>
          </table:table-cell>
          <table:table-cell office:value-type="float" office:value="3.441667">
            <text:p>3.44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82">
            <text:p>582</text:p>
          </table:table-cell>
          <table:table-cell office:value-type="float" office:value="0.619657">
            <text:p>0.62</text:p>
          </table:table-cell>
          <table:table-cell office:value-type="float" office:value="847">
            <text:p>847</text:p>
          </table:table-cell>
          <table:table-cell office:value-type="float" office:value="0.143541">
            <text:p>0.14</text:p>
          </table:table-cell>
          <table:table-cell office:value-type="float" office:value="1.648271">
            <text:p>1.65</text:p>
          </table:table-cell>
          <table:table-cell office:value-type="float" office:value="2.747619">
            <text:p>2.75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11">
            <text:p>711</text:p>
          </table:table-cell>
          <table:table-cell office:value-type="float" office:value="0.790792">
            <text:p>0.79</text:p>
          </table:table-cell>
          <table:table-cell office:value-type="float" office:value="193">
            <text:p>193</text:p>
          </table:table-cell>
          <table:table-cell office:value-type="float" office:value="0.15">
            <text:p>0.15</text:p>
          </table:table-cell>
          <table:table-cell office:value-type="float" office:value="0.767254">
            <text:p>0.77</text:p>
          </table:table-cell>
          <table:table-cell office:value-type="float" office:value="2.035714">
            <text:p>2.04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04">
            <text:p>604</text:p>
          </table:table-cell>
          <table:table-cell office:value-type="float" office:value="0.670366">
            <text:p>0.67</text:p>
          </table:table-cell>
          <table:table-cell office:value-type="float" office:value="707">
            <text:p>707</text:p>
          </table:table-cell>
          <table:table-cell office:value-type="float" office:value="0.143541">
            <text:p>0.14</text:p>
          </table:table-cell>
          <table:table-cell office:value-type="float" office:value="1.232782">
            <text:p>1.23</text:p>
          </table:table-cell>
          <table:table-cell office:value-type="float" office:value="3.293478">
            <text:p>3.2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52">
            <text:p>652</text:p>
          </table:table-cell>
          <table:table-cell office:value-type="float" office:value="0.747518">
            <text:p>0.75</text:p>
          </table:table-cell>
          <table:table-cell office:value-type="float" office:value="388">
            <text:p>388</text:p>
          </table:table-cell>
          <table:table-cell office:value-type="float" office:value="0.15">
            <text:p>0.15</text:p>
          </table:table-cell>
          <table:table-cell office:value-type="float" office:value="1.368524">
            <text:p>1.37</text:p>
          </table:table-cell>
          <table:table-cell office:value-type="float" office:value="2.657576">
            <text:p>2.66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68">
            <text:p>668</text:p>
          </table:table-cell>
          <table:table-cell office:value-type="float" office:value="0.732256">
            <text:p>0.73</text:p>
          </table:table-cell>
          <table:table-cell office:value-type="float" office:value="318">
            <text:p>318</text:p>
          </table:table-cell>
          <table:table-cell office:value-type="float" office:value="0.208333">
            <text:p>0.21</text:p>
          </table:table-cell>
          <table:table-cell office:value-type="float" office:value="0.953876">
            <text:p>0.95</text:p>
          </table:table-cell>
          <table:table-cell office:value-type="float" office:value="2.378788">
            <text:p>2.3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75">
            <text:p>475</text:p>
          </table:table-cell>
          <table:table-cell office:value-type="float" office:value="0.513159">
            <text:p>0.51</text:p>
          </table:table-cell>
          <table:table-cell office:value-type="float" office:value="2962">
            <text:p>2962</text:p>
          </table:table-cell>
          <table:table-cell office:value-type="float" office:value="0.758824">
            <text:p>0.76</text:p>
          </table:table-cell>
          <table:table-cell office:value-type="float" office:value="2.235718">
            <text:p>2.24</text:p>
          </table:table-cell>
          <table:table-cell office:value-type="float" office:value="3.983333">
            <text:p>3.9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37">
            <text:p>637</text:p>
          </table:table-cell>
          <table:table-cell office:value-type="float" office:value="0.706719">
            <text:p>0.71</text:p>
          </table:table-cell>
          <table:table-cell office:value-type="float" office:value="450">
            <text:p>450</text:p>
          </table:table-cell>
          <table:table-cell office:value-type="float" office:value="0.15">
            <text:p>0.15</text:p>
          </table:table-cell>
          <table:table-cell office:value-type="float" office:value="1.25713">
            <text:p>1.26</text:p>
          </table:table-cell>
          <table:table-cell office:value-type="float" office:value="2.243478">
            <text:p>2.24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83">
            <text:p>583</text:p>
          </table:table-cell>
          <table:table-cell office:value-type="float" office:value="0.644868">
            <text:p>0.64</text:p>
          </table:table-cell>
          <table:table-cell office:value-type="float" office:value="774">
            <text:p>774</text:p>
          </table:table-cell>
          <table:table-cell office:value-type="float" office:value="0.366667">
            <text:p>0.37</text:p>
          </table:table-cell>
          <table:table-cell office:value-type="float" office:value="1.415284">
            <text:p>1.42</text:p>
          </table:table-cell>
          <table:table-cell office:value-type="float" office:value="3.008824">
            <text:p>3.01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26">
            <text:p>626</text:p>
          </table:table-cell>
          <table:table-cell office:value-type="float" office:value="0.670244">
            <text:p>0.67</text:p>
          </table:table-cell>
          <table:table-cell office:value-type="float" office:value="500">
            <text:p>500</text:p>
          </table:table-cell>
          <table:table-cell office:value-type="float" office:value="0.186335">
            <text:p>0.19</text:p>
          </table:table-cell>
          <table:table-cell office:value-type="float" office:value="1.402489">
            <text:p>1.4</text:p>
          </table:table-cell>
          <table:table-cell office:value-type="float" office:value="3.192857">
            <text:p>3.1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48">
            <text:p>648</text:p>
          </table:table-cell>
          <table:table-cell office:value-type="float" office:value="0.704789">
            <text:p>0.7</text:p>
          </table:table-cell>
          <table:table-cell office:value-type="float" office:value="439">
            <text:p>439</text:p>
          </table:table-cell>
          <table:table-cell office:value-type="float" office:value="0.186335">
            <text:p>0.19</text:p>
          </table:table-cell>
          <table:table-cell office:value-type="float" office:value="1.136853">
            <text:p>1.14</text:p>
          </table:table-cell>
          <table:table-cell office:value-type="float" office:value="2.190476">
            <text:p>2.1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01">
            <text:p>601</text:p>
          </table:table-cell>
          <table:table-cell office:value-type="float" office:value="0.724126">
            <text:p>0.72</text:p>
          </table:table-cell>
          <table:table-cell office:value-type="float" office:value="698">
            <text:p>698</text:p>
          </table:table-cell>
          <table:table-cell office:value-type="float" office:value="0.208333">
            <text:p>0.21</text:p>
          </table:table-cell>
          <table:table-cell office:value-type="float" office:value="1.63212">
            <text:p>1.63</text:p>
          </table:table-cell>
          <table:table-cell office:value-type="float" office:value="4.295455">
            <text:p>4.3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75">
            <text:p>575</text:p>
          </table:table-cell>
          <table:table-cell office:value-type="float" office:value="0.611564">
            <text:p>0.61</text:p>
          </table:table-cell>
          <table:table-cell office:value-type="float" office:value="939">
            <text:p>939</text:p>
          </table:table-cell>
          <table:table-cell office:value-type="float" office:value="0.510965">
            <text:p>0.51</text:p>
          </table:table-cell>
          <table:table-cell office:value-type="float" office:value="1.924443">
            <text:p>1.92</text:p>
          </table:table-cell>
          <table:table-cell office:value-type="float" office:value="3.797619">
            <text:p>3.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56">
            <text:p>556</text:p>
          </table:table-cell>
          <table:table-cell office:value-type="float" office:value="0.58686">
            <text:p>0.59</text:p>
          </table:table-cell>
          <table:table-cell office:value-type="float" office:value="1173">
            <text:p>1173</text:p>
          </table:table-cell>
          <table:table-cell office:value-type="float" office:value="0.138889">
            <text:p>0.14</text:p>
          </table:table-cell>
          <table:table-cell office:value-type="float" office:value="1.637684">
            <text:p>1.64</text:p>
          </table:table-cell>
          <table:table-cell office:value-type="float" office:value="4.169935">
            <text:p>4.1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78">
            <text:p>678</text:p>
          </table:table-cell>
          <table:table-cell office:value-type="float" office:value="0.761413">
            <text:p>0.76</text:p>
          </table:table-cell>
          <table:table-cell office:value-type="float" office:value="297">
            <text:p>297</text:p>
          </table:table-cell>
          <table:table-cell office:value-type="float" office:value="0.143541">
            <text:p>0.14</text:p>
          </table:table-cell>
          <table:table-cell office:value-type="float" office:value="1.071567">
            <text:p>1.07</text:p>
          </table:table-cell>
          <table:table-cell office:value-type="float" office:value="2.695489">
            <text:p>2.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00">
            <text:p>700</text:p>
          </table:table-cell>
          <table:table-cell office:value-type="float" office:value="0.783051">
            <text:p>0.78</text:p>
          </table:table-cell>
          <table:table-cell office:value-type="float" office:value="239">
            <text:p>239</text:p>
          </table:table-cell>
          <table:table-cell office:value-type="float" office:value="0.15873">
            <text:p>0.16</text:p>
          </table:table-cell>
          <table:table-cell office:value-type="float" office:value="1.337995">
            <text:p>1.34</text:p>
          </table:table-cell>
          <table:table-cell office:value-type="float" office:value="2.373333">
            <text:p>2.3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18">
            <text:p>518</text:p>
          </table:table-cell>
          <table:table-cell office:value-type="float" office:value="0.599523">
            <text:p>0.6</text:p>
          </table:table-cell>
          <table:table-cell office:value-type="float" office:value="1901">
            <text:p>1901</text:p>
          </table:table-cell>
          <table:table-cell office:value-type="float" office:value="0.683333">
            <text:p>0.68</text:p>
          </table:table-cell>
          <table:table-cell office:value-type="float" office:value="2.320791">
            <text:p>2.32</text:p>
          </table:table-cell>
          <table:table-cell office:value-type="float" office:value="3.455357">
            <text:p>3.46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39">
            <text:p>639</text:p>
          </table:table-cell>
          <table:table-cell office:value-type="float" office:value="0.719569">
            <text:p>0.72</text:p>
          </table:table-cell>
          <table:table-cell office:value-type="float" office:value="451">
            <text:p>451</text:p>
          </table:table-cell>
          <table:table-cell office:value-type="float" office:value="0.143541">
            <text:p>0.14</text:p>
          </table:table-cell>
          <table:table-cell office:value-type="float" office:value="1.325452">
            <text:p>1.33</text:p>
          </table:table-cell>
          <table:table-cell office:value-type="float" office:value="3.293478">
            <text:p>3.2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62">
            <text:p>462</text:p>
          </table:table-cell>
          <table:table-cell office:value-type="float" office:value="0.530697">
            <text:p>0.53</text:p>
          </table:table-cell>
          <table:table-cell office:value-type="float" office:value="3408">
            <text:p>3408</text:p>
          </table:table-cell>
          <table:table-cell office:value-type="float" office:value="0.636447">
            <text:p>0.64</text:p>
          </table:table-cell>
          <table:table-cell office:value-type="float" office:value="2.383684">
            <text:p>2.38</text:p>
          </table:table-cell>
          <table:table-cell office:value-type="float" office:value="3.966667">
            <text:p>3.9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14">
            <text:p>714</text:p>
          </table:table-cell>
          <table:table-cell office:value-type="float" office:value="0.785353">
            <text:p>0.79</text:p>
          </table:table-cell>
          <table:table-cell office:value-type="float" office:value="183">
            <text:p>183</text:p>
          </table:table-cell>
          <table:table-cell office:value-type="float" office:value="0.24">
            <text:p>0.24</text:p>
          </table:table-cell>
          <table:table-cell office:value-type="float" office:value="1.100899">
            <text:p>1.1</text:p>
          </table:table-cell>
          <table:table-cell office:value-type="float" office:value="2.373333">
            <text:p>2.3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92">
            <text:p>692</text:p>
          </table:table-cell>
          <table:table-cell office:value-type="float" office:value="0.768249">
            <text:p>0.77</text:p>
          </table:table-cell>
          <table:table-cell office:value-type="float" office:value="255">
            <text:p>255</text:p>
          </table:table-cell>
          <table:table-cell office:value-type="float" office:value="0.15873">
            <text:p>0.16</text:p>
          </table:table-cell>
          <table:table-cell office:value-type="float" office:value="1.015937">
            <text:p>1.02</text:p>
          </table:table-cell>
          <table:table-cell office:value-type="float" office:value="2.212121">
            <text:p>2.21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31">
            <text:p>631</text:p>
          </table:table-cell>
          <table:table-cell office:value-type="float" office:value="0.690358">
            <text:p>0.69</text:p>
          </table:table-cell>
          <table:table-cell office:value-type="float" office:value="515">
            <text:p>515</text:p>
          </table:table-cell>
          <table:table-cell office:value-type="float" office:value="0.170455">
            <text:p>0.17</text:p>
          </table:table-cell>
          <table:table-cell office:value-type="float" office:value="1.093667">
            <text:p>1.09</text:p>
          </table:table-cell>
          <table:table-cell office:value-type="float" office:value="2.25">
            <text:p>2.25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73">
            <text:p>673</text:p>
          </table:table-cell>
          <table:table-cell office:value-type="float" office:value="0.75563">
            <text:p>0.76</text:p>
          </table:table-cell>
          <table:table-cell office:value-type="float" office:value="315">
            <text:p>315</text:p>
          </table:table-cell>
          <table:table-cell office:value-type="float" office:value="0.186335">
            <text:p>0.19</text:p>
          </table:table-cell>
          <table:table-cell office:value-type="float" office:value="1.242612">
            <text:p>1.24</text:p>
          </table:table-cell>
          <table:table-cell office:value-type="float" office:value="2.747619">
            <text:p>2.75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60">
            <text:p>560</text:p>
          </table:table-cell>
          <table:table-cell office:value-type="float" office:value="0.613287">
            <text:p>0.61</text:p>
          </table:table-cell>
          <table:table-cell office:value-type="float" office:value="1160">
            <text:p>1160</text:p>
          </table:table-cell>
          <table:table-cell office:value-type="float" office:value="0.649733">
            <text:p>0.65</text:p>
          </table:table-cell>
          <table:table-cell office:value-type="float" office:value="1.730033">
            <text:p>1.73</text:p>
          </table:table-cell>
          <table:table-cell office:value-type="float" office:value="3.585965">
            <text:p>3.5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18">
            <text:p>518</text:p>
          </table:table-cell>
          <table:table-cell office:value-type="float" office:value="0.584714">
            <text:p>0.58</text:p>
          </table:table-cell>
          <table:table-cell office:value-type="float" office:value="1679">
            <text:p>1679</text:p>
          </table:table-cell>
          <table:table-cell office:value-type="float" office:value="0.373611">
            <text:p>0.37</text:p>
          </table:table-cell>
          <table:table-cell office:value-type="float" office:value="1.726622">
            <text:p>1.73</text:p>
          </table:table-cell>
          <table:table-cell office:value-type="float" office:value="3.025">
            <text:p>3.03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44">
            <text:p>544</text:p>
          </table:table-cell>
          <table:table-cell office:value-type="float" office:value="0.59082">
            <text:p>0.59</text:p>
          </table:table-cell>
          <table:table-cell office:value-type="float" office:value="1325">
            <text:p>1325</text:p>
          </table:table-cell>
          <table:table-cell office:value-type="float" office:value="0.419935">
            <text:p>0.42</text:p>
          </table:table-cell>
          <table:table-cell office:value-type="float" office:value="1.82318">
            <text:p>1.82</text:p>
          </table:table-cell>
          <table:table-cell office:value-type="float" office:value="3.222222">
            <text:p>3.22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06">
            <text:p>706</text:p>
          </table:table-cell>
          <table:table-cell office:value-type="float" office:value="0.786164">
            <text:p>0.79</text:p>
          </table:table-cell>
          <table:table-cell office:value-type="float" office:value="187">
            <text:p>187</text:p>
          </table:table-cell>
          <table:table-cell office:value-type="float" office:value="0.24">
            <text:p>0.24</text:p>
          </table:table-cell>
          <table:table-cell office:value-type="float" office:value="1.440251">
            <text:p>1.44</text:p>
          </table:table-cell>
          <table:table-cell office:value-type="float" office:value="3.037037">
            <text:p>3.04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07">
            <text:p>507</text:p>
          </table:table-cell>
          <table:table-cell office:value-type="float" office:value="0.554219">
            <text:p>0.55</text:p>
          </table:table-cell>
          <table:table-cell office:value-type="float" office:value="2162">
            <text:p>2162</text:p>
          </table:table-cell>
          <table:table-cell office:value-type="float" office:value="0.578788">
            <text:p>0.58</text:p>
          </table:table-cell>
          <table:table-cell office:value-type="float" office:value="2.04508">
            <text:p>2.05</text:p>
          </table:table-cell>
          <table:table-cell office:value-type="float" office:value="3.633333">
            <text:p>3.63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95">
            <text:p>595</text:p>
          </table:table-cell>
          <table:table-cell office:value-type="float" office:value="0.643563">
            <text:p>0.64</text:p>
          </table:table-cell>
          <table:table-cell office:value-type="float" office:value="796">
            <text:p>796</text:p>
          </table:table-cell>
          <table:table-cell office:value-type="float" office:value="0.419298">
            <text:p>0.42</text:p>
          </table:table-cell>
          <table:table-cell office:value-type="float" office:value="1.434574">
            <text:p>1.43</text:p>
          </table:table-cell>
          <table:table-cell office:value-type="float" office:value="3.058824">
            <text:p>3.06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84">
            <text:p>684</text:p>
          </table:table-cell>
          <table:table-cell office:value-type="float" office:value="0.74555">
            <text:p>0.75</text:p>
          </table:table-cell>
          <table:table-cell office:value-type="float" office:value="287">
            <text:p>287</text:p>
          </table:table-cell>
          <table:table-cell office:value-type="float" office:value="0.170455">
            <text:p>0.17</text:p>
          </table:table-cell>
          <table:table-cell office:value-type="float" office:value="0.997138">
            <text:p>1</text:p>
          </table:table-cell>
          <table:table-cell office:value-type="float" office:value="2.243478">
            <text:p>2.24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10">
            <text:p>710</text:p>
          </table:table-cell>
          <table:table-cell office:value-type="float" office:value="0.776618">
            <text:p>0.78</text:p>
          </table:table-cell>
          <table:table-cell office:value-type="float" office:value="204">
            <text:p>204</text:p>
          </table:table-cell>
          <table:table-cell office:value-type="float" office:value="0.138889">
            <text:p>0.14</text:p>
          </table:table-cell>
          <table:table-cell office:value-type="float" office:value="1.056155">
            <text:p>1.06</text:p>
          </table:table-cell>
          <table:table-cell office:value-type="float" office:value="3.037037">
            <text:p>3.04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94">
            <text:p>594</text:p>
          </table:table-cell>
          <table:table-cell office:value-type="float" office:value="0.685965">
            <text:p>0.69</text:p>
          </table:table-cell>
          <table:table-cell office:value-type="float" office:value="775">
            <text:p>775</text:p>
          </table:table-cell>
          <table:table-cell office:value-type="float" office:value="0.170455">
            <text:p>0.17</text:p>
          </table:table-cell>
          <table:table-cell office:value-type="float" office:value="1.476888">
            <text:p>1.48</text:p>
          </table:table-cell>
          <table:table-cell office:value-type="float" office:value="3.192857">
            <text:p>3.1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88">
            <text:p>488</text:p>
          </table:table-cell>
          <table:table-cell office:value-type="float" office:value="0.546803">
            <text:p>0.55</text:p>
          </table:table-cell>
          <table:table-cell office:value-type="float" office:value="2545">
            <text:p>2545</text:p>
          </table:table-cell>
          <table:table-cell office:value-type="float" office:value="0.325397">
            <text:p>0.33</text:p>
          </table:table-cell>
          <table:table-cell office:value-type="float" office:value="2.043379">
            <text:p>2.04</text:p>
          </table:table-cell>
          <table:table-cell office:value-type="float" office:value="3.983333">
            <text:p>3.9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97">
            <text:p>497</text:p>
          </table:table-cell>
          <table:table-cell office:value-type="float" office:value="0.574989">
            <text:p>0.57</text:p>
          </table:table-cell>
          <table:table-cell office:value-type="float" office:value="2220">
            <text:p>2220</text:p>
          </table:table-cell>
          <table:table-cell office:value-type="float" office:value="0.388889">
            <text:p>0.39</text:p>
          </table:table-cell>
          <table:table-cell office:value-type="float" office:value="2.020254">
            <text:p>2.02</text:p>
          </table:table-cell>
          <table:table-cell office:value-type="float" office:value="3.426923">
            <text:p>3.43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58">
            <text:p>558</text:p>
          </table:table-cell>
          <table:table-cell office:value-type="float" office:value="0.638212">
            <text:p>0.64</text:p>
          </table:table-cell>
          <table:table-cell office:value-type="float" office:value="1136">
            <text:p>1136</text:p>
          </table:table-cell>
          <table:table-cell office:value-type="float" office:value="0.45">
            <text:p>0.45</text:p>
          </table:table-cell>
          <table:table-cell office:value-type="float" office:value="1.859636">
            <text:p>1.86</text:p>
          </table:table-cell>
          <table:table-cell office:value-type="float" office:value="3.222222">
            <text:p>3.22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28">
            <text:p>728</text:p>
          </table:table-cell>
          <table:table-cell office:value-type="float" office:value="0.792482">
            <text:p>0.79</text:p>
          </table:table-cell>
          <table:table-cell office:value-type="float" office:value="165">
            <text:p>165</text:p>
          </table:table-cell>
          <table:table-cell office:value-type="float" office:value="0.186335">
            <text:p>0.19</text:p>
          </table:table-cell>
          <table:table-cell office:value-type="float" office:value="1.084471">
            <text:p>1.08</text:p>
          </table:table-cell>
          <table:table-cell office:value-type="float" office:value="2.291667">
            <text:p>2.2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26">
            <text:p>726</text:p>
          </table:table-cell>
          <table:table-cell office:value-type="float" office:value="0.788646">
            <text:p>0.79</text:p>
          </table:table-cell>
          <table:table-cell office:value-type="float" office:value="168">
            <text:p>168</text:p>
          </table:table-cell>
          <table:table-cell office:value-type="float" office:value="0.15">
            <text:p>0.15</text:p>
          </table:table-cell>
          <table:table-cell office:value-type="float" office:value="0.957861">
            <text:p>0.96</text:p>
          </table:table-cell>
          <table:table-cell office:value-type="float" office:value="2.538462">
            <text:p>2.54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55">
            <text:p>455</text:p>
          </table:table-cell>
          <table:table-cell office:value-type="float" office:value="0.515905">
            <text:p>0.52</text:p>
          </table:table-cell>
          <table:table-cell office:value-type="float" office:value="3741">
            <text:p>3741</text:p>
          </table:table-cell>
          <table:table-cell office:value-type="float" office:value="0.313034">
            <text:p>0.31</text:p>
          </table:table-cell>
          <table:table-cell office:value-type="float" office:value="1.909718">
            <text:p>1.91</text:p>
          </table:table-cell>
          <table:table-cell office:value-type="float" office:value="3.75">
            <text:p>3.75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73">
            <text:p>673</text:p>
          </table:table-cell>
          <table:table-cell office:value-type="float" office:value="0.752341">
            <text:p>0.75</text:p>
          </table:table-cell>
          <table:table-cell office:value-type="float" office:value="302">
            <text:p>302</text:p>
          </table:table-cell>
          <table:table-cell office:value-type="float" office:value="0.15873">
            <text:p>0.16</text:p>
          </table:table-cell>
          <table:table-cell office:value-type="float" office:value="1.208749">
            <text:p>1.21</text:p>
          </table:table-cell>
          <table:table-cell office:value-type="float" office:value="2.6625">
            <text:p>2.66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51">
            <text:p>551</text:p>
          </table:table-cell>
          <table:table-cell office:value-type="float" office:value="0.633862">
            <text:p>0.63</text:p>
          </table:table-cell>
          <table:table-cell office:value-type="float" office:value="1224">
            <text:p>1224</text:p>
          </table:table-cell>
          <table:table-cell office:value-type="float" office:value="0.398413">
            <text:p>0.4</text:p>
          </table:table-cell>
          <table:table-cell office:value-type="float" office:value="1.5544">
            <text:p>1.55</text:p>
          </table:table-cell>
          <table:table-cell office:value-type="float" office:value="3.088889">
            <text:p>3.0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65">
            <text:p>465</text:p>
          </table:table-cell>
          <table:table-cell office:value-type="float" office:value="0.532122">
            <text:p>0.53</text:p>
          </table:table-cell>
          <table:table-cell office:value-type="float" office:value="3263">
            <text:p>3263</text:p>
          </table:table-cell>
          <table:table-cell office:value-type="float" office:value="0.383824">
            <text:p>0.38</text:p>
          </table:table-cell>
          <table:table-cell office:value-type="float" office:value="2.203301">
            <text:p>2.2</text:p>
          </table:table-cell>
          <table:table-cell office:value-type="float" office:value="5.183333">
            <text:p>5.1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26">
            <text:p>626</text:p>
          </table:table-cell>
          <table:table-cell office:value-type="float" office:value="0.704028">
            <text:p>0.7</text:p>
          </table:table-cell>
          <table:table-cell office:value-type="float" office:value="550">
            <text:p>550</text:p>
          </table:table-cell>
          <table:table-cell office:value-type="float" office:value="0.15873">
            <text:p>0.16</text:p>
          </table:table-cell>
          <table:table-cell office:value-type="float" office:value="1.310124">
            <text:p>1.31</text:p>
          </table:table-cell>
          <table:table-cell office:value-type="float" office:value="2.291667">
            <text:p>2.2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14">
            <text:p>614</text:p>
          </table:table-cell>
          <table:table-cell office:value-type="float" office:value="0.670777">
            <text:p>0.67</text:p>
          </table:table-cell>
          <table:table-cell office:value-type="float" office:value="622">
            <text:p>622</text:p>
          </table:table-cell>
          <table:table-cell office:value-type="float" office:value="0.143541">
            <text:p>0.14</text:p>
          </table:table-cell>
          <table:table-cell office:value-type="float" office:value="1.640307">
            <text:p>1.64</text:p>
          </table:table-cell>
          <table:table-cell office:value-type="float" office:value="3.245455">
            <text:p>3.25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59">
            <text:p>559</text:p>
          </table:table-cell>
          <table:table-cell office:value-type="float" office:value="0.60812">
            <text:p>0.61</text:p>
          </table:table-cell>
          <table:table-cell office:value-type="float" office:value="1134">
            <text:p>1134</text:p>
          </table:table-cell>
          <table:table-cell office:value-type="float" office:value="0.383824">
            <text:p>0.38</text:p>
          </table:table-cell>
          <table:table-cell office:value-type="float" office:value="1.71711">
            <text:p>1.72</text:p>
          </table:table-cell>
          <table:table-cell office:value-type="float" office:value="3.719298">
            <text:p>3.72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59">
            <text:p>559</text:p>
          </table:table-cell>
          <table:table-cell office:value-type="float" office:value="0.639363">
            <text:p>0.64</text:p>
          </table:table-cell>
          <table:table-cell office:value-type="float" office:value="1172">
            <text:p>1172</text:p>
          </table:table-cell>
          <table:table-cell office:value-type="float" office:value="0.466667">
            <text:p>0.47</text:p>
          </table:table-cell>
          <table:table-cell office:value-type="float" office:value="1.865826">
            <text:p>1.87</text:p>
          </table:table-cell>
          <table:table-cell office:value-type="float" office:value="3.719298">
            <text:p>3.72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16">
            <text:p>516</text:p>
          </table:table-cell>
          <table:table-cell office:value-type="float" office:value="0.579182">
            <text:p>0.58</text:p>
          </table:table-cell>
          <table:table-cell office:value-type="float" office:value="1818">
            <text:p>1818</text:p>
          </table:table-cell>
          <table:table-cell office:value-type="float" office:value="0.863095">
            <text:p>0.86</text:p>
          </table:table-cell>
          <table:table-cell office:value-type="float" office:value="2.065387">
            <text:p>2.07</text:p>
          </table:table-cell>
          <table:table-cell office:value-type="float" office:value="4.169935">
            <text:p>4.1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95">
            <text:p>695</text:p>
          </table:table-cell>
          <table:table-cell office:value-type="float" office:value="0.734007">
            <text:p>0.73</text:p>
          </table:table-cell>
          <table:table-cell office:value-type="float" office:value="235">
            <text:p>235</text:p>
          </table:table-cell>
          <table:table-cell office:value-type="float" office:value="0.15873">
            <text:p>0.16</text:p>
          </table:table-cell>
          <table:table-cell office:value-type="float" office:value="0.900279">
            <text:p>0.9</text:p>
          </table:table-cell>
          <table:table-cell office:value-type="float" office:value="2.538462">
            <text:p>2.54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81">
            <text:p>481</text:p>
          </table:table-cell>
          <table:table-cell office:value-type="float" office:value="0.515247">
            <text:p>0.52</text:p>
          </table:table-cell>
          <table:table-cell office:value-type="float" office:value="2732">
            <text:p>2732</text:p>
          </table:table-cell>
          <table:table-cell office:value-type="float" office:value="0.510965">
            <text:p>0.51</text:p>
          </table:table-cell>
          <table:table-cell office:value-type="float" office:value="1.93775">
            <text:p>1.94</text:p>
          </table:table-cell>
          <table:table-cell office:value-type="float" office:value="4.1625">
            <text:p>4.16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53">
            <text:p>553</text:p>
          </table:table-cell>
          <table:table-cell office:value-type="float" office:value="0.627114">
            <text:p>0.63</text:p>
          </table:table-cell>
          <table:table-cell office:value-type="float" office:value="1249">
            <text:p>1249</text:p>
          </table:table-cell>
          <table:table-cell office:value-type="float" office:value="0.15">
            <text:p>0.15</text:p>
          </table:table-cell>
          <table:table-cell office:value-type="float" office:value="1.696007">
            <text:p>1.7</text:p>
          </table:table-cell>
          <table:table-cell office:value-type="float" office:value="2.695489">
            <text:p>2.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92">
            <text:p>492</text:p>
          </table:table-cell>
          <table:table-cell office:value-type="float" office:value="0.538337">
            <text:p>0.54</text:p>
          </table:table-cell>
          <table:table-cell office:value-type="float" office:value="2398">
            <text:p>2398</text:p>
          </table:table-cell>
          <table:table-cell office:value-type="float" office:value="0.655556">
            <text:p>0.66</text:p>
          </table:table-cell>
          <table:table-cell office:value-type="float" office:value="2.040224">
            <text:p>2.04</text:p>
          </table:table-cell>
          <table:table-cell office:value-type="float" office:value="4.6875">
            <text:p>4.6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89">
            <text:p>489</text:p>
          </table:table-cell>
          <table:table-cell office:value-type="float" office:value="0.528233">
            <text:p>0.53</text:p>
          </table:table-cell>
          <table:table-cell office:value-type="float" office:value="2505">
            <text:p>2505</text:p>
          </table:table-cell>
          <table:table-cell office:value-type="float" office:value="0.547619">
            <text:p>0.55</text:p>
          </table:table-cell>
          <table:table-cell office:value-type="float" office:value="2.159277">
            <text:p>2.16</text:p>
          </table:table-cell>
          <table:table-cell office:value-type="float" office:value="4.180556">
            <text:p>4.1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03">
            <text:p>603</text:p>
          </table:table-cell>
          <table:table-cell office:value-type="float" office:value="0.666307">
            <text:p>0.67</text:p>
          </table:table-cell>
          <table:table-cell office:value-type="float" office:value="705">
            <text:p>705</text:p>
          </table:table-cell>
          <table:table-cell office:value-type="float" office:value="0.15873">
            <text:p>0.16</text:p>
          </table:table-cell>
          <table:table-cell office:value-type="float" office:value="1.26365">
            <text:p>1.26</text:p>
          </table:table-cell>
          <table:table-cell office:value-type="float" office:value="3.214286">
            <text:p>3.21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10">
            <text:p>610</text:p>
          </table:table-cell>
          <table:table-cell office:value-type="float" office:value="0.663095">
            <text:p>0.66</text:p>
          </table:table-cell>
          <table:table-cell office:value-type="float" office:value="634">
            <text:p>634</text:p>
          </table:table-cell>
          <table:table-cell office:value-type="float" office:value="0.133333">
            <text:p>0.13</text:p>
          </table:table-cell>
          <table:table-cell office:value-type="float" office:value="1.454449">
            <text:p>1.45</text:p>
          </table:table-cell>
          <table:table-cell office:value-type="float" office:value="3.666667">
            <text:p>3.6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63">
            <text:p>663</text:p>
          </table:table-cell>
          <table:table-cell office:value-type="float" office:value="0.736568">
            <text:p>0.74</text:p>
          </table:table-cell>
          <table:table-cell office:value-type="float" office:value="342">
            <text:p>342</text:p>
          </table:table-cell>
          <table:table-cell office:value-type="float" office:value="0.170455">
            <text:p>0.17</text:p>
          </table:table-cell>
          <table:table-cell office:value-type="float" office:value="1.196196">
            <text:p>1.2</text:p>
          </table:table-cell>
          <table:table-cell office:value-type="float" office:value="2.583333">
            <text:p>2.5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49">
            <text:p>549</text:p>
          </table:table-cell>
          <table:table-cell office:value-type="float" office:value="0.575304">
            <text:p>0.58</text:p>
          </table:table-cell>
          <table:table-cell office:value-type="float" office:value="1292">
            <text:p>1292</text:p>
          </table:table-cell>
          <table:table-cell office:value-type="float" office:value="0.510965">
            <text:p>0.51</text:p>
          </table:table-cell>
          <table:table-cell office:value-type="float" office:value="1.756542">
            <text:p>1.76</text:p>
          </table:table-cell>
          <table:table-cell office:value-type="float" office:value="3.192857">
            <text:p>3.1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13">
            <text:p>613</text:p>
          </table:table-cell>
          <table:table-cell office:value-type="float" office:value="0.672057">
            <text:p>0.67</text:p>
          </table:table-cell>
          <table:table-cell office:value-type="float" office:value="613">
            <text:p>613</text:p>
          </table:table-cell>
          <table:table-cell office:value-type="float" office:value="0.138889">
            <text:p>0.14</text:p>
          </table:table-cell>
          <table:table-cell office:value-type="float" office:value="1.271483">
            <text:p>1.27</text:p>
          </table:table-cell>
          <table:table-cell office:value-type="float" office:value="2.472222">
            <text:p>2.4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41">
            <text:p>641</text:p>
          </table:table-cell>
          <table:table-cell office:value-type="float" office:value="0.697229">
            <text:p>0.7</text:p>
          </table:table-cell>
          <table:table-cell office:value-type="float" office:value="415">
            <text:p>415</text:p>
          </table:table-cell>
          <table:table-cell office:value-type="float" office:value="0.208333">
            <text:p>0.21</text:p>
          </table:table-cell>
          <table:table-cell office:value-type="float" office:value="1.429401">
            <text:p>1.43</text:p>
          </table:table-cell>
          <table:table-cell office:value-type="float" office:value="3.245455">
            <text:p>3.25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63">
            <text:p>463</text:p>
          </table:table-cell>
          <table:table-cell office:value-type="float" office:value="0.519739">
            <text:p>0.52</text:p>
          </table:table-cell>
          <table:table-cell office:value-type="float" office:value="3411">
            <text:p>3411</text:p>
          </table:table-cell>
          <table:table-cell office:value-type="float" office:value="0.663743">
            <text:p>0.66</text:p>
          </table:table-cell>
          <table:table-cell office:value-type="float" office:value="2.221015">
            <text:p>2.22</text:p>
          </table:table-cell>
          <table:table-cell office:value-type="float" office:value="3.585965">
            <text:p>3.5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41">
            <text:p>641</text:p>
          </table:table-cell>
          <table:table-cell office:value-type="float" office:value="0.707973">
            <text:p>0.71</text:p>
          </table:table-cell>
          <table:table-cell office:value-type="float" office:value="470">
            <text:p>470</text:p>
          </table:table-cell>
          <table:table-cell office:value-type="float" office:value="0.170455">
            <text:p>0.17</text:p>
          </table:table-cell>
          <table:table-cell office:value-type="float" office:value="1.128597">
            <text:p>1.13</text:p>
          </table:table-cell>
          <table:table-cell office:value-type="float" office:value="2.291667">
            <text:p>2.2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37">
            <text:p>737</text:p>
          </table:table-cell>
          <table:table-cell office:value-type="float" office:value="0.796648">
            <text:p>0.8</text:p>
          </table:table-cell>
          <table:table-cell office:value-type="float" office:value="152">
            <text:p>152</text:p>
          </table:table-cell>
          <table:table-cell office:value-type="float" office:value="0.170455">
            <text:p>0.17</text:p>
          </table:table-cell>
          <table:table-cell office:value-type="float" office:value="0.891858">
            <text:p>0.89</text:p>
          </table:table-cell>
          <table:table-cell office:value-type="float" office:value="2.373333">
            <text:p>2.3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66">
            <text:p>566</text:p>
          </table:table-cell>
          <table:table-cell office:value-type="float" office:value="0.63456">
            <text:p>0.63</text:p>
          </table:table-cell>
          <table:table-cell office:value-type="float" office:value="1020">
            <text:p>1020</text:p>
          </table:table-cell>
          <table:table-cell office:value-type="float" office:value="0.24">
            <text:p>0.24</text:p>
          </table:table-cell>
          <table:table-cell office:value-type="float" office:value="1.617235">
            <text:p>1.62</text:p>
          </table:table-cell>
          <table:table-cell office:value-type="float" office:value="3.015873">
            <text:p>3.02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06">
            <text:p>706</text:p>
          </table:table-cell>
          <table:table-cell office:value-type="float" office:value="0.766044">
            <text:p>0.77</text:p>
          </table:table-cell>
          <table:table-cell office:value-type="float" office:value="210">
            <text:p>210</text:p>
          </table:table-cell>
          <table:table-cell office:value-type="float" office:value="0.186335">
            <text:p>0.19</text:p>
          </table:table-cell>
          <table:table-cell office:value-type="float" office:value="1.082115">
            <text:p>1.08</text:p>
          </table:table-cell>
          <table:table-cell office:value-type="float" office:value="3.192857">
            <text:p>3.1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70">
            <text:p>570</text:p>
          </table:table-cell>
          <table:table-cell office:value-type="float" office:value="0.62532">
            <text:p>0.63</text:p>
          </table:table-cell>
          <table:table-cell office:value-type="float" office:value="988">
            <text:p>988</text:p>
          </table:table-cell>
          <table:table-cell office:value-type="float" office:value="0.360256">
            <text:p>0.36</text:p>
          </table:table-cell>
          <table:table-cell office:value-type="float" office:value="1.659776">
            <text:p>1.66</text:p>
          </table:table-cell>
          <table:table-cell office:value-type="float" office:value="4.169935">
            <text:p>4.1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12">
            <text:p>612</text:p>
          </table:table-cell>
          <table:table-cell office:value-type="float" office:value="0.672417">
            <text:p>0.67</text:p>
          </table:table-cell>
          <table:table-cell office:value-type="float" office:value="598">
            <text:p>598</text:p>
          </table:table-cell>
          <table:table-cell office:value-type="float" office:value="0.186335">
            <text:p>0.19</text:p>
          </table:table-cell>
          <table:table-cell office:value-type="float" office:value="1.573682">
            <text:p>1.57</text:p>
          </table:table-cell>
          <table:table-cell office:value-type="float" office:value="3.214286">
            <text:p>3.21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37">
            <text:p>637</text:p>
          </table:table-cell>
          <table:table-cell office:value-type="float" office:value="0.703863">
            <text:p>0.7</text:p>
          </table:table-cell>
          <table:table-cell office:value-type="float" office:value="446">
            <text:p>446</text:p>
          </table:table-cell>
          <table:table-cell office:value-type="float" office:value="0.138889">
            <text:p>0.14</text:p>
          </table:table-cell>
          <table:table-cell office:value-type="float" office:value="1.180009">
            <text:p>1.18</text:p>
          </table:table-cell>
          <table:table-cell office:value-type="float" office:value="2.654762">
            <text:p>2.65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76">
            <text:p>576</text:p>
          </table:table-cell>
          <table:table-cell office:value-type="float" office:value="0.616135">
            <text:p>0.62</text:p>
          </table:table-cell>
          <table:table-cell office:value-type="float" office:value="978">
            <text:p>978</text:p>
          </table:table-cell>
          <table:table-cell office:value-type="float" office:value="0.383824">
            <text:p>0.38</text:p>
          </table:table-cell>
          <table:table-cell office:value-type="float" office:value="1.957967">
            <text:p>1.96</text:p>
          </table:table-cell>
          <table:table-cell office:value-type="float" office:value="3.714286">
            <text:p>3.71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06">
            <text:p>706</text:p>
          </table:table-cell>
          <table:table-cell office:value-type="float" office:value="0.750065">
            <text:p>0.75</text:p>
          </table:table-cell>
          <table:table-cell office:value-type="float" office:value="213">
            <text:p>213</text:p>
          </table:table-cell>
          <table:table-cell office:value-type="float" office:value="0.186335">
            <text:p>0.19</text:p>
          </table:table-cell>
          <table:table-cell office:value-type="float" office:value="1.014636">
            <text:p>1.01</text:p>
          </table:table-cell>
          <table:table-cell office:value-type="float" office:value="2.291667">
            <text:p>2.2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62">
            <text:p>562</text:p>
          </table:table-cell>
          <table:table-cell office:value-type="float" office:value="0.64159">
            <text:p>0.64</text:p>
          </table:table-cell>
          <table:table-cell office:value-type="float" office:value="1095">
            <text:p>1095</text:p>
          </table:table-cell>
          <table:table-cell office:value-type="float" office:value="0.348214">
            <text:p>0.35</text:p>
          </table:table-cell>
          <table:table-cell office:value-type="float" office:value="1.878895">
            <text:p>1.88</text:p>
          </table:table-cell>
          <table:table-cell office:value-type="float" office:value="3.719298">
            <text:p>3.72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82">
            <text:p>482</text:p>
          </table:table-cell>
          <table:table-cell office:value-type="float" office:value="0.557448">
            <text:p>0.56</text:p>
          </table:table-cell>
          <table:table-cell office:value-type="float" office:value="2743">
            <text:p>2743</text:p>
          </table:table-cell>
          <table:table-cell office:value-type="float" office:value="0.664286">
            <text:p>0.66</text:p>
          </table:table-cell>
          <table:table-cell office:value-type="float" office:value="2.264525">
            <text:p>2.26</text:p>
          </table:table-cell>
          <table:table-cell office:value-type="float" office:value="4.1625">
            <text:p>4.16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27">
            <text:p>727</text:p>
          </table:table-cell>
          <table:table-cell office:value-type="float" office:value="0.783611">
            <text:p>0.78</text:p>
          </table:table-cell>
          <table:table-cell office:value-type="float" office:value="158">
            <text:p>158</text:p>
          </table:table-cell>
          <table:table-cell office:value-type="float" office:value="0.15873">
            <text:p>0.16</text:p>
          </table:table-cell>
          <table:table-cell office:value-type="float" office:value="0.95852">
            <text:p>0.96</text:p>
          </table:table-cell>
          <table:table-cell office:value-type="float" office:value="2.291667">
            <text:p>2.2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60">
            <text:p>460</text:p>
          </table:table-cell>
          <table:table-cell office:value-type="float" office:value="0.520709">
            <text:p>0.52</text:p>
          </table:table-cell>
          <table:table-cell office:value-type="float" office:value="3801">
            <text:p>3801</text:p>
          </table:table-cell>
          <table:table-cell office:value-type="float" office:value="0.545455">
            <text:p>0.55</text:p>
          </table:table-cell>
          <table:table-cell office:value-type="float" office:value="2.261032">
            <text:p>2.26</text:p>
          </table:table-cell>
          <table:table-cell office:value-type="float" office:value="4.4625">
            <text:p>4.46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53">
            <text:p>553</text:p>
          </table:table-cell>
          <table:table-cell office:value-type="float" office:value="0.61993">
            <text:p>0.62</text:p>
          </table:table-cell>
          <table:table-cell office:value-type="float" office:value="1132">
            <text:p>1132</text:p>
          </table:table-cell>
          <table:table-cell office:value-type="float" office:value="0.354167">
            <text:p>0.35</text:p>
          </table:table-cell>
          <table:table-cell office:value-type="float" office:value="1.647403">
            <text:p>1.65</text:p>
          </table:table-cell>
          <table:table-cell office:value-type="float" office:value="3.535014">
            <text:p>3.54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89">
            <text:p>589</text:p>
          </table:table-cell>
          <table:table-cell office:value-type="float" office:value="0.653643">
            <text:p>0.65</text:p>
          </table:table-cell>
          <table:table-cell office:value-type="float" office:value="785">
            <text:p>785</text:p>
          </table:table-cell>
          <table:table-cell office:value-type="float" office:value="0.15">
            <text:p>0.15</text:p>
          </table:table-cell>
          <table:table-cell office:value-type="float" office:value="1.480913">
            <text:p>1.48</text:p>
          </table:table-cell>
          <table:table-cell office:value-type="float" office:value="2.695489">
            <text:p>2.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94">
            <text:p>694</text:p>
          </table:table-cell>
          <table:table-cell office:value-type="float" office:value="0.758989">
            <text:p>0.76</text:p>
          </table:table-cell>
          <table:table-cell office:value-type="float" office:value="265">
            <text:p>265</text:p>
          </table:table-cell>
          <table:table-cell office:value-type="float" office:value="0.208333">
            <text:p>0.21</text:p>
          </table:table-cell>
          <table:table-cell office:value-type="float" office:value="1.172838">
            <text:p>1.17</text:p>
          </table:table-cell>
          <table:table-cell office:value-type="float" office:value="3.245455">
            <text:p>3.25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96">
            <text:p>496</text:p>
          </table:table-cell>
          <table:table-cell office:value-type="float" office:value="0.547053">
            <text:p>0.55</text:p>
          </table:table-cell>
          <table:table-cell office:value-type="float" office:value="2380">
            <text:p>2380</text:p>
          </table:table-cell>
          <table:table-cell office:value-type="float" office:value="0.398413">
            <text:p>0.4</text:p>
          </table:table-cell>
          <table:table-cell office:value-type="float" office:value="1.965925">
            <text:p>1.97</text:p>
          </table:table-cell>
          <table:table-cell office:value-type="float" office:value="5.219298">
            <text:p>5.22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18">
            <text:p>618</text:p>
          </table:table-cell>
          <table:table-cell office:value-type="float" office:value="0.665939">
            <text:p>0.67</text:p>
          </table:table-cell>
          <table:table-cell office:value-type="float" office:value="562">
            <text:p>562</text:p>
          </table:table-cell>
          <table:table-cell office:value-type="float" office:value="0.24">
            <text:p>0.24</text:p>
          </table:table-cell>
          <table:table-cell office:value-type="float" office:value="1.396643">
            <text:p>1.4</text:p>
          </table:table-cell>
          <table:table-cell office:value-type="float" office:value="3.055556">
            <text:p>3.06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67">
            <text:p>567</text:p>
          </table:table-cell>
          <table:table-cell office:value-type="float" office:value="0.623671">
            <text:p>0.62</text:p>
          </table:table-cell>
          <table:table-cell office:value-type="float" office:value="1041">
            <text:p>1041</text:p>
          </table:table-cell>
          <table:table-cell office:value-type="float" office:value="0.208333">
            <text:p>0.21</text:p>
          </table:table-cell>
          <table:table-cell office:value-type="float" office:value="1.529476">
            <text:p>1.53</text:p>
          </table:table-cell>
          <table:table-cell office:value-type="float" office:value="3.555556">
            <text:p>3.56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76">
            <text:p>576</text:p>
          </table:table-cell>
          <table:table-cell office:value-type="float" office:value="0.651084">
            <text:p>0.65</text:p>
          </table:table-cell>
          <table:table-cell office:value-type="float" office:value="900">
            <text:p>900</text:p>
          </table:table-cell>
          <table:table-cell office:value-type="float" office:value="0.15873">
            <text:p>0.16</text:p>
          </table:table-cell>
          <table:table-cell office:value-type="float" office:value="1.348215">
            <text:p>1.35</text:p>
          </table:table-cell>
          <table:table-cell office:value-type="float" office:value="3.293478">
            <text:p>3.2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71">
            <text:p>671</text:p>
          </table:table-cell>
          <table:table-cell office:value-type="float" office:value="0.737632">
            <text:p>0.74</text:p>
          </table:table-cell>
          <table:table-cell office:value-type="float" office:value="321">
            <text:p>321</text:p>
          </table:table-cell>
          <table:table-cell office:value-type="float" office:value="0.15873">
            <text:p>0.16</text:p>
          </table:table-cell>
          <table:table-cell office:value-type="float" office:value="1.008857">
            <text:p>1.01</text:p>
          </table:table-cell>
          <table:table-cell office:value-type="float" office:value="2.747619">
            <text:p>2.75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42">
            <text:p>642</text:p>
          </table:table-cell>
          <table:table-cell office:value-type="float" office:value="0.687148">
            <text:p>0.69</text:p>
          </table:table-cell>
          <table:table-cell office:value-type="float" office:value="408">
            <text:p>408</text:p>
          </table:table-cell>
          <table:table-cell office:value-type="float" office:value="0.15873">
            <text:p>0.16</text:p>
          </table:table-cell>
          <table:table-cell office:value-type="float" office:value="1.213383">
            <text:p>1.21</text:p>
          </table:table-cell>
          <table:table-cell office:value-type="float" office:value="2.795455">
            <text:p>2.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52">
            <text:p>452</text:p>
          </table:table-cell>
          <table:table-cell office:value-type="float" office:value="0.509345">
            <text:p>0.51</text:p>
          </table:table-cell>
          <table:table-cell office:value-type="float" office:value="4099">
            <text:p>4099</text:p>
          </table:table-cell>
          <table:table-cell office:value-type="float" office:value="0.833766">
            <text:p>0.83</text:p>
          </table:table-cell>
          <table:table-cell office:value-type="float" office:value="2.518947">
            <text:p>2.52</text:p>
          </table:table-cell>
          <table:table-cell office:value-type="float" office:value="5.198413">
            <text:p>5.2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66">
            <text:p>666</text:p>
          </table:table-cell>
          <table:table-cell office:value-type="float" office:value="0.74983">
            <text:p>0.75</text:p>
          </table:table-cell>
          <table:table-cell office:value-type="float" office:value="330">
            <text:p>330</text:p>
          </table:table-cell>
          <table:table-cell office:value-type="float" office:value="0.24">
            <text:p>0.24</text:p>
          </table:table-cell>
          <table:table-cell office:value-type="float" office:value="1.226613">
            <text:p>1.23</text:p>
          </table:table-cell>
          <table:table-cell office:value-type="float" office:value="3.214286">
            <text:p>3.21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89">
            <text:p>689</text:p>
          </table:table-cell>
          <table:table-cell office:value-type="float" office:value="0.771935">
            <text:p>0.77</text:p>
          </table:table-cell>
          <table:table-cell office:value-type="float" office:value="264">
            <text:p>264</text:p>
          </table:table-cell>
          <table:table-cell office:value-type="float" office:value="0.133929">
            <text:p>0.13</text:p>
          </table:table-cell>
          <table:table-cell office:value-type="float" office:value="1.229818">
            <text:p>1.23</text:p>
          </table:table-cell>
          <table:table-cell office:value-type="float" office:value="3.245455">
            <text:p>3.25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49">
            <text:p>549</text:p>
          </table:table-cell>
          <table:table-cell office:value-type="float" office:value="0.622397">
            <text:p>0.62</text:p>
          </table:table-cell>
          <table:table-cell office:value-type="float" office:value="1347">
            <text:p>1347</text:p>
          </table:table-cell>
          <table:table-cell office:value-type="float" office:value="0.354167">
            <text:p>0.35</text:p>
          </table:table-cell>
          <table:table-cell office:value-type="float" office:value="1.330839">
            <text:p>1.33</text:p>
          </table:table-cell>
          <table:table-cell office:value-type="float" office:value="2.747619">
            <text:p>2.75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31">
            <text:p>531</text:p>
          </table:table-cell>
          <table:table-cell office:value-type="float" office:value="0.577032">
            <text:p>0.58</text:p>
          </table:table-cell>
          <table:table-cell office:value-type="float" office:value="1538">
            <text:p>1538</text:p>
          </table:table-cell>
          <table:table-cell office:value-type="float" office:value="0.430556">
            <text:p>0.43</text:p>
          </table:table-cell>
          <table:table-cell office:value-type="float" office:value="2.257774">
            <text:p>2.26</text:p>
          </table:table-cell>
          <table:table-cell office:value-type="float" office:value="4.169935">
            <text:p>4.1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14">
            <text:p>614</text:p>
          </table:table-cell>
          <table:table-cell office:value-type="float" office:value="0.644096">
            <text:p>0.64</text:p>
          </table:table-cell>
          <table:table-cell office:value-type="float" office:value="563">
            <text:p>563</text:p>
          </table:table-cell>
          <table:table-cell office:value-type="float" office:value="0.170455">
            <text:p>0.17</text:p>
          </table:table-cell>
          <table:table-cell office:value-type="float" office:value="1.352235">
            <text:p>1.35</text:p>
          </table:table-cell>
          <table:table-cell office:value-type="float" office:value="3.041667">
            <text:p>3.04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74">
            <text:p>474</text:p>
          </table:table-cell>
          <table:table-cell office:value-type="float" office:value="0.539038">
            <text:p>0.54</text:p>
          </table:table-cell>
          <table:table-cell office:value-type="float" office:value="3179">
            <text:p>3179</text:p>
          </table:table-cell>
          <table:table-cell office:value-type="float" office:value="0.833766">
            <text:p>0.83</text:p>
          </table:table-cell>
          <table:table-cell office:value-type="float" office:value="2.097856">
            <text:p>2.1</text:p>
          </table:table-cell>
          <table:table-cell office:value-type="float" office:value="3.698413">
            <text:p>3.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45">
            <text:p>445</text:p>
          </table:table-cell>
          <table:table-cell office:value-type="float" office:value="0.505656">
            <text:p>0.51</text:p>
          </table:table-cell>
          <table:table-cell office:value-type="float" office:value="4207">
            <text:p>4207</text:p>
          </table:table-cell>
          <table:table-cell office:value-type="float" office:value="0.492157">
            <text:p>0.49</text:p>
          </table:table-cell>
          <table:table-cell office:value-type="float" office:value="2.264388">
            <text:p>2.26</text:p>
          </table:table-cell>
          <table:table-cell office:value-type="float" office:value="4.6875">
            <text:p>4.6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75">
            <text:p>675</text:p>
          </table:table-cell>
          <table:table-cell office:value-type="float" office:value="0.766755">
            <text:p>0.77</text:p>
          </table:table-cell>
          <table:table-cell office:value-type="float" office:value="300">
            <text:p>300</text:p>
          </table:table-cell>
          <table:table-cell office:value-type="float" office:value="0.186335">
            <text:p>0.19</text:p>
          </table:table-cell>
          <table:table-cell office:value-type="float" office:value="1.002303">
            <text:p>1</text:p>
          </table:table-cell>
          <table:table-cell office:value-type="float" office:value="3.375">
            <text:p>3.3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43">
            <text:p>643</text:p>
          </table:table-cell>
          <table:table-cell office:value-type="float" office:value="0.686942">
            <text:p>0.69</text:p>
          </table:table-cell>
          <table:table-cell office:value-type="float" office:value="443">
            <text:p>443</text:p>
          </table:table-cell>
          <table:table-cell office:value-type="float" office:value="0.398413">
            <text:p>0.4</text:p>
          </table:table-cell>
          <table:table-cell office:value-type="float" office:value="1.385584">
            <text:p>1.39</text:p>
          </table:table-cell>
          <table:table-cell office:value-type="float" office:value="3.214286">
            <text:p>3.21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13">
            <text:p>513</text:p>
          </table:table-cell>
          <table:table-cell office:value-type="float" office:value="0.59737">
            <text:p>0.6</text:p>
          </table:table-cell>
          <table:table-cell office:value-type="float" office:value="1908">
            <text:p>1908</text:p>
          </table:table-cell>
          <table:table-cell office:value-type="float" office:value="0.510965">
            <text:p>0.51</text:p>
          </table:table-cell>
          <table:table-cell office:value-type="float" office:value="2.030796">
            <text:p>2.03</text:p>
          </table:table-cell>
          <table:table-cell office:value-type="float" office:value="3.719298">
            <text:p>3.72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50">
            <text:p>650</text:p>
          </table:table-cell>
          <table:table-cell office:value-type="float" office:value="0.743053">
            <text:p>0.74</text:p>
          </table:table-cell>
          <table:table-cell office:value-type="float" office:value="393">
            <text:p>393</text:p>
          </table:table-cell>
          <table:table-cell office:value-type="float" office:value="0.15873">
            <text:p>0.16</text:p>
          </table:table-cell>
          <table:table-cell office:value-type="float" office:value="1.23507">
            <text:p>1.24</text:p>
          </table:table-cell>
          <table:table-cell office:value-type="float" office:value="3.037037">
            <text:p>3.04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42">
            <text:p>642</text:p>
          </table:table-cell>
          <table:table-cell office:value-type="float" office:value="0.723099">
            <text:p>0.72</text:p>
          </table:table-cell>
          <table:table-cell office:value-type="float" office:value="460">
            <text:p>460</text:p>
          </table:table-cell>
          <table:table-cell office:value-type="float" office:value="0.15">
            <text:p>0.15</text:p>
          </table:table-cell>
          <table:table-cell office:value-type="float" office:value="1.188488">
            <text:p>1.19</text:p>
          </table:table-cell>
          <table:table-cell office:value-type="float" office:value="2.373333">
            <text:p>2.3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05">
            <text:p>505</text:p>
          </table:table-cell>
          <table:table-cell office:value-type="float" office:value="0.569011">
            <text:p>0.57</text:p>
          </table:table-cell>
          <table:table-cell office:value-type="float" office:value="2084">
            <text:p>2084</text:p>
          </table:table-cell>
          <table:table-cell office:value-type="float" office:value="0.344444">
            <text:p>0.34</text:p>
          </table:table-cell>
          <table:table-cell office:value-type="float" office:value="1.713948">
            <text:p>1.71</text:p>
          </table:table-cell>
          <table:table-cell office:value-type="float" office:value="4.18254">
            <text:p>4.1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45">
            <text:p>645</text:p>
          </table:table-cell>
          <table:table-cell office:value-type="float" office:value="0.727809">
            <text:p>0.73</text:p>
          </table:table-cell>
          <table:table-cell office:value-type="float" office:value="425">
            <text:p>425</text:p>
          </table:table-cell>
          <table:table-cell office:value-type="float" office:value="0.24">
            <text:p>0.24</text:p>
          </table:table-cell>
          <table:table-cell office:value-type="float" office:value="1.193804">
            <text:p>1.19</text:p>
          </table:table-cell>
          <table:table-cell office:value-type="float" office:value="2.552632">
            <text:p>2.55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55">
            <text:p>655</text:p>
          </table:table-cell>
          <table:table-cell office:value-type="float" office:value="0.720197">
            <text:p>0.72</text:p>
          </table:table-cell>
          <table:table-cell office:value-type="float" office:value="354">
            <text:p>354</text:p>
          </table:table-cell>
          <table:table-cell office:value-type="float" office:value="0.15873">
            <text:p>0.16</text:p>
          </table:table-cell>
          <table:table-cell office:value-type="float" office:value="1.080364">
            <text:p>1.08</text:p>
          </table:table-cell>
          <table:table-cell office:value-type="float" office:value="2.876812">
            <text:p>2.8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32">
            <text:p>532</text:p>
          </table:table-cell>
          <table:table-cell office:value-type="float" office:value="0.576758">
            <text:p>0.58</text:p>
          </table:table-cell>
          <table:table-cell office:value-type="float" office:value="1625">
            <text:p>1625</text:p>
          </table:table-cell>
          <table:table-cell office:value-type="float" office:value="0.4125">
            <text:p>0.41</text:p>
          </table:table-cell>
          <table:table-cell office:value-type="float" office:value="1.641084">
            <text:p>1.64</text:p>
          </table:table-cell>
          <table:table-cell office:value-type="float" office:value="3.058824">
            <text:p>3.06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83">
            <text:p>583</text:p>
          </table:table-cell>
          <table:table-cell office:value-type="float" office:value="0.638405">
            <text:p>0.64</text:p>
          </table:table-cell>
          <table:table-cell office:value-type="float" office:value="854">
            <text:p>854</text:p>
          </table:table-cell>
          <table:table-cell office:value-type="float" office:value="0.445489">
            <text:p>0.45</text:p>
          </table:table-cell>
          <table:table-cell office:value-type="float" office:value="1.582945">
            <text:p>1.58</text:p>
          </table:table-cell>
          <table:table-cell office:value-type="float" office:value="3.375">
            <text:p>3.3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84">
            <text:p>484</text:p>
          </table:table-cell>
          <table:table-cell office:value-type="float" office:value="0.554166">
            <text:p>0.55</text:p>
          </table:table-cell>
          <table:table-cell office:value-type="float" office:value="2574">
            <text:p>2574</text:p>
          </table:table-cell>
          <table:table-cell office:value-type="float" office:value="0.373611">
            <text:p>0.37</text:p>
          </table:table-cell>
          <table:table-cell office:value-type="float" office:value="2.294099">
            <text:p>2.29</text:p>
          </table:table-cell>
          <table:table-cell office:value-type="float" office:value="4.722222">
            <text:p>4.72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58">
            <text:p>458</text:p>
          </table:table-cell>
          <table:table-cell office:value-type="float" office:value="0.501732">
            <text:p>0.5</text:p>
          </table:table-cell>
          <table:table-cell office:value-type="float" office:value="3497">
            <text:p>3497</text:p>
          </table:table-cell>
          <table:table-cell office:value-type="float" office:value="0.354167">
            <text:p>0.35</text:p>
          </table:table-cell>
          <table:table-cell office:value-type="float" office:value="2.294073">
            <text:p>2.29</text:p>
          </table:table-cell>
          <table:table-cell office:value-type="float" office:value="4.401923">
            <text:p>4.4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39">
            <text:p>539</text:p>
          </table:table-cell>
          <table:table-cell office:value-type="float" office:value="0.602086">
            <text:p>0.6</text:p>
          </table:table-cell>
          <table:table-cell office:value-type="float" office:value="1413">
            <text:p>1413</text:p>
          </table:table-cell>
          <table:table-cell office:value-type="float" office:value="0.373611">
            <text:p>0.37</text:p>
          </table:table-cell>
          <table:table-cell office:value-type="float" office:value="1.764689">
            <text:p>1.76</text:p>
          </table:table-cell>
          <table:table-cell office:value-type="float" office:value="4.18254">
            <text:p>4.1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27">
            <text:p>527</text:p>
          </table:table-cell>
          <table:table-cell office:value-type="float" office:value="0.592389">
            <text:p>0.59</text:p>
          </table:table-cell>
          <table:table-cell office:value-type="float" office:value="1601">
            <text:p>1601</text:p>
          </table:table-cell>
          <table:table-cell office:value-type="float" office:value="0.430556">
            <text:p>0.43</text:p>
          </table:table-cell>
          <table:table-cell office:value-type="float" office:value="1.575391">
            <text:p>1.58</text:p>
          </table:table-cell>
          <table:table-cell office:value-type="float" office:value="3.177632">
            <text:p>3.1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87">
            <text:p>687</text:p>
          </table:table-cell>
          <table:table-cell office:value-type="float" office:value="0.791347">
            <text:p>0.79</text:p>
          </table:table-cell>
          <table:table-cell office:value-type="float" office:value="255">
            <text:p>255</text:p>
          </table:table-cell>
          <table:table-cell office:value-type="float" office:value="0.186335">
            <text:p>0.19</text:p>
          </table:table-cell>
          <table:table-cell office:value-type="float" office:value="1.186962">
            <text:p>1.19</text:p>
          </table:table-cell>
          <table:table-cell office:value-type="float" office:value="3.192857">
            <text:p>3.1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27">
            <text:p>627</text:p>
          </table:table-cell>
          <table:table-cell office:value-type="float" office:value="0.689233">
            <text:p>0.69</text:p>
          </table:table-cell>
          <table:table-cell office:value-type="float" office:value="547">
            <text:p>547</text:p>
          </table:table-cell>
          <table:table-cell office:value-type="float" office:value="0.186335">
            <text:p>0.19</text:p>
          </table:table-cell>
          <table:table-cell office:value-type="float" office:value="1.489211">
            <text:p>1.49</text:p>
          </table:table-cell>
          <table:table-cell office:value-type="float" office:value="3.375">
            <text:p>3.3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30">
            <text:p>530</text:p>
          </table:table-cell>
          <table:table-cell office:value-type="float" office:value="0.566962">
            <text:p>0.57</text:p>
          </table:table-cell>
          <table:table-cell office:value-type="float" office:value="1524">
            <text:p>1524</text:p>
          </table:table-cell>
          <table:table-cell office:value-type="float" office:value="0.383824">
            <text:p>0.38</text:p>
          </table:table-cell>
          <table:table-cell office:value-type="float" office:value="1.799259">
            <text:p>1.8</text:p>
          </table:table-cell>
          <table:table-cell office:value-type="float" office:value="3.409524">
            <text:p>3.41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86">
            <text:p>686</text:p>
          </table:table-cell>
          <table:table-cell office:value-type="float" office:value="0.762663">
            <text:p>0.76</text:p>
          </table:table-cell>
          <table:table-cell office:value-type="float" office:value="267">
            <text:p>267</text:p>
          </table:table-cell>
          <table:table-cell office:value-type="float" office:value="0.288462">
            <text:p>0.29</text:p>
          </table:table-cell>
          <table:table-cell office:value-type="float" office:value="1.08277">
            <text:p>1.08</text:p>
          </table:table-cell>
          <table:table-cell office:value-type="float" office:value="2.291667">
            <text:p>2.2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64">
            <text:p>664</text:p>
          </table:table-cell>
          <table:table-cell office:value-type="float" office:value="0.752087">
            <text:p>0.75</text:p>
          </table:table-cell>
          <table:table-cell office:value-type="float" office:value="341">
            <text:p>341</text:p>
          </table:table-cell>
          <table:table-cell office:value-type="float" office:value="0.208333">
            <text:p>0.21</text:p>
          </table:table-cell>
          <table:table-cell office:value-type="float" office:value="1.044992">
            <text:p>1.04</text:p>
          </table:table-cell>
          <table:table-cell office:value-type="float" office:value="2.291667">
            <text:p>2.2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17">
            <text:p>617</text:p>
          </table:table-cell>
          <table:table-cell office:value-type="float" office:value="0.667142">
            <text:p>0.67</text:p>
          </table:table-cell>
          <table:table-cell office:value-type="float" office:value="506">
            <text:p>506</text:p>
          </table:table-cell>
          <table:table-cell office:value-type="float" office:value="0.170455">
            <text:p>0.17</text:p>
          </table:table-cell>
          <table:table-cell office:value-type="float" office:value="1.298895">
            <text:p>1.3</text:p>
          </table:table-cell>
          <table:table-cell office:value-type="float" office:value="2.716667">
            <text:p>2.72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18">
            <text:p>618</text:p>
          </table:table-cell>
          <table:table-cell office:value-type="float" office:value="0.716538">
            <text:p>0.72</text:p>
          </table:table-cell>
          <table:table-cell office:value-type="float" office:value="618">
            <text:p>618</text:p>
          </table:table-cell>
          <table:table-cell office:value-type="float" office:value="0.186335">
            <text:p>0.19</text:p>
          </table:table-cell>
          <table:table-cell office:value-type="float" office:value="1.236156">
            <text:p>1.24</text:p>
          </table:table-cell>
          <table:table-cell office:value-type="float" office:value="3.158824">
            <text:p>3.16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68">
            <text:p>468</text:p>
          </table:table-cell>
          <table:table-cell office:value-type="float" office:value="0.521702">
            <text:p>0.52</text:p>
          </table:table-cell>
          <table:table-cell office:value-type="float" office:value="3142">
            <text:p>3142</text:p>
          </table:table-cell>
          <table:table-cell office:value-type="float" office:value="0.510965">
            <text:p>0.51</text:p>
          </table:table-cell>
          <table:table-cell office:value-type="float" office:value="2.317626">
            <text:p>2.32</text:p>
          </table:table-cell>
          <table:table-cell office:value-type="float" office:value="4.029762">
            <text:p>4.03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29">
            <text:p>729</text:p>
          </table:table-cell>
          <table:table-cell office:value-type="float" office:value="0.798119">
            <text:p>0.8</text:p>
          </table:table-cell>
          <table:table-cell office:value-type="float" office:value="162">
            <text:p>162</text:p>
          </table:table-cell>
          <table:table-cell office:value-type="float" office:value="0.170455">
            <text:p>0.17</text:p>
          </table:table-cell>
          <table:table-cell office:value-type="float" office:value="1.118543">
            <text:p>1.12</text:p>
          </table:table-cell>
          <table:table-cell office:value-type="float" office:value="3.245455">
            <text:p>3.25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01">
            <text:p>701</text:p>
          </table:table-cell>
          <table:table-cell office:value-type="float" office:value="0.789398">
            <text:p>0.79</text:p>
          </table:table-cell>
          <table:table-cell office:value-type="float" office:value="218">
            <text:p>218</text:p>
          </table:table-cell>
          <table:table-cell office:value-type="float" office:value="0.15873">
            <text:p>0.16</text:p>
          </table:table-cell>
          <table:table-cell office:value-type="float" office:value="1.040524">
            <text:p>1.04</text:p>
          </table:table-cell>
          <table:table-cell office:value-type="float" office:value="2.373333">
            <text:p>2.3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22">
            <text:p>722</text:p>
          </table:table-cell>
          <table:table-cell office:value-type="float" office:value="0.792143">
            <text:p>0.79</text:p>
          </table:table-cell>
          <table:table-cell office:value-type="float" office:value="185">
            <text:p>185</text:p>
          </table:table-cell>
          <table:table-cell office:value-type="float" office:value="0.15">
            <text:p>0.15</text:p>
          </table:table-cell>
          <table:table-cell office:value-type="float" office:value="0.823019">
            <text:p>0.82</text:p>
          </table:table-cell>
          <table:table-cell office:value-type="float" office:value="2.291667">
            <text:p>2.2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65">
            <text:p>665</text:p>
          </table:table-cell>
          <table:table-cell office:value-type="float" office:value="0.752798">
            <text:p>0.75</text:p>
          </table:table-cell>
          <table:table-cell office:value-type="float" office:value="338">
            <text:p>338</text:p>
          </table:table-cell>
          <table:table-cell office:value-type="float" office:value="0.15873">
            <text:p>0.16</text:p>
          </table:table-cell>
          <table:table-cell office:value-type="float" office:value="1.171813">
            <text:p>1.17</text:p>
          </table:table-cell>
          <table:table-cell office:value-type="float" office:value="3.375">
            <text:p>3.3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81">
            <text:p>581</text:p>
          </table:table-cell>
          <table:table-cell office:value-type="float" office:value="0.661029">
            <text:p>0.66</text:p>
          </table:table-cell>
          <table:table-cell office:value-type="float" office:value="874">
            <text:p>874</text:p>
          </table:table-cell>
          <table:table-cell office:value-type="float" office:value="0.133929">
            <text:p>0.13</text:p>
          </table:table-cell>
          <table:table-cell office:value-type="float" office:value="1.44602">
            <text:p>1.45</text:p>
          </table:table-cell>
          <table:table-cell office:value-type="float" office:value="2.538462">
            <text:p>2.54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68">
            <text:p>568</text:p>
          </table:table-cell>
          <table:table-cell office:value-type="float" office:value="0.641725">
            <text:p>0.64</text:p>
          </table:table-cell>
          <table:table-cell office:value-type="float" office:value="977">
            <text:p>977</text:p>
          </table:table-cell>
          <table:table-cell office:value-type="float" office:value="0.545455">
            <text:p>0.55</text:p>
          </table:table-cell>
          <table:table-cell office:value-type="float" office:value="1.609925">
            <text:p>1.61</text:p>
          </table:table-cell>
          <table:table-cell office:value-type="float" office:value="3.192857">
            <text:p>3.1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93">
            <text:p>693</text:p>
          </table:table-cell>
          <table:table-cell office:value-type="float" office:value="0.780617">
            <text:p>0.78</text:p>
          </table:table-cell>
          <table:table-cell office:value-type="float" office:value="243">
            <text:p>243</text:p>
          </table:table-cell>
          <table:table-cell office:value-type="float" office:value="0.186335">
            <text:p>0.19</text:p>
          </table:table-cell>
          <table:table-cell office:value-type="float" office:value="0.817486">
            <text:p>0.82</text:p>
          </table:table-cell>
          <table:table-cell office:value-type="float" office:value="2.212121">
            <text:p>2.21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95">
            <text:p>595</text:p>
          </table:table-cell>
          <table:table-cell office:value-type="float" office:value="0.650956">
            <text:p>0.65</text:p>
          </table:table-cell>
          <table:table-cell office:value-type="float" office:value="745">
            <text:p>745</text:p>
          </table:table-cell>
          <table:table-cell office:value-type="float" office:value="0.368347">
            <text:p>0.37</text:p>
          </table:table-cell>
          <table:table-cell office:value-type="float" office:value="1.506268">
            <text:p>1.51</text:p>
          </table:table-cell>
          <table:table-cell office:value-type="float" office:value="3.177632">
            <text:p>3.1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30">
            <text:p>730</text:p>
          </table:table-cell>
          <table:table-cell office:value-type="float" office:value="0.781724">
            <text:p>0.78</text:p>
          </table:table-cell>
          <table:table-cell office:value-type="float" office:value="160">
            <text:p>160</text:p>
          </table:table-cell>
          <table:table-cell office:value-type="float" office:value="0.143541">
            <text:p>0.14</text:p>
          </table:table-cell>
          <table:table-cell office:value-type="float" office:value="1.022151">
            <text:p>1.02</text:p>
          </table:table-cell>
          <table:table-cell office:value-type="float" office:value="2.373333">
            <text:p>2.3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11">
            <text:p>711</text:p>
          </table:table-cell>
          <table:table-cell office:value-type="float" office:value="0.756242">
            <text:p>0.76</text:p>
          </table:table-cell>
          <table:table-cell office:value-type="float" office:value="209">
            <text:p>209</text:p>
          </table:table-cell>
          <table:table-cell office:value-type="float" office:value="0.15">
            <text:p>0.15</text:p>
          </table:table-cell>
          <table:table-cell office:value-type="float" office:value="0.881464">
            <text:p>0.88</text:p>
          </table:table-cell>
          <table:table-cell office:value-type="float" office:value="2.373333">
            <text:p>2.3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66">
            <text:p>466</text:p>
          </table:table-cell>
          <table:table-cell office:value-type="float" office:value="0.517818">
            <text:p>0.52</text:p>
          </table:table-cell>
          <table:table-cell office:value-type="float" office:value="3215">
            <text:p>3215</text:p>
          </table:table-cell>
          <table:table-cell office:value-type="float" office:value="0.844444">
            <text:p>0.84</text:p>
          </table:table-cell>
          <table:table-cell office:value-type="float" office:value="2.103608">
            <text:p>2.1</text:p>
          </table:table-cell>
          <table:table-cell office:value-type="float" office:value="3.585965">
            <text:p>3.5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79">
            <text:p>479</text:p>
          </table:table-cell>
          <table:table-cell office:value-type="float" office:value="0.555672">
            <text:p>0.56</text:p>
          </table:table-cell>
          <table:table-cell office:value-type="float" office:value="2702">
            <text:p>2702</text:p>
          </table:table-cell>
          <table:table-cell office:value-type="float" office:value="0.366667">
            <text:p>0.37</text:p>
          </table:table-cell>
          <table:table-cell office:value-type="float" office:value="1.998177">
            <text:p>2</text:p>
          </table:table-cell>
          <table:table-cell office:value-type="float" office:value="4.383333">
            <text:p>4.3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61">
            <text:p>661</text:p>
          </table:table-cell>
          <table:table-cell office:value-type="float" office:value="0.725617">
            <text:p>0.73</text:p>
          </table:table-cell>
          <table:table-cell office:value-type="float" office:value="359">
            <text:p>359</text:p>
          </table:table-cell>
          <table:table-cell office:value-type="float" office:value="0.170455">
            <text:p>0.17</text:p>
          </table:table-cell>
          <table:table-cell office:value-type="float" office:value="1.268666">
            <text:p>1.27</text:p>
          </table:table-cell>
          <table:table-cell office:value-type="float" office:value="2.538462">
            <text:p>2.54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91">
            <text:p>491</text:p>
          </table:table-cell>
          <table:table-cell office:value-type="float" office:value="0.556153">
            <text:p>0.56</text:p>
          </table:table-cell>
          <table:table-cell office:value-type="float" office:value="2563">
            <text:p>2563</text:p>
          </table:table-cell>
          <table:table-cell office:value-type="float" office:value="0.430556">
            <text:p>0.43</text:p>
          </table:table-cell>
          <table:table-cell office:value-type="float" office:value="1.962542">
            <text:p>1.96</text:p>
          </table:table-cell>
          <table:table-cell office:value-type="float" office:value="3.683824">
            <text:p>3.6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72">
            <text:p>572</text:p>
          </table:table-cell>
          <table:table-cell office:value-type="float" office:value="0.632783">
            <text:p>0.63</text:p>
          </table:table-cell>
          <table:table-cell office:value-type="float" office:value="961">
            <text:p>961</text:p>
          </table:table-cell>
          <table:table-cell office:value-type="float" office:value="0.497619">
            <text:p>0.5</text:p>
          </table:table-cell>
          <table:table-cell office:value-type="float" office:value="1.657521">
            <text:p>1.66</text:p>
          </table:table-cell>
          <table:table-cell office:value-type="float" office:value="3.177632">
            <text:p>3.1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86">
            <text:p>686</text:p>
          </table:table-cell>
          <table:table-cell office:value-type="float" office:value="0.759896">
            <text:p>0.76</text:p>
          </table:table-cell>
          <table:table-cell office:value-type="float" office:value="272">
            <text:p>272</text:p>
          </table:table-cell>
          <table:table-cell office:value-type="float" office:value="0.186335">
            <text:p>0.19</text:p>
          </table:table-cell>
          <table:table-cell office:value-type="float" office:value="1.307914">
            <text:p>1.31</text:p>
          </table:table-cell>
          <table:table-cell office:value-type="float" office:value="2.243478">
            <text:p>2.24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55">
            <text:p>555</text:p>
          </table:table-cell>
          <table:table-cell office:value-type="float" office:value="0.62303">
            <text:p>0.62</text:p>
          </table:table-cell>
          <table:table-cell office:value-type="float" office:value="1194">
            <text:p>1194</text:p>
          </table:table-cell>
          <table:table-cell office:value-type="float" office:value="0.338095">
            <text:p>0.34</text:p>
          </table:table-cell>
          <table:table-cell office:value-type="float" office:value="1.835415">
            <text:p>1.84</text:p>
          </table:table-cell>
          <table:table-cell office:value-type="float" office:value="3.878788">
            <text:p>3.8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12">
            <text:p>512</text:p>
          </table:table-cell>
          <table:table-cell office:value-type="float" office:value="0.568693">
            <text:p>0.57</text:p>
          </table:table-cell>
          <table:table-cell office:value-type="float" office:value="2065">
            <text:p>2065</text:p>
          </table:table-cell>
          <table:table-cell office:value-type="float" office:value="0.430556">
            <text:p>0.43</text:p>
          </table:table-cell>
          <table:table-cell office:value-type="float" office:value="2.03229">
            <text:p>2.03</text:p>
          </table:table-cell>
          <table:table-cell office:value-type="float" office:value="3.964286">
            <text:p>3.96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59">
            <text:p>559</text:p>
          </table:table-cell>
          <table:table-cell office:value-type="float" office:value="0.616239">
            <text:p>0.62</text:p>
          </table:table-cell>
          <table:table-cell office:value-type="float" office:value="1067">
            <text:p>1067</text:p>
          </table:table-cell>
          <table:table-cell office:value-type="float" office:value="0.366667">
            <text:p>0.37</text:p>
          </table:table-cell>
          <table:table-cell office:value-type="float" office:value="1.801916">
            <text:p>1.8</text:p>
          </table:table-cell>
          <table:table-cell office:value-type="float" office:value="3.375">
            <text:p>3.3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17">
            <text:p>717</text:p>
          </table:table-cell>
          <table:table-cell office:value-type="float" office:value="0.79211">
            <text:p>0.79</text:p>
          </table:table-cell>
          <table:table-cell office:value-type="float" office:value="185">
            <text:p>185</text:p>
          </table:table-cell>
          <table:table-cell office:value-type="float" office:value="0.143541">
            <text:p>0.14</text:p>
          </table:table-cell>
          <table:table-cell office:value-type="float" office:value="0.87056">
            <text:p>0.87</text:p>
          </table:table-cell>
          <table:table-cell office:value-type="float" office:value="2.373333">
            <text:p>2.3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65">
            <text:p>665</text:p>
          </table:table-cell>
          <table:table-cell office:value-type="float" office:value="0.761262">
            <text:p>0.76</text:p>
          </table:table-cell>
          <table:table-cell office:value-type="float" office:value="319">
            <text:p>319</text:p>
          </table:table-cell>
          <table:table-cell office:value-type="float" office:value="0.186335">
            <text:p>0.19</text:p>
          </table:table-cell>
          <table:table-cell office:value-type="float" office:value="1.167495">
            <text:p>1.17</text:p>
          </table:table-cell>
          <table:table-cell office:value-type="float" office:value="2.538462">
            <text:p>2.54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39">
            <text:p>539</text:p>
          </table:table-cell>
          <table:table-cell office:value-type="float" office:value="0.564363">
            <text:p>0.56</text:p>
          </table:table-cell>
          <table:table-cell office:value-type="float" office:value="1415">
            <text:p>1415</text:p>
          </table:table-cell>
          <table:table-cell office:value-type="float" office:value="0.334524">
            <text:p>0.33</text:p>
          </table:table-cell>
          <table:table-cell office:value-type="float" office:value="1.573229">
            <text:p>1.57</text:p>
          </table:table-cell>
          <table:table-cell office:value-type="float" office:value="3.504762">
            <text:p>3.5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51">
            <text:p>651</text:p>
          </table:table-cell>
          <table:table-cell office:value-type="float" office:value="0.728673">
            <text:p>0.73</text:p>
          </table:table-cell>
          <table:table-cell office:value-type="float" office:value="395">
            <text:p>395</text:p>
          </table:table-cell>
          <table:table-cell office:value-type="float" office:value="0.15873">
            <text:p>0.16</text:p>
          </table:table-cell>
          <table:table-cell office:value-type="float" office:value="1.263364">
            <text:p>1.26</text:p>
          </table:table-cell>
          <table:table-cell office:value-type="float" office:value="2.795455">
            <text:p>2.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89">
            <text:p>489</text:p>
          </table:table-cell>
          <table:table-cell office:value-type="float" office:value="0.530465">
            <text:p>0.53</text:p>
          </table:table-cell>
          <table:table-cell office:value-type="float" office:value="2578">
            <text:p>2578</text:p>
          </table:table-cell>
          <table:table-cell office:value-type="float" office:value="0.775">
            <text:p>0.78</text:p>
          </table:table-cell>
          <table:table-cell office:value-type="float" office:value="2.25862">
            <text:p>2.26</text:p>
          </table:table-cell>
          <table:table-cell office:value-type="float" office:value="4.677778">
            <text:p>4.6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84">
            <text:p>484</text:p>
          </table:table-cell>
          <table:table-cell office:value-type="float" office:value="0.515913">
            <text:p>0.52</text:p>
          </table:table-cell>
          <table:table-cell office:value-type="float" office:value="2658">
            <text:p>2658</text:p>
          </table:table-cell>
          <table:table-cell office:value-type="float" office:value="0.7625">
            <text:p>0.76</text:p>
          </table:table-cell>
          <table:table-cell office:value-type="float" office:value="2.112815">
            <text:p>2.11</text:p>
          </table:table-cell>
          <table:table-cell office:value-type="float" office:value="3.666667">
            <text:p>3.6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90">
            <text:p>490</text:p>
          </table:table-cell>
          <table:table-cell office:value-type="float" office:value="0.559659">
            <text:p>0.56</text:p>
          </table:table-cell>
          <table:table-cell office:value-type="float" office:value="2564">
            <text:p>2564</text:p>
          </table:table-cell>
          <table:table-cell office:value-type="float" office:value="0.138889">
            <text:p>0.14</text:p>
          </table:table-cell>
          <table:table-cell office:value-type="float" office:value="2.029636">
            <text:p>2.03</text:p>
          </table:table-cell>
          <table:table-cell office:value-type="float" office:value="4.459524">
            <text:p>4.46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32">
            <text:p>632</text:p>
          </table:table-cell>
          <table:table-cell office:value-type="float" office:value="0.729101">
            <text:p>0.73</text:p>
          </table:table-cell>
          <table:table-cell office:value-type="float" office:value="488">
            <text:p>488</text:p>
          </table:table-cell>
          <table:table-cell office:value-type="float" office:value="0.208333">
            <text:p>0.21</text:p>
          </table:table-cell>
          <table:table-cell office:value-type="float" office:value="1.410508">
            <text:p>1.41</text:p>
          </table:table-cell>
          <table:table-cell office:value-type="float" office:value="2.583333">
            <text:p>2.5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09">
            <text:p>709</text:p>
          </table:table-cell>
          <table:table-cell office:value-type="float" office:value="0.779307">
            <text:p>0.78</text:p>
          </table:table-cell>
          <table:table-cell office:value-type="float" office:value="209">
            <text:p>209</text:p>
          </table:table-cell>
          <table:table-cell office:value-type="float" office:value="0.15">
            <text:p>0.15</text:p>
          </table:table-cell>
          <table:table-cell office:value-type="float" office:value="0.807038">
            <text:p>0.81</text:p>
          </table:table-cell>
          <table:table-cell office:value-type="float" office:value="2.212121">
            <text:p>2.21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79">
            <text:p>579</text:p>
          </table:table-cell>
          <table:table-cell office:value-type="float" office:value="0.65473">
            <text:p>0.65</text:p>
          </table:table-cell>
          <table:table-cell office:value-type="float" office:value="895">
            <text:p>895</text:p>
          </table:table-cell>
          <table:table-cell office:value-type="float" office:value="0.388889">
            <text:p>0.39</text:p>
          </table:table-cell>
          <table:table-cell office:value-type="float" office:value="1.456196">
            <text:p>1.46</text:p>
          </table:table-cell>
          <table:table-cell office:value-type="float" office:value="3.293478">
            <text:p>3.2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64">
            <text:p>564</text:p>
          </table:table-cell>
          <table:table-cell office:value-type="float" office:value="0.659087">
            <text:p>0.66</text:p>
          </table:table-cell>
          <table:table-cell office:value-type="float" office:value="1054">
            <text:p>1054</text:p>
          </table:table-cell>
          <table:table-cell office:value-type="float" office:value="0.398413">
            <text:p>0.4</text:p>
          </table:table-cell>
          <table:table-cell office:value-type="float" office:value="1.526182">
            <text:p>1.53</text:p>
          </table:table-cell>
          <table:table-cell office:value-type="float" office:value="3.698413">
            <text:p>3.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51">
            <text:p>651</text:p>
          </table:table-cell>
          <table:table-cell office:value-type="float" office:value="0.705968">
            <text:p>0.71</text:p>
          </table:table-cell>
          <table:table-cell office:value-type="float" office:value="413">
            <text:p>413</text:p>
          </table:table-cell>
          <table:table-cell office:value-type="float" office:value="0.186335">
            <text:p>0.19</text:p>
          </table:table-cell>
          <table:table-cell office:value-type="float" office:value="1.196429">
            <text:p>1.2</text:p>
          </table:table-cell>
          <table:table-cell office:value-type="float" office:value="2.55">
            <text:p>2.55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60">
            <text:p>460</text:p>
          </table:table-cell>
          <table:table-cell office:value-type="float" office:value="0.519192">
            <text:p>0.52</text:p>
          </table:table-cell>
          <table:table-cell office:value-type="float" office:value="3411">
            <text:p>3411</text:p>
          </table:table-cell>
          <table:table-cell office:value-type="float" office:value="0.729762">
            <text:p>0.73</text:p>
          </table:table-cell>
          <table:table-cell office:value-type="float" office:value="2.105493">
            <text:p>2.11</text:p>
          </table:table-cell>
          <table:table-cell office:value-type="float" office:value="5.142157">
            <text:p>5.14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90">
            <text:p>590</text:p>
          </table:table-cell>
          <table:table-cell office:value-type="float" office:value="0.677169">
            <text:p>0.68</text:p>
          </table:table-cell>
          <table:table-cell office:value-type="float" office:value="745">
            <text:p>745</text:p>
          </table:table-cell>
          <table:table-cell office:value-type="float" office:value="0.398413">
            <text:p>0.4</text:p>
          </table:table-cell>
          <table:table-cell office:value-type="float" office:value="1.475169">
            <text:p>1.48</text:p>
          </table:table-cell>
          <table:table-cell office:value-type="float" office:value="3.192857">
            <text:p>3.1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73">
            <text:p>473</text:p>
          </table:table-cell>
          <table:table-cell office:value-type="float" office:value="0.510206">
            <text:p>0.51</text:p>
          </table:table-cell>
          <table:table-cell office:value-type="float" office:value="3228">
            <text:p>3228</text:p>
          </table:table-cell>
          <table:table-cell office:value-type="float" office:value="0.891667">
            <text:p>0.89</text:p>
          </table:table-cell>
          <table:table-cell office:value-type="float" office:value="2.497815">
            <text:p>2.5</text:p>
          </table:table-cell>
          <table:table-cell office:value-type="float" office:value="4.588889">
            <text:p>4.5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69">
            <text:p>469</text:p>
          </table:table-cell>
          <table:table-cell office:value-type="float" office:value="0.526269">
            <text:p>0.53</text:p>
          </table:table-cell>
          <table:table-cell office:value-type="float" office:value="3175">
            <text:p>3175</text:p>
          </table:table-cell>
          <table:table-cell office:value-type="float" office:value="0.354167">
            <text:p>0.35</text:p>
          </table:table-cell>
          <table:table-cell office:value-type="float" office:value="1.879505">
            <text:p>1.88</text:p>
          </table:table-cell>
          <table:table-cell office:value-type="float" office:value="3.983333">
            <text:p>3.9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95">
            <text:p>495</text:p>
          </table:table-cell>
          <table:table-cell office:value-type="float" office:value="0.531612">
            <text:p>0.53</text:p>
          </table:table-cell>
          <table:table-cell office:value-type="float" office:value="2228">
            <text:p>2228</text:p>
          </table:table-cell>
          <table:table-cell office:value-type="float" office:value="0.483333">
            <text:p>0.48</text:p>
          </table:table-cell>
          <table:table-cell office:value-type="float" office:value="1.834027">
            <text:p>1.83</text:p>
          </table:table-cell>
          <table:table-cell office:value-type="float" office:value="3.585965">
            <text:p>3.5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13">
            <text:p>513</text:p>
          </table:table-cell>
          <table:table-cell office:value-type="float" office:value="0.567268">
            <text:p>0.57</text:p>
          </table:table-cell>
          <table:table-cell office:value-type="float" office:value="1846">
            <text:p>1846</text:p>
          </table:table-cell>
          <table:table-cell office:value-type="float" office:value="0.419298">
            <text:p>0.42</text:p>
          </table:table-cell>
          <table:table-cell office:value-type="float" office:value="1.94172">
            <text:p>1.94</text:p>
          </table:table-cell>
          <table:table-cell office:value-type="float" office:value="4.021368">
            <text:p>4.02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51">
            <text:p>451</text:p>
          </table:table-cell>
          <table:table-cell office:value-type="float" office:value="0.502767">
            <text:p>0.5</text:p>
          </table:table-cell>
          <table:table-cell office:value-type="float" office:value="4291">
            <text:p>4291</text:p>
          </table:table-cell>
          <table:table-cell office:value-type="float" office:value="0.321429">
            <text:p>0.32</text:p>
          </table:table-cell>
          <table:table-cell office:value-type="float" office:value="1.896216">
            <text:p>1.9</text:p>
          </table:table-cell>
          <table:table-cell office:value-type="float" office:value="3.5625">
            <text:p>3.56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27">
            <text:p>527</text:p>
          </table:table-cell>
          <table:table-cell office:value-type="float" office:value="0.588048">
            <text:p>0.59</text:p>
          </table:table-cell>
          <table:table-cell office:value-type="float" office:value="1514">
            <text:p>1514</text:p>
          </table:table-cell>
          <table:table-cell office:value-type="float" office:value="0.712121">
            <text:p>0.71</text:p>
          </table:table-cell>
          <table:table-cell office:value-type="float" office:value="1.851741">
            <text:p>1.85</text:p>
          </table:table-cell>
          <table:table-cell office:value-type="float" office:value="3.75">
            <text:p>3.75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09">
            <text:p>709</text:p>
          </table:table-cell>
          <table:table-cell office:value-type="float" office:value="0.799176">
            <text:p>0.8</text:p>
          </table:table-cell>
          <table:table-cell office:value-type="float" office:value="207">
            <text:p>207</text:p>
          </table:table-cell>
          <table:table-cell office:value-type="float" office:value="0.170455">
            <text:p>0.17</text:p>
          </table:table-cell>
          <table:table-cell office:value-type="float" office:value="0.970413">
            <text:p>0.97</text:p>
          </table:table-cell>
          <table:table-cell office:value-type="float" office:value="2.212121">
            <text:p>2.21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93">
            <text:p>493</text:p>
          </table:table-cell>
          <table:table-cell office:value-type="float" office:value="0.536115">
            <text:p>0.54</text:p>
          </table:table-cell>
          <table:table-cell office:value-type="float" office:value="2389">
            <text:p>2389</text:p>
          </table:table-cell>
          <table:table-cell office:value-type="float" office:value="0.338095">
            <text:p>0.34</text:p>
          </table:table-cell>
          <table:table-cell office:value-type="float" office:value="2.054578">
            <text:p>2.05</text:p>
          </table:table-cell>
          <table:table-cell office:value-type="float" office:value="3.455357">
            <text:p>3.46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01">
            <text:p>501</text:p>
          </table:table-cell>
          <table:table-cell office:value-type="float" office:value="0.559701">
            <text:p>0.56</text:p>
          </table:table-cell>
          <table:table-cell office:value-type="float" office:value="2318">
            <text:p>2318</text:p>
          </table:table-cell>
          <table:table-cell office:value-type="float" office:value="0.655556">
            <text:p>0.66</text:p>
          </table:table-cell>
          <table:table-cell office:value-type="float" office:value="1.83354">
            <text:p>1.83</text:p>
          </table:table-cell>
          <table:table-cell office:value-type="float" office:value="3.245455">
            <text:p>3.25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95">
            <text:p>595</text:p>
          </table:table-cell>
          <table:table-cell office:value-type="float" office:value="0.664812">
            <text:p>0.66</text:p>
          </table:table-cell>
          <table:table-cell office:value-type="float" office:value="701">
            <text:p>701</text:p>
          </table:table-cell>
          <table:table-cell office:value-type="float" office:value="0.135747">
            <text:p>0.14</text:p>
          </table:table-cell>
          <table:table-cell office:value-type="float" office:value="1.336621">
            <text:p>1.34</text:p>
          </table:table-cell>
          <table:table-cell office:value-type="float" office:value="2.712121">
            <text:p>2.71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25">
            <text:p>525</text:p>
          </table:table-cell>
          <table:table-cell office:value-type="float" office:value="0.590879">
            <text:p>0.59</text:p>
          </table:table-cell>
          <table:table-cell office:value-type="float" office:value="1615">
            <text:p>1615</text:p>
          </table:table-cell>
          <table:table-cell office:value-type="float" office:value="0.348214">
            <text:p>0.35</text:p>
          </table:table-cell>
          <table:table-cell office:value-type="float" office:value="1.941757">
            <text:p>1.94</text:p>
          </table:table-cell>
          <table:table-cell office:value-type="float" office:value="4.555556">
            <text:p>4.56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99">
            <text:p>499</text:p>
          </table:table-cell>
          <table:table-cell office:value-type="float" office:value="0.613333">
            <text:p>0.61</text:p>
          </table:table-cell>
          <table:table-cell office:value-type="float" office:value="2288">
            <text:p>2288</text:p>
          </table:table-cell>
          <table:table-cell office:value-type="float" office:value="0.7625">
            <text:p>0.76</text:p>
          </table:table-cell>
          <table:table-cell office:value-type="float" office:value="2.273137">
            <text:p>2.27</text:p>
          </table:table-cell>
          <table:table-cell office:value-type="float" office:value="4.176923">
            <text:p>4.1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72">
            <text:p>572</text:p>
          </table:table-cell>
          <table:table-cell office:value-type="float" office:value="0.6438">
            <text:p>0.64</text:p>
          </table:table-cell>
          <table:table-cell office:value-type="float" office:value="939">
            <text:p>939</text:p>
          </table:table-cell>
          <table:table-cell office:value-type="float" office:value="0.5">
            <text:p>0.5</text:p>
          </table:table-cell>
          <table:table-cell office:value-type="float" office:value="1.670538">
            <text:p>1.67</text:p>
          </table:table-cell>
          <table:table-cell office:value-type="float" office:value="2.695489">
            <text:p>2.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17">
            <text:p>517</text:p>
          </table:table-cell>
          <table:table-cell office:value-type="float" office:value="0.568232">
            <text:p>0.57</text:p>
          </table:table-cell>
          <table:table-cell office:value-type="float" office:value="1760">
            <text:p>1760</text:p>
          </table:table-cell>
          <table:table-cell office:value-type="float" office:value="0.419935">
            <text:p>0.42</text:p>
          </table:table-cell>
          <table:table-cell office:value-type="float" office:value="1.887325">
            <text:p>1.89</text:p>
          </table:table-cell>
          <table:table-cell office:value-type="float" office:value="3.719298">
            <text:p>3.72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78">
            <text:p>678</text:p>
          </table:table-cell>
          <table:table-cell office:value-type="float" office:value="0.760341">
            <text:p>0.76</text:p>
          </table:table-cell>
          <table:table-cell office:value-type="float" office:value="299">
            <text:p>299</text:p>
          </table:table-cell>
          <table:table-cell office:value-type="float" office:value="0.186335">
            <text:p>0.19</text:p>
          </table:table-cell>
          <table:table-cell office:value-type="float" office:value="1.192156">
            <text:p>1.19</text:p>
          </table:table-cell>
          <table:table-cell office:value-type="float" office:value="3.041667">
            <text:p>3.04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50">
            <text:p>650</text:p>
          </table:table-cell>
          <table:table-cell office:value-type="float" office:value="0.71446">
            <text:p>0.71</text:p>
          </table:table-cell>
          <table:table-cell office:value-type="float" office:value="401">
            <text:p>401</text:p>
          </table:table-cell>
          <table:table-cell office:value-type="float" office:value="0.288462">
            <text:p>0.29</text:p>
          </table:table-cell>
          <table:table-cell office:value-type="float" office:value="1.195994">
            <text:p>1.2</text:p>
          </table:table-cell>
          <table:table-cell office:value-type="float" office:value="2.538462">
            <text:p>2.54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66">
            <text:p>466</text:p>
          </table:table-cell>
          <table:table-cell office:value-type="float" office:value="0.539378">
            <text:p>0.54</text:p>
          </table:table-cell>
          <table:table-cell office:value-type="float" office:value="3312">
            <text:p>3312</text:p>
          </table:table-cell>
          <table:table-cell office:value-type="float" office:value="0.608766">
            <text:p>0.61</text:p>
          </table:table-cell>
          <table:table-cell office:value-type="float" office:value="1.798205">
            <text:p>1.8</text:p>
          </table:table-cell>
          <table:table-cell office:value-type="float" office:value="4.459524">
            <text:p>4.46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71">
            <text:p>571</text:p>
          </table:table-cell>
          <table:table-cell office:value-type="float" office:value="0.627644">
            <text:p>0.63</text:p>
          </table:table-cell>
          <table:table-cell office:value-type="float" office:value="1053">
            <text:p>1053</text:p>
          </table:table-cell>
          <table:table-cell office:value-type="float" office:value="0.362338">
            <text:p>0.36</text:p>
          </table:table-cell>
          <table:table-cell office:value-type="float" office:value="1.533175">
            <text:p>1.53</text:p>
          </table:table-cell>
          <table:table-cell office:value-type="float" office:value="3.192857">
            <text:p>3.1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77">
            <text:p>477</text:p>
          </table:table-cell>
          <table:table-cell office:value-type="float" office:value="0.512548">
            <text:p>0.51</text:p>
          </table:table-cell>
          <table:table-cell office:value-type="float" office:value="2751">
            <text:p>2751</text:p>
          </table:table-cell>
          <table:table-cell office:value-type="float" office:value="0.466667">
            <text:p>0.47</text:p>
          </table:table-cell>
          <table:table-cell office:value-type="float" office:value="1.953176">
            <text:p>1.95</text:p>
          </table:table-cell>
          <table:table-cell office:value-type="float" office:value="3.758824">
            <text:p>3.76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79">
            <text:p>579</text:p>
          </table:table-cell>
          <table:table-cell office:value-type="float" office:value="0.662977">
            <text:p>0.66</text:p>
          </table:table-cell>
          <table:table-cell office:value-type="float" office:value="910">
            <text:p>910</text:p>
          </table:table-cell>
          <table:table-cell office:value-type="float" office:value="0.445489">
            <text:p>0.45</text:p>
          </table:table-cell>
          <table:table-cell office:value-type="float" office:value="1.382916">
            <text:p>1.38</text:p>
          </table:table-cell>
          <table:table-cell office:value-type="float" office:value="2.876812">
            <text:p>2.8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16">
            <text:p>516</text:p>
          </table:table-cell>
          <table:table-cell office:value-type="float" office:value="0.56302">
            <text:p>0.56</text:p>
          </table:table-cell>
          <table:table-cell office:value-type="float" office:value="1911">
            <text:p>1911</text:p>
          </table:table-cell>
          <table:table-cell office:value-type="float" office:value="0.466667">
            <text:p>0.47</text:p>
          </table:table-cell>
          <table:table-cell office:value-type="float" office:value="2.079315">
            <text:p>2.08</text:p>
          </table:table-cell>
          <table:table-cell office:value-type="float" office:value="4.247619">
            <text:p>4.25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99">
            <text:p>699</text:p>
          </table:table-cell>
          <table:table-cell office:value-type="float" office:value="0.791402">
            <text:p>0.79</text:p>
          </table:table-cell>
          <table:table-cell office:value-type="float" office:value="220">
            <text:p>220</text:p>
          </table:table-cell>
          <table:table-cell office:value-type="float" office:value="0.170455">
            <text:p>0.17</text:p>
          </table:table-cell>
          <table:table-cell office:value-type="float" office:value="0.944277">
            <text:p>0.94</text:p>
          </table:table-cell>
          <table:table-cell office:value-type="float" office:value="2.212121">
            <text:p>2.21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75">
            <text:p>575</text:p>
          </table:table-cell>
          <table:table-cell office:value-type="float" office:value="0.631633">
            <text:p>0.63</text:p>
          </table:table-cell>
          <table:table-cell office:value-type="float" office:value="900">
            <text:p>900</text:p>
          </table:table-cell>
          <table:table-cell office:value-type="float" office:value="0.354167">
            <text:p>0.35</text:p>
          </table:table-cell>
          <table:table-cell office:value-type="float" office:value="1.755222">
            <text:p>1.76</text:p>
          </table:table-cell>
          <table:table-cell office:value-type="float" office:value="4.588889">
            <text:p>4.5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85">
            <text:p>585</text:p>
          </table:table-cell>
          <table:table-cell office:value-type="float" office:value="0.681959">
            <text:p>0.68</text:p>
          </table:table-cell>
          <table:table-cell office:value-type="float" office:value="836">
            <text:p>836</text:p>
          </table:table-cell>
          <table:table-cell office:value-type="float" office:value="0.497619">
            <text:p>0.5</text:p>
          </table:table-cell>
          <table:table-cell office:value-type="float" office:value="1.663377">
            <text:p>1.66</text:p>
          </table:table-cell>
          <table:table-cell office:value-type="float" office:value="3.192857">
            <text:p>3.1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27">
            <text:p>627</text:p>
          </table:table-cell>
          <table:table-cell office:value-type="float" office:value="0.711728">
            <text:p>0.71</text:p>
          </table:table-cell>
          <table:table-cell office:value-type="float" office:value="517">
            <text:p>517</text:p>
          </table:table-cell>
          <table:table-cell office:value-type="float" office:value="0.15873">
            <text:p>0.16</text:p>
          </table:table-cell>
          <table:table-cell office:value-type="float" office:value="1.318942">
            <text:p>1.32</text:p>
          </table:table-cell>
          <table:table-cell office:value-type="float" office:value="3.375">
            <text:p>3.3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59">
            <text:p>559</text:p>
          </table:table-cell>
          <table:table-cell office:value-type="float" office:value="0.596081">
            <text:p>0.6</text:p>
          </table:table-cell>
          <table:table-cell office:value-type="float" office:value="1129">
            <text:p>1129</text:p>
          </table:table-cell>
          <table:table-cell office:value-type="float" office:value="0.5">
            <text:p>0.5</text:p>
          </table:table-cell>
          <table:table-cell office:value-type="float" office:value="1.855851">
            <text:p>1.86</text:p>
          </table:table-cell>
          <table:table-cell office:value-type="float" office:value="3.75">
            <text:p>3.75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66">
            <text:p>466</text:p>
          </table:table-cell>
          <table:table-cell office:value-type="float" office:value="0.508624">
            <text:p>0.51</text:p>
          </table:table-cell>
          <table:table-cell office:value-type="float" office:value="3441">
            <text:p>3441</text:p>
          </table:table-cell>
          <table:table-cell office:value-type="float" office:value="0.863095">
            <text:p>0.86</text:p>
          </table:table-cell>
          <table:table-cell office:value-type="float" office:value="2.187649">
            <text:p>2.19</text:p>
          </table:table-cell>
          <table:table-cell office:value-type="float" office:value="4.508824">
            <text:p>4.51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27">
            <text:p>627</text:p>
          </table:table-cell>
          <table:table-cell office:value-type="float" office:value="0.690922">
            <text:p>0.69</text:p>
          </table:table-cell>
          <table:table-cell office:value-type="float" office:value="509">
            <text:p>509</text:p>
          </table:table-cell>
          <table:table-cell office:value-type="float" office:value="0.186335">
            <text:p>0.19</text:p>
          </table:table-cell>
          <table:table-cell office:value-type="float" office:value="1.368372">
            <text:p>1.37</text:p>
          </table:table-cell>
          <table:table-cell office:value-type="float" office:value="3.375">
            <text:p>3.3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93">
            <text:p>693</text:p>
          </table:table-cell>
          <table:table-cell office:value-type="float" office:value="0.770351">
            <text:p>0.77</text:p>
          </table:table-cell>
          <table:table-cell office:value-type="float" office:value="240">
            <text:p>240</text:p>
          </table:table-cell>
          <table:table-cell office:value-type="float" office:value="0.15873">
            <text:p>0.16</text:p>
          </table:table-cell>
          <table:table-cell office:value-type="float" office:value="1.068713">
            <text:p>1.07</text:p>
          </table:table-cell>
          <table:table-cell office:value-type="float" office:value="2.538462">
            <text:p>2.54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86">
            <text:p>486</text:p>
          </table:table-cell>
          <table:table-cell office:value-type="float" office:value="0.524799">
            <text:p>0.52</text:p>
          </table:table-cell>
          <table:table-cell office:value-type="float" office:value="2524">
            <text:p>2524</text:p>
          </table:table-cell>
          <table:table-cell office:value-type="float" office:value="0.492157">
            <text:p>0.49</text:p>
          </table:table-cell>
          <table:table-cell office:value-type="float" office:value="2.180991">
            <text:p>2.18</text:p>
          </table:table-cell>
          <table:table-cell office:value-type="float" office:value="4.635965">
            <text:p>4.64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93">
            <text:p>493</text:p>
          </table:table-cell>
          <table:table-cell office:value-type="float" office:value="0.563833">
            <text:p>0.56</text:p>
          </table:table-cell>
          <table:table-cell office:value-type="float" office:value="2473">
            <text:p>2473</text:p>
          </table:table-cell>
          <table:table-cell office:value-type="float" office:value="0.921429">
            <text:p>0.92</text:p>
          </table:table-cell>
          <table:table-cell office:value-type="float" office:value="2.320076">
            <text:p>2.32</text:p>
          </table:table-cell>
          <table:table-cell office:value-type="float" office:value="4.169935">
            <text:p>4.1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70">
            <text:p>570</text:p>
          </table:table-cell>
          <table:table-cell office:value-type="float" office:value="0.648429">
            <text:p>0.65</text:p>
          </table:table-cell>
          <table:table-cell office:value-type="float" office:value="992">
            <text:p>992</text:p>
          </table:table-cell>
          <table:table-cell office:value-type="float" office:value="0.15873">
            <text:p>0.16</text:p>
          </table:table-cell>
          <table:table-cell office:value-type="float" office:value="1.613863">
            <text:p>1.61</text:p>
          </table:table-cell>
          <table:table-cell office:value-type="float" office:value="3.177632">
            <text:p>3.1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19">
            <text:p>619</text:p>
          </table:table-cell>
          <table:table-cell office:value-type="float" office:value="0.673134">
            <text:p>0.67</text:p>
          </table:table-cell>
          <table:table-cell office:value-type="float" office:value="570">
            <text:p>570</text:p>
          </table:table-cell>
          <table:table-cell office:value-type="float" office:value="0.170455">
            <text:p>0.17</text:p>
          </table:table-cell>
          <table:table-cell office:value-type="float" office:value="1.551789">
            <text:p>1.55</text:p>
          </table:table-cell>
          <table:table-cell office:value-type="float" office:value="3.293478">
            <text:p>3.2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01">
            <text:p>701</text:p>
          </table:table-cell>
          <table:table-cell office:value-type="float" office:value="0.785584">
            <text:p>0.79</text:p>
          </table:table-cell>
          <table:table-cell office:value-type="float" office:value="221">
            <text:p>221</text:p>
          </table:table-cell>
          <table:table-cell office:value-type="float" office:value="0.208333">
            <text:p>0.21</text:p>
          </table:table-cell>
          <table:table-cell office:value-type="float" office:value="1.13941">
            <text:p>1.14</text:p>
          </table:table-cell>
          <table:table-cell office:value-type="float" office:value="2.291667">
            <text:p>2.2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44">
            <text:p>544</text:p>
          </table:table-cell>
          <table:table-cell office:value-type="float" office:value="0.623738">
            <text:p>0.62</text:p>
          </table:table-cell>
          <table:table-cell office:value-type="float" office:value="1323">
            <text:p>1323</text:p>
          </table:table-cell>
          <table:table-cell office:value-type="float" office:value="0.419298">
            <text:p>0.42</text:p>
          </table:table-cell>
          <table:table-cell office:value-type="float" office:value="1.562307">
            <text:p>1.56</text:p>
          </table:table-cell>
          <table:table-cell office:value-type="float" office:value="3.683824">
            <text:p>3.6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83">
            <text:p>583</text:p>
          </table:table-cell>
          <table:table-cell office:value-type="float" office:value="0.670386">
            <text:p>0.67</text:p>
          </table:table-cell>
          <table:table-cell office:value-type="float" office:value="876">
            <text:p>876</text:p>
          </table:table-cell>
          <table:table-cell office:value-type="float" office:value="0.208333">
            <text:p>0.21</text:p>
          </table:table-cell>
          <table:table-cell office:value-type="float" office:value="1.776464">
            <text:p>1.78</text:p>
          </table:table-cell>
          <table:table-cell office:value-type="float" office:value="4.4625">
            <text:p>4.46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37">
            <text:p>537</text:p>
          </table:table-cell>
          <table:table-cell office:value-type="float" office:value="0.646538">
            <text:p>0.65</text:p>
          </table:table-cell>
          <table:table-cell office:value-type="float" office:value="1473">
            <text:p>1473</text:p>
          </table:table-cell>
          <table:table-cell office:value-type="float" office:value="0.388889">
            <text:p>0.39</text:p>
          </table:table-cell>
          <table:table-cell office:value-type="float" office:value="1.767598">
            <text:p>1.77</text:p>
          </table:table-cell>
          <table:table-cell office:value-type="float" office:value="4.295455">
            <text:p>4.3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24">
            <text:p>624</text:p>
          </table:table-cell>
          <table:table-cell office:value-type="float" office:value="0.684802">
            <text:p>0.68</text:p>
          </table:table-cell>
          <table:table-cell office:value-type="float" office:value="571">
            <text:p>571</text:p>
          </table:table-cell>
          <table:table-cell office:value-type="float" office:value="0.208333">
            <text:p>0.21</text:p>
          </table:table-cell>
          <table:table-cell office:value-type="float" office:value="1.772577">
            <text:p>1.77</text:p>
          </table:table-cell>
          <table:table-cell office:value-type="float" office:value="3.698413">
            <text:p>3.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99">
            <text:p>599</text:p>
          </table:table-cell>
          <table:table-cell office:value-type="float" office:value="0.686653">
            <text:p>0.69</text:p>
          </table:table-cell>
          <table:table-cell office:value-type="float" office:value="723">
            <text:p>723</text:p>
          </table:table-cell>
          <table:table-cell office:value-type="float" office:value="0.138889">
            <text:p>0.14</text:p>
          </table:table-cell>
          <table:table-cell office:value-type="float" office:value="1.653585">
            <text:p>1.65</text:p>
          </table:table-cell>
          <table:table-cell office:value-type="float" office:value="3.245455">
            <text:p>3.25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39">
            <text:p>639</text:p>
          </table:table-cell>
          <table:table-cell office:value-type="float" office:value="0.727645">
            <text:p>0.73</text:p>
          </table:table-cell>
          <table:table-cell office:value-type="float" office:value="468">
            <text:p>468</text:p>
          </table:table-cell>
          <table:table-cell office:value-type="float" office:value="0.492157">
            <text:p>0.49</text:p>
          </table:table-cell>
          <table:table-cell office:value-type="float" office:value="1.445684">
            <text:p>1.45</text:p>
          </table:table-cell>
          <table:table-cell office:value-type="float" office:value="3.192857">
            <text:p>3.1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73">
            <text:p>673</text:p>
          </table:table-cell>
          <table:table-cell office:value-type="float" office:value="0.75219">
            <text:p>0.75</text:p>
          </table:table-cell>
          <table:table-cell office:value-type="float" office:value="313">
            <text:p>313</text:p>
          </table:table-cell>
          <table:table-cell office:value-type="float" office:value="0.15">
            <text:p>0.15</text:p>
          </table:table-cell>
          <table:table-cell office:value-type="float" office:value="1.36074">
            <text:p>1.36</text:p>
          </table:table-cell>
          <table:table-cell office:value-type="float" office:value="3.375">
            <text:p>3.3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74">
            <text:p>674</text:p>
          </table:table-cell>
          <table:table-cell office:value-type="float" office:value="0.749013">
            <text:p>0.75</text:p>
          </table:table-cell>
          <table:table-cell office:value-type="float" office:value="294">
            <text:p>294</text:p>
          </table:table-cell>
          <table:table-cell office:value-type="float" office:value="0.186335">
            <text:p>0.19</text:p>
          </table:table-cell>
          <table:table-cell office:value-type="float" office:value="1.246768">
            <text:p>1.25</text:p>
          </table:table-cell>
          <table:table-cell office:value-type="float" office:value="2.291667">
            <text:p>2.2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38">
            <text:p>538</text:p>
          </table:table-cell>
          <table:table-cell office:value-type="float" office:value="0.595451">
            <text:p>0.6</text:p>
          </table:table-cell>
          <table:table-cell office:value-type="float" office:value="1457">
            <text:p>1457</text:p>
          </table:table-cell>
          <table:table-cell office:value-type="float" office:value="0.404762">
            <text:p>0.4</text:p>
          </table:table-cell>
          <table:table-cell office:value-type="float" office:value="1.941566">
            <text:p>1.94</text:p>
          </table:table-cell>
          <table:table-cell office:value-type="float" office:value="3.683824">
            <text:p>3.6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47">
            <text:p>547</text:p>
          </table:table-cell>
          <table:table-cell office:value-type="float" office:value="0.584701">
            <text:p>0.58</text:p>
          </table:table-cell>
          <table:table-cell office:value-type="float" office:value="1170">
            <text:p>1170</text:p>
          </table:table-cell>
          <table:table-cell office:value-type="float" office:value="0.578788">
            <text:p>0.58</text:p>
          </table:table-cell>
          <table:table-cell office:value-type="float" office:value="1.857392">
            <text:p>1.86</text:p>
          </table:table-cell>
          <table:table-cell office:value-type="float" office:value="3.214286">
            <text:p>3.21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31">
            <text:p>531</text:p>
          </table:table-cell>
          <table:table-cell office:value-type="float" office:value="0.599898">
            <text:p>0.6</text:p>
          </table:table-cell>
          <table:table-cell office:value-type="float" office:value="1647">
            <text:p>1647</text:p>
          </table:table-cell>
          <table:table-cell office:value-type="float" office:value="0.510965">
            <text:p>0.51</text:p>
          </table:table-cell>
          <table:table-cell office:value-type="float" office:value="1.941094">
            <text:p>1.94</text:p>
          </table:table-cell>
          <table:table-cell office:value-type="float" office:value="3.504762">
            <text:p>3.5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82">
            <text:p>482</text:p>
          </table:table-cell>
          <table:table-cell office:value-type="float" office:value="0.561477">
            <text:p>0.56</text:p>
          </table:table-cell>
          <table:table-cell office:value-type="float" office:value="2813">
            <text:p>2813</text:p>
          </table:table-cell>
          <table:table-cell office:value-type="float" office:value="0.78869">
            <text:p>0.79</text:p>
          </table:table-cell>
          <table:table-cell office:value-type="float" office:value="2.528485">
            <text:p>2.53</text:p>
          </table:table-cell>
          <table:table-cell office:value-type="float" office:value="6.1875">
            <text:p>6.1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80">
            <text:p>480</text:p>
          </table:table-cell>
          <table:table-cell office:value-type="float" office:value="0.528789">
            <text:p>0.53</text:p>
          </table:table-cell>
          <table:table-cell office:value-type="float" office:value="2750">
            <text:p>2750</text:p>
          </table:table-cell>
          <table:table-cell office:value-type="float" office:value="1.083333">
            <text:p>1.08</text:p>
          </table:table-cell>
          <table:table-cell office:value-type="float" office:value="2.278339">
            <text:p>2.28</text:p>
          </table:table-cell>
          <table:table-cell office:value-type="float" office:value="3.951923">
            <text:p>3.95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21">
            <text:p>621</text:p>
          </table:table-cell>
          <table:table-cell office:value-type="float" office:value="0.683685">
            <text:p>0.68</text:p>
          </table:table-cell>
          <table:table-cell office:value-type="float" office:value="574">
            <text:p>574</text:p>
          </table:table-cell>
          <table:table-cell office:value-type="float" office:value="0.143541">
            <text:p>0.14</text:p>
          </table:table-cell>
          <table:table-cell office:value-type="float" office:value="1.315899">
            <text:p>1.32</text:p>
          </table:table-cell>
          <table:table-cell office:value-type="float" office:value="2.876812">
            <text:p>2.8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36">
            <text:p>636</text:p>
          </table:table-cell>
          <table:table-cell office:value-type="float" office:value="0.711105">
            <text:p>0.71</text:p>
          </table:table-cell>
          <table:table-cell office:value-type="float" office:value="496">
            <text:p>496</text:p>
          </table:table-cell>
          <table:table-cell office:value-type="float" office:value="0.492157">
            <text:p>0.49</text:p>
          </table:table-cell>
          <table:table-cell office:value-type="float" office:value="1.310095">
            <text:p>1.31</text:p>
          </table:table-cell>
          <table:table-cell office:value-type="float" office:value="2.876812">
            <text:p>2.8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70">
            <text:p>570</text:p>
          </table:table-cell>
          <table:table-cell office:value-type="float" office:value="0.626669">
            <text:p>0.63</text:p>
          </table:table-cell>
          <table:table-cell office:value-type="float" office:value="933">
            <text:p>933</text:p>
          </table:table-cell>
          <table:table-cell office:value-type="float" office:value="0.138889">
            <text:p>0.14</text:p>
          </table:table-cell>
          <table:table-cell office:value-type="float" office:value="1.725786">
            <text:p>1.73</text:p>
          </table:table-cell>
          <table:table-cell office:value-type="float" office:value="4.446429">
            <text:p>4.45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83">
            <text:p>583</text:p>
          </table:table-cell>
          <table:table-cell office:value-type="float" office:value="0.624976">
            <text:p>0.62</text:p>
          </table:table-cell>
          <table:table-cell office:value-type="float" office:value="819">
            <text:p>819</text:p>
          </table:table-cell>
          <table:table-cell office:value-type="float" office:value="0.366667">
            <text:p>0.37</text:p>
          </table:table-cell>
          <table:table-cell office:value-type="float" office:value="1.248711">
            <text:p>1.25</text:p>
          </table:table-cell>
          <table:table-cell office:value-type="float" office:value="3.214286">
            <text:p>3.21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33">
            <text:p>533</text:p>
          </table:table-cell>
          <table:table-cell office:value-type="float" office:value="0.604765">
            <text:p>0.6</text:p>
          </table:table-cell>
          <table:table-cell office:value-type="float" office:value="1486">
            <text:p>1486</text:p>
          </table:table-cell>
          <table:table-cell office:value-type="float" office:value="0.403846">
            <text:p>0.4</text:p>
          </table:table-cell>
          <table:table-cell office:value-type="float" office:value="1.911693">
            <text:p>1.91</text:p>
          </table:table-cell>
          <table:table-cell office:value-type="float" office:value="4.383333">
            <text:p>4.3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16">
            <text:p>616</text:p>
          </table:table-cell>
          <table:table-cell office:value-type="float" office:value="0.68299">
            <text:p>0.68</text:p>
          </table:table-cell>
          <table:table-cell office:value-type="float" office:value="601">
            <text:p>601</text:p>
          </table:table-cell>
          <table:table-cell office:value-type="float" office:value="0.445489">
            <text:p>0.45</text:p>
          </table:table-cell>
          <table:table-cell office:value-type="float" office:value="1.534268">
            <text:p>1.53</text:p>
          </table:table-cell>
          <table:table-cell office:value-type="float" office:value="3.214286">
            <text:p>3.21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06">
            <text:p>606</text:p>
          </table:table-cell>
          <table:table-cell office:value-type="float" office:value="0.657691">
            <text:p>0.66</text:p>
          </table:table-cell>
          <table:table-cell office:value-type="float" office:value="672">
            <text:p>672</text:p>
          </table:table-cell>
          <table:table-cell office:value-type="float" office:value="0.135747">
            <text:p>0.14</text:p>
          </table:table-cell>
          <table:table-cell office:value-type="float" office:value="1.221915">
            <text:p>1.22</text:p>
          </table:table-cell>
          <table:table-cell office:value-type="float" office:value="3.037037">
            <text:p>3.04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08">
            <text:p>708</text:p>
          </table:table-cell>
          <table:table-cell office:value-type="float" office:value="0.764609">
            <text:p>0.76</text:p>
          </table:table-cell>
          <table:table-cell office:value-type="float" office:value="199">
            <text:p>199</text:p>
          </table:table-cell>
          <table:table-cell office:value-type="float" office:value="0.186335">
            <text:p>0.19</text:p>
          </table:table-cell>
          <table:table-cell office:value-type="float" office:value="1.090331">
            <text:p>1.09</text:p>
          </table:table-cell>
          <table:table-cell office:value-type="float" office:value="2.291667">
            <text:p>2.2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96">
            <text:p>596</text:p>
          </table:table-cell>
          <table:table-cell office:value-type="float" office:value="0.645258">
            <text:p>0.65</text:p>
          </table:table-cell>
          <table:table-cell office:value-type="float" office:value="748">
            <text:p>748</text:p>
          </table:table-cell>
          <table:table-cell office:value-type="float" office:value="0.170455">
            <text:p>0.17</text:p>
          </table:table-cell>
          <table:table-cell office:value-type="float" office:value="1.533799">
            <text:p>1.53</text:p>
          </table:table-cell>
          <table:table-cell office:value-type="float" office:value="2.712121">
            <text:p>2.71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73">
            <text:p>473</text:p>
          </table:table-cell>
          <table:table-cell office:value-type="float" office:value="0.532624">
            <text:p>0.53</text:p>
          </table:table-cell>
          <table:table-cell office:value-type="float" office:value="3070">
            <text:p>3070</text:p>
          </table:table-cell>
          <table:table-cell office:value-type="float" office:value="0.407576">
            <text:p>0.41</text:p>
          </table:table-cell>
          <table:table-cell office:value-type="float" office:value="2.000985">
            <text:p>2</text:p>
          </table:table-cell>
          <table:table-cell office:value-type="float" office:value="4.671429">
            <text:p>4.6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33">
            <text:p>633</text:p>
          </table:table-cell>
          <table:table-cell office:value-type="float" office:value="0.697436">
            <text:p>0.7</text:p>
          </table:table-cell>
          <table:table-cell office:value-type="float" office:value="491">
            <text:p>491</text:p>
          </table:table-cell>
          <table:table-cell office:value-type="float" office:value="0.368347">
            <text:p>0.37</text:p>
          </table:table-cell>
          <table:table-cell office:value-type="float" office:value="1.132782">
            <text:p>1.13</text:p>
          </table:table-cell>
          <table:table-cell office:value-type="float" office:value="2.42549">
            <text:p>2.43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74">
            <text:p>574</text:p>
          </table:table-cell>
          <table:table-cell office:value-type="float" office:value="0.659493">
            <text:p>0.66</text:p>
          </table:table-cell>
          <table:table-cell office:value-type="float" office:value="997">
            <text:p>997</text:p>
          </table:table-cell>
          <table:table-cell office:value-type="float" office:value="0.419298">
            <text:p>0.42</text:p>
          </table:table-cell>
          <table:table-cell office:value-type="float" office:value="1.538735">
            <text:p>1.54</text:p>
          </table:table-cell>
          <table:table-cell office:value-type="float" office:value="3.878788">
            <text:p>3.8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00">
            <text:p>600</text:p>
          </table:table-cell>
          <table:table-cell office:value-type="float" office:value="0.655384">
            <text:p>0.66</text:p>
          </table:table-cell>
          <table:table-cell office:value-type="float" office:value="680">
            <text:p>680</text:p>
          </table:table-cell>
          <table:table-cell office:value-type="float" office:value="0.186335">
            <text:p>0.19</text:p>
          </table:table-cell>
          <table:table-cell office:value-type="float" office:value="1.510105">
            <text:p>1.51</text:p>
          </table:table-cell>
          <table:table-cell office:value-type="float" office:value="3.719298">
            <text:p>3.72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21">
            <text:p>721</text:p>
          </table:table-cell>
          <table:table-cell office:value-type="float" office:value="0.789144">
            <text:p>0.79</text:p>
          </table:table-cell>
          <table:table-cell office:value-type="float" office:value="167">
            <text:p>167</text:p>
          </table:table-cell>
          <table:table-cell office:value-type="float" office:value="0.186335">
            <text:p>0.19</text:p>
          </table:table-cell>
          <table:table-cell office:value-type="float" office:value="1.05582">
            <text:p>1.06</text:p>
          </table:table-cell>
          <table:table-cell office:value-type="float" office:value="2.243478">
            <text:p>2.24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92">
            <text:p>492</text:p>
          </table:table-cell>
          <table:table-cell office:value-type="float" office:value="0.534594">
            <text:p>0.53</text:p>
          </table:table-cell>
          <table:table-cell office:value-type="float" office:value="2323">
            <text:p>2323</text:p>
          </table:table-cell>
          <table:table-cell office:value-type="float" office:value="0.430556">
            <text:p>0.43</text:p>
          </table:table-cell>
          <table:table-cell office:value-type="float" office:value="2.051128">
            <text:p>2.05</text:p>
          </table:table-cell>
          <table:table-cell office:value-type="float" office:value="4.157576">
            <text:p>4.16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54">
            <text:p>654</text:p>
          </table:table-cell>
          <table:table-cell office:value-type="float" office:value="0.726136">
            <text:p>0.73</text:p>
          </table:table-cell>
          <table:table-cell office:value-type="float" office:value="375">
            <text:p>375</text:p>
          </table:table-cell>
          <table:table-cell office:value-type="float" office:value="0.208333">
            <text:p>0.21</text:p>
          </table:table-cell>
          <table:table-cell office:value-type="float" office:value="1.29005">
            <text:p>1.29</text:p>
          </table:table-cell>
          <table:table-cell office:value-type="float" office:value="2.630952">
            <text:p>2.63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21">
            <text:p>521</text:p>
          </table:table-cell>
          <table:table-cell office:value-type="float" office:value="0.548568">
            <text:p>0.55</text:p>
          </table:table-cell>
          <table:table-cell office:value-type="float" office:value="1758">
            <text:p>1758</text:p>
          </table:table-cell>
          <table:table-cell office:value-type="float" office:value="0.419935">
            <text:p>0.42</text:p>
          </table:table-cell>
          <table:table-cell office:value-type="float" office:value="1.710826">
            <text:p>1.71</text:p>
          </table:table-cell>
          <table:table-cell office:value-type="float" office:value="3.245455">
            <text:p>3.25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90">
            <text:p>590</text:p>
          </table:table-cell>
          <table:table-cell office:value-type="float" office:value="0.649894">
            <text:p>0.65</text:p>
          </table:table-cell>
          <table:table-cell office:value-type="float" office:value="766">
            <text:p>766</text:p>
          </table:table-cell>
          <table:table-cell office:value-type="float" office:value="0.4125">
            <text:p>0.41</text:p>
          </table:table-cell>
          <table:table-cell office:value-type="float" office:value="1.554684">
            <text:p>1.55</text:p>
          </table:table-cell>
          <table:table-cell office:value-type="float" office:value="3.293478">
            <text:p>3.2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95">
            <text:p>695</text:p>
          </table:table-cell>
          <table:table-cell office:value-type="float" office:value="0.760305">
            <text:p>0.76</text:p>
          </table:table-cell>
          <table:table-cell office:value-type="float" office:value="245">
            <text:p>245</text:p>
          </table:table-cell>
          <table:table-cell office:value-type="float" office:value="0.170455">
            <text:p>0.17</text:p>
          </table:table-cell>
          <table:table-cell office:value-type="float" office:value="1.148176">
            <text:p>1.15</text:p>
          </table:table-cell>
          <table:table-cell office:value-type="float" office:value="2.538462">
            <text:p>2.54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14">
            <text:p>614</text:p>
          </table:table-cell>
          <table:table-cell office:value-type="float" office:value="0.662223">
            <text:p>0.66</text:p>
          </table:table-cell>
          <table:table-cell office:value-type="float" office:value="612">
            <text:p>612</text:p>
          </table:table-cell>
          <table:table-cell office:value-type="float" office:value="0.445489">
            <text:p>0.45</text:p>
          </table:table-cell>
          <table:table-cell office:value-type="float" office:value="1.697176">
            <text:p>1.7</text:p>
          </table:table-cell>
          <table:table-cell office:value-type="float" office:value="3.245455">
            <text:p>3.25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83">
            <text:p>683</text:p>
          </table:table-cell>
          <table:table-cell office:value-type="float" office:value="0.768543">
            <text:p>0.77</text:p>
          </table:table-cell>
          <table:table-cell office:value-type="float" office:value="276">
            <text:p>276</text:p>
          </table:table-cell>
          <table:table-cell office:value-type="float" office:value="0.208333">
            <text:p>0.21</text:p>
          </table:table-cell>
          <table:table-cell office:value-type="float" office:value="1.200808">
            <text:p>1.2</text:p>
          </table:table-cell>
          <table:table-cell office:value-type="float" office:value="3.878788">
            <text:p>3.8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53">
            <text:p>653</text:p>
          </table:table-cell>
          <table:table-cell office:value-type="float" office:value="0.723763">
            <text:p>0.72</text:p>
          </table:table-cell>
          <table:table-cell office:value-type="float" office:value="401">
            <text:p>401</text:p>
          </table:table-cell>
          <table:table-cell office:value-type="float" office:value="0.208333">
            <text:p>0.21</text:p>
          </table:table-cell>
          <table:table-cell office:value-type="float" office:value="1.257709">
            <text:p>1.26</text:p>
          </table:table-cell>
          <table:table-cell office:value-type="float" office:value="2.502632">
            <text:p>2.5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61">
            <text:p>661</text:p>
          </table:table-cell>
          <table:table-cell office:value-type="float" office:value="0.73027">
            <text:p>0.73</text:p>
          </table:table-cell>
          <table:table-cell office:value-type="float" office:value="380">
            <text:p>380</text:p>
          </table:table-cell>
          <table:table-cell office:value-type="float" office:value="0.186335">
            <text:p>0.19</text:p>
          </table:table-cell>
          <table:table-cell office:value-type="float" office:value="1.3048">
            <text:p>1.3</text:p>
          </table:table-cell>
          <table:table-cell office:value-type="float" office:value="2.538462">
            <text:p>2.54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19">
            <text:p>719</text:p>
          </table:table-cell>
          <table:table-cell office:value-type="float" office:value="0.794011">
            <text:p>0.79</text:p>
          </table:table-cell>
          <table:table-cell office:value-type="float" office:value="183">
            <text:p>183</text:p>
          </table:table-cell>
          <table:table-cell office:value-type="float" office:value="0.170455">
            <text:p>0.17</text:p>
          </table:table-cell>
          <table:table-cell office:value-type="float" office:value="0.991763">
            <text:p>0.99</text:p>
          </table:table-cell>
          <table:table-cell office:value-type="float" office:value="2.212121">
            <text:p>2.21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81">
            <text:p>581</text:p>
          </table:table-cell>
          <table:table-cell office:value-type="float" office:value="0.644256">
            <text:p>0.64</text:p>
          </table:table-cell>
          <table:table-cell office:value-type="float" office:value="885">
            <text:p>885</text:p>
          </table:table-cell>
          <table:table-cell office:value-type="float" office:value="0.208333">
            <text:p>0.21</text:p>
          </table:table-cell>
          <table:table-cell office:value-type="float" office:value="1.50539">
            <text:p>1.51</text:p>
          </table:table-cell>
          <table:table-cell office:value-type="float" office:value="3.192857">
            <text:p>3.1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99">
            <text:p>499</text:p>
          </table:table-cell>
          <table:table-cell office:value-type="float" office:value="0.551686">
            <text:p>0.55</text:p>
          </table:table-cell>
          <table:table-cell office:value-type="float" office:value="2235">
            <text:p>2235</text:p>
          </table:table-cell>
          <table:table-cell office:value-type="float" office:value="0.208333">
            <text:p>0.21</text:p>
          </table:table-cell>
          <table:table-cell office:value-type="float" office:value="1.972881">
            <text:p>1.97</text:p>
          </table:table-cell>
          <table:table-cell office:value-type="float" office:value="4.157576">
            <text:p>4.16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90">
            <text:p>590</text:p>
          </table:table-cell>
          <table:table-cell office:value-type="float" office:value="0.650589">
            <text:p>0.65</text:p>
          </table:table-cell>
          <table:table-cell office:value-type="float" office:value="787">
            <text:p>787</text:p>
          </table:table-cell>
          <table:table-cell office:value-type="float" office:value="0.15873">
            <text:p>0.16</text:p>
          </table:table-cell>
          <table:table-cell office:value-type="float" office:value="1.396939">
            <text:p>1.4</text:p>
          </table:table-cell>
          <table:table-cell office:value-type="float" office:value="3.135965">
            <text:p>3.14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51">
            <text:p>451</text:p>
          </table:table-cell>
          <table:table-cell office:value-type="float" office:value="0.521444">
            <text:p>0.52</text:p>
          </table:table-cell>
          <table:table-cell office:value-type="float" office:value="3721">
            <text:p>3721</text:p>
          </table:table-cell>
          <table:table-cell office:value-type="float" office:value="0.833766">
            <text:p>0.83</text:p>
          </table:table-cell>
          <table:table-cell office:value-type="float" office:value="2.504333">
            <text:p>2.5</text:p>
          </table:table-cell>
          <table:table-cell office:value-type="float" office:value="4.515873">
            <text:p>4.52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12">
            <text:p>612</text:p>
          </table:table-cell>
          <table:table-cell office:value-type="float" office:value="0.696658">
            <text:p>0.7</text:p>
          </table:table-cell>
          <table:table-cell office:value-type="float" office:value="597">
            <text:p>597</text:p>
          </table:table-cell>
          <table:table-cell office:value-type="float" office:value="0.419935">
            <text:p>0.42</text:p>
          </table:table-cell>
          <table:table-cell office:value-type="float" office:value="1.531783">
            <text:p>1.53</text:p>
          </table:table-cell>
          <table:table-cell office:value-type="float" office:value="3.375">
            <text:p>3.3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66">
            <text:p>566</text:p>
          </table:table-cell>
          <table:table-cell office:value-type="float" office:value="0.620321">
            <text:p>0.62</text:p>
          </table:table-cell>
          <table:table-cell office:value-type="float" office:value="1089">
            <text:p>1089</text:p>
          </table:table-cell>
          <table:table-cell office:value-type="float" office:value="0.366667">
            <text:p>0.37</text:p>
          </table:table-cell>
          <table:table-cell office:value-type="float" office:value="1.527854">
            <text:p>1.53</text:p>
          </table:table-cell>
          <table:table-cell office:value-type="float" office:value="2.531746">
            <text:p>2.53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32">
            <text:p>732</text:p>
          </table:table-cell>
          <table:table-cell office:value-type="float" office:value="0.793338">
            <text:p>0.79</text:p>
          </table:table-cell>
          <table:table-cell office:value-type="float" office:value="157">
            <text:p>157</text:p>
          </table:table-cell>
          <table:table-cell office:value-type="float" office:value="0.208333">
            <text:p>0.21</text:p>
          </table:table-cell>
          <table:table-cell office:value-type="float" office:value="1.023104">
            <text:p>1.02</text:p>
          </table:table-cell>
          <table:table-cell office:value-type="float" office:value="2.373333">
            <text:p>2.3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93">
            <text:p>493</text:p>
          </table:table-cell>
          <table:table-cell office:value-type="float" office:value="0.556093">
            <text:p>0.56</text:p>
          </table:table-cell>
          <table:table-cell office:value-type="float" office:value="2361">
            <text:p>2361</text:p>
          </table:table-cell>
          <table:table-cell office:value-type="float" office:value="0.344444">
            <text:p>0.34</text:p>
          </table:table-cell>
          <table:table-cell office:value-type="float" office:value="1.654556">
            <text:p>1.65</text:p>
          </table:table-cell>
          <table:table-cell office:value-type="float" office:value="4.558824">
            <text:p>4.56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13">
            <text:p>613</text:p>
          </table:table-cell>
          <table:table-cell office:value-type="float" office:value="0.678973">
            <text:p>0.68</text:p>
          </table:table-cell>
          <table:table-cell office:value-type="float" office:value="620">
            <text:p>620</text:p>
          </table:table-cell>
          <table:table-cell office:value-type="float" office:value="0.445489">
            <text:p>0.45</text:p>
          </table:table-cell>
          <table:table-cell office:value-type="float" office:value="1.519364">
            <text:p>1.52</text:p>
          </table:table-cell>
          <table:table-cell office:value-type="float" office:value="3.245455">
            <text:p>3.25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01">
            <text:p>701</text:p>
          </table:table-cell>
          <table:table-cell office:value-type="float" office:value="0.770393">
            <text:p>0.77</text:p>
          </table:table-cell>
          <table:table-cell office:value-type="float" office:value="225">
            <text:p>225</text:p>
          </table:table-cell>
          <table:table-cell office:value-type="float" office:value="0.170455">
            <text:p>0.17</text:p>
          </table:table-cell>
          <table:table-cell office:value-type="float" office:value="0.916817">
            <text:p>0.92</text:p>
          </table:table-cell>
          <table:table-cell office:value-type="float" office:value="3.375">
            <text:p>3.3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85">
            <text:p>485</text:p>
          </table:table-cell>
          <table:table-cell office:value-type="float" office:value="0.570119">
            <text:p>0.57</text:p>
          </table:table-cell>
          <table:table-cell office:value-type="float" office:value="2661">
            <text:p>2661</text:p>
          </table:table-cell>
          <table:table-cell office:value-type="float" office:value="0.419935">
            <text:p>0.42</text:p>
          </table:table-cell>
          <table:table-cell office:value-type="float" office:value="1.862532">
            <text:p>1.86</text:p>
          </table:table-cell>
          <table:table-cell office:value-type="float" office:value="4.0625">
            <text:p>4.06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59">
            <text:p>659</text:p>
          </table:table-cell>
          <table:table-cell office:value-type="float" office:value="0.7246">
            <text:p>0.72</text:p>
          </table:table-cell>
          <table:table-cell office:value-type="float" office:value="361">
            <text:p>361</text:p>
          </table:table-cell>
          <table:table-cell office:value-type="float" office:value="0.186335">
            <text:p>0.19</text:p>
          </table:table-cell>
          <table:table-cell office:value-type="float" office:value="1.293024">
            <text:p>1.29</text:p>
          </table:table-cell>
          <table:table-cell office:value-type="float" office:value="2.373333">
            <text:p>2.3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39">
            <text:p>539</text:p>
          </table:table-cell>
          <table:table-cell office:value-type="float" office:value="0.633856">
            <text:p>0.63</text:p>
          </table:table-cell>
          <table:table-cell office:value-type="float" office:value="1332">
            <text:p>1332</text:p>
          </table:table-cell>
          <table:table-cell office:value-type="float" office:value="0.15">
            <text:p>0.15</text:p>
          </table:table-cell>
          <table:table-cell office:value-type="float" office:value="1.866218">
            <text:p>1.87</text:p>
          </table:table-cell>
          <table:table-cell office:value-type="float" office:value="4.216667">
            <text:p>4.22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60">
            <text:p>660</text:p>
          </table:table-cell>
          <table:table-cell office:value-type="float" office:value="0.745977">
            <text:p>0.75</text:p>
          </table:table-cell>
          <table:table-cell office:value-type="float" office:value="359">
            <text:p>359</text:p>
          </table:table-cell>
          <table:table-cell office:value-type="float" office:value="0.186335">
            <text:p>0.19</text:p>
          </table:table-cell>
          <table:table-cell office:value-type="float" office:value="1.366226">
            <text:p>1.37</text:p>
          </table:table-cell>
          <table:table-cell office:value-type="float" office:value="3.245455">
            <text:p>3.25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99">
            <text:p>499</text:p>
          </table:table-cell>
          <table:table-cell office:value-type="float" office:value="0.548314">
            <text:p>0.55</text:p>
          </table:table-cell>
          <table:table-cell office:value-type="float" office:value="2338">
            <text:p>2338</text:p>
          </table:table-cell>
          <table:table-cell office:value-type="float" office:value="0.854701">
            <text:p>0.85</text:p>
          </table:table-cell>
          <table:table-cell office:value-type="float" office:value="2.421871">
            <text:p>2.42</text:p>
          </table:table-cell>
          <table:table-cell office:value-type="float" office:value="3.666667">
            <text:p>3.6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18">
            <text:p>718</text:p>
          </table:table-cell>
          <table:table-cell office:value-type="float" office:value="0.797385">
            <text:p>0.8</text:p>
          </table:table-cell>
          <table:table-cell office:value-type="float" office:value="176">
            <text:p>176</text:p>
          </table:table-cell>
          <table:table-cell office:value-type="float" office:value="0.170455">
            <text:p>0.17</text:p>
          </table:table-cell>
          <table:table-cell office:value-type="float" office:value="0.884736">
            <text:p>0.88</text:p>
          </table:table-cell>
          <table:table-cell office:value-type="float" office:value="2.212121">
            <text:p>2.21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73">
            <text:p>473</text:p>
          </table:table-cell>
          <table:table-cell office:value-type="float" office:value="0.537126">
            <text:p>0.54</text:p>
          </table:table-cell>
          <table:table-cell office:value-type="float" office:value="3102">
            <text:p>3102</text:p>
          </table:table-cell>
          <table:table-cell office:value-type="float" office:value="0.497619">
            <text:p>0.5</text:p>
          </table:table-cell>
          <table:table-cell office:value-type="float" office:value="1.88559">
            <text:p>1.89</text:p>
          </table:table-cell>
          <table:table-cell office:value-type="float" office:value="4.247619">
            <text:p>4.25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69">
            <text:p>669</text:p>
          </table:table-cell>
          <table:table-cell office:value-type="float" office:value="0.735246">
            <text:p>0.74</text:p>
          </table:table-cell>
          <table:table-cell office:value-type="float" office:value="313">
            <text:p>313</text:p>
          </table:table-cell>
          <table:table-cell office:value-type="float" office:value="0.143541">
            <text:p>0.14</text:p>
          </table:table-cell>
          <table:table-cell office:value-type="float" office:value="1.137931">
            <text:p>1.14</text:p>
          </table:table-cell>
          <table:table-cell office:value-type="float" office:value="2.373333">
            <text:p>2.3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14">
            <text:p>514</text:p>
          </table:table-cell>
          <table:table-cell office:value-type="float" office:value="0.585721">
            <text:p>0.59</text:p>
          </table:table-cell>
          <table:table-cell office:value-type="float" office:value="1821">
            <text:p>1821</text:p>
          </table:table-cell>
          <table:table-cell office:value-type="float" office:value="0.398413">
            <text:p>0.4</text:p>
          </table:table-cell>
          <table:table-cell office:value-type="float" office:value="2.074919">
            <text:p>2.07</text:p>
          </table:table-cell>
          <table:table-cell office:value-type="float" office:value="3.535014">
            <text:p>3.54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90">
            <text:p>690</text:p>
          </table:table-cell>
          <table:table-cell office:value-type="float" office:value="0.798704">
            <text:p>0.8</text:p>
          </table:table-cell>
          <table:table-cell office:value-type="float" office:value="247">
            <text:p>247</text:p>
          </table:table-cell>
          <table:table-cell office:value-type="float" office:value="0.186335">
            <text:p>0.19</text:p>
          </table:table-cell>
          <table:table-cell office:value-type="float" office:value="1.015339">
            <text:p>1.02</text:p>
          </table:table-cell>
          <table:table-cell office:value-type="float" office:value="2.243478">
            <text:p>2.24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91">
            <text:p>691</text:p>
          </table:table-cell>
          <table:table-cell office:value-type="float" office:value="0.768323">
            <text:p>0.77</text:p>
          </table:table-cell>
          <table:table-cell office:value-type="float" office:value="262">
            <text:p>262</text:p>
          </table:table-cell>
          <table:table-cell office:value-type="float" office:value="0.15873">
            <text:p>0.16</text:p>
          </table:table-cell>
          <table:table-cell office:value-type="float" office:value="0.828339">
            <text:p>0.83</text:p>
          </table:table-cell>
          <table:table-cell office:value-type="float" office:value="1.875">
            <text:p>1.8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70">
            <text:p>670</text:p>
          </table:table-cell>
          <table:table-cell office:value-type="float" office:value="0.716732">
            <text:p>0.72</text:p>
          </table:table-cell>
          <table:table-cell office:value-type="float" office:value="315">
            <text:p>315</text:p>
          </table:table-cell>
          <table:table-cell office:value-type="float" office:value="0.15873">
            <text:p>0.16</text:p>
          </table:table-cell>
          <table:table-cell office:value-type="float" office:value="1.319353">
            <text:p>1.32</text:p>
          </table:table-cell>
          <table:table-cell office:value-type="float" office:value="3.245455">
            <text:p>3.25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15">
            <text:p>615</text:p>
          </table:table-cell>
          <table:table-cell office:value-type="float" office:value="0.68453">
            <text:p>0.68</text:p>
          </table:table-cell>
          <table:table-cell office:value-type="float" office:value="615">
            <text:p>615</text:p>
          </table:table-cell>
          <table:table-cell office:value-type="float" office:value="0.186335">
            <text:p>0.19</text:p>
          </table:table-cell>
          <table:table-cell office:value-type="float" office:value="1.307701">
            <text:p>1.31</text:p>
          </table:table-cell>
          <table:table-cell office:value-type="float" office:value="2.695489">
            <text:p>2.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87">
            <text:p>587</text:p>
          </table:table-cell>
          <table:table-cell office:value-type="float" office:value="0.659945">
            <text:p>0.66</text:p>
          </table:table-cell>
          <table:table-cell office:value-type="float" office:value="803">
            <text:p>803</text:p>
          </table:table-cell>
          <table:table-cell office:value-type="float" office:value="0.15">
            <text:p>0.15</text:p>
          </table:table-cell>
          <table:table-cell office:value-type="float" office:value="1.513692">
            <text:p>1.51</text:p>
          </table:table-cell>
          <table:table-cell office:value-type="float" office:value="4.216667">
            <text:p>4.22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34">
            <text:p>634</text:p>
          </table:table-cell>
          <table:table-cell office:value-type="float" office:value="0.703346">
            <text:p>0.7</text:p>
          </table:table-cell>
          <table:table-cell office:value-type="float" office:value="459">
            <text:p>459</text:p>
          </table:table-cell>
          <table:table-cell office:value-type="float" office:value="0.170455">
            <text:p>0.17</text:p>
          </table:table-cell>
          <table:table-cell office:value-type="float" office:value="1.349725">
            <text:p>1.35</text:p>
          </table:table-cell>
          <table:table-cell office:value-type="float" office:value="3.293478">
            <text:p>3.2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90">
            <text:p>590</text:p>
          </table:table-cell>
          <table:table-cell office:value-type="float" office:value="0.64814">
            <text:p>0.65</text:p>
          </table:table-cell>
          <table:table-cell office:value-type="float" office:value="785">
            <text:p>785</text:p>
          </table:table-cell>
          <table:table-cell office:value-type="float" office:value="0.170455">
            <text:p>0.17</text:p>
          </table:table-cell>
          <table:table-cell office:value-type="float" office:value="1.525572">
            <text:p>1.53</text:p>
          </table:table-cell>
          <table:table-cell office:value-type="float" office:value="2.680556">
            <text:p>2.6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62">
            <text:p>462</text:p>
          </table:table-cell>
          <table:table-cell office:value-type="float" office:value="0.525269">
            <text:p>0.53</text:p>
          </table:table-cell>
          <table:table-cell office:value-type="float" office:value="3030">
            <text:p>3030</text:p>
          </table:table-cell>
          <table:table-cell office:value-type="float" office:value="0.669444">
            <text:p>0.67</text:p>
          </table:table-cell>
          <table:table-cell office:value-type="float" office:value="2.146034">
            <text:p>2.15</text:p>
          </table:table-cell>
          <table:table-cell office:value-type="float" office:value="4.6875">
            <text:p>4.6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22">
            <text:p>622</text:p>
          </table:table-cell>
          <table:table-cell office:value-type="float" office:value="0.693175">
            <text:p>0.69</text:p>
          </table:table-cell>
          <table:table-cell office:value-type="float" office:value="514">
            <text:p>514</text:p>
          </table:table-cell>
          <table:table-cell office:value-type="float" office:value="0.135747">
            <text:p>0.14</text:p>
          </table:table-cell>
          <table:table-cell office:value-type="float" office:value="1.233606">
            <text:p>1.23</text:p>
          </table:table-cell>
          <table:table-cell office:value-type="float" office:value="2.876812">
            <text:p>2.8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80">
            <text:p>680</text:p>
          </table:table-cell>
          <table:table-cell office:value-type="float" office:value="0.763776">
            <text:p>0.76</text:p>
          </table:table-cell>
          <table:table-cell office:value-type="float" office:value="297">
            <text:p>297</text:p>
          </table:table-cell>
          <table:table-cell office:value-type="float" office:value="0.15">
            <text:p>0.15</text:p>
          </table:table-cell>
          <table:table-cell office:value-type="float" office:value="1.087291">
            <text:p>1.09</text:p>
          </table:table-cell>
          <table:table-cell office:value-type="float" office:value="2.373333">
            <text:p>2.3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53">
            <text:p>553</text:p>
          </table:table-cell>
          <table:table-cell office:value-type="float" office:value="0.617044">
            <text:p>0.62</text:p>
          </table:table-cell>
          <table:table-cell office:value-type="float" office:value="1147">
            <text:p>1147</text:p>
          </table:table-cell>
          <table:table-cell office:value-type="float" office:value="0.373611">
            <text:p>0.37</text:p>
          </table:table-cell>
          <table:table-cell office:value-type="float" office:value="1.699753">
            <text:p>1.7</text:p>
          </table:table-cell>
          <table:table-cell office:value-type="float" office:value="3.177632">
            <text:p>3.1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72">
            <text:p>572</text:p>
          </table:table-cell>
          <table:table-cell office:value-type="float" office:value="0.635395">
            <text:p>0.64</text:p>
          </table:table-cell>
          <table:table-cell office:value-type="float" office:value="947">
            <text:p>947</text:p>
          </table:table-cell>
          <table:table-cell office:value-type="float" office:value="0.466667">
            <text:p>0.47</text:p>
          </table:table-cell>
          <table:table-cell office:value-type="float" office:value="1.935859">
            <text:p>1.94</text:p>
          </table:table-cell>
          <table:table-cell office:value-type="float" office:value="4.169935">
            <text:p>4.1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22">
            <text:p>522</text:p>
          </table:table-cell>
          <table:table-cell office:value-type="float" office:value="0.586452">
            <text:p>0.59</text:p>
          </table:table-cell>
          <table:table-cell office:value-type="float" office:value="1798">
            <text:p>1798</text:p>
          </table:table-cell>
          <table:table-cell office:value-type="float" office:value="0.466667">
            <text:p>0.47</text:p>
          </table:table-cell>
          <table:table-cell office:value-type="float" office:value="1.68772">
            <text:p>1.69</text:p>
          </table:table-cell>
          <table:table-cell office:value-type="float" office:value="3.47549">
            <text:p>3.4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18">
            <text:p>618</text:p>
          </table:table-cell>
          <table:table-cell office:value-type="float" office:value="0.68122">
            <text:p>0.68</text:p>
          </table:table-cell>
          <table:table-cell office:value-type="float" office:value="553">
            <text:p>553</text:p>
          </table:table-cell>
          <table:table-cell office:value-type="float" office:value="0.143541">
            <text:p>0.14</text:p>
          </table:table-cell>
          <table:table-cell office:value-type="float" office:value="1.180785">
            <text:p>1.18</text:p>
          </table:table-cell>
          <table:table-cell office:value-type="float" office:value="2.747619">
            <text:p>2.75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30">
            <text:p>530</text:p>
          </table:table-cell>
          <table:table-cell office:value-type="float" office:value="0.614519">
            <text:p>0.61</text:p>
          </table:table-cell>
          <table:table-cell office:value-type="float" office:value="1491">
            <text:p>1491</text:p>
          </table:table-cell>
          <table:table-cell office:value-type="float" office:value="0.383824">
            <text:p>0.38</text:p>
          </table:table-cell>
          <table:table-cell office:value-type="float" office:value="1.825461">
            <text:p>1.83</text:p>
          </table:table-cell>
          <table:table-cell office:value-type="float" office:value="3.505556">
            <text:p>3.51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09">
            <text:p>609</text:p>
          </table:table-cell>
          <table:table-cell office:value-type="float" office:value="0.675614">
            <text:p>0.68</text:p>
          </table:table-cell>
          <table:table-cell office:value-type="float" office:value="625">
            <text:p>625</text:p>
          </table:table-cell>
          <table:table-cell office:value-type="float" office:value="0.15">
            <text:p>0.15</text:p>
          </table:table-cell>
          <table:table-cell office:value-type="float" office:value="1.446152">
            <text:p>1.45</text:p>
          </table:table-cell>
          <table:table-cell office:value-type="float" office:value="3.192857">
            <text:p>3.1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71">
            <text:p>671</text:p>
          </table:table-cell>
          <table:table-cell office:value-type="float" office:value="0.756312">
            <text:p>0.76</text:p>
          </table:table-cell>
          <table:table-cell office:value-type="float" office:value="311">
            <text:p>311</text:p>
          </table:table-cell>
          <table:table-cell office:value-type="float" office:value="0.186335">
            <text:p>0.19</text:p>
          </table:table-cell>
          <table:table-cell office:value-type="float" office:value="1.128252">
            <text:p>1.13</text:p>
          </table:table-cell>
          <table:table-cell office:value-type="float" office:value="2.373333">
            <text:p>2.3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64">
            <text:p>564</text:p>
          </table:table-cell>
          <table:table-cell office:value-type="float" office:value="0.643102">
            <text:p>0.64</text:p>
          </table:table-cell>
          <table:table-cell office:value-type="float" office:value="1049">
            <text:p>1049</text:p>
          </table:table-cell>
          <table:table-cell office:value-type="float" office:value="0.143541">
            <text:p>0.14</text:p>
          </table:table-cell>
          <table:table-cell office:value-type="float" office:value="1.534681">
            <text:p>1.53</text:p>
          </table:table-cell>
          <table:table-cell office:value-type="float" office:value="3.201681">
            <text:p>3.2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35">
            <text:p>535</text:p>
          </table:table-cell>
          <table:table-cell office:value-type="float" office:value="0.59383">
            <text:p>0.59</text:p>
          </table:table-cell>
          <table:table-cell office:value-type="float" office:value="1488">
            <text:p>1488</text:p>
          </table:table-cell>
          <table:table-cell office:value-type="float" office:value="0.366667">
            <text:p>0.37</text:p>
          </table:table-cell>
          <table:table-cell office:value-type="float" office:value="1.912121">
            <text:p>1.91</text:p>
          </table:table-cell>
          <table:table-cell office:value-type="float" office:value="3.535014">
            <text:p>3.54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84">
            <text:p>684</text:p>
          </table:table-cell>
          <table:table-cell office:value-type="float" office:value="0.789815">
            <text:p>0.79</text:p>
          </table:table-cell>
          <table:table-cell office:value-type="float" office:value="279">
            <text:p>279</text:p>
          </table:table-cell>
          <table:table-cell office:value-type="float" office:value="0.170455">
            <text:p>0.17</text:p>
          </table:table-cell>
          <table:table-cell office:value-type="float" office:value="1.004833">
            <text:p>1</text:p>
          </table:table-cell>
          <table:table-cell office:value-type="float" office:value="2.243478">
            <text:p>2.24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37">
            <text:p>637</text:p>
          </table:table-cell>
          <table:table-cell office:value-type="float" office:value="0.736117">
            <text:p>0.74</text:p>
          </table:table-cell>
          <table:table-cell office:value-type="float" office:value="447">
            <text:p>447</text:p>
          </table:table-cell>
          <table:table-cell office:value-type="float" office:value="0.15">
            <text:p>0.15</text:p>
          </table:table-cell>
          <table:table-cell office:value-type="float" office:value="1.441906">
            <text:p>1.44</text:p>
          </table:table-cell>
          <table:table-cell office:value-type="float" office:value="3.245455">
            <text:p>3.25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05">
            <text:p>705</text:p>
          </table:table-cell>
          <table:table-cell office:value-type="float" office:value="0.778847">
            <text:p>0.78</text:p>
          </table:table-cell>
          <table:table-cell office:value-type="float" office:value="219">
            <text:p>219</text:p>
          </table:table-cell>
          <table:table-cell office:value-type="float" office:value="0.170455">
            <text:p>0.17</text:p>
          </table:table-cell>
          <table:table-cell office:value-type="float" office:value="1.095563">
            <text:p>1.1</text:p>
          </table:table-cell>
          <table:table-cell office:value-type="float" office:value="3.037037">
            <text:p>3.04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92">
            <text:p>492</text:p>
          </table:table-cell>
          <table:table-cell office:value-type="float" office:value="0.536728">
            <text:p>0.54</text:p>
          </table:table-cell>
          <table:table-cell office:value-type="float" office:value="2389">
            <text:p>2389</text:p>
          </table:table-cell>
          <table:table-cell office:value-type="float" office:value="0.714286">
            <text:p>0.71</text:p>
          </table:table-cell>
          <table:table-cell office:value-type="float" office:value="2.286734">
            <text:p>2.29</text:p>
          </table:table-cell>
          <table:table-cell office:value-type="float" office:value="3.666667">
            <text:p>3.6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57">
            <text:p>657</text:p>
          </table:table-cell>
          <table:table-cell office:value-type="float" office:value="0.761679">
            <text:p>0.76</text:p>
          </table:table-cell>
          <table:table-cell office:value-type="float" office:value="360">
            <text:p>360</text:p>
          </table:table-cell>
          <table:table-cell office:value-type="float" office:value="0.15">
            <text:p>0.15</text:p>
          </table:table-cell>
          <table:table-cell office:value-type="float" office:value="1.212091">
            <text:p>1.21</text:p>
          </table:table-cell>
          <table:table-cell office:value-type="float" office:value="2.212121">
            <text:p>2.21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92">
            <text:p>492</text:p>
          </table:table-cell>
          <table:table-cell office:value-type="float" office:value="0.531549">
            <text:p>0.53</text:p>
          </table:table-cell>
          <table:table-cell office:value-type="float" office:value="2488">
            <text:p>2488</text:p>
          </table:table-cell>
          <table:table-cell office:value-type="float" office:value="0.492157">
            <text:p>0.49</text:p>
          </table:table-cell>
          <table:table-cell office:value-type="float" office:value="1.909221">
            <text:p>1.91</text:p>
          </table:table-cell>
          <table:table-cell office:value-type="float" office:value="3.441667">
            <text:p>3.44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56">
            <text:p>656</text:p>
          </table:table-cell>
          <table:table-cell office:value-type="float" office:value="0.722207">
            <text:p>0.72</text:p>
          </table:table-cell>
          <table:table-cell office:value-type="float" office:value="370">
            <text:p>370</text:p>
          </table:table-cell>
          <table:table-cell office:value-type="float" office:value="0.15">
            <text:p>0.15</text:p>
          </table:table-cell>
          <table:table-cell office:value-type="float" office:value="1.034092">
            <text:p>1.03</text:p>
          </table:table-cell>
          <table:table-cell office:value-type="float" office:value="2.876812">
            <text:p>2.8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02">
            <text:p>602</text:p>
          </table:table-cell>
          <table:table-cell office:value-type="float" office:value="0.669772">
            <text:p>0.67</text:p>
          </table:table-cell>
          <table:table-cell office:value-type="float" office:value="689">
            <text:p>689</text:p>
          </table:table-cell>
          <table:table-cell office:value-type="float" office:value="0.430556">
            <text:p>0.43</text:p>
          </table:table-cell>
          <table:table-cell office:value-type="float" office:value="1.408753">
            <text:p>1.41</text:p>
          </table:table-cell>
          <table:table-cell office:value-type="float" office:value="2.876812">
            <text:p>2.8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01">
            <text:p>501</text:p>
          </table:table-cell>
          <table:table-cell office:value-type="float" office:value="0.552542">
            <text:p>0.55</text:p>
          </table:table-cell>
          <table:table-cell office:value-type="float" office:value="2298">
            <text:p>2298</text:p>
          </table:table-cell>
          <table:table-cell office:value-type="float" office:value="0.45">
            <text:p>0.45</text:p>
          </table:table-cell>
          <table:table-cell office:value-type="float" office:value="2.047457">
            <text:p>2.05</text:p>
          </table:table-cell>
          <table:table-cell office:value-type="float" office:value="3.698413">
            <text:p>3.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94">
            <text:p>494</text:p>
          </table:table-cell>
          <table:table-cell office:value-type="float" office:value="0.536591">
            <text:p>0.54</text:p>
          </table:table-cell>
          <table:table-cell office:value-type="float" office:value="2230">
            <text:p>2230</text:p>
          </table:table-cell>
          <table:table-cell office:value-type="float" office:value="0.354167">
            <text:p>0.35</text:p>
          </table:table-cell>
          <table:table-cell office:value-type="float" office:value="1.860362">
            <text:p>1.86</text:p>
          </table:table-cell>
          <table:table-cell office:value-type="float" office:value="3.44359">
            <text:p>3.44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84">
            <text:p>684</text:p>
          </table:table-cell>
          <table:table-cell office:value-type="float" office:value="0.74675">
            <text:p>0.75</text:p>
          </table:table-cell>
          <table:table-cell office:value-type="float" office:value="277">
            <text:p>277</text:p>
          </table:table-cell>
          <table:table-cell office:value-type="float" office:value="0.15873">
            <text:p>0.16</text:p>
          </table:table-cell>
          <table:table-cell office:value-type="float" office:value="1.098371">
            <text:p>1.1</text:p>
          </table:table-cell>
          <table:table-cell office:value-type="float" office:value="2.538462">
            <text:p>2.54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72">
            <text:p>672</text:p>
          </table:table-cell>
          <table:table-cell office:value-type="float" office:value="0.752248">
            <text:p>0.75</text:p>
          </table:table-cell>
          <table:table-cell office:value-type="float" office:value="320">
            <text:p>320</text:p>
          </table:table-cell>
          <table:table-cell office:value-type="float" office:value="0.186335">
            <text:p>0.19</text:p>
          </table:table-cell>
          <table:table-cell office:value-type="float" office:value="1.233223">
            <text:p>1.23</text:p>
          </table:table-cell>
          <table:table-cell office:value-type="float" office:value="3.293478">
            <text:p>3.2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72">
            <text:p>672</text:p>
          </table:table-cell>
          <table:table-cell office:value-type="float" office:value="0.761029">
            <text:p>0.76</text:p>
          </table:table-cell>
          <table:table-cell office:value-type="float" office:value="344">
            <text:p>344</text:p>
          </table:table-cell>
          <table:table-cell office:value-type="float" office:value="0.15873">
            <text:p>0.16</text:p>
          </table:table-cell>
          <table:table-cell office:value-type="float" office:value="0.975463">
            <text:p>0.98</text:p>
          </table:table-cell>
          <table:table-cell office:value-type="float" office:value="2.373333">
            <text:p>2.3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32">
            <text:p>532</text:p>
          </table:table-cell>
          <table:table-cell office:value-type="float" office:value="0.574684">
            <text:p>0.57</text:p>
          </table:table-cell>
          <table:table-cell office:value-type="float" office:value="1389">
            <text:p>1389</text:p>
          </table:table-cell>
          <table:table-cell office:value-type="float" office:value="0.354167">
            <text:p>0.35</text:p>
          </table:table-cell>
          <table:table-cell office:value-type="float" office:value="1.793242">
            <text:p>1.79</text:p>
          </table:table-cell>
          <table:table-cell office:value-type="float" office:value="3.1875">
            <text:p>3.1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21">
            <text:p>621</text:p>
          </table:table-cell>
          <table:table-cell office:value-type="float" office:value="0.717126">
            <text:p>0.72</text:p>
          </table:table-cell>
          <table:table-cell office:value-type="float" office:value="579">
            <text:p>579</text:p>
          </table:table-cell>
          <table:table-cell office:value-type="float" office:value="0.170455">
            <text:p>0.17</text:p>
          </table:table-cell>
          <table:table-cell office:value-type="float" office:value="1.408846">
            <text:p>1.41</text:p>
          </table:table-cell>
          <table:table-cell office:value-type="float" office:value="3.245455">
            <text:p>3.25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01">
            <text:p>701</text:p>
          </table:table-cell>
          <table:table-cell office:value-type="float" office:value="0.795851">
            <text:p>0.8</text:p>
          </table:table-cell>
          <table:table-cell office:value-type="float" office:value="221">
            <text:p>221</text:p>
          </table:table-cell>
          <table:table-cell office:value-type="float" office:value="0.186335">
            <text:p>0.19</text:p>
          </table:table-cell>
          <table:table-cell office:value-type="float" office:value="1.205269">
            <text:p>1.21</text:p>
          </table:table-cell>
          <table:table-cell office:value-type="float" office:value="2.291667">
            <text:p>2.2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91">
            <text:p>591</text:p>
          </table:table-cell>
          <table:table-cell office:value-type="float" office:value="0.645277">
            <text:p>0.65</text:p>
          </table:table-cell>
          <table:table-cell office:value-type="float" office:value="776">
            <text:p>776</text:p>
          </table:table-cell>
          <table:table-cell office:value-type="float" office:value="0.430556">
            <text:p>0.43</text:p>
          </table:table-cell>
          <table:table-cell office:value-type="float" office:value="1.440687">
            <text:p>1.44</text:p>
          </table:table-cell>
          <table:table-cell office:value-type="float" office:value="2.695489">
            <text:p>2.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43">
            <text:p>543</text:p>
          </table:table-cell>
          <table:table-cell office:value-type="float" office:value="0.610546">
            <text:p>0.61</text:p>
          </table:table-cell>
          <table:table-cell office:value-type="float" office:value="1326">
            <text:p>1326</text:p>
          </table:table-cell>
          <table:table-cell office:value-type="float" office:value="0.419935">
            <text:p>0.42</text:p>
          </table:table-cell>
          <table:table-cell office:value-type="float" office:value="1.643853">
            <text:p>1.64</text:p>
          </table:table-cell>
          <table:table-cell office:value-type="float" office:value="3.666667">
            <text:p>3.6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58">
            <text:p>458</text:p>
          </table:table-cell>
          <table:table-cell office:value-type="float" office:value="0.528693">
            <text:p>0.53</text:p>
          </table:table-cell>
          <table:table-cell office:value-type="float" office:value="3826">
            <text:p>3826</text:p>
          </table:table-cell>
          <table:table-cell office:value-type="float" office:value="0.366667">
            <text:p>0.37</text:p>
          </table:table-cell>
          <table:table-cell office:value-type="float" office:value="2.161578">
            <text:p>2.16</text:p>
          </table:table-cell>
          <table:table-cell office:value-type="float" office:value="4.555556">
            <text:p>4.56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18">
            <text:p>718</text:p>
          </table:table-cell>
          <table:table-cell office:value-type="float" office:value="0.774259">
            <text:p>0.77</text:p>
          </table:table-cell>
          <table:table-cell office:value-type="float" office:value="193">
            <text:p>193</text:p>
          </table:table-cell>
          <table:table-cell office:value-type="float" office:value="0.170455">
            <text:p>0.17</text:p>
          </table:table-cell>
          <table:table-cell office:value-type="float" office:value="0.915953">
            <text:p>0.92</text:p>
          </table:table-cell>
          <table:table-cell office:value-type="float" office:value="2.538462">
            <text:p>2.54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36">
            <text:p>536</text:p>
          </table:table-cell>
          <table:table-cell office:value-type="float" office:value="0.583197">
            <text:p>0.58</text:p>
          </table:table-cell>
          <table:table-cell office:value-type="float" office:value="1447">
            <text:p>1447</text:p>
          </table:table-cell>
          <table:table-cell office:value-type="float" office:value="0.334524">
            <text:p>0.33</text:p>
          </table:table-cell>
          <table:table-cell office:value-type="float" office:value="1.636996">
            <text:p>1.64</text:p>
          </table:table-cell>
          <table:table-cell office:value-type="float" office:value="3.455357">
            <text:p>3.46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95">
            <text:p>695</text:p>
          </table:table-cell>
          <table:table-cell office:value-type="float" office:value="0.768239">
            <text:p>0.77</text:p>
          </table:table-cell>
          <table:table-cell office:value-type="float" office:value="232">
            <text:p>232</text:p>
          </table:table-cell>
          <table:table-cell office:value-type="float" office:value="0.143541">
            <text:p>0.14</text:p>
          </table:table-cell>
          <table:table-cell office:value-type="float" office:value="1.146727">
            <text:p>1.15</text:p>
          </table:table-cell>
          <table:table-cell office:value-type="float" office:value="3.375">
            <text:p>3.3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45">
            <text:p>545</text:p>
          </table:table-cell>
          <table:table-cell office:value-type="float" office:value="0.62245">
            <text:p>0.62</text:p>
          </table:table-cell>
          <table:table-cell office:value-type="float" office:value="1248">
            <text:p>1248</text:p>
          </table:table-cell>
          <table:table-cell office:value-type="float" office:value="0.419298">
            <text:p>0.42</text:p>
          </table:table-cell>
          <table:table-cell office:value-type="float" office:value="1.746403">
            <text:p>1.75</text:p>
          </table:table-cell>
          <table:table-cell office:value-type="float" office:value="3.192857">
            <text:p>3.1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78">
            <text:p>578</text:p>
          </table:table-cell>
          <table:table-cell office:value-type="float" office:value="0.638026">
            <text:p>0.64</text:p>
          </table:table-cell>
          <table:table-cell office:value-type="float" office:value="940">
            <text:p>940</text:p>
          </table:table-cell>
          <table:table-cell office:value-type="float" office:value="0.170455">
            <text:p>0.17</text:p>
          </table:table-cell>
          <table:table-cell office:value-type="float" office:value="1.691243">
            <text:p>1.69</text:p>
          </table:table-cell>
          <table:table-cell office:value-type="float" office:value="4.295455">
            <text:p>4.3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34">
            <text:p>634</text:p>
          </table:table-cell>
          <table:table-cell office:value-type="float" office:value="0.715308">
            <text:p>0.72</text:p>
          </table:table-cell>
          <table:table-cell office:value-type="float" office:value="526">
            <text:p>526</text:p>
          </table:table-cell>
          <table:table-cell office:value-type="float" office:value="0.15">
            <text:p>0.15</text:p>
          </table:table-cell>
          <table:table-cell office:value-type="float" office:value="1.278915">
            <text:p>1.28</text:p>
          </table:table-cell>
          <table:table-cell office:value-type="float" office:value="3.245455">
            <text:p>3.25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17">
            <text:p>517</text:p>
          </table:table-cell>
          <table:table-cell office:value-type="float" office:value="0.590616">
            <text:p>0.59</text:p>
          </table:table-cell>
          <table:table-cell office:value-type="float" office:value="1802">
            <text:p>1802</text:p>
          </table:table-cell>
          <table:table-cell office:value-type="float" office:value="0.419298">
            <text:p>0.42</text:p>
          </table:table-cell>
          <table:table-cell office:value-type="float" office:value="1.835707">
            <text:p>1.84</text:p>
          </table:table-cell>
          <table:table-cell office:value-type="float" office:value="3.058824">
            <text:p>3.06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07">
            <text:p>607</text:p>
          </table:table-cell>
          <table:table-cell office:value-type="float" office:value="0.660967">
            <text:p>0.66</text:p>
          </table:table-cell>
          <table:table-cell office:value-type="float" office:value="666">
            <text:p>666</text:p>
          </table:table-cell>
          <table:table-cell office:value-type="float" office:value="0.419298">
            <text:p>0.42</text:p>
          </table:table-cell>
          <table:table-cell office:value-type="float" office:value="1.504929">
            <text:p>1.5</text:p>
          </table:table-cell>
          <table:table-cell office:value-type="float" office:value="3.158824">
            <text:p>3.16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84">
            <text:p>684</text:p>
          </table:table-cell>
          <table:table-cell office:value-type="float" office:value="0.766927">
            <text:p>0.77</text:p>
          </table:table-cell>
          <table:table-cell office:value-type="float" office:value="264">
            <text:p>264</text:p>
          </table:table-cell>
          <table:table-cell office:value-type="float" office:value="0.170455">
            <text:p>0.17</text:p>
          </table:table-cell>
          <table:table-cell office:value-type="float" office:value="0.948496">
            <text:p>0.95</text:p>
          </table:table-cell>
          <table:table-cell office:value-type="float" office:value="2.291667">
            <text:p>2.2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85">
            <text:p>485</text:p>
          </table:table-cell>
          <table:table-cell office:value-type="float" office:value="0.518076">
            <text:p>0.52</text:p>
          </table:table-cell>
          <table:table-cell office:value-type="float" office:value="2621">
            <text:p>2621</text:p>
          </table:table-cell>
          <table:table-cell office:value-type="float" office:value="0.354167">
            <text:p>0.35</text:p>
          </table:table-cell>
          <table:table-cell office:value-type="float" office:value="2.101479">
            <text:p>2.1</text:p>
          </table:table-cell>
          <table:table-cell office:value-type="float" office:value="4.701681">
            <text:p>4.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03">
            <text:p>603</text:p>
          </table:table-cell>
          <table:table-cell office:value-type="float" office:value="0.684139">
            <text:p>0.68</text:p>
          </table:table-cell>
          <table:table-cell office:value-type="float" office:value="659">
            <text:p>659</text:p>
          </table:table-cell>
          <table:table-cell office:value-type="float" office:value="0.15873">
            <text:p>0.16</text:p>
          </table:table-cell>
          <table:table-cell office:value-type="float" office:value="1.27231">
            <text:p>1.27</text:p>
          </table:table-cell>
          <table:table-cell office:value-type="float" office:value="2.695489">
            <text:p>2.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84">
            <text:p>584</text:p>
          </table:table-cell>
          <table:table-cell office:value-type="float" office:value="0.634087">
            <text:p>0.63</text:p>
          </table:table-cell>
          <table:table-cell office:value-type="float" office:value="842">
            <text:p>842</text:p>
          </table:table-cell>
          <table:table-cell office:value-type="float" office:value="0.407576">
            <text:p>0.41</text:p>
          </table:table-cell>
          <table:table-cell office:value-type="float" office:value="1.447251">
            <text:p>1.45</text:p>
          </table:table-cell>
          <table:table-cell office:value-type="float" office:value="3.166667">
            <text:p>3.1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88">
            <text:p>688</text:p>
          </table:table-cell>
          <table:table-cell office:value-type="float" office:value="0.76799">
            <text:p>0.77</text:p>
          </table:table-cell>
          <table:table-cell office:value-type="float" office:value="252">
            <text:p>252</text:p>
          </table:table-cell>
          <table:table-cell office:value-type="float" office:value="0.186335">
            <text:p>0.19</text:p>
          </table:table-cell>
          <table:table-cell office:value-type="float" office:value="0.878087">
            <text:p>0.88</text:p>
          </table:table-cell>
          <table:table-cell office:value-type="float" office:value="1.745455">
            <text:p>1.75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11">
            <text:p>711</text:p>
          </table:table-cell>
          <table:table-cell office:value-type="float" office:value="0.793474">
            <text:p>0.79</text:p>
          </table:table-cell>
          <table:table-cell office:value-type="float" office:value="204">
            <text:p>204</text:p>
          </table:table-cell>
          <table:table-cell office:value-type="float" office:value="0.143541">
            <text:p>0.14</text:p>
          </table:table-cell>
          <table:table-cell office:value-type="float" office:value="0.967375">
            <text:p>0.97</text:p>
          </table:table-cell>
          <table:table-cell office:value-type="float" office:value="2.291667">
            <text:p>2.2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40">
            <text:p>440</text:p>
          </table:table-cell>
          <table:table-cell office:value-type="float" office:value="0.511346">
            <text:p>0.51</text:p>
          </table:table-cell>
          <table:table-cell office:value-type="float" office:value="4685">
            <text:p>4685</text:p>
          </table:table-cell>
          <table:table-cell office:value-type="float" office:value="0.694444">
            <text:p>0.69</text:p>
          </table:table-cell>
          <table:table-cell office:value-type="float" office:value="1.85386">
            <text:p>1.85</text:p>
          </table:table-cell>
          <table:table-cell office:value-type="float" office:value="3.321429">
            <text:p>3.32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61">
            <text:p>461</text:p>
          </table:table-cell>
          <table:table-cell office:value-type="float" office:value="0.530663">
            <text:p>0.53</text:p>
          </table:table-cell>
          <table:table-cell office:value-type="float" office:value="3757">
            <text:p>3757</text:p>
          </table:table-cell>
          <table:table-cell office:value-type="float" office:value="0.486742">
            <text:p>0.49</text:p>
          </table:table-cell>
          <table:table-cell office:value-type="float" office:value="1.840742">
            <text:p>1.84</text:p>
          </table:table-cell>
          <table:table-cell office:value-type="float" office:value="4.386447">
            <text:p>4.3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08">
            <text:p>508</text:p>
          </table:table-cell>
          <table:table-cell office:value-type="float" office:value="0.562849">
            <text:p>0.56</text:p>
          </table:table-cell>
          <table:table-cell office:value-type="float" office:value="2017">
            <text:p>2017</text:p>
          </table:table-cell>
          <table:table-cell office:value-type="float" office:value="0.344444">
            <text:p>0.34</text:p>
          </table:table-cell>
          <table:table-cell office:value-type="float" office:value="1.992468">
            <text:p>1.99</text:p>
          </table:table-cell>
          <table:table-cell office:value-type="float" office:value="3.505556">
            <text:p>3.51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94">
            <text:p>494</text:p>
          </table:table-cell>
          <table:table-cell office:value-type="float" office:value="0.532671">
            <text:p>0.53</text:p>
          </table:table-cell>
          <table:table-cell office:value-type="float" office:value="2166">
            <text:p>2166</text:p>
          </table:table-cell>
          <table:table-cell office:value-type="float" office:value="0.373611">
            <text:p>0.37</text:p>
          </table:table-cell>
          <table:table-cell office:value-type="float" office:value="1.809628">
            <text:p>1.81</text:p>
          </table:table-cell>
          <table:table-cell office:value-type="float" office:value="3.662338">
            <text:p>3.66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27">
            <text:p>627</text:p>
          </table:table-cell>
          <table:table-cell office:value-type="float" office:value="0.720857">
            <text:p>0.72</text:p>
          </table:table-cell>
          <table:table-cell office:value-type="float" office:value="511">
            <text:p>511</text:p>
          </table:table-cell>
          <table:table-cell office:value-type="float" office:value="0.170455">
            <text:p>0.17</text:p>
          </table:table-cell>
          <table:table-cell office:value-type="float" office:value="1.35921">
            <text:p>1.36</text:p>
          </table:table-cell>
          <table:table-cell office:value-type="float" office:value="3.245455">
            <text:p>3.25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03">
            <text:p>703</text:p>
          </table:table-cell>
          <table:table-cell office:value-type="float" office:value="0.764449">
            <text:p>0.76</text:p>
          </table:table-cell>
          <table:table-cell office:value-type="float" office:value="228">
            <text:p>228</text:p>
          </table:table-cell>
          <table:table-cell office:value-type="float" office:value="0.138889">
            <text:p>0.14</text:p>
          </table:table-cell>
          <table:table-cell office:value-type="float" office:value="0.87849">
            <text:p>0.88</text:p>
          </table:table-cell>
          <table:table-cell office:value-type="float" office:value="3.192857">
            <text:p>3.1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50">
            <text:p>650</text:p>
          </table:table-cell>
          <table:table-cell office:value-type="float" office:value="0.702919">
            <text:p>0.7</text:p>
          </table:table-cell>
          <table:table-cell office:value-type="float" office:value="408">
            <text:p>408</text:p>
          </table:table-cell>
          <table:table-cell office:value-type="float" office:value="0.170455">
            <text:p>0.17</text:p>
          </table:table-cell>
          <table:table-cell office:value-type="float" office:value="1.228279">
            <text:p>1.23</text:p>
          </table:table-cell>
          <table:table-cell office:value-type="float" office:value="2.876812">
            <text:p>2.8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70">
            <text:p>470</text:p>
          </table:table-cell>
          <table:table-cell office:value-type="float" office:value="0.518274">
            <text:p>0.52</text:p>
          </table:table-cell>
          <table:table-cell office:value-type="float" office:value="3274">
            <text:p>3274</text:p>
          </table:table-cell>
          <table:table-cell office:value-type="float" office:value="0.404762">
            <text:p>0.4</text:p>
          </table:table-cell>
          <table:table-cell office:value-type="float" office:value="2.068519">
            <text:p>2.07</text:p>
          </table:table-cell>
          <table:table-cell office:value-type="float" office:value="4.555556">
            <text:p>4.56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69">
            <text:p>569</text:p>
          </table:table-cell>
          <table:table-cell office:value-type="float" office:value="0.64184">
            <text:p>0.64</text:p>
          </table:table-cell>
          <table:table-cell office:value-type="float" office:value="1012">
            <text:p>1012</text:p>
          </table:table-cell>
          <table:table-cell office:value-type="float" office:value="0.15873">
            <text:p>0.16</text:p>
          </table:table-cell>
          <table:table-cell office:value-type="float" office:value="1.527734">
            <text:p>1.53</text:p>
          </table:table-cell>
          <table:table-cell office:value-type="float" office:value="3.455357">
            <text:p>3.46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14">
            <text:p>514</text:p>
          </table:table-cell>
          <table:table-cell office:value-type="float" office:value="0.578506">
            <text:p>0.58</text:p>
          </table:table-cell>
          <table:table-cell office:value-type="float" office:value="1807">
            <text:p>1807</text:p>
          </table:table-cell>
          <table:table-cell office:value-type="float" office:value="0.354167">
            <text:p>0.35</text:p>
          </table:table-cell>
          <table:table-cell office:value-type="float" office:value="1.552234">
            <text:p>1.55</text:p>
          </table:table-cell>
          <table:table-cell office:value-type="float" office:value="3.698413">
            <text:p>3.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62">
            <text:p>662</text:p>
          </table:table-cell>
          <table:table-cell office:value-type="float" office:value="0.705082">
            <text:p>0.71</text:p>
          </table:table-cell>
          <table:table-cell office:value-type="float" office:value="346">
            <text:p>346</text:p>
          </table:table-cell>
          <table:table-cell office:value-type="float" office:value="0.15">
            <text:p>0.15</text:p>
          </table:table-cell>
          <table:table-cell office:value-type="float" office:value="1.708916">
            <text:p>1.71</text:p>
          </table:table-cell>
          <table:table-cell office:value-type="float" office:value="3.293478">
            <text:p>3.2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12">
            <text:p>712</text:p>
          </table:table-cell>
          <table:table-cell office:value-type="float" office:value="0.770499">
            <text:p>0.77</text:p>
          </table:table-cell>
          <table:table-cell office:value-type="float" office:value="202">
            <text:p>202</text:p>
          </table:table-cell>
          <table:table-cell office:value-type="float" office:value="0.15873">
            <text:p>0.16</text:p>
          </table:table-cell>
          <table:table-cell office:value-type="float" office:value="1.148556">
            <text:p>1.15</text:p>
          </table:table-cell>
          <table:table-cell office:value-type="float" office:value="3.214286">
            <text:p>3.21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61">
            <text:p>661</text:p>
          </table:table-cell>
          <table:table-cell office:value-type="float" office:value="0.71623">
            <text:p>0.72</text:p>
          </table:table-cell>
          <table:table-cell office:value-type="float" office:value="376">
            <text:p>376</text:p>
          </table:table-cell>
          <table:table-cell office:value-type="float" office:value="0.15">
            <text:p>0.15</text:p>
          </table:table-cell>
          <table:table-cell office:value-type="float" office:value="1.247813">
            <text:p>1.25</text:p>
          </table:table-cell>
          <table:table-cell office:value-type="float" office:value="2.680556">
            <text:p>2.6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18">
            <text:p>518</text:p>
          </table:table-cell>
          <table:table-cell office:value-type="float" office:value="0.573064">
            <text:p>0.57</text:p>
          </table:table-cell>
          <table:table-cell office:value-type="float" office:value="1759">
            <text:p>1759</text:p>
          </table:table-cell>
          <table:table-cell office:value-type="float" office:value="0.655556">
            <text:p>0.66</text:p>
          </table:table-cell>
          <table:table-cell office:value-type="float" office:value="1.841057">
            <text:p>1.84</text:p>
          </table:table-cell>
          <table:table-cell office:value-type="float" office:value="4.6875">
            <text:p>4.6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19">
            <text:p>619</text:p>
          </table:table-cell>
          <table:table-cell office:value-type="float" office:value="0.714127">
            <text:p>0.71</text:p>
          </table:table-cell>
          <table:table-cell office:value-type="float" office:value="570">
            <text:p>570</text:p>
          </table:table-cell>
          <table:table-cell office:value-type="float" office:value="0.430556">
            <text:p>0.43</text:p>
          </table:table-cell>
          <table:table-cell office:value-type="float" office:value="1.344225">
            <text:p>1.34</text:p>
          </table:table-cell>
          <table:table-cell office:value-type="float" office:value="3.192857">
            <text:p>3.1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50">
            <text:p>550</text:p>
          </table:table-cell>
          <table:table-cell office:value-type="float" office:value="0.617894">
            <text:p>0.62</text:p>
          </table:table-cell>
          <table:table-cell office:value-type="float" office:value="1173">
            <text:p>1173</text:p>
          </table:table-cell>
          <table:table-cell office:value-type="float" office:value="0.4125">
            <text:p>0.41</text:p>
          </table:table-cell>
          <table:table-cell office:value-type="float" office:value="1.9825">
            <text:p>1.98</text:p>
          </table:table-cell>
          <table:table-cell office:value-type="float" office:value="3.43254">
            <text:p>3.43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18">
            <text:p>618</text:p>
          </table:table-cell>
          <table:table-cell office:value-type="float" office:value="0.697773">
            <text:p>0.7</text:p>
          </table:table-cell>
          <table:table-cell office:value-type="float" office:value="595">
            <text:p>595</text:p>
          </table:table-cell>
          <table:table-cell office:value-type="float" office:value="0.143541">
            <text:p>0.14</text:p>
          </table:table-cell>
          <table:table-cell office:value-type="float" office:value="1.266329">
            <text:p>1.27</text:p>
          </table:table-cell>
          <table:table-cell office:value-type="float" office:value="2.695489">
            <text:p>2.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51">
            <text:p>451</text:p>
          </table:table-cell>
          <table:table-cell office:value-type="float" office:value="0.506782">
            <text:p>0.51</text:p>
          </table:table-cell>
          <table:table-cell office:value-type="float" office:value="3887">
            <text:p>3887</text:p>
          </table:table-cell>
          <table:table-cell office:value-type="float" office:value="0.757576">
            <text:p>0.76</text:p>
          </table:table-cell>
          <table:table-cell office:value-type="float" office:value="2.250799">
            <text:p>2.25</text:p>
          </table:table-cell>
          <table:table-cell office:value-type="float" office:value="4.205357">
            <text:p>4.21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90">
            <text:p>690</text:p>
          </table:table-cell>
          <table:table-cell office:value-type="float" office:value="0.771169">
            <text:p>0.77</text:p>
          </table:table-cell>
          <table:table-cell office:value-type="float" office:value="242">
            <text:p>242</text:p>
          </table:table-cell>
          <table:table-cell office:value-type="float" office:value="0.24">
            <text:p>0.24</text:p>
          </table:table-cell>
          <table:table-cell office:value-type="float" office:value="1.03323">
            <text:p>1.03</text:p>
          </table:table-cell>
          <table:table-cell office:value-type="float" office:value="2.55">
            <text:p>2.55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46">
            <text:p>546</text:p>
          </table:table-cell>
          <table:table-cell office:value-type="float" office:value="0.582952">
            <text:p>0.58</text:p>
          </table:table-cell>
          <table:table-cell office:value-type="float" office:value="1297">
            <text:p>1297</text:p>
          </table:table-cell>
          <table:table-cell office:value-type="float" office:value="0.419298">
            <text:p>0.42</text:p>
          </table:table-cell>
          <table:table-cell office:value-type="float" office:value="1.642781">
            <text:p>1.64</text:p>
          </table:table-cell>
          <table:table-cell office:value-type="float" office:value="2.669935">
            <text:p>2.6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52">
            <text:p>552</text:p>
          </table:table-cell>
          <table:table-cell office:value-type="float" office:value="0.612084">
            <text:p>0.61</text:p>
          </table:table-cell>
          <table:table-cell office:value-type="float" office:value="1167">
            <text:p>1167</text:p>
          </table:table-cell>
          <table:table-cell office:value-type="float" office:value="0.419298">
            <text:p>0.42</text:p>
          </table:table-cell>
          <table:table-cell office:value-type="float" office:value="1.856791">
            <text:p>1.86</text:p>
          </table:table-cell>
          <table:table-cell office:value-type="float" office:value="3.192857">
            <text:p>3.1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26">
            <text:p>626</text:p>
          </table:table-cell>
          <table:table-cell office:value-type="float" office:value="0.710701">
            <text:p>0.71</text:p>
          </table:table-cell>
          <table:table-cell office:value-type="float" office:value="524">
            <text:p>524</text:p>
          </table:table-cell>
          <table:table-cell office:value-type="float" office:value="0.4125">
            <text:p>0.41</text:p>
          </table:table-cell>
          <table:table-cell office:value-type="float" office:value="1.55425">
            <text:p>1.55</text:p>
          </table:table-cell>
          <table:table-cell office:value-type="float" office:value="3.245455">
            <text:p>3.25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49">
            <text:p>549</text:p>
          </table:table-cell>
          <table:table-cell office:value-type="float" office:value="0.599568">
            <text:p>0.6</text:p>
          </table:table-cell>
          <table:table-cell office:value-type="float" office:value="1275">
            <text:p>1275</text:p>
          </table:table-cell>
          <table:table-cell office:value-type="float" office:value="0.430556">
            <text:p>0.43</text:p>
          </table:table-cell>
          <table:table-cell office:value-type="float" office:value="1.773987">
            <text:p>1.77</text:p>
          </table:table-cell>
          <table:table-cell office:value-type="float" office:value="4.383333">
            <text:p>4.3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57">
            <text:p>657</text:p>
          </table:table-cell>
          <table:table-cell office:value-type="float" office:value="0.716964">
            <text:p>0.72</text:p>
          </table:table-cell>
          <table:table-cell office:value-type="float" office:value="377">
            <text:p>377</text:p>
          </table:table-cell>
          <table:table-cell office:value-type="float" office:value="0.15873">
            <text:p>0.16</text:p>
          </table:table-cell>
          <table:table-cell office:value-type="float" office:value="1.308078">
            <text:p>1.31</text:p>
          </table:table-cell>
          <table:table-cell office:value-type="float" office:value="3.214286">
            <text:p>3.21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96">
            <text:p>596</text:p>
          </table:table-cell>
          <table:table-cell office:value-type="float" office:value="0.646435">
            <text:p>0.65</text:p>
          </table:table-cell>
          <table:table-cell office:value-type="float" office:value="729">
            <text:p>729</text:p>
          </table:table-cell>
          <table:table-cell office:value-type="float" office:value="0.15">
            <text:p>0.15</text:p>
          </table:table-cell>
          <table:table-cell office:value-type="float" office:value="1.578632">
            <text:p>1.58</text:p>
          </table:table-cell>
          <table:table-cell office:value-type="float" office:value="3.214286">
            <text:p>3.21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58">
            <text:p>558</text:p>
          </table:table-cell>
          <table:table-cell office:value-type="float" office:value="0.627905">
            <text:p>0.63</text:p>
          </table:table-cell>
          <table:table-cell office:value-type="float" office:value="1111">
            <text:p>1111</text:p>
          </table:table-cell>
          <table:table-cell office:value-type="float" office:value="0.383824">
            <text:p>0.38</text:p>
          </table:table-cell>
          <table:table-cell office:value-type="float" office:value="1.626472">
            <text:p>1.63</text:p>
          </table:table-cell>
          <table:table-cell office:value-type="float" office:value="2.747619">
            <text:p>2.75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79">
            <text:p>479</text:p>
          </table:table-cell>
          <table:table-cell office:value-type="float" office:value="0.511588">
            <text:p>0.51</text:p>
          </table:table-cell>
          <table:table-cell office:value-type="float" office:value="3126">
            <text:p>3126</text:p>
          </table:table-cell>
          <table:table-cell office:value-type="float" office:value="0.610256">
            <text:p>0.61</text:p>
          </table:table-cell>
          <table:table-cell office:value-type="float" office:value="2.172607">
            <text:p>2.17</text:p>
          </table:table-cell>
          <table:table-cell office:value-type="float" office:value="4.479167">
            <text:p>4.4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21">
            <text:p>621</text:p>
          </table:table-cell>
          <table:table-cell office:value-type="float" office:value="0.696893">
            <text:p>0.7</text:p>
          </table:table-cell>
          <table:table-cell office:value-type="float" office:value="554">
            <text:p>554</text:p>
          </table:table-cell>
          <table:table-cell office:value-type="float" office:value="0.170455">
            <text:p>0.17</text:p>
          </table:table-cell>
          <table:table-cell office:value-type="float" office:value="1.37007">
            <text:p>1.37</text:p>
          </table:table-cell>
          <table:table-cell office:value-type="float" office:value="3.177778">
            <text:p>3.1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74">
            <text:p>574</text:p>
          </table:table-cell>
          <table:table-cell office:value-type="float" office:value="0.621866">
            <text:p>0.62</text:p>
          </table:table-cell>
          <table:table-cell office:value-type="float" office:value="937">
            <text:p>937</text:p>
          </table:table-cell>
          <table:table-cell office:value-type="float" office:value="0.445489">
            <text:p>0.45</text:p>
          </table:table-cell>
          <table:table-cell office:value-type="float" office:value="1.481987">
            <text:p>1.48</text:p>
          </table:table-cell>
          <table:table-cell office:value-type="float" office:value="3.396429">
            <text:p>3.4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19">
            <text:p>519</text:p>
          </table:table-cell>
          <table:table-cell office:value-type="float" office:value="0.550024">
            <text:p>0.55</text:p>
          </table:table-cell>
          <table:table-cell office:value-type="float" office:value="1651">
            <text:p>1651</text:p>
          </table:table-cell>
          <table:table-cell office:value-type="float" office:value="0.15873">
            <text:p>0.16</text:p>
          </table:table-cell>
          <table:table-cell office:value-type="float" office:value="1.833825">
            <text:p>1.83</text:p>
          </table:table-cell>
          <table:table-cell office:value-type="float" office:value="3.511111">
            <text:p>3.51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15">
            <text:p>615</text:p>
          </table:table-cell>
          <table:table-cell office:value-type="float" office:value="0.690093">
            <text:p>0.69</text:p>
          </table:table-cell>
          <table:table-cell office:value-type="float" office:value="632">
            <text:p>632</text:p>
          </table:table-cell>
          <table:table-cell office:value-type="float" office:value="0.15">
            <text:p>0.15</text:p>
          </table:table-cell>
          <table:table-cell office:value-type="float" office:value="1.437093">
            <text:p>1.44</text:p>
          </table:table-cell>
          <table:table-cell office:value-type="float" office:value="2.876812">
            <text:p>2.8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46">
            <text:p>446</text:p>
          </table:table-cell>
          <table:table-cell office:value-type="float" office:value="0.509835">
            <text:p>0.51</text:p>
          </table:table-cell>
          <table:table-cell office:value-type="float" office:value="4354">
            <text:p>4354</text:p>
          </table:table-cell>
          <table:table-cell office:value-type="float" office:value="0.765873">
            <text:p>0.77</text:p>
          </table:table-cell>
          <table:table-cell office:value-type="float" office:value="2.181934">
            <text:p>2.18</text:p>
          </table:table-cell>
          <table:table-cell office:value-type="float" office:value="4.358766">
            <text:p>4.36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30">
            <text:p>530</text:p>
          </table:table-cell>
          <table:table-cell office:value-type="float" office:value="0.593487">
            <text:p>0.59</text:p>
          </table:table-cell>
          <table:table-cell office:value-type="float" office:value="1504">
            <text:p>1504</text:p>
          </table:table-cell>
          <table:table-cell office:value-type="float" office:value="0.398413">
            <text:p>0.4</text:p>
          </table:table-cell>
          <table:table-cell office:value-type="float" office:value="1.689038">
            <text:p>1.69</text:p>
          </table:table-cell>
          <table:table-cell office:value-type="float" office:value="3.166667">
            <text:p>3.1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14">
            <text:p>614</text:p>
          </table:table-cell>
          <table:table-cell office:value-type="float" office:value="0.664178">
            <text:p>0.66</text:p>
          </table:table-cell>
          <table:table-cell office:value-type="float" office:value="581">
            <text:p>581</text:p>
          </table:table-cell>
          <table:table-cell office:value-type="float" office:value="0.481685">
            <text:p>0.48</text:p>
          </table:table-cell>
          <table:table-cell office:value-type="float" office:value="1.533328">
            <text:p>1.53</text:p>
          </table:table-cell>
          <table:table-cell office:value-type="float" office:value="3.177632">
            <text:p>3.1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31">
            <text:p>631</text:p>
          </table:table-cell>
          <table:table-cell office:value-type="float" office:value="0.710046">
            <text:p>0.71</text:p>
          </table:table-cell>
          <table:table-cell office:value-type="float" office:value="501">
            <text:p>501</text:p>
          </table:table-cell>
          <table:table-cell office:value-type="float" office:value="0.466667">
            <text:p>0.47</text:p>
          </table:table-cell>
          <table:table-cell office:value-type="float" office:value="1.533578">
            <text:p>1.53</text:p>
          </table:table-cell>
          <table:table-cell office:value-type="float" office:value="3.166667">
            <text:p>3.1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22">
            <text:p>522</text:p>
          </table:table-cell>
          <table:table-cell office:value-type="float" office:value="0.597815">
            <text:p>0.6</text:p>
          </table:table-cell>
          <table:table-cell office:value-type="float" office:value="1784">
            <text:p>1784</text:p>
          </table:table-cell>
          <table:table-cell office:value-type="float" office:value="0.492157">
            <text:p>0.49</text:p>
          </table:table-cell>
          <table:table-cell office:value-type="float" office:value="2.030204">
            <text:p>2.03</text:p>
          </table:table-cell>
          <table:table-cell office:value-type="float" office:value="3.158824">
            <text:p>3.16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83">
            <text:p>483</text:p>
          </table:table-cell>
          <table:table-cell office:value-type="float" office:value="0.527444">
            <text:p>0.53</text:p>
          </table:table-cell>
          <table:table-cell office:value-type="float" office:value="2682">
            <text:p>2682</text:p>
          </table:table-cell>
          <table:table-cell office:value-type="float" office:value="0.844444">
            <text:p>0.84</text:p>
          </table:table-cell>
          <table:table-cell office:value-type="float" office:value="2.071196">
            <text:p>2.07</text:p>
          </table:table-cell>
          <table:table-cell office:value-type="float" office:value="4.635965">
            <text:p>4.64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95">
            <text:p>595</text:p>
          </table:table-cell>
          <table:table-cell office:value-type="float" office:value="0.650841">
            <text:p>0.65</text:p>
          </table:table-cell>
          <table:table-cell office:value-type="float" office:value="743">
            <text:p>743</text:p>
          </table:table-cell>
          <table:table-cell office:value-type="float" office:value="0.208333">
            <text:p>0.21</text:p>
          </table:table-cell>
          <table:table-cell office:value-type="float" office:value="1.642613">
            <text:p>1.64</text:p>
          </table:table-cell>
          <table:table-cell office:value-type="float" office:value="3.666667">
            <text:p>3.6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77">
            <text:p>477</text:p>
          </table:table-cell>
          <table:table-cell office:value-type="float" office:value="0.534383">
            <text:p>0.53</text:p>
          </table:table-cell>
          <table:table-cell office:value-type="float" office:value="3058">
            <text:p>3058</text:p>
          </table:table-cell>
          <table:table-cell office:value-type="float" office:value="0.354167">
            <text:p>0.35</text:p>
          </table:table-cell>
          <table:table-cell office:value-type="float" office:value="1.812901">
            <text:p>1.81</text:p>
          </table:table-cell>
          <table:table-cell office:value-type="float" office:value="3.878788">
            <text:p>3.8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58">
            <text:p>558</text:p>
          </table:table-cell>
          <table:table-cell office:value-type="float" office:value="0.617182">
            <text:p>0.62</text:p>
          </table:table-cell>
          <table:table-cell office:value-type="float" office:value="1128">
            <text:p>1128</text:p>
          </table:table-cell>
          <table:table-cell office:value-type="float" office:value="0.4125">
            <text:p>0.41</text:p>
          </table:table-cell>
          <table:table-cell office:value-type="float" office:value="1.607197">
            <text:p>1.61</text:p>
          </table:table-cell>
          <table:table-cell office:value-type="float" office:value="3.535014">
            <text:p>3.54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78">
            <text:p>578</text:p>
          </table:table-cell>
          <table:table-cell office:value-type="float" office:value="0.615093">
            <text:p>0.62</text:p>
          </table:table-cell>
          <table:table-cell office:value-type="float" office:value="859">
            <text:p>859</text:p>
          </table:table-cell>
          <table:table-cell office:value-type="float" office:value="0.15">
            <text:p>0.15</text:p>
          </table:table-cell>
          <table:table-cell office:value-type="float" office:value="1.427058">
            <text:p>1.43</text:p>
          </table:table-cell>
          <table:table-cell office:value-type="float" office:value="2.795455">
            <text:p>2.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21">
            <text:p>521</text:p>
          </table:table-cell>
          <table:table-cell office:value-type="float" office:value="0.584292">
            <text:p>0.58</text:p>
          </table:table-cell>
          <table:table-cell office:value-type="float" office:value="1649">
            <text:p>1649</text:p>
          </table:table-cell>
          <table:table-cell office:value-type="float" office:value="0.919298">
            <text:p>0.92</text:p>
          </table:table-cell>
          <table:table-cell office:value-type="float" office:value="2.089866">
            <text:p>2.09</text:p>
          </table:table-cell>
          <table:table-cell office:value-type="float" office:value="3.511111">
            <text:p>3.51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50">
            <text:p>650</text:p>
          </table:table-cell>
          <table:table-cell office:value-type="float" office:value="0.74804">
            <text:p>0.75</text:p>
          </table:table-cell>
          <table:table-cell office:value-type="float" office:value="428">
            <text:p>428</text:p>
          </table:table-cell>
          <table:table-cell office:value-type="float" office:value="0.170455">
            <text:p>0.17</text:p>
          </table:table-cell>
          <table:table-cell office:value-type="float" office:value="1.498307">
            <text:p>1.5</text:p>
          </table:table-cell>
          <table:table-cell office:value-type="float" office:value="2.914286">
            <text:p>2.91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30">
            <text:p>630</text:p>
          </table:table-cell>
          <table:table-cell office:value-type="float" office:value="0.68283">
            <text:p>0.68</text:p>
          </table:table-cell>
          <table:table-cell office:value-type="float" office:value="501">
            <text:p>501</text:p>
          </table:table-cell>
          <table:table-cell office:value-type="float" office:value="0.15873">
            <text:p>0.16</text:p>
          </table:table-cell>
          <table:table-cell office:value-type="float" office:value="1.52486">
            <text:p>1.52</text:p>
          </table:table-cell>
          <table:table-cell office:value-type="float" office:value="3.192857">
            <text:p>3.1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58">
            <text:p>458</text:p>
          </table:table-cell>
          <table:table-cell office:value-type="float" office:value="0.506238">
            <text:p>0.51</text:p>
          </table:table-cell>
          <table:table-cell office:value-type="float" office:value="3411">
            <text:p>3411</text:p>
          </table:table-cell>
          <table:table-cell office:value-type="float" office:value="0.344444">
            <text:p>0.34</text:p>
          </table:table-cell>
          <table:table-cell office:value-type="float" office:value="2.197086">
            <text:p>2.2</text:p>
          </table:table-cell>
          <table:table-cell office:value-type="float" office:value="4.677778">
            <text:p>4.6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41">
            <text:p>541</text:p>
          </table:table-cell>
          <table:table-cell office:value-type="float" office:value="0.582988">
            <text:p>0.58</text:p>
          </table:table-cell>
          <table:table-cell office:value-type="float" office:value="1369">
            <text:p>1369</text:p>
          </table:table-cell>
          <table:table-cell office:value-type="float" office:value="0.4125">
            <text:p>0.41</text:p>
          </table:table-cell>
          <table:table-cell office:value-type="float" office:value="1.836584">
            <text:p>1.84</text:p>
          </table:table-cell>
          <table:table-cell office:value-type="float" office:value="3.585965">
            <text:p>3.5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14">
            <text:p>614</text:p>
          </table:table-cell>
          <table:table-cell office:value-type="float" office:value="0.682493">
            <text:p>0.68</text:p>
          </table:table-cell>
          <table:table-cell office:value-type="float" office:value="599">
            <text:p>599</text:p>
          </table:table-cell>
          <table:table-cell office:value-type="float" office:value="0.52619">
            <text:p>0.53</text:p>
          </table:table-cell>
          <table:table-cell office:value-type="float" office:value="1.433212">
            <text:p>1.43</text:p>
          </table:table-cell>
          <table:table-cell office:value-type="float" office:value="2.695489">
            <text:p>2.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62">
            <text:p>662</text:p>
          </table:table-cell>
          <table:table-cell office:value-type="float" office:value="0.717708">
            <text:p>0.72</text:p>
          </table:table-cell>
          <table:table-cell office:value-type="float" office:value="344">
            <text:p>344</text:p>
          </table:table-cell>
          <table:table-cell office:value-type="float" office:value="0.15">
            <text:p>0.15</text:p>
          </table:table-cell>
          <table:table-cell office:value-type="float" office:value="1.567746">
            <text:p>1.57</text:p>
          </table:table-cell>
          <table:table-cell office:value-type="float" office:value="3.293478">
            <text:p>3.2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35">
            <text:p>535</text:p>
          </table:table-cell>
          <table:table-cell office:value-type="float" office:value="0.574109">
            <text:p>0.57</text:p>
          </table:table-cell>
          <table:table-cell office:value-type="float" office:value="1528">
            <text:p>1528</text:p>
          </table:table-cell>
          <table:table-cell office:value-type="float" office:value="0.486742">
            <text:p>0.49</text:p>
          </table:table-cell>
          <table:table-cell office:value-type="float" office:value="2.118573">
            <text:p>2.12</text:p>
          </table:table-cell>
          <table:table-cell office:value-type="float" office:value="4.216667">
            <text:p>4.22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58">
            <text:p>558</text:p>
          </table:table-cell>
          <table:table-cell office:value-type="float" office:value="0.637103">
            <text:p>0.64</text:p>
          </table:table-cell>
          <table:table-cell office:value-type="float" office:value="1184">
            <text:p>1184</text:p>
          </table:table-cell>
          <table:table-cell office:value-type="float" office:value="0.445489">
            <text:p>0.45</text:p>
          </table:table-cell>
          <table:table-cell office:value-type="float" office:value="1.840051">
            <text:p>1.84</text:p>
          </table:table-cell>
          <table:table-cell office:value-type="float" office:value="3.698413">
            <text:p>3.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60">
            <text:p>660</text:p>
          </table:table-cell>
          <table:table-cell office:value-type="float" office:value="0.731104">
            <text:p>0.73</text:p>
          </table:table-cell>
          <table:table-cell office:value-type="float" office:value="377">
            <text:p>377</text:p>
          </table:table-cell>
          <table:table-cell office:value-type="float" office:value="0.186335">
            <text:p>0.19</text:p>
          </table:table-cell>
          <table:table-cell office:value-type="float" office:value="1.008455">
            <text:p>1.01</text:p>
          </table:table-cell>
          <table:table-cell office:value-type="float" office:value="2.712121">
            <text:p>2.71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55">
            <text:p>455</text:p>
          </table:table-cell>
          <table:table-cell office:value-type="float" office:value="0.512803">
            <text:p>0.51</text:p>
          </table:table-cell>
          <table:table-cell office:value-type="float" office:value="3362">
            <text:p>3362</text:p>
          </table:table-cell>
          <table:table-cell office:value-type="float" office:value="0.360256">
            <text:p>0.36</text:p>
          </table:table-cell>
          <table:table-cell office:value-type="float" office:value="1.874248">
            <text:p>1.87</text:p>
          </table:table-cell>
          <table:table-cell office:value-type="float" office:value="4.042857">
            <text:p>4.04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16">
            <text:p>516</text:p>
          </table:table-cell>
          <table:table-cell office:value-type="float" office:value="0.564876">
            <text:p>0.56</text:p>
          </table:table-cell>
          <table:table-cell office:value-type="float" office:value="1908">
            <text:p>1908</text:p>
          </table:table-cell>
          <table:table-cell office:value-type="float" office:value="0.360256">
            <text:p>0.36</text:p>
          </table:table-cell>
          <table:table-cell office:value-type="float" office:value="1.86304">
            <text:p>1.86</text:p>
          </table:table-cell>
          <table:table-cell office:value-type="float" office:value="4.479167">
            <text:p>4.4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04">
            <text:p>604</text:p>
          </table:table-cell>
          <table:table-cell office:value-type="float" office:value="0.704895">
            <text:p>0.7</text:p>
          </table:table-cell>
          <table:table-cell office:value-type="float" office:value="689">
            <text:p>689</text:p>
          </table:table-cell>
          <table:table-cell office:value-type="float" office:value="0.492157">
            <text:p>0.49</text:p>
          </table:table-cell>
          <table:table-cell office:value-type="float" office:value="1.781081">
            <text:p>1.78</text:p>
          </table:table-cell>
          <table:table-cell office:value-type="float" office:value="4.180556">
            <text:p>4.1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80">
            <text:p>680</text:p>
          </table:table-cell>
          <table:table-cell office:value-type="float" office:value="0.76291">
            <text:p>0.76</text:p>
          </table:table-cell>
          <table:table-cell office:value-type="float" office:value="285">
            <text:p>285</text:p>
          </table:table-cell>
          <table:table-cell office:value-type="float" office:value="0.033333">
            <text:p>0.03</text:p>
          </table:table-cell>
          <table:table-cell office:value-type="float" office:value="1.147255">
            <text:p>1.15</text:p>
          </table:table-cell>
          <table:table-cell office:value-type="float" office:value="2.291667">
            <text:p>2.2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43">
            <text:p>643</text:p>
          </table:table-cell>
          <table:table-cell office:value-type="float" office:value="0.72178">
            <text:p>0.72</text:p>
          </table:table-cell>
          <table:table-cell office:value-type="float" office:value="425">
            <text:p>425</text:p>
          </table:table-cell>
          <table:table-cell office:value-type="float" office:value="0.208333">
            <text:p>0.21</text:p>
          </table:table-cell>
          <table:table-cell office:value-type="float" office:value="1.296805">
            <text:p>1.3</text:p>
          </table:table-cell>
          <table:table-cell office:value-type="float" office:value="3.245455">
            <text:p>3.25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55">
            <text:p>555</text:p>
          </table:table-cell>
          <table:table-cell office:value-type="float" office:value="0.633986">
            <text:p>0.63</text:p>
          </table:table-cell>
          <table:table-cell office:value-type="float" office:value="1271">
            <text:p>1271</text:p>
          </table:table-cell>
          <table:table-cell office:value-type="float" office:value="0.208333">
            <text:p>0.21</text:p>
          </table:table-cell>
          <table:table-cell office:value-type="float" office:value="1.6219">
            <text:p>1.62</text:p>
          </table:table-cell>
          <table:table-cell office:value-type="float" office:value="3.683824">
            <text:p>3.6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66">
            <text:p>466</text:p>
          </table:table-cell>
          <table:table-cell office:value-type="float" office:value="0.518248">
            <text:p>0.52</text:p>
          </table:table-cell>
          <table:table-cell office:value-type="float" office:value="3390">
            <text:p>3390</text:p>
          </table:table-cell>
          <table:table-cell office:value-type="float" office:value="0.696429">
            <text:p>0.7</text:p>
          </table:table-cell>
          <table:table-cell office:value-type="float" office:value="2.369313">
            <text:p>2.37</text:p>
          </table:table-cell>
          <table:table-cell office:value-type="float" office:value="4.635965">
            <text:p>4.64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75">
            <text:p>475</text:p>
          </table:table-cell>
          <table:table-cell office:value-type="float" office:value="0.509168">
            <text:p>0.51</text:p>
          </table:table-cell>
          <table:table-cell office:value-type="float" office:value="3124">
            <text:p>3124</text:p>
          </table:table-cell>
          <table:table-cell office:value-type="float" office:value="0.430556">
            <text:p>0.43</text:p>
          </table:table-cell>
          <table:table-cell office:value-type="float" office:value="2.196037">
            <text:p>2.2</text:p>
          </table:table-cell>
          <table:table-cell office:value-type="float" office:value="4.446429">
            <text:p>4.45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08">
            <text:p>708</text:p>
          </table:table-cell>
          <table:table-cell office:value-type="float" office:value="0.76792">
            <text:p>0.77</text:p>
          </table:table-cell>
          <table:table-cell office:value-type="float" office:value="204">
            <text:p>204</text:p>
          </table:table-cell>
          <table:table-cell office:value-type="float" office:value="0.15873">
            <text:p>0.16</text:p>
          </table:table-cell>
          <table:table-cell office:value-type="float" office:value="1.147668">
            <text:p>1.15</text:p>
          </table:table-cell>
          <table:table-cell office:value-type="float" office:value="2.538462">
            <text:p>2.54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96">
            <text:p>496</text:p>
          </table:table-cell>
          <table:table-cell office:value-type="float" office:value="0.530528">
            <text:p>0.53</text:p>
          </table:table-cell>
          <table:table-cell office:value-type="float" office:value="2418">
            <text:p>2418</text:p>
          </table:table-cell>
          <table:table-cell office:value-type="float" office:value="0.92549">
            <text:p>0.93</text:p>
          </table:table-cell>
          <table:table-cell office:value-type="float" office:value="2.189974">
            <text:p>2.19</text:p>
          </table:table-cell>
          <table:table-cell office:value-type="float" office:value="3.552632">
            <text:p>3.55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03">
            <text:p>603</text:p>
          </table:table-cell>
          <table:table-cell office:value-type="float" office:value="0.670878">
            <text:p>0.67</text:p>
          </table:table-cell>
          <table:table-cell office:value-type="float" office:value="715">
            <text:p>715</text:p>
          </table:table-cell>
          <table:table-cell office:value-type="float" office:value="0.373611">
            <text:p>0.37</text:p>
          </table:table-cell>
          <table:table-cell office:value-type="float" office:value="1.519652">
            <text:p>1.52</text:p>
          </table:table-cell>
          <table:table-cell office:value-type="float" office:value="3.214286">
            <text:p>3.21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77">
            <text:p>577</text:p>
          </table:table-cell>
          <table:table-cell office:value-type="float" office:value="0.623068">
            <text:p>0.62</text:p>
          </table:table-cell>
          <table:table-cell office:value-type="float" office:value="861">
            <text:p>861</text:p>
          </table:table-cell>
          <table:table-cell office:value-type="float" office:value="0.497619">
            <text:p>0.5</text:p>
          </table:table-cell>
          <table:table-cell office:value-type="float" office:value="1.447359">
            <text:p>1.45</text:p>
          </table:table-cell>
          <table:table-cell office:value-type="float" office:value="3.293478">
            <text:p>3.2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64">
            <text:p>564</text:p>
          </table:table-cell>
          <table:table-cell office:value-type="float" office:value="0.628757">
            <text:p>0.63</text:p>
          </table:table-cell>
          <table:table-cell office:value-type="float" office:value="1045">
            <text:p>1045</text:p>
          </table:table-cell>
          <table:table-cell office:value-type="float" office:value="0.344444">
            <text:p>0.34</text:p>
          </table:table-cell>
          <table:table-cell office:value-type="float" office:value="1.364086">
            <text:p>1.36</text:p>
          </table:table-cell>
          <table:table-cell office:value-type="float" office:value="2.552632">
            <text:p>2.55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05">
            <text:p>505</text:p>
          </table:table-cell>
          <table:table-cell office:value-type="float" office:value="0.559077">
            <text:p>0.56</text:p>
          </table:table-cell>
          <table:table-cell office:value-type="float" office:value="2136">
            <text:p>2136</text:p>
          </table:table-cell>
          <table:table-cell office:value-type="float" office:value="0.321429">
            <text:p>0.32</text:p>
          </table:table-cell>
          <table:table-cell office:value-type="float" office:value="2.0153">
            <text:p>2.02</text:p>
          </table:table-cell>
          <table:table-cell office:value-type="float" office:value="4.216667">
            <text:p>4.22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91">
            <text:p>591</text:p>
          </table:table-cell>
          <table:table-cell office:value-type="float" office:value="0.680133">
            <text:p>0.68</text:p>
          </table:table-cell>
          <table:table-cell office:value-type="float" office:value="748">
            <text:p>748</text:p>
          </table:table-cell>
          <table:table-cell office:value-type="float" office:value="0.404762">
            <text:p>0.4</text:p>
          </table:table-cell>
          <table:table-cell office:value-type="float" office:value="1.456065">
            <text:p>1.46</text:p>
          </table:table-cell>
          <table:table-cell office:value-type="float" office:value="3.3">
            <text:p>3.3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33">
            <text:p>533</text:p>
          </table:table-cell>
          <table:table-cell office:value-type="float" office:value="0.598451">
            <text:p>0.6</text:p>
          </table:table-cell>
          <table:table-cell office:value-type="float" office:value="1523">
            <text:p>1523</text:p>
          </table:table-cell>
          <table:table-cell office:value-type="float" office:value="0.492157">
            <text:p>0.49</text:p>
          </table:table-cell>
          <table:table-cell office:value-type="float" office:value="1.443705">
            <text:p>1.44</text:p>
          </table:table-cell>
          <table:table-cell office:value-type="float" office:value="3.9">
            <text:p>3.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03">
            <text:p>603</text:p>
          </table:table-cell>
          <table:table-cell office:value-type="float" office:value="0.685993">
            <text:p>0.69</text:p>
          </table:table-cell>
          <table:table-cell office:value-type="float" office:value="667">
            <text:p>667</text:p>
          </table:table-cell>
          <table:table-cell office:value-type="float" office:value="0.288462">
            <text:p>0.29</text:p>
          </table:table-cell>
          <table:table-cell office:value-type="float" office:value="1.518412">
            <text:p>1.52</text:p>
          </table:table-cell>
          <table:table-cell office:value-type="float" office:value="2.876812">
            <text:p>2.8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75">
            <text:p>475</text:p>
          </table:table-cell>
          <table:table-cell office:value-type="float" office:value="0.526096">
            <text:p>0.53</text:p>
          </table:table-cell>
          <table:table-cell office:value-type="float" office:value="3025">
            <text:p>3025</text:p>
          </table:table-cell>
          <table:table-cell office:value-type="float" office:value="0.486742">
            <text:p>0.49</text:p>
          </table:table-cell>
          <table:table-cell office:value-type="float" office:value="2.279124">
            <text:p>2.28</text:p>
          </table:table-cell>
          <table:table-cell office:value-type="float" office:value="4.53869">
            <text:p>4.54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53">
            <text:p>653</text:p>
          </table:table-cell>
          <table:table-cell office:value-type="float" office:value="0.715213">
            <text:p>0.72</text:p>
          </table:table-cell>
          <table:table-cell office:value-type="float" office:value="397">
            <text:p>397</text:p>
          </table:table-cell>
          <table:table-cell office:value-type="float" office:value="0.170455">
            <text:p>0.17</text:p>
          </table:table-cell>
          <table:table-cell office:value-type="float" office:value="1.16863">
            <text:p>1.17</text:p>
          </table:table-cell>
          <table:table-cell office:value-type="float" office:value="2.212121">
            <text:p>2.21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30">
            <text:p>530</text:p>
          </table:table-cell>
          <table:table-cell office:value-type="float" office:value="0.57822">
            <text:p>0.58</text:p>
          </table:table-cell>
          <table:table-cell office:value-type="float" office:value="1588">
            <text:p>1588</text:p>
          </table:table-cell>
          <table:table-cell office:value-type="float" office:value="0.362338">
            <text:p>0.36</text:p>
          </table:table-cell>
          <table:table-cell office:value-type="float" office:value="1.689665">
            <text:p>1.69</text:p>
          </table:table-cell>
          <table:table-cell office:value-type="float" office:value="3.719298">
            <text:p>3.72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20">
            <text:p>720</text:p>
          </table:table-cell>
          <table:table-cell office:value-type="float" office:value="0.784838">
            <text:p>0.78</text:p>
          </table:table-cell>
          <table:table-cell office:value-type="float" office:value="185">
            <text:p>185</text:p>
          </table:table-cell>
          <table:table-cell office:value-type="float" office:value="0.15873">
            <text:p>0.16</text:p>
          </table:table-cell>
          <table:table-cell office:value-type="float" office:value="1.002625">
            <text:p>1</text:p>
          </table:table-cell>
          <table:table-cell office:value-type="float" office:value="2.630952">
            <text:p>2.63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77">
            <text:p>677</text:p>
          </table:table-cell>
          <table:table-cell office:value-type="float" office:value="0.765011">
            <text:p>0.77</text:p>
          </table:table-cell>
          <table:table-cell office:value-type="float" office:value="300">
            <text:p>300</text:p>
          </table:table-cell>
          <table:table-cell office:value-type="float" office:value="0.138889">
            <text:p>0.14</text:p>
          </table:table-cell>
          <table:table-cell office:value-type="float" office:value="1.157018">
            <text:p>1.16</text:p>
          </table:table-cell>
          <table:table-cell office:value-type="float" office:value="2.795455">
            <text:p>2.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99">
            <text:p>699</text:p>
          </table:table-cell>
          <table:table-cell office:value-type="float" office:value="0.770843">
            <text:p>0.77</text:p>
          </table:table-cell>
          <table:table-cell office:value-type="float" office:value="231">
            <text:p>231</text:p>
          </table:table-cell>
          <table:table-cell office:value-type="float" office:value="0.186335">
            <text:p>0.19</text:p>
          </table:table-cell>
          <table:table-cell office:value-type="float" office:value="0.975985">
            <text:p>0.98</text:p>
          </table:table-cell>
          <table:table-cell office:value-type="float" office:value="3.245455">
            <text:p>3.25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30">
            <text:p>730</text:p>
          </table:table-cell>
          <table:table-cell office:value-type="float" office:value="0.7873">
            <text:p>0.79</text:p>
          </table:table-cell>
          <table:table-cell office:value-type="float" office:value="158">
            <text:p>158</text:p>
          </table:table-cell>
          <table:table-cell office:value-type="float" office:value="0.15873">
            <text:p>0.16</text:p>
          </table:table-cell>
          <table:table-cell office:value-type="float" office:value="0.99669">
            <text:p>1</text:p>
          </table:table-cell>
          <table:table-cell office:value-type="float" office:value="2.163743">
            <text:p>2.16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75">
            <text:p>475</text:p>
          </table:table-cell>
          <table:table-cell office:value-type="float" office:value="0.537788">
            <text:p>0.54</text:p>
          </table:table-cell>
          <table:table-cell office:value-type="float" office:value="2945">
            <text:p>2945</text:p>
          </table:table-cell>
          <table:table-cell office:value-type="float" office:value="0.758824">
            <text:p>0.76</text:p>
          </table:table-cell>
          <table:table-cell office:value-type="float" office:value="1.926284">
            <text:p>1.93</text:p>
          </table:table-cell>
          <table:table-cell office:value-type="float" office:value="3.535014">
            <text:p>3.54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70">
            <text:p>670</text:p>
          </table:table-cell>
          <table:table-cell office:value-type="float" office:value="0.730434">
            <text:p>0.73</text:p>
          </table:table-cell>
          <table:table-cell office:value-type="float" office:value="318">
            <text:p>318</text:p>
          </table:table-cell>
          <table:table-cell office:value-type="float" office:value="0.208333">
            <text:p>0.21</text:p>
          </table:table-cell>
          <table:table-cell office:value-type="float" office:value="1.216292">
            <text:p>1.22</text:p>
          </table:table-cell>
          <table:table-cell office:value-type="float" office:value="3.037037">
            <text:p>3.04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66">
            <text:p>666</text:p>
          </table:table-cell>
          <table:table-cell office:value-type="float" office:value="0.736028">
            <text:p>0.74</text:p>
          </table:table-cell>
          <table:table-cell office:value-type="float" office:value="353">
            <text:p>353</text:p>
          </table:table-cell>
          <table:table-cell office:value-type="float" office:value="0.15873">
            <text:p>0.16</text:p>
          </table:table-cell>
          <table:table-cell office:value-type="float" office:value="1.001833">
            <text:p>1</text:p>
          </table:table-cell>
          <table:table-cell office:value-type="float" office:value="2.190476">
            <text:p>2.1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19">
            <text:p>719</text:p>
          </table:table-cell>
          <table:table-cell office:value-type="float" office:value="0.788607">
            <text:p>0.79</text:p>
          </table:table-cell>
          <table:table-cell office:value-type="float" office:value="178">
            <text:p>178</text:p>
          </table:table-cell>
          <table:table-cell office:value-type="float" office:value="0.15">
            <text:p>0.15</text:p>
          </table:table-cell>
          <table:table-cell office:value-type="float" office:value="0.832349">
            <text:p>0.83</text:p>
          </table:table-cell>
          <table:table-cell office:value-type="float" office:value="1.537037">
            <text:p>1.54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56">
            <text:p>656</text:p>
          </table:table-cell>
          <table:table-cell office:value-type="float" office:value="0.733205">
            <text:p>0.73</text:p>
          </table:table-cell>
          <table:table-cell office:value-type="float" office:value="375">
            <text:p>375</text:p>
          </table:table-cell>
          <table:table-cell office:value-type="float" office:value="0.170455">
            <text:p>0.17</text:p>
          </table:table-cell>
          <table:table-cell office:value-type="float" office:value="1.339893">
            <text:p>1.34</text:p>
          </table:table-cell>
          <table:table-cell office:value-type="float" office:value="3.192857">
            <text:p>3.1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91">
            <text:p>591</text:p>
          </table:table-cell>
          <table:table-cell office:value-type="float" office:value="0.657797">
            <text:p>0.66</text:p>
          </table:table-cell>
          <table:table-cell office:value-type="float" office:value="734">
            <text:p>734</text:p>
          </table:table-cell>
          <table:table-cell office:value-type="float" office:value="0.398413">
            <text:p>0.4</text:p>
          </table:table-cell>
          <table:table-cell office:value-type="float" office:value="1.238538">
            <text:p>1.24</text:p>
          </table:table-cell>
          <table:table-cell office:value-type="float" office:value="2.502632">
            <text:p>2.5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85">
            <text:p>685</text:p>
          </table:table-cell>
          <table:table-cell office:value-type="float" office:value="0.762536">
            <text:p>0.76</text:p>
          </table:table-cell>
          <table:table-cell office:value-type="float" office:value="269">
            <text:p>269</text:p>
          </table:table-cell>
          <table:table-cell office:value-type="float" office:value="0.15873">
            <text:p>0.16</text:p>
          </table:table-cell>
          <table:table-cell office:value-type="float" office:value="1.021447">
            <text:p>1.02</text:p>
          </table:table-cell>
          <table:table-cell office:value-type="float" office:value="2.291667">
            <text:p>2.2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24">
            <text:p>624</text:p>
          </table:table-cell>
          <table:table-cell office:value-type="float" office:value="0.683415">
            <text:p>0.68</text:p>
          </table:table-cell>
          <table:table-cell office:value-type="float" office:value="548">
            <text:p>548</text:p>
          </table:table-cell>
          <table:table-cell office:value-type="float" office:value="0.170455">
            <text:p>0.17</text:p>
          </table:table-cell>
          <table:table-cell office:value-type="float" office:value="1.41572">
            <text:p>1.42</text:p>
          </table:table-cell>
          <table:table-cell office:value-type="float" office:value="2.695489">
            <text:p>2.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89">
            <text:p>689</text:p>
          </table:table-cell>
          <table:table-cell office:value-type="float" office:value="0.768686">
            <text:p>0.77</text:p>
          </table:table-cell>
          <table:table-cell office:value-type="float" office:value="242">
            <text:p>242</text:p>
          </table:table-cell>
          <table:table-cell office:value-type="float" office:value="0.186335">
            <text:p>0.19</text:p>
          </table:table-cell>
          <table:table-cell office:value-type="float" office:value="1.072833">
            <text:p>1.07</text:p>
          </table:table-cell>
          <table:table-cell office:value-type="float" office:value="2.538462">
            <text:p>2.54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23">
            <text:p>723</text:p>
          </table:table-cell>
          <table:table-cell office:value-type="float" office:value="0.799766">
            <text:p>0.8</text:p>
          </table:table-cell>
          <table:table-cell office:value-type="float" office:value="183">
            <text:p>183</text:p>
          </table:table-cell>
          <table:table-cell office:value-type="float" office:value="0.15">
            <text:p>0.15</text:p>
          </table:table-cell>
          <table:table-cell office:value-type="float" office:value="0.943029">
            <text:p>0.94</text:p>
          </table:table-cell>
          <table:table-cell office:value-type="float" office:value="2.373333">
            <text:p>2.3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12">
            <text:p>612</text:p>
          </table:table-cell>
          <table:table-cell office:value-type="float" office:value="0.677067">
            <text:p>0.68</text:p>
          </table:table-cell>
          <table:table-cell office:value-type="float" office:value="599">
            <text:p>599</text:p>
          </table:table-cell>
          <table:table-cell office:value-type="float" office:value="0.45">
            <text:p>0.45</text:p>
          </table:table-cell>
          <table:table-cell office:value-type="float" office:value="1.265438">
            <text:p>1.27</text:p>
          </table:table-cell>
          <table:table-cell office:value-type="float" office:value="3.245455">
            <text:p>3.25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83">
            <text:p>683</text:p>
          </table:table-cell>
          <table:table-cell office:value-type="float" office:value="0.75984">
            <text:p>0.76</text:p>
          </table:table-cell>
          <table:table-cell office:value-type="float" office:value="274">
            <text:p>274</text:p>
          </table:table-cell>
          <table:table-cell office:value-type="float" office:value="0.186335">
            <text:p>0.19</text:p>
          </table:table-cell>
          <table:table-cell office:value-type="float" office:value="1.032025">
            <text:p>1.03</text:p>
          </table:table-cell>
          <table:table-cell office:value-type="float" office:value="2.04">
            <text:p>2.04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48">
            <text:p>548</text:p>
          </table:table-cell>
          <table:table-cell office:value-type="float" office:value="0.623272">
            <text:p>0.62</text:p>
          </table:table-cell>
          <table:table-cell office:value-type="float" office:value="1252">
            <text:p>1252</text:p>
          </table:table-cell>
          <table:table-cell office:value-type="float" office:value="0.419935">
            <text:p>0.42</text:p>
          </table:table-cell>
          <table:table-cell office:value-type="float" office:value="1.695412">
            <text:p>1.7</text:p>
          </table:table-cell>
          <table:table-cell office:value-type="float" office:value="4.701681">
            <text:p>4.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97">
            <text:p>597</text:p>
          </table:table-cell>
          <table:table-cell office:value-type="float" office:value="0.675349">
            <text:p>0.68</text:p>
          </table:table-cell>
          <table:table-cell office:value-type="float" office:value="743">
            <text:p>743</text:p>
          </table:table-cell>
          <table:table-cell office:value-type="float" office:value="0.186335">
            <text:p>0.19</text:p>
          </table:table-cell>
          <table:table-cell office:value-type="float" office:value="1.303199">
            <text:p>1.3</text:p>
          </table:table-cell>
          <table:table-cell office:value-type="float" office:value="3.673611">
            <text:p>3.6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56">
            <text:p>456</text:p>
          </table:table-cell>
          <table:table-cell office:value-type="float" office:value="0.504837">
            <text:p>0.5</text:p>
          </table:table-cell>
          <table:table-cell office:value-type="float" office:value="3956">
            <text:p>3956</text:p>
          </table:table-cell>
          <table:table-cell office:value-type="float" office:value="0.694444">
            <text:p>0.69</text:p>
          </table:table-cell>
          <table:table-cell office:value-type="float" office:value="2.499886">
            <text:p>2.5</text:p>
          </table:table-cell>
          <table:table-cell office:value-type="float" office:value="4.733333">
            <text:p>4.73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04">
            <text:p>504</text:p>
          </table:table-cell>
          <table:table-cell office:value-type="float" office:value="0.534867">
            <text:p>0.53</text:p>
          </table:table-cell>
          <table:table-cell office:value-type="float" office:value="2056">
            <text:p>2056</text:p>
          </table:table-cell>
          <table:table-cell office:value-type="float" office:value="0.7625">
            <text:p>0.76</text:p>
          </table:table-cell>
          <table:table-cell office:value-type="float" office:value="1.919006">
            <text:p>1.92</text:p>
          </table:table-cell>
          <table:table-cell office:value-type="float" office:value="2.895833">
            <text:p>2.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28">
            <text:p>528</text:p>
          </table:table-cell>
          <table:table-cell office:value-type="float" office:value="0.610967">
            <text:p>0.61</text:p>
          </table:table-cell>
          <table:table-cell office:value-type="float" office:value="1493">
            <text:p>1493</text:p>
          </table:table-cell>
          <table:table-cell office:value-type="float" office:value="0.373611">
            <text:p>0.37</text:p>
          </table:table-cell>
          <table:table-cell office:value-type="float" office:value="1.734253">
            <text:p>1.73</text:p>
          </table:table-cell>
          <table:table-cell office:value-type="float" office:value="3.555556">
            <text:p>3.56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52">
            <text:p>552</text:p>
          </table:table-cell>
          <table:table-cell office:value-type="float" office:value="0.601476">
            <text:p>0.6</text:p>
          </table:table-cell>
          <table:table-cell office:value-type="float" office:value="1300">
            <text:p>1300</text:p>
          </table:table-cell>
          <table:table-cell office:value-type="float" office:value="0.15873">
            <text:p>0.16</text:p>
          </table:table-cell>
          <table:table-cell office:value-type="float" office:value="1.691396">
            <text:p>1.69</text:p>
          </table:table-cell>
          <table:table-cell office:value-type="float" office:value="3.293478">
            <text:p>3.2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34">
            <text:p>634</text:p>
          </table:table-cell>
          <table:table-cell office:value-type="float" office:value="0.680371">
            <text:p>0.68</text:p>
          </table:table-cell>
          <table:table-cell office:value-type="float" office:value="465">
            <text:p>465</text:p>
          </table:table-cell>
          <table:table-cell office:value-type="float" office:value="0.15873">
            <text:p>0.16</text:p>
          </table:table-cell>
          <table:table-cell office:value-type="float" office:value="1.48184">
            <text:p>1.48</text:p>
          </table:table-cell>
          <table:table-cell office:value-type="float" office:value="3.54">
            <text:p>3.54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34">
            <text:p>534</text:p>
          </table:table-cell>
          <table:table-cell office:value-type="float" office:value="0.636407">
            <text:p>0.64</text:p>
          </table:table-cell>
          <table:table-cell office:value-type="float" office:value="1487">
            <text:p>1487</text:p>
          </table:table-cell>
          <table:table-cell office:value-type="float" office:value="0.663743">
            <text:p>0.66</text:p>
          </table:table-cell>
          <table:table-cell office:value-type="float" office:value="1.832264">
            <text:p>1.83</text:p>
          </table:table-cell>
          <table:table-cell office:value-type="float" office:value="3.75">
            <text:p>3.75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43">
            <text:p>443</text:p>
          </table:table-cell>
          <table:table-cell office:value-type="float" office:value="0.520823">
            <text:p>0.52</text:p>
          </table:table-cell>
          <table:table-cell office:value-type="float" office:value="4400">
            <text:p>4400</text:p>
          </table:table-cell>
          <table:table-cell office:value-type="float" office:value="0.683333">
            <text:p>0.68</text:p>
          </table:table-cell>
          <table:table-cell office:value-type="float" office:value="2.211959">
            <text:p>2.21</text:p>
          </table:table-cell>
          <table:table-cell office:value-type="float" office:value="4.433333">
            <text:p>4.43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50">
            <text:p>650</text:p>
          </table:table-cell>
          <table:table-cell office:value-type="float" office:value="0.72009">
            <text:p>0.72</text:p>
          </table:table-cell>
          <table:table-cell office:value-type="float" office:value="397">
            <text:p>397</text:p>
          </table:table-cell>
          <table:table-cell office:value-type="float" office:value="0.288462">
            <text:p>0.29</text:p>
          </table:table-cell>
          <table:table-cell office:value-type="float" office:value="1.348711">
            <text:p>1.35</text:p>
          </table:table-cell>
          <table:table-cell office:value-type="float" office:value="3.153409">
            <text:p>3.15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35">
            <text:p>635</text:p>
          </table:table-cell>
          <table:table-cell office:value-type="float" office:value="0.713816">
            <text:p>0.71</text:p>
          </table:table-cell>
          <table:table-cell office:value-type="float" office:value="475">
            <text:p>475</text:p>
          </table:table-cell>
          <table:table-cell office:value-type="float" office:value="0.208333">
            <text:p>0.21</text:p>
          </table:table-cell>
          <table:table-cell office:value-type="float" office:value="1.148469">
            <text:p>1.15</text:p>
          </table:table-cell>
          <table:table-cell office:value-type="float" office:value="2.373333">
            <text:p>2.3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24">
            <text:p>624</text:p>
          </table:table-cell>
          <table:table-cell office:value-type="float" office:value="0.73233">
            <text:p>0.73</text:p>
          </table:table-cell>
          <table:table-cell office:value-type="float" office:value="501">
            <text:p>501</text:p>
          </table:table-cell>
          <table:table-cell office:value-type="float" office:value="0.15873">
            <text:p>0.16</text:p>
          </table:table-cell>
          <table:table-cell office:value-type="float" office:value="1.378272">
            <text:p>1.38</text:p>
          </table:table-cell>
          <table:table-cell office:value-type="float" office:value="3.375">
            <text:p>3.3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06">
            <text:p>506</text:p>
          </table:table-cell>
          <table:table-cell office:value-type="float" office:value="0.546012">
            <text:p>0.55</text:p>
          </table:table-cell>
          <table:table-cell office:value-type="float" office:value="2047">
            <text:p>2047</text:p>
          </table:table-cell>
          <table:table-cell office:value-type="float" office:value="0.430556">
            <text:p>0.43</text:p>
          </table:table-cell>
          <table:table-cell office:value-type="float" office:value="2.090726">
            <text:p>2.09</text:p>
          </table:table-cell>
          <table:table-cell office:value-type="float" office:value="3.797619">
            <text:p>3.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16">
            <text:p>616</text:p>
          </table:table-cell>
          <table:table-cell office:value-type="float" office:value="0.686447">
            <text:p>0.69</text:p>
          </table:table-cell>
          <table:table-cell office:value-type="float" office:value="579">
            <text:p>579</text:p>
          </table:table-cell>
          <table:table-cell office:value-type="float" office:value="0.138889">
            <text:p>0.14</text:p>
          </table:table-cell>
          <table:table-cell office:value-type="float" office:value="1.322713">
            <text:p>1.32</text:p>
          </table:table-cell>
          <table:table-cell office:value-type="float" office:value="3.245455">
            <text:p>3.25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89">
            <text:p>689</text:p>
          </table:table-cell>
          <table:table-cell office:value-type="float" office:value="0.757921">
            <text:p>0.76</text:p>
          </table:table-cell>
          <table:table-cell office:value-type="float" office:value="249">
            <text:p>249</text:p>
          </table:table-cell>
          <table:table-cell office:value-type="float" office:value="0.143541">
            <text:p>0.14</text:p>
          </table:table-cell>
          <table:table-cell office:value-type="float" office:value="1.037766">
            <text:p>1.04</text:p>
          </table:table-cell>
          <table:table-cell office:value-type="float" office:value="2.695489">
            <text:p>2.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74">
            <text:p>574</text:p>
          </table:table-cell>
          <table:table-cell office:value-type="float" office:value="0.633242">
            <text:p>0.63</text:p>
          </table:table-cell>
          <table:table-cell office:value-type="float" office:value="918">
            <text:p>918</text:p>
          </table:table-cell>
          <table:table-cell office:value-type="float" office:value="0.663743">
            <text:p>0.66</text:p>
          </table:table-cell>
          <table:table-cell office:value-type="float" office:value="1.612021">
            <text:p>1.61</text:p>
          </table:table-cell>
          <table:table-cell office:value-type="float" office:value="3.75">
            <text:p>3.75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95">
            <text:p>495</text:p>
          </table:table-cell>
          <table:table-cell office:value-type="float" office:value="0.535859">
            <text:p>0.54</text:p>
          </table:table-cell>
          <table:table-cell office:value-type="float" office:value="2139">
            <text:p>2139</text:p>
          </table:table-cell>
          <table:table-cell office:value-type="float" office:value="0.430556">
            <text:p>0.43</text:p>
          </table:table-cell>
          <table:table-cell office:value-type="float" office:value="1.870054">
            <text:p>1.87</text:p>
          </table:table-cell>
          <table:table-cell office:value-type="float" office:value="3.75">
            <text:p>3.75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90">
            <text:p>590</text:p>
          </table:table-cell>
          <table:table-cell office:value-type="float" office:value="0.646308">
            <text:p>0.65</text:p>
          </table:table-cell>
          <table:table-cell office:value-type="float" office:value="765">
            <text:p>765</text:p>
          </table:table-cell>
          <table:table-cell office:value-type="float" office:value="0.445489">
            <text:p>0.45</text:p>
          </table:table-cell>
          <table:table-cell office:value-type="float" office:value="1.734007">
            <text:p>1.73</text:p>
          </table:table-cell>
          <table:table-cell office:value-type="float" office:value="3.698413">
            <text:p>3.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26">
            <text:p>626</text:p>
          </table:table-cell>
          <table:table-cell office:value-type="float" office:value="0.682062">
            <text:p>0.68</text:p>
          </table:table-cell>
          <table:table-cell office:value-type="float" office:value="561">
            <text:p>561</text:p>
          </table:table-cell>
          <table:table-cell office:value-type="float" office:value="0.208333">
            <text:p>0.21</text:p>
          </table:table-cell>
          <table:table-cell office:value-type="float" office:value="1.238146">
            <text:p>1.24</text:p>
          </table:table-cell>
          <table:table-cell office:value-type="float" office:value="2.795455">
            <text:p>2.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99">
            <text:p>499</text:p>
          </table:table-cell>
          <table:table-cell office:value-type="float" office:value="0.574965">
            <text:p>0.57</text:p>
          </table:table-cell>
          <table:table-cell office:value-type="float" office:value="2303">
            <text:p>2303</text:p>
          </table:table-cell>
          <table:table-cell office:value-type="float" office:value="0.5">
            <text:p>0.5</text:p>
          </table:table-cell>
          <table:table-cell office:value-type="float" office:value="2.077934">
            <text:p>2.08</text:p>
          </table:table-cell>
          <table:table-cell office:value-type="float" office:value="3.698413">
            <text:p>3.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07">
            <text:p>707</text:p>
          </table:table-cell>
          <table:table-cell office:value-type="float" office:value="0.770725">
            <text:p>0.77</text:p>
          </table:table-cell>
          <table:table-cell office:value-type="float" office:value="213">
            <text:p>213</text:p>
          </table:table-cell>
          <table:table-cell office:value-type="float" office:value="0.186335">
            <text:p>0.19</text:p>
          </table:table-cell>
          <table:table-cell office:value-type="float" office:value="1.128436">
            <text:p>1.13</text:p>
          </table:table-cell>
          <table:table-cell office:value-type="float" office:value="2.538462">
            <text:p>2.54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12">
            <text:p>612</text:p>
          </table:table-cell>
          <table:table-cell office:value-type="float" office:value="0.701107">
            <text:p>0.7</text:p>
          </table:table-cell>
          <table:table-cell office:value-type="float" office:value="617">
            <text:p>617</text:p>
          </table:table-cell>
          <table:table-cell office:value-type="float" office:value="0.208333">
            <text:p>0.21</text:p>
          </table:table-cell>
          <table:table-cell office:value-type="float" office:value="1.561538">
            <text:p>1.56</text:p>
          </table:table-cell>
          <table:table-cell office:value-type="float" office:value="3.54">
            <text:p>3.54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33">
            <text:p>633</text:p>
          </table:table-cell>
          <table:table-cell office:value-type="float" office:value="0.705296">
            <text:p>0.71</text:p>
          </table:table-cell>
          <table:table-cell office:value-type="float" office:value="498">
            <text:p>498</text:p>
          </table:table-cell>
          <table:table-cell office:value-type="float" office:value="0.208333">
            <text:p>0.21</text:p>
          </table:table-cell>
          <table:table-cell office:value-type="float" office:value="1.375069">
            <text:p>1.38</text:p>
          </table:table-cell>
          <table:table-cell office:value-type="float" office:value="3.192857">
            <text:p>3.1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73">
            <text:p>673</text:p>
          </table:table-cell>
          <table:table-cell office:value-type="float" office:value="0.725273">
            <text:p>0.73</text:p>
          </table:table-cell>
          <table:table-cell office:value-type="float" office:value="323">
            <text:p>323</text:p>
          </table:table-cell>
          <table:table-cell office:value-type="float" office:value="0.24">
            <text:p>0.24</text:p>
          </table:table-cell>
          <table:table-cell office:value-type="float" office:value="1.158458">
            <text:p>1.16</text:p>
          </table:table-cell>
          <table:table-cell office:value-type="float" office:value="2.212121">
            <text:p>2.21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80">
            <text:p>480</text:p>
          </table:table-cell>
          <table:table-cell office:value-type="float" office:value="0.559916">
            <text:p>0.56</text:p>
          </table:table-cell>
          <table:table-cell office:value-type="float" office:value="2765">
            <text:p>2765</text:p>
          </table:table-cell>
          <table:table-cell office:value-type="float" office:value="0.995671">
            <text:p>1</text:p>
          </table:table-cell>
          <table:table-cell office:value-type="float" office:value="2.31224">
            <text:p>2.31</text:p>
          </table:table-cell>
          <table:table-cell office:value-type="float" office:value="5.521368">
            <text:p>5.52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62">
            <text:p>662</text:p>
          </table:table-cell>
          <table:table-cell office:value-type="float" office:value="0.740942">
            <text:p>0.74</text:p>
          </table:table-cell>
          <table:table-cell office:value-type="float" office:value="359">
            <text:p>359</text:p>
          </table:table-cell>
          <table:table-cell office:value-type="float" office:value="0.15">
            <text:p>0.15</text:p>
          </table:table-cell>
          <table:table-cell office:value-type="float" office:value="1.074423">
            <text:p>1.07</text:p>
          </table:table-cell>
          <table:table-cell office:value-type="float" office:value="3.214286">
            <text:p>3.21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24">
            <text:p>624</text:p>
          </table:table-cell>
          <table:table-cell office:value-type="float" office:value="0.670425">
            <text:p>0.67</text:p>
          </table:table-cell>
          <table:table-cell office:value-type="float" office:value="558">
            <text:p>558</text:p>
          </table:table-cell>
          <table:table-cell office:value-type="float" office:value="0.208333">
            <text:p>0.21</text:p>
          </table:table-cell>
          <table:table-cell office:value-type="float" office:value="1.359117">
            <text:p>1.36</text:p>
          </table:table-cell>
          <table:table-cell office:value-type="float" office:value="3.375">
            <text:p>3.3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08">
            <text:p>508</text:p>
          </table:table-cell>
          <table:table-cell office:value-type="float" office:value="0.55736">
            <text:p>0.56</text:p>
          </table:table-cell>
          <table:table-cell office:value-type="float" office:value="2087">
            <text:p>2087</text:p>
          </table:table-cell>
          <table:table-cell office:value-type="float" office:value="0.360256">
            <text:p>0.36</text:p>
          </table:table-cell>
          <table:table-cell office:value-type="float" office:value="1.756403">
            <text:p>1.76</text:p>
          </table:table-cell>
          <table:table-cell office:value-type="float" office:value="3.719298">
            <text:p>3.72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13">
            <text:p>713</text:p>
          </table:table-cell>
          <table:table-cell office:value-type="float" office:value="0.797467">
            <text:p>0.8</text:p>
          </table:table-cell>
          <table:table-cell office:value-type="float" office:value="192">
            <text:p>192</text:p>
          </table:table-cell>
          <table:table-cell office:value-type="float" office:value="0.170455">
            <text:p>0.17</text:p>
          </table:table-cell>
          <table:table-cell office:value-type="float" office:value="0.885545">
            <text:p>0.89</text:p>
          </table:table-cell>
          <table:table-cell office:value-type="float" office:value="2.373333">
            <text:p>2.3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26">
            <text:p>526</text:p>
          </table:table-cell>
          <table:table-cell office:value-type="float" office:value="0.615365">
            <text:p>0.62</text:p>
          </table:table-cell>
          <table:table-cell office:value-type="float" office:value="1715">
            <text:p>1715</text:p>
          </table:table-cell>
          <table:table-cell office:value-type="float" office:value="0.15">
            <text:p>0.15</text:p>
          </table:table-cell>
          <table:table-cell office:value-type="float" office:value="1.476328">
            <text:p>1.48</text:p>
          </table:table-cell>
          <table:table-cell office:value-type="float" office:value="4.157576">
            <text:p>4.16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71">
            <text:p>671</text:p>
          </table:table-cell>
          <table:table-cell office:value-type="float" office:value="0.755378">
            <text:p>0.76</text:p>
          </table:table-cell>
          <table:table-cell office:value-type="float" office:value="313">
            <text:p>313</text:p>
          </table:table-cell>
          <table:table-cell office:value-type="float" office:value="0.24">
            <text:p>0.24</text:p>
          </table:table-cell>
          <table:table-cell office:value-type="float" office:value="1.357114">
            <text:p>1.36</text:p>
          </table:table-cell>
          <table:table-cell office:value-type="float" office:value="4.247619">
            <text:p>4.25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20">
            <text:p>620</text:p>
          </table:table-cell>
          <table:table-cell office:value-type="float" office:value="0.689863">
            <text:p>0.69</text:p>
          </table:table-cell>
          <table:table-cell office:value-type="float" office:value="554">
            <text:p>554</text:p>
          </table:table-cell>
          <table:table-cell office:value-type="float" office:value="0.186335">
            <text:p>0.19</text:p>
          </table:table-cell>
          <table:table-cell office:value-type="float" office:value="1.469239">
            <text:p>1.47</text:p>
          </table:table-cell>
          <table:table-cell office:value-type="float" office:value="3.293478">
            <text:p>3.2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53">
            <text:p>553</text:p>
          </table:table-cell>
          <table:table-cell office:value-type="float" office:value="0.57969">
            <text:p>0.58</text:p>
          </table:table-cell>
          <table:table-cell office:value-type="float" office:value="1203">
            <text:p>1203</text:p>
          </table:table-cell>
          <table:table-cell office:value-type="float" office:value="0.138889">
            <text:p>0.14</text:p>
          </table:table-cell>
          <table:table-cell office:value-type="float" office:value="1.491684">
            <text:p>1.49</text:p>
          </table:table-cell>
          <table:table-cell office:value-type="float" office:value="3.797619">
            <text:p>3.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56">
            <text:p>456</text:p>
          </table:table-cell>
          <table:table-cell office:value-type="float" office:value="0.511465">
            <text:p>0.51</text:p>
          </table:table-cell>
          <table:table-cell office:value-type="float" office:value="3412">
            <text:p>3412</text:p>
          </table:table-cell>
          <table:table-cell office:value-type="float" office:value="0.838889">
            <text:p>0.84</text:p>
          </table:table-cell>
          <table:table-cell office:value-type="float" office:value="2.137784">
            <text:p>2.14</text:p>
          </table:table-cell>
          <table:table-cell office:value-type="float" office:value="4.752632">
            <text:p>4.75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52">
            <text:p>452</text:p>
          </table:table-cell>
          <table:table-cell office:value-type="float" office:value="0.516966">
            <text:p>0.52</text:p>
          </table:table-cell>
          <table:table-cell office:value-type="float" office:value="4082">
            <text:p>4082</text:p>
          </table:table-cell>
          <table:table-cell office:value-type="float" office:value="0.87619">
            <text:p>0.88</text:p>
          </table:table-cell>
          <table:table-cell office:value-type="float" office:value="2.442561">
            <text:p>2.44</text:p>
          </table:table-cell>
          <table:table-cell office:value-type="float" office:value="4.53869">
            <text:p>4.54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54">
            <text:p>454</text:p>
          </table:table-cell>
          <table:table-cell office:value-type="float" office:value="0.509954">
            <text:p>0.51</text:p>
          </table:table-cell>
          <table:table-cell office:value-type="float" office:value="3829">
            <text:p>3829</text:p>
          </table:table-cell>
          <table:table-cell office:value-type="float" office:value="0.373611">
            <text:p>0.37</text:p>
          </table:table-cell>
          <table:table-cell office:value-type="float" office:value="2.48266">
            <text:p>2.48</text:p>
          </table:table-cell>
          <table:table-cell office:value-type="float" office:value="4.092157">
            <text:p>4.0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42">
            <text:p>542</text:p>
          </table:table-cell>
          <table:table-cell office:value-type="float" office:value="0.591804">
            <text:p>0.59</text:p>
          </table:table-cell>
          <table:table-cell office:value-type="float" office:value="1394">
            <text:p>1394</text:p>
          </table:table-cell>
          <table:table-cell office:value-type="float" office:value="0.138889">
            <text:p>0.14</text:p>
          </table:table-cell>
          <table:table-cell office:value-type="float" office:value="1.401283">
            <text:p>1.4</text:p>
          </table:table-cell>
          <table:table-cell office:value-type="float" office:value="3.633333">
            <text:p>3.63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65">
            <text:p>665</text:p>
          </table:table-cell>
          <table:table-cell office:value-type="float" office:value="0.717615">
            <text:p>0.72</text:p>
          </table:table-cell>
          <table:table-cell office:value-type="float" office:value="339">
            <text:p>339</text:p>
          </table:table-cell>
          <table:table-cell office:value-type="float" office:value="0.15873">
            <text:p>0.16</text:p>
          </table:table-cell>
          <table:table-cell office:value-type="float" office:value="1.211472">
            <text:p>1.21</text:p>
          </table:table-cell>
          <table:table-cell office:value-type="float" office:value="2.747619">
            <text:p>2.75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88">
            <text:p>488</text:p>
          </table:table-cell>
          <table:table-cell office:value-type="float" office:value="0.545178">
            <text:p>0.55</text:p>
          </table:table-cell>
          <table:table-cell office:value-type="float" office:value="2610">
            <text:p>2610</text:p>
          </table:table-cell>
          <table:table-cell office:value-type="float" office:value="0.388889">
            <text:p>0.39</text:p>
          </table:table-cell>
          <table:table-cell office:value-type="float" office:value="2.448613">
            <text:p>2.45</text:p>
          </table:table-cell>
          <table:table-cell office:value-type="float" office:value="4.510256">
            <text:p>4.51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04">
            <text:p>604</text:p>
          </table:table-cell>
          <table:table-cell office:value-type="float" office:value="0.672077">
            <text:p>0.67</text:p>
          </table:table-cell>
          <table:table-cell office:value-type="float" office:value="660">
            <text:p>660</text:p>
          </table:table-cell>
          <table:table-cell office:value-type="float" office:value="0.15">
            <text:p>0.15</text:p>
          </table:table-cell>
          <table:table-cell office:value-type="float" office:value="1.349363">
            <text:p>1.35</text:p>
          </table:table-cell>
          <table:table-cell office:value-type="float" office:value="2.876812">
            <text:p>2.8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73">
            <text:p>473</text:p>
          </table:table-cell>
          <table:table-cell office:value-type="float" office:value="0.508733">
            <text:p>0.51</text:p>
          </table:table-cell>
          <table:table-cell office:value-type="float" office:value="3128">
            <text:p>3128</text:p>
          </table:table-cell>
          <table:table-cell office:value-type="float" office:value="0.486742">
            <text:p>0.49</text:p>
          </table:table-cell>
          <table:table-cell office:value-type="float" office:value="1.958959">
            <text:p>1.96</text:p>
          </table:table-cell>
          <table:table-cell office:value-type="float" office:value="5.705357">
            <text:p>5.71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89">
            <text:p>689</text:p>
          </table:table-cell>
          <table:table-cell office:value-type="float" office:value="0.769539">
            <text:p>0.77</text:p>
          </table:table-cell>
          <table:table-cell office:value-type="float" office:value="270">
            <text:p>270</text:p>
          </table:table-cell>
          <table:table-cell office:value-type="float" office:value="0.15873">
            <text:p>0.16</text:p>
          </table:table-cell>
          <table:table-cell office:value-type="float" office:value="1.078184">
            <text:p>1.08</text:p>
          </table:table-cell>
          <table:table-cell office:value-type="float" office:value="3.037037">
            <text:p>3.04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99">
            <text:p>699</text:p>
          </table:table-cell>
          <table:table-cell office:value-type="float" office:value="0.773648">
            <text:p>0.77</text:p>
          </table:table-cell>
          <table:table-cell office:value-type="float" office:value="214">
            <text:p>214</text:p>
          </table:table-cell>
          <table:table-cell office:value-type="float" office:value="0.15">
            <text:p>0.15</text:p>
          </table:table-cell>
          <table:table-cell office:value-type="float" office:value="0.986894">
            <text:p>0.99</text:p>
          </table:table-cell>
          <table:table-cell office:value-type="float" office:value="2.243478">
            <text:p>2.24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36">
            <text:p>636</text:p>
          </table:table-cell>
          <table:table-cell office:value-type="float" office:value="0.700378">
            <text:p>0.7</text:p>
          </table:table-cell>
          <table:table-cell office:value-type="float" office:value="460">
            <text:p>460</text:p>
          </table:table-cell>
          <table:table-cell office:value-type="float" office:value="0.15">
            <text:p>0.15</text:p>
          </table:table-cell>
          <table:table-cell office:value-type="float" office:value="1.054334">
            <text:p>1.05</text:p>
          </table:table-cell>
          <table:table-cell office:value-type="float" office:value="2.190476">
            <text:p>2.1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57">
            <text:p>657</text:p>
          </table:table-cell>
          <table:table-cell office:value-type="float" office:value="0.727362">
            <text:p>0.73</text:p>
          </table:table-cell>
          <table:table-cell office:value-type="float" office:value="390">
            <text:p>390</text:p>
          </table:table-cell>
          <table:table-cell office:value-type="float" office:value="0.15873">
            <text:p>0.16</text:p>
          </table:table-cell>
          <table:table-cell office:value-type="float" office:value="1.300239">
            <text:p>1.3</text:p>
          </table:table-cell>
          <table:table-cell office:value-type="float" office:value="2.716667">
            <text:p>2.72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29">
            <text:p>529</text:p>
          </table:table-cell>
          <table:table-cell office:value-type="float" office:value="0.602957">
            <text:p>0.6</text:p>
          </table:table-cell>
          <table:table-cell office:value-type="float" office:value="1692">
            <text:p>1692</text:p>
          </table:table-cell>
          <table:table-cell office:value-type="float" office:value="0.430556">
            <text:p>0.43</text:p>
          </table:table-cell>
          <table:table-cell office:value-type="float" office:value="1.637364">
            <text:p>1.64</text:p>
          </table:table-cell>
          <table:table-cell office:value-type="float" office:value="4.247619">
            <text:p>4.25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92">
            <text:p>592</text:p>
          </table:table-cell>
          <table:table-cell office:value-type="float" office:value="0.643793">
            <text:p>0.64</text:p>
          </table:table-cell>
          <table:table-cell office:value-type="float" office:value="731">
            <text:p>731</text:p>
          </table:table-cell>
          <table:table-cell office:value-type="float" office:value="0.208333">
            <text:p>0.21</text:p>
          </table:table-cell>
          <table:table-cell office:value-type="float" office:value="1.293574">
            <text:p>1.29</text:p>
          </table:table-cell>
          <table:table-cell office:value-type="float" office:value="3.192857">
            <text:p>3.1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50">
            <text:p>650</text:p>
          </table:table-cell>
          <table:table-cell office:value-type="float" office:value="0.717688">
            <text:p>0.72</text:p>
          </table:table-cell>
          <table:table-cell office:value-type="float" office:value="394">
            <text:p>394</text:p>
          </table:table-cell>
          <table:table-cell office:value-type="float" office:value="0.15873">
            <text:p>0.16</text:p>
          </table:table-cell>
          <table:table-cell office:value-type="float" office:value="1.429601">
            <text:p>1.43</text:p>
          </table:table-cell>
          <table:table-cell office:value-type="float" office:value="2.695489">
            <text:p>2.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86">
            <text:p>586</text:p>
          </table:table-cell>
          <table:table-cell office:value-type="float" office:value="0.654039">
            <text:p>0.65</text:p>
          </table:table-cell>
          <table:table-cell office:value-type="float" office:value="844">
            <text:p>844</text:p>
          </table:table-cell>
          <table:table-cell office:value-type="float" office:value="0.143541">
            <text:p>0.14</text:p>
          </table:table-cell>
          <table:table-cell office:value-type="float" office:value="1.731399">
            <text:p>1.73</text:p>
          </table:table-cell>
          <table:table-cell office:value-type="float" office:value="3.552632">
            <text:p>3.55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37">
            <text:p>537</text:p>
          </table:table-cell>
          <table:table-cell office:value-type="float" office:value="0.57411">
            <text:p>0.57</text:p>
          </table:table-cell>
          <table:table-cell office:value-type="float" office:value="1447">
            <text:p>1447</text:p>
          </table:table-cell>
          <table:table-cell office:value-type="float" office:value="0.366667">
            <text:p>0.37</text:p>
          </table:table-cell>
          <table:table-cell office:value-type="float" office:value="2.135482">
            <text:p>2.14</text:p>
          </table:table-cell>
          <table:table-cell office:value-type="float" office:value="3.633333">
            <text:p>3.63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85">
            <text:p>685</text:p>
          </table:table-cell>
          <table:table-cell office:value-type="float" office:value="0.75634">
            <text:p>0.76</text:p>
          </table:table-cell>
          <table:table-cell office:value-type="float" office:value="274">
            <text:p>274</text:p>
          </table:table-cell>
          <table:table-cell office:value-type="float" office:value="0.186335">
            <text:p>0.19</text:p>
          </table:table-cell>
          <table:table-cell office:value-type="float" office:value="0.884911">
            <text:p>0.88</text:p>
          </table:table-cell>
          <table:table-cell office:value-type="float" office:value="2.538462">
            <text:p>2.54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04">
            <text:p>704</text:p>
          </table:table-cell>
          <table:table-cell office:value-type="float" office:value="0.77811">
            <text:p>0.78</text:p>
          </table:table-cell>
          <table:table-cell office:value-type="float" office:value="215">
            <text:p>215</text:p>
          </table:table-cell>
          <table:table-cell office:value-type="float" office:value="0.186335">
            <text:p>0.19</text:p>
          </table:table-cell>
          <table:table-cell office:value-type="float" office:value="1.228775">
            <text:p>1.23</text:p>
          </table:table-cell>
          <table:table-cell office:value-type="float" office:value="2.291667">
            <text:p>2.2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44">
            <text:p>544</text:p>
          </table:table-cell>
          <table:table-cell office:value-type="float" office:value="0.612085">
            <text:p>0.61</text:p>
          </table:table-cell>
          <table:table-cell office:value-type="float" office:value="1268">
            <text:p>1268</text:p>
          </table:table-cell>
          <table:table-cell office:value-type="float" office:value="0.398413">
            <text:p>0.4</text:p>
          </table:table-cell>
          <table:table-cell office:value-type="float" office:value="1.746602">
            <text:p>1.75</text:p>
          </table:table-cell>
          <table:table-cell office:value-type="float" office:value="4.195489">
            <text:p>4.2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78">
            <text:p>678</text:p>
          </table:table-cell>
          <table:table-cell office:value-type="float" office:value="0.755833">
            <text:p>0.76</text:p>
          </table:table-cell>
          <table:table-cell office:value-type="float" office:value="280">
            <text:p>280</text:p>
          </table:table-cell>
          <table:table-cell office:value-type="float" office:value="0.170455">
            <text:p>0.17</text:p>
          </table:table-cell>
          <table:table-cell office:value-type="float" office:value="0.891937">
            <text:p>0.89</text:p>
          </table:table-cell>
          <table:table-cell office:value-type="float" office:value="2.243478">
            <text:p>2.24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72">
            <text:p>672</text:p>
          </table:table-cell>
          <table:table-cell office:value-type="float" office:value="0.76458">
            <text:p>0.76</text:p>
          </table:table-cell>
          <table:table-cell office:value-type="float" office:value="312">
            <text:p>312</text:p>
          </table:table-cell>
          <table:table-cell office:value-type="float" office:value="0.15873">
            <text:p>0.16</text:p>
          </table:table-cell>
          <table:table-cell office:value-type="float" office:value="1.308412">
            <text:p>1.31</text:p>
          </table:table-cell>
          <table:table-cell office:value-type="float" office:value="3.375">
            <text:p>3.3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29">
            <text:p>729</text:p>
          </table:table-cell>
          <table:table-cell office:value-type="float" office:value="0.793853">
            <text:p>0.79</text:p>
          </table:table-cell>
          <table:table-cell office:value-type="float" office:value="154">
            <text:p>154</text:p>
          </table:table-cell>
          <table:table-cell office:value-type="float" office:value="0.170455">
            <text:p>0.17</text:p>
          </table:table-cell>
          <table:table-cell office:value-type="float" office:value="0.996068">
            <text:p>1</text:p>
          </table:table-cell>
          <table:table-cell office:value-type="float" office:value="2.795455">
            <text:p>2.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43">
            <text:p>643</text:p>
          </table:table-cell>
          <table:table-cell office:value-type="float" office:value="0.709303">
            <text:p>0.71</text:p>
          </table:table-cell>
          <table:table-cell office:value-type="float" office:value="424">
            <text:p>424</text:p>
          </table:table-cell>
          <table:table-cell office:value-type="float" office:value="0.15873">
            <text:p>0.16</text:p>
          </table:table-cell>
          <table:table-cell office:value-type="float" office:value="1.251852">
            <text:p>1.25</text:p>
          </table:table-cell>
          <table:table-cell office:value-type="float" office:value="2.657576">
            <text:p>2.66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21">
            <text:p>721</text:p>
          </table:table-cell>
          <table:table-cell office:value-type="float" office:value="0.772616">
            <text:p>0.77</text:p>
          </table:table-cell>
          <table:table-cell office:value-type="float" office:value="177">
            <text:p>177</text:p>
          </table:table-cell>
          <table:table-cell office:value-type="float" office:value="0.170455">
            <text:p>0.17</text:p>
          </table:table-cell>
          <table:table-cell office:value-type="float" office:value="0.866312">
            <text:p>0.87</text:p>
          </table:table-cell>
          <table:table-cell office:value-type="float" office:value="2.243478">
            <text:p>2.24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20">
            <text:p>520</text:p>
          </table:table-cell>
          <table:table-cell office:value-type="float" office:value="0.568658">
            <text:p>0.57</text:p>
          </table:table-cell>
          <table:table-cell office:value-type="float" office:value="1745">
            <text:p>1745</text:p>
          </table:table-cell>
          <table:table-cell office:value-type="float" office:value="0.373611">
            <text:p>0.37</text:p>
          </table:table-cell>
          <table:table-cell office:value-type="float" office:value="1.867257">
            <text:p>1.87</text:p>
          </table:table-cell>
          <table:table-cell office:value-type="float" office:value="4.169935">
            <text:p>4.1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65">
            <text:p>465</text:p>
          </table:table-cell>
          <table:table-cell office:value-type="float" office:value="0.519893">
            <text:p>0.52</text:p>
          </table:table-cell>
          <table:table-cell office:value-type="float" office:value="3516">
            <text:p>3516</text:p>
          </table:table-cell>
          <table:table-cell office:value-type="float" office:value="0.373611">
            <text:p>0.37</text:p>
          </table:table-cell>
          <table:table-cell office:value-type="float" office:value="2.03173">
            <text:p>2.03</text:p>
          </table:table-cell>
          <table:table-cell office:value-type="float" office:value="4.216667">
            <text:p>4.22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63">
            <text:p>463</text:p>
          </table:table-cell>
          <table:table-cell office:value-type="float" office:value="0.515201">
            <text:p>0.52</text:p>
          </table:table-cell>
          <table:table-cell office:value-type="float" office:value="3439">
            <text:p>3439</text:p>
          </table:table-cell>
          <table:table-cell office:value-type="float" office:value="0.344444">
            <text:p>0.34</text:p>
          </table:table-cell>
          <table:table-cell office:value-type="float" office:value="2.231687">
            <text:p>2.23</text:p>
          </table:table-cell>
          <table:table-cell office:value-type="float" office:value="4.401923">
            <text:p>4.4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36">
            <text:p>436</text:p>
          </table:table-cell>
          <table:table-cell office:value-type="float" office:value="0.503228">
            <text:p>0.5</text:p>
          </table:table-cell>
          <table:table-cell office:value-type="float" office:value="4489">
            <text:p>4489</text:p>
          </table:table-cell>
          <table:table-cell office:value-type="float" office:value="0.15873">
            <text:p>0.16</text:p>
          </table:table-cell>
          <table:table-cell office:value-type="float" office:value="2.298623">
            <text:p>2.3</text:p>
          </table:table-cell>
          <table:table-cell office:value-type="float" office:value="4.4625">
            <text:p>4.46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76">
            <text:p>476</text:p>
          </table:table-cell>
          <table:table-cell office:value-type="float" office:value="0.55956">
            <text:p>0.56</text:p>
          </table:table-cell>
          <table:table-cell office:value-type="float" office:value="2932">
            <text:p>2932</text:p>
          </table:table-cell>
          <table:table-cell office:value-type="float" office:value="0.808824">
            <text:p>0.81</text:p>
          </table:table-cell>
          <table:table-cell office:value-type="float" office:value="2.128758">
            <text:p>2.13</text:p>
          </table:table-cell>
          <table:table-cell office:value-type="float" office:value="4.752632">
            <text:p>4.75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03">
            <text:p>703</text:p>
          </table:table-cell>
          <table:table-cell office:value-type="float" office:value="0.792368">
            <text:p>0.79</text:p>
          </table:table-cell>
          <table:table-cell office:value-type="float" office:value="217">
            <text:p>217</text:p>
          </table:table-cell>
          <table:table-cell office:value-type="float" office:value="0.24">
            <text:p>0.24</text:p>
          </table:table-cell>
          <table:table-cell office:value-type="float" office:value="1.136509">
            <text:p>1.14</text:p>
          </table:table-cell>
          <table:table-cell office:value-type="float" office:value="2.472222">
            <text:p>2.4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83">
            <text:p>583</text:p>
          </table:table-cell>
          <table:table-cell office:value-type="float" office:value="0.641657">
            <text:p>0.64</text:p>
          </table:table-cell>
          <table:table-cell office:value-type="float" office:value="834">
            <text:p>834</text:p>
          </table:table-cell>
          <table:table-cell office:value-type="float" office:value="0.655556">
            <text:p>0.66</text:p>
          </table:table-cell>
          <table:table-cell office:value-type="float" office:value="1.798257">
            <text:p>1.8</text:p>
          </table:table-cell>
          <table:table-cell office:value-type="float" office:value="4.295455">
            <text:p>4.3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87">
            <text:p>687</text:p>
          </table:table-cell>
          <table:table-cell office:value-type="float" office:value="0.753984">
            <text:p>0.75</text:p>
          </table:table-cell>
          <table:table-cell office:value-type="float" office:value="242">
            <text:p>242</text:p>
          </table:table-cell>
          <table:table-cell office:value-type="float" office:value="0.15873">
            <text:p>0.16</text:p>
          </table:table-cell>
          <table:table-cell office:value-type="float" office:value="1.075255">
            <text:p>1.08</text:p>
          </table:table-cell>
          <table:table-cell office:value-type="float" office:value="2.795455">
            <text:p>2.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61">
            <text:p>661</text:p>
          </table:table-cell>
          <table:table-cell office:value-type="float" office:value="0.735205">
            <text:p>0.74</text:p>
          </table:table-cell>
          <table:table-cell office:value-type="float" office:value="358">
            <text:p>358</text:p>
          </table:table-cell>
          <table:table-cell office:value-type="float" office:value="0.170455">
            <text:p>0.17</text:p>
          </table:table-cell>
          <table:table-cell office:value-type="float" office:value="1.18304">
            <text:p>1.18</text:p>
          </table:table-cell>
          <table:table-cell office:value-type="float" office:value="3.293478">
            <text:p>3.2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26">
            <text:p>626</text:p>
          </table:table-cell>
          <table:table-cell office:value-type="float" office:value="0.708319">
            <text:p>0.71</text:p>
          </table:table-cell>
          <table:table-cell office:value-type="float" office:value="540">
            <text:p>540</text:p>
          </table:table-cell>
          <table:table-cell office:value-type="float" office:value="0.135747">
            <text:p>0.14</text:p>
          </table:table-cell>
          <table:table-cell office:value-type="float" office:value="1.362859">
            <text:p>1.36</text:p>
          </table:table-cell>
          <table:table-cell office:value-type="float" office:value="2.669935">
            <text:p>2.6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37">
            <text:p>537</text:p>
          </table:table-cell>
          <table:table-cell office:value-type="float" office:value="0.599177">
            <text:p>0.6</text:p>
          </table:table-cell>
          <table:table-cell office:value-type="float" office:value="1401">
            <text:p>1401</text:p>
          </table:table-cell>
          <table:table-cell office:value-type="float" office:value="0.497619">
            <text:p>0.5</text:p>
          </table:table-cell>
          <table:table-cell office:value-type="float" office:value="1.542879">
            <text:p>1.54</text:p>
          </table:table-cell>
          <table:table-cell office:value-type="float" office:value="2.979167">
            <text:p>2.9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30">
            <text:p>530</text:p>
          </table:table-cell>
          <table:table-cell office:value-type="float" office:value="0.589629">
            <text:p>0.59</text:p>
          </table:table-cell>
          <table:table-cell office:value-type="float" office:value="1608">
            <text:p>1608</text:p>
          </table:table-cell>
          <table:table-cell office:value-type="float" office:value="0.368347">
            <text:p>0.37</text:p>
          </table:table-cell>
          <table:table-cell office:value-type="float" office:value="1.708207">
            <text:p>1.71</text:p>
          </table:table-cell>
          <table:table-cell office:value-type="float" office:value="4.376812">
            <text:p>4.3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28">
            <text:p>528</text:p>
          </table:table-cell>
          <table:table-cell office:value-type="float" office:value="0.569126">
            <text:p>0.57</text:p>
          </table:table-cell>
          <table:table-cell office:value-type="float" office:value="1609">
            <text:p>1609</text:p>
          </table:table-cell>
          <table:table-cell office:value-type="float" office:value="0.430556">
            <text:p>0.43</text:p>
          </table:table-cell>
          <table:table-cell office:value-type="float" office:value="1.533589">
            <text:p>1.53</text:p>
          </table:table-cell>
          <table:table-cell office:value-type="float" office:value="2.883333">
            <text:p>2.8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20">
            <text:p>620</text:p>
          </table:table-cell>
          <table:table-cell office:value-type="float" office:value="0.685442">
            <text:p>0.69</text:p>
          </table:table-cell>
          <table:table-cell office:value-type="float" office:value="543">
            <text:p>543</text:p>
          </table:table-cell>
          <table:table-cell office:value-type="float" office:value="0.15">
            <text:p>0.15</text:p>
          </table:table-cell>
          <table:table-cell office:value-type="float" office:value="1.586264">
            <text:p>1.59</text:p>
          </table:table-cell>
          <table:table-cell office:value-type="float" office:value="3.192857">
            <text:p>3.1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48">
            <text:p>548</text:p>
          </table:table-cell>
          <table:table-cell office:value-type="float" office:value="0.613684">
            <text:p>0.61</text:p>
          </table:table-cell>
          <table:table-cell office:value-type="float" office:value="1245">
            <text:p>1245</text:p>
          </table:table-cell>
          <table:table-cell office:value-type="float" office:value="0.313034">
            <text:p>0.31</text:p>
          </table:table-cell>
          <table:table-cell office:value-type="float" office:value="1.709862">
            <text:p>1.71</text:p>
          </table:table-cell>
          <table:table-cell office:value-type="float" office:value="4.558824">
            <text:p>4.56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61">
            <text:p>561</text:p>
          </table:table-cell>
          <table:table-cell office:value-type="float" office:value="0.602083">
            <text:p>0.6</text:p>
          </table:table-cell>
          <table:table-cell office:value-type="float" office:value="1065">
            <text:p>1065</text:p>
          </table:table-cell>
          <table:table-cell office:value-type="float" office:value="0.325397">
            <text:p>0.33</text:p>
          </table:table-cell>
          <table:table-cell office:value-type="float" office:value="1.878733">
            <text:p>1.88</text:p>
          </table:table-cell>
          <table:table-cell office:value-type="float" office:value="3.511111">
            <text:p>3.51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82">
            <text:p>582</text:p>
          </table:table-cell>
          <table:table-cell office:value-type="float" office:value="0.654748">
            <text:p>0.65</text:p>
          </table:table-cell>
          <table:table-cell office:value-type="float" office:value="839">
            <text:p>839</text:p>
          </table:table-cell>
          <table:table-cell office:value-type="float" office:value="0.466667">
            <text:p>0.47</text:p>
          </table:table-cell>
          <table:table-cell office:value-type="float" office:value="1.618792">
            <text:p>1.62</text:p>
          </table:table-cell>
          <table:table-cell office:value-type="float" office:value="3.214286">
            <text:p>3.21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99">
            <text:p>699</text:p>
          </table:table-cell>
          <table:table-cell office:value-type="float" office:value="0.751011">
            <text:p>0.75</text:p>
          </table:table-cell>
          <table:table-cell office:value-type="float" office:value="249">
            <text:p>249</text:p>
          </table:table-cell>
          <table:table-cell office:value-type="float" office:value="0.170455">
            <text:p>0.17</text:p>
          </table:table-cell>
          <table:table-cell office:value-type="float" office:value="1.034007">
            <text:p>1.03</text:p>
          </table:table-cell>
          <table:table-cell office:value-type="float" office:value="2.291667">
            <text:p>2.2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65">
            <text:p>665</text:p>
          </table:table-cell>
          <table:table-cell office:value-type="float" office:value="0.735978">
            <text:p>0.74</text:p>
          </table:table-cell>
          <table:table-cell office:value-type="float" office:value="333">
            <text:p>333</text:p>
          </table:table-cell>
          <table:table-cell office:value-type="float" office:value="0.15873">
            <text:p>0.16</text:p>
          </table:table-cell>
          <table:table-cell office:value-type="float" office:value="1.139727">
            <text:p>1.14</text:p>
          </table:table-cell>
          <table:table-cell office:value-type="float" office:value="2.373333">
            <text:p>2.3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28">
            <text:p>628</text:p>
          </table:table-cell>
          <table:table-cell office:value-type="float" office:value="0.699894">
            <text:p>0.7</text:p>
          </table:table-cell>
          <table:table-cell office:value-type="float" office:value="508">
            <text:p>508</text:p>
          </table:table-cell>
          <table:table-cell office:value-type="float" office:value="0.15873">
            <text:p>0.16</text:p>
          </table:table-cell>
          <table:table-cell office:value-type="float" office:value="1.185379">
            <text:p>1.19</text:p>
          </table:table-cell>
          <table:table-cell office:value-type="float" office:value="2.669935">
            <text:p>2.6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93">
            <text:p>593</text:p>
          </table:table-cell>
          <table:table-cell office:value-type="float" office:value="0.675077">
            <text:p>0.68</text:p>
          </table:table-cell>
          <table:table-cell office:value-type="float" office:value="785">
            <text:p>785</text:p>
          </table:table-cell>
          <table:table-cell office:value-type="float" office:value="0.5">
            <text:p>0.5</text:p>
          </table:table-cell>
          <table:table-cell office:value-type="float" office:value="1.499317">
            <text:p>1.5</text:p>
          </table:table-cell>
          <table:table-cell office:value-type="float" office:value="3.177632">
            <text:p>3.1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93">
            <text:p>693</text:p>
          </table:table-cell>
          <table:table-cell office:value-type="float" office:value="0.778891">
            <text:p>0.78</text:p>
          </table:table-cell>
          <table:table-cell office:value-type="float" office:value="243">
            <text:p>243</text:p>
          </table:table-cell>
          <table:table-cell office:value-type="float" office:value="0.15">
            <text:p>0.15</text:p>
          </table:table-cell>
          <table:table-cell office:value-type="float" office:value="1.064329">
            <text:p>1.06</text:p>
          </table:table-cell>
          <table:table-cell office:value-type="float" office:value="3.037037">
            <text:p>3.04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76">
            <text:p>676</text:p>
          </table:table-cell>
          <table:table-cell office:value-type="float" office:value="0.757488">
            <text:p>0.76</text:p>
          </table:table-cell>
          <table:table-cell office:value-type="float" office:value="306">
            <text:p>306</text:p>
          </table:table-cell>
          <table:table-cell office:value-type="float" office:value="0.170455">
            <text:p>0.17</text:p>
          </table:table-cell>
          <table:table-cell office:value-type="float" office:value="1.167393">
            <text:p>1.17</text:p>
          </table:table-cell>
          <table:table-cell office:value-type="float" office:value="2.747619">
            <text:p>2.75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83">
            <text:p>483</text:p>
          </table:table-cell>
          <table:table-cell office:value-type="float" office:value="0.513309">
            <text:p>0.51</text:p>
          </table:table-cell>
          <table:table-cell office:value-type="float" office:value="2696">
            <text:p>2696</text:p>
          </table:table-cell>
          <table:table-cell office:value-type="float" office:value="0.714286">
            <text:p>0.71</text:p>
          </table:table-cell>
          <table:table-cell office:value-type="float" office:value="2.472749">
            <text:p>2.47</text:p>
          </table:table-cell>
          <table:table-cell office:value-type="float" office:value="5.160256">
            <text:p>5.16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93">
            <text:p>693</text:p>
          </table:table-cell>
          <table:table-cell office:value-type="float" office:value="0.758882">
            <text:p>0.76</text:p>
          </table:table-cell>
          <table:table-cell office:value-type="float" office:value="240">
            <text:p>240</text:p>
          </table:table-cell>
          <table:table-cell office:value-type="float" office:value="0.170455">
            <text:p>0.17</text:p>
          </table:table-cell>
          <table:table-cell office:value-type="float" office:value="1.163046">
            <text:p>1.16</text:p>
          </table:table-cell>
          <table:table-cell office:value-type="float" office:value="2.538462">
            <text:p>2.54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79">
            <text:p>479</text:p>
          </table:table-cell>
          <table:table-cell office:value-type="float" office:value="0.522822">
            <text:p>0.52</text:p>
          </table:table-cell>
          <table:table-cell office:value-type="float" office:value="2918">
            <text:p>2918</text:p>
          </table:table-cell>
          <table:table-cell office:value-type="float" office:value="0.360256">
            <text:p>0.36</text:p>
          </table:table-cell>
          <table:table-cell office:value-type="float" office:value="2.056998">
            <text:p>2.06</text:p>
          </table:table-cell>
          <table:table-cell office:value-type="float" office:value="3.791667">
            <text:p>3.7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74">
            <text:p>674</text:p>
          </table:table-cell>
          <table:table-cell office:value-type="float" office:value="0.761919">
            <text:p>0.76</text:p>
          </table:table-cell>
          <table:table-cell office:value-type="float" office:value="291">
            <text:p>291</text:p>
          </table:table-cell>
          <table:table-cell office:value-type="float" office:value="0.170455">
            <text:p>0.17</text:p>
          </table:table-cell>
          <table:table-cell office:value-type="float" office:value="1.381415">
            <text:p>1.38</text:p>
          </table:table-cell>
          <table:table-cell office:value-type="float" office:value="3.192857">
            <text:p>3.1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87">
            <text:p>587</text:p>
          </table:table-cell>
          <table:table-cell office:value-type="float" office:value="0.631212">
            <text:p>0.63</text:p>
          </table:table-cell>
          <table:table-cell office:value-type="float" office:value="805">
            <text:p>805</text:p>
          </table:table-cell>
          <table:table-cell office:value-type="float" office:value="0.383824">
            <text:p>0.38</text:p>
          </table:table-cell>
          <table:table-cell office:value-type="float" office:value="1.417409">
            <text:p>1.42</text:p>
          </table:table-cell>
          <table:table-cell office:value-type="float" office:value="2.517157">
            <text:p>2.52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93">
            <text:p>593</text:p>
          </table:table-cell>
          <table:table-cell office:value-type="float" office:value="0.680047">
            <text:p>0.68</text:p>
          </table:table-cell>
          <table:table-cell office:value-type="float" office:value="706">
            <text:p>706</text:p>
          </table:table-cell>
          <table:table-cell office:value-type="float" office:value="0.383824">
            <text:p>0.38</text:p>
          </table:table-cell>
          <table:table-cell office:value-type="float" office:value="1.604113">
            <text:p>1.6</text:p>
          </table:table-cell>
          <table:table-cell office:value-type="float" office:value="3.429167">
            <text:p>3.43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42">
            <text:p>542</text:p>
          </table:table-cell>
          <table:table-cell office:value-type="float" office:value="0.58269">
            <text:p>0.58</text:p>
          </table:table-cell>
          <table:table-cell office:value-type="float" office:value="1285">
            <text:p>1285</text:p>
          </table:table-cell>
          <table:table-cell office:value-type="float" office:value="0.430556">
            <text:p>0.43</text:p>
          </table:table-cell>
          <table:table-cell office:value-type="float" office:value="1.623253">
            <text:p>1.62</text:p>
          </table:table-cell>
          <table:table-cell office:value-type="float" office:value="3.055556">
            <text:p>3.06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18">
            <text:p>718</text:p>
          </table:table-cell>
          <table:table-cell office:value-type="float" office:value="0.792645">
            <text:p>0.79</text:p>
          </table:table-cell>
          <table:table-cell office:value-type="float" office:value="185">
            <text:p>185</text:p>
          </table:table-cell>
          <table:table-cell office:value-type="float" office:value="0.170455">
            <text:p>0.17</text:p>
          </table:table-cell>
          <table:table-cell office:value-type="float" office:value="1.146489">
            <text:p>1.15</text:p>
          </table:table-cell>
          <table:table-cell office:value-type="float" office:value="2.291667">
            <text:p>2.2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63">
            <text:p>463</text:p>
          </table:table-cell>
          <table:table-cell office:value-type="float" office:value="0.516966">
            <text:p>0.52</text:p>
          </table:table-cell>
          <table:table-cell office:value-type="float" office:value="3506">
            <text:p>3506</text:p>
          </table:table-cell>
          <table:table-cell office:value-type="float" office:value="0.419935">
            <text:p>0.42</text:p>
          </table:table-cell>
          <table:table-cell office:value-type="float" office:value="2.092335">
            <text:p>2.09</text:p>
          </table:table-cell>
          <table:table-cell office:value-type="float" office:value="3.908333">
            <text:p>3.91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62">
            <text:p>662</text:p>
          </table:table-cell>
          <table:table-cell office:value-type="float" office:value="0.736731">
            <text:p>0.74</text:p>
          </table:table-cell>
          <table:table-cell office:value-type="float" office:value="325">
            <text:p>325</text:p>
          </table:table-cell>
          <table:table-cell office:value-type="float" office:value="0.15873">
            <text:p>0.16</text:p>
          </table:table-cell>
          <table:table-cell office:value-type="float" office:value="0.93177">
            <text:p>0.93</text:p>
          </table:table-cell>
          <table:table-cell office:value-type="float" office:value="1.745455">
            <text:p>1.75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21">
            <text:p>721</text:p>
          </table:table-cell>
          <table:table-cell office:value-type="float" office:value="0.788463">
            <text:p>0.79</text:p>
          </table:table-cell>
          <table:table-cell office:value-type="float" office:value="180">
            <text:p>180</text:p>
          </table:table-cell>
          <table:table-cell office:value-type="float" office:value="0.15873">
            <text:p>0.16</text:p>
          </table:table-cell>
          <table:table-cell office:value-type="float" office:value="0.912955">
            <text:p>0.91</text:p>
          </table:table-cell>
          <table:table-cell office:value-type="float" office:value="2.243478">
            <text:p>2.24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36">
            <text:p>536</text:p>
          </table:table-cell>
          <table:table-cell office:value-type="float" office:value="0.600396">
            <text:p>0.6</text:p>
          </table:table-cell>
          <table:table-cell office:value-type="float" office:value="1393">
            <text:p>1393</text:p>
          </table:table-cell>
          <table:table-cell office:value-type="float" office:value="0.366667">
            <text:p>0.37</text:p>
          </table:table-cell>
          <table:table-cell office:value-type="float" office:value="1.628359">
            <text:p>1.63</text:p>
          </table:table-cell>
          <table:table-cell office:value-type="float" office:value="5.173611">
            <text:p>5.1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33">
            <text:p>633</text:p>
          </table:table-cell>
          <table:table-cell office:value-type="float" office:value="0.690331">
            <text:p>0.69</text:p>
          </table:table-cell>
          <table:table-cell office:value-type="float" office:value="517">
            <text:p>517</text:p>
          </table:table-cell>
          <table:table-cell office:value-type="float" office:value="0.208333">
            <text:p>0.21</text:p>
          </table:table-cell>
          <table:table-cell office:value-type="float" office:value="1.450591">
            <text:p>1.45</text:p>
          </table:table-cell>
          <table:table-cell office:value-type="float" office:value="2.795455">
            <text:p>2.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37">
            <text:p>437</text:p>
          </table:table-cell>
          <table:table-cell office:value-type="float" office:value="0.511367">
            <text:p>0.51</text:p>
          </table:table-cell>
          <table:table-cell office:value-type="float" office:value="5046">
            <text:p>5046</text:p>
          </table:table-cell>
          <table:table-cell office:value-type="float" office:value="0.368347">
            <text:p>0.37</text:p>
          </table:table-cell>
          <table:table-cell office:value-type="float" office:value="2.193708">
            <text:p>2.19</text:p>
          </table:table-cell>
          <table:table-cell office:value-type="float" office:value="4.515873">
            <text:p>4.52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13">
            <text:p>513</text:p>
          </table:table-cell>
          <table:table-cell office:value-type="float" office:value="0.593797">
            <text:p>0.59</text:p>
          </table:table-cell>
          <table:table-cell office:value-type="float" office:value="1818">
            <text:p>1818</text:p>
          </table:table-cell>
          <table:table-cell office:value-type="float" office:value="0.354167">
            <text:p>0.35</text:p>
          </table:table-cell>
          <table:table-cell office:value-type="float" office:value="1.930753">
            <text:p>1.93</text:p>
          </table:table-cell>
          <table:table-cell office:value-type="float" office:value="4.180556">
            <text:p>4.1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96">
            <text:p>696</text:p>
          </table:table-cell>
          <table:table-cell office:value-type="float" office:value="0.754805">
            <text:p>0.75</text:p>
          </table:table-cell>
          <table:table-cell office:value-type="float" office:value="247">
            <text:p>247</text:p>
          </table:table-cell>
          <table:table-cell office:value-type="float" office:value="0.186335">
            <text:p>0.19</text:p>
          </table:table-cell>
          <table:table-cell office:value-type="float" office:value="0.865709">
            <text:p>0.87</text:p>
          </table:table-cell>
          <table:table-cell office:value-type="float" office:value="2.291667">
            <text:p>2.2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49">
            <text:p>549</text:p>
          </table:table-cell>
          <table:table-cell office:value-type="float" office:value="0.612127">
            <text:p>0.61</text:p>
          </table:table-cell>
          <table:table-cell office:value-type="float" office:value="1218">
            <text:p>1218</text:p>
          </table:table-cell>
          <table:table-cell office:value-type="float" office:value="0.354167">
            <text:p>0.35</text:p>
          </table:table-cell>
          <table:table-cell office:value-type="float" office:value="1.701102">
            <text:p>1.7</text:p>
          </table:table-cell>
          <table:table-cell office:value-type="float" office:value="3.719298">
            <text:p>3.72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06">
            <text:p>606</text:p>
          </table:table-cell>
          <table:table-cell office:value-type="float" office:value="0.661226">
            <text:p>0.66</text:p>
          </table:table-cell>
          <table:table-cell office:value-type="float" office:value="657">
            <text:p>657</text:p>
          </table:table-cell>
          <table:table-cell office:value-type="float" office:value="0.419298">
            <text:p>0.42</text:p>
          </table:table-cell>
          <table:table-cell office:value-type="float" office:value="1.617752">
            <text:p>1.62</text:p>
          </table:table-cell>
          <table:table-cell office:value-type="float" office:value="3.797619">
            <text:p>3.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90">
            <text:p>490</text:p>
          </table:table-cell>
          <table:table-cell office:value-type="float" office:value="0.538007">
            <text:p>0.54</text:p>
          </table:table-cell>
          <table:table-cell office:value-type="float" office:value="2374">
            <text:p>2374</text:p>
          </table:table-cell>
          <table:table-cell office:value-type="float" office:value="0.362338">
            <text:p>0.36</text:p>
          </table:table-cell>
          <table:table-cell office:value-type="float" office:value="1.921363">
            <text:p>1.92</text:p>
          </table:table-cell>
          <table:table-cell office:value-type="float" office:value="4.677778">
            <text:p>4.6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01">
            <text:p>601</text:p>
          </table:table-cell>
          <table:table-cell office:value-type="float" office:value="0.656817">
            <text:p>0.66</text:p>
          </table:table-cell>
          <table:table-cell office:value-type="float" office:value="693">
            <text:p>693</text:p>
          </table:table-cell>
          <table:table-cell office:value-type="float" office:value="0.170455">
            <text:p>0.17</text:p>
          </table:table-cell>
          <table:table-cell office:value-type="float" office:value="1.600668">
            <text:p>1.6</text:p>
          </table:table-cell>
          <table:table-cell office:value-type="float" office:value="3.535014">
            <text:p>3.54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30">
            <text:p>530</text:p>
          </table:table-cell>
          <table:table-cell office:value-type="float" office:value="0.567216">
            <text:p>0.57</text:p>
          </table:table-cell>
          <table:table-cell office:value-type="float" office:value="1600">
            <text:p>1600</text:p>
          </table:table-cell>
          <table:table-cell office:value-type="float" office:value="0.398413">
            <text:p>0.4</text:p>
          </table:table-cell>
          <table:table-cell office:value-type="float" office:value="1.647179">
            <text:p>1.65</text:p>
          </table:table-cell>
          <table:table-cell office:value-type="float" office:value="3.380952">
            <text:p>3.3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39">
            <text:p>539</text:p>
          </table:table-cell>
          <table:table-cell office:value-type="float" office:value="0.622397">
            <text:p>0.62</text:p>
          </table:table-cell>
          <table:table-cell office:value-type="float" office:value="1453">
            <text:p>1453</text:p>
          </table:table-cell>
          <table:table-cell office:value-type="float" office:value="0.497619">
            <text:p>0.5</text:p>
          </table:table-cell>
          <table:table-cell office:value-type="float" office:value="1.68588">
            <text:p>1.69</text:p>
          </table:table-cell>
          <table:table-cell office:value-type="float" office:value="3.455357">
            <text:p>3.46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32">
            <text:p>532</text:p>
          </table:table-cell>
          <table:table-cell office:value-type="float" office:value="0.561179">
            <text:p>0.56</text:p>
          </table:table-cell>
          <table:table-cell office:value-type="float" office:value="1465">
            <text:p>1465</text:p>
          </table:table-cell>
          <table:table-cell office:value-type="float" office:value="0.366667">
            <text:p>0.37</text:p>
          </table:table-cell>
          <table:table-cell office:value-type="float" office:value="1.942951">
            <text:p>1.94</text:p>
          </table:table-cell>
          <table:table-cell office:value-type="float" office:value="3.797619">
            <text:p>3.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15">
            <text:p>515</text:p>
          </table:table-cell>
          <table:table-cell office:value-type="float" office:value="0.576759">
            <text:p>0.58</text:p>
          </table:table-cell>
          <table:table-cell office:value-type="float" office:value="1961">
            <text:p>1961</text:p>
          </table:table-cell>
          <table:table-cell office:value-type="float" office:value="0.9375">
            <text:p>0.94</text:p>
          </table:table-cell>
          <table:table-cell office:value-type="float" office:value="2.262885">
            <text:p>2.26</text:p>
          </table:table-cell>
          <table:table-cell office:value-type="float" office:value="4.169935">
            <text:p>4.1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53">
            <text:p>553</text:p>
          </table:table-cell>
          <table:table-cell office:value-type="float" office:value="0.609633">
            <text:p>0.61</text:p>
          </table:table-cell>
          <table:table-cell office:value-type="float" office:value="1186">
            <text:p>1186</text:p>
          </table:table-cell>
          <table:table-cell office:value-type="float" office:value="0.368347">
            <text:p>0.37</text:p>
          </table:table-cell>
          <table:table-cell office:value-type="float" office:value="1.8043">
            <text:p>1.8</text:p>
          </table:table-cell>
          <table:table-cell office:value-type="float" office:value="4.180556">
            <text:p>4.1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86">
            <text:p>486</text:p>
          </table:table-cell>
          <table:table-cell office:value-type="float" office:value="0.527512">
            <text:p>0.53</text:p>
          </table:table-cell>
          <table:table-cell office:value-type="float" office:value="2607">
            <text:p>2607</text:p>
          </table:table-cell>
          <table:table-cell office:value-type="float" office:value="0.419298">
            <text:p>0.42</text:p>
          </table:table-cell>
          <table:table-cell office:value-type="float" office:value="2.0361">
            <text:p>2.04</text:p>
          </table:table-cell>
          <table:table-cell office:value-type="float" office:value="3.696429">
            <text:p>3.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73">
            <text:p>673</text:p>
          </table:table-cell>
          <table:table-cell office:value-type="float" office:value="0.742659">
            <text:p>0.74</text:p>
          </table:table-cell>
          <table:table-cell office:value-type="float" office:value="291">
            <text:p>291</text:p>
          </table:table-cell>
          <table:table-cell office:value-type="float" office:value="0.170455">
            <text:p>0.17</text:p>
          </table:table-cell>
          <table:table-cell office:value-type="float" office:value="1.351086">
            <text:p>1.35</text:p>
          </table:table-cell>
          <table:table-cell office:value-type="float" office:value="2.695489">
            <text:p>2.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07">
            <text:p>507</text:p>
          </table:table-cell>
          <table:table-cell office:value-type="float" office:value="0.565007">
            <text:p>0.57</text:p>
          </table:table-cell>
          <table:table-cell office:value-type="float" office:value="2074">
            <text:p>2074</text:p>
          </table:table-cell>
          <table:table-cell office:value-type="float" office:value="0.7125">
            <text:p>0.71</text:p>
          </table:table-cell>
          <table:table-cell office:value-type="float" office:value="2.122406">
            <text:p>2.12</text:p>
          </table:table-cell>
          <table:table-cell office:value-type="float" office:value="5.183824">
            <text:p>5.1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83">
            <text:p>483</text:p>
          </table:table-cell>
          <table:table-cell office:value-type="float" office:value="0.511314">
            <text:p>0.51</text:p>
          </table:table-cell>
          <table:table-cell office:value-type="float" office:value="2715">
            <text:p>2715</text:p>
          </table:table-cell>
          <table:table-cell office:value-type="float" office:value="0.407576">
            <text:p>0.41</text:p>
          </table:table-cell>
          <table:table-cell office:value-type="float" office:value="1.778534">
            <text:p>1.78</text:p>
          </table:table-cell>
          <table:table-cell office:value-type="float" office:value="4.722222">
            <text:p>4.72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92">
            <text:p>492</text:p>
          </table:table-cell>
          <table:table-cell office:value-type="float" office:value="0.539393">
            <text:p>0.54</text:p>
          </table:table-cell>
          <table:table-cell office:value-type="float" office:value="2426">
            <text:p>2426</text:p>
          </table:table-cell>
          <table:table-cell office:value-type="float" office:value="0.31978">
            <text:p>0.32</text:p>
          </table:table-cell>
          <table:table-cell office:value-type="float" office:value="2.074404">
            <text:p>2.07</text:p>
          </table:table-cell>
          <table:table-cell office:value-type="float" office:value="4.433333">
            <text:p>4.43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87">
            <text:p>687</text:p>
          </table:table-cell>
          <table:table-cell office:value-type="float" office:value="0.777944">
            <text:p>0.78</text:p>
          </table:table-cell>
          <table:table-cell office:value-type="float" office:value="265">
            <text:p>265</text:p>
          </table:table-cell>
          <table:table-cell office:value-type="float" office:value="0.186335">
            <text:p>0.19</text:p>
          </table:table-cell>
          <table:table-cell office:value-type="float" office:value="0.847054">
            <text:p>0.85</text:p>
          </table:table-cell>
          <table:table-cell office:value-type="float" office:value="2.212121">
            <text:p>2.21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79">
            <text:p>479</text:p>
          </table:table-cell>
          <table:table-cell office:value-type="float" office:value="0.538767">
            <text:p>0.54</text:p>
          </table:table-cell>
          <table:table-cell office:value-type="float" office:value="2950">
            <text:p>2950</text:p>
          </table:table-cell>
          <table:table-cell office:value-type="float" office:value="0.7625">
            <text:p>0.76</text:p>
          </table:table-cell>
          <table:table-cell office:value-type="float" office:value="1.933973">
            <text:p>1.93</text:p>
          </table:table-cell>
          <table:table-cell office:value-type="float" office:value="4.180556">
            <text:p>4.1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82">
            <text:p>482</text:p>
          </table:table-cell>
          <table:table-cell office:value-type="float" office:value="0.542919">
            <text:p>0.54</text:p>
          </table:table-cell>
          <table:table-cell office:value-type="float" office:value="2751">
            <text:p>2751</text:p>
          </table:table-cell>
          <table:table-cell office:value-type="float" office:value="0.492157">
            <text:p>0.49</text:p>
          </table:table-cell>
          <table:table-cell office:value-type="float" office:value="2.043153">
            <text:p>2.04</text:p>
          </table:table-cell>
          <table:table-cell office:value-type="float" office:value="4.247619">
            <text:p>4.25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36">
            <text:p>636</text:p>
          </table:table-cell>
          <table:table-cell office:value-type="float" office:value="0.689033">
            <text:p>0.69</text:p>
          </table:table-cell>
          <table:table-cell office:value-type="float" office:value="471">
            <text:p>471</text:p>
          </table:table-cell>
          <table:table-cell office:value-type="float" office:value="0.15">
            <text:p>0.15</text:p>
          </table:table-cell>
          <table:table-cell office:value-type="float" office:value="1.496231">
            <text:p>1.5</text:p>
          </table:table-cell>
          <table:table-cell office:value-type="float" office:value="3.293478">
            <text:p>3.2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23">
            <text:p>623</text:p>
          </table:table-cell>
          <table:table-cell office:value-type="float" office:value="0.713243">
            <text:p>0.71</text:p>
          </table:table-cell>
          <table:table-cell office:value-type="float" office:value="607">
            <text:p>607</text:p>
          </table:table-cell>
          <table:table-cell office:value-type="float" office:value="0.15873">
            <text:p>0.16</text:p>
          </table:table-cell>
          <table:table-cell office:value-type="float" office:value="1.141284">
            <text:p>1.14</text:p>
          </table:table-cell>
          <table:table-cell office:value-type="float" office:value="2.214286">
            <text:p>2.21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75">
            <text:p>675</text:p>
          </table:table-cell>
          <table:table-cell office:value-type="float" office:value="0.739393">
            <text:p>0.74</text:p>
          </table:table-cell>
          <table:table-cell office:value-type="float" office:value="284">
            <text:p>284</text:p>
          </table:table-cell>
          <table:table-cell office:value-type="float" office:value="0.143541">
            <text:p>0.14</text:p>
          </table:table-cell>
          <table:table-cell office:value-type="float" office:value="1.030771">
            <text:p>1.03</text:p>
          </table:table-cell>
          <table:table-cell office:value-type="float" office:value="2.291667">
            <text:p>2.2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43">
            <text:p>543</text:p>
          </table:table-cell>
          <table:table-cell office:value-type="float" office:value="0.611597">
            <text:p>0.61</text:p>
          </table:table-cell>
          <table:table-cell office:value-type="float" office:value="1389">
            <text:p>1389</text:p>
          </table:table-cell>
          <table:table-cell office:value-type="float" office:value="0.362338">
            <text:p>0.36</text:p>
          </table:table-cell>
          <table:table-cell office:value-type="float" office:value="2.059352">
            <text:p>2.06</text:p>
          </table:table-cell>
          <table:table-cell office:value-type="float" office:value="4.1625">
            <text:p>4.16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06">
            <text:p>706</text:p>
          </table:table-cell>
          <table:table-cell office:value-type="float" office:value="0.776942">
            <text:p>0.78</text:p>
          </table:table-cell>
          <table:table-cell office:value-type="float" office:value="208">
            <text:p>208</text:p>
          </table:table-cell>
          <table:table-cell office:value-type="float" office:value="0.170455">
            <text:p>0.17</text:p>
          </table:table-cell>
          <table:table-cell office:value-type="float" office:value="1.003527">
            <text:p>1</text:p>
          </table:table-cell>
          <table:table-cell office:value-type="float" office:value="2.538462">
            <text:p>2.54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54">
            <text:p>654</text:p>
          </table:table-cell>
          <table:table-cell office:value-type="float" office:value="0.720523">
            <text:p>0.72</text:p>
          </table:table-cell>
          <table:table-cell office:value-type="float" office:value="387">
            <text:p>387</text:p>
          </table:table-cell>
          <table:table-cell office:value-type="float" office:value="0.170455">
            <text:p>0.17</text:p>
          </table:table-cell>
          <table:table-cell office:value-type="float" office:value="1.591303">
            <text:p>1.59</text:p>
          </table:table-cell>
          <table:table-cell office:value-type="float" office:value="3.293478">
            <text:p>3.2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16">
            <text:p>716</text:p>
          </table:table-cell>
          <table:table-cell office:value-type="float" office:value="0.779927">
            <text:p>0.78</text:p>
          </table:table-cell>
          <table:table-cell office:value-type="float" office:value="186">
            <text:p>186</text:p>
          </table:table-cell>
          <table:table-cell office:value-type="float" office:value="0.170455">
            <text:p>0.17</text:p>
          </table:table-cell>
          <table:table-cell office:value-type="float" office:value="1.071369">
            <text:p>1.07</text:p>
          </table:table-cell>
          <table:table-cell office:value-type="float" office:value="2.291667">
            <text:p>2.2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19">
            <text:p>719</text:p>
          </table:table-cell>
          <table:table-cell office:value-type="float" office:value="0.78632">
            <text:p>0.79</text:p>
          </table:table-cell>
          <table:table-cell office:value-type="float" office:value="170">
            <text:p>170</text:p>
          </table:table-cell>
          <table:table-cell office:value-type="float" office:value="0.186335">
            <text:p>0.19</text:p>
          </table:table-cell>
          <table:table-cell office:value-type="float" office:value="0.818593">
            <text:p>0.82</text:p>
          </table:table-cell>
          <table:table-cell office:value-type="float" office:value="2.538462">
            <text:p>2.54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88">
            <text:p>588</text:p>
          </table:table-cell>
          <table:table-cell office:value-type="float" office:value="0.651833">
            <text:p>0.65</text:p>
          </table:table-cell>
          <table:table-cell office:value-type="float" office:value="781">
            <text:p>781</text:p>
          </table:table-cell>
          <table:table-cell office:value-type="float" office:value="0.445489">
            <text:p>0.45</text:p>
          </table:table-cell>
          <table:table-cell office:value-type="float" office:value="1.532584">
            <text:p>1.53</text:p>
          </table:table-cell>
          <table:table-cell office:value-type="float" office:value="3.214286">
            <text:p>3.21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53">
            <text:p>553</text:p>
          </table:table-cell>
          <table:table-cell office:value-type="float" office:value="0.618805">
            <text:p>0.62</text:p>
          </table:table-cell>
          <table:table-cell office:value-type="float" office:value="1124">
            <text:p>1124</text:p>
          </table:table-cell>
          <table:table-cell office:value-type="float" office:value="0.486742">
            <text:p>0.49</text:p>
          </table:table-cell>
          <table:table-cell office:value-type="float" office:value="1.634678">
            <text:p>1.63</text:p>
          </table:table-cell>
          <table:table-cell office:value-type="float" office:value="3.698413">
            <text:p>3.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74">
            <text:p>674</text:p>
          </table:table-cell>
          <table:table-cell office:value-type="float" office:value="0.762275">
            <text:p>0.76</text:p>
          </table:table-cell>
          <table:table-cell office:value-type="float" office:value="289">
            <text:p>289</text:p>
          </table:table-cell>
          <table:table-cell office:value-type="float" office:value="0.170455">
            <text:p>0.17</text:p>
          </table:table-cell>
          <table:table-cell office:value-type="float" office:value="1.095716">
            <text:p>1.1</text:p>
          </table:table-cell>
          <table:table-cell office:value-type="float" office:value="2.291667">
            <text:p>2.2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90">
            <text:p>590</text:p>
          </table:table-cell>
          <table:table-cell office:value-type="float" office:value="0.656555">
            <text:p>0.66</text:p>
          </table:table-cell>
          <table:table-cell office:value-type="float" office:value="814">
            <text:p>814</text:p>
          </table:table-cell>
          <table:table-cell office:value-type="float" office:value="0.143541">
            <text:p>0.14</text:p>
          </table:table-cell>
          <table:table-cell office:value-type="float" office:value="1.376888">
            <text:p>1.38</text:p>
          </table:table-cell>
          <table:table-cell office:value-type="float" office:value="3.010256">
            <text:p>3.01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62">
            <text:p>462</text:p>
          </table:table-cell>
          <table:table-cell office:value-type="float" office:value="0.520023">
            <text:p>0.52</text:p>
          </table:table-cell>
          <table:table-cell office:value-type="float" office:value="3549">
            <text:p>3549</text:p>
          </table:table-cell>
          <table:table-cell office:value-type="float" office:value="0.344444">
            <text:p>0.34</text:p>
          </table:table-cell>
          <table:table-cell office:value-type="float" office:value="1.814135">
            <text:p>1.81</text:p>
          </table:table-cell>
          <table:table-cell office:value-type="float" office:value="3.505556">
            <text:p>3.51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94">
            <text:p>494</text:p>
          </table:table-cell>
          <table:table-cell office:value-type="float" office:value="0.529812">
            <text:p>0.53</text:p>
          </table:table-cell>
          <table:table-cell office:value-type="float" office:value="2434">
            <text:p>2434</text:p>
          </table:table-cell>
          <table:table-cell office:value-type="float" office:value="0.675">
            <text:p>0.68</text:p>
          </table:table-cell>
          <table:table-cell office:value-type="float" office:value="2.127749">
            <text:p>2.13</text:p>
          </table:table-cell>
          <table:table-cell office:value-type="float" office:value="4.195489">
            <text:p>4.2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85">
            <text:p>485</text:p>
          </table:table-cell>
          <table:table-cell office:value-type="float" office:value="0.537407">
            <text:p>0.54</text:p>
          </table:table-cell>
          <table:table-cell office:value-type="float" office:value="2585">
            <text:p>2585</text:p>
          </table:table-cell>
          <table:table-cell office:value-type="float" office:value="0.368347">
            <text:p>0.37</text:p>
          </table:table-cell>
          <table:table-cell office:value-type="float" office:value="2.198698">
            <text:p>2.2</text:p>
          </table:table-cell>
          <table:table-cell office:value-type="float" office:value="4.180556">
            <text:p>4.1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27">
            <text:p>727</text:p>
          </table:table-cell>
          <table:table-cell office:value-type="float" office:value="0.794539">
            <text:p>0.79</text:p>
          </table:table-cell>
          <table:table-cell office:value-type="float" office:value="161">
            <text:p>161</text:p>
          </table:table-cell>
          <table:table-cell office:value-type="float" office:value="0.170455">
            <text:p>0.17</text:p>
          </table:table-cell>
          <table:table-cell office:value-type="float" office:value="1.035814">
            <text:p>1.04</text:p>
          </table:table-cell>
          <table:table-cell office:value-type="float" office:value="2.373333">
            <text:p>2.3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65">
            <text:p>565</text:p>
          </table:table-cell>
          <table:table-cell office:value-type="float" office:value="0.662626">
            <text:p>0.66</text:p>
          </table:table-cell>
          <table:table-cell office:value-type="float" office:value="1033">
            <text:p>1033</text:p>
          </table:table-cell>
          <table:table-cell office:value-type="float" office:value="0.398413">
            <text:p>0.4</text:p>
          </table:table-cell>
          <table:table-cell office:value-type="float" office:value="1.572355">
            <text:p>1.57</text:p>
          </table:table-cell>
          <table:table-cell office:value-type="float" office:value="2.795455">
            <text:p>2.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19">
            <text:p>619</text:p>
          </table:table-cell>
          <table:table-cell office:value-type="float" office:value="0.697768">
            <text:p>0.7</text:p>
          </table:table-cell>
          <table:table-cell office:value-type="float" office:value="579">
            <text:p>579</text:p>
          </table:table-cell>
          <table:table-cell office:value-type="float" office:value="0.466667">
            <text:p>0.47</text:p>
          </table:table-cell>
          <table:table-cell office:value-type="float" office:value="1.514479">
            <text:p>1.51</text:p>
          </table:table-cell>
          <table:table-cell office:value-type="float" office:value="3.214286">
            <text:p>3.21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20">
            <text:p>620</text:p>
          </table:table-cell>
          <table:table-cell office:value-type="float" office:value="0.710457">
            <text:p>0.71</text:p>
          </table:table-cell>
          <table:table-cell office:value-type="float" office:value="573">
            <text:p>573</text:p>
          </table:table-cell>
          <table:table-cell office:value-type="float" office:value="0.186335">
            <text:p>0.19</text:p>
          </table:table-cell>
          <table:table-cell office:value-type="float" office:value="1.290257">
            <text:p>1.29</text:p>
          </table:table-cell>
          <table:table-cell office:value-type="float" office:value="2.669935">
            <text:p>2.6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46">
            <text:p>646</text:p>
          </table:table-cell>
          <table:table-cell office:value-type="float" office:value="0.725314">
            <text:p>0.73</text:p>
          </table:table-cell>
          <table:table-cell office:value-type="float" office:value="425">
            <text:p>425</text:p>
          </table:table-cell>
          <table:table-cell office:value-type="float" office:value="0.15873">
            <text:p>0.16</text:p>
          </table:table-cell>
          <table:table-cell office:value-type="float" office:value="1.188802">
            <text:p>1.19</text:p>
          </table:table-cell>
          <table:table-cell office:value-type="float" office:value="2.680556">
            <text:p>2.6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82">
            <text:p>582</text:p>
          </table:table-cell>
          <table:table-cell office:value-type="float" office:value="0.645723">
            <text:p>0.65</text:p>
          </table:table-cell>
          <table:table-cell office:value-type="float" office:value="904">
            <text:p>904</text:p>
          </table:table-cell>
          <table:table-cell office:value-type="float" office:value="0.186335">
            <text:p>0.19</text:p>
          </table:table-cell>
          <table:table-cell office:value-type="float" office:value="1.635893">
            <text:p>1.64</text:p>
          </table:table-cell>
          <table:table-cell office:value-type="float" office:value="3.214286">
            <text:p>3.21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06">
            <text:p>606</text:p>
          </table:table-cell>
          <table:table-cell office:value-type="float" office:value="0.704195">
            <text:p>0.7</text:p>
          </table:table-cell>
          <table:table-cell office:value-type="float" office:value="664">
            <text:p>664</text:p>
          </table:table-cell>
          <table:table-cell office:value-type="float" office:value="0.445489">
            <text:p>0.45</text:p>
          </table:table-cell>
          <table:table-cell office:value-type="float" office:value="1.521277">
            <text:p>1.52</text:p>
          </table:table-cell>
          <table:table-cell office:value-type="float" office:value="2.680556">
            <text:p>2.6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96">
            <text:p>496</text:p>
          </table:table-cell>
          <table:table-cell office:value-type="float" office:value="0.555317">
            <text:p>0.56</text:p>
          </table:table-cell>
          <table:table-cell office:value-type="float" office:value="1986">
            <text:p>1986</text:p>
          </table:table-cell>
          <table:table-cell office:value-type="float" office:value="0.404762">
            <text:p>0.4</text:p>
          </table:table-cell>
          <table:table-cell office:value-type="float" office:value="1.87624">
            <text:p>1.88</text:p>
          </table:table-cell>
          <table:table-cell office:value-type="float" office:value="4.302632">
            <text:p>4.3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12">
            <text:p>512</text:p>
          </table:table-cell>
          <table:table-cell office:value-type="float" office:value="0.551956">
            <text:p>0.55</text:p>
          </table:table-cell>
          <table:table-cell office:value-type="float" office:value="1808">
            <text:p>1808</text:p>
          </table:table-cell>
          <table:table-cell office:value-type="float" office:value="0.388889">
            <text:p>0.39</text:p>
          </table:table-cell>
          <table:table-cell office:value-type="float" office:value="1.882709">
            <text:p>1.88</text:p>
          </table:table-cell>
          <table:table-cell office:value-type="float" office:value="4.588889">
            <text:p>4.5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27">
            <text:p>627</text:p>
          </table:table-cell>
          <table:table-cell office:value-type="float" office:value="0.701187">
            <text:p>0.7</text:p>
          </table:table-cell>
          <table:table-cell office:value-type="float" office:value="510">
            <text:p>510</text:p>
          </table:table-cell>
          <table:table-cell office:value-type="float" office:value="0.398413">
            <text:p>0.4</text:p>
          </table:table-cell>
          <table:table-cell office:value-type="float" office:value="1.40305">
            <text:p>1.4</text:p>
          </table:table-cell>
          <table:table-cell office:value-type="float" office:value="2.373333">
            <text:p>2.3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99">
            <text:p>599</text:p>
          </table:table-cell>
          <table:table-cell office:value-type="float" office:value="0.669057">
            <text:p>0.67</text:p>
          </table:table-cell>
          <table:table-cell office:value-type="float" office:value="711">
            <text:p>711</text:p>
          </table:table-cell>
          <table:table-cell office:value-type="float" office:value="0.445489">
            <text:p>0.45</text:p>
          </table:table-cell>
          <table:table-cell office:value-type="float" office:value="1.532825">
            <text:p>1.53</text:p>
          </table:table-cell>
          <table:table-cell office:value-type="float" office:value="3.214286">
            <text:p>3.21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53">
            <text:p>453</text:p>
          </table:table-cell>
          <table:table-cell office:value-type="float" office:value="0.500562">
            <text:p>0.5</text:p>
          </table:table-cell>
          <table:table-cell office:value-type="float" office:value="3799">
            <text:p>3799</text:p>
          </table:table-cell>
          <table:table-cell office:value-type="float" office:value="0.466667">
            <text:p>0.47</text:p>
          </table:table-cell>
          <table:table-cell office:value-type="float" office:value="2.347394">
            <text:p>2.35</text:p>
          </table:table-cell>
          <table:table-cell office:value-type="float" office:value="4.722222">
            <text:p>4.72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89">
            <text:p>589</text:p>
          </table:table-cell>
          <table:table-cell office:value-type="float" office:value="0.636041">
            <text:p>0.64</text:p>
          </table:table-cell>
          <table:table-cell office:value-type="float" office:value="750">
            <text:p>750</text:p>
          </table:table-cell>
          <table:table-cell office:value-type="float" office:value="0.170455">
            <text:p>0.17</text:p>
          </table:table-cell>
          <table:table-cell office:value-type="float" office:value="1.335435">
            <text:p>1.34</text:p>
          </table:table-cell>
          <table:table-cell office:value-type="float" office:value="2.552632">
            <text:p>2.55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77">
            <text:p>677</text:p>
          </table:table-cell>
          <table:table-cell office:value-type="float" office:value="0.732682">
            <text:p>0.73</text:p>
          </table:table-cell>
          <table:table-cell office:value-type="float" office:value="300">
            <text:p>300</text:p>
          </table:table-cell>
          <table:table-cell office:value-type="float" office:value="0.186335">
            <text:p>0.19</text:p>
          </table:table-cell>
          <table:table-cell office:value-type="float" office:value="0.996381">
            <text:p>1</text:p>
          </table:table-cell>
          <table:table-cell office:value-type="float" office:value="2.190476">
            <text:p>2.1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82">
            <text:p>482</text:p>
          </table:table-cell>
          <table:table-cell office:value-type="float" office:value="0.549369">
            <text:p>0.55</text:p>
          </table:table-cell>
          <table:table-cell office:value-type="float" office:value="2635">
            <text:p>2635</text:p>
          </table:table-cell>
          <table:table-cell office:value-type="float" office:value="0.838889">
            <text:p>0.84</text:p>
          </table:table-cell>
          <table:table-cell office:value-type="float" office:value="1.998425">
            <text:p>2</text:p>
          </table:table-cell>
          <table:table-cell office:value-type="float" office:value="3.535014">
            <text:p>3.54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07">
            <text:p>707</text:p>
          </table:table-cell>
          <table:table-cell office:value-type="float" office:value="0.780026">
            <text:p>0.78</text:p>
          </table:table-cell>
          <table:table-cell office:value-type="float" office:value="209">
            <text:p>209</text:p>
          </table:table-cell>
          <table:table-cell office:value-type="float" office:value="0.186335">
            <text:p>0.19</text:p>
          </table:table-cell>
          <table:table-cell office:value-type="float" office:value="0.979876">
            <text:p>0.98</text:p>
          </table:table-cell>
          <table:table-cell office:value-type="float" office:value="2.291667">
            <text:p>2.2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98">
            <text:p>698</text:p>
          </table:table-cell>
          <table:table-cell office:value-type="float" office:value="0.79543">
            <text:p>0.8</text:p>
          </table:table-cell>
          <table:table-cell office:value-type="float" office:value="238">
            <text:p>238</text:p>
          </table:table-cell>
          <table:table-cell office:value-type="float" office:value="0.143541">
            <text:p>0.14</text:p>
          </table:table-cell>
          <table:table-cell office:value-type="float" office:value="1.162575">
            <text:p>1.16</text:p>
          </table:table-cell>
          <table:table-cell office:value-type="float" office:value="2.695489">
            <text:p>2.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06">
            <text:p>506</text:p>
          </table:table-cell>
          <table:table-cell office:value-type="float" office:value="0.562599">
            <text:p>0.56</text:p>
          </table:table-cell>
          <table:table-cell office:value-type="float" office:value="2060">
            <text:p>2060</text:p>
          </table:table-cell>
          <table:table-cell office:value-type="float" office:value="0.466667">
            <text:p>0.47</text:p>
          </table:table-cell>
          <table:table-cell office:value-type="float" office:value="1.897259">
            <text:p>1.9</text:p>
          </table:table-cell>
          <table:table-cell office:value-type="float" office:value="3.683824">
            <text:p>3.6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00">
            <text:p>500</text:p>
          </table:table-cell>
          <table:table-cell office:value-type="float" office:value="0.525616">
            <text:p>0.53</text:p>
          </table:table-cell>
          <table:table-cell office:value-type="float" office:value="2251">
            <text:p>2251</text:p>
          </table:table-cell>
          <table:table-cell office:value-type="float" office:value="0.690476">
            <text:p>0.69</text:p>
          </table:table-cell>
          <table:table-cell office:value-type="float" office:value="2.098587">
            <text:p>2.1</text:p>
          </table:table-cell>
          <table:table-cell office:value-type="float" office:value="3.797619">
            <text:p>3.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71">
            <text:p>471</text:p>
          </table:table-cell>
          <table:table-cell office:value-type="float" office:value="0.507305">
            <text:p>0.51</text:p>
          </table:table-cell>
          <table:table-cell office:value-type="float" office:value="3019">
            <text:p>3019</text:p>
          </table:table-cell>
          <table:table-cell office:value-type="float" office:value="0.344444">
            <text:p>0.34</text:p>
          </table:table-cell>
          <table:table-cell office:value-type="float" office:value="1.909616">
            <text:p>1.91</text:p>
          </table:table-cell>
          <table:table-cell office:value-type="float" office:value="3.662338">
            <text:p>3.66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97">
            <text:p>597</text:p>
          </table:table-cell>
          <table:table-cell office:value-type="float" office:value="0.65282">
            <text:p>0.65</text:p>
          </table:table-cell>
          <table:table-cell office:value-type="float" office:value="720">
            <text:p>720</text:p>
          </table:table-cell>
          <table:table-cell office:value-type="float" office:value="0.133333">
            <text:p>0.13</text:p>
          </table:table-cell>
          <table:table-cell office:value-type="float" office:value="1.540494">
            <text:p>1.54</text:p>
          </table:table-cell>
          <table:table-cell office:value-type="float" office:value="3.166667">
            <text:p>3.1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24">
            <text:p>624</text:p>
          </table:table-cell>
          <table:table-cell office:value-type="float" office:value="0.681286">
            <text:p>0.68</text:p>
          </table:table-cell>
          <table:table-cell office:value-type="float" office:value="576">
            <text:p>576</text:p>
          </table:table-cell>
          <table:table-cell office:value-type="float" office:value="0.497619">
            <text:p>0.5</text:p>
          </table:table-cell>
          <table:table-cell office:value-type="float" office:value="1.395181">
            <text:p>1.4</text:p>
          </table:table-cell>
          <table:table-cell office:value-type="float" office:value="2.712121">
            <text:p>2.71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53">
            <text:p>453</text:p>
          </table:table-cell>
          <table:table-cell office:value-type="float" office:value="0.504908">
            <text:p>0.5</text:p>
          </table:table-cell>
          <table:table-cell office:value-type="float" office:value="3644">
            <text:p>3644</text:p>
          </table:table-cell>
          <table:table-cell office:value-type="float" office:value="0.4125">
            <text:p>0.41</text:p>
          </table:table-cell>
          <table:table-cell office:value-type="float" office:value="2.128136">
            <text:p>2.13</text:p>
          </table:table-cell>
          <table:table-cell office:value-type="float" office:value="4.667832">
            <text:p>4.6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75">
            <text:p>475</text:p>
          </table:table-cell>
          <table:table-cell office:value-type="float" office:value="0.533726">
            <text:p>0.53</text:p>
          </table:table-cell>
          <table:table-cell office:value-type="float" office:value="2927">
            <text:p>2927</text:p>
          </table:table-cell>
          <table:table-cell office:value-type="float" office:value="0.466667">
            <text:p>0.47</text:p>
          </table:table-cell>
          <table:table-cell office:value-type="float" office:value="2.1548">
            <text:p>2.15</text:p>
          </table:table-cell>
          <table:table-cell office:value-type="float" office:value="4.191667">
            <text:p>4.1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27">
            <text:p>527</text:p>
          </table:table-cell>
          <table:table-cell office:value-type="float" office:value="0.549286">
            <text:p>0.55</text:p>
          </table:table-cell>
          <table:table-cell office:value-type="float" office:value="1522">
            <text:p>1522</text:p>
          </table:table-cell>
          <table:table-cell office:value-type="float" office:value="0.354167">
            <text:p>0.35</text:p>
          </table:table-cell>
          <table:table-cell office:value-type="float" office:value="1.73688">
            <text:p>1.74</text:p>
          </table:table-cell>
          <table:table-cell office:value-type="float" office:value="4.195489">
            <text:p>4.2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43">
            <text:p>543</text:p>
          </table:table-cell>
          <table:table-cell office:value-type="float" office:value="0.589911">
            <text:p>0.59</text:p>
          </table:table-cell>
          <table:table-cell office:value-type="float" office:value="1314">
            <text:p>1314</text:p>
          </table:table-cell>
          <table:table-cell office:value-type="float" office:value="0.383824">
            <text:p>0.38</text:p>
          </table:table-cell>
          <table:table-cell office:value-type="float" office:value="1.619773">
            <text:p>1.62</text:p>
          </table:table-cell>
          <table:table-cell office:value-type="float" office:value="3.192857">
            <text:p>3.1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85">
            <text:p>585</text:p>
          </table:table-cell>
          <table:table-cell office:value-type="float" office:value="0.66773">
            <text:p>0.67</text:p>
          </table:table-cell>
          <table:table-cell office:value-type="float" office:value="781">
            <text:p>781</text:p>
          </table:table-cell>
          <table:table-cell office:value-type="float" office:value="0.15">
            <text:p>0.15</text:p>
          </table:table-cell>
          <table:table-cell office:value-type="float" office:value="1.455846">
            <text:p>1.46</text:p>
          </table:table-cell>
          <table:table-cell office:value-type="float" office:value="3.633333">
            <text:p>3.63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98">
            <text:p>698</text:p>
          </table:table-cell>
          <table:table-cell office:value-type="float" office:value="0.784034">
            <text:p>0.78</text:p>
          </table:table-cell>
          <table:table-cell office:value-type="float" office:value="220">
            <text:p>220</text:p>
          </table:table-cell>
          <table:table-cell office:value-type="float" office:value="0.186335">
            <text:p>0.19</text:p>
          </table:table-cell>
          <table:table-cell office:value-type="float" office:value="0.911059">
            <text:p>0.91</text:p>
          </table:table-cell>
          <table:table-cell office:value-type="float" office:value="2.373333">
            <text:p>2.3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91">
            <text:p>491</text:p>
          </table:table-cell>
          <table:table-cell office:value-type="float" office:value="0.527164">
            <text:p>0.53</text:p>
          </table:table-cell>
          <table:table-cell office:value-type="float" office:value="2500">
            <text:p>2500</text:p>
          </table:table-cell>
          <table:table-cell office:value-type="float" office:value="0.876923">
            <text:p>0.88</text:p>
          </table:table-cell>
          <table:table-cell office:value-type="float" office:value="2.173714">
            <text:p>2.17</text:p>
          </table:table-cell>
          <table:table-cell office:value-type="float" office:value="4.752632">
            <text:p>4.75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00">
            <text:p>500</text:p>
          </table:table-cell>
          <table:table-cell office:value-type="float" office:value="0.542671">
            <text:p>0.54</text:p>
          </table:table-cell>
          <table:table-cell office:value-type="float" office:value="2204">
            <text:p>2204</text:p>
          </table:table-cell>
          <table:table-cell office:value-type="float" office:value="0.362338">
            <text:p>0.36</text:p>
          </table:table-cell>
          <table:table-cell office:value-type="float" office:value="1.976111">
            <text:p>1.98</text:p>
          </table:table-cell>
          <table:table-cell office:value-type="float" office:value="4.386447">
            <text:p>4.3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80">
            <text:p>580</text:p>
          </table:table-cell>
          <table:table-cell office:value-type="float" office:value="0.642465">
            <text:p>0.64</text:p>
          </table:table-cell>
          <table:table-cell office:value-type="float" office:value="837">
            <text:p>837</text:p>
          </table:table-cell>
          <table:table-cell office:value-type="float" office:value="0.445489">
            <text:p>0.45</text:p>
          </table:table-cell>
          <table:table-cell office:value-type="float" office:value="1.683072">
            <text:p>1.68</text:p>
          </table:table-cell>
          <table:table-cell office:value-type="float" office:value="3.293478">
            <text:p>3.2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68">
            <text:p>568</text:p>
          </table:table-cell>
          <table:table-cell office:value-type="float" office:value="0.633024">
            <text:p>0.63</text:p>
          </table:table-cell>
          <table:table-cell office:value-type="float" office:value="994">
            <text:p>994</text:p>
          </table:table-cell>
          <table:table-cell office:value-type="float" office:value="0.5">
            <text:p>0.5</text:p>
          </table:table-cell>
          <table:table-cell office:value-type="float" office:value="1.598351">
            <text:p>1.6</text:p>
          </table:table-cell>
          <table:table-cell office:value-type="float" office:value="4.376812">
            <text:p>4.3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05">
            <text:p>705</text:p>
          </table:table-cell>
          <table:table-cell office:value-type="float" office:value="0.786146">
            <text:p>0.79</text:p>
          </table:table-cell>
          <table:table-cell office:value-type="float" office:value="224">
            <text:p>224</text:p>
          </table:table-cell>
          <table:table-cell office:value-type="float" office:value="0.208333">
            <text:p>0.21</text:p>
          </table:table-cell>
          <table:table-cell office:value-type="float" office:value="1.074024">
            <text:p>1.07</text:p>
          </table:table-cell>
          <table:table-cell office:value-type="float" office:value="2.373333">
            <text:p>2.3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28">
            <text:p>528</text:p>
          </table:table-cell>
          <table:table-cell office:value-type="float" office:value="0.592751">
            <text:p>0.59</text:p>
          </table:table-cell>
          <table:table-cell office:value-type="float" office:value="1566">
            <text:p>1566</text:p>
          </table:table-cell>
          <table:table-cell office:value-type="float" office:value="0.170455">
            <text:p>0.17</text:p>
          </table:table-cell>
          <table:table-cell office:value-type="float" office:value="1.875421">
            <text:p>1.88</text:p>
          </table:table-cell>
          <table:table-cell office:value-type="float" office:value="3.719298">
            <text:p>3.72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21">
            <text:p>521</text:p>
          </table:table-cell>
          <table:table-cell office:value-type="float" office:value="0.608597">
            <text:p>0.61</text:p>
          </table:table-cell>
          <table:table-cell office:value-type="float" office:value="1749">
            <text:p>1749</text:p>
          </table:table-cell>
          <table:table-cell office:value-type="float" office:value="0.483333">
            <text:p>0.48</text:p>
          </table:table-cell>
          <table:table-cell office:value-type="float" office:value="2.11478">
            <text:p>2.11</text:p>
          </table:table-cell>
          <table:table-cell office:value-type="float" office:value="4.247619">
            <text:p>4.25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86">
            <text:p>686</text:p>
          </table:table-cell>
          <table:table-cell office:value-type="float" office:value="0.789835">
            <text:p>0.79</text:p>
          </table:table-cell>
          <table:table-cell office:value-type="float" office:value="269">
            <text:p>269</text:p>
          </table:table-cell>
          <table:table-cell office:value-type="float" office:value="0.15873">
            <text:p>0.16</text:p>
          </table:table-cell>
          <table:table-cell office:value-type="float" office:value="1.343719">
            <text:p>1.34</text:p>
          </table:table-cell>
          <table:table-cell office:value-type="float" office:value="3.177632">
            <text:p>3.1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35">
            <text:p>535</text:p>
          </table:table-cell>
          <table:table-cell office:value-type="float" office:value="0.625336">
            <text:p>0.63</text:p>
          </table:table-cell>
          <table:table-cell office:value-type="float" office:value="1461">
            <text:p>1461</text:p>
          </table:table-cell>
          <table:table-cell office:value-type="float" office:value="0.497619">
            <text:p>0.5</text:p>
          </table:table-cell>
          <table:table-cell office:value-type="float" office:value="1.506612">
            <text:p>1.51</text:p>
          </table:table-cell>
          <table:table-cell office:value-type="float" office:value="3.214286">
            <text:p>3.21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01">
            <text:p>601</text:p>
          </table:table-cell>
          <table:table-cell office:value-type="float" office:value="0.629587">
            <text:p>0.63</text:p>
          </table:table-cell>
          <table:table-cell office:value-type="float" office:value="773">
            <text:p>773</text:p>
          </table:table-cell>
          <table:table-cell office:value-type="float" office:value="0.138889">
            <text:p>0.14</text:p>
          </table:table-cell>
          <table:table-cell office:value-type="float" office:value="1.648238">
            <text:p>1.65</text:p>
          </table:table-cell>
          <table:table-cell office:value-type="float" office:value="3.158824">
            <text:p>3.16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69">
            <text:p>569</text:p>
          </table:table-cell>
          <table:table-cell office:value-type="float" office:value="0.605547">
            <text:p>0.61</text:p>
          </table:table-cell>
          <table:table-cell office:value-type="float" office:value="1005">
            <text:p>1005</text:p>
          </table:table-cell>
          <table:table-cell office:value-type="float" office:value="0.383824">
            <text:p>0.38</text:p>
          </table:table-cell>
          <table:table-cell office:value-type="float" office:value="1.669534">
            <text:p>1.67</text:p>
          </table:table-cell>
          <table:table-cell office:value-type="float" office:value="3.375">
            <text:p>3.3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32">
            <text:p>632</text:p>
          </table:table-cell>
          <table:table-cell office:value-type="float" office:value="0.694373">
            <text:p>0.69</text:p>
          </table:table-cell>
          <table:table-cell office:value-type="float" office:value="473">
            <text:p>473</text:p>
          </table:table-cell>
          <table:table-cell office:value-type="float" office:value="0.170455">
            <text:p>0.17</text:p>
          </table:table-cell>
          <table:table-cell office:value-type="float" office:value="1.440711">
            <text:p>1.44</text:p>
          </table:table-cell>
          <table:table-cell office:value-type="float" office:value="3.214286">
            <text:p>3.21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38">
            <text:p>538</text:p>
          </table:table-cell>
          <table:table-cell office:value-type="float" office:value="0.602283">
            <text:p>0.6</text:p>
          </table:table-cell>
          <table:table-cell office:value-type="float" office:value="1487">
            <text:p>1487</text:p>
          </table:table-cell>
          <table:table-cell office:value-type="float" office:value="0.626812">
            <text:p>0.63</text:p>
          </table:table-cell>
          <table:table-cell office:value-type="float" office:value="1.985599">
            <text:p>1.99</text:p>
          </table:table-cell>
          <table:table-cell office:value-type="float" office:value="3.660256">
            <text:p>3.66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02">
            <text:p>502</text:p>
          </table:table-cell>
          <table:table-cell office:value-type="float" office:value="0.562442">
            <text:p>0.56</text:p>
          </table:table-cell>
          <table:table-cell office:value-type="float" office:value="2087">
            <text:p>2087</text:p>
          </table:table-cell>
          <table:table-cell office:value-type="float" office:value="0.419298">
            <text:p>0.42</text:p>
          </table:table-cell>
          <table:table-cell office:value-type="float" office:value="1.739495">
            <text:p>1.74</text:p>
          </table:table-cell>
          <table:table-cell office:value-type="float" office:value="3.424242">
            <text:p>3.42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13">
            <text:p>613</text:p>
          </table:table-cell>
          <table:table-cell office:value-type="float" office:value="0.659543">
            <text:p>0.66</text:p>
          </table:table-cell>
          <table:table-cell office:value-type="float" office:value="617">
            <text:p>617</text:p>
          </table:table-cell>
          <table:table-cell office:value-type="float" office:value="0.510965">
            <text:p>0.51</text:p>
          </table:table-cell>
          <table:table-cell office:value-type="float" office:value="1.46839">
            <text:p>1.47</text:p>
          </table:table-cell>
          <table:table-cell office:value-type="float" office:value="2.876812">
            <text:p>2.8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36">
            <text:p>636</text:p>
          </table:table-cell>
          <table:table-cell office:value-type="float" office:value="0.70249">
            <text:p>0.7</text:p>
          </table:table-cell>
          <table:table-cell office:value-type="float" office:value="462">
            <text:p>462</text:p>
          </table:table-cell>
          <table:table-cell office:value-type="float" office:value="0.208333">
            <text:p>0.21</text:p>
          </table:table-cell>
          <table:table-cell office:value-type="float" office:value="1.257282">
            <text:p>1.26</text:p>
          </table:table-cell>
          <table:table-cell office:value-type="float" office:value="3.037037">
            <text:p>3.04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80">
            <text:p>480</text:p>
          </table:table-cell>
          <table:table-cell office:value-type="float" office:value="0.56765">
            <text:p>0.57</text:p>
          </table:table-cell>
          <table:table-cell office:value-type="float" office:value="2852">
            <text:p>2852</text:p>
          </table:table-cell>
          <table:table-cell office:value-type="float" office:value="0.308333">
            <text:p>0.31</text:p>
          </table:table-cell>
          <table:table-cell office:value-type="float" office:value="1.947398">
            <text:p>1.95</text:p>
          </table:table-cell>
          <table:table-cell office:value-type="float" office:value="4.525">
            <text:p>4.53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68">
            <text:p>668</text:p>
          </table:table-cell>
          <table:table-cell office:value-type="float" office:value="0.757155">
            <text:p>0.76</text:p>
          </table:table-cell>
          <table:table-cell office:value-type="float" office:value="323">
            <text:p>323</text:p>
          </table:table-cell>
          <table:table-cell office:value-type="float" office:value="0.143541">
            <text:p>0.14</text:p>
          </table:table-cell>
          <table:table-cell office:value-type="float" office:value="0.871476">
            <text:p>0.87</text:p>
          </table:table-cell>
          <table:table-cell office:value-type="float" office:value="2.190476">
            <text:p>2.1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57">
            <text:p>557</text:p>
          </table:table-cell>
          <table:table-cell office:value-type="float" office:value="0.635788">
            <text:p>0.64</text:p>
          </table:table-cell>
          <table:table-cell office:value-type="float" office:value="1203">
            <text:p>1203</text:p>
          </table:table-cell>
          <table:table-cell office:value-type="float" office:value="0.143541">
            <text:p>0.14</text:p>
          </table:table-cell>
          <table:table-cell office:value-type="float" office:value="1.681439">
            <text:p>1.68</text:p>
          </table:table-cell>
          <table:table-cell office:value-type="float" office:value="3.041667">
            <text:p>3.04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87">
            <text:p>487</text:p>
          </table:table-cell>
          <table:table-cell office:value-type="float" office:value="0.54314">
            <text:p>0.54</text:p>
          </table:table-cell>
          <table:table-cell office:value-type="float" office:value="2519">
            <text:p>2519</text:p>
          </table:table-cell>
          <table:table-cell office:value-type="float" office:value="0.398413">
            <text:p>0.4</text:p>
          </table:table-cell>
          <table:table-cell office:value-type="float" office:value="1.724758">
            <text:p>1.72</text:p>
          </table:table-cell>
          <table:table-cell office:value-type="float" office:value="4.588889">
            <text:p>4.5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11">
            <text:p>511</text:p>
          </table:table-cell>
          <table:table-cell office:value-type="float" office:value="0.571166">
            <text:p>0.57</text:p>
          </table:table-cell>
          <table:table-cell office:value-type="float" office:value="1958">
            <text:p>1958</text:p>
          </table:table-cell>
          <table:table-cell office:value-type="float" office:value="0.419935">
            <text:p>0.42</text:p>
          </table:table-cell>
          <table:table-cell office:value-type="float" office:value="1.782329">
            <text:p>1.78</text:p>
          </table:table-cell>
          <table:table-cell office:value-type="float" office:value="3.192857">
            <text:p>3.1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23">
            <text:p>523</text:p>
          </table:table-cell>
          <table:table-cell office:value-type="float" office:value="0.569172">
            <text:p>0.57</text:p>
          </table:table-cell>
          <table:table-cell office:value-type="float" office:value="1702">
            <text:p>1702</text:p>
          </table:table-cell>
          <table:table-cell office:value-type="float" office:value="0.325397">
            <text:p>0.33</text:p>
          </table:table-cell>
          <table:table-cell office:value-type="float" office:value="1.852025">
            <text:p>1.85</text:p>
          </table:table-cell>
          <table:table-cell office:value-type="float" office:value="3.75">
            <text:p>3.75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11">
            <text:p>511</text:p>
          </table:table-cell>
          <table:table-cell office:value-type="float" office:value="0.577324">
            <text:p>0.58</text:p>
          </table:table-cell>
          <table:table-cell office:value-type="float" office:value="1968">
            <text:p>1968</text:p>
          </table:table-cell>
          <table:table-cell office:value-type="float" office:value="0.138889">
            <text:p>0.14</text:p>
          </table:table-cell>
          <table:table-cell office:value-type="float" office:value="1.743698">
            <text:p>1.74</text:p>
          </table:table-cell>
          <table:table-cell office:value-type="float" office:value="4.180556">
            <text:p>4.1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99">
            <text:p>599</text:p>
          </table:table-cell>
          <table:table-cell office:value-type="float" office:value="0.671591">
            <text:p>0.67</text:p>
          </table:table-cell>
          <table:table-cell office:value-type="float" office:value="705">
            <text:p>705</text:p>
          </table:table-cell>
          <table:table-cell office:value-type="float" office:value="0.143541">
            <text:p>0.14</text:p>
          </table:table-cell>
          <table:table-cell office:value-type="float" office:value="1.596208">
            <text:p>1.6</text:p>
          </table:table-cell>
          <table:table-cell office:value-type="float" office:value="3.698413">
            <text:p>3.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29">
            <text:p>729</text:p>
          </table:table-cell>
          <table:table-cell office:value-type="float" office:value="0.78093">
            <text:p>0.78</text:p>
          </table:table-cell>
          <table:table-cell office:value-type="float" office:value="176">
            <text:p>176</text:p>
          </table:table-cell>
          <table:table-cell office:value-type="float" office:value="0.033333">
            <text:p>0.03</text:p>
          </table:table-cell>
          <table:table-cell office:value-type="float" office:value="1.028696">
            <text:p>1.03</text:p>
          </table:table-cell>
          <table:table-cell office:value-type="float" office:value="2.291667">
            <text:p>2.2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70">
            <text:p>470</text:p>
          </table:table-cell>
          <table:table-cell office:value-type="float" office:value="0.536573">
            <text:p>0.54</text:p>
          </table:table-cell>
          <table:table-cell office:value-type="float" office:value="3049">
            <text:p>3049</text:p>
          </table:table-cell>
          <table:table-cell office:value-type="float" office:value="0.492157">
            <text:p>0.49</text:p>
          </table:table-cell>
          <table:table-cell office:value-type="float" office:value="2.054405">
            <text:p>2.05</text:p>
          </table:table-cell>
          <table:table-cell office:value-type="float" office:value="3.396429">
            <text:p>3.4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56">
            <text:p>656</text:p>
          </table:table-cell>
          <table:table-cell office:value-type="float" office:value="0.705634">
            <text:p>0.71</text:p>
          </table:table-cell>
          <table:table-cell office:value-type="float" office:value="400">
            <text:p>400</text:p>
          </table:table-cell>
          <table:table-cell office:value-type="float" office:value="0.15">
            <text:p>0.15</text:p>
          </table:table-cell>
          <table:table-cell office:value-type="float" office:value="1.227103">
            <text:p>1.23</text:p>
          </table:table-cell>
          <table:table-cell office:value-type="float" office:value="2.747619">
            <text:p>2.75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64">
            <text:p>564</text:p>
          </table:table-cell>
          <table:table-cell office:value-type="float" office:value="0.618096">
            <text:p>0.62</text:p>
          </table:table-cell>
          <table:table-cell office:value-type="float" office:value="1016">
            <text:p>1016</text:p>
          </table:table-cell>
          <table:table-cell office:value-type="float" office:value="0.486742">
            <text:p>0.49</text:p>
          </table:table-cell>
          <table:table-cell office:value-type="float" office:value="1.486729">
            <text:p>1.49</text:p>
          </table:table-cell>
          <table:table-cell office:value-type="float" office:value="3.520833">
            <text:p>3.52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43">
            <text:p>643</text:p>
          </table:table-cell>
          <table:table-cell office:value-type="float" office:value="0.713867">
            <text:p>0.71</text:p>
          </table:table-cell>
          <table:table-cell office:value-type="float" office:value="393">
            <text:p>393</text:p>
          </table:table-cell>
          <table:table-cell office:value-type="float" office:value="0.15873">
            <text:p>0.16</text:p>
          </table:table-cell>
          <table:table-cell office:value-type="float" office:value="1.193688">
            <text:p>1.19</text:p>
          </table:table-cell>
          <table:table-cell office:value-type="float" office:value="3.041667">
            <text:p>3.04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46">
            <text:p>546</text:p>
          </table:table-cell>
          <table:table-cell office:value-type="float" office:value="0.601752">
            <text:p>0.6</text:p>
          </table:table-cell>
          <table:table-cell office:value-type="float" office:value="1279">
            <text:p>1279</text:p>
          </table:table-cell>
          <table:table-cell office:value-type="float" office:value="0.5">
            <text:p>0.5</text:p>
          </table:table-cell>
          <table:table-cell office:value-type="float" office:value="1.710544">
            <text:p>1.71</text:p>
          </table:table-cell>
          <table:table-cell office:value-type="float" office:value="3.166667">
            <text:p>3.1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56">
            <text:p>556</text:p>
          </table:table-cell>
          <table:table-cell office:value-type="float" office:value="0.630923">
            <text:p>0.63</text:p>
          </table:table-cell>
          <table:table-cell office:value-type="float" office:value="1113">
            <text:p>1113</text:p>
          </table:table-cell>
          <table:table-cell office:value-type="float" office:value="0.368347">
            <text:p>0.37</text:p>
          </table:table-cell>
          <table:table-cell office:value-type="float" office:value="1.374367">
            <text:p>1.37</text:p>
          </table:table-cell>
          <table:table-cell office:value-type="float" office:value="2.712121">
            <text:p>2.71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51">
            <text:p>651</text:p>
          </table:table-cell>
          <table:table-cell office:value-type="float" office:value="0.74111">
            <text:p>0.74</text:p>
          </table:table-cell>
          <table:table-cell office:value-type="float" office:value="396">
            <text:p>396</text:p>
          </table:table-cell>
          <table:table-cell office:value-type="float" office:value="0.15873">
            <text:p>0.16</text:p>
          </table:table-cell>
          <table:table-cell office:value-type="float" office:value="1.367655">
            <text:p>1.37</text:p>
          </table:table-cell>
          <table:table-cell office:value-type="float" office:value="3.245455">
            <text:p>3.25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72">
            <text:p>672</text:p>
          </table:table-cell>
          <table:table-cell office:value-type="float" office:value="0.740286">
            <text:p>0.74</text:p>
          </table:table-cell>
          <table:table-cell office:value-type="float" office:value="318">
            <text:p>318</text:p>
          </table:table-cell>
          <table:table-cell office:value-type="float" office:value="0.170455">
            <text:p>0.17</text:p>
          </table:table-cell>
          <table:table-cell office:value-type="float" office:value="1.520312">
            <text:p>1.52</text:p>
          </table:table-cell>
          <table:table-cell office:value-type="float" office:value="2.373333">
            <text:p>2.3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46">
            <text:p>546</text:p>
          </table:table-cell>
          <table:table-cell office:value-type="float" office:value="0.619826">
            <text:p>0.62</text:p>
          </table:table-cell>
          <table:table-cell office:value-type="float" office:value="1385">
            <text:p>1385</text:p>
          </table:table-cell>
          <table:table-cell office:value-type="float" office:value="0.383824">
            <text:p>0.38</text:p>
          </table:table-cell>
          <table:table-cell office:value-type="float" office:value="1.925991">
            <text:p>1.93</text:p>
          </table:table-cell>
          <table:table-cell office:value-type="float" office:value="3.535014">
            <text:p>3.54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99">
            <text:p>499</text:p>
          </table:table-cell>
          <table:table-cell office:value-type="float" office:value="0.552361">
            <text:p>0.55</text:p>
          </table:table-cell>
          <table:table-cell office:value-type="float" office:value="2217">
            <text:p>2217</text:p>
          </table:table-cell>
          <table:table-cell office:value-type="float" office:value="0.419298">
            <text:p>0.42</text:p>
          </table:table-cell>
          <table:table-cell office:value-type="float" office:value="2.122135">
            <text:p>2.12</text:p>
          </table:table-cell>
          <table:table-cell office:value-type="float" office:value="4.169935">
            <text:p>4.1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09">
            <text:p>509</text:p>
          </table:table-cell>
          <table:table-cell office:value-type="float" office:value="0.53813">
            <text:p>0.54</text:p>
          </table:table-cell>
          <table:table-cell office:value-type="float" office:value="2008">
            <text:p>2008</text:p>
          </table:table-cell>
          <table:table-cell office:value-type="float" office:value="0.143541">
            <text:p>0.14</text:p>
          </table:table-cell>
          <table:table-cell office:value-type="float" office:value="2.016165">
            <text:p>2.02</text:p>
          </table:table-cell>
          <table:table-cell office:value-type="float" office:value="3.719298">
            <text:p>3.72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12">
            <text:p>612</text:p>
          </table:table-cell>
          <table:table-cell office:value-type="float" office:value="0.700008">
            <text:p>0.7</text:p>
          </table:table-cell>
          <table:table-cell office:value-type="float" office:value="614">
            <text:p>614</text:p>
          </table:table-cell>
          <table:table-cell office:value-type="float" office:value="0.445489">
            <text:p>0.45</text:p>
          </table:table-cell>
          <table:table-cell office:value-type="float" office:value="1.822963">
            <text:p>1.82</text:p>
          </table:table-cell>
          <table:table-cell office:value-type="float" office:value="3.797619">
            <text:p>3.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25">
            <text:p>525</text:p>
          </table:table-cell>
          <table:table-cell office:value-type="float" office:value="0.585521">
            <text:p>0.59</text:p>
          </table:table-cell>
          <table:table-cell office:value-type="float" office:value="1599">
            <text:p>1599</text:p>
          </table:table-cell>
          <table:table-cell office:value-type="float" office:value="0.510965">
            <text:p>0.51</text:p>
          </table:table-cell>
          <table:table-cell office:value-type="float" office:value="1.854282">
            <text:p>1.85</text:p>
          </table:table-cell>
          <table:table-cell office:value-type="float" office:value="3.3">
            <text:p>3.3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57">
            <text:p>657</text:p>
          </table:table-cell>
          <table:table-cell office:value-type="float" office:value="0.720278">
            <text:p>0.72</text:p>
          </table:table-cell>
          <table:table-cell office:value-type="float" office:value="379">
            <text:p>379</text:p>
          </table:table-cell>
          <table:table-cell office:value-type="float" office:value="0.15873">
            <text:p>0.16</text:p>
          </table:table-cell>
          <table:table-cell office:value-type="float" office:value="1.086205">
            <text:p>1.09</text:p>
          </table:table-cell>
          <table:table-cell office:value-type="float" office:value="2.795455">
            <text:p>2.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87">
            <text:p>587</text:p>
          </table:table-cell>
          <table:table-cell office:value-type="float" office:value="0.645715">
            <text:p>0.65</text:p>
          </table:table-cell>
          <table:table-cell office:value-type="float" office:value="778">
            <text:p>778</text:p>
          </table:table-cell>
          <table:table-cell office:value-type="float" office:value="0.15873">
            <text:p>0.16</text:p>
          </table:table-cell>
          <table:table-cell office:value-type="float" office:value="1.344344">
            <text:p>1.34</text:p>
          </table:table-cell>
          <table:table-cell office:value-type="float" office:value="3.214286">
            <text:p>3.21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94">
            <text:p>594</text:p>
          </table:table-cell>
          <table:table-cell office:value-type="float" office:value="0.651395">
            <text:p>0.65</text:p>
          </table:table-cell>
          <table:table-cell office:value-type="float" office:value="787">
            <text:p>787</text:p>
          </table:table-cell>
          <table:table-cell office:value-type="float" office:value="0.15873">
            <text:p>0.16</text:p>
          </table:table-cell>
          <table:table-cell office:value-type="float" office:value="1.453452">
            <text:p>1.45</text:p>
          </table:table-cell>
          <table:table-cell office:value-type="float" office:value="3.177632">
            <text:p>3.1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86">
            <text:p>586</text:p>
          </table:table-cell>
          <table:table-cell office:value-type="float" office:value="0.668423">
            <text:p>0.67</text:p>
          </table:table-cell>
          <table:table-cell office:value-type="float" office:value="862">
            <text:p>862</text:p>
          </table:table-cell>
          <table:table-cell office:value-type="float" office:value="0.208333">
            <text:p>0.21</text:p>
          </table:table-cell>
          <table:table-cell office:value-type="float" office:value="1.504013">
            <text:p>1.5</text:p>
          </table:table-cell>
          <table:table-cell office:value-type="float" office:value="4.169935">
            <text:p>4.1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03">
            <text:p>703</text:p>
          </table:table-cell>
          <table:table-cell office:value-type="float" office:value="0.783359">
            <text:p>0.78</text:p>
          </table:table-cell>
          <table:table-cell office:value-type="float" office:value="221">
            <text:p>221</text:p>
          </table:table-cell>
          <table:table-cell office:value-type="float" office:value="0.15873">
            <text:p>0.16</text:p>
          </table:table-cell>
          <table:table-cell office:value-type="float" office:value="0.988667">
            <text:p>0.99</text:p>
          </table:table-cell>
          <table:table-cell office:value-type="float" office:value="2.373333">
            <text:p>2.3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95">
            <text:p>695</text:p>
          </table:table-cell>
          <table:table-cell office:value-type="float" office:value="0.772991">
            <text:p>0.77</text:p>
          </table:table-cell>
          <table:table-cell office:value-type="float" office:value="236">
            <text:p>236</text:p>
          </table:table-cell>
          <table:table-cell office:value-type="float" office:value="0.15873">
            <text:p>0.16</text:p>
          </table:table-cell>
          <table:table-cell office:value-type="float" office:value="1.051736">
            <text:p>1.05</text:p>
          </table:table-cell>
          <table:table-cell office:value-type="float" office:value="2.291667">
            <text:p>2.2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97">
            <text:p>597</text:p>
          </table:table-cell>
          <table:table-cell office:value-type="float" office:value="0.667912">
            <text:p>0.67</text:p>
          </table:table-cell>
          <table:table-cell office:value-type="float" office:value="732">
            <text:p>732</text:p>
          </table:table-cell>
          <table:table-cell office:value-type="float" office:value="0.15873">
            <text:p>0.16</text:p>
          </table:table-cell>
          <table:table-cell office:value-type="float" office:value="1.481507">
            <text:p>1.48</text:p>
          </table:table-cell>
          <table:table-cell office:value-type="float" office:value="3.245455">
            <text:p>3.25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35">
            <text:p>535</text:p>
          </table:table-cell>
          <table:table-cell office:value-type="float" office:value="0.588947">
            <text:p>0.59</text:p>
          </table:table-cell>
          <table:table-cell office:value-type="float" office:value="1515">
            <text:p>1515</text:p>
          </table:table-cell>
          <table:table-cell office:value-type="float" office:value="0.407576">
            <text:p>0.41</text:p>
          </table:table-cell>
          <table:table-cell office:value-type="float" office:value="1.875715">
            <text:p>1.88</text:p>
          </table:table-cell>
          <table:table-cell office:value-type="float" office:value="3.75">
            <text:p>3.75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77">
            <text:p>677</text:p>
          </table:table-cell>
          <table:table-cell office:value-type="float" office:value="0.754346">
            <text:p>0.75</text:p>
          </table:table-cell>
          <table:table-cell office:value-type="float" office:value="302">
            <text:p>302</text:p>
          </table:table-cell>
          <table:table-cell office:value-type="float" office:value="0.143541">
            <text:p>0.14</text:p>
          </table:table-cell>
          <table:table-cell office:value-type="float" office:value="1.069926">
            <text:p>1.07</text:p>
          </table:table-cell>
          <table:table-cell office:value-type="float" office:value="2.243478">
            <text:p>2.24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25">
            <text:p>525</text:p>
          </table:table-cell>
          <table:table-cell office:value-type="float" office:value="0.560131">
            <text:p>0.56</text:p>
          </table:table-cell>
          <table:table-cell office:value-type="float" office:value="1551">
            <text:p>1551</text:p>
          </table:table-cell>
          <table:table-cell office:value-type="float" office:value="0.362338">
            <text:p>0.36</text:p>
          </table:table-cell>
          <table:table-cell office:value-type="float" office:value="1.732571">
            <text:p>1.73</text:p>
          </table:table-cell>
          <table:table-cell office:value-type="float" office:value="3.1875">
            <text:p>3.1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21">
            <text:p>721</text:p>
          </table:table-cell>
          <table:table-cell office:value-type="float" office:value="0.799444">
            <text:p>0.8</text:p>
          </table:table-cell>
          <table:table-cell office:value-type="float" office:value="177">
            <text:p>177</text:p>
          </table:table-cell>
          <table:table-cell office:value-type="float" office:value="0.15873">
            <text:p>0.16</text:p>
          </table:table-cell>
          <table:table-cell office:value-type="float" office:value="0.955312">
            <text:p>0.96</text:p>
          </table:table-cell>
          <table:table-cell office:value-type="float" office:value="2.243478">
            <text:p>2.24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27">
            <text:p>627</text:p>
          </table:table-cell>
          <table:table-cell office:value-type="float" office:value="0.694239">
            <text:p>0.69</text:p>
          </table:table-cell>
          <table:table-cell office:value-type="float" office:value="513">
            <text:p>513</text:p>
          </table:table-cell>
          <table:table-cell office:value-type="float" office:value="0.186335">
            <text:p>0.19</text:p>
          </table:table-cell>
          <table:table-cell office:value-type="float" office:value="1.15661">
            <text:p>1.16</text:p>
          </table:table-cell>
          <table:table-cell office:value-type="float" office:value="3.245455">
            <text:p>3.25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12">
            <text:p>712</text:p>
          </table:table-cell>
          <table:table-cell office:value-type="float" office:value="0.797586">
            <text:p>0.8</text:p>
          </table:table-cell>
          <table:table-cell office:value-type="float" office:value="195">
            <text:p>195</text:p>
          </table:table-cell>
          <table:table-cell office:value-type="float" office:value="0.186335">
            <text:p>0.19</text:p>
          </table:table-cell>
          <table:table-cell office:value-type="float" office:value="1.287331">
            <text:p>1.29</text:p>
          </table:table-cell>
          <table:table-cell office:value-type="float" office:value="2.538462">
            <text:p>2.54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74">
            <text:p>674</text:p>
          </table:table-cell>
          <table:table-cell office:value-type="float" office:value="0.734847">
            <text:p>0.73</text:p>
          </table:table-cell>
          <table:table-cell office:value-type="float" office:value="303">
            <text:p>303</text:p>
          </table:table-cell>
          <table:table-cell office:value-type="float" office:value="0.138889">
            <text:p>0.14</text:p>
          </table:table-cell>
          <table:table-cell office:value-type="float" office:value="1.093218">
            <text:p>1.09</text:p>
          </table:table-cell>
          <table:table-cell office:value-type="float" office:value="2.243478">
            <text:p>2.24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67">
            <text:p>467</text:p>
          </table:table-cell>
          <table:table-cell office:value-type="float" office:value="0.527638">
            <text:p>0.53</text:p>
          </table:table-cell>
          <table:table-cell office:value-type="float" office:value="3342">
            <text:p>3342</text:p>
          </table:table-cell>
          <table:table-cell office:value-type="float" office:value="0.669444">
            <text:p>0.67</text:p>
          </table:table-cell>
          <table:table-cell office:value-type="float" office:value="2.009617">
            <text:p>2.01</text:p>
          </table:table-cell>
          <table:table-cell office:value-type="float" office:value="4.205357">
            <text:p>4.21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48">
            <text:p>648</text:p>
          </table:table-cell>
          <table:table-cell office:value-type="float" office:value="0.704456">
            <text:p>0.7</text:p>
          </table:table-cell>
          <table:table-cell office:value-type="float" office:value="412">
            <text:p>412</text:p>
          </table:table-cell>
          <table:table-cell office:value-type="float" office:value="0.24">
            <text:p>0.24</text:p>
          </table:table-cell>
          <table:table-cell office:value-type="float" office:value="1.357083">
            <text:p>1.36</text:p>
          </table:table-cell>
          <table:table-cell office:value-type="float" office:value="3.214286">
            <text:p>3.21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91">
            <text:p>691</text:p>
          </table:table-cell>
          <table:table-cell office:value-type="float" office:value="0.770936">
            <text:p>0.77</text:p>
          </table:table-cell>
          <table:table-cell office:value-type="float" office:value="242">
            <text:p>242</text:p>
          </table:table-cell>
          <table:table-cell office:value-type="float" office:value="0.208333">
            <text:p>0.21</text:p>
          </table:table-cell>
          <table:table-cell office:value-type="float" office:value="1.027284">
            <text:p>1.03</text:p>
          </table:table-cell>
          <table:table-cell office:value-type="float" office:value="3.293478">
            <text:p>3.2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93">
            <text:p>593</text:p>
          </table:table-cell>
          <table:table-cell office:value-type="float" office:value="0.655841">
            <text:p>0.66</text:p>
          </table:table-cell>
          <table:table-cell office:value-type="float" office:value="756">
            <text:p>756</text:p>
          </table:table-cell>
          <table:table-cell office:value-type="float" office:value="0.208333">
            <text:p>0.21</text:p>
          </table:table-cell>
          <table:table-cell office:value-type="float" office:value="1.49541">
            <text:p>1.5</text:p>
          </table:table-cell>
          <table:table-cell office:value-type="float" office:value="3.245455">
            <text:p>3.25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92">
            <text:p>592</text:p>
          </table:table-cell>
          <table:table-cell office:value-type="float" office:value="0.665917">
            <text:p>0.67</text:p>
          </table:table-cell>
          <table:table-cell office:value-type="float" office:value="766">
            <text:p>766</text:p>
          </table:table-cell>
          <table:table-cell office:value-type="float" office:value="0.170455">
            <text:p>0.17</text:p>
          </table:table-cell>
          <table:table-cell office:value-type="float" office:value="1.520172">
            <text:p>1.52</text:p>
          </table:table-cell>
          <table:table-cell office:value-type="float" office:value="3.245455">
            <text:p>3.25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11">
            <text:p>711</text:p>
          </table:table-cell>
          <table:table-cell office:value-type="float" office:value="0.795475">
            <text:p>0.8</text:p>
          </table:table-cell>
          <table:table-cell office:value-type="float" office:value="194">
            <text:p>194</text:p>
          </table:table-cell>
          <table:table-cell office:value-type="float" office:value="0.186335">
            <text:p>0.19</text:p>
          </table:table-cell>
          <table:table-cell office:value-type="float" office:value="1.035614">
            <text:p>1.04</text:p>
          </table:table-cell>
          <table:table-cell office:value-type="float" office:value="2.747619">
            <text:p>2.75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76">
            <text:p>676</text:p>
          </table:table-cell>
          <table:table-cell office:value-type="float" office:value="0.743139">
            <text:p>0.74</text:p>
          </table:table-cell>
          <table:table-cell office:value-type="float" office:value="294">
            <text:p>294</text:p>
          </table:table-cell>
          <table:table-cell office:value-type="float" office:value="0.15873">
            <text:p>0.16</text:p>
          </table:table-cell>
          <table:table-cell office:value-type="float" office:value="1.173525">
            <text:p>1.17</text:p>
          </table:table-cell>
          <table:table-cell office:value-type="float" office:value="2.712121">
            <text:p>2.71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00">
            <text:p>700</text:p>
          </table:table-cell>
          <table:table-cell office:value-type="float" office:value="0.782456">
            <text:p>0.78</text:p>
          </table:table-cell>
          <table:table-cell office:value-type="float" office:value="220">
            <text:p>220</text:p>
          </table:table-cell>
          <table:table-cell office:value-type="float" office:value="0.170455">
            <text:p>0.17</text:p>
          </table:table-cell>
          <table:table-cell office:value-type="float" office:value="0.897543">
            <text:p>0.9</text:p>
          </table:table-cell>
          <table:table-cell office:value-type="float" office:value="3.037037">
            <text:p>3.04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09">
            <text:p>709</text:p>
          </table:table-cell>
          <table:table-cell office:value-type="float" office:value="0.785559">
            <text:p>0.79</text:p>
          </table:table-cell>
          <table:table-cell office:value-type="float" office:value="200">
            <text:p>200</text:p>
          </table:table-cell>
          <table:table-cell office:value-type="float" office:value="0.208333">
            <text:p>0.21</text:p>
          </table:table-cell>
          <table:table-cell office:value-type="float" office:value="0.829299">
            <text:p>0.83</text:p>
          </table:table-cell>
          <table:table-cell office:value-type="float" office:value="1.875">
            <text:p>1.8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98">
            <text:p>698</text:p>
          </table:table-cell>
          <table:table-cell office:value-type="float" office:value="0.76405">
            <text:p>0.76</text:p>
          </table:table-cell>
          <table:table-cell office:value-type="float" office:value="237">
            <text:p>237</text:p>
          </table:table-cell>
          <table:table-cell office:value-type="float" office:value="0.15873">
            <text:p>0.16</text:p>
          </table:table-cell>
          <table:table-cell office:value-type="float" office:value="0.814054">
            <text:p>0.81</text:p>
          </table:table-cell>
          <table:table-cell office:value-type="float" office:value="2.243478">
            <text:p>2.24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12">
            <text:p>512</text:p>
          </table:table-cell>
          <table:table-cell office:value-type="float" office:value="0.555732">
            <text:p>0.56</text:p>
          </table:table-cell>
          <table:table-cell office:value-type="float" office:value="2062">
            <text:p>2062</text:p>
          </table:table-cell>
          <table:table-cell office:value-type="float" office:value="0.135747">
            <text:p>0.14</text:p>
          </table:table-cell>
          <table:table-cell office:value-type="float" office:value="1.935652">
            <text:p>1.94</text:p>
          </table:table-cell>
          <table:table-cell office:value-type="float" office:value="3.683824">
            <text:p>3.6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35">
            <text:p>635</text:p>
          </table:table-cell>
          <table:table-cell office:value-type="float" office:value="0.694437">
            <text:p>0.69</text:p>
          </table:table-cell>
          <table:table-cell office:value-type="float" office:value="478">
            <text:p>478</text:p>
          </table:table-cell>
          <table:table-cell office:value-type="float" office:value="0.15873">
            <text:p>0.16</text:p>
          </table:table-cell>
          <table:table-cell office:value-type="float" office:value="1.309832">
            <text:p>1.31</text:p>
          </table:table-cell>
          <table:table-cell office:value-type="float" office:value="3.153409">
            <text:p>3.15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12">
            <text:p>512</text:p>
          </table:table-cell>
          <table:table-cell office:value-type="float" office:value="0.589395">
            <text:p>0.59</text:p>
          </table:table-cell>
          <table:table-cell office:value-type="float" office:value="1865">
            <text:p>1865</text:p>
          </table:table-cell>
          <table:table-cell office:value-type="float" office:value="0.373611">
            <text:p>0.37</text:p>
          </table:table-cell>
          <table:table-cell office:value-type="float" office:value="1.900241">
            <text:p>1.9</text:p>
          </table:table-cell>
          <table:table-cell office:value-type="float" office:value="4.508824">
            <text:p>4.51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07">
            <text:p>607</text:p>
          </table:table-cell>
          <table:table-cell office:value-type="float" office:value="0.685817">
            <text:p>0.69</text:p>
          </table:table-cell>
          <table:table-cell office:value-type="float" office:value="637">
            <text:p>637</text:p>
          </table:table-cell>
          <table:table-cell office:value-type="float" office:value="0.208333">
            <text:p>0.21</text:p>
          </table:table-cell>
          <table:table-cell office:value-type="float" office:value="1.591949">
            <text:p>1.59</text:p>
          </table:table-cell>
          <table:table-cell office:value-type="float" office:value="2.695489">
            <text:p>2.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16">
            <text:p>616</text:p>
          </table:table-cell>
          <table:table-cell office:value-type="float" office:value="0.705834">
            <text:p>0.71</text:p>
          </table:table-cell>
          <table:table-cell office:value-type="float" office:value="579">
            <text:p>579</text:p>
          </table:table-cell>
          <table:table-cell office:value-type="float" office:value="0.24">
            <text:p>0.24</text:p>
          </table:table-cell>
          <table:table-cell office:value-type="float" office:value="1.478019">
            <text:p>1.48</text:p>
          </table:table-cell>
          <table:table-cell office:value-type="float" office:value="2.695489">
            <text:p>2.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60">
            <text:p>660</text:p>
          </table:table-cell>
          <table:table-cell office:value-type="float" office:value="0.704758">
            <text:p>0.7</text:p>
          </table:table-cell>
          <table:table-cell office:value-type="float" office:value="351">
            <text:p>351</text:p>
          </table:table-cell>
          <table:table-cell office:value-type="float" office:value="0.15">
            <text:p>0.15</text:p>
          </table:table-cell>
          <table:table-cell office:value-type="float" office:value="1.263418">
            <text:p>1.26</text:p>
          </table:table-cell>
          <table:table-cell office:value-type="float" office:value="3.375">
            <text:p>3.3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45">
            <text:p>445</text:p>
          </table:table-cell>
          <table:table-cell office:value-type="float" office:value="0.504176">
            <text:p>0.5</text:p>
          </table:table-cell>
          <table:table-cell office:value-type="float" office:value="4564">
            <text:p>4564</text:p>
          </table:table-cell>
          <table:table-cell office:value-type="float" office:value="0.170455">
            <text:p>0.17</text:p>
          </table:table-cell>
          <table:table-cell office:value-type="float" office:value="2.057626">
            <text:p>2.06</text:p>
          </table:table-cell>
          <table:table-cell office:value-type="float" office:value="4.96978">
            <text:p>4.9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79">
            <text:p>679</text:p>
          </table:table-cell>
          <table:table-cell office:value-type="float" office:value="0.725254">
            <text:p>0.73</text:p>
          </table:table-cell>
          <table:table-cell office:value-type="float" office:value="299">
            <text:p>299</text:p>
          </table:table-cell>
          <table:table-cell office:value-type="float" office:value="0.143541">
            <text:p>0.14</text:p>
          </table:table-cell>
          <table:table-cell office:value-type="float" office:value="1.191162">
            <text:p>1.19</text:p>
          </table:table-cell>
          <table:table-cell office:value-type="float" office:value="3.245455">
            <text:p>3.25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12">
            <text:p>612</text:p>
          </table:table-cell>
          <table:table-cell office:value-type="float" office:value="0.692926">
            <text:p>0.69</text:p>
          </table:table-cell>
          <table:table-cell office:value-type="float" office:value="618">
            <text:p>618</text:p>
          </table:table-cell>
          <table:table-cell office:value-type="float" office:value="0.208333">
            <text:p>0.21</text:p>
          </table:table-cell>
          <table:table-cell office:value-type="float" office:value="1.503567">
            <text:p>1.5</text:p>
          </table:table-cell>
          <table:table-cell office:value-type="float" office:value="2.747619">
            <text:p>2.75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56">
            <text:p>556</text:p>
          </table:table-cell>
          <table:table-cell office:value-type="float" office:value="0.661892">
            <text:p>0.66</text:p>
          </table:table-cell>
          <table:table-cell office:value-type="float" office:value="1106">
            <text:p>1106</text:p>
          </table:table-cell>
          <table:table-cell office:value-type="float" office:value="0.366667">
            <text:p>0.37</text:p>
          </table:table-cell>
          <table:table-cell office:value-type="float" office:value="1.583092">
            <text:p>1.58</text:p>
          </table:table-cell>
          <table:table-cell office:value-type="float" office:value="3.293478">
            <text:p>3.2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38">
            <text:p>638</text:p>
          </table:table-cell>
          <table:table-cell office:value-type="float" office:value="0.721541">
            <text:p>0.72</text:p>
          </table:table-cell>
          <table:table-cell office:value-type="float" office:value="453">
            <text:p>453</text:p>
          </table:table-cell>
          <table:table-cell office:value-type="float" office:value="0.170455">
            <text:p>0.17</text:p>
          </table:table-cell>
          <table:table-cell office:value-type="float" office:value="1.107772">
            <text:p>1.11</text:p>
          </table:table-cell>
          <table:table-cell office:value-type="float" office:value="3.214286">
            <text:p>3.21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08">
            <text:p>708</text:p>
          </table:table-cell>
          <table:table-cell office:value-type="float" office:value="0.789813">
            <text:p>0.79</text:p>
          </table:table-cell>
          <table:table-cell office:value-type="float" office:value="198">
            <text:p>198</text:p>
          </table:table-cell>
          <table:table-cell office:value-type="float" office:value="0.186335">
            <text:p>0.19</text:p>
          </table:table-cell>
          <table:table-cell office:value-type="float" office:value="0.99129">
            <text:p>0.99</text:p>
          </table:table-cell>
          <table:table-cell office:value-type="float" office:value="2.538462">
            <text:p>2.54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36">
            <text:p>536</text:p>
          </table:table-cell>
          <table:table-cell office:value-type="float" office:value="0.59874">
            <text:p>0.6</text:p>
          </table:table-cell>
          <table:table-cell office:value-type="float" office:value="1458">
            <text:p>1458</text:p>
          </table:table-cell>
          <table:table-cell office:value-type="float" office:value="0.362338">
            <text:p>0.36</text:p>
          </table:table-cell>
          <table:table-cell office:value-type="float" office:value="1.4461">
            <text:p>1.45</text:p>
          </table:table-cell>
          <table:table-cell office:value-type="float" office:value="3.245455">
            <text:p>3.25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71">
            <text:p>471</text:p>
          </table:table-cell>
          <table:table-cell office:value-type="float" office:value="0.525668">
            <text:p>0.53</text:p>
          </table:table-cell>
          <table:table-cell office:value-type="float" office:value="3243">
            <text:p>3243</text:p>
          </table:table-cell>
          <table:table-cell office:value-type="float" office:value="0.651923">
            <text:p>0.65</text:p>
          </table:table-cell>
          <table:table-cell office:value-type="float" office:value="2.310589">
            <text:p>2.31</text:p>
          </table:table-cell>
          <table:table-cell office:value-type="float" office:value="3.964286">
            <text:p>3.96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25">
            <text:p>625</text:p>
          </table:table-cell>
          <table:table-cell office:value-type="float" office:value="0.685815">
            <text:p>0.69</text:p>
          </table:table-cell>
          <table:table-cell office:value-type="float" office:value="540">
            <text:p>540</text:p>
          </table:table-cell>
          <table:table-cell office:value-type="float" office:value="0.288462">
            <text:p>0.29</text:p>
          </table:table-cell>
          <table:table-cell office:value-type="float" office:value="1.401801">
            <text:p>1.4</text:p>
          </table:table-cell>
          <table:table-cell office:value-type="float" office:value="3.375">
            <text:p>3.3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58">
            <text:p>458</text:p>
          </table:table-cell>
          <table:table-cell office:value-type="float" office:value="0.537942">
            <text:p>0.54</text:p>
          </table:table-cell>
          <table:table-cell office:value-type="float" office:value="3590">
            <text:p>3590</text:p>
          </table:table-cell>
          <table:table-cell office:value-type="float" office:value="0.729762">
            <text:p>0.73</text:p>
          </table:table-cell>
          <table:table-cell office:value-type="float" office:value="2.199706">
            <text:p>2.2</text:p>
          </table:table-cell>
          <table:table-cell office:value-type="float" office:value="4.029762">
            <text:p>4.03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57">
            <text:p>657</text:p>
          </table:table-cell>
          <table:table-cell office:value-type="float" office:value="0.754881">
            <text:p>0.75</text:p>
          </table:table-cell>
          <table:table-cell office:value-type="float" office:value="382">
            <text:p>382</text:p>
          </table:table-cell>
          <table:table-cell office:value-type="float" office:value="0.170455">
            <text:p>0.17</text:p>
          </table:table-cell>
          <table:table-cell office:value-type="float" office:value="1.133178">
            <text:p>1.13</text:p>
          </table:table-cell>
          <table:table-cell office:value-type="float" office:value="3.214286">
            <text:p>3.21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95">
            <text:p>495</text:p>
          </table:table-cell>
          <table:table-cell office:value-type="float" office:value="0.523079">
            <text:p>0.52</text:p>
          </table:table-cell>
          <table:table-cell office:value-type="float" office:value="2332">
            <text:p>2332</text:p>
          </table:table-cell>
          <table:table-cell office:value-type="float" office:value="0.334499">
            <text:p>0.33</text:p>
          </table:table-cell>
          <table:table-cell office:value-type="float" office:value="2.17658">
            <text:p>2.18</text:p>
          </table:table-cell>
          <table:table-cell office:value-type="float" office:value="4.153846">
            <text:p>4.15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63">
            <text:p>463</text:p>
          </table:table-cell>
          <table:table-cell office:value-type="float" office:value="0.504435">
            <text:p>0.5</text:p>
          </table:table-cell>
          <table:table-cell office:value-type="float" office:value="3234">
            <text:p>3234</text:p>
          </table:table-cell>
          <table:table-cell office:value-type="float" office:value="0.709524">
            <text:p>0.71</text:p>
          </table:table-cell>
          <table:table-cell office:value-type="float" office:value="2.175269">
            <text:p>2.18</text:p>
          </table:table-cell>
          <table:table-cell office:value-type="float" office:value="4.459524">
            <text:p>4.46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78">
            <text:p>678</text:p>
          </table:table-cell>
          <table:table-cell office:value-type="float" office:value="0.752531">
            <text:p>0.75</text:p>
          </table:table-cell>
          <table:table-cell office:value-type="float" office:value="277">
            <text:p>277</text:p>
          </table:table-cell>
          <table:table-cell office:value-type="float" office:value="0.170455">
            <text:p>0.17</text:p>
          </table:table-cell>
          <table:table-cell office:value-type="float" office:value="1.196303">
            <text:p>1.2</text:p>
          </table:table-cell>
          <table:table-cell office:value-type="float" office:value="2.373333">
            <text:p>2.3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25">
            <text:p>625</text:p>
          </table:table-cell>
          <table:table-cell office:value-type="float" office:value="0.697584">
            <text:p>0.7</text:p>
          </table:table-cell>
          <table:table-cell office:value-type="float" office:value="544">
            <text:p>544</text:p>
          </table:table-cell>
          <table:table-cell office:value-type="float" office:value="0.15873">
            <text:p>0.16</text:p>
          </table:table-cell>
          <table:table-cell office:value-type="float" office:value="1.277436">
            <text:p>1.28</text:p>
          </table:table-cell>
          <table:table-cell office:value-type="float" office:value="3.192857">
            <text:p>3.1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03">
            <text:p>503</text:p>
          </table:table-cell>
          <table:table-cell office:value-type="float" office:value="0.546881">
            <text:p>0.55</text:p>
          </table:table-cell>
          <table:table-cell office:value-type="float" office:value="2171">
            <text:p>2171</text:p>
          </table:table-cell>
          <table:table-cell office:value-type="float" office:value="0.466667">
            <text:p>0.47</text:p>
          </table:table-cell>
          <table:table-cell office:value-type="float" office:value="2.202203">
            <text:p>2.2</text:p>
          </table:table-cell>
          <table:table-cell office:value-type="float" office:value="4.446429">
            <text:p>4.45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69">
            <text:p>669</text:p>
          </table:table-cell>
          <table:table-cell office:value-type="float" office:value="0.7439">
            <text:p>0.74</text:p>
          </table:table-cell>
          <table:table-cell office:value-type="float" office:value="317">
            <text:p>317</text:p>
          </table:table-cell>
          <table:table-cell office:value-type="float" office:value="0.24">
            <text:p>0.24</text:p>
          </table:table-cell>
          <table:table-cell office:value-type="float" office:value="1.291419">
            <text:p>1.29</text:p>
          </table:table-cell>
          <table:table-cell office:value-type="float" office:value="2.747619">
            <text:p>2.75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27">
            <text:p>727</text:p>
          </table:table-cell>
          <table:table-cell office:value-type="float" office:value="0.777589">
            <text:p>0.78</text:p>
          </table:table-cell>
          <table:table-cell office:value-type="float" office:value="176">
            <text:p>176</text:p>
          </table:table-cell>
          <table:table-cell office:value-type="float" office:value="0.186335">
            <text:p>0.19</text:p>
          </table:table-cell>
          <table:table-cell office:value-type="float" office:value="0.895331">
            <text:p>0.9</text:p>
          </table:table-cell>
          <table:table-cell office:value-type="float" office:value="2.538462">
            <text:p>2.54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37">
            <text:p>537</text:p>
          </table:table-cell>
          <table:table-cell office:value-type="float" office:value="0.613248">
            <text:p>0.61</text:p>
          </table:table-cell>
          <table:table-cell office:value-type="float" office:value="1516">
            <text:p>1516</text:p>
          </table:table-cell>
          <table:table-cell office:value-type="float" office:value="0.344444">
            <text:p>0.34</text:p>
          </table:table-cell>
          <table:table-cell office:value-type="float" office:value="1.542541">
            <text:p>1.54</text:p>
          </table:table-cell>
          <table:table-cell office:value-type="float" office:value="3.158824">
            <text:p>3.16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17">
            <text:p>517</text:p>
          </table:table-cell>
          <table:table-cell office:value-type="float" office:value="0.55081">
            <text:p>0.55</text:p>
          </table:table-cell>
          <table:table-cell office:value-type="float" office:value="1804">
            <text:p>1804</text:p>
          </table:table-cell>
          <table:table-cell office:value-type="float" office:value="0.510965">
            <text:p>0.51</text:p>
          </table:table-cell>
          <table:table-cell office:value-type="float" office:value="1.751399">
            <text:p>1.75</text:p>
          </table:table-cell>
          <table:table-cell office:value-type="float" office:value="3.878788">
            <text:p>3.8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99">
            <text:p>699</text:p>
          </table:table-cell>
          <table:table-cell office:value-type="float" office:value="0.770444">
            <text:p>0.77</text:p>
          </table:table-cell>
          <table:table-cell office:value-type="float" office:value="226">
            <text:p>226</text:p>
          </table:table-cell>
          <table:table-cell office:value-type="float" office:value="0.15873">
            <text:p>0.16</text:p>
          </table:table-cell>
          <table:table-cell office:value-type="float" office:value="1.034576">
            <text:p>1.03</text:p>
          </table:table-cell>
          <table:table-cell office:value-type="float" office:value="2.373333">
            <text:p>2.3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37">
            <text:p>537</text:p>
          </table:table-cell>
          <table:table-cell office:value-type="float" office:value="0.586536">
            <text:p>0.59</text:p>
          </table:table-cell>
          <table:table-cell office:value-type="float" office:value="1341">
            <text:p>1341</text:p>
          </table:table-cell>
          <table:table-cell office:value-type="float" office:value="0.419298">
            <text:p>0.42</text:p>
          </table:table-cell>
          <table:table-cell office:value-type="float" office:value="1.799202">
            <text:p>1.8</text:p>
          </table:table-cell>
          <table:table-cell office:value-type="float" office:value="3.633333">
            <text:p>3.63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81">
            <text:p>681</text:p>
          </table:table-cell>
          <table:table-cell office:value-type="float" office:value="0.741933">
            <text:p>0.74</text:p>
          </table:table-cell>
          <table:table-cell office:value-type="float" office:value="281">
            <text:p>281</text:p>
          </table:table-cell>
          <table:table-cell office:value-type="float" office:value="0.535714">
            <text:p>0.54</text:p>
          </table:table-cell>
          <table:table-cell office:value-type="float" office:value="1.367195">
            <text:p>1.37</text:p>
          </table:table-cell>
          <table:table-cell office:value-type="float" office:value="2.373333">
            <text:p>2.3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89">
            <text:p>589</text:p>
          </table:table-cell>
          <table:table-cell office:value-type="float" office:value="0.620477">
            <text:p>0.62</text:p>
          </table:table-cell>
          <table:table-cell office:value-type="float" office:value="760">
            <text:p>760</text:p>
          </table:table-cell>
          <table:table-cell office:value-type="float" office:value="0.445489">
            <text:p>0.45</text:p>
          </table:table-cell>
          <table:table-cell office:value-type="float" office:value="1.322249">
            <text:p>1.32</text:p>
          </table:table-cell>
          <table:table-cell office:value-type="float" office:value="2.669935">
            <text:p>2.6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42">
            <text:p>642</text:p>
          </table:table-cell>
          <table:table-cell office:value-type="float" office:value="0.700459">
            <text:p>0.7</text:p>
          </table:table-cell>
          <table:table-cell office:value-type="float" office:value="425">
            <text:p>425</text:p>
          </table:table-cell>
          <table:table-cell office:value-type="float" office:value="0.24">
            <text:p>0.24</text:p>
          </table:table-cell>
          <table:table-cell office:value-type="float" office:value="1.240221">
            <text:p>1.24</text:p>
          </table:table-cell>
          <table:table-cell office:value-type="float" office:value="2.373333">
            <text:p>2.3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36">
            <text:p>536</text:p>
          </table:table-cell>
          <table:table-cell office:value-type="float" office:value="0.605487">
            <text:p>0.61</text:p>
          </table:table-cell>
          <table:table-cell office:value-type="float" office:value="1518">
            <text:p>1518</text:p>
          </table:table-cell>
          <table:table-cell office:value-type="float" office:value="0.404762">
            <text:p>0.4</text:p>
          </table:table-cell>
          <table:table-cell office:value-type="float" office:value="1.659584">
            <text:p>1.66</text:p>
          </table:table-cell>
          <table:table-cell office:value-type="float" office:value="3.380952">
            <text:p>3.3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41">
            <text:p>641</text:p>
          </table:table-cell>
          <table:table-cell office:value-type="float" office:value="0.728962">
            <text:p>0.73</text:p>
          </table:table-cell>
          <table:table-cell office:value-type="float" office:value="437">
            <text:p>437</text:p>
          </table:table-cell>
          <table:table-cell office:value-type="float" office:value="0.170455">
            <text:p>0.17</text:p>
          </table:table-cell>
          <table:table-cell office:value-type="float" office:value="1.246056">
            <text:p>1.25</text:p>
          </table:table-cell>
          <table:table-cell office:value-type="float" office:value="2.212121">
            <text:p>2.21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84">
            <text:p>684</text:p>
          </table:table-cell>
          <table:table-cell office:value-type="float" office:value="0.758709">
            <text:p>0.76</text:p>
          </table:table-cell>
          <table:table-cell office:value-type="float" office:value="288">
            <text:p>288</text:p>
          </table:table-cell>
          <table:table-cell office:value-type="float" office:value="0.208333">
            <text:p>0.21</text:p>
          </table:table-cell>
          <table:table-cell office:value-type="float" office:value="1.287728">
            <text:p>1.29</text:p>
          </table:table-cell>
          <table:table-cell office:value-type="float" office:value="3.214286">
            <text:p>3.21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69">
            <text:p>669</text:p>
          </table:table-cell>
          <table:table-cell office:value-type="float" office:value="0.74079">
            <text:p>0.74</text:p>
          </table:table-cell>
          <table:table-cell office:value-type="float" office:value="329">
            <text:p>329</text:p>
          </table:table-cell>
          <table:table-cell office:value-type="float" office:value="0.15873">
            <text:p>0.16</text:p>
          </table:table-cell>
          <table:table-cell office:value-type="float" office:value="1.191023">
            <text:p>1.19</text:p>
          </table:table-cell>
          <table:table-cell office:value-type="float" office:value="3.037037">
            <text:p>3.04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75">
            <text:p>675</text:p>
          </table:table-cell>
          <table:table-cell office:value-type="float" office:value="0.754245">
            <text:p>0.75</text:p>
          </table:table-cell>
          <table:table-cell office:value-type="float" office:value="309">
            <text:p>309</text:p>
          </table:table-cell>
          <table:table-cell office:value-type="float" office:value="0.15873">
            <text:p>0.16</text:p>
          </table:table-cell>
          <table:table-cell office:value-type="float" office:value="1.089085">
            <text:p>1.09</text:p>
          </table:table-cell>
          <table:table-cell office:value-type="float" office:value="2.538462">
            <text:p>2.54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39">
            <text:p>639</text:p>
          </table:table-cell>
          <table:table-cell office:value-type="float" office:value="0.697107">
            <text:p>0.7</text:p>
          </table:table-cell>
          <table:table-cell office:value-type="float" office:value="464">
            <text:p>464</text:p>
          </table:table-cell>
          <table:table-cell office:value-type="float" office:value="0.208333">
            <text:p>0.21</text:p>
          </table:table-cell>
          <table:table-cell office:value-type="float" office:value="1.34303">
            <text:p>1.34</text:p>
          </table:table-cell>
          <table:table-cell office:value-type="float" office:value="3.214286">
            <text:p>3.21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51">
            <text:p>451</text:p>
          </table:table-cell>
          <table:table-cell office:value-type="float" office:value="0.518133">
            <text:p>0.52</text:p>
          </table:table-cell>
          <table:table-cell office:value-type="float" office:value="3939">
            <text:p>3939</text:p>
          </table:table-cell>
          <table:table-cell office:value-type="float" office:value="0.709524">
            <text:p>0.71</text:p>
          </table:table-cell>
          <table:table-cell office:value-type="float" office:value="2.076038">
            <text:p>2.08</text:p>
          </table:table-cell>
          <table:table-cell office:value-type="float" office:value="4.414286">
            <text:p>4.41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79">
            <text:p>479</text:p>
          </table:table-cell>
          <table:table-cell office:value-type="float" office:value="0.523547">
            <text:p>0.52</text:p>
          </table:table-cell>
          <table:table-cell office:value-type="float" office:value="2868">
            <text:p>2868</text:p>
          </table:table-cell>
          <table:table-cell office:value-type="float" office:value="0.863095">
            <text:p>0.86</text:p>
          </table:table-cell>
          <table:table-cell office:value-type="float" office:value="2.176245">
            <text:p>2.18</text:p>
          </table:table-cell>
          <table:table-cell office:value-type="float" office:value="3.785354">
            <text:p>3.7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88">
            <text:p>688</text:p>
          </table:table-cell>
          <table:table-cell office:value-type="float" office:value="0.79149">
            <text:p>0.79</text:p>
          </table:table-cell>
          <table:table-cell office:value-type="float" office:value="261">
            <text:p>261</text:p>
          </table:table-cell>
          <table:table-cell office:value-type="float" office:value="0.15">
            <text:p>0.15</text:p>
          </table:table-cell>
          <table:table-cell office:value-type="float" office:value="1.110305">
            <text:p>1.11</text:p>
          </table:table-cell>
          <table:table-cell office:value-type="float" office:value="2.716667">
            <text:p>2.72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02">
            <text:p>602</text:p>
          </table:table-cell>
          <table:table-cell office:value-type="float" office:value="0.653529">
            <text:p>0.65</text:p>
          </table:table-cell>
          <table:table-cell office:value-type="float" office:value="702">
            <text:p>702</text:p>
          </table:table-cell>
          <table:table-cell office:value-type="float" office:value="0.430556">
            <text:p>0.43</text:p>
          </table:table-cell>
          <table:table-cell office:value-type="float" office:value="1.454134">
            <text:p>1.45</text:p>
          </table:table-cell>
          <table:table-cell office:value-type="float" office:value="3.192857">
            <text:p>3.1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69">
            <text:p>669</text:p>
          </table:table-cell>
          <table:table-cell office:value-type="float" office:value="0.742205">
            <text:p>0.74</text:p>
          </table:table-cell>
          <table:table-cell office:value-type="float" office:value="336">
            <text:p>336</text:p>
          </table:table-cell>
          <table:table-cell office:value-type="float" office:value="0.15">
            <text:p>0.15</text:p>
          </table:table-cell>
          <table:table-cell office:value-type="float" office:value="1.123172">
            <text:p>1.12</text:p>
          </table:table-cell>
          <table:table-cell office:value-type="float" office:value="2.378788">
            <text:p>2.3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10">
            <text:p>510</text:p>
          </table:table-cell>
          <table:table-cell office:value-type="float" office:value="0.573987">
            <text:p>0.57</text:p>
          </table:table-cell>
          <table:table-cell office:value-type="float" office:value="1936">
            <text:p>1936</text:p>
          </table:table-cell>
          <table:table-cell office:value-type="float" office:value="0.649733">
            <text:p>0.65</text:p>
          </table:table-cell>
          <table:table-cell office:value-type="float" office:value="2.064553">
            <text:p>2.06</text:p>
          </table:table-cell>
          <table:table-cell office:value-type="float" office:value="4.195489">
            <text:p>4.2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97">
            <text:p>497</text:p>
          </table:table-cell>
          <table:table-cell office:value-type="float" office:value="0.558689">
            <text:p>0.56</text:p>
          </table:table-cell>
          <table:table-cell office:value-type="float" office:value="2240">
            <text:p>2240</text:p>
          </table:table-cell>
          <table:table-cell office:value-type="float" office:value="0.338095">
            <text:p>0.34</text:p>
          </table:table-cell>
          <table:table-cell office:value-type="float" office:value="1.861046">
            <text:p>1.86</text:p>
          </table:table-cell>
          <table:table-cell office:value-type="float" office:value="3.821429">
            <text:p>3.82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68">
            <text:p>568</text:p>
          </table:table-cell>
          <table:table-cell office:value-type="float" office:value="0.646704">
            <text:p>0.65</text:p>
          </table:table-cell>
          <table:table-cell office:value-type="float" office:value="1045">
            <text:p>1045</text:p>
          </table:table-cell>
          <table:table-cell office:value-type="float" office:value="0.419298">
            <text:p>0.42</text:p>
          </table:table-cell>
          <table:table-cell office:value-type="float" office:value="1.711461">
            <text:p>1.71</text:p>
          </table:table-cell>
          <table:table-cell office:value-type="float" office:value="4.195489">
            <text:p>4.2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85">
            <text:p>585</text:p>
          </table:table-cell>
          <table:table-cell office:value-type="float" office:value="0.638721">
            <text:p>0.64</text:p>
          </table:table-cell>
          <table:table-cell office:value-type="float" office:value="848">
            <text:p>848</text:p>
          </table:table-cell>
          <table:table-cell office:value-type="float" office:value="0.398413">
            <text:p>0.4</text:p>
          </table:table-cell>
          <table:table-cell office:value-type="float" office:value="1.462333">
            <text:p>1.46</text:p>
          </table:table-cell>
          <table:table-cell office:value-type="float" office:value="3.177632">
            <text:p>3.1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20">
            <text:p>620</text:p>
          </table:table-cell>
          <table:table-cell office:value-type="float" office:value="0.693241">
            <text:p>0.69</text:p>
          </table:table-cell>
          <table:table-cell office:value-type="float" office:value="571">
            <text:p>571</text:p>
          </table:table-cell>
          <table:table-cell office:value-type="float" office:value="0.138889">
            <text:p>0.14</text:p>
          </table:table-cell>
          <table:table-cell office:value-type="float" office:value="1.23332">
            <text:p>1.23</text:p>
          </table:table-cell>
          <table:table-cell office:value-type="float" office:value="3.214286">
            <text:p>3.21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21">
            <text:p>621</text:p>
          </table:table-cell>
          <table:table-cell office:value-type="float" office:value="0.709817">
            <text:p>0.71</text:p>
          </table:table-cell>
          <table:table-cell office:value-type="float" office:value="577">
            <text:p>577</text:p>
          </table:table-cell>
          <table:table-cell office:value-type="float" office:value="0.15">
            <text:p>0.15</text:p>
          </table:table-cell>
          <table:table-cell office:value-type="float" office:value="1.442515">
            <text:p>1.44</text:p>
          </table:table-cell>
          <table:table-cell office:value-type="float" office:value="2.747619">
            <text:p>2.75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69">
            <text:p>669</text:p>
          </table:table-cell>
          <table:table-cell office:value-type="float" office:value="0.749042">
            <text:p>0.75</text:p>
          </table:table-cell>
          <table:table-cell office:value-type="float" office:value="320">
            <text:p>320</text:p>
          </table:table-cell>
          <table:table-cell office:value-type="float" office:value="0.15">
            <text:p>0.15</text:p>
          </table:table-cell>
          <table:table-cell office:value-type="float" office:value="1.06225">
            <text:p>1.06</text:p>
          </table:table-cell>
          <table:table-cell office:value-type="float" office:value="3.293478">
            <text:p>3.2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12">
            <text:p>612</text:p>
          </table:table-cell>
          <table:table-cell office:value-type="float" office:value="0.706945">
            <text:p>0.71</text:p>
          </table:table-cell>
          <table:table-cell office:value-type="float" office:value="635">
            <text:p>635</text:p>
          </table:table-cell>
          <table:table-cell office:value-type="float" office:value="0.398413">
            <text:p>0.4</text:p>
          </table:table-cell>
          <table:table-cell office:value-type="float" office:value="1.522126">
            <text:p>1.52</text:p>
          </table:table-cell>
          <table:table-cell office:value-type="float" office:value="2.795455">
            <text:p>2.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15">
            <text:p>615</text:p>
          </table:table-cell>
          <table:table-cell office:value-type="float" office:value="0.690329">
            <text:p>0.69</text:p>
          </table:table-cell>
          <table:table-cell office:value-type="float" office:value="575">
            <text:p>575</text:p>
          </table:table-cell>
          <table:table-cell office:value-type="float" office:value="0.626812">
            <text:p>0.63</text:p>
          </table:table-cell>
          <table:table-cell office:value-type="float" office:value="1.531945">
            <text:p>1.53</text:p>
          </table:table-cell>
          <table:table-cell office:value-type="float" office:value="3.192857">
            <text:p>3.1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26">
            <text:p>526</text:p>
          </table:table-cell>
          <table:table-cell office:value-type="float" office:value="0.590745">
            <text:p>0.59</text:p>
          </table:table-cell>
          <table:table-cell office:value-type="float" office:value="1663">
            <text:p>1663</text:p>
          </table:table-cell>
          <table:table-cell office:value-type="float" office:value="0.5">
            <text:p>0.5</text:p>
          </table:table-cell>
          <table:table-cell office:value-type="float" office:value="1.676001">
            <text:p>1.68</text:p>
          </table:table-cell>
          <table:table-cell office:value-type="float" office:value="4.558824">
            <text:p>4.56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00">
            <text:p>600</text:p>
          </table:table-cell>
          <table:table-cell office:value-type="float" office:value="0.6607">
            <text:p>0.66</text:p>
          </table:table-cell>
          <table:table-cell office:value-type="float" office:value="706">
            <text:p>706</text:p>
          </table:table-cell>
          <table:table-cell office:value-type="float" office:value="0.186335">
            <text:p>0.19</text:p>
          </table:table-cell>
          <table:table-cell office:value-type="float" office:value="1.285359">
            <text:p>1.29</text:p>
          </table:table-cell>
          <table:table-cell office:value-type="float" office:value="2.695489">
            <text:p>2.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03">
            <text:p>503</text:p>
          </table:table-cell>
          <table:table-cell office:value-type="float" office:value="0.571114">
            <text:p>0.57</text:p>
          </table:table-cell>
          <table:table-cell office:value-type="float" office:value="2262">
            <text:p>2262</text:p>
          </table:table-cell>
          <table:table-cell office:value-type="float" office:value="0.445489">
            <text:p>0.45</text:p>
          </table:table-cell>
          <table:table-cell office:value-type="float" office:value="1.797083">
            <text:p>1.8</text:p>
          </table:table-cell>
          <table:table-cell office:value-type="float" office:value="3.177632">
            <text:p>3.1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94">
            <text:p>594</text:p>
          </table:table-cell>
          <table:table-cell office:value-type="float" office:value="0.659907">
            <text:p>0.66</text:p>
          </table:table-cell>
          <table:table-cell office:value-type="float" office:value="750">
            <text:p>750</text:p>
          </table:table-cell>
          <table:table-cell office:value-type="float" office:value="0.466667">
            <text:p>0.47</text:p>
          </table:table-cell>
          <table:table-cell office:value-type="float" office:value="1.36061">
            <text:p>1.36</text:p>
          </table:table-cell>
          <table:table-cell office:value-type="float" office:value="3.177778">
            <text:p>3.1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22">
            <text:p>722</text:p>
          </table:table-cell>
          <table:table-cell office:value-type="float" office:value="0.793468">
            <text:p>0.79</text:p>
          </table:table-cell>
          <table:table-cell office:value-type="float" office:value="178">
            <text:p>178</text:p>
          </table:table-cell>
          <table:table-cell office:value-type="float" office:value="0.208333">
            <text:p>0.21</text:p>
          </table:table-cell>
          <table:table-cell office:value-type="float" office:value="0.992766">
            <text:p>0.99</text:p>
          </table:table-cell>
          <table:table-cell office:value-type="float" office:value="2.373333">
            <text:p>2.3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51">
            <text:p>451</text:p>
          </table:table-cell>
          <table:table-cell office:value-type="float" office:value="0.509328">
            <text:p>0.51</text:p>
          </table:table-cell>
          <table:table-cell office:value-type="float" office:value="3798">
            <text:p>3798</text:p>
          </table:table-cell>
          <table:table-cell office:value-type="float" office:value="0.729762">
            <text:p>0.73</text:p>
          </table:table-cell>
          <table:table-cell office:value-type="float" office:value="2.190925">
            <text:p>2.19</text:p>
          </table:table-cell>
          <table:table-cell office:value-type="float" office:value="4.667832">
            <text:p>4.6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78">
            <text:p>578</text:p>
          </table:table-cell>
          <table:table-cell office:value-type="float" office:value="0.638927">
            <text:p>0.64</text:p>
          </table:table-cell>
          <table:table-cell office:value-type="float" office:value="909">
            <text:p>909</text:p>
          </table:table-cell>
          <table:table-cell office:value-type="float" office:value="0.419298">
            <text:p>0.42</text:p>
          </table:table-cell>
          <table:table-cell office:value-type="float" office:value="1.466557">
            <text:p>1.47</text:p>
          </table:table-cell>
          <table:table-cell office:value-type="float" office:value="3.662338">
            <text:p>3.66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31">
            <text:p>531</text:p>
          </table:table-cell>
          <table:table-cell office:value-type="float" office:value="0.573581">
            <text:p>0.57</text:p>
          </table:table-cell>
          <table:table-cell office:value-type="float" office:value="1571">
            <text:p>1571</text:p>
          </table:table-cell>
          <table:table-cell office:value-type="float" office:value="0.373611">
            <text:p>0.37</text:p>
          </table:table-cell>
          <table:table-cell office:value-type="float" office:value="1.549979">
            <text:p>1.55</text:p>
          </table:table-cell>
          <table:table-cell office:value-type="float" office:value="3.214286">
            <text:p>3.21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89">
            <text:p>589</text:p>
          </table:table-cell>
          <table:table-cell office:value-type="float" office:value="0.655875">
            <text:p>0.66</text:p>
          </table:table-cell>
          <table:table-cell office:value-type="float" office:value="779">
            <text:p>779</text:p>
          </table:table-cell>
          <table:table-cell office:value-type="float" office:value="0.445489">
            <text:p>0.45</text:p>
          </table:table-cell>
          <table:table-cell office:value-type="float" office:value="1.478361">
            <text:p>1.48</text:p>
          </table:table-cell>
          <table:table-cell office:value-type="float" office:value="3.158824">
            <text:p>3.16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93">
            <text:p>593</text:p>
          </table:table-cell>
          <table:table-cell office:value-type="float" office:value="0.659011">
            <text:p>0.66</text:p>
          </table:table-cell>
          <table:table-cell office:value-type="float" office:value="752">
            <text:p>752</text:p>
          </table:table-cell>
          <table:table-cell office:value-type="float" office:value="0.24">
            <text:p>0.24</text:p>
          </table:table-cell>
          <table:table-cell office:value-type="float" office:value="1.350888">
            <text:p>1.35</text:p>
          </table:table-cell>
          <table:table-cell office:value-type="float" office:value="3.214286">
            <text:p>3.21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47">
            <text:p>547</text:p>
          </table:table-cell>
          <table:table-cell office:value-type="float" office:value="0.603968">
            <text:p>0.6</text:p>
          </table:table-cell>
          <table:table-cell office:value-type="float" office:value="1276">
            <text:p>1276</text:p>
          </table:table-cell>
          <table:table-cell office:value-type="float" office:value="0.398413">
            <text:p>0.4</text:p>
          </table:table-cell>
          <table:table-cell office:value-type="float" office:value="1.778064">
            <text:p>1.78</text:p>
          </table:table-cell>
          <table:table-cell office:value-type="float" office:value="3.797619">
            <text:p>3.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50">
            <text:p>550</text:p>
          </table:table-cell>
          <table:table-cell office:value-type="float" office:value="0.633373">
            <text:p>0.63</text:p>
          </table:table-cell>
          <table:table-cell office:value-type="float" office:value="1168">
            <text:p>1168</text:p>
          </table:table-cell>
          <table:table-cell office:value-type="float" office:value="0.398413">
            <text:p>0.4</text:p>
          </table:table-cell>
          <table:table-cell office:value-type="float" office:value="1.946234">
            <text:p>1.95</text:p>
          </table:table-cell>
          <table:table-cell office:value-type="float" office:value="3.714286">
            <text:p>3.71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35">
            <text:p>635</text:p>
          </table:table-cell>
          <table:table-cell office:value-type="float" office:value="0.707801">
            <text:p>0.71</text:p>
          </table:table-cell>
          <table:table-cell office:value-type="float" office:value="453">
            <text:p>453</text:p>
          </table:table-cell>
          <table:table-cell office:value-type="float" office:value="0.15873">
            <text:p>0.16</text:p>
          </table:table-cell>
          <table:table-cell office:value-type="float" office:value="1.250904">
            <text:p>1.25</text:p>
          </table:table-cell>
          <table:table-cell office:value-type="float" office:value="2.695489">
            <text:p>2.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60">
            <text:p>660</text:p>
          </table:table-cell>
          <table:table-cell office:value-type="float" office:value="0.739668">
            <text:p>0.74</text:p>
          </table:table-cell>
          <table:table-cell office:value-type="float" office:value="365">
            <text:p>365</text:p>
          </table:table-cell>
          <table:table-cell office:value-type="float" office:value="0.138889">
            <text:p>0.14</text:p>
          </table:table-cell>
          <table:table-cell office:value-type="float" office:value="1.151973">
            <text:p>1.15</text:p>
          </table:table-cell>
          <table:table-cell office:value-type="float" office:value="4.038462">
            <text:p>4.04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67">
            <text:p>567</text:p>
          </table:table-cell>
          <table:table-cell office:value-type="float" office:value="0.645646">
            <text:p>0.65</text:p>
          </table:table-cell>
          <table:table-cell office:value-type="float" office:value="1053">
            <text:p>1053</text:p>
          </table:table-cell>
          <table:table-cell office:value-type="float" office:value="0.24">
            <text:p>0.24</text:p>
          </table:table-cell>
          <table:table-cell office:value-type="float" office:value="1.341646">
            <text:p>1.34</text:p>
          </table:table-cell>
          <table:table-cell office:value-type="float" office:value="2.55">
            <text:p>2.55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37">
            <text:p>637</text:p>
          </table:table-cell>
          <table:table-cell office:value-type="float" office:value="0.726073">
            <text:p>0.73</text:p>
          </table:table-cell>
          <table:table-cell office:value-type="float" office:value="442">
            <text:p>442</text:p>
          </table:table-cell>
          <table:table-cell office:value-type="float" office:value="0.143541">
            <text:p>0.14</text:p>
          </table:table-cell>
          <table:table-cell office:value-type="float" office:value="1.512248">
            <text:p>1.51</text:p>
          </table:table-cell>
          <table:table-cell office:value-type="float" office:value="3.293478">
            <text:p>3.2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04">
            <text:p>504</text:p>
          </table:table-cell>
          <table:table-cell office:value-type="float" office:value="0.578425">
            <text:p>0.58</text:p>
          </table:table-cell>
          <table:table-cell office:value-type="float" office:value="2022">
            <text:p>2022</text:p>
          </table:table-cell>
          <table:table-cell office:value-type="float" office:value="0.466667">
            <text:p>0.47</text:p>
          </table:table-cell>
          <table:table-cell office:value-type="float" office:value="1.812289">
            <text:p>1.81</text:p>
          </table:table-cell>
          <table:table-cell office:value-type="float" office:value="3.662338">
            <text:p>3.66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97">
            <text:p>597</text:p>
          </table:table-cell>
          <table:table-cell office:value-type="float" office:value="0.665464">
            <text:p>0.67</text:p>
          </table:table-cell>
          <table:table-cell office:value-type="float" office:value="732">
            <text:p>732</text:p>
          </table:table-cell>
          <table:table-cell office:value-type="float" office:value="0.37037">
            <text:p>0.37</text:p>
          </table:table-cell>
          <table:table-cell office:value-type="float" office:value="1.818805">
            <text:p>1.82</text:p>
          </table:table-cell>
          <table:table-cell office:value-type="float" office:value="3.75">
            <text:p>3.75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79">
            <text:p>479</text:p>
          </table:table-cell>
          <table:table-cell office:value-type="float" office:value="0.549305">
            <text:p>0.55</text:p>
          </table:table-cell>
          <table:table-cell office:value-type="float" office:value="2848">
            <text:p>2848</text:p>
          </table:table-cell>
          <table:table-cell office:value-type="float" office:value="0.404762">
            <text:p>0.4</text:p>
          </table:table-cell>
          <table:table-cell office:value-type="float" office:value="1.848623">
            <text:p>1.85</text:p>
          </table:table-cell>
          <table:table-cell office:value-type="float" office:value="3.520833">
            <text:p>3.52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48">
            <text:p>448</text:p>
          </table:table-cell>
          <table:table-cell office:value-type="float" office:value="0.51672">
            <text:p>0.52</text:p>
          </table:table-cell>
          <table:table-cell office:value-type="float" office:value="3878">
            <text:p>3878</text:p>
          </table:table-cell>
          <table:table-cell office:value-type="float" office:value="0.45">
            <text:p>0.45</text:p>
          </table:table-cell>
          <table:table-cell office:value-type="float" office:value="2.350159">
            <text:p>2.35</text:p>
          </table:table-cell>
          <table:table-cell office:value-type="float" office:value="4.021368">
            <text:p>4.02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18">
            <text:p>618</text:p>
          </table:table-cell>
          <table:table-cell office:value-type="float" office:value="0.678815">
            <text:p>0.68</text:p>
          </table:table-cell>
          <table:table-cell office:value-type="float" office:value="582">
            <text:p>582</text:p>
          </table:table-cell>
          <table:table-cell office:value-type="float" office:value="0.15">
            <text:p>0.15</text:p>
          </table:table-cell>
          <table:table-cell office:value-type="float" office:value="1.3423">
            <text:p>1.34</text:p>
          </table:table-cell>
          <table:table-cell office:value-type="float" office:value="4.157576">
            <text:p>4.16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70">
            <text:p>670</text:p>
          </table:table-cell>
          <table:table-cell office:value-type="float" office:value="0.727493">
            <text:p>0.73</text:p>
          </table:table-cell>
          <table:table-cell office:value-type="float" office:value="294">
            <text:p>294</text:p>
          </table:table-cell>
          <table:table-cell office:value-type="float" office:value="0.15">
            <text:p>0.15</text:p>
          </table:table-cell>
          <table:table-cell office:value-type="float" office:value="1.012219">
            <text:p>1.01</text:p>
          </table:table-cell>
          <table:table-cell office:value-type="float" office:value="2.291667">
            <text:p>2.2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92">
            <text:p>692</text:p>
          </table:table-cell>
          <table:table-cell office:value-type="float" office:value="0.772554">
            <text:p>0.77</text:p>
          </table:table-cell>
          <table:table-cell office:value-type="float" office:value="248">
            <text:p>248</text:p>
          </table:table-cell>
          <table:table-cell office:value-type="float" office:value="0.208333">
            <text:p>0.21</text:p>
          </table:table-cell>
          <table:table-cell office:value-type="float" office:value="1.167643">
            <text:p>1.17</text:p>
          </table:table-cell>
          <table:table-cell office:value-type="float" office:value="2.538462">
            <text:p>2.54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50">
            <text:p>650</text:p>
          </table:table-cell>
          <table:table-cell office:value-type="float" office:value="0.728339">
            <text:p>0.73</text:p>
          </table:table-cell>
          <table:table-cell office:value-type="float" office:value="381">
            <text:p>381</text:p>
          </table:table-cell>
          <table:table-cell office:value-type="float" office:value="0.186335">
            <text:p>0.19</text:p>
          </table:table-cell>
          <table:table-cell office:value-type="float" office:value="1.38228">
            <text:p>1.38</text:p>
          </table:table-cell>
          <table:table-cell office:value-type="float" office:value="3.375">
            <text:p>3.3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10">
            <text:p>510</text:p>
          </table:table-cell>
          <table:table-cell office:value-type="float" office:value="0.55653">
            <text:p>0.56</text:p>
          </table:table-cell>
          <table:table-cell office:value-type="float" office:value="1977">
            <text:p>1977</text:p>
          </table:table-cell>
          <table:table-cell office:value-type="float" office:value="0.951681">
            <text:p>0.95</text:p>
          </table:table-cell>
          <table:table-cell office:value-type="float" office:value="1.970055">
            <text:p>1.97</text:p>
          </table:table-cell>
          <table:table-cell office:value-type="float" office:value="3.192857">
            <text:p>3.1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67">
            <text:p>667</text:p>
          </table:table-cell>
          <table:table-cell office:value-type="float" office:value="0.722084">
            <text:p>0.72</text:p>
          </table:table-cell>
          <table:table-cell office:value-type="float" office:value="326">
            <text:p>326</text:p>
          </table:table-cell>
          <table:table-cell office:value-type="float" office:value="0.15873">
            <text:p>0.16</text:p>
          </table:table-cell>
          <table:table-cell office:value-type="float" office:value="1.228357">
            <text:p>1.23</text:p>
          </table:table-cell>
          <table:table-cell office:value-type="float" office:value="2.373333">
            <text:p>2.3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65">
            <text:p>465</text:p>
          </table:table-cell>
          <table:table-cell office:value-type="float" office:value="0.521673">
            <text:p>0.52</text:p>
          </table:table-cell>
          <table:table-cell office:value-type="float" office:value="3492">
            <text:p>3492</text:p>
          </table:table-cell>
          <table:table-cell office:value-type="float" office:value="0.366667">
            <text:p>0.37</text:p>
          </table:table-cell>
          <table:table-cell office:value-type="float" office:value="1.968502">
            <text:p>1.97</text:p>
          </table:table-cell>
          <table:table-cell office:value-type="float" office:value="4.507576">
            <text:p>4.51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02">
            <text:p>602</text:p>
          </table:table-cell>
          <table:table-cell office:value-type="float" office:value="0.673326">
            <text:p>0.67</text:p>
          </table:table-cell>
          <table:table-cell office:value-type="float" office:value="676">
            <text:p>676</text:p>
          </table:table-cell>
          <table:table-cell office:value-type="float" office:value="0.430556">
            <text:p>0.43</text:p>
          </table:table-cell>
          <table:table-cell office:value-type="float" office:value="1.563976">
            <text:p>1.56</text:p>
          </table:table-cell>
          <table:table-cell office:value-type="float" office:value="4.154762">
            <text:p>4.15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95">
            <text:p>495</text:p>
          </table:table-cell>
          <table:table-cell office:value-type="float" office:value="0.586679">
            <text:p>0.59</text:p>
          </table:table-cell>
          <table:table-cell office:value-type="float" office:value="2216">
            <text:p>2216</text:p>
          </table:table-cell>
          <table:table-cell office:value-type="float" office:value="0.383824">
            <text:p>0.38</text:p>
          </table:table-cell>
          <table:table-cell office:value-type="float" office:value="2.104092">
            <text:p>2.1</text:p>
          </table:table-cell>
          <table:table-cell office:value-type="float" office:value="4.53869">
            <text:p>4.54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72">
            <text:p>472</text:p>
          </table:table-cell>
          <table:table-cell office:value-type="float" office:value="0.511494">
            <text:p>0.51</text:p>
          </table:table-cell>
          <table:table-cell office:value-type="float" office:value="3104">
            <text:p>3104</text:p>
          </table:table-cell>
          <table:table-cell office:value-type="float" office:value="0.445489">
            <text:p>0.45</text:p>
          </table:table-cell>
          <table:table-cell office:value-type="float" office:value="2.660683">
            <text:p>2.66</text:p>
          </table:table-cell>
          <table:table-cell office:value-type="float" office:value="6.171429">
            <text:p>6.1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89">
            <text:p>689</text:p>
          </table:table-cell>
          <table:table-cell office:value-type="float" office:value="0.774121">
            <text:p>0.77</text:p>
          </table:table-cell>
          <table:table-cell office:value-type="float" office:value="255">
            <text:p>255</text:p>
          </table:table-cell>
          <table:table-cell office:value-type="float" office:value="0.15873">
            <text:p>0.16</text:p>
          </table:table-cell>
          <table:table-cell office:value-type="float" office:value="1.25363">
            <text:p>1.25</text:p>
          </table:table-cell>
          <table:table-cell office:value-type="float" office:value="2.373333">
            <text:p>2.3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57">
            <text:p>457</text:p>
          </table:table-cell>
          <table:table-cell office:value-type="float" office:value="0.529499">
            <text:p>0.53</text:p>
          </table:table-cell>
          <table:table-cell office:value-type="float" office:value="3686">
            <text:p>3686</text:p>
          </table:table-cell>
          <table:table-cell office:value-type="float" office:value="0.419935">
            <text:p>0.42</text:p>
          </table:table-cell>
          <table:table-cell office:value-type="float" office:value="2.184202">
            <text:p>2.18</text:p>
          </table:table-cell>
          <table:table-cell office:value-type="float" office:value="4.671429">
            <text:p>4.6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79">
            <text:p>479</text:p>
          </table:table-cell>
          <table:table-cell office:value-type="float" office:value="0.515661">
            <text:p>0.52</text:p>
          </table:table-cell>
          <table:table-cell office:value-type="float" office:value="2785">
            <text:p>2785</text:p>
          </table:table-cell>
          <table:table-cell office:value-type="float" office:value="0.757576">
            <text:p>0.76</text:p>
          </table:table-cell>
          <table:table-cell office:value-type="float" office:value="2.119451">
            <text:p>2.12</text:p>
          </table:table-cell>
          <table:table-cell office:value-type="float" office:value="3.719298">
            <text:p>3.72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45">
            <text:p>645</text:p>
          </table:table-cell>
          <table:table-cell office:value-type="float" office:value="0.708627">
            <text:p>0.71</text:p>
          </table:table-cell>
          <table:table-cell office:value-type="float" office:value="419">
            <text:p>419</text:p>
          </table:table-cell>
          <table:table-cell office:value-type="float" office:value="0.208333">
            <text:p>0.21</text:p>
          </table:table-cell>
          <table:table-cell office:value-type="float" office:value="1.252625">
            <text:p>1.25</text:p>
          </table:table-cell>
          <table:table-cell office:value-type="float" office:value="2.373333">
            <text:p>2.3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42">
            <text:p>542</text:p>
          </table:table-cell>
          <table:table-cell office:value-type="float" office:value="0.58969">
            <text:p>0.59</text:p>
          </table:table-cell>
          <table:table-cell office:value-type="float" office:value="1308">
            <text:p>1308</text:p>
          </table:table-cell>
          <table:table-cell office:value-type="float" office:value="0.430556">
            <text:p>0.43</text:p>
          </table:table-cell>
          <table:table-cell office:value-type="float" office:value="1.519016">
            <text:p>1.52</text:p>
          </table:table-cell>
          <table:table-cell office:value-type="float" office:value="3.201681">
            <text:p>3.2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22">
            <text:p>522</text:p>
          </table:table-cell>
          <table:table-cell office:value-type="float" office:value="0.590866">
            <text:p>0.59</text:p>
          </table:table-cell>
          <table:table-cell office:value-type="float" office:value="1747">
            <text:p>1747</text:p>
          </table:table-cell>
          <table:table-cell office:value-type="float" office:value="0.419935">
            <text:p>0.42</text:p>
          </table:table-cell>
          <table:table-cell office:value-type="float" office:value="1.918099">
            <text:p>1.92</text:p>
          </table:table-cell>
          <table:table-cell office:value-type="float" office:value="4.169935">
            <text:p>4.1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48">
            <text:p>448</text:p>
          </table:table-cell>
          <table:table-cell office:value-type="float" office:value="0.510074">
            <text:p>0.51</text:p>
          </table:table-cell>
          <table:table-cell office:value-type="float" office:value="4362">
            <text:p>4362</text:p>
          </table:table-cell>
          <table:table-cell office:value-type="float" office:value="0.407576">
            <text:p>0.41</text:p>
          </table:table-cell>
          <table:table-cell office:value-type="float" office:value="2.261601">
            <text:p>2.26</text:p>
          </table:table-cell>
          <table:table-cell office:value-type="float" office:value="4.058824">
            <text:p>4.06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59">
            <text:p>659</text:p>
          </table:table-cell>
          <table:table-cell office:value-type="float" office:value="0.731557">
            <text:p>0.73</text:p>
          </table:table-cell>
          <table:table-cell office:value-type="float" office:value="368">
            <text:p>368</text:p>
          </table:table-cell>
          <table:table-cell office:value-type="float" office:value="0.170455">
            <text:p>0.17</text:p>
          </table:table-cell>
          <table:table-cell office:value-type="float" office:value="1.319784">
            <text:p>1.32</text:p>
          </table:table-cell>
          <table:table-cell office:value-type="float" office:value="2.630952">
            <text:p>2.63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25">
            <text:p>625</text:p>
          </table:table-cell>
          <table:table-cell office:value-type="float" office:value="0.69381">
            <text:p>0.69</text:p>
          </table:table-cell>
          <table:table-cell office:value-type="float" office:value="542">
            <text:p>542</text:p>
          </table:table-cell>
          <table:table-cell office:value-type="float" office:value="0.170455">
            <text:p>0.17</text:p>
          </table:table-cell>
          <table:table-cell office:value-type="float" office:value="1.340998">
            <text:p>1.34</text:p>
          </table:table-cell>
          <table:table-cell office:value-type="float" office:value="4.180556">
            <text:p>4.1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92">
            <text:p>692</text:p>
          </table:table-cell>
          <table:table-cell office:value-type="float" office:value="0.769531">
            <text:p>0.77</text:p>
          </table:table-cell>
          <table:table-cell office:value-type="float" office:value="226">
            <text:p>226</text:p>
          </table:table-cell>
          <table:table-cell office:value-type="float" office:value="0.15">
            <text:p>0.15</text:p>
          </table:table-cell>
          <table:table-cell office:value-type="float" office:value="1.107096">
            <text:p>1.11</text:p>
          </table:table-cell>
          <table:table-cell office:value-type="float" office:value="3.245455">
            <text:p>3.25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03">
            <text:p>603</text:p>
          </table:table-cell>
          <table:table-cell office:value-type="float" office:value="0.68388">
            <text:p>0.68</text:p>
          </table:table-cell>
          <table:table-cell office:value-type="float" office:value="689">
            <text:p>689</text:p>
          </table:table-cell>
          <table:table-cell office:value-type="float" office:value="0.466667">
            <text:p>0.47</text:p>
          </table:table-cell>
          <table:table-cell office:value-type="float" office:value="1.427244">
            <text:p>1.43</text:p>
          </table:table-cell>
          <table:table-cell office:value-type="float" office:value="3.75">
            <text:p>3.75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06">
            <text:p>606</text:p>
          </table:table-cell>
          <table:table-cell office:value-type="float" office:value="0.687274">
            <text:p>0.69</text:p>
          </table:table-cell>
          <table:table-cell office:value-type="float" office:value="665">
            <text:p>665</text:p>
          </table:table-cell>
          <table:table-cell office:value-type="float" office:value="0.143541">
            <text:p>0.14</text:p>
          </table:table-cell>
          <table:table-cell office:value-type="float" office:value="1.42554">
            <text:p>1.43</text:p>
          </table:table-cell>
          <table:table-cell office:value-type="float" office:value="3.177632">
            <text:p>3.1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17">
            <text:p>717</text:p>
          </table:table-cell>
          <table:table-cell office:value-type="float" office:value="0.791764">
            <text:p>0.79</text:p>
          </table:table-cell>
          <table:table-cell office:value-type="float" office:value="182">
            <text:p>182</text:p>
          </table:table-cell>
          <table:table-cell office:value-type="float" office:value="0.15873">
            <text:p>0.16</text:p>
          </table:table-cell>
          <table:table-cell office:value-type="float" office:value="0.958224">
            <text:p>0.96</text:p>
          </table:table-cell>
          <table:table-cell office:value-type="float" office:value="2.695489">
            <text:p>2.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21">
            <text:p>521</text:p>
          </table:table-cell>
          <table:table-cell office:value-type="float" office:value="0.580917">
            <text:p>0.58</text:p>
          </table:table-cell>
          <table:table-cell office:value-type="float" office:value="1692">
            <text:p>1692</text:p>
          </table:table-cell>
          <table:table-cell office:value-type="float" office:value="0.15">
            <text:p>0.15</text:p>
          </table:table-cell>
          <table:table-cell office:value-type="float" office:value="1.967348">
            <text:p>1.97</text:p>
          </table:table-cell>
          <table:table-cell office:value-type="float" office:value="4.042857">
            <text:p>4.04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90">
            <text:p>690</text:p>
          </table:table-cell>
          <table:table-cell office:value-type="float" office:value="0.781867">
            <text:p>0.78</text:p>
          </table:table-cell>
          <table:table-cell office:value-type="float" office:value="239">
            <text:p>239</text:p>
          </table:table-cell>
          <table:table-cell office:value-type="float" office:value="0.15">
            <text:p>0.15</text:p>
          </table:table-cell>
          <table:table-cell office:value-type="float" office:value="1.167156">
            <text:p>1.17</text:p>
          </table:table-cell>
          <table:table-cell office:value-type="float" office:value="2.373333">
            <text:p>2.3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40">
            <text:p>640</text:p>
          </table:table-cell>
          <table:table-cell office:value-type="float" office:value="0.716951">
            <text:p>0.72</text:p>
          </table:table-cell>
          <table:table-cell office:value-type="float" office:value="444">
            <text:p>444</text:p>
          </table:table-cell>
          <table:table-cell office:value-type="float" office:value="0.15">
            <text:p>0.15</text:p>
          </table:table-cell>
          <table:table-cell office:value-type="float" office:value="1.239257">
            <text:p>1.24</text:p>
          </table:table-cell>
          <table:table-cell office:value-type="float" office:value="3.166667">
            <text:p>3.1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05">
            <text:p>705</text:p>
          </table:table-cell>
          <table:table-cell office:value-type="float" office:value="0.78225">
            <text:p>0.78</text:p>
          </table:table-cell>
          <table:table-cell office:value-type="float" office:value="203">
            <text:p>203</text:p>
          </table:table-cell>
          <table:table-cell office:value-type="float" office:value="0.15873">
            <text:p>0.16</text:p>
          </table:table-cell>
          <table:table-cell office:value-type="float" office:value="0.913355">
            <text:p>0.91</text:p>
          </table:table-cell>
          <table:table-cell office:value-type="float" office:value="2.373333">
            <text:p>2.3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65">
            <text:p>665</text:p>
          </table:table-cell>
          <table:table-cell office:value-type="float" office:value="0.709636">
            <text:p>0.71</text:p>
          </table:table-cell>
          <table:table-cell office:value-type="float" office:value="348">
            <text:p>348</text:p>
          </table:table-cell>
          <table:table-cell office:value-type="float" office:value="0.288462">
            <text:p>0.29</text:p>
          </table:table-cell>
          <table:table-cell office:value-type="float" office:value="1.557831">
            <text:p>1.56</text:p>
          </table:table-cell>
          <table:table-cell office:value-type="float" office:value="2.712121">
            <text:p>2.71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32">
            <text:p>532</text:p>
          </table:table-cell>
          <table:table-cell office:value-type="float" office:value="0.586839">
            <text:p>0.59</text:p>
          </table:table-cell>
          <table:table-cell office:value-type="float" office:value="1574">
            <text:p>1574</text:p>
          </table:table-cell>
          <table:table-cell office:value-type="float" office:value="0.663743">
            <text:p>0.66</text:p>
          </table:table-cell>
          <table:table-cell office:value-type="float" office:value="2.001305">
            <text:p>2</text:p>
          </table:table-cell>
          <table:table-cell office:value-type="float" office:value="3.877778">
            <text:p>3.8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78">
            <text:p>578</text:p>
          </table:table-cell>
          <table:table-cell office:value-type="float" office:value="0.667418">
            <text:p>0.67</text:p>
          </table:table-cell>
          <table:table-cell office:value-type="float" office:value="938">
            <text:p>938</text:p>
          </table:table-cell>
          <table:table-cell office:value-type="float" office:value="0.383824">
            <text:p>0.38</text:p>
          </table:table-cell>
          <table:table-cell office:value-type="float" office:value="1.463913">
            <text:p>1.46</text:p>
          </table:table-cell>
          <table:table-cell office:value-type="float" office:value="3.673611">
            <text:p>3.6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31">
            <text:p>631</text:p>
          </table:table-cell>
          <table:table-cell office:value-type="float" office:value="0.682795">
            <text:p>0.68</text:p>
          </table:table-cell>
          <table:table-cell office:value-type="float" office:value="505">
            <text:p>505</text:p>
          </table:table-cell>
          <table:table-cell office:value-type="float" office:value="0.15873">
            <text:p>0.16</text:p>
          </table:table-cell>
          <table:table-cell office:value-type="float" office:value="1.137947">
            <text:p>1.14</text:p>
          </table:table-cell>
          <table:table-cell office:value-type="float" office:value="2.680556">
            <text:p>2.6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66">
            <text:p>566</text:p>
          </table:table-cell>
          <table:table-cell office:value-type="float" office:value="0.627852">
            <text:p>0.63</text:p>
          </table:table-cell>
          <table:table-cell office:value-type="float" office:value="1031">
            <text:p>1031</text:p>
          </table:table-cell>
          <table:table-cell office:value-type="float" office:value="0.445489">
            <text:p>0.45</text:p>
          </table:table-cell>
          <table:table-cell office:value-type="float" office:value="1.66224">
            <text:p>1.66</text:p>
          </table:table-cell>
          <table:table-cell office:value-type="float" office:value="4.195489">
            <text:p>4.2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23">
            <text:p>523</text:p>
          </table:table-cell>
          <table:table-cell office:value-type="float" office:value="0.591685">
            <text:p>0.59</text:p>
          </table:table-cell>
          <table:table-cell office:value-type="float" office:value="1739">
            <text:p>1739</text:p>
          </table:table-cell>
          <table:table-cell office:value-type="float" office:value="0.334524">
            <text:p>0.33</text:p>
          </table:table-cell>
          <table:table-cell office:value-type="float" office:value="1.988114">
            <text:p>1.99</text:p>
          </table:table-cell>
          <table:table-cell office:value-type="float" office:value="4.169935">
            <text:p>4.1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99">
            <text:p>599</text:p>
          </table:table-cell>
          <table:table-cell office:value-type="float" office:value="0.645186">
            <text:p>0.65</text:p>
          </table:table-cell>
          <table:table-cell office:value-type="float" office:value="719">
            <text:p>719</text:p>
          </table:table-cell>
          <table:table-cell office:value-type="float" office:value="0.497619">
            <text:p>0.5</text:p>
          </table:table-cell>
          <table:table-cell office:value-type="float" office:value="1.811355">
            <text:p>1.81</text:p>
          </table:table-cell>
          <table:table-cell office:value-type="float" office:value="3.633333">
            <text:p>3.63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21">
            <text:p>521</text:p>
          </table:table-cell>
          <table:table-cell office:value-type="float" office:value="0.557903">
            <text:p>0.56</text:p>
          </table:table-cell>
          <table:table-cell office:value-type="float" office:value="1781">
            <text:p>1781</text:p>
          </table:table-cell>
          <table:table-cell office:value-type="float" office:value="0.4125">
            <text:p>0.41</text:p>
          </table:table-cell>
          <table:table-cell office:value-type="float" office:value="2.090558">
            <text:p>2.09</text:p>
          </table:table-cell>
          <table:table-cell office:value-type="float" office:value="4.205357">
            <text:p>4.21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49">
            <text:p>449</text:p>
          </table:table-cell>
          <table:table-cell office:value-type="float" office:value="0.521831">
            <text:p>0.52</text:p>
          </table:table-cell>
          <table:table-cell office:value-type="float" office:value="3807">
            <text:p>3807</text:p>
          </table:table-cell>
          <table:table-cell office:value-type="float" office:value="0.5">
            <text:p>0.5</text:p>
          </table:table-cell>
          <table:table-cell office:value-type="float" office:value="2.451839">
            <text:p>2.45</text:p>
          </table:table-cell>
          <table:table-cell office:value-type="float" office:value="5.674242">
            <text:p>5.6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70">
            <text:p>570</text:p>
          </table:table-cell>
          <table:table-cell office:value-type="float" office:value="0.635561">
            <text:p>0.64</text:p>
          </table:table-cell>
          <table:table-cell office:value-type="float" office:value="978">
            <text:p>978</text:p>
          </table:table-cell>
          <table:table-cell office:value-type="float" office:value="0.398413">
            <text:p>0.4</text:p>
          </table:table-cell>
          <table:table-cell office:value-type="float" office:value="1.510309">
            <text:p>1.51</text:p>
          </table:table-cell>
          <table:table-cell office:value-type="float" office:value="3.214286">
            <text:p>3.21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89">
            <text:p>489</text:p>
          </table:table-cell>
          <table:table-cell office:value-type="float" office:value="0.560452">
            <text:p>0.56</text:p>
          </table:table-cell>
          <table:table-cell office:value-type="float" office:value="2623">
            <text:p>2623</text:p>
          </table:table-cell>
          <table:table-cell office:value-type="float" office:value="0.338095">
            <text:p>0.34</text:p>
          </table:table-cell>
          <table:table-cell office:value-type="float" office:value="1.835167">
            <text:p>1.84</text:p>
          </table:table-cell>
          <table:table-cell office:value-type="float" office:value="4.508824">
            <text:p>4.51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81">
            <text:p>581</text:p>
          </table:table-cell>
          <table:table-cell office:value-type="float" office:value="0.653642">
            <text:p>0.65</text:p>
          </table:table-cell>
          <table:table-cell office:value-type="float" office:value="873">
            <text:p>873</text:p>
          </table:table-cell>
          <table:table-cell office:value-type="float" office:value="0.383824">
            <text:p>0.38</text:p>
          </table:table-cell>
          <table:table-cell office:value-type="float" office:value="1.272541">
            <text:p>1.27</text:p>
          </table:table-cell>
          <table:table-cell office:value-type="float" office:value="2.876812">
            <text:p>2.8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86">
            <text:p>686</text:p>
          </table:table-cell>
          <table:table-cell office:value-type="float" office:value="0.775694">
            <text:p>0.78</text:p>
          </table:table-cell>
          <table:table-cell office:value-type="float" office:value="266">
            <text:p>266</text:p>
          </table:table-cell>
          <table:table-cell office:value-type="float" office:value="0.15">
            <text:p>0.15</text:p>
          </table:table-cell>
          <table:table-cell office:value-type="float" office:value="1.166912">
            <text:p>1.17</text:p>
          </table:table-cell>
          <table:table-cell office:value-type="float" office:value="2.243478">
            <text:p>2.24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53">
            <text:p>453</text:p>
          </table:table-cell>
          <table:table-cell office:value-type="float" office:value="0.545935">
            <text:p>0.55</text:p>
          </table:table-cell>
          <table:table-cell office:value-type="float" office:value="4136">
            <text:p>4136</text:p>
          </table:table-cell>
          <table:table-cell office:value-type="float" office:value="0.6">
            <text:p>0.6</text:p>
          </table:table-cell>
          <table:table-cell office:value-type="float" office:value="2.429972">
            <text:p>2.43</text:p>
          </table:table-cell>
          <table:table-cell office:value-type="float" office:value="4.6875">
            <text:p>4.6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02">
            <text:p>702</text:p>
          </table:table-cell>
          <table:table-cell office:value-type="float" office:value="0.778969">
            <text:p>0.78</text:p>
          </table:table-cell>
          <table:table-cell office:value-type="float" office:value="221">
            <text:p>221</text:p>
          </table:table-cell>
          <table:table-cell office:value-type="float" office:value="0.143541">
            <text:p>0.14</text:p>
          </table:table-cell>
          <table:table-cell office:value-type="float" office:value="0.844737">
            <text:p>0.84</text:p>
          </table:table-cell>
          <table:table-cell office:value-type="float" office:value="2.243478">
            <text:p>2.24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03">
            <text:p>703</text:p>
          </table:table-cell>
          <table:table-cell office:value-type="float" office:value="0.789535">
            <text:p>0.79</text:p>
          </table:table-cell>
          <table:table-cell office:value-type="float" office:value="234">
            <text:p>234</text:p>
          </table:table-cell>
          <table:table-cell office:value-type="float" office:value="0.24">
            <text:p>0.24</text:p>
          </table:table-cell>
          <table:table-cell office:value-type="float" office:value="1.027669">
            <text:p>1.03</text:p>
          </table:table-cell>
          <table:table-cell office:value-type="float" office:value="2.291667">
            <text:p>2.2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92">
            <text:p>592</text:p>
          </table:table-cell>
          <table:table-cell office:value-type="float" office:value="0.663971">
            <text:p>0.66</text:p>
          </table:table-cell>
          <table:table-cell office:value-type="float" office:value="808">
            <text:p>808</text:p>
          </table:table-cell>
          <table:table-cell office:value-type="float" office:value="0.383824">
            <text:p>0.38</text:p>
          </table:table-cell>
          <table:table-cell office:value-type="float" office:value="1.554833">
            <text:p>1.55</text:p>
          </table:table-cell>
          <table:table-cell office:value-type="float" office:value="3.166667">
            <text:p>3.1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84">
            <text:p>584</text:p>
          </table:table-cell>
          <table:table-cell office:value-type="float" office:value="0.655074">
            <text:p>0.66</text:p>
          </table:table-cell>
          <table:table-cell office:value-type="float" office:value="822">
            <text:p>822</text:p>
          </table:table-cell>
          <table:table-cell office:value-type="float" office:value="0.170455">
            <text:p>0.17</text:p>
          </table:table-cell>
          <table:table-cell office:value-type="float" office:value="1.642355">
            <text:p>1.64</text:p>
          </table:table-cell>
          <table:table-cell office:value-type="float" office:value="2.747619">
            <text:p>2.75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31">
            <text:p>531</text:p>
          </table:table-cell>
          <table:table-cell office:value-type="float" office:value="0.56949">
            <text:p>0.57</text:p>
          </table:table-cell>
          <table:table-cell office:value-type="float" office:value="1460">
            <text:p>1460</text:p>
          </table:table-cell>
          <table:table-cell office:value-type="float" office:value="0.398413">
            <text:p>0.4</text:p>
          </table:table-cell>
          <table:table-cell office:value-type="float" office:value="1.545135">
            <text:p>1.55</text:p>
          </table:table-cell>
          <table:table-cell office:value-type="float" office:value="3.520833">
            <text:p>3.52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51">
            <text:p>651</text:p>
          </table:table-cell>
          <table:table-cell office:value-type="float" office:value="0.74016">
            <text:p>0.74</text:p>
          </table:table-cell>
          <table:table-cell office:value-type="float" office:value="393">
            <text:p>393</text:p>
          </table:table-cell>
          <table:table-cell office:value-type="float" office:value="0.24">
            <text:p>0.24</text:p>
          </table:table-cell>
          <table:table-cell office:value-type="float" office:value="1.189549">
            <text:p>1.19</text:p>
          </table:table-cell>
          <table:table-cell office:value-type="float" office:value="2.669935">
            <text:p>2.6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56">
            <text:p>556</text:p>
          </table:table-cell>
          <table:table-cell office:value-type="float" office:value="0.616596">
            <text:p>0.62</text:p>
          </table:table-cell>
          <table:table-cell office:value-type="float" office:value="1122">
            <text:p>1122</text:p>
          </table:table-cell>
          <table:table-cell office:value-type="float" office:value="0.186335">
            <text:p>0.19</text:p>
          </table:table-cell>
          <table:table-cell office:value-type="float" office:value="1.587378">
            <text:p>1.59</text:p>
          </table:table-cell>
          <table:table-cell office:value-type="float" office:value="3.698413">
            <text:p>3.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38">
            <text:p>538</text:p>
          </table:table-cell>
          <table:table-cell office:value-type="float" office:value="0.570797">
            <text:p>0.57</text:p>
          </table:table-cell>
          <table:table-cell office:value-type="float" office:value="1377">
            <text:p>1377</text:p>
          </table:table-cell>
          <table:table-cell office:value-type="float" office:value="0.334524">
            <text:p>0.33</text:p>
          </table:table-cell>
          <table:table-cell office:value-type="float" office:value="1.664521">
            <text:p>1.66</text:p>
          </table:table-cell>
          <table:table-cell office:value-type="float" office:value="3.666667">
            <text:p>3.6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94">
            <text:p>694</text:p>
          </table:table-cell>
          <table:table-cell office:value-type="float" office:value="0.763673">
            <text:p>0.76</text:p>
          </table:table-cell>
          <table:table-cell office:value-type="float" office:value="239">
            <text:p>239</text:p>
          </table:table-cell>
          <table:table-cell office:value-type="float" office:value="0.170455">
            <text:p>0.17</text:p>
          </table:table-cell>
          <table:table-cell office:value-type="float" office:value="1.269531">
            <text:p>1.27</text:p>
          </table:table-cell>
          <table:table-cell office:value-type="float" office:value="3.041667">
            <text:p>3.04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96">
            <text:p>496</text:p>
          </table:table-cell>
          <table:table-cell office:value-type="float" office:value="0.554777">
            <text:p>0.55</text:p>
          </table:table-cell>
          <table:table-cell office:value-type="float" office:value="2412">
            <text:p>2412</text:p>
          </table:table-cell>
          <table:table-cell office:value-type="float" office:value="0.419935">
            <text:p>0.42</text:p>
          </table:table-cell>
          <table:table-cell office:value-type="float" office:value="1.918975">
            <text:p>1.92</text:p>
          </table:table-cell>
          <table:table-cell office:value-type="float" office:value="4.191667">
            <text:p>4.1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80">
            <text:p>680</text:p>
          </table:table-cell>
          <table:table-cell office:value-type="float" office:value="0.741363">
            <text:p>0.74</text:p>
          </table:table-cell>
          <table:table-cell office:value-type="float" office:value="276">
            <text:p>276</text:p>
          </table:table-cell>
          <table:table-cell office:value-type="float" office:value="0.186335">
            <text:p>0.19</text:p>
          </table:table-cell>
          <table:table-cell office:value-type="float" office:value="1.130934">
            <text:p>1.13</text:p>
          </table:table-cell>
          <table:table-cell office:value-type="float" office:value="3.214286">
            <text:p>3.21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29">
            <text:p>529</text:p>
          </table:table-cell>
          <table:table-cell office:value-type="float" office:value="0.576915">
            <text:p>0.58</text:p>
          </table:table-cell>
          <table:table-cell office:value-type="float" office:value="1669">
            <text:p>1669</text:p>
          </table:table-cell>
          <table:table-cell office:value-type="float" office:value="0.466667">
            <text:p>0.47</text:p>
          </table:table-cell>
          <table:table-cell office:value-type="float" office:value="1.674126">
            <text:p>1.67</text:p>
          </table:table-cell>
          <table:table-cell office:value-type="float" office:value="3.585965">
            <text:p>3.5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91">
            <text:p>491</text:p>
          </table:table-cell>
          <table:table-cell office:value-type="float" office:value="0.533946">
            <text:p>0.53</text:p>
          </table:table-cell>
          <table:table-cell office:value-type="float" office:value="2513">
            <text:p>2513</text:p>
          </table:table-cell>
          <table:table-cell office:value-type="float" office:value="0.757576">
            <text:p>0.76</text:p>
          </table:table-cell>
          <table:table-cell office:value-type="float" office:value="2.189392">
            <text:p>2.19</text:p>
          </table:table-cell>
          <table:table-cell office:value-type="float" office:value="4.666667">
            <text:p>4.6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70">
            <text:p>470</text:p>
          </table:table-cell>
          <table:table-cell office:value-type="float" office:value="0.51361">
            <text:p>0.51</text:p>
          </table:table-cell>
          <table:table-cell office:value-type="float" office:value="3295">
            <text:p>3295</text:p>
          </table:table-cell>
          <table:table-cell office:value-type="float" office:value="0.655556">
            <text:p>0.66</text:p>
          </table:table-cell>
          <table:table-cell office:value-type="float" office:value="2.250499">
            <text:p>2.25</text:p>
          </table:table-cell>
          <table:table-cell office:value-type="float" office:value="5.173611">
            <text:p>5.1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73">
            <text:p>573</text:p>
          </table:table-cell>
          <table:table-cell office:value-type="float" office:value="0.619623">
            <text:p>0.62</text:p>
          </table:table-cell>
          <table:table-cell office:value-type="float" office:value="951">
            <text:p>951</text:p>
          </table:table-cell>
          <table:table-cell office:value-type="float" office:value="0.383824">
            <text:p>0.38</text:p>
          </table:table-cell>
          <table:table-cell office:value-type="float" office:value="1.544861">
            <text:p>1.54</text:p>
          </table:table-cell>
          <table:table-cell office:value-type="float" office:value="3.388034">
            <text:p>3.3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47">
            <text:p>447</text:p>
          </table:table-cell>
          <table:table-cell office:value-type="float" office:value="0.518763">
            <text:p>0.52</text:p>
          </table:table-cell>
          <table:table-cell office:value-type="float" office:value="4172">
            <text:p>4172</text:p>
          </table:table-cell>
          <table:table-cell office:value-type="float" office:value="0.368347">
            <text:p>0.37</text:p>
          </table:table-cell>
          <table:table-cell office:value-type="float" office:value="2.575782">
            <text:p>2.58</text:p>
          </table:table-cell>
          <table:table-cell office:value-type="float" office:value="4.404762">
            <text:p>4.4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69">
            <text:p>469</text:p>
          </table:table-cell>
          <table:table-cell office:value-type="float" office:value="0.542745">
            <text:p>0.54</text:p>
          </table:table-cell>
          <table:table-cell office:value-type="float" office:value="3271">
            <text:p>3271</text:p>
          </table:table-cell>
          <table:table-cell office:value-type="float" office:value="0.383824">
            <text:p>0.38</text:p>
          </table:table-cell>
          <table:table-cell office:value-type="float" office:value="2.041261">
            <text:p>2.04</text:p>
          </table:table-cell>
          <table:table-cell office:value-type="float" office:value="4.525">
            <text:p>4.53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27">
            <text:p>427</text:p>
          </table:table-cell>
          <table:table-cell office:value-type="float" office:value="0.504068">
            <text:p>0.5</text:p>
          </table:table-cell>
          <table:table-cell office:value-type="float" office:value="5447">
            <text:p>5447</text:p>
          </table:table-cell>
          <table:table-cell office:value-type="float" office:value="0.582576">
            <text:p>0.58</text:p>
          </table:table-cell>
          <table:table-cell office:value-type="float" office:value="2.407484">
            <text:p>2.41</text:p>
          </table:table-cell>
          <table:table-cell office:value-type="float" office:value="4.6875">
            <text:p>4.6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63">
            <text:p>563</text:p>
          </table:table-cell>
          <table:table-cell office:value-type="float" office:value="0.631136">
            <text:p>0.63</text:p>
          </table:table-cell>
          <table:table-cell office:value-type="float" office:value="1045">
            <text:p>1045</text:p>
          </table:table-cell>
          <table:table-cell office:value-type="float" office:value="0.4125">
            <text:p>0.41</text:p>
          </table:table-cell>
          <table:table-cell office:value-type="float" office:value="1.581548">
            <text:p>1.58</text:p>
          </table:table-cell>
          <table:table-cell office:value-type="float" office:value="4.169935">
            <text:p>4.1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29">
            <text:p>729</text:p>
          </table:table-cell>
          <table:table-cell office:value-type="float" office:value="0.793583">
            <text:p>0.79</text:p>
          </table:table-cell>
          <table:table-cell office:value-type="float" office:value="157">
            <text:p>157</text:p>
          </table:table-cell>
          <table:table-cell office:value-type="float" office:value="0.15873">
            <text:p>0.16</text:p>
          </table:table-cell>
          <table:table-cell office:value-type="float" office:value="0.910242">
            <text:p>0.91</text:p>
          </table:table-cell>
          <table:table-cell office:value-type="float" office:value="1.537037">
            <text:p>1.54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54">
            <text:p>654</text:p>
          </table:table-cell>
          <table:table-cell office:value-type="float" office:value="0.723879">
            <text:p>0.72</text:p>
          </table:table-cell>
          <table:table-cell office:value-type="float" office:value="379">
            <text:p>379</text:p>
          </table:table-cell>
          <table:table-cell office:value-type="float" office:value="0.143541">
            <text:p>0.14</text:p>
          </table:table-cell>
          <table:table-cell office:value-type="float" office:value="1.200925">
            <text:p>1.2</text:p>
          </table:table-cell>
          <table:table-cell office:value-type="float" office:value="3.153409">
            <text:p>3.15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38">
            <text:p>638</text:p>
          </table:table-cell>
          <table:table-cell office:value-type="float" office:value="0.719222">
            <text:p>0.72</text:p>
          </table:table-cell>
          <table:table-cell office:value-type="float" office:value="457">
            <text:p>457</text:p>
          </table:table-cell>
          <table:table-cell office:value-type="float" office:value="0.288462">
            <text:p>0.29</text:p>
          </table:table-cell>
          <table:table-cell office:value-type="float" office:value="1.324521">
            <text:p>1.32</text:p>
          </table:table-cell>
          <table:table-cell office:value-type="float" office:value="2.538462">
            <text:p>2.54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60">
            <text:p>560</text:p>
          </table:table-cell>
          <table:table-cell office:value-type="float" office:value="0.613511">
            <text:p>0.61</text:p>
          </table:table-cell>
          <table:table-cell office:value-type="float" office:value="1064">
            <text:p>1064</text:p>
          </table:table-cell>
          <table:table-cell office:value-type="float" office:value="0.4125">
            <text:p>0.41</text:p>
          </table:table-cell>
          <table:table-cell office:value-type="float" office:value="1.330297">
            <text:p>1.33</text:p>
          </table:table-cell>
          <table:table-cell office:value-type="float" office:value="2.291667">
            <text:p>2.2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48">
            <text:p>648</text:p>
          </table:table-cell>
          <table:table-cell office:value-type="float" office:value="0.714253">
            <text:p>0.71</text:p>
          </table:table-cell>
          <table:table-cell office:value-type="float" office:value="426">
            <text:p>426</text:p>
          </table:table-cell>
          <table:table-cell office:value-type="float" office:value="0.288462">
            <text:p>0.29</text:p>
          </table:table-cell>
          <table:table-cell office:value-type="float" office:value="1.238631">
            <text:p>1.24</text:p>
          </table:table-cell>
          <table:table-cell office:value-type="float" office:value="2.190476">
            <text:p>2.1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78">
            <text:p>578</text:p>
          </table:table-cell>
          <table:table-cell office:value-type="float" office:value="0.623477">
            <text:p>0.62</text:p>
          </table:table-cell>
          <table:table-cell office:value-type="float" office:value="877">
            <text:p>877</text:p>
          </table:table-cell>
          <table:table-cell office:value-type="float" office:value="0.138889">
            <text:p>0.14</text:p>
          </table:table-cell>
          <table:table-cell office:value-type="float" office:value="1.471394">
            <text:p>1.47</text:p>
          </table:table-cell>
          <table:table-cell office:value-type="float" office:value="3.177632">
            <text:p>3.1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56">
            <text:p>656</text:p>
          </table:table-cell>
          <table:table-cell office:value-type="float" office:value="0.734298">
            <text:p>0.73</text:p>
          </table:table-cell>
          <table:table-cell office:value-type="float" office:value="360">
            <text:p>360</text:p>
          </table:table-cell>
          <table:table-cell office:value-type="float" office:value="0.15873">
            <text:p>0.16</text:p>
          </table:table-cell>
          <table:table-cell office:value-type="float" office:value="1.19742">
            <text:p>1.2</text:p>
          </table:table-cell>
          <table:table-cell office:value-type="float" office:value="2.695489">
            <text:p>2.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40">
            <text:p>640</text:p>
          </table:table-cell>
          <table:table-cell office:value-type="float" office:value="0.720549">
            <text:p>0.72</text:p>
          </table:table-cell>
          <table:table-cell office:value-type="float" office:value="464">
            <text:p>464</text:p>
          </table:table-cell>
          <table:table-cell office:value-type="float" office:value="0.170455">
            <text:p>0.17</text:p>
          </table:table-cell>
          <table:table-cell office:value-type="float" office:value="1.251695">
            <text:p>1.25</text:p>
          </table:table-cell>
          <table:table-cell office:value-type="float" office:value="2.716667">
            <text:p>2.72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58">
            <text:p>558</text:p>
          </table:table-cell>
          <table:table-cell office:value-type="float" office:value="0.647956">
            <text:p>0.65</text:p>
          </table:table-cell>
          <table:table-cell office:value-type="float" office:value="1101">
            <text:p>1101</text:p>
          </table:table-cell>
          <table:table-cell office:value-type="float" office:value="0.407576">
            <text:p>0.41</text:p>
          </table:table-cell>
          <table:table-cell office:value-type="float" office:value="1.478823">
            <text:p>1.48</text:p>
          </table:table-cell>
          <table:table-cell office:value-type="float" office:value="3.1875">
            <text:p>3.1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01">
            <text:p>601</text:p>
          </table:table-cell>
          <table:table-cell office:value-type="float" office:value="0.654037">
            <text:p>0.65</text:p>
          </table:table-cell>
          <table:table-cell office:value-type="float" office:value="663">
            <text:p>663</text:p>
          </table:table-cell>
          <table:table-cell office:value-type="float" office:value="0.15">
            <text:p>0.15</text:p>
          </table:table-cell>
          <table:table-cell office:value-type="float" office:value="1.384149">
            <text:p>1.38</text:p>
          </table:table-cell>
          <table:table-cell office:value-type="float" office:value="3.192857">
            <text:p>3.1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65">
            <text:p>465</text:p>
          </table:table-cell>
          <table:table-cell office:value-type="float" office:value="0.504723">
            <text:p>0.5</text:p>
          </table:table-cell>
          <table:table-cell office:value-type="float" office:value="3208">
            <text:p>3208</text:p>
          </table:table-cell>
          <table:table-cell office:value-type="float" office:value="0.696429">
            <text:p>0.7</text:p>
          </table:table-cell>
          <table:table-cell office:value-type="float" office:value="2.369007">
            <text:p>2.37</text:p>
          </table:table-cell>
          <table:table-cell office:value-type="float" office:value="4.694444">
            <text:p>4.6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48">
            <text:p>648</text:p>
          </table:table-cell>
          <table:table-cell office:value-type="float" office:value="0.712065">
            <text:p>0.71</text:p>
          </table:table-cell>
          <table:table-cell office:value-type="float" office:value="428">
            <text:p>428</text:p>
          </table:table-cell>
          <table:table-cell office:value-type="float" office:value="0.15">
            <text:p>0.15</text:p>
          </table:table-cell>
          <table:table-cell office:value-type="float" office:value="1.048355">
            <text:p>1.05</text:p>
          </table:table-cell>
          <table:table-cell office:value-type="float" office:value="2.291667">
            <text:p>2.2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83">
            <text:p>583</text:p>
          </table:table-cell>
          <table:table-cell office:value-type="float" office:value="0.648858">
            <text:p>0.65</text:p>
          </table:table-cell>
          <table:table-cell office:value-type="float" office:value="795">
            <text:p>795</text:p>
          </table:table-cell>
          <table:table-cell office:value-type="float" office:value="0.15">
            <text:p>0.15</text:p>
          </table:table-cell>
          <table:table-cell office:value-type="float" office:value="1.682031">
            <text:p>1.68</text:p>
          </table:table-cell>
          <table:table-cell office:value-type="float" office:value="3.75">
            <text:p>3.75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24">
            <text:p>624</text:p>
          </table:table-cell>
          <table:table-cell office:value-type="float" office:value="0.700554">
            <text:p>0.7</text:p>
          </table:table-cell>
          <table:table-cell office:value-type="float" office:value="518">
            <text:p>518</text:p>
          </table:table-cell>
          <table:table-cell office:value-type="float" office:value="0.186335">
            <text:p>0.19</text:p>
          </table:table-cell>
          <table:table-cell office:value-type="float" office:value="1.261188">
            <text:p>1.26</text:p>
          </table:table-cell>
          <table:table-cell office:value-type="float" office:value="3.177632">
            <text:p>3.1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94">
            <text:p>594</text:p>
          </table:table-cell>
          <table:table-cell office:value-type="float" office:value="0.651421">
            <text:p>0.65</text:p>
          </table:table-cell>
          <table:table-cell office:value-type="float" office:value="792">
            <text:p>792</text:p>
          </table:table-cell>
          <table:table-cell office:value-type="float" office:value="0.15">
            <text:p>0.15</text:p>
          </table:table-cell>
          <table:table-cell office:value-type="float" office:value="1.488326">
            <text:p>1.49</text:p>
          </table:table-cell>
          <table:table-cell office:value-type="float" office:value="3.673611">
            <text:p>3.6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44">
            <text:p>544</text:p>
          </table:table-cell>
          <table:table-cell office:value-type="float" office:value="0.585405">
            <text:p>0.59</text:p>
          </table:table-cell>
          <table:table-cell office:value-type="float" office:value="1309">
            <text:p>1309</text:p>
          </table:table-cell>
          <table:table-cell office:value-type="float" office:value="0.675">
            <text:p>0.68</text:p>
          </table:table-cell>
          <table:table-cell office:value-type="float" office:value="1.92477">
            <text:p>1.92</text:p>
          </table:table-cell>
          <table:table-cell office:value-type="float" office:value="3.698413">
            <text:p>3.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67">
            <text:p>467</text:p>
          </table:table-cell>
          <table:table-cell office:value-type="float" office:value="0.505744">
            <text:p>0.51</text:p>
          </table:table-cell>
          <table:table-cell office:value-type="float" office:value="3418">
            <text:p>3418</text:p>
          </table:table-cell>
          <table:table-cell office:value-type="float" office:value="0.31978">
            <text:p>0.32</text:p>
          </table:table-cell>
          <table:table-cell office:value-type="float" office:value="2.274703">
            <text:p>2.27</text:p>
          </table:table-cell>
          <table:table-cell office:value-type="float" office:value="4.404762">
            <text:p>4.4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94">
            <text:p>594</text:p>
          </table:table-cell>
          <table:table-cell office:value-type="float" office:value="0.662523">
            <text:p>0.66</text:p>
          </table:table-cell>
          <table:table-cell office:value-type="float" office:value="774">
            <text:p>774</text:p>
          </table:table-cell>
          <table:table-cell office:value-type="float" office:value="0.143541">
            <text:p>0.14</text:p>
          </table:table-cell>
          <table:table-cell office:value-type="float" office:value="1.443536">
            <text:p>1.44</text:p>
          </table:table-cell>
          <table:table-cell office:value-type="float" office:value="2.680556">
            <text:p>2.6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77">
            <text:p>577</text:p>
          </table:table-cell>
          <table:table-cell office:value-type="float" office:value="0.655623">
            <text:p>0.66</text:p>
          </table:table-cell>
          <table:table-cell office:value-type="float" office:value="913">
            <text:p>913</text:p>
          </table:table-cell>
          <table:table-cell office:value-type="float" office:value="0.4125">
            <text:p>0.41</text:p>
          </table:table-cell>
          <table:table-cell office:value-type="float" office:value="1.573114">
            <text:p>1.57</text:p>
          </table:table-cell>
          <table:table-cell office:value-type="float" office:value="3.192857">
            <text:p>3.1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65">
            <text:p>665</text:p>
          </table:table-cell>
          <table:table-cell office:value-type="float" office:value="0.74588">
            <text:p>0.75</text:p>
          </table:table-cell>
          <table:table-cell office:value-type="float" office:value="331">
            <text:p>331</text:p>
          </table:table-cell>
          <table:table-cell office:value-type="float" office:value="0.170455">
            <text:p>0.17</text:p>
          </table:table-cell>
          <table:table-cell office:value-type="float" office:value="1.150135">
            <text:p>1.15</text:p>
          </table:table-cell>
          <table:table-cell office:value-type="float" office:value="2.190476">
            <text:p>2.1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26">
            <text:p>626</text:p>
          </table:table-cell>
          <table:table-cell office:value-type="float" office:value="0.711756">
            <text:p>0.71</text:p>
          </table:table-cell>
          <table:table-cell office:value-type="float" office:value="538">
            <text:p>538</text:p>
          </table:table-cell>
          <table:table-cell office:value-type="float" office:value="0.24">
            <text:p>0.24</text:p>
          </table:table-cell>
          <table:table-cell office:value-type="float" office:value="1.471038">
            <text:p>1.47</text:p>
          </table:table-cell>
          <table:table-cell office:value-type="float" office:value="2.552632">
            <text:p>2.55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61">
            <text:p>461</text:p>
          </table:table-cell>
          <table:table-cell office:value-type="float" office:value="0.519812">
            <text:p>0.52</text:p>
          </table:table-cell>
          <table:table-cell office:value-type="float" office:value="3650">
            <text:p>3650</text:p>
          </table:table-cell>
          <table:table-cell office:value-type="float" office:value="1.006944">
            <text:p>1.01</text:p>
          </table:table-cell>
          <table:table-cell office:value-type="float" office:value="2.254071">
            <text:p>2.25</text:p>
          </table:table-cell>
          <table:table-cell office:value-type="float" office:value="3.910256">
            <text:p>3.91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37">
            <text:p>737</text:p>
          </table:table-cell>
          <table:table-cell office:value-type="float" office:value="0.776354">
            <text:p>0.78</text:p>
          </table:table-cell>
          <table:table-cell office:value-type="float" office:value="144">
            <text:p>144</text:p>
          </table:table-cell>
          <table:table-cell office:value-type="float" office:value="0.170455">
            <text:p>0.17</text:p>
          </table:table-cell>
          <table:table-cell office:value-type="float" office:value="0.877121">
            <text:p>0.88</text:p>
          </table:table-cell>
          <table:table-cell office:value-type="float" office:value="2.243478">
            <text:p>2.24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18">
            <text:p>518</text:p>
          </table:table-cell>
          <table:table-cell office:value-type="float" office:value="0.609742">
            <text:p>0.61</text:p>
          </table:table-cell>
          <table:table-cell office:value-type="float" office:value="1818">
            <text:p>1818</text:p>
          </table:table-cell>
          <table:table-cell office:value-type="float" office:value="0.854167">
            <text:p>0.85</text:p>
          </table:table-cell>
          <table:table-cell office:value-type="float" office:value="1.977452">
            <text:p>1.98</text:p>
          </table:table-cell>
          <table:table-cell office:value-type="float" office:value="4.195489">
            <text:p>4.2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78">
            <text:p>578</text:p>
          </table:table-cell>
          <table:table-cell office:value-type="float" office:value="0.634011">
            <text:p>0.63</text:p>
          </table:table-cell>
          <table:table-cell office:value-type="float" office:value="887">
            <text:p>887</text:p>
          </table:table-cell>
          <table:table-cell office:value-type="float" office:value="0.430556">
            <text:p>0.43</text:p>
          </table:table-cell>
          <table:table-cell office:value-type="float" office:value="1.582227">
            <text:p>1.58</text:p>
          </table:table-cell>
          <table:table-cell office:value-type="float" office:value="3.245455">
            <text:p>3.25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14">
            <text:p>514</text:p>
          </table:table-cell>
          <table:table-cell office:value-type="float" office:value="0.573992">
            <text:p>0.57</text:p>
          </table:table-cell>
          <table:table-cell office:value-type="float" office:value="1816">
            <text:p>1816</text:p>
          </table:table-cell>
          <table:table-cell office:value-type="float" office:value="0.510965">
            <text:p>0.51</text:p>
          </table:table-cell>
          <table:table-cell office:value-type="float" office:value="1.783812">
            <text:p>1.78</text:p>
          </table:table-cell>
          <table:table-cell office:value-type="float" office:value="3.719298">
            <text:p>3.72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82">
            <text:p>482</text:p>
          </table:table-cell>
          <table:table-cell office:value-type="float" office:value="0.529052">
            <text:p>0.53</text:p>
          </table:table-cell>
          <table:table-cell office:value-type="float" office:value="2805">
            <text:p>2805</text:p>
          </table:table-cell>
          <table:table-cell office:value-type="float" office:value="0.52619">
            <text:p>0.53</text:p>
          </table:table-cell>
          <table:table-cell office:value-type="float" office:value="1.88826">
            <text:p>1.89</text:p>
          </table:table-cell>
          <table:table-cell office:value-type="float" office:value="3.555556">
            <text:p>3.56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67">
            <text:p>567</text:p>
          </table:table-cell>
          <table:table-cell office:value-type="float" office:value="0.639051">
            <text:p>0.64</text:p>
          </table:table-cell>
          <table:table-cell office:value-type="float" office:value="973">
            <text:p>973</text:p>
          </table:table-cell>
          <table:table-cell office:value-type="float" office:value="0.4125">
            <text:p>0.41</text:p>
          </table:table-cell>
          <table:table-cell office:value-type="float" office:value="1.484708">
            <text:p>1.48</text:p>
          </table:table-cell>
          <table:table-cell office:value-type="float" office:value="3.177632">
            <text:p>3.1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62">
            <text:p>462</text:p>
          </table:table-cell>
          <table:table-cell office:value-type="float" office:value="0.515852">
            <text:p>0.52</text:p>
          </table:table-cell>
          <table:table-cell office:value-type="float" office:value="3581">
            <text:p>3581</text:p>
          </table:table-cell>
          <table:table-cell office:value-type="float" office:value="0.87619">
            <text:p>0.88</text:p>
          </table:table-cell>
          <table:table-cell office:value-type="float" office:value="2.515902">
            <text:p>2.52</text:p>
          </table:table-cell>
          <table:table-cell office:value-type="float" office:value="5.196429">
            <text:p>5.2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82">
            <text:p>582</text:p>
          </table:table-cell>
          <table:table-cell office:value-type="float" office:value="0.639614">
            <text:p>0.64</text:p>
          </table:table-cell>
          <table:table-cell office:value-type="float" office:value="827">
            <text:p>827</text:p>
          </table:table-cell>
          <table:table-cell office:value-type="float" office:value="0.138889">
            <text:p>0.14</text:p>
          </table:table-cell>
          <table:table-cell office:value-type="float" office:value="1.553225">
            <text:p>1.55</text:p>
          </table:table-cell>
          <table:table-cell office:value-type="float" office:value="3.673611">
            <text:p>3.6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70">
            <text:p>470</text:p>
          </table:table-cell>
          <table:table-cell office:value-type="float" office:value="0.523458">
            <text:p>0.52</text:p>
          </table:table-cell>
          <table:table-cell office:value-type="float" office:value="3337">
            <text:p>3337</text:p>
          </table:table-cell>
          <table:table-cell office:value-type="float" office:value="0.868347">
            <text:p>0.87</text:p>
          </table:table-cell>
          <table:table-cell office:value-type="float" office:value="2.359939">
            <text:p>2.36</text:p>
          </table:table-cell>
          <table:table-cell office:value-type="float" office:value="4.671429">
            <text:p>4.6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57">
            <text:p>557</text:p>
          </table:table-cell>
          <table:table-cell office:value-type="float" office:value="0.622977">
            <text:p>0.62</text:p>
          </table:table-cell>
          <table:table-cell office:value-type="float" office:value="1189">
            <text:p>1189</text:p>
          </table:table-cell>
          <table:table-cell office:value-type="float" office:value="0.338095">
            <text:p>0.34</text:p>
          </table:table-cell>
          <table:table-cell office:value-type="float" office:value="1.938255">
            <text:p>1.94</text:p>
          </table:table-cell>
          <table:table-cell office:value-type="float" office:value="3.555556">
            <text:p>3.56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32">
            <text:p>632</text:p>
          </table:table-cell>
          <table:table-cell office:value-type="float" office:value="0.683818">
            <text:p>0.68</text:p>
          </table:table-cell>
          <table:table-cell office:value-type="float" office:value="478">
            <text:p>478</text:p>
          </table:table-cell>
          <table:table-cell office:value-type="float" office:value="0.186335">
            <text:p>0.19</text:p>
          </table:table-cell>
          <table:table-cell office:value-type="float" office:value="1.558611">
            <text:p>1.56</text:p>
          </table:table-cell>
          <table:table-cell office:value-type="float" office:value="3.214286">
            <text:p>3.21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71">
            <text:p>571</text:p>
          </table:table-cell>
          <table:table-cell office:value-type="float" office:value="0.642319">
            <text:p>0.64</text:p>
          </table:table-cell>
          <table:table-cell office:value-type="float" office:value="962">
            <text:p>962</text:p>
          </table:table-cell>
          <table:table-cell office:value-type="float" office:value="0.348214">
            <text:p>0.35</text:p>
          </table:table-cell>
          <table:table-cell office:value-type="float" office:value="1.715201">
            <text:p>1.72</text:p>
          </table:table-cell>
          <table:table-cell office:value-type="float" office:value="3.245455">
            <text:p>3.25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70">
            <text:p>670</text:p>
          </table:table-cell>
          <table:table-cell office:value-type="float" office:value="0.752945">
            <text:p>0.75</text:p>
          </table:table-cell>
          <table:table-cell office:value-type="float" office:value="317">
            <text:p>317</text:p>
          </table:table-cell>
          <table:table-cell office:value-type="float" office:value="0.170455">
            <text:p>0.17</text:p>
          </table:table-cell>
          <table:table-cell office:value-type="float" office:value="1.313277">
            <text:p>1.31</text:p>
          </table:table-cell>
          <table:table-cell office:value-type="float" office:value="3.293478">
            <text:p>3.2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89">
            <text:p>589</text:p>
          </table:table-cell>
          <table:table-cell office:value-type="float" office:value="0.644535">
            <text:p>0.64</text:p>
          </table:table-cell>
          <table:table-cell office:value-type="float" office:value="826">
            <text:p>826</text:p>
          </table:table-cell>
          <table:table-cell office:value-type="float" office:value="0.170455">
            <text:p>0.17</text:p>
          </table:table-cell>
          <table:table-cell office:value-type="float" office:value="1.595644">
            <text:p>1.6</text:p>
          </table:table-cell>
          <table:table-cell office:value-type="float" office:value="2.630952">
            <text:p>2.63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97">
            <text:p>597</text:p>
          </table:table-cell>
          <table:table-cell office:value-type="float" office:value="0.655189">
            <text:p>0.66</text:p>
          </table:table-cell>
          <table:table-cell office:value-type="float" office:value="744">
            <text:p>744</text:p>
          </table:table-cell>
          <table:table-cell office:value-type="float" office:value="0.138889">
            <text:p>0.14</text:p>
          </table:table-cell>
          <table:table-cell office:value-type="float" office:value="1.534788">
            <text:p>1.53</text:p>
          </table:table-cell>
          <table:table-cell office:value-type="float" office:value="3.375">
            <text:p>3.3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72">
            <text:p>472</text:p>
          </table:table-cell>
          <table:table-cell office:value-type="float" office:value="0.522281">
            <text:p>0.52</text:p>
          </table:table-cell>
          <table:table-cell office:value-type="float" office:value="3101">
            <text:p>3101</text:p>
          </table:table-cell>
          <table:table-cell office:value-type="float" office:value="0.366667">
            <text:p>0.37</text:p>
          </table:table-cell>
          <table:table-cell office:value-type="float" office:value="1.903538">
            <text:p>1.9</text:p>
          </table:table-cell>
          <table:table-cell office:value-type="float" office:value="4.154762">
            <text:p>4.15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89">
            <text:p>689</text:p>
          </table:table-cell>
          <table:table-cell office:value-type="float" office:value="0.755878">
            <text:p>0.76</text:p>
          </table:table-cell>
          <table:table-cell office:value-type="float" office:value="263">
            <text:p>263</text:p>
          </table:table-cell>
          <table:table-cell office:value-type="float" office:value="0.15">
            <text:p>0.15</text:p>
          </table:table-cell>
          <table:table-cell office:value-type="float" office:value="1.117403">
            <text:p>1.12</text:p>
          </table:table-cell>
          <table:table-cell office:value-type="float" office:value="2.538462">
            <text:p>2.54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66">
            <text:p>466</text:p>
          </table:table-cell>
          <table:table-cell office:value-type="float" office:value="0.505668">
            <text:p>0.51</text:p>
          </table:table-cell>
          <table:table-cell office:value-type="float" office:value="3263">
            <text:p>3263</text:p>
          </table:table-cell>
          <table:table-cell office:value-type="float" office:value="0.362338">
            <text:p>0.36</text:p>
          </table:table-cell>
          <table:table-cell office:value-type="float" office:value="2.089045">
            <text:p>2.09</text:p>
          </table:table-cell>
          <table:table-cell office:value-type="float" office:value="3.821429">
            <text:p>3.82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87">
            <text:p>587</text:p>
          </table:table-cell>
          <table:table-cell office:value-type="float" office:value="0.650031">
            <text:p>0.65</text:p>
          </table:table-cell>
          <table:table-cell office:value-type="float" office:value="834">
            <text:p>834</text:p>
          </table:table-cell>
          <table:table-cell office:value-type="float" office:value="0.362338">
            <text:p>0.36</text:p>
          </table:table-cell>
          <table:table-cell office:value-type="float" office:value="1.444293">
            <text:p>1.44</text:p>
          </table:table-cell>
          <table:table-cell office:value-type="float" office:value="2.795455">
            <text:p>2.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74">
            <text:p>674</text:p>
          </table:table-cell>
          <table:table-cell office:value-type="float" office:value="0.742645">
            <text:p>0.74</text:p>
          </table:table-cell>
          <table:table-cell office:value-type="float" office:value="299">
            <text:p>299</text:p>
          </table:table-cell>
          <table:table-cell office:value-type="float" office:value="0.15873">
            <text:p>0.16</text:p>
          </table:table-cell>
          <table:table-cell office:value-type="float" office:value="0.969977">
            <text:p>0.97</text:p>
          </table:table-cell>
          <table:table-cell office:value-type="float" office:value="2.212121">
            <text:p>2.21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55">
            <text:p>655</text:p>
          </table:table-cell>
          <table:table-cell office:value-type="float" office:value="0.732381">
            <text:p>0.73</text:p>
          </table:table-cell>
          <table:table-cell office:value-type="float" office:value="392">
            <text:p>392</text:p>
          </table:table-cell>
          <table:table-cell office:value-type="float" office:value="0.24">
            <text:p>0.24</text:p>
          </table:table-cell>
          <table:table-cell office:value-type="float" office:value="1.451902">
            <text:p>1.45</text:p>
          </table:table-cell>
          <table:table-cell office:value-type="float" office:value="3.166667">
            <text:p>3.1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16">
            <text:p>616</text:p>
          </table:table-cell>
          <table:table-cell office:value-type="float" office:value="0.726859">
            <text:p>0.73</text:p>
          </table:table-cell>
          <table:table-cell office:value-type="float" office:value="603">
            <text:p>603</text:p>
          </table:table-cell>
          <table:table-cell office:value-type="float" office:value="0.208333">
            <text:p>0.21</text:p>
          </table:table-cell>
          <table:table-cell office:value-type="float" office:value="1.389133">
            <text:p>1.39</text:p>
          </table:table-cell>
          <table:table-cell office:value-type="float" office:value="3.214286">
            <text:p>3.21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66">
            <text:p>666</text:p>
          </table:table-cell>
          <table:table-cell office:value-type="float" office:value="0.704167">
            <text:p>0.7</text:p>
          </table:table-cell>
          <table:table-cell office:value-type="float" office:value="319">
            <text:p>319</text:p>
          </table:table-cell>
          <table:table-cell office:value-type="float" office:value="0.186335">
            <text:p>0.19</text:p>
          </table:table-cell>
          <table:table-cell office:value-type="float" office:value="1.089071">
            <text:p>1.09</text:p>
          </table:table-cell>
          <table:table-cell office:value-type="float" office:value="2.243478">
            <text:p>2.24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88">
            <text:p>688</text:p>
          </table:table-cell>
          <table:table-cell office:value-type="float" office:value="0.762989">
            <text:p>0.76</text:p>
          </table:table-cell>
          <table:table-cell office:value-type="float" office:value="256">
            <text:p>256</text:p>
          </table:table-cell>
          <table:table-cell office:value-type="float" office:value="0.186335">
            <text:p>0.19</text:p>
          </table:table-cell>
          <table:table-cell office:value-type="float" office:value="1.104246">
            <text:p>1.1</text:p>
          </table:table-cell>
          <table:table-cell office:value-type="float" office:value="2.373333">
            <text:p>2.3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25">
            <text:p>725</text:p>
          </table:table-cell>
          <table:table-cell office:value-type="float" office:value="0.797073">
            <text:p>0.8</text:p>
          </table:table-cell>
          <table:table-cell office:value-type="float" office:value="166">
            <text:p>166</text:p>
          </table:table-cell>
          <table:table-cell office:value-type="float" office:value="0.208333">
            <text:p>0.21</text:p>
          </table:table-cell>
          <table:table-cell office:value-type="float" office:value="0.912023">
            <text:p>0.91</text:p>
          </table:table-cell>
          <table:table-cell office:value-type="float" office:value="2.212121">
            <text:p>2.21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07">
            <text:p>507</text:p>
          </table:table-cell>
          <table:table-cell office:value-type="float" office:value="0.590069">
            <text:p>0.59</text:p>
          </table:table-cell>
          <table:table-cell office:value-type="float" office:value="2068">
            <text:p>2068</text:p>
          </table:table-cell>
          <table:table-cell office:value-type="float" office:value="0.675">
            <text:p>0.68</text:p>
          </table:table-cell>
          <table:table-cell office:value-type="float" office:value="1.929619">
            <text:p>1.93</text:p>
          </table:table-cell>
          <table:table-cell office:value-type="float" office:value="3.520833">
            <text:p>3.52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94">
            <text:p>594</text:p>
          </table:table-cell>
          <table:table-cell office:value-type="float" office:value="0.656346">
            <text:p>0.66</text:p>
          </table:table-cell>
          <table:table-cell office:value-type="float" office:value="709">
            <text:p>709</text:p>
          </table:table-cell>
          <table:table-cell office:value-type="float" office:value="0.170455">
            <text:p>0.17</text:p>
          </table:table-cell>
          <table:table-cell office:value-type="float" office:value="1.475566">
            <text:p>1.48</text:p>
          </table:table-cell>
          <table:table-cell office:value-type="float" office:value="3.214286">
            <text:p>3.21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80">
            <text:p>680</text:p>
          </table:table-cell>
          <table:table-cell office:value-type="float" office:value="0.757731">
            <text:p>0.76</text:p>
          </table:table-cell>
          <table:table-cell office:value-type="float" office:value="282">
            <text:p>282</text:p>
          </table:table-cell>
          <table:table-cell office:value-type="float" office:value="0.15">
            <text:p>0.15</text:p>
          </table:table-cell>
          <table:table-cell office:value-type="float" office:value="1.139879">
            <text:p>1.14</text:p>
          </table:table-cell>
          <table:table-cell office:value-type="float" office:value="2.243478">
            <text:p>2.24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14">
            <text:p>714</text:p>
          </table:table-cell>
          <table:table-cell office:value-type="float" office:value="0.779859">
            <text:p>0.78</text:p>
          </table:table-cell>
          <table:table-cell office:value-type="float" office:value="189">
            <text:p>189</text:p>
          </table:table-cell>
          <table:table-cell office:value-type="float" office:value="0.15">
            <text:p>0.15</text:p>
          </table:table-cell>
          <table:table-cell office:value-type="float" office:value="1.049987">
            <text:p>1.05</text:p>
          </table:table-cell>
          <table:table-cell office:value-type="float" office:value="2.538462">
            <text:p>2.54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91">
            <text:p>491</text:p>
          </table:table-cell>
          <table:table-cell office:value-type="float" office:value="0.555823">
            <text:p>0.56</text:p>
          </table:table-cell>
          <table:table-cell office:value-type="float" office:value="2409">
            <text:p>2409</text:p>
          </table:table-cell>
          <table:table-cell office:value-type="float" office:value="0.52619">
            <text:p>0.53</text:p>
          </table:table-cell>
          <table:table-cell office:value-type="float" office:value="2.363699">
            <text:p>2.36</text:p>
          </table:table-cell>
          <table:table-cell office:value-type="float" office:value="4.18254">
            <text:p>4.1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58">
            <text:p>658</text:p>
          </table:table-cell>
          <table:table-cell office:value-type="float" office:value="0.744127">
            <text:p>0.74</text:p>
          </table:table-cell>
          <table:table-cell office:value-type="float" office:value="370">
            <text:p>370</text:p>
          </table:table-cell>
          <table:table-cell office:value-type="float" office:value="0.170455">
            <text:p>0.17</text:p>
          </table:table-cell>
          <table:table-cell office:value-type="float" office:value="1.279724">
            <text:p>1.28</text:p>
          </table:table-cell>
          <table:table-cell office:value-type="float" office:value="2.712121">
            <text:p>2.71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60">
            <text:p>660</text:p>
          </table:table-cell>
          <table:table-cell office:value-type="float" office:value="0.738556">
            <text:p>0.74</text:p>
          </table:table-cell>
          <table:table-cell office:value-type="float" office:value="335">
            <text:p>335</text:p>
          </table:table-cell>
          <table:table-cell office:value-type="float" office:value="0.186335">
            <text:p>0.19</text:p>
          </table:table-cell>
          <table:table-cell office:value-type="float" office:value="1.017607">
            <text:p>1.02</text:p>
          </table:table-cell>
          <table:table-cell office:value-type="float" office:value="2.291667">
            <text:p>2.2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99">
            <text:p>599</text:p>
          </table:table-cell>
          <table:table-cell office:value-type="float" office:value="0.652794">
            <text:p>0.65</text:p>
          </table:table-cell>
          <table:table-cell office:value-type="float" office:value="675">
            <text:p>675</text:p>
          </table:table-cell>
          <table:table-cell office:value-type="float" office:value="0.143541">
            <text:p>0.14</text:p>
          </table:table-cell>
          <table:table-cell office:value-type="float" office:value="1.469369">
            <text:p>1.47</text:p>
          </table:table-cell>
          <table:table-cell office:value-type="float" office:value="3.245455">
            <text:p>3.25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71">
            <text:p>571</text:p>
          </table:table-cell>
          <table:table-cell office:value-type="float" office:value="0.656657">
            <text:p>0.66</text:p>
          </table:table-cell>
          <table:table-cell office:value-type="float" office:value="995">
            <text:p>995</text:p>
          </table:table-cell>
          <table:table-cell office:value-type="float" office:value="0.45">
            <text:p>0.45</text:p>
          </table:table-cell>
          <table:table-cell office:value-type="float" office:value="1.805826">
            <text:p>1.81</text:p>
          </table:table-cell>
          <table:table-cell office:value-type="float" office:value="3.666667">
            <text:p>3.6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51">
            <text:p>551</text:p>
          </table:table-cell>
          <table:table-cell office:value-type="float" office:value="0.588572">
            <text:p>0.59</text:p>
          </table:table-cell>
          <table:table-cell office:value-type="float" office:value="1186">
            <text:p>1186</text:p>
          </table:table-cell>
          <table:table-cell office:value-type="float" office:value="0.466667">
            <text:p>0.47</text:p>
          </table:table-cell>
          <table:table-cell office:value-type="float" office:value="1.610837">
            <text:p>1.61</text:p>
          </table:table-cell>
          <table:table-cell office:value-type="float" office:value="2.517157">
            <text:p>2.52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99">
            <text:p>599</text:p>
          </table:table-cell>
          <table:table-cell office:value-type="float" office:value="0.678535">
            <text:p>0.68</text:p>
          </table:table-cell>
          <table:table-cell office:value-type="float" office:value="749">
            <text:p>749</text:p>
          </table:table-cell>
          <table:table-cell office:value-type="float" office:value="0.15">
            <text:p>0.15</text:p>
          </table:table-cell>
          <table:table-cell office:value-type="float" office:value="1.395315">
            <text:p>1.4</text:p>
          </table:table-cell>
          <table:table-cell office:value-type="float" office:value="2.669935">
            <text:p>2.6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00">
            <text:p>700</text:p>
          </table:table-cell>
          <table:table-cell office:value-type="float" office:value="0.761319">
            <text:p>0.76</text:p>
          </table:table-cell>
          <table:table-cell office:value-type="float" office:value="238">
            <text:p>238</text:p>
          </table:table-cell>
          <table:table-cell office:value-type="float" office:value="0.033333">
            <text:p>0.03</text:p>
          </table:table-cell>
          <table:table-cell office:value-type="float" office:value="0.760985">
            <text:p>0.76</text:p>
          </table:table-cell>
          <table:table-cell office:value-type="float" office:value="2.212121">
            <text:p>2.21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48">
            <text:p>648</text:p>
          </table:table-cell>
          <table:table-cell office:value-type="float" office:value="0.749884">
            <text:p>0.75</text:p>
          </table:table-cell>
          <table:table-cell office:value-type="float" office:value="407">
            <text:p>407</text:p>
          </table:table-cell>
          <table:table-cell office:value-type="float" office:value="0.138889">
            <text:p>0.14</text:p>
          </table:table-cell>
          <table:table-cell office:value-type="float" office:value="1.3587">
            <text:p>1.36</text:p>
          </table:table-cell>
          <table:table-cell office:value-type="float" office:value="3.245455">
            <text:p>3.25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08">
            <text:p>508</text:p>
          </table:table-cell>
          <table:table-cell office:value-type="float" office:value="0.577852">
            <text:p>0.58</text:p>
          </table:table-cell>
          <table:table-cell office:value-type="float" office:value="2015">
            <text:p>2015</text:p>
          </table:table-cell>
          <table:table-cell office:value-type="float" office:value="0.52619">
            <text:p>0.53</text:p>
          </table:table-cell>
          <table:table-cell office:value-type="float" office:value="1.999986">
            <text:p>2</text:p>
          </table:table-cell>
          <table:table-cell office:value-type="float" office:value="4.479167">
            <text:p>4.4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43">
            <text:p>643</text:p>
          </table:table-cell>
          <table:table-cell office:value-type="float" office:value="0.733546">
            <text:p>0.73</text:p>
          </table:table-cell>
          <table:table-cell office:value-type="float" office:value="439">
            <text:p>439</text:p>
          </table:table-cell>
          <table:table-cell office:value-type="float" office:value="0.186335">
            <text:p>0.19</text:p>
          </table:table-cell>
          <table:table-cell office:value-type="float" office:value="1.19036">
            <text:p>1.19</text:p>
          </table:table-cell>
          <table:table-cell office:value-type="float" office:value="2.747619">
            <text:p>2.75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90">
            <text:p>590</text:p>
          </table:table-cell>
          <table:table-cell office:value-type="float" office:value="0.672844">
            <text:p>0.67</text:p>
          </table:table-cell>
          <table:table-cell office:value-type="float" office:value="773">
            <text:p>773</text:p>
          </table:table-cell>
          <table:table-cell office:value-type="float" office:value="0.186335">
            <text:p>0.19</text:p>
          </table:table-cell>
          <table:table-cell office:value-type="float" office:value="1.497422">
            <text:p>1.5</text:p>
          </table:table-cell>
          <table:table-cell office:value-type="float" office:value="3.158824">
            <text:p>3.16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52">
            <text:p>552</text:p>
          </table:table-cell>
          <table:table-cell office:value-type="float" office:value="0.602791">
            <text:p>0.6</text:p>
          </table:table-cell>
          <table:table-cell office:value-type="float" office:value="1132">
            <text:p>1132</text:p>
          </table:table-cell>
          <table:table-cell office:value-type="float" office:value="0.4125">
            <text:p>0.41</text:p>
          </table:table-cell>
          <table:table-cell office:value-type="float" office:value="1.691523">
            <text:p>1.69</text:p>
          </table:table-cell>
          <table:table-cell office:value-type="float" office:value="3.797619">
            <text:p>3.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48">
            <text:p>648</text:p>
          </table:table-cell>
          <table:table-cell office:value-type="float" office:value="0.674219">
            <text:p>0.67</text:p>
          </table:table-cell>
          <table:table-cell office:value-type="float" office:value="407">
            <text:p>407</text:p>
          </table:table-cell>
          <table:table-cell office:value-type="float" office:value="0.170455">
            <text:p>0.17</text:p>
          </table:table-cell>
          <table:table-cell office:value-type="float" office:value="1.237958">
            <text:p>1.24</text:p>
          </table:table-cell>
          <table:table-cell office:value-type="float" office:value="3.245455">
            <text:p>3.25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MIN([.D1:.D1001])" office:value-type="float" office:value="144">
            <text:p>144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MAX([.D2:.D1002])" office:value-type="float" office:value="5550">
            <text:p>5550</text:p>
          </table:table-cell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2">02/22/2010</text:date>, <text:time>03:28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02-22T03:28:18</dc:date>
    <meta:document-statistic meta:table-count="1" meta:cell-count="7015" meta:object-count="2"/>
    <meta:generator>OpenOffice.org/3.1$Linux OpenOffice.org_project/310m19$Build-9420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auto-position="true" chart:auto-size="true" chart:treat-empty-cells="ignor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diamond" chart:symbol-width="0.1cm" chart:symbol-height="0.1cm"/>
      <style:graphic-properties draw:stroke="none" svg:stroke-width="0.088cm" svg:stroke-color="#ff420e" draw:fill-color="#ff420e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19.177cm" svg:height="16.86cm" chart:class="chart:scatter" chart:style-name="ch1">
        <chart:legend chart:legend-position="end" svg:x="16.656cm" svg:y="8.153cm" chart:style-name="ch2"/>
        <chart:plot-area chart:style-name="ch3" table:cell-range-address="Sheet1_2.B1:Sheet1_2.B1001 Sheet1_2.D1:Sheet1_2.D1001" chart:data-source-has-labels="row" svg:x="0.383cm" svg:y="0.337cm" svg:width="15.891cm" svg:height="15.849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_2.B2:Sheet1_2.B1001" chart:label-cell-address="Sheet1_2.D1:Sheet1_2.D1" chart:class="chart:scatter">
            <chart:domain table:cell-range-address="Sheet1_2.D2:Sheet1_2.D1001"/>
            <chart:data-point chart:repeated="10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 text:id="Sheet1_2.D1:Sheet1_2.D1">2^boolwidt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79">
                <text:p text:id="Sheet1_2.D2:Sheet1_2.D1001">979</text:p>
              </table:table-cell>
              <table:table-cell office:value-type="float" office:value="569">
                <text:p text:id="Sheet1_2.B2:Sheet1_2.B1001">56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28">
                <text:p>728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8">
                <text:p>318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12">
                <text:p>3012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6">
                <text:p>186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54">
                <text:p>854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1">
                <text:p>211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36">
                <text:p>736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10">
                <text:p>2010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11">
                <text:p>1111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6">
                <text:p>296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2">
                <text:p>2002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74">
                <text:p>374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0">
                <text:p>440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65">
                <text:p>265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0">
                <text:p>300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5">
                <text:p>255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98">
                <text:p>1198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19">
                <text:p>3619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29">
                <text:p>629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95">
                <text:p>2395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74">
                <text:p>3074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44">
                <text:p>2244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47">
                <text:p>947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59">
                <text:p>859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1">
                <text:p>431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92">
                <text:p>692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789">
                <text:p>4789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16">
                <text:p>916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48">
                <text:p>848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3">
                <text:p>253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90">
                <text:p>790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28">
                <text:p>628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06">
                <text:p>606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56">
                <text:p>256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98">
                <text:p>798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69">
                <text:p>269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25">
                <text:p>225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57">
                <text:p>257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9">
                <text:p>449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59">
                <text:p>659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14">
                <text:p>814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61">
                <text:p>2161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611">
                <text:p>2611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3">
                <text:p>193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27">
                <text:p>727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57">
                <text:p>1057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03">
                <text:p>1403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43">
                <text:p>1343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39">
                <text:p>439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72">
                <text:p>1872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9">
                <text:p>209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90">
                <text:p>690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45">
                <text:p>645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766">
                <text:p>3766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73">
                <text:p>1773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77">
                <text:p>2877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220">
                <text:p>3220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07">
                <text:p>1407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16">
                <text:p>416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358">
                <text:p>4358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54">
                <text:p>1454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45">
                <text:p>1145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99">
                <text:p>799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277">
                <text:p>2277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25">
                <text:p>325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80">
                <text:p>280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30">
                <text:p>430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4">
                <text:p>694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99">
                <text:p>299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359">
                <text:p>1359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791">
                <text:p>2791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786">
                <text:p>1786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74">
                <text:p>374</text:p>
              </table:table-cell>
              <table:table-cell office:value-type="float" office:value="661">
                <text:p>66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487">
                <text:p>2487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80">
                <text:p>880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09">
                <text:p>709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74">
                <text:p>1174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464">
                <text:p>3464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13">
                <text:p>613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18">
                <text:p>318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509">
                <text:p>4509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51">
                <text:p>651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62">
                <text:p>1062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550">
                <text:p>5550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967">
                <text:p>2967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12">
                <text:p>512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636">
                <text:p>3636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92">
                <text:p>1792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69">
                <text:p>669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24">
                <text:p>524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167">
                <text:p>3167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37">
                <text:p>437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68">
                <text:p>168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591">
                <text:p>2591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56">
                <text:p>456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22">
                <text:p>822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22">
                <text:p>222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76">
                <text:p>476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68">
                <text:p>268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315">
                <text:p>2315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70">
                <text:p>670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61">
                <text:p>361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68">
                <text:p>1568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94">
                <text:p>694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28">
                <text:p>228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91">
                <text:p>191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52">
                <text:p>1152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91">
                <text:p>191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74">
                <text:p>274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84">
                <text:p>784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850">
                <text:p>1850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45">
                <text:p>1045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89">
                <text:p>1189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47">
                <text:p>447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37">
                <text:p>2337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912">
                <text:p>4912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53">
                <text:p>1053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08">
                <text:p>408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287">
                <text:p>2287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5">
                <text:p>1205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255">
                <text:p>2255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39">
                <text:p>539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00">
                <text:p>500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48">
                <text:p>748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133">
                <text:p>3133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88">
                <text:p>188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06">
                <text:p>606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45">
                <text:p>345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09">
                <text:p>1209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55">
                <text:p>25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90">
                <text:p>1090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14">
                <text:p>714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64">
                <text:p>264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15">
                <text:p>215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94">
                <text:p>1394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95">
                <text:p>795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45">
                <text:p>645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173">
                <text:p>3173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240">
                <text:p>1240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306">
                <text:p>2306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339">
                <text:p>1339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111">
                <text:p>2111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30">
                <text:p>330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40">
                <text:p>340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22">
                <text:p>822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174">
                <text:p>1174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360">
                <text:p>2360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92">
                <text:p>692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04">
                <text:p>504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814">
                <text:p>1814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383">
                <text:p>1383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50">
                <text:p>350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698">
                <text:p>2698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29">
                <text:p>629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32">
                <text:p>532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07">
                <text:p>507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933">
                <text:p>1933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44">
                <text:p>744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39">
                <text:p>1539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91">
                <text:p>591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204">
                <text:p>2204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682">
                <text:p>2682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72">
                <text:p>272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281">
                <text:p>2281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04">
                <text:p>204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466">
                <text:p>3466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10">
                <text:p>310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39">
                <text:p>839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22">
                <text:p>1022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442">
                <text:p>2442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88">
                <text:p>588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35">
                <text:p>535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588">
                <text:p>1588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257">
                <text:p>3257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14">
                <text:p>414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26">
                <text:p>926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396">
                <text:p>3396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845">
                <text:p>3845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04">
                <text:p>904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04">
                <text:p>404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563">
                <text:p>2563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7">
                <text:p>827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46">
                <text:p>446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44">
                <text:p>1044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811">
                <text:p>3811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06">
                <text:p>706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481">
                <text:p>1481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62">
                <text:p>462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20">
                <text:p>320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397">
                <text:p>2397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36">
                <text:p>236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482">
                <text:p>1482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7">
                <text:p>197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36">
                <text:p>1936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69">
                <text:p>369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31">
                <text:p>431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40">
                <text:p>840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11">
                <text:p>211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811">
                <text:p>1811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94">
                <text:p>1094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26">
                <text:p>426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607">
                <text:p>607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579">
                <text:p>3579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08">
                <text:p>308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935">
                <text:p>935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586">
                <text:p>1586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93">
                <text:p>393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142">
                <text:p>1142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43">
                <text:p>343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40">
                <text:p>640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673">
                <text:p>1673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21">
                <text:p>521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213">
                <text:p>1213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47">
                <text:p>847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93">
                <text:p>193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07">
                <text:p>707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88">
                <text:p>388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18">
                <text:p>318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962">
                <text:p>2962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50">
                <text:p>450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74">
                <text:p>774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00">
                <text:p>500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39">
                <text:p>439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98">
                <text:p>698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939">
                <text:p>939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173">
                <text:p>1173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97">
                <text:p>297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39">
                <text:p>239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901">
                <text:p>1901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51">
                <text:p>451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408">
                <text:p>3408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83">
                <text:p>183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55">
                <text:p>255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15">
                <text:p>515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15">
                <text:p>315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60">
                <text:p>1160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679">
                <text:p>1679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325">
                <text:p>1325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87">
                <text:p>187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162">
                <text:p>2162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96">
                <text:p>796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87">
                <text:p>287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04">
                <text:p>204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75">
                <text:p>775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545">
                <text:p>2545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220">
                <text:p>2220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136">
                <text:p>113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65">
                <text:p>165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68">
                <text:p>168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741">
                <text:p>374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02">
                <text:p>302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224">
                <text:p>1224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263">
                <text:p>3263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50">
                <text:p>550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22">
                <text:p>622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134">
                <text:p>1134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172">
                <text:p>1172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818">
                <text:p>1818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35">
                <text:p>235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732">
                <text:p>2732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249">
                <text:p>1249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398">
                <text:p>2398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505">
                <text:p>2505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05">
                <text:p>705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34">
                <text:p>634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42">
                <text:p>342</text:p>
              </table:table-cell>
              <table:table-cell office:value-type="float" office:value="663">
                <text:p>66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292">
                <text:p>1292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13">
                <text:p>613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15">
                <text:p>415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411">
                <text:p>3411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70">
                <text:p>470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52">
                <text:p>152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020">
                <text:p>1020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10">
                <text:p>210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988">
                <text:p>988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98">
                <text:p>598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46">
                <text:p>446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978">
                <text:p>978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13">
                <text:p>213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095">
                <text:p>1095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743">
                <text:p>2743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58">
                <text:p>158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801">
                <text:p>3801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132">
                <text:p>1132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85">
                <text:p>785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65">
                <text:p>265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380">
                <text:p>2380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62">
                <text:p>562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041">
                <text:p>1041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900">
                <text:p>900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21">
                <text:p>321</text:p>
              </table:table-cell>
              <table:table-cell office:value-type="float" office:value="671">
                <text:p>67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08">
                <text:p>408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099">
                <text:p>4099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30">
                <text:p>330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64">
                <text:p>264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347">
                <text:p>1347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538">
                <text:p>1538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63">
                <text:p>563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179">
                <text:p>3179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207">
                <text:p>4207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0">
                <text:p>300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43">
                <text:p>443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908">
                <text:p>1908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93">
                <text:p>393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60">
                <text:p>460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084">
                <text:p>2084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25">
                <text:p>425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54">
                <text:p>354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625">
                <text:p>1625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854">
                <text:p>854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574">
                <text:p>2574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497">
                <text:p>3497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413">
                <text:p>1413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601">
                <text:p>1601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55">
                <text:p>255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547">
                <text:p>547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524">
                <text:p>1524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67">
                <text:p>267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41">
                <text:p>341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06">
                <text:p>506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18">
                <text:p>618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142">
                <text:p>3142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62">
                <text:p>162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18">
                <text:p>218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85">
                <text:p>185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38">
                <text:p>338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874">
                <text:p>874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977">
                <text:p>977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43">
                <text:p>243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745">
                <text:p>745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60">
                <text:p>160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09">
                <text:p>209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215">
                <text:p>3215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702">
                <text:p>2702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59">
                <text:p>359</text:p>
              </table:table-cell>
              <table:table-cell office:value-type="float" office:value="661">
                <text:p>66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563">
                <text:p>2563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961">
                <text:p>961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72">
                <text:p>272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194">
                <text:p>1194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065">
                <text:p>2065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067">
                <text:p>1067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85">
                <text:p>185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19">
                <text:p>319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415">
                <text:p>1415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95">
                <text:p>395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578">
                <text:p>2578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658">
                <text:p>2658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564">
                <text:p>2564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88">
                <text:p>488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09">
                <text:p>209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895">
                <text:p>895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054">
                <text:p>1054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13">
                <text:p>413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411">
                <text:p>3411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45">
                <text:p>745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228">
                <text:p>3228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175">
                <text:p>3175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228">
                <text:p>2228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846">
                <text:p>1846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291">
                <text:p>4291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514">
                <text:p>1514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07">
                <text:p>207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389">
                <text:p>2389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318">
                <text:p>2318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01">
                <text:p>701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615">
                <text:p>1615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288">
                <text:p>2288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939">
                <text:p>939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760">
                <text:p>1760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99">
                <text:p>299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01">
                <text:p>401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312">
                <text:p>3312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053">
                <text:p>1053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751">
                <text:p>2751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910">
                <text:p>910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911">
                <text:p>1911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20">
                <text:p>220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900">
                <text:p>900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836">
                <text:p>836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517">
                <text:p>517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129">
                <text:p>1129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441">
                <text:p>3441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509">
                <text:p>509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40">
                <text:p>240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524">
                <text:p>2524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473">
                <text:p>2473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992">
                <text:p>992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570">
                <text:p>570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21">
                <text:p>221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323">
                <text:p>1323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876">
                <text:p>876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473">
                <text:p>1473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71">
                <text:p>571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23">
                <text:p>723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68">
                <text:p>468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13">
                <text:p>313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94">
                <text:p>294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457">
                <text:p>1457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170">
                <text:p>1170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647">
                <text:p>1647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813">
                <text:p>2813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750">
                <text:p>2750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574">
                <text:p>574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96">
                <text:p>496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933">
                <text:p>933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19">
                <text:p>819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486">
                <text:p>1486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601">
                <text:p>601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672">
                <text:p>672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99">
                <text:p>199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748">
                <text:p>748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070">
                <text:p>3070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91">
                <text:p>491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997">
                <text:p>997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680">
                <text:p>68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67">
                <text:p>167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323">
                <text:p>2323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75">
                <text:p>375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758">
                <text:p>1758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766">
                <text:p>766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45">
                <text:p>245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612">
                <text:p>612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76">
                <text:p>276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01">
                <text:p>401</text:p>
              </table:table-cell>
              <table:table-cell office:value-type="float" office:value="653">
                <text:p>65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80">
                <text:p>380</text:p>
              </table:table-cell>
              <table:table-cell office:value-type="float" office:value="661">
                <text:p>66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83">
                <text:p>183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885">
                <text:p>885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235">
                <text:p>2235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787">
                <text:p>787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721">
                <text:p>3721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97">
                <text:p>597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089">
                <text:p>1089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57">
                <text:p>157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361">
                <text:p>2361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620">
                <text:p>620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25">
                <text:p>225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661">
                <text:p>2661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61">
                <text:p>361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332">
                <text:p>1332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59">
                <text:p>359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338">
                <text:p>2338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76">
                <text:p>176</text:p>
              </table:table-cell>
              <table:table-cell office:value-type="float" office:value="718">
                <text:p>71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102">
                <text:p>3102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313">
                <text:p>313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821">
                <text:p>1821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47">
                <text:p>247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62">
                <text:p>262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15">
                <text:p>315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615">
                <text:p>615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803">
                <text:p>803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9">
                <text:p>459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785">
                <text:p>785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030">
                <text:p>3030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14">
                <text:p>514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97">
                <text:p>297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147">
                <text:p>1147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947">
                <text:p>947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798">
                <text:p>1798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553">
                <text:p>553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491">
                <text:p>1491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625">
                <text:p>625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11">
                <text:p>311</text:p>
              </table:table-cell>
              <table:table-cell office:value-type="float" office:value="671">
                <text:p>67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049">
                <text:p>1049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488">
                <text:p>1488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79">
                <text:p>279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47">
                <text:p>447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19">
                <text:p>219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389">
                <text:p>2389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60">
                <text:p>360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488">
                <text:p>2488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70">
                <text:p>370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689">
                <text:p>689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298">
                <text:p>2298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230">
                <text:p>2230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77">
                <text:p>277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20">
                <text:p>320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44">
                <text:p>344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389">
                <text:p>1389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579">
                <text:p>579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21">
                <text:p>221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776">
                <text:p>776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326">
                <text:p>1326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826">
                <text:p>3826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93">
                <text:p>193</text:p>
              </table:table-cell>
              <table:table-cell office:value-type="float" office:value="718">
                <text:p>71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447">
                <text:p>1447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32">
                <text:p>232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248">
                <text:p>1248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940">
                <text:p>940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526">
                <text:p>526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802">
                <text:p>1802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666">
                <text:p>666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64">
                <text:p>264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621">
                <text:p>2621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659">
                <text:p>659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842">
                <text:p>842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52">
                <text:p>252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04">
                <text:p>204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685">
                <text:p>4685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757">
                <text:p>3757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017">
                <text:p>2017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166">
                <text:p>2166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11">
                <text:p>511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28">
                <text:p>228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408">
                <text:p>408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3274">
                <text:p>3274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012">
                <text:p>1012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807">
                <text:p>1807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346">
                <text:p>346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02">
                <text:p>202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376">
                <text:p>376</text:p>
              </table:table-cell>
              <table:table-cell office:value-type="float" office:value="661">
                <text:p>66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759">
                <text:p>1759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70">
                <text:p>570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173">
                <text:p>1173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95">
                <text:p>595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3887">
                <text:p>3887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42">
                <text:p>242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297">
                <text:p>1297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167">
                <text:p>1167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4">
                <text:p>524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275">
                <text:p>1275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377">
                <text:p>377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729">
                <text:p>729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111">
                <text:p>1111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3126">
                <text:p>3126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54">
                <text:p>554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937">
                <text:p>937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651">
                <text:p>1651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632">
                <text:p>632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4354">
                <text:p>4354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504">
                <text:p>1504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81">
                <text:p>581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01">
                <text:p>501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784">
                <text:p>1784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682">
                <text:p>2682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743">
                <text:p>743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058">
                <text:p>3058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128">
                <text:p>1128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859">
                <text:p>859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649">
                <text:p>1649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428">
                <text:p>428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01">
                <text:p>501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3411">
                <text:p>3411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369">
                <text:p>1369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99">
                <text:p>599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344">
                <text:p>344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528">
                <text:p>1528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184">
                <text:p>1184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77">
                <text:p>377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3362">
                <text:p>336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908">
                <text:p>1908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689">
                <text:p>689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85">
                <text:p>285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425">
                <text:p>425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271">
                <text:p>1271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3390">
                <text:p>3390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3124">
                <text:p>3124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04">
                <text:p>204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418">
                <text:p>2418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715">
                <text:p>715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861">
                <text:p>861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045">
                <text:p>1045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136">
                <text:p>2136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748">
                <text:p>748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523">
                <text:p>1523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667">
                <text:p>667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3025">
                <text:p>3025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397">
                <text:p>397</text:p>
              </table:table-cell>
              <table:table-cell office:value-type="float" office:value="653">
                <text:p>65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588">
                <text:p>1588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85">
                <text:p>185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300">
                <text:p>300</text:p>
              </table:table-cell>
              <table:table-cell office:value-type="float" office:value="677">
                <text:p>67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31">
                <text:p>231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58">
                <text:p>158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945">
                <text:p>2945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318">
                <text:p>318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353">
                <text:p>353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78">
                <text:p>178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375">
                <text:p>375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734">
                <text:p>734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69">
                <text:p>269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48">
                <text:p>548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42">
                <text:p>242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83">
                <text:p>183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99">
                <text:p>599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74">
                <text:p>274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252">
                <text:p>1252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743">
                <text:p>743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3956">
                <text:p>3956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056">
                <text:p>2056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493">
                <text:p>1493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300">
                <text:p>1300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465">
                <text:p>465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487">
                <text:p>1487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4400">
                <text:p>4400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397">
                <text:p>397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475">
                <text:p>475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01">
                <text:p>501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047">
                <text:p>2047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79">
                <text:p>579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49">
                <text:p>249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918">
                <text:p>918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139">
                <text:p>2139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765">
                <text:p>765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561">
                <text:p>561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303">
                <text:p>2303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13">
                <text:p>213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17">
                <text:p>617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498">
                <text:p>498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23">
                <text:p>323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765">
                <text:p>2765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359">
                <text:p>359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558">
                <text:p>558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087">
                <text:p>2087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92">
                <text:p>192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715">
                <text:p>1715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13">
                <text:p>313</text:p>
              </table:table-cell>
              <table:table-cell office:value-type="float" office:value="671">
                <text:p>67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554">
                <text:p>554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203">
                <text:p>1203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3412">
                <text:p>3412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4082">
                <text:p>4082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829">
                <text:p>3829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394">
                <text:p>1394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39">
                <text:p>339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610">
                <text:p>2610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60">
                <text:p>660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3128">
                <text:p>3128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70">
                <text:p>270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14">
                <text:p>214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460">
                <text:p>460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390">
                <text:p>390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692">
                <text:p>1692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731">
                <text:p>731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94">
                <text:p>394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844">
                <text:p>844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447">
                <text:p>1447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74">
                <text:p>274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15">
                <text:p>215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268">
                <text:p>1268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80">
                <text:p>280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312">
                <text:p>312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54">
                <text:p>154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424">
                <text:p>424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77">
                <text:p>177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745">
                <text:p>1745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3516">
                <text:p>3516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3439">
                <text:p>3439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4489">
                <text:p>4489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932">
                <text:p>2932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17">
                <text:p>217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834">
                <text:p>834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42">
                <text:p>242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358">
                <text:p>358</text:p>
              </table:table-cell>
              <table:table-cell office:value-type="float" office:value="661">
                <text:p>66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540">
                <text:p>540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401">
                <text:p>1401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608">
                <text:p>1608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609">
                <text:p>1609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543">
                <text:p>543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245">
                <text:p>1245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065">
                <text:p>1065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839">
                <text:p>839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49">
                <text:p>249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333">
                <text:p>333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508">
                <text:p>508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785">
                <text:p>785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43">
                <text:p>243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306">
                <text:p>306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696">
                <text:p>2696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40">
                <text:p>240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918">
                <text:p>2918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91">
                <text:p>291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805">
                <text:p>805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706">
                <text:p>706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285">
                <text:p>1285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85">
                <text:p>185</text:p>
              </table:table-cell>
              <table:table-cell office:value-type="float" office:value="718">
                <text:p>71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3506">
                <text:p>3506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325">
                <text:p>325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80">
                <text:p>180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393">
                <text:p>1393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517">
                <text:p>517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5046">
                <text:p>5046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818">
                <text:p>1818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47">
                <text:p>247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218">
                <text:p>1218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57">
                <text:p>657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374">
                <text:p>2374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93">
                <text:p>693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600">
                <text:p>1600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453">
                <text:p>1453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465">
                <text:p>1465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961">
                <text:p>1961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186">
                <text:p>1186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607">
                <text:p>2607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91">
                <text:p>291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074">
                <text:p>2074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715">
                <text:p>2715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426">
                <text:p>2426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65">
                <text:p>265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950">
                <text:p>2950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751">
                <text:p>2751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471">
                <text:p>471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607">
                <text:p>607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84">
                <text:p>284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389">
                <text:p>1389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08">
                <text:p>208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387">
                <text:p>387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86">
                <text:p>186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70">
                <text:p>170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81">
                <text:p>781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124">
                <text:p>1124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89">
                <text:p>289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814">
                <text:p>814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3549">
                <text:p>3549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434">
                <text:p>2434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585">
                <text:p>2585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61">
                <text:p>161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033">
                <text:p>1033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579">
                <text:p>579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573">
                <text:p>573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425">
                <text:p>425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904">
                <text:p>904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664">
                <text:p>664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986">
                <text:p>1986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808">
                <text:p>1808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510">
                <text:p>510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11">
                <text:p>711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3799">
                <text:p>3799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50">
                <text:p>750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300">
                <text:p>300</text:p>
              </table:table-cell>
              <table:table-cell office:value-type="float" office:value="677">
                <text:p>67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635">
                <text:p>2635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09">
                <text:p>209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38">
                <text:p>238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060">
                <text:p>2060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251">
                <text:p>225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3019">
                <text:p>3019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20">
                <text:p>720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576">
                <text:p>576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3644">
                <text:p>3644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927">
                <text:p>2927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522">
                <text:p>1522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314">
                <text:p>1314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81">
                <text:p>781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20">
                <text:p>220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500">
                <text:p>2500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204">
                <text:p>2204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837">
                <text:p>837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994">
                <text:p>994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24">
                <text:p>224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566">
                <text:p>1566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749">
                <text:p>1749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69">
                <text:p>269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461">
                <text:p>1461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73">
                <text:p>773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005">
                <text:p>1005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473">
                <text:p>473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487">
                <text:p>1487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087">
                <text:p>2087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617">
                <text:p>617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462">
                <text:p>462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852">
                <text:p>2852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323">
                <text:p>323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203">
                <text:p>1203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519">
                <text:p>2519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958">
                <text:p>1958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702">
                <text:p>1702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968">
                <text:p>1968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05">
                <text:p>705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76">
                <text:p>176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3049">
                <text:p>3049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400">
                <text:p>400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016">
                <text:p>1016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393">
                <text:p>393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279">
                <text:p>1279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113">
                <text:p>1113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396">
                <text:p>396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318">
                <text:p>318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385">
                <text:p>1385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2217">
                <text:p>2217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008">
                <text:p>2008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614">
                <text:p>614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599">
                <text:p>1599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379">
                <text:p>379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78">
                <text:p>778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7">
                <text:p>787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862">
                <text:p>862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21">
                <text:p>221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36">
                <text:p>236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32">
                <text:p>732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515">
                <text:p>1515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302">
                <text:p>302</text:p>
              </table:table-cell>
              <table:table-cell office:value-type="float" office:value="677">
                <text:p>677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551">
                <text:p>1551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77">
                <text:p>177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513">
                <text:p>513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95">
                <text:p>195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303">
                <text:p>303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3342">
                <text:p>3342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412">
                <text:p>412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42">
                <text:p>242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56">
                <text:p>756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66">
                <text:p>766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94">
                <text:p>194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94">
                <text:p>294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20">
                <text:p>220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200">
                <text:p>200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237">
                <text:p>237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062">
                <text:p>2062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478">
                <text:p>478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865">
                <text:p>1865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637">
                <text:p>637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579">
                <text:p>579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351">
                <text:p>351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4564">
                <text:p>4564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99">
                <text:p>299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618">
                <text:p>618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106">
                <text:p>1106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453">
                <text:p>453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98">
                <text:p>198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458">
                <text:p>1458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3243">
                <text:p>3243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540">
                <text:p>540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3590">
                <text:p>3590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382">
                <text:p>382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2332">
                <text:p>2332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3234">
                <text:p>3234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77">
                <text:p>277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544">
                <text:p>544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171">
                <text:p>2171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317">
                <text:p>317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76">
                <text:p>176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516">
                <text:p>1516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804">
                <text:p>1804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26">
                <text:p>226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341">
                <text:p>1341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81">
                <text:p>281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760">
                <text:p>760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425">
                <text:p>425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518">
                <text:p>1518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437">
                <text:p>437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88">
                <text:p>288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329">
                <text:p>329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309">
                <text:p>309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464">
                <text:p>464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3939">
                <text:p>3939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868">
                <text:p>2868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61">
                <text:p>261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702">
                <text:p>702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336">
                <text:p>336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936">
                <text:p>1936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240">
                <text:p>2240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045">
                <text:p>1045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48">
                <text:p>848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571">
                <text:p>571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577">
                <text:p>577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320">
                <text:p>320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635">
                <text:p>635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575">
                <text:p>575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663">
                <text:p>1663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706">
                <text:p>706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2262">
                <text:p>2262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750">
                <text:p>750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78">
                <text:p>178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3798">
                <text:p>3798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909">
                <text:p>909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571">
                <text:p>1571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779">
                <text:p>779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752">
                <text:p>752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276">
                <text:p>1276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168">
                <text:p>1168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453">
                <text:p>453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365">
                <text:p>365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053">
                <text:p>1053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442">
                <text:p>442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2022">
                <text:p>2022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732">
                <text:p>732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2848">
                <text:p>2848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3878">
                <text:p>3878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582">
                <text:p>582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94">
                <text:p>294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248">
                <text:p>248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381">
                <text:p>381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977">
                <text:p>1977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326">
                <text:p>326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3492">
                <text:p>3492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676">
                <text:p>676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2216">
                <text:p>2216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3104">
                <text:p>3104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55">
                <text:p>255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3686">
                <text:p>3686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2785">
                <text:p>2785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419">
                <text:p>419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308">
                <text:p>1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747">
                <text:p>1747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4362">
                <text:p>4362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368">
                <text:p>368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542">
                <text:p>542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26">
                <text:p>226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689">
                <text:p>689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665">
                <text:p>665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82">
                <text:p>182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692">
                <text:p>1692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239">
                <text:p>239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444">
                <text:p>444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203">
                <text:p>203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348">
                <text:p>348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574">
                <text:p>1574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38">
                <text:p>938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505">
                <text:p>505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031">
                <text:p>1031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739">
                <text:p>1739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719">
                <text:p>719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781">
                <text:p>1781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3807">
                <text:p>3807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78">
                <text:p>978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2623">
                <text:p>2623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873">
                <text:p>873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266">
                <text:p>266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4136">
                <text:p>4136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221">
                <text:p>221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234">
                <text:p>234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808">
                <text:p>808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822">
                <text:p>822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460">
                <text:p>1460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393">
                <text:p>393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122">
                <text:p>1122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377">
                <text:p>1377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239">
                <text:p>239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2412">
                <text:p>2412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276">
                <text:p>276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669">
                <text:p>1669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2513">
                <text:p>2513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3295">
                <text:p>3295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51">
                <text:p>951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4172">
                <text:p>4172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3271">
                <text:p>3271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5447">
                <text:p>5447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045">
                <text:p>1045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57">
                <text:p>157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379">
                <text:p>379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457">
                <text:p>457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064">
                <text:p>1064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426">
                <text:p>426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877">
                <text:p>877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360">
                <text:p>360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464">
                <text:p>464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101">
                <text:p>1101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663">
                <text:p>663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3208">
                <text:p>3208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428">
                <text:p>428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795">
                <text:p>795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518">
                <text:p>518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792">
                <text:p>792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309">
                <text:p>1309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3418">
                <text:p>3418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774">
                <text:p>774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13">
                <text:p>913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331">
                <text:p>331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538">
                <text:p>538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3650">
                <text:p>3650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44">
                <text:p>144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818">
                <text:p>1818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887">
                <text:p>887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816">
                <text:p>1816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2805">
                <text:p>2805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73">
                <text:p>973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3581">
                <text:p>3581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827">
                <text:p>827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3337">
                <text:p>3337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189">
                <text:p>1189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478">
                <text:p>478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2">
                <text:p>962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317">
                <text:p>317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826">
                <text:p>826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744">
                <text:p>744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3101">
                <text:p>3101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263">
                <text:p>263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3263">
                <text:p>3263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834">
                <text:p>834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299">
                <text:p>299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392">
                <text:p>392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603">
                <text:p>603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319">
                <text:p>319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256">
                <text:p>256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66">
                <text:p>166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2068">
                <text:p>2068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709">
                <text:p>709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282">
                <text:p>282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89">
                <text:p>189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2409">
                <text:p>2409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370">
                <text:p>37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335">
                <text:p>335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675">
                <text:p>675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5">
                <text:p>995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186">
                <text:p>1186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749">
                <text:p>749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238">
                <text:p>238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407">
                <text:p>407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2015">
                <text:p>2015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439">
                <text:p>439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773">
                <text:p>773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132">
                <text:p>1132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407">
                <text:p>407</text:p>
              </table:table-cell>
              <table:table-cell office:value-type="float" office:value="648">
                <text:p>6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auto-position="true" chart:auto-size="true" chart:treat-empty-cells="ignor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1cm" chart:symbol-height="0.1cm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amed-symbol" chart:symbol-name="diamond" chart:symbol-width="0.1cm" chart:symbol-height="0.1cm"/>
      <style:graphic-properties draw:stroke="none" svg:stroke-width="0.088cm" svg:stroke-color="#ff420e" draw:fill-color="#ff420e" dr3d:edge-rounding="0%"/>
      <style:text-properties fo:font-size="6pt" style:font-size-asian="6pt" style:font-size-complex="6pt"/>
    </style:style>
    <style:style style:name="ch8" style:family="chart">
      <style:chart-properties chart:symbol-type="named-symbol" chart:symbol-name="arrow-down" chart:symbol-width="0.1cm" chart:symbol-height="0.1cm"/>
      <style:graphic-properties draw:stroke="none" svg:stroke-width="0.088cm" svg:stroke-color="#ffd320" draw:fill-color="#ffd320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9.177cm" svg:height="16.86cm" chart:class="chart:scatter" chart:style-name="ch1">
        <chart:legend chart:legend-position="end" svg:x="17.169cm" svg:y="7.788cm" chart:style-name="ch2"/>
        <chart:plot-area chart:style-name="ch3" table:cell-range-address="Sheet1_2.D1:Sheet1_2.G1001" chart:data-source-has-labels="row" svg:x="0.383cm" svg:y="0.337cm" svg:width="16.404cm" svg:height="15.849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_2.E2:Sheet1_2.E1001" chart:label-cell-address="Sheet1_2.E1:Sheet1_2.E1" chart:class="chart:scatter">
            <chart:domain table:cell-range-address="Sheet1_2.D2:Sheet1_2.D1001"/>
            <chart:data-point chart:repeated="1000"/>
          </chart:series>
          <chart:series chart:style-name="ch7" chart:values-cell-range-address="Sheet1_2.F2:Sheet1_2.F1001" chart:label-cell-address="Sheet1_2.F1:Sheet1_2.F1" chart:class="chart:scatter">
            <chart:data-point chart:repeated="1000"/>
          </chart:series>
          <chart:series chart:style-name="ch8" chart:values-cell-range-address="Sheet1_2.G2:Sheet1_2.G1001" chart:label-cell-address="Sheet1_2.G1:Sheet1_2.G1" chart:class="chart:scatter">
            <chart:data-point chart:repeated="1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 text:id="Sheet1_2.E1:Sheet1_2.E1">est min</text:p>
              </table:table-cell>
              <table:table-cell office:value-type="string">
                <text:p text:id="Sheet1_2.F1:Sheet1_2.F1">est avg</text:p>
              </table:table-cell>
              <table:table-cell office:value-type="string">
                <text:p text:id="Sheet1_2.G1:Sheet1_2.G1">est max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79">
                <text:p text:id="Sheet1_2.D2:Sheet1_2.D1001">979</text:p>
              </table:table-cell>
              <table:table-cell office:value-type="float" office:value="0.186335">
                <text:p text:id="Sheet1_2.E2:Sheet1_2.E1001">0.186335</text:p>
              </table:table-cell>
              <table:table-cell office:value-type="float" office:value="1.616706">
                <text:p text:id="Sheet1_2.F2:Sheet1_2.F1001">1.616706</text:p>
              </table:table-cell>
              <table:table-cell office:value-type="float" office:value="3.633333">
                <text:p text:id="Sheet1_2.G2:Sheet1_2.G1001">3.63333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28">
                <text:p>728</text:p>
              </table:table-cell>
              <table:table-cell office:value-type="float" office:value="0.170455">
                <text:p>0.170455</text:p>
              </table:table-cell>
              <table:table-cell office:value-type="float" office:value="1.461831">
                <text:p>1.461831</text:p>
              </table:table-cell>
              <table:table-cell office:value-type="float" office:value="3.252632">
                <text:p>3.2526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8">
                <text:p>318</text:p>
              </table:table-cell>
              <table:table-cell office:value-type="float" office:value="0.186335">
                <text:p>0.186335</text:p>
              </table:table-cell>
              <table:table-cell office:value-type="float" office:value="1.038798">
                <text:p>1.038798</text:p>
              </table:table-cell>
              <table:table-cell office:value-type="float" office:value="2.405357">
                <text:p>2.4053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12">
                <text:p>3012</text:p>
              </table:table-cell>
              <table:table-cell office:value-type="float" office:value="0.466667">
                <text:p>0.466667</text:p>
              </table:table-cell>
              <table:table-cell office:value-type="float" office:value="2.367405">
                <text:p>2.367405</text:p>
              </table:table-cell>
              <table:table-cell office:value-type="float" office:value="6.166667">
                <text:p>6.1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6">
                <text:p>186</text:p>
              </table:table-cell>
              <table:table-cell office:value-type="float" office:value="0.186335">
                <text:p>0.186335</text:p>
              </table:table-cell>
              <table:table-cell office:value-type="float" office:value="1.061663">
                <text:p>1.061663</text:p>
              </table:table-cell>
              <table:table-cell office:value-type="float" office:value="2.243478">
                <text:p>2.2434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54">
                <text:p>854</text:p>
              </table:table-cell>
              <table:table-cell office:value-type="float" office:value="0.510965">
                <text:p>0.510965</text:p>
              </table:table-cell>
              <table:table-cell office:value-type="float" office:value="1.638702">
                <text:p>1.638702</text:p>
              </table:table-cell>
              <table:table-cell office:value-type="float" office:value="3.041667">
                <text:p>3.041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1">
                <text:p>211</text:p>
              </table:table-cell>
              <table:table-cell office:value-type="float" office:value="0.186335">
                <text:p>0.186335</text:p>
              </table:table-cell>
              <table:table-cell office:value-type="float" office:value="1.291124">
                <text:p>1.291124</text:p>
              </table:table-cell>
              <table:table-cell office:value-type="float" office:value="2.373333">
                <text:p>2.37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36">
                <text:p>736</text:p>
              </table:table-cell>
              <table:table-cell office:value-type="float" office:value="0.24">
                <text:p>0.24</text:p>
              </table:table-cell>
              <table:table-cell office:value-type="float" office:value="1.326709">
                <text:p>1.326709</text:p>
              </table:table-cell>
              <table:table-cell office:value-type="float" office:value="2.373333">
                <text:p>2.37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10">
                <text:p>2010</text:p>
              </table:table-cell>
              <table:table-cell office:value-type="float" office:value="0.368347">
                <text:p>0.368347</text:p>
              </table:table-cell>
              <table:table-cell office:value-type="float" office:value="1.676366">
                <text:p>1.676366</text:p>
              </table:table-cell>
              <table:table-cell office:value-type="float" office:value="3.666667">
                <text:p>3.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11">
                <text:p>1111</text:p>
              </table:table-cell>
              <table:table-cell office:value-type="float" office:value="0.170455">
                <text:p>0.170455</text:p>
              </table:table-cell>
              <table:table-cell office:value-type="float" office:value="1.615307">
                <text:p>1.615307</text:p>
              </table:table-cell>
              <table:table-cell office:value-type="float" office:value="3.719298">
                <text:p>3.7192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6">
                <text:p>296</text:p>
              </table:table-cell>
              <table:table-cell office:value-type="float" office:value="0.170455">
                <text:p>0.170455</text:p>
              </table:table-cell>
              <table:table-cell office:value-type="float" office:value="1.054778">
                <text:p>1.054778</text:p>
              </table:table-cell>
              <table:table-cell office:value-type="float" office:value="2.291667">
                <text:p>2.291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2">
                <text:p>2002</text:p>
              </table:table-cell>
              <table:table-cell office:value-type="float" office:value="0.398413">
                <text:p>0.398413</text:p>
              </table:table-cell>
              <table:table-cell office:value-type="float" office:value="1.775229">
                <text:p>1.775229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74">
                <text:p>374</text:p>
              </table:table-cell>
              <table:table-cell office:value-type="float" office:value="0.170455">
                <text:p>0.170455</text:p>
              </table:table-cell>
              <table:table-cell office:value-type="float" office:value="1.17267">
                <text:p>1.17267</text:p>
              </table:table-cell>
              <table:table-cell office:value-type="float" office:value="2.243478">
                <text:p>2.2434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0">
                <text:p>440</text:p>
              </table:table-cell>
              <table:table-cell office:value-type="float" office:value="0.15">
                <text:p>0.15</text:p>
              </table:table-cell>
              <table:table-cell office:value-type="float" office:value="1.097997">
                <text:p>1.097997</text:p>
              </table:table-cell>
              <table:table-cell office:value-type="float" office:value="2.373333">
                <text:p>2.37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65">
                <text:p>265</text:p>
              </table:table-cell>
              <table:table-cell office:value-type="float" office:value="0.24">
                <text:p>0.24</text:p>
              </table:table-cell>
              <table:table-cell office:value-type="float" office:value="1.255093">
                <text:p>1.255093</text:p>
              </table:table-cell>
              <table:table-cell office:value-type="float" office:value="3.214286">
                <text:p>3.2142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0">
                <text:p>300</text:p>
              </table:table-cell>
              <table:table-cell office:value-type="float" office:value="0.15">
                <text:p>0.15</text:p>
              </table:table-cell>
              <table:table-cell office:value-type="float" office:value="1.07971">
                <text:p>1.07971</text:p>
              </table:table-cell>
              <table:table-cell office:value-type="float" office:value="2.795455">
                <text:p>2.7954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5">
                <text:p>255</text:p>
              </table:table-cell>
              <table:table-cell office:value-type="float" office:value="0.497619">
                <text:p>0.497619</text:p>
              </table:table-cell>
              <table:table-cell office:value-type="float" office:value="1.393229">
                <text:p>1.393229</text:p>
              </table:table-cell>
              <table:table-cell office:value-type="float" office:value="2.630952">
                <text:p>2.6309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98">
                <text:p>1198</text:p>
              </table:table-cell>
              <table:table-cell office:value-type="float" office:value="0.5">
                <text:p>0.5</text:p>
              </table:table-cell>
              <table:table-cell office:value-type="float" office:value="1.87726">
                <text:p>1.87726</text:p>
              </table:table-cell>
              <table:table-cell office:value-type="float" office:value="3.375">
                <text:p>3.3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19">
                <text:p>3619</text:p>
              </table:table-cell>
              <table:table-cell office:value-type="float" office:value="0.360256">
                <text:p>0.360256</text:p>
              </table:table-cell>
              <table:table-cell office:value-type="float" office:value="2.337457">
                <text:p>2.337457</text:p>
              </table:table-cell>
              <table:table-cell office:value-type="float" office:value="3.673611">
                <text:p>3.6736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29">
                <text:p>629</text:p>
              </table:table-cell>
              <table:table-cell office:value-type="float" office:value="0.208333">
                <text:p>0.208333</text:p>
              </table:table-cell>
              <table:table-cell office:value-type="float" office:value="1.380423">
                <text:p>1.380423</text:p>
              </table:table-cell>
              <table:table-cell office:value-type="float" office:value="4.169935">
                <text:p>4.1699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95">
                <text:p>2395</text:p>
              </table:table-cell>
              <table:table-cell office:value-type="float" office:value="0.758824">
                <text:p>0.758824</text:p>
              </table:table-cell>
              <table:table-cell office:value-type="float" office:value="2.115691">
                <text:p>2.115691</text:p>
              </table:table-cell>
              <table:table-cell office:value-type="float" office:value="3.698413">
                <text:p>3.6984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74">
                <text:p>3074</text:p>
              </table:table-cell>
              <table:table-cell office:value-type="float" office:value="0.640909">
                <text:p>0.640909</text:p>
              </table:table-cell>
              <table:table-cell office:value-type="float" office:value="1.84573">
                <text:p>1.84573</text:p>
              </table:table-cell>
              <table:table-cell office:value-type="float" office:value="3.45202">
                <text:p>3.452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44">
                <text:p>2244</text:p>
              </table:table-cell>
              <table:table-cell office:value-type="float" office:value="0.547619">
                <text:p>0.547619</text:p>
              </table:table-cell>
              <table:table-cell office:value-type="float" office:value="1.989615">
                <text:p>1.989615</text:p>
              </table:table-cell>
              <table:table-cell office:value-type="float" office:value="4.169935">
                <text:p>4.1699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47">
                <text:p>947</text:p>
              </table:table-cell>
              <table:table-cell office:value-type="float" office:value="0.383824">
                <text:p>0.383824</text:p>
              </table:table-cell>
              <table:table-cell office:value-type="float" office:value="1.686241">
                <text:p>1.686241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59">
                <text:p>859</text:p>
              </table:table-cell>
              <table:table-cell office:value-type="float" office:value="0.64359">
                <text:p>0.64359</text:p>
              </table:table-cell>
              <table:table-cell office:value-type="float" office:value="2.0469">
                <text:p>2.0469</text:p>
              </table:table-cell>
              <table:table-cell office:value-type="float" office:value="3.375">
                <text:p>3.3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1">
                <text:p>431</text:p>
              </table:table-cell>
              <table:table-cell office:value-type="float" office:value="0.445489">
                <text:p>0.445489</text:p>
              </table:table-cell>
              <table:table-cell office:value-type="float" office:value="1.533761">
                <text:p>1.533761</text:p>
              </table:table-cell>
              <table:table-cell office:value-type="float" office:value="3.245455">
                <text:p>3.2454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92">
                <text:p>692</text:p>
              </table:table-cell>
              <table:table-cell office:value-type="float" office:value="0.186335">
                <text:p>0.186335</text:p>
              </table:table-cell>
              <table:table-cell office:value-type="float" office:value="1.290651">
                <text:p>1.290651</text:p>
              </table:table-cell>
              <table:table-cell office:value-type="float" office:value="2.669935">
                <text:p>2.6699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789">
                <text:p>4789</text:p>
              </table:table-cell>
              <table:table-cell office:value-type="float" office:value="0.88254">
                <text:p>0.88254</text:p>
              </table:table-cell>
              <table:table-cell office:value-type="float" office:value="2.643064">
                <text:p>2.643064</text:p>
              </table:table-cell>
              <table:table-cell office:value-type="float" office:value="4.971429">
                <text:p>4.9714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16">
                <text:p>916</text:p>
              </table:table-cell>
              <table:table-cell office:value-type="float" office:value="0.388889">
                <text:p>0.388889</text:p>
              </table:table-cell>
              <table:table-cell office:value-type="float" office:value="1.629706">
                <text:p>1.629706</text:p>
              </table:table-cell>
              <table:table-cell office:value-type="float" office:value="3.504762">
                <text:p>3.5047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48">
                <text:p>848</text:p>
              </table:table-cell>
              <table:table-cell office:value-type="float" office:value="0.419298">
                <text:p>0.419298</text:p>
              </table:table-cell>
              <table:table-cell office:value-type="float" office:value="1.616488">
                <text:p>1.616488</text:p>
              </table:table-cell>
              <table:table-cell office:value-type="float" office:value="3.192857">
                <text:p>3.1928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3">
                <text:p>253</text:p>
              </table:table-cell>
              <table:table-cell office:value-type="float" office:value="0.186335">
                <text:p>0.186335</text:p>
              </table:table-cell>
              <table:table-cell office:value-type="float" office:value="1.101987">
                <text:p>1.101987</text:p>
              </table:table-cell>
              <table:table-cell office:value-type="float" office:value="2.538462">
                <text:p>2.5384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90">
                <text:p>790</text:p>
              </table:table-cell>
              <table:table-cell office:value-type="float" office:value="0.388889">
                <text:p>0.388889</text:p>
              </table:table-cell>
              <table:table-cell office:value-type="float" office:value="1.569024">
                <text:p>1.569024</text:p>
              </table:table-cell>
              <table:table-cell office:value-type="float" office:value="3.878788">
                <text:p>3.8787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28">
                <text:p>628</text:p>
              </table:table-cell>
              <table:table-cell office:value-type="float" office:value="0.24">
                <text:p>0.24</text:p>
              </table:table-cell>
              <table:table-cell office:value-type="float" office:value="1.508996">
                <text:p>1.508996</text:p>
              </table:table-cell>
              <table:table-cell office:value-type="float" office:value="4.295455">
                <text:p>4.2954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06">
                <text:p>606</text:p>
              </table:table-cell>
              <table:table-cell office:value-type="float" office:value="0.445489">
                <text:p>0.445489</text:p>
              </table:table-cell>
              <table:table-cell office:value-type="float" office:value="1.473194">
                <text:p>1.473194</text:p>
              </table:table-cell>
              <table:table-cell office:value-type="float" office:value="3.633333">
                <text:p>3.6333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56">
                <text:p>256</text:p>
              </table:table-cell>
              <table:table-cell office:value-type="float" office:value="0.170455">
                <text:p>0.170455</text:p>
              </table:table-cell>
              <table:table-cell office:value-type="float" office:value="1.05229">
                <text:p>1.05229</text:p>
              </table:table-cell>
              <table:table-cell office:value-type="float" office:value="3.214286">
                <text:p>3.2142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98">
                <text:p>798</text:p>
              </table:table-cell>
              <table:table-cell office:value-type="float" office:value="0.133929">
                <text:p>0.133929</text:p>
              </table:table-cell>
              <table:table-cell office:value-type="float" office:value="1.52355">
                <text:p>1.52355</text:p>
              </table:table-cell>
              <table:table-cell office:value-type="float" office:value="2.695489">
                <text:p>2.6954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69">
                <text:p>269</text:p>
              </table:table-cell>
              <table:table-cell office:value-type="float" office:value="0.186335">
                <text:p>0.186335</text:p>
              </table:table-cell>
              <table:table-cell office:value-type="float" office:value="1.119737">
                <text:p>1.119737</text:p>
              </table:table-cell>
              <table:table-cell office:value-type="float" office:value="2.795455">
                <text:p>2.7954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25">
                <text:p>225</text:p>
              </table:table-cell>
              <table:table-cell office:value-type="float" office:value="0.186335">
                <text:p>0.186335</text:p>
              </table:table-cell>
              <table:table-cell office:value-type="float" office:value="1.040758">
                <text:p>1.040758</text:p>
              </table:table-cell>
              <table:table-cell office:value-type="float" office:value="2.538462">
                <text:p>2.5384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57">
                <text:p>257</text:p>
              </table:table-cell>
              <table:table-cell office:value-type="float" office:value="0.15873">
                <text:p>0.15873</text:p>
              </table:table-cell>
              <table:table-cell office:value-type="float" office:value="1.188982">
                <text:p>1.188982</text:p>
              </table:table-cell>
              <table:table-cell office:value-type="float" office:value="2.373333">
                <text:p>2.3733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9">
                <text:p>449</text:p>
              </table:table-cell>
              <table:table-cell office:value-type="float" office:value="0.445489">
                <text:p>0.445489</text:p>
              </table:table-cell>
              <table:table-cell office:value-type="float" office:value="1.191078">
                <text:p>1.191078</text:p>
              </table:table-cell>
              <table:table-cell office:value-type="float" office:value="2.531746">
                <text:p>2.5317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59">
                <text:p>659</text:p>
              </table:table-cell>
              <table:table-cell office:value-type="float" office:value="0.186335">
                <text:p>0.186335</text:p>
              </table:table-cell>
              <table:table-cell office:value-type="float" office:value="1.466237">
                <text:p>1.466237</text:p>
              </table:table-cell>
              <table:table-cell office:value-type="float" office:value="2.716667">
                <text:p>2.7166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14">
                <text:p>814</text:p>
              </table:table-cell>
              <table:table-cell office:value-type="float" office:value="0.510965">
                <text:p>0.510965</text:p>
              </table:table-cell>
              <table:table-cell office:value-type="float" office:value="1.646612">
                <text:p>1.646612</text:p>
              </table:table-cell>
              <table:table-cell office:value-type="float" office:value="3.192857">
                <text:p>3.19285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61">
                <text:p>2161</text:p>
              </table:table-cell>
              <table:table-cell office:value-type="float" office:value="0.368347">
                <text:p>0.368347</text:p>
              </table:table-cell>
              <table:table-cell office:value-type="float" office:value="1.810928">
                <text:p>1.810928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611">
                <text:p>2611</text:p>
              </table:table-cell>
              <table:table-cell office:value-type="float" office:value="0.640909">
                <text:p>0.640909</text:p>
              </table:table-cell>
              <table:table-cell office:value-type="float" office:value="1.890408">
                <text:p>1.890408</text:p>
              </table:table-cell>
              <table:table-cell office:value-type="float" office:value="3.396429">
                <text:p>3.39642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3">
                <text:p>193</text:p>
              </table:table-cell>
              <table:table-cell office:value-type="float" office:value="0.170455">
                <text:p>0.170455</text:p>
              </table:table-cell>
              <table:table-cell office:value-type="float" office:value="1.112356">
                <text:p>1.112356</text:p>
              </table:table-cell>
              <table:table-cell office:value-type="float" office:value="2.373333">
                <text:p>2.3733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27">
                <text:p>727</text:p>
              </table:table-cell>
              <table:table-cell office:value-type="float" office:value="0.15873">
                <text:p>0.15873</text:p>
              </table:table-cell>
              <table:table-cell office:value-type="float" office:value="1.565785">
                <text:p>1.565785</text:p>
              </table:table-cell>
              <table:table-cell office:value-type="float" office:value="2.876812">
                <text:p>2.8768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57">
                <text:p>1057</text:p>
              </table:table-cell>
              <table:table-cell office:value-type="float" office:value="0.497619">
                <text:p>0.497619</text:p>
              </table:table-cell>
              <table:table-cell office:value-type="float" office:value="1.876411">
                <text:p>1.876411</text:p>
              </table:table-cell>
              <table:table-cell office:value-type="float" office:value="4.195489">
                <text:p>4.19548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03">
                <text:p>1403</text:p>
              </table:table-cell>
              <table:table-cell office:value-type="float" office:value="0.445489">
                <text:p>0.445489</text:p>
              </table:table-cell>
              <table:table-cell office:value-type="float" office:value="1.636927">
                <text:p>1.636927</text:p>
              </table:table-cell>
              <table:table-cell office:value-type="float" office:value="2.657576">
                <text:p>2.6575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43">
                <text:p>1343</text:p>
              </table:table-cell>
              <table:table-cell office:value-type="float" office:value="0.133929">
                <text:p>0.133929</text:p>
              </table:table-cell>
              <table:table-cell office:value-type="float" office:value="1.694705">
                <text:p>1.694705</text:p>
              </table:table-cell>
              <table:table-cell office:value-type="float" office:value="3.177632">
                <text:p>3.1776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39">
                <text:p>439</text:p>
              </table:table-cell>
              <table:table-cell office:value-type="float" office:value="0.492157">
                <text:p>0.492157</text:p>
              </table:table-cell>
              <table:table-cell office:value-type="float" office:value="1.324333">
                <text:p>1.324333</text:p>
              </table:table-cell>
              <table:table-cell office:value-type="float" office:value="3.375">
                <text:p>3.3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72">
                <text:p>1872</text:p>
              </table:table-cell>
              <table:table-cell office:value-type="float" office:value="0.383824">
                <text:p>0.383824</text:p>
              </table:table-cell>
              <table:table-cell office:value-type="float" office:value="1.82162">
                <text:p>1.82162</text:p>
              </table:table-cell>
              <table:table-cell office:value-type="float" office:value="3.088889">
                <text:p>3.08888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9">
                <text:p>209</text:p>
              </table:table-cell>
              <table:table-cell office:value-type="float" office:value="0.143541">
                <text:p>0.143541</text:p>
              </table:table-cell>
              <table:table-cell office:value-type="float" office:value="0.985758">
                <text:p>0.985758</text:p>
              </table:table-cell>
              <table:table-cell office:value-type="float" office:value="2.552632">
                <text:p>2.55263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90">
                <text:p>690</text:p>
              </table:table-cell>
              <table:table-cell office:value-type="float" office:value="0.143541">
                <text:p>0.143541</text:p>
              </table:table-cell>
              <table:table-cell office:value-type="float" office:value="1.260618">
                <text:p>1.260618</text:p>
              </table:table-cell>
              <table:table-cell office:value-type="float" office:value="3.375">
                <text:p>3.3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45">
                <text:p>645</text:p>
              </table:table-cell>
              <table:table-cell office:value-type="float" office:value="0.170455">
                <text:p>0.170455</text:p>
              </table:table-cell>
              <table:table-cell office:value-type="float" office:value="1.436718">
                <text:p>1.436718</text:p>
              </table:table-cell>
              <table:table-cell office:value-type="float" office:value="3.375">
                <text:p>3.3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766">
                <text:p>3766</text:p>
              </table:table-cell>
              <table:table-cell office:value-type="float" office:value="0.891667">
                <text:p>0.891667</text:p>
              </table:table-cell>
              <table:table-cell office:value-type="float" office:value="2.492184">
                <text:p>2.492184</text:p>
              </table:table-cell>
              <table:table-cell office:value-type="float" office:value="4.588889">
                <text:p>4.5888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73">
                <text:p>1773</text:p>
              </table:table-cell>
              <table:table-cell office:value-type="float" office:value="0.383824">
                <text:p>0.383824</text:p>
              </table:table-cell>
              <table:table-cell office:value-type="float" office:value="1.961143">
                <text:p>1.961143</text:p>
              </table:table-cell>
              <table:table-cell office:value-type="float" office:value="3.719298">
                <text:p>3.7192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77">
                <text:p>2877</text:p>
              </table:table-cell>
              <table:table-cell office:value-type="float" office:value="0.558333">
                <text:p>0.558333</text:p>
              </table:table-cell>
              <table:table-cell office:value-type="float" office:value="1.913309">
                <text:p>1.913309</text:p>
              </table:table-cell>
              <table:table-cell office:value-type="float" office:value="3.791667">
                <text:p>3.7916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220">
                <text:p>3220</text:p>
              </table:table-cell>
              <table:table-cell office:value-type="float" office:value="0.481685">
                <text:p>0.481685</text:p>
              </table:table-cell>
              <table:table-cell office:value-type="float" office:value="2.558048">
                <text:p>2.558048</text:p>
              </table:table-cell>
              <table:table-cell office:value-type="float" office:value="4.459524">
                <text:p>4.45952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07">
                <text:p>1407</text:p>
              </table:table-cell>
              <table:table-cell office:value-type="float" office:value="0.492157">
                <text:p>0.492157</text:p>
              </table:table-cell>
              <table:table-cell office:value-type="float" office:value="1.52383">
                <text:p>1.52383</text:p>
              </table:table-cell>
              <table:table-cell office:value-type="float" office:value="3.520833">
                <text:p>3.5208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16">
                <text:p>416</text:p>
              </table:table-cell>
              <table:table-cell office:value-type="float" office:value="0.186335">
                <text:p>0.186335</text:p>
              </table:table-cell>
              <table:table-cell office:value-type="float" office:value="1.185068">
                <text:p>1.185068</text:p>
              </table:table-cell>
              <table:table-cell office:value-type="float" office:value="2.795455">
                <text:p>2.7954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358">
                <text:p>4358</text:p>
              </table:table-cell>
              <table:table-cell office:value-type="float" office:value="0.9375">
                <text:p>0.9375</text:p>
              </table:table-cell>
              <table:table-cell office:value-type="float" office:value="2.196805">
                <text:p>2.196805</text:p>
              </table:table-cell>
              <table:table-cell office:value-type="float" office:value="4.479167">
                <text:p>4.4791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54">
                <text:p>1454</text:p>
              </table:table-cell>
              <table:table-cell office:value-type="float" office:value="0.383824">
                <text:p>0.383824</text:p>
              </table:table-cell>
              <table:table-cell office:value-type="float" office:value="1.93474">
                <text:p>1.93474</text:p>
              </table:table-cell>
              <table:table-cell office:value-type="float" office:value="4.153846">
                <text:p>4.15384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45">
                <text:p>1145</text:p>
              </table:table-cell>
              <table:table-cell office:value-type="float" office:value="0.373611">
                <text:p>0.373611</text:p>
              </table:table-cell>
              <table:table-cell office:value-type="float" office:value="1.491489">
                <text:p>1.491489</text:p>
              </table:table-cell>
              <table:table-cell office:value-type="float" office:value="2.802632">
                <text:p>2.8026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99">
                <text:p>799</text:p>
              </table:table-cell>
              <table:table-cell office:value-type="float" office:value="0.466667">
                <text:p>0.466667</text:p>
              </table:table-cell>
              <table:table-cell office:value-type="float" office:value="1.434146">
                <text:p>1.434146</text:p>
              </table:table-cell>
              <table:table-cell office:value-type="float" office:value="3.158824">
                <text:p>3.1588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277">
                <text:p>2277</text:p>
              </table:table-cell>
              <table:table-cell office:value-type="float" office:value="0.143541">
                <text:p>0.143541</text:p>
              </table:table-cell>
              <table:table-cell office:value-type="float" office:value="1.857629">
                <text:p>1.857629</text:p>
              </table:table-cell>
              <table:table-cell office:value-type="float" office:value="3.771429">
                <text:p>3.77142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25">
                <text:p>325</text:p>
              </table:table-cell>
              <table:table-cell office:value-type="float" office:value="0.170455">
                <text:p>0.170455</text:p>
              </table:table-cell>
              <table:table-cell office:value-type="float" office:value="1.145797">
                <text:p>1.145797</text:p>
              </table:table-cell>
              <table:table-cell office:value-type="float" office:value="3.245455">
                <text:p>3.24545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80">
                <text:p>280</text:p>
              </table:table-cell>
              <table:table-cell office:value-type="float" office:value="0.170455">
                <text:p>0.170455</text:p>
              </table:table-cell>
              <table:table-cell office:value-type="float" office:value="1.250173">
                <text:p>1.250173</text:p>
              </table:table-cell>
              <table:table-cell office:value-type="float" office:value="2.373333">
                <text:p>2.3733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30">
                <text:p>430</text:p>
              </table:table-cell>
              <table:table-cell office:value-type="float" office:value="0.15">
                <text:p>0.15</text:p>
              </table:table-cell>
              <table:table-cell office:value-type="float" office:value="1.141016">
                <text:p>1.141016</text:p>
              </table:table-cell>
              <table:table-cell office:value-type="float" office:value="3.041667">
                <text:p>3.0416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4">
                <text:p>694</text:p>
              </table:table-cell>
              <table:table-cell office:value-type="float" office:value="0.288462">
                <text:p>0.288462</text:p>
              </table:table-cell>
              <table:table-cell office:value-type="float" office:value="1.42745">
                <text:p>1.42745</text:p>
              </table:table-cell>
              <table:table-cell office:value-type="float" office:value="3.245455">
                <text:p>3.2454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99">
                <text:p>299</text:p>
              </table:table-cell>
              <table:table-cell office:value-type="float" office:value="0.186335">
                <text:p>0.186335</text:p>
              </table:table-cell>
              <table:table-cell office:value-type="float" office:value="1.158042">
                <text:p>1.158042</text:p>
              </table:table-cell>
              <table:table-cell office:value-type="float" office:value="2.695489">
                <text:p>2.69548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359">
                <text:p>1359</text:p>
              </table:table-cell>
              <table:table-cell office:value-type="float" office:value="0.690476">
                <text:p>0.690476</text:p>
              </table:table-cell>
              <table:table-cell office:value-type="float" office:value="2.017815">
                <text:p>2.017815</text:p>
              </table:table-cell>
              <table:table-cell office:value-type="float" office:value="4.195489">
                <text:p>4.19548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791">
                <text:p>2791</text:p>
              </table:table-cell>
              <table:table-cell office:value-type="float" office:value="0.709524">
                <text:p>0.709524</text:p>
              </table:table-cell>
              <table:table-cell office:value-type="float" office:value="2.311232">
                <text:p>2.311232</text:p>
              </table:table-cell>
              <table:table-cell office:value-type="float" office:value="4.092157">
                <text:p>4.09215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786">
                <text:p>1786</text:p>
              </table:table-cell>
              <table:table-cell office:value-type="float" office:value="0.547619">
                <text:p>0.547619</text:p>
              </table:table-cell>
              <table:table-cell office:value-type="float" office:value="1.813914">
                <text:p>1.813914</text:p>
              </table:table-cell>
              <table:table-cell office:value-type="float" office:value="3.177632">
                <text:p>3.17763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74">
                <text:p>374</text:p>
              </table:table-cell>
              <table:table-cell office:value-type="float" office:value="0.15873">
                <text:p>0.15873</text:p>
              </table:table-cell>
              <table:table-cell office:value-type="float" office:value="1.317749">
                <text:p>1.317749</text:p>
              </table:table-cell>
              <table:table-cell office:value-type="float" office:value="3.797619">
                <text:p>3.79761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487">
                <text:p>2487</text:p>
              </table:table-cell>
              <table:table-cell office:value-type="float" office:value="0.338095">
                <text:p>0.338095</text:p>
              </table:table-cell>
              <table:table-cell office:value-type="float" office:value="2.090643">
                <text:p>2.090643</text:p>
              </table:table-cell>
              <table:table-cell office:value-type="float" office:value="4.515873">
                <text:p>4.51587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80">
                <text:p>880</text:p>
              </table:table-cell>
              <table:table-cell office:value-type="float" office:value="0.419298">
                <text:p>0.419298</text:p>
              </table:table-cell>
              <table:table-cell office:value-type="float" office:value="1.612145">
                <text:p>1.612145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09">
                <text:p>709</text:p>
              </table:table-cell>
              <table:table-cell office:value-type="float" office:value="0.354167">
                <text:p>0.354167</text:p>
              </table:table-cell>
              <table:table-cell office:value-type="float" office:value="1.6341">
                <text:p>1.6341</text:p>
              </table:table-cell>
              <table:table-cell office:value-type="float" office:value="3.166667">
                <text:p>3.1666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74">
                <text:p>1174</text:p>
              </table:table-cell>
              <table:table-cell office:value-type="float" office:value="0.170455">
                <text:p>0.170455</text:p>
              </table:table-cell>
              <table:table-cell office:value-type="float" office:value="1.623292">
                <text:p>1.623292</text:p>
              </table:table-cell>
              <table:table-cell office:value-type="float" office:value="3.214286">
                <text:p>3.21428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464">
                <text:p>3464</text:p>
              </table:table-cell>
              <table:table-cell office:value-type="float" office:value="0.5">
                <text:p>0.5</text:p>
              </table:table-cell>
              <table:table-cell office:value-type="float" office:value="2.297101">
                <text:p>2.297101</text:p>
              </table:table-cell>
              <table:table-cell office:value-type="float" office:value="5.222222">
                <text:p>5.22222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13">
                <text:p>613</text:p>
              </table:table-cell>
              <table:table-cell office:value-type="float" office:value="0.186335">
                <text:p>0.186335</text:p>
              </table:table-cell>
              <table:table-cell office:value-type="float" office:value="1.394003">
                <text:p>1.394003</text:p>
              </table:table-cell>
              <table:table-cell office:value-type="float" office:value="3.698413">
                <text:p>3.69841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18">
                <text:p>318</text:p>
              </table:table-cell>
              <table:table-cell office:value-type="float" office:value="0.170455">
                <text:p>0.170455</text:p>
              </table:table-cell>
              <table:table-cell office:value-type="float" office:value="1.138217">
                <text:p>1.138217</text:p>
              </table:table-cell>
              <table:table-cell office:value-type="float" office:value="2.373333">
                <text:p>2.3733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509">
                <text:p>4509</text:p>
              </table:table-cell>
              <table:table-cell office:value-type="float" office:value="0.625">
                <text:p>0.625</text:p>
              </table:table-cell>
              <table:table-cell office:value-type="float" office:value="2.082387">
                <text:p>2.082387</text:p>
              </table:table-cell>
              <table:table-cell office:value-type="float" office:value="4.886447">
                <text:p>4.88644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51">
                <text:p>651</text:p>
              </table:table-cell>
              <table:table-cell office:value-type="float" office:value="0.466667">
                <text:p>0.466667</text:p>
              </table:table-cell>
              <table:table-cell office:value-type="float" office:value="1.55169">
                <text:p>1.55169</text:p>
              </table:table-cell>
              <table:table-cell office:value-type="float" office:value="3.878788">
                <text:p>3.87878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62">
                <text:p>1062</text:p>
              </table:table-cell>
              <table:table-cell office:value-type="float" office:value="0.208333">
                <text:p>0.208333</text:p>
              </table:table-cell>
              <table:table-cell office:value-type="float" office:value="1.704185">
                <text:p>1.704185</text:p>
              </table:table-cell>
              <table:table-cell office:value-type="float" office:value="3.158824">
                <text:p>3.15882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550">
                <text:p>5550</text:p>
              </table:table-cell>
              <table:table-cell office:value-type="float" office:value="0.608766">
                <text:p>0.608766</text:p>
              </table:table-cell>
              <table:table-cell office:value-type="float" office:value="2.317733">
                <text:p>2.317733</text:p>
              </table:table-cell>
              <table:table-cell office:value-type="float" office:value="4.714286">
                <text:p>4.71428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967">
                <text:p>2967</text:p>
              </table:table-cell>
              <table:table-cell office:value-type="float" office:value="0.690476">
                <text:p>0.690476</text:p>
              </table:table-cell>
              <table:table-cell office:value-type="float" office:value="2.068006">
                <text:p>2.068006</text:p>
              </table:table-cell>
              <table:table-cell office:value-type="float" office:value="4.446429">
                <text:p>4.44642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12">
                <text:p>512</text:p>
              </table:table-cell>
              <table:table-cell office:value-type="float" office:value="0.186335">
                <text:p>0.186335</text:p>
              </table:table-cell>
              <table:table-cell office:value-type="float" office:value="1.276916">
                <text:p>1.276916</text:p>
              </table:table-cell>
              <table:table-cell office:value-type="float" office:value="2.212121">
                <text:p>2.21212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636">
                <text:p>3636</text:p>
              </table:table-cell>
              <table:table-cell office:value-type="float" office:value="0.712121">
                <text:p>0.712121</text:p>
              </table:table-cell>
              <table:table-cell office:value-type="float" office:value="2.370188">
                <text:p>2.370188</text:p>
              </table:table-cell>
              <table:table-cell office:value-type="float" office:value="4.191667">
                <text:p>4.1916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92">
                <text:p>1792</text:p>
              </table:table-cell>
              <table:table-cell office:value-type="float" office:value="0.492157">
                <text:p>0.492157</text:p>
              </table:table-cell>
              <table:table-cell office:value-type="float" office:value="1.80085">
                <text:p>1.80085</text:p>
              </table:table-cell>
              <table:table-cell office:value-type="float" office:value="3.03869">
                <text:p>3.038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69">
                <text:p>669</text:p>
              </table:table-cell>
              <table:table-cell office:value-type="float" office:value="0.135747">
                <text:p>0.135747</text:p>
              </table:table-cell>
              <table:table-cell office:value-type="float" office:value="1.381464">
                <text:p>1.381464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24">
                <text:p>524</text:p>
              </table:table-cell>
              <table:table-cell office:value-type="float" office:value="0.186335">
                <text:p>0.186335</text:p>
              </table:table-cell>
              <table:table-cell office:value-type="float" office:value="1.324018">
                <text:p>1.324018</text:p>
              </table:table-cell>
              <table:table-cell office:value-type="float" office:value="3.214286">
                <text:p>3.21428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167">
                <text:p>3167</text:p>
              </table:table-cell>
              <table:table-cell office:value-type="float" office:value="0.45">
                <text:p>0.45</text:p>
              </table:table-cell>
              <table:table-cell office:value-type="float" office:value="1.927391">
                <text:p>1.927391</text:p>
              </table:table-cell>
              <table:table-cell office:value-type="float" office:value="3.505556">
                <text:p>3.50555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37">
                <text:p>437</text:p>
              </table:table-cell>
              <table:table-cell office:value-type="float" office:value="0.143541">
                <text:p>0.143541</text:p>
              </table:table-cell>
              <table:table-cell office:value-type="float" office:value="1.074692">
                <text:p>1.074692</text:p>
              </table:table-cell>
              <table:table-cell office:value-type="float" office:value="2.712121">
                <text:p>2.71212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68">
                <text:p>168</text:p>
              </table:table-cell>
              <table:table-cell office:value-type="float" office:value="0.170455">
                <text:p>0.170455</text:p>
              </table:table-cell>
              <table:table-cell office:value-type="float" office:value="1.088227">
                <text:p>1.088227</text:p>
              </table:table-cell>
              <table:table-cell office:value-type="float" office:value="2.795455">
                <text:p>2.7954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591">
                <text:p>2591</text:p>
              </table:table-cell>
              <table:table-cell office:value-type="float" office:value="0.64359">
                <text:p>0.64359</text:p>
              </table:table-cell>
              <table:table-cell office:value-type="float" office:value="2.075242">
                <text:p>2.075242</text:p>
              </table:table-cell>
              <table:table-cell office:value-type="float" office:value="3.803114">
                <text:p>3.80311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56">
                <text:p>456</text:p>
              </table:table-cell>
              <table:table-cell office:value-type="float" office:value="0.45">
                <text:p>0.45</text:p>
              </table:table-cell>
              <table:table-cell office:value-type="float" office:value="1.332849">
                <text:p>1.332849</text:p>
              </table:table-cell>
              <table:table-cell office:value-type="float" office:value="2.695489">
                <text:p>2.69548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22">
                <text:p>822</text:p>
              </table:table-cell>
              <table:table-cell office:value-type="float" office:value="0.52619">
                <text:p>0.52619</text:p>
              </table:table-cell>
              <table:table-cell office:value-type="float" office:value="1.692163">
                <text:p>1.692163</text:p>
              </table:table-cell>
              <table:table-cell office:value-type="float" office:value="4.195489">
                <text:p>4.19548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22">
                <text:p>222</text:p>
              </table:table-cell>
              <table:table-cell office:value-type="float" office:value="0.208333">
                <text:p>0.208333</text:p>
              </table:table-cell>
              <table:table-cell office:value-type="float" office:value="1.05548">
                <text:p>1.05548</text:p>
              </table:table-cell>
              <table:table-cell office:value-type="float" office:value="2.373333">
                <text:p>2.3733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76">
                <text:p>476</text:p>
              </table:table-cell>
              <table:table-cell office:value-type="float" office:value="0.170455">
                <text:p>0.170455</text:p>
              </table:table-cell>
              <table:table-cell office:value-type="float" office:value="1.383463">
                <text:p>1.383463</text:p>
              </table:table-cell>
              <table:table-cell office:value-type="float" office:value="2.583333">
                <text:p>2.5833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68">
                <text:p>268</text:p>
              </table:table-cell>
              <table:table-cell office:value-type="float" office:value="0.24">
                <text:p>0.24</text:p>
              </table:table-cell>
              <table:table-cell office:value-type="float" office:value="1.248122">
                <text:p>1.248122</text:p>
              </table:table-cell>
              <table:table-cell office:value-type="float" office:value="2.552632">
                <text:p>2.55263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315">
                <text:p>2315</text:p>
              </table:table-cell>
              <table:table-cell office:value-type="float" office:value="0.3171">
                <text:p>0.3171</text:p>
              </table:table-cell>
              <table:table-cell office:value-type="float" office:value="2.128034">
                <text:p>2.128034</text:p>
              </table:table-cell>
              <table:table-cell office:value-type="float" office:value="3.585965">
                <text:p>3.58596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70">
                <text:p>670</text:p>
              </table:table-cell>
              <table:table-cell office:value-type="float" office:value="0.186335">
                <text:p>0.186335</text:p>
              </table:table-cell>
              <table:table-cell office:value-type="float" office:value="1.496946">
                <text:p>1.496946</text:p>
              </table:table-cell>
              <table:table-cell office:value-type="float" office:value="2.552632">
                <text:p>2.55263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61">
                <text:p>361</text:p>
              </table:table-cell>
              <table:table-cell office:value-type="float" office:value="0.24">
                <text:p>0.24</text:p>
              </table:table-cell>
              <table:table-cell office:value-type="float" office:value="1.398205">
                <text:p>1.398205</text:p>
              </table:table-cell>
              <table:table-cell office:value-type="float" office:value="3.192857">
                <text:p>3.19285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68">
                <text:p>1568</text:p>
              </table:table-cell>
              <table:table-cell office:value-type="float" office:value="0.15873">
                <text:p>0.15873</text:p>
              </table:table-cell>
              <table:table-cell office:value-type="float" office:value="1.779961">
                <text:p>1.779961</text:p>
              </table:table-cell>
              <table:table-cell office:value-type="float" office:value="3.47549">
                <text:p>3.4754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94">
                <text:p>694</text:p>
              </table:table-cell>
              <table:table-cell office:value-type="float" office:value="0.186335">
                <text:p>0.186335</text:p>
              </table:table-cell>
              <table:table-cell office:value-type="float" office:value="1.517375">
                <text:p>1.517375</text:p>
              </table:table-cell>
              <table:table-cell office:value-type="float" office:value="2.712121">
                <text:p>2.71212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28">
                <text:p>228</text:p>
              </table:table-cell>
              <table:table-cell office:value-type="float" office:value="0.15873">
                <text:p>0.15873</text:p>
              </table:table-cell>
              <table:table-cell office:value-type="float" office:value="0.904775">
                <text:p>0.904775</text:p>
              </table:table-cell>
              <table:table-cell office:value-type="float" office:value="3.293478">
                <text:p>3.29347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91">
                <text:p>191</text:p>
              </table:table-cell>
              <table:table-cell office:value-type="float" office:value="0.170455">
                <text:p>0.170455</text:p>
              </table:table-cell>
              <table:table-cell office:value-type="float" office:value="0.997743">
                <text:p>0.997743</text:p>
              </table:table-cell>
              <table:table-cell office:value-type="float" office:value="2.243478">
                <text:p>2.24347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52">
                <text:p>1152</text:p>
              </table:table-cell>
              <table:table-cell office:value-type="float" office:value="0.419298">
                <text:p>0.419298</text:p>
              </table:table-cell>
              <table:table-cell office:value-type="float" office:value="1.7301">
                <text:p>1.7301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91">
                <text:p>191</text:p>
              </table:table-cell>
              <table:table-cell office:value-type="float" office:value="0.170455">
                <text:p>0.170455</text:p>
              </table:table-cell>
              <table:table-cell office:value-type="float" office:value="1.196743">
                <text:p>1.196743</text:p>
              </table:table-cell>
              <table:table-cell office:value-type="float" office:value="2.538462">
                <text:p>2.53846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74">
                <text:p>274</text:p>
              </table:table-cell>
              <table:table-cell office:value-type="float" office:value="0.170455">
                <text:p>0.170455</text:p>
              </table:table-cell>
              <table:table-cell office:value-type="float" office:value="0.991365">
                <text:p>0.991365</text:p>
              </table:table-cell>
              <table:table-cell office:value-type="float" office:value="2.373333">
                <text:p>2.37333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84">
                <text:p>784</text:p>
              </table:table-cell>
              <table:table-cell office:value-type="float" office:value="0.208333">
                <text:p>0.208333</text:p>
              </table:table-cell>
              <table:table-cell office:value-type="float" office:value="1.664859">
                <text:p>1.664859</text:p>
              </table:table-cell>
              <table:table-cell office:value-type="float" office:value="3.245455">
                <text:p>3.24545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850">
                <text:p>1850</text:p>
              </table:table-cell>
              <table:table-cell office:value-type="float" office:value="0.348214">
                <text:p>0.348214</text:p>
              </table:table-cell>
              <table:table-cell office:value-type="float" office:value="1.812872">
                <text:p>1.812872</text:p>
              </table:table-cell>
              <table:table-cell office:value-type="float" office:value="3.585965">
                <text:p>3.58596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45">
                <text:p>1045</text:p>
              </table:table-cell>
              <table:table-cell office:value-type="float" office:value="0.383824">
                <text:p>0.383824</text:p>
              </table:table-cell>
              <table:table-cell office:value-type="float" office:value="1.494822">
                <text:p>1.494822</text:p>
              </table:table-cell>
              <table:table-cell office:value-type="float" office:value="3.245455">
                <text:p>3.24545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89">
                <text:p>1189</text:p>
              </table:table-cell>
              <table:table-cell office:value-type="float" office:value="0.419935">
                <text:p>0.419935</text:p>
              </table:table-cell>
              <table:table-cell office:value-type="float" office:value="1.856923">
                <text:p>1.856923</text:p>
              </table:table-cell>
              <table:table-cell office:value-type="float" office:value="4.195489">
                <text:p>4.19548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47">
                <text:p>447</text:p>
              </table:table-cell>
              <table:table-cell office:value-type="float" office:value="0.170455">
                <text:p>0.170455</text:p>
              </table:table-cell>
              <table:table-cell office:value-type="float" office:value="1.620294">
                <text:p>1.620294</text:p>
              </table:table-cell>
              <table:table-cell office:value-type="float" office:value="3.293478">
                <text:p>3.29347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37">
                <text:p>2337</text:p>
              </table:table-cell>
              <table:table-cell office:value-type="float" office:value="0.4125">
                <text:p>0.4125</text:p>
              </table:table-cell>
              <table:table-cell office:value-type="float" office:value="1.730555">
                <text:p>1.730555</text:p>
              </table:table-cell>
              <table:table-cell office:value-type="float" office:value="3.458824">
                <text:p>3.45882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912">
                <text:p>4912</text:p>
              </table:table-cell>
              <table:table-cell office:value-type="float" office:value="0.729762">
                <text:p>0.729762</text:p>
              </table:table-cell>
              <table:table-cell office:value-type="float" office:value="2.229197">
                <text:p>2.229197</text:p>
              </table:table-cell>
              <table:table-cell office:value-type="float" office:value="4.176923">
                <text:p>4.17692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53">
                <text:p>1053</text:p>
              </table:table-cell>
              <table:table-cell office:value-type="float" office:value="0.430556">
                <text:p>0.430556</text:p>
              </table:table-cell>
              <table:table-cell office:value-type="float" office:value="1.61546">
                <text:p>1.61546</text:p>
              </table:table-cell>
              <table:table-cell office:value-type="float" office:value="3.388034">
                <text:p>3.38803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08">
                <text:p>408</text:p>
              </table:table-cell>
              <table:table-cell office:value-type="float" office:value="0.288462">
                <text:p>0.288462</text:p>
              </table:table-cell>
              <table:table-cell office:value-type="float" office:value="1.215081">
                <text:p>1.215081</text:p>
              </table:table-cell>
              <table:table-cell office:value-type="float" office:value="2.712121">
                <text:p>2.71212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287">
                <text:p>2287</text:p>
              </table:table-cell>
              <table:table-cell office:value-type="float" office:value="0.133929">
                <text:p>0.133929</text:p>
              </table:table-cell>
              <table:table-cell office:value-type="float" office:value="1.835805">
                <text:p>1.835805</text:p>
              </table:table-cell>
              <table:table-cell office:value-type="float" office:value="4.479167">
                <text:p>4.47916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5">
                <text:p>1205</text:p>
              </table:table-cell>
              <table:table-cell office:value-type="float" office:value="0.838095">
                <text:p>0.838095</text:p>
              </table:table-cell>
              <table:table-cell office:value-type="float" office:value="1.894208">
                <text:p>1.894208</text:p>
              </table:table-cell>
              <table:table-cell office:value-type="float" office:value="4.295455">
                <text:p>4.29545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255">
                <text:p>2255</text:p>
              </table:table-cell>
              <table:table-cell office:value-type="float" office:value="0.4125">
                <text:p>0.4125</text:p>
              </table:table-cell>
              <table:table-cell office:value-type="float" office:value="2.185411">
                <text:p>2.185411</text:p>
              </table:table-cell>
              <table:table-cell office:value-type="float" office:value="3.555556">
                <text:p>3.55555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39">
                <text:p>539</text:p>
              </table:table-cell>
              <table:table-cell office:value-type="float" office:value="0.138889">
                <text:p>0.138889</text:p>
              </table:table-cell>
              <table:table-cell office:value-type="float" office:value="1.254955">
                <text:p>1.254955</text:p>
              </table:table-cell>
              <table:table-cell office:value-type="float" office:value="3.041667">
                <text:p>3.04166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00">
                <text:p>500</text:p>
              </table:table-cell>
              <table:table-cell office:value-type="float" office:value="0.15">
                <text:p>0.15</text:p>
              </table:table-cell>
              <table:table-cell office:value-type="float" office:value="1.602037">
                <text:p>1.602037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48">
                <text:p>748</text:p>
              </table:table-cell>
              <table:table-cell office:value-type="float" office:value="0.398413">
                <text:p>0.398413</text:p>
              </table:table-cell>
              <table:table-cell office:value-type="float" office:value="1.429573">
                <text:p>1.429573</text:p>
              </table:table-cell>
              <table:table-cell office:value-type="float" office:value="2.747619">
                <text:p>2.74761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133">
                <text:p>3133</text:p>
              </table:table-cell>
              <table:table-cell office:value-type="float" office:value="0.760256">
                <text:p>0.760256</text:p>
              </table:table-cell>
              <table:table-cell office:value-type="float" office:value="2.058925">
                <text:p>2.058925</text:p>
              </table:table-cell>
              <table:table-cell office:value-type="float" office:value="3.683824">
                <text:p>3.68382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88">
                <text:p>188</text:p>
              </table:table-cell>
              <table:table-cell office:value-type="float" office:value="0.15">
                <text:p>0.15</text:p>
              </table:table-cell>
              <table:table-cell office:value-type="float" office:value="1.063771">
                <text:p>1.063771</text:p>
              </table:table-cell>
              <table:table-cell office:value-type="float" office:value="2.190476">
                <text:p>2.19047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06">
                <text:p>606</text:p>
              </table:table-cell>
              <table:table-cell office:value-type="float" office:value="0.398413">
                <text:p>0.398413</text:p>
              </table:table-cell>
              <table:table-cell office:value-type="float" office:value="1.398248">
                <text:p>1.398248</text:p>
              </table:table-cell>
              <table:table-cell office:value-type="float" office:value="2.502632">
                <text:p>2.50263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45">
                <text:p>345</text:p>
              </table:table-cell>
              <table:table-cell office:value-type="float" office:value="0.15873">
                <text:p>0.15873</text:p>
              </table:table-cell>
              <table:table-cell office:value-type="float" office:value="0.996528">
                <text:p>0.996528</text:p>
              </table:table-cell>
              <table:table-cell office:value-type="float" office:value="2.212121">
                <text:p>2.21212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09">
                <text:p>1209</text:p>
              </table:table-cell>
              <table:table-cell office:value-type="float" office:value="0.368347">
                <text:p>0.368347</text:p>
              </table:table-cell>
              <table:table-cell office:value-type="float" office:value="1.422634">
                <text:p>1.422634</text:p>
              </table:table-cell>
              <table:table-cell office:value-type="float" office:value="3.192857">
                <text:p>3.19285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55">
                <text:p>255</text:p>
              </table:table-cell>
              <table:table-cell office:value-type="float" office:value="0.170455">
                <text:p>0.170455</text:p>
              </table:table-cell>
              <table:table-cell office:value-type="float" office:value="0.984774">
                <text:p>0.984774</text:p>
              </table:table-cell>
              <table:table-cell office:value-type="float" office:value="2.373333">
                <text:p>2.37333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90">
                <text:p>1090</text:p>
              </table:table-cell>
              <table:table-cell office:value-type="float" office:value="0.407576">
                <text:p>0.407576</text:p>
              </table:table-cell>
              <table:table-cell office:value-type="float" office:value="1.575343">
                <text:p>1.575343</text:p>
              </table:table-cell>
              <table:table-cell office:value-type="float" office:value="2.87619">
                <text:p>2.8761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14">
                <text:p>714</text:p>
              </table:table-cell>
              <table:table-cell office:value-type="float" office:value="0.344444">
                <text:p>0.344444</text:p>
              </table:table-cell>
              <table:table-cell office:value-type="float" office:value="1.634768">
                <text:p>1.634768</text:p>
              </table:table-cell>
              <table:table-cell office:value-type="float" office:value="3.245455">
                <text:p>3.24545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64">
                <text:p>264</text:p>
              </table:table-cell>
              <table:table-cell office:value-type="float" office:value="0.15873">
                <text:p>0.15873</text:p>
              </table:table-cell>
              <table:table-cell office:value-type="float" office:value="0.970586">
                <text:p>0.970586</text:p>
              </table:table-cell>
              <table:table-cell office:value-type="float" office:value="2.163743">
                <text:p>2.16374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15">
                <text:p>215</text:p>
              </table:table-cell>
              <table:table-cell office:value-type="float" office:value="0.15873">
                <text:p>0.15873</text:p>
              </table:table-cell>
              <table:table-cell office:value-type="float" office:value="1.12916">
                <text:p>1.12916</text:p>
              </table:table-cell>
              <table:table-cell office:value-type="float" office:value="2.190476">
                <text:p>2.19047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94">
                <text:p>1394</text:p>
              </table:table-cell>
              <table:table-cell office:value-type="float" office:value="0.510965">
                <text:p>0.510965</text:p>
              </table:table-cell>
              <table:table-cell office:value-type="float" office:value="2.015844">
                <text:p>2.015844</text:p>
              </table:table-cell>
              <table:table-cell office:value-type="float" office:value="3.797619">
                <text:p>3.79761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95">
                <text:p>795</text:p>
              </table:table-cell>
              <table:table-cell office:value-type="float" office:value="0.208333">
                <text:p>0.208333</text:p>
              </table:table-cell>
              <table:table-cell office:value-type="float" office:value="1.695961">
                <text:p>1.695961</text:p>
              </table:table-cell>
              <table:table-cell office:value-type="float" office:value="3.585965">
                <text:p>3.58596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45">
                <text:p>645</text:p>
              </table:table-cell>
              <table:table-cell office:value-type="float" office:value="0.208333">
                <text:p>0.208333</text:p>
              </table:table-cell>
              <table:table-cell office:value-type="float" office:value="1.192439">
                <text:p>1.192439</text:p>
              </table:table-cell>
              <table:table-cell office:value-type="float" office:value="2.795455">
                <text:p>2.79545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173">
                <text:p>3173</text:p>
              </table:table-cell>
              <table:table-cell office:value-type="float" office:value="0.398413">
                <text:p>0.398413</text:p>
              </table:table-cell>
              <table:table-cell office:value-type="float" office:value="2.370667">
                <text:p>2.370667</text:p>
              </table:table-cell>
              <table:table-cell office:value-type="float" office:value="5.066667">
                <text:p>5.06666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240">
                <text:p>1240</text:p>
              </table:table-cell>
              <table:table-cell office:value-type="float" office:value="0.5">
                <text:p>0.5</text:p>
              </table:table-cell>
              <table:table-cell office:value-type="float" office:value="2.083364">
                <text:p>2.083364</text:p>
              </table:table-cell>
              <table:table-cell office:value-type="float" office:value="4.195489">
                <text:p>4.19548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306">
                <text:p>2306</text:p>
              </table:table-cell>
              <table:table-cell office:value-type="float" office:value="0.308333">
                <text:p>0.308333</text:p>
              </table:table-cell>
              <table:table-cell office:value-type="float" office:value="2.004218">
                <text:p>2.004218</text:p>
              </table:table-cell>
              <table:table-cell office:value-type="float" office:value="4.138889">
                <text:p>4.13888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339">
                <text:p>1339</text:p>
              </table:table-cell>
              <table:table-cell office:value-type="float" office:value="0.398413">
                <text:p>0.398413</text:p>
              </table:table-cell>
              <table:table-cell office:value-type="float" office:value="1.828915">
                <text:p>1.828915</text:p>
              </table:table-cell>
              <table:table-cell office:value-type="float" office:value="4.169935">
                <text:p>4.16993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111">
                <text:p>2111</text:p>
              </table:table-cell>
              <table:table-cell office:value-type="float" office:value="0.4125">
                <text:p>0.4125</text:p>
              </table:table-cell>
              <table:table-cell office:value-type="float" office:value="1.925582">
                <text:p>1.925582</text:p>
              </table:table-cell>
              <table:table-cell office:value-type="float" office:value="3.511111">
                <text:p>3.51111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30">
                <text:p>330</text:p>
              </table:table-cell>
              <table:table-cell office:value-type="float" office:value="0.170455">
                <text:p>0.170455</text:p>
              </table:table-cell>
              <table:table-cell office:value-type="float" office:value="1.370927">
                <text:p>1.370927</text:p>
              </table:table-cell>
              <table:table-cell office:value-type="float" office:value="3.245455">
                <text:p>3.24545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40">
                <text:p>340</text:p>
              </table:table-cell>
              <table:table-cell office:value-type="float" office:value="0.143541">
                <text:p>0.143541</text:p>
              </table:table-cell>
              <table:table-cell office:value-type="float" office:value="1.069341">
                <text:p>1.069341</text:p>
              </table:table-cell>
              <table:table-cell office:value-type="float" office:value="2.373333">
                <text:p>2.37333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22">
                <text:p>822</text:p>
              </table:table-cell>
              <table:table-cell office:value-type="float" office:value="0.430556">
                <text:p>0.430556</text:p>
              </table:table-cell>
              <table:table-cell office:value-type="float" office:value="1.584953">
                <text:p>1.584953</text:p>
              </table:table-cell>
              <table:table-cell office:value-type="float" office:value="3.797619">
                <text:p>3.79761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174">
                <text:p>1174</text:p>
              </table:table-cell>
              <table:table-cell office:value-type="float" office:value="0.208333">
                <text:p>0.208333</text:p>
              </table:table-cell>
              <table:table-cell office:value-type="float" office:value="1.781306">
                <text:p>1.781306</text:p>
              </table:table-cell>
              <table:table-cell office:value-type="float" office:value="4.6875">
                <text:p>4.687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360">
                <text:p>2360</text:p>
              </table:table-cell>
              <table:table-cell office:value-type="float" office:value="0.445489">
                <text:p>0.445489</text:p>
              </table:table-cell>
              <table:table-cell office:value-type="float" office:value="2.205314">
                <text:p>2.205314</text:p>
              </table:table-cell>
              <table:table-cell office:value-type="float" office:value="3.585965">
                <text:p>3.58596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92">
                <text:p>692</text:p>
              </table:table-cell>
              <table:table-cell office:value-type="float" office:value="0.497619">
                <text:p>0.497619</text:p>
              </table:table-cell>
              <table:table-cell office:value-type="float" office:value="1.540121">
                <text:p>1.540121</text:p>
              </table:table-cell>
              <table:table-cell office:value-type="float" office:value="2.630952">
                <text:p>2.63095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04">
                <text:p>504</text:p>
              </table:table-cell>
              <table:table-cell office:value-type="float" office:value="0.37037">
                <text:p>0.37037</text:p>
              </table:table-cell>
              <table:table-cell office:value-type="float" office:value="1.568732">
                <text:p>1.568732</text:p>
              </table:table-cell>
              <table:table-cell office:value-type="float" office:value="4.216667">
                <text:p>4.21666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814">
                <text:p>1814</text:p>
              </table:table-cell>
              <table:table-cell office:value-type="float" office:value="0.404762">
                <text:p>0.404762</text:p>
              </table:table-cell>
              <table:table-cell office:value-type="float" office:value="1.862213">
                <text:p>1.862213</text:p>
              </table:table-cell>
              <table:table-cell office:value-type="float" office:value="3.698413">
                <text:p>3.69841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383">
                <text:p>1383</text:p>
              </table:table-cell>
              <table:table-cell office:value-type="float" office:value="0.403846">
                <text:p>0.403846</text:p>
              </table:table-cell>
              <table:table-cell office:value-type="float" office:value="1.550461">
                <text:p>1.550461</text:p>
              </table:table-cell>
              <table:table-cell office:value-type="float" office:value="4.216667">
                <text:p>4.21666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50">
                <text:p>350</text:p>
              </table:table-cell>
              <table:table-cell office:value-type="float" office:value="0.143541">
                <text:p>0.143541</text:p>
              </table:table-cell>
              <table:table-cell office:value-type="float" office:value="1.26701">
                <text:p>1.26701</text:p>
              </table:table-cell>
              <table:table-cell office:value-type="float" office:value="3.214286">
                <text:p>3.21428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698">
                <text:p>2698</text:p>
              </table:table-cell>
              <table:table-cell office:value-type="float" office:value="0.663743">
                <text:p>0.663743</text:p>
              </table:table-cell>
              <table:table-cell office:value-type="float" office:value="2.042287">
                <text:p>2.042287</text:p>
              </table:table-cell>
              <table:table-cell office:value-type="float" office:value="3.455357">
                <text:p>3.45535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29">
                <text:p>629</text:p>
              </table:table-cell>
              <table:table-cell office:value-type="float" office:value="0.15">
                <text:p>0.15</text:p>
              </table:table-cell>
              <table:table-cell office:value-type="float" office:value="1.322323">
                <text:p>1.322323</text:p>
              </table:table-cell>
              <table:table-cell office:value-type="float" office:value="3.177632">
                <text:p>3.17763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32">
                <text:p>532</text:p>
              </table:table-cell>
              <table:table-cell office:value-type="float" office:value="0.373611">
                <text:p>0.373611</text:p>
              </table:table-cell>
              <table:table-cell office:value-type="float" office:value="1.525047">
                <text:p>1.525047</text:p>
              </table:table-cell>
              <table:table-cell office:value-type="float" office:value="3.166667">
                <text:p>3.16666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07">
                <text:p>507</text:p>
              </table:table-cell>
              <table:table-cell office:value-type="float" office:value="0.208333">
                <text:p>0.208333</text:p>
              </table:table-cell>
              <table:table-cell office:value-type="float" office:value="1.513343">
                <text:p>1.513343</text:p>
              </table:table-cell>
              <table:table-cell office:value-type="float" office:value="2.680556">
                <text:p>2.68055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933">
                <text:p>1933</text:p>
              </table:table-cell>
              <table:table-cell office:value-type="float" office:value="0.445489">
                <text:p>0.445489</text:p>
              </table:table-cell>
              <table:table-cell office:value-type="float" office:value="1.886218">
                <text:p>1.886218</text:p>
              </table:table-cell>
              <table:table-cell office:value-type="float" office:value="3.585965">
                <text:p>3.58596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44">
                <text:p>744</text:p>
              </table:table-cell>
              <table:table-cell office:value-type="float" office:value="0.170455">
                <text:p>0.170455</text:p>
              </table:table-cell>
              <table:table-cell office:value-type="float" office:value="1.355125">
                <text:p>1.355125</text:p>
              </table:table-cell>
              <table:table-cell office:value-type="float" office:value="3.245455">
                <text:p>3.24545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39">
                <text:p>1539</text:p>
              </table:table-cell>
              <table:table-cell office:value-type="float" office:value="0.208333">
                <text:p>0.208333</text:p>
              </table:table-cell>
              <table:table-cell office:value-type="float" office:value="1.882034">
                <text:p>1.882034</text:p>
              </table:table-cell>
              <table:table-cell office:value-type="float" office:value="3.771429">
                <text:p>3.77142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91">
                <text:p>591</text:p>
              </table:table-cell>
              <table:table-cell office:value-type="float" office:value="0.15873">
                <text:p>0.15873</text:p>
              </table:table-cell>
              <table:table-cell office:value-type="float" office:value="1.163141">
                <text:p>1.163141</text:p>
              </table:table-cell>
              <table:table-cell office:value-type="float" office:value="3.245455">
                <text:p>3.24545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204">
                <text:p>2204</text:p>
              </table:table-cell>
              <table:table-cell office:value-type="float" office:value="0.338095">
                <text:p>0.338095</text:p>
              </table:table-cell>
              <table:table-cell office:value-type="float" office:value="1.821342">
                <text:p>1.821342</text:p>
              </table:table-cell>
              <table:table-cell office:value-type="float" office:value="3.441667">
                <text:p>3.44166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682">
                <text:p>2682</text:p>
              </table:table-cell>
              <table:table-cell office:value-type="float" office:value="0.683333">
                <text:p>0.683333</text:p>
              </table:table-cell>
              <table:table-cell office:value-type="float" office:value="2.119002">
                <text:p>2.119002</text:p>
              </table:table-cell>
              <table:table-cell office:value-type="float" office:value="4.157576">
                <text:p>4.15757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72">
                <text:p>272</text:p>
              </table:table-cell>
              <table:table-cell office:value-type="float" office:value="0.170455">
                <text:p>0.170455</text:p>
              </table:table-cell>
              <table:table-cell office:value-type="float" office:value="1.029713">
                <text:p>1.029713</text:p>
              </table:table-cell>
              <table:table-cell office:value-type="float" office:value="2.291667">
                <text:p>2.29166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281">
                <text:p>2281</text:p>
              </table:table-cell>
              <table:table-cell office:value-type="float" office:value="0.92549">
                <text:p>0.92549</text:p>
              </table:table-cell>
              <table:table-cell office:value-type="float" office:value="2.022873">
                <text:p>2.022873</text:p>
              </table:table-cell>
              <table:table-cell office:value-type="float" office:value="3.698413">
                <text:p>3.69841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04">
                <text:p>204</text:p>
              </table:table-cell>
              <table:table-cell office:value-type="float" office:value="0.186335">
                <text:p>0.186335</text:p>
              </table:table-cell>
              <table:table-cell office:value-type="float" office:value="0.714365">
                <text:p>0.714365</text:p>
              </table:table-cell>
              <table:table-cell office:value-type="float" office:value="1.371795">
                <text:p>1.37179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466">
                <text:p>3466</text:p>
              </table:table-cell>
              <table:table-cell office:value-type="float" office:value="0.857143">
                <text:p>0.857143</text:p>
              </table:table-cell>
              <table:table-cell office:value-type="float" office:value="2.307567">
                <text:p>2.307567</text:p>
              </table:table-cell>
              <table:table-cell office:value-type="float" office:value="4.479167">
                <text:p>4.47916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10">
                <text:p>310</text:p>
              </table:table-cell>
              <table:table-cell office:value-type="float" office:value="0.143541">
                <text:p>0.143541</text:p>
              </table:table-cell>
              <table:table-cell office:value-type="float" office:value="1.082075">
                <text:p>1.082075</text:p>
              </table:table-cell>
              <table:table-cell office:value-type="float" office:value="2.373333">
                <text:p>2.37333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39">
                <text:p>839</text:p>
              </table:table-cell>
              <table:table-cell office:value-type="float" office:value="0.143541">
                <text:p>0.143541</text:p>
              </table:table-cell>
              <table:table-cell office:value-type="float" office:value="1.776372">
                <text:p>1.776372</text:p>
              </table:table-cell>
              <table:table-cell office:value-type="float" office:value="3.201681">
                <text:p>3.20168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22">
                <text:p>1022</text:p>
              </table:table-cell>
              <table:table-cell office:value-type="float" office:value="0.383824">
                <text:p>0.383824</text:p>
              </table:table-cell>
              <table:table-cell office:value-type="float" office:value="1.706249">
                <text:p>1.706249</text:p>
              </table:table-cell>
              <table:table-cell office:value-type="float" office:value="2.876812">
                <text:p>2.87681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442">
                <text:p>2442</text:p>
              </table:table-cell>
              <table:table-cell office:value-type="float" office:value="0.52619">
                <text:p>0.52619</text:p>
              </table:table-cell>
              <table:table-cell office:value-type="float" office:value="1.873859">
                <text:p>1.873859</text:p>
              </table:table-cell>
              <table:table-cell office:value-type="float" office:value="3.555556">
                <text:p>3.55555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88">
                <text:p>588</text:p>
              </table:table-cell>
              <table:table-cell office:value-type="float" office:value="0.24">
                <text:p>0.24</text:p>
              </table:table-cell>
              <table:table-cell office:value-type="float" office:value="1.350489">
                <text:p>1.350489</text:p>
              </table:table-cell>
              <table:table-cell office:value-type="float" office:value="3.177632">
                <text:p>3.17763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35">
                <text:p>535</text:p>
              </table:table-cell>
              <table:table-cell office:value-type="float" office:value="0.52619">
                <text:p>0.52619</text:p>
              </table:table-cell>
              <table:table-cell office:value-type="float" office:value="1.503215">
                <text:p>1.503215</text:p>
              </table:table-cell>
              <table:table-cell office:value-type="float" office:value="2.378788">
                <text:p>2.37878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588">
                <text:p>1588</text:p>
              </table:table-cell>
              <table:table-cell office:value-type="float" office:value="0.419935">
                <text:p>0.419935</text:p>
              </table:table-cell>
              <table:table-cell office:value-type="float" office:value="1.778842">
                <text:p>1.778842</text:p>
              </table:table-cell>
              <table:table-cell office:value-type="float" office:value="3.698413">
                <text:p>3.69841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257">
                <text:p>3257</text:p>
              </table:table-cell>
              <table:table-cell office:value-type="float" office:value="0.733333">
                <text:p>0.733333</text:p>
              </table:table-cell>
              <table:table-cell office:value-type="float" office:value="2.03698">
                <text:p>2.03698</text:p>
              </table:table-cell>
              <table:table-cell office:value-type="float" office:value="3.940909">
                <text:p>3.94090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14">
                <text:p>414</text:p>
              </table:table-cell>
              <table:table-cell office:value-type="float" office:value="0.24">
                <text:p>0.24</text:p>
              </table:table-cell>
              <table:table-cell office:value-type="float" office:value="1.476582">
                <text:p>1.476582</text:p>
              </table:table-cell>
              <table:table-cell office:value-type="float" office:value="3.177632">
                <text:p>3.17763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26">
                <text:p>926</text:p>
              </table:table-cell>
              <table:table-cell office:value-type="float" office:value="0.373611">
                <text:p>0.373611</text:p>
              </table:table-cell>
              <table:table-cell office:value-type="float" office:value="1.53455">
                <text:p>1.53455</text:p>
              </table:table-cell>
              <table:table-cell office:value-type="float" office:value="3.698413">
                <text:p>3.69841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396">
                <text:p>3396</text:p>
              </table:table-cell>
              <table:table-cell office:value-type="float" office:value="0.383824">
                <text:p>0.383824</text:p>
              </table:table-cell>
              <table:table-cell office:value-type="float" office:value="2.255213">
                <text:p>2.255213</text:p>
              </table:table-cell>
              <table:table-cell office:value-type="float" office:value="4.092157">
                <text:p>4.09215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845">
                <text:p>3845</text:p>
              </table:table-cell>
              <table:table-cell office:value-type="float" office:value="0.99359">
                <text:p>0.99359</text:p>
              </table:table-cell>
              <table:table-cell office:value-type="float" office:value="2.253483">
                <text:p>2.253483</text:p>
              </table:table-cell>
              <table:table-cell office:value-type="float" office:value="4.479167">
                <text:p>4.47916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04">
                <text:p>904</text:p>
              </table:table-cell>
              <table:table-cell office:value-type="float" office:value="0.510965">
                <text:p>0.510965</text:p>
              </table:table-cell>
              <table:table-cell office:value-type="float" office:value="1.531882">
                <text:p>1.531882</text:p>
              </table:table-cell>
              <table:table-cell office:value-type="float" office:value="2.630952">
                <text:p>2.63095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04">
                <text:p>404</text:p>
              </table:table-cell>
              <table:table-cell office:value-type="float" office:value="0.15">
                <text:p>0.15</text:p>
              </table:table-cell>
              <table:table-cell office:value-type="float" office:value="1.025228">
                <text:p>1.025228</text:p>
              </table:table-cell>
              <table:table-cell office:value-type="float" office:value="2.175">
                <text:p>2.17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563">
                <text:p>2563</text:p>
              </table:table-cell>
              <table:table-cell office:value-type="float" office:value="0.888889">
                <text:p>0.888889</text:p>
              </table:table-cell>
              <table:table-cell office:value-type="float" office:value="1.927822">
                <text:p>1.927822</text:p>
              </table:table-cell>
              <table:table-cell office:value-type="float" office:value="3.688034">
                <text:p>3.68803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7">
                <text:p>827</text:p>
              </table:table-cell>
              <table:table-cell office:value-type="float" office:value="0.645833">
                <text:p>0.645833</text:p>
              </table:table-cell>
              <table:table-cell office:value-type="float" office:value="1.573896">
                <text:p>1.573896</text:p>
              </table:table-cell>
              <table:table-cell office:value-type="float" office:value="2.747619">
                <text:p>2.74761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46">
                <text:p>446</text:p>
              </table:table-cell>
              <table:table-cell office:value-type="float" office:value="0.15">
                <text:p>0.15</text:p>
              </table:table-cell>
              <table:table-cell office:value-type="float" office:value="1.286986">
                <text:p>1.286986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44">
                <text:p>1044</text:p>
              </table:table-cell>
              <table:table-cell office:value-type="float" office:value="0.321429">
                <text:p>0.321429</text:p>
              </table:table-cell>
              <table:table-cell office:value-type="float" office:value="1.68334">
                <text:p>1.68334</text:p>
              </table:table-cell>
              <table:table-cell office:value-type="float" office:value="3.245455">
                <text:p>3.24545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811">
                <text:p>3811</text:p>
              </table:table-cell>
              <table:table-cell office:value-type="float" office:value="0.99359">
                <text:p>0.99359</text:p>
              </table:table-cell>
              <table:table-cell office:value-type="float" office:value="2.194456">
                <text:p>2.194456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06">
                <text:p>706</text:p>
              </table:table-cell>
              <table:table-cell office:value-type="float" office:value="0.186335">
                <text:p>0.186335</text:p>
              </table:table-cell>
              <table:table-cell office:value-type="float" office:value="1.407557">
                <text:p>1.407557</text:p>
              </table:table-cell>
              <table:table-cell office:value-type="float" office:value="3.673611">
                <text:p>3.67361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481">
                <text:p>1481</text:p>
              </table:table-cell>
              <table:table-cell office:value-type="float" office:value="0.497619">
                <text:p>0.497619</text:p>
              </table:table-cell>
              <table:table-cell office:value-type="float" office:value="2.116542">
                <text:p>2.116542</text:p>
              </table:table-cell>
              <table:table-cell office:value-type="float" office:value="3.797619">
                <text:p>3.79761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62">
                <text:p>462</text:p>
              </table:table-cell>
              <table:table-cell office:value-type="float" office:value="0.138889">
                <text:p>0.138889</text:p>
              </table:table-cell>
              <table:table-cell office:value-type="float" office:value="1.354322">
                <text:p>1.354322</text:p>
              </table:table-cell>
              <table:table-cell office:value-type="float" office:value="2.795455">
                <text:p>2.79545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20">
                <text:p>320</text:p>
              </table:table-cell>
              <table:table-cell office:value-type="float" office:value="0.15873">
                <text:p>0.15873</text:p>
              </table:table-cell>
              <table:table-cell office:value-type="float" office:value="1.208122">
                <text:p>1.208122</text:p>
              </table:table-cell>
              <table:table-cell office:value-type="float" office:value="2.243478">
                <text:p>2.24347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397">
                <text:p>2397</text:p>
              </table:table-cell>
              <table:table-cell office:value-type="float" office:value="0.368347">
                <text:p>0.368347</text:p>
              </table:table-cell>
              <table:table-cell office:value-type="float" office:value="2.001478">
                <text:p>2.001478</text:p>
              </table:table-cell>
              <table:table-cell office:value-type="float" office:value="4.53869">
                <text:p>4.5386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36">
                <text:p>236</text:p>
              </table:table-cell>
              <table:table-cell office:value-type="float" office:value="0.143541">
                <text:p>0.143541</text:p>
              </table:table-cell>
              <table:table-cell office:value-type="float" office:value="1.040951">
                <text:p>1.040951</text:p>
              </table:table-cell>
              <table:table-cell office:value-type="float" office:value="2.291667">
                <text:p>2.29166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482">
                <text:p>1482</text:p>
              </table:table-cell>
              <table:table-cell office:value-type="float" office:value="0.388889">
                <text:p>0.388889</text:p>
              </table:table-cell>
              <table:table-cell office:value-type="float" office:value="1.831723">
                <text:p>1.831723</text:p>
              </table:table-cell>
              <table:table-cell office:value-type="float" office:value="3.673611">
                <text:p>3.67361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7">
                <text:p>197</text:p>
              </table:table-cell>
              <table:table-cell office:value-type="float" office:value="0.15873">
                <text:p>0.15873</text:p>
              </table:table-cell>
              <table:table-cell office:value-type="float" office:value="1.03241">
                <text:p>1.03241</text:p>
              </table:table-cell>
              <table:table-cell office:value-type="float" office:value="2.243478">
                <text:p>2.24347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36">
                <text:p>1936</text:p>
              </table:table-cell>
              <table:table-cell office:value-type="float" office:value="0.398413">
                <text:p>0.398413</text:p>
              </table:table-cell>
              <table:table-cell office:value-type="float" office:value="2.018733">
                <text:p>2.018733</text:p>
              </table:table-cell>
              <table:table-cell office:value-type="float" office:value="3.380952">
                <text:p>3.38095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69">
                <text:p>369</text:p>
              </table:table-cell>
              <table:table-cell office:value-type="float" office:value="0.186335">
                <text:p>0.186335</text:p>
              </table:table-cell>
              <table:table-cell office:value-type="float" office:value="1.222471">
                <text:p>1.222471</text:p>
              </table:table-cell>
              <table:table-cell office:value-type="float" office:value="3.192857">
                <text:p>3.19285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31">
                <text:p>431</text:p>
              </table:table-cell>
              <table:table-cell office:value-type="float" office:value="0.15873">
                <text:p>0.15873</text:p>
              </table:table-cell>
              <table:table-cell office:value-type="float" office:value="1.081687">
                <text:p>1.081687</text:p>
              </table:table-cell>
              <table:table-cell office:value-type="float" office:value="2.506944">
                <text:p>2.50694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40">
                <text:p>840</text:p>
              </table:table-cell>
              <table:table-cell office:value-type="float" office:value="0.497619">
                <text:p>0.497619</text:p>
              </table:table-cell>
              <table:table-cell office:value-type="float" office:value="1.716964">
                <text:p>1.716964</text:p>
              </table:table-cell>
              <table:table-cell office:value-type="float" office:value="3.683824">
                <text:p>3.68382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11">
                <text:p>211</text:p>
              </table:table-cell>
              <table:table-cell office:value-type="float" office:value="0.170455">
                <text:p>0.170455</text:p>
              </table:table-cell>
              <table:table-cell office:value-type="float" office:value="1.083121">
                <text:p>1.083121</text:p>
              </table:table-cell>
              <table:table-cell office:value-type="float" office:value="2.243478">
                <text:p>2.24347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811">
                <text:p>1811</text:p>
              </table:table-cell>
              <table:table-cell office:value-type="float" office:value="0.383824">
                <text:p>0.383824</text:p>
              </table:table-cell>
              <table:table-cell office:value-type="float" office:value="1.843451">
                <text:p>1.843451</text:p>
              </table:table-cell>
              <table:table-cell office:value-type="float" office:value="3.535014">
                <text:p>3.53501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94">
                <text:p>1094</text:p>
              </table:table-cell>
              <table:table-cell office:value-type="float" office:value="0.170455">
                <text:p>0.170455</text:p>
              </table:table-cell>
              <table:table-cell office:value-type="float" office:value="1.572905">
                <text:p>1.572905</text:p>
              </table:table-cell>
              <table:table-cell office:value-type="float" office:value="3.293478">
                <text:p>3.29347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26">
                <text:p>426</text:p>
              </table:table-cell>
              <table:table-cell office:value-type="float" office:value="0.208333">
                <text:p>0.208333</text:p>
              </table:table-cell>
              <table:table-cell office:value-type="float" office:value="1.469962">
                <text:p>1.469962</text:p>
              </table:table-cell>
              <table:table-cell office:value-type="float" office:value="2.712121">
                <text:p>2.71212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607">
                <text:p>607</text:p>
              </table:table-cell>
              <table:table-cell office:value-type="float" office:value="0.288462">
                <text:p>0.288462</text:p>
              </table:table-cell>
              <table:table-cell office:value-type="float" office:value="1.426833">
                <text:p>1.426833</text:p>
              </table:table-cell>
              <table:table-cell office:value-type="float" office:value="3.041667">
                <text:p>3.04166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579">
                <text:p>3579</text:p>
              </table:table-cell>
              <table:table-cell office:value-type="float" office:value="0.366667">
                <text:p>0.366667</text:p>
              </table:table-cell>
              <table:table-cell office:value-type="float" office:value="1.962957">
                <text:p>1.962957</text:p>
              </table:table-cell>
              <table:table-cell office:value-type="float" office:value="4.042857">
                <text:p>4.04285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08">
                <text:p>308</text:p>
              </table:table-cell>
              <table:table-cell office:value-type="float" office:value="0.135747">
                <text:p>0.135747</text:p>
              </table:table-cell>
              <table:table-cell office:value-type="float" office:value="0.892291">
                <text:p>0.892291</text:p>
              </table:table-cell>
              <table:table-cell office:value-type="float" office:value="2.243478">
                <text:p>2.24347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935">
                <text:p>935</text:p>
              </table:table-cell>
              <table:table-cell office:value-type="float" office:value="0.354167">
                <text:p>0.354167</text:p>
              </table:table-cell>
              <table:table-cell office:value-type="float" office:value="1.517627">
                <text:p>1.517627</text:p>
              </table:table-cell>
              <table:table-cell office:value-type="float" office:value="4.180556">
                <text:p>4.18055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586">
                <text:p>1586</text:p>
              </table:table-cell>
              <table:table-cell office:value-type="float" office:value="0.430556">
                <text:p>0.430556</text:p>
              </table:table-cell>
              <table:table-cell office:value-type="float" office:value="1.782228">
                <text:p>1.782228</text:p>
              </table:table-cell>
              <table:table-cell office:value-type="float" office:value="3.511111">
                <text:p>3.51111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93">
                <text:p>393</text:p>
              </table:table-cell>
              <table:table-cell office:value-type="float" office:value="0.419935">
                <text:p>0.419935</text:p>
              </table:table-cell>
              <table:table-cell office:value-type="float" office:value="1.220185">
                <text:p>1.220185</text:p>
              </table:table-cell>
              <table:table-cell office:value-type="float" office:value="3.153409">
                <text:p>3.15340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142">
                <text:p>1142</text:p>
              </table:table-cell>
              <table:table-cell office:value-type="float" office:value="0.383824">
                <text:p>0.383824</text:p>
              </table:table-cell>
              <table:table-cell office:value-type="float" office:value="1.490477">
                <text:p>1.490477</text:p>
              </table:table-cell>
              <table:table-cell office:value-type="float" office:value="3.192857">
                <text:p>3.19285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43">
                <text:p>343</text:p>
              </table:table-cell>
              <table:table-cell office:value-type="float" office:value="0.143541">
                <text:p>0.143541</text:p>
              </table:table-cell>
              <table:table-cell office:value-type="float" office:value="1.26273">
                <text:p>1.26273</text:p>
              </table:table-cell>
              <table:table-cell office:value-type="float" office:value="2.243478">
                <text:p>2.24347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40">
                <text:p>640</text:p>
              </table:table-cell>
              <table:table-cell office:value-type="float" office:value="0.655556">
                <text:p>0.655556</text:p>
              </table:table-cell>
              <table:table-cell office:value-type="float" office:value="1.408748">
                <text:p>1.408748</text:p>
              </table:table-cell>
              <table:table-cell office:value-type="float" office:value="2.695489">
                <text:p>2.69548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673">
                <text:p>1673</text:p>
              </table:table-cell>
              <table:table-cell office:value-type="float" office:value="0.368347">
                <text:p>0.368347</text:p>
              </table:table-cell>
              <table:table-cell office:value-type="float" office:value="1.599434">
                <text:p>1.599434</text:p>
              </table:table-cell>
              <table:table-cell office:value-type="float" office:value="4.1625">
                <text:p>4.162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21">
                <text:p>521</text:p>
              </table:table-cell>
              <table:table-cell office:value-type="float" office:value="0.170455">
                <text:p>0.170455</text:p>
              </table:table-cell>
              <table:table-cell office:value-type="float" office:value="1.379015">
                <text:p>1.379015</text:p>
              </table:table-cell>
              <table:table-cell office:value-type="float" office:value="3.666667">
                <text:p>3.66666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213">
                <text:p>1213</text:p>
              </table:table-cell>
              <table:table-cell office:value-type="float" office:value="0.186335">
                <text:p>0.186335</text:p>
              </table:table-cell>
              <table:table-cell office:value-type="float" office:value="1.458631">
                <text:p>1.458631</text:p>
              </table:table-cell>
              <table:table-cell office:value-type="float" office:value="3.441667">
                <text:p>3.44166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47">
                <text:p>847</text:p>
              </table:table-cell>
              <table:table-cell office:value-type="float" office:value="0.143541">
                <text:p>0.143541</text:p>
              </table:table-cell>
              <table:table-cell office:value-type="float" office:value="1.648271">
                <text:p>1.648271</text:p>
              </table:table-cell>
              <table:table-cell office:value-type="float" office:value="2.747619">
                <text:p>2.74761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93">
                <text:p>193</text:p>
              </table:table-cell>
              <table:table-cell office:value-type="float" office:value="0.15">
                <text:p>0.15</text:p>
              </table:table-cell>
              <table:table-cell office:value-type="float" office:value="0.767254">
                <text:p>0.767254</text:p>
              </table:table-cell>
              <table:table-cell office:value-type="float" office:value="2.035714">
                <text:p>2.03571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07">
                <text:p>707</text:p>
              </table:table-cell>
              <table:table-cell office:value-type="float" office:value="0.143541">
                <text:p>0.143541</text:p>
              </table:table-cell>
              <table:table-cell office:value-type="float" office:value="1.232782">
                <text:p>1.232782</text:p>
              </table:table-cell>
              <table:table-cell office:value-type="float" office:value="3.293478">
                <text:p>3.29347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88">
                <text:p>388</text:p>
              </table:table-cell>
              <table:table-cell office:value-type="float" office:value="0.15">
                <text:p>0.15</text:p>
              </table:table-cell>
              <table:table-cell office:value-type="float" office:value="1.368524">
                <text:p>1.368524</text:p>
              </table:table-cell>
              <table:table-cell office:value-type="float" office:value="2.657576">
                <text:p>2.65757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18">
                <text:p>318</text:p>
              </table:table-cell>
              <table:table-cell office:value-type="float" office:value="0.208333">
                <text:p>0.208333</text:p>
              </table:table-cell>
              <table:table-cell office:value-type="float" office:value="0.953876">
                <text:p>0.953876</text:p>
              </table:table-cell>
              <table:table-cell office:value-type="float" office:value="2.378788">
                <text:p>2.37878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962">
                <text:p>2962</text:p>
              </table:table-cell>
              <table:table-cell office:value-type="float" office:value="0.758824">
                <text:p>0.758824</text:p>
              </table:table-cell>
              <table:table-cell office:value-type="float" office:value="2.235718">
                <text:p>2.235718</text:p>
              </table:table-cell>
              <table:table-cell office:value-type="float" office:value="3.983333">
                <text:p>3.98333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50">
                <text:p>450</text:p>
              </table:table-cell>
              <table:table-cell office:value-type="float" office:value="0.15">
                <text:p>0.15</text:p>
              </table:table-cell>
              <table:table-cell office:value-type="float" office:value="1.25713">
                <text:p>1.25713</text:p>
              </table:table-cell>
              <table:table-cell office:value-type="float" office:value="2.243478">
                <text:p>2.24347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74">
                <text:p>774</text:p>
              </table:table-cell>
              <table:table-cell office:value-type="float" office:value="0.366667">
                <text:p>0.366667</text:p>
              </table:table-cell>
              <table:table-cell office:value-type="float" office:value="1.415284">
                <text:p>1.415284</text:p>
              </table:table-cell>
              <table:table-cell office:value-type="float" office:value="3.008824">
                <text:p>3.00882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00">
                <text:p>500</text:p>
              </table:table-cell>
              <table:table-cell office:value-type="float" office:value="0.186335">
                <text:p>0.186335</text:p>
              </table:table-cell>
              <table:table-cell office:value-type="float" office:value="1.402489">
                <text:p>1.402489</text:p>
              </table:table-cell>
              <table:table-cell office:value-type="float" office:value="3.192857">
                <text:p>3.19285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39">
                <text:p>439</text:p>
              </table:table-cell>
              <table:table-cell office:value-type="float" office:value="0.186335">
                <text:p>0.186335</text:p>
              </table:table-cell>
              <table:table-cell office:value-type="float" office:value="1.136853">
                <text:p>1.136853</text:p>
              </table:table-cell>
              <table:table-cell office:value-type="float" office:value="2.190476">
                <text:p>2.19047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98">
                <text:p>698</text:p>
              </table:table-cell>
              <table:table-cell office:value-type="float" office:value="0.208333">
                <text:p>0.208333</text:p>
              </table:table-cell>
              <table:table-cell office:value-type="float" office:value="1.63212">
                <text:p>1.63212</text:p>
              </table:table-cell>
              <table:table-cell office:value-type="float" office:value="4.295455">
                <text:p>4.29545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939">
                <text:p>939</text:p>
              </table:table-cell>
              <table:table-cell office:value-type="float" office:value="0.510965">
                <text:p>0.510965</text:p>
              </table:table-cell>
              <table:table-cell office:value-type="float" office:value="1.924443">
                <text:p>1.924443</text:p>
              </table:table-cell>
              <table:table-cell office:value-type="float" office:value="3.797619">
                <text:p>3.79761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173">
                <text:p>1173</text:p>
              </table:table-cell>
              <table:table-cell office:value-type="float" office:value="0.138889">
                <text:p>0.138889</text:p>
              </table:table-cell>
              <table:table-cell office:value-type="float" office:value="1.637684">
                <text:p>1.637684</text:p>
              </table:table-cell>
              <table:table-cell office:value-type="float" office:value="4.169935">
                <text:p>4.16993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97">
                <text:p>297</text:p>
              </table:table-cell>
              <table:table-cell office:value-type="float" office:value="0.143541">
                <text:p>0.143541</text:p>
              </table:table-cell>
              <table:table-cell office:value-type="float" office:value="1.071567">
                <text:p>1.071567</text:p>
              </table:table-cell>
              <table:table-cell office:value-type="float" office:value="2.695489">
                <text:p>2.69548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39">
                <text:p>239</text:p>
              </table:table-cell>
              <table:table-cell office:value-type="float" office:value="0.15873">
                <text:p>0.15873</text:p>
              </table:table-cell>
              <table:table-cell office:value-type="float" office:value="1.337995">
                <text:p>1.337995</text:p>
              </table:table-cell>
              <table:table-cell office:value-type="float" office:value="2.373333">
                <text:p>2.37333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901">
                <text:p>1901</text:p>
              </table:table-cell>
              <table:table-cell office:value-type="float" office:value="0.683333">
                <text:p>0.683333</text:p>
              </table:table-cell>
              <table:table-cell office:value-type="float" office:value="2.320791">
                <text:p>2.320791</text:p>
              </table:table-cell>
              <table:table-cell office:value-type="float" office:value="3.455357">
                <text:p>3.45535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51">
                <text:p>451</text:p>
              </table:table-cell>
              <table:table-cell office:value-type="float" office:value="0.143541">
                <text:p>0.143541</text:p>
              </table:table-cell>
              <table:table-cell office:value-type="float" office:value="1.325452">
                <text:p>1.325452</text:p>
              </table:table-cell>
              <table:table-cell office:value-type="float" office:value="3.293478">
                <text:p>3.29347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408">
                <text:p>3408</text:p>
              </table:table-cell>
              <table:table-cell office:value-type="float" office:value="0.636447">
                <text:p>0.636447</text:p>
              </table:table-cell>
              <table:table-cell office:value-type="float" office:value="2.383684">
                <text:p>2.383684</text:p>
              </table:table-cell>
              <table:table-cell office:value-type="float" office:value="3.966667">
                <text:p>3.96666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83">
                <text:p>183</text:p>
              </table:table-cell>
              <table:table-cell office:value-type="float" office:value="0.24">
                <text:p>0.24</text:p>
              </table:table-cell>
              <table:table-cell office:value-type="float" office:value="1.100899">
                <text:p>1.100899</text:p>
              </table:table-cell>
              <table:table-cell office:value-type="float" office:value="2.373333">
                <text:p>2.37333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55">
                <text:p>255</text:p>
              </table:table-cell>
              <table:table-cell office:value-type="float" office:value="0.15873">
                <text:p>0.15873</text:p>
              </table:table-cell>
              <table:table-cell office:value-type="float" office:value="1.015937">
                <text:p>1.015937</text:p>
              </table:table-cell>
              <table:table-cell office:value-type="float" office:value="2.212121">
                <text:p>2.21212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15">
                <text:p>515</text:p>
              </table:table-cell>
              <table:table-cell office:value-type="float" office:value="0.170455">
                <text:p>0.170455</text:p>
              </table:table-cell>
              <table:table-cell office:value-type="float" office:value="1.093667">
                <text:p>1.093667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15">
                <text:p>315</text:p>
              </table:table-cell>
              <table:table-cell office:value-type="float" office:value="0.186335">
                <text:p>0.186335</text:p>
              </table:table-cell>
              <table:table-cell office:value-type="float" office:value="1.242612">
                <text:p>1.242612</text:p>
              </table:table-cell>
              <table:table-cell office:value-type="float" office:value="2.747619">
                <text:p>2.74761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60">
                <text:p>1160</text:p>
              </table:table-cell>
              <table:table-cell office:value-type="float" office:value="0.649733">
                <text:p>0.649733</text:p>
              </table:table-cell>
              <table:table-cell office:value-type="float" office:value="1.730033">
                <text:p>1.730033</text:p>
              </table:table-cell>
              <table:table-cell office:value-type="float" office:value="3.585965">
                <text:p>3.58596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679">
                <text:p>1679</text:p>
              </table:table-cell>
              <table:table-cell office:value-type="float" office:value="0.373611">
                <text:p>0.373611</text:p>
              </table:table-cell>
              <table:table-cell office:value-type="float" office:value="1.726622">
                <text:p>1.726622</text:p>
              </table:table-cell>
              <table:table-cell office:value-type="float" office:value="3.025">
                <text:p>3.02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325">
                <text:p>1325</text:p>
              </table:table-cell>
              <table:table-cell office:value-type="float" office:value="0.419935">
                <text:p>0.419935</text:p>
              </table:table-cell>
              <table:table-cell office:value-type="float" office:value="1.82318">
                <text:p>1.82318</text:p>
              </table:table-cell>
              <table:table-cell office:value-type="float" office:value="3.222222">
                <text:p>3.22222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87">
                <text:p>187</text:p>
              </table:table-cell>
              <table:table-cell office:value-type="float" office:value="0.24">
                <text:p>0.24</text:p>
              </table:table-cell>
              <table:table-cell office:value-type="float" office:value="1.440251">
                <text:p>1.440251</text:p>
              </table:table-cell>
              <table:table-cell office:value-type="float" office:value="3.037037">
                <text:p>3.03703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162">
                <text:p>2162</text:p>
              </table:table-cell>
              <table:table-cell office:value-type="float" office:value="0.578788">
                <text:p>0.578788</text:p>
              </table:table-cell>
              <table:table-cell office:value-type="float" office:value="2.04508">
                <text:p>2.04508</text:p>
              </table:table-cell>
              <table:table-cell office:value-type="float" office:value="3.633333">
                <text:p>3.63333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96">
                <text:p>796</text:p>
              </table:table-cell>
              <table:table-cell office:value-type="float" office:value="0.419298">
                <text:p>0.419298</text:p>
              </table:table-cell>
              <table:table-cell office:value-type="float" office:value="1.434574">
                <text:p>1.434574</text:p>
              </table:table-cell>
              <table:table-cell office:value-type="float" office:value="3.058824">
                <text:p>3.05882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87">
                <text:p>287</text:p>
              </table:table-cell>
              <table:table-cell office:value-type="float" office:value="0.170455">
                <text:p>0.170455</text:p>
              </table:table-cell>
              <table:table-cell office:value-type="float" office:value="0.997138">
                <text:p>0.997138</text:p>
              </table:table-cell>
              <table:table-cell office:value-type="float" office:value="2.243478">
                <text:p>2.24347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04">
                <text:p>204</text:p>
              </table:table-cell>
              <table:table-cell office:value-type="float" office:value="0.138889">
                <text:p>0.138889</text:p>
              </table:table-cell>
              <table:table-cell office:value-type="float" office:value="1.056155">
                <text:p>1.056155</text:p>
              </table:table-cell>
              <table:table-cell office:value-type="float" office:value="3.037037">
                <text:p>3.03703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75">
                <text:p>775</text:p>
              </table:table-cell>
              <table:table-cell office:value-type="float" office:value="0.170455">
                <text:p>0.170455</text:p>
              </table:table-cell>
              <table:table-cell office:value-type="float" office:value="1.476888">
                <text:p>1.476888</text:p>
              </table:table-cell>
              <table:table-cell office:value-type="float" office:value="3.192857">
                <text:p>3.19285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545">
                <text:p>2545</text:p>
              </table:table-cell>
              <table:table-cell office:value-type="float" office:value="0.325397">
                <text:p>0.325397</text:p>
              </table:table-cell>
              <table:table-cell office:value-type="float" office:value="2.043379">
                <text:p>2.043379</text:p>
              </table:table-cell>
              <table:table-cell office:value-type="float" office:value="3.983333">
                <text:p>3.98333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220">
                <text:p>2220</text:p>
              </table:table-cell>
              <table:table-cell office:value-type="float" office:value="0.388889">
                <text:p>0.388889</text:p>
              </table:table-cell>
              <table:table-cell office:value-type="float" office:value="2.020254">
                <text:p>2.020254</text:p>
              </table:table-cell>
              <table:table-cell office:value-type="float" office:value="3.426923">
                <text:p>3.42692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136">
                <text:p>1136</text:p>
              </table:table-cell>
              <table:table-cell office:value-type="float" office:value="0.45">
                <text:p>0.45</text:p>
              </table:table-cell>
              <table:table-cell office:value-type="float" office:value="1.859636">
                <text:p>1.859636</text:p>
              </table:table-cell>
              <table:table-cell office:value-type="float" office:value="3.222222">
                <text:p>3.22222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65">
                <text:p>165</text:p>
              </table:table-cell>
              <table:table-cell office:value-type="float" office:value="0.186335">
                <text:p>0.186335</text:p>
              </table:table-cell>
              <table:table-cell office:value-type="float" office:value="1.084471">
                <text:p>1.084471</text:p>
              </table:table-cell>
              <table:table-cell office:value-type="float" office:value="2.291667">
                <text:p>2.29166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68">
                <text:p>168</text:p>
              </table:table-cell>
              <table:table-cell office:value-type="float" office:value="0.15">
                <text:p>0.15</text:p>
              </table:table-cell>
              <table:table-cell office:value-type="float" office:value="0.957861">
                <text:p>0.957861</text:p>
              </table:table-cell>
              <table:table-cell office:value-type="float" office:value="2.538462">
                <text:p>2.53846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741">
                <text:p>3741</text:p>
              </table:table-cell>
              <table:table-cell office:value-type="float" office:value="0.313034">
                <text:p>0.313034</text:p>
              </table:table-cell>
              <table:table-cell office:value-type="float" office:value="1.909718">
                <text:p>1.909718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02">
                <text:p>302</text:p>
              </table:table-cell>
              <table:table-cell office:value-type="float" office:value="0.15873">
                <text:p>0.15873</text:p>
              </table:table-cell>
              <table:table-cell office:value-type="float" office:value="1.208749">
                <text:p>1.208749</text:p>
              </table:table-cell>
              <table:table-cell office:value-type="float" office:value="2.6625">
                <text:p>2.662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224">
                <text:p>1224</text:p>
              </table:table-cell>
              <table:table-cell office:value-type="float" office:value="0.398413">
                <text:p>0.398413</text:p>
              </table:table-cell>
              <table:table-cell office:value-type="float" office:value="1.5544">
                <text:p>1.5544</text:p>
              </table:table-cell>
              <table:table-cell office:value-type="float" office:value="3.088889">
                <text:p>3.08888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263">
                <text:p>3263</text:p>
              </table:table-cell>
              <table:table-cell office:value-type="float" office:value="0.383824">
                <text:p>0.383824</text:p>
              </table:table-cell>
              <table:table-cell office:value-type="float" office:value="2.203301">
                <text:p>2.203301</text:p>
              </table:table-cell>
              <table:table-cell office:value-type="float" office:value="5.183333">
                <text:p>5.18333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50">
                <text:p>550</text:p>
              </table:table-cell>
              <table:table-cell office:value-type="float" office:value="0.15873">
                <text:p>0.15873</text:p>
              </table:table-cell>
              <table:table-cell office:value-type="float" office:value="1.310124">
                <text:p>1.310124</text:p>
              </table:table-cell>
              <table:table-cell office:value-type="float" office:value="2.291667">
                <text:p>2.29166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22">
                <text:p>622</text:p>
              </table:table-cell>
              <table:table-cell office:value-type="float" office:value="0.143541">
                <text:p>0.143541</text:p>
              </table:table-cell>
              <table:table-cell office:value-type="float" office:value="1.640307">
                <text:p>1.640307</text:p>
              </table:table-cell>
              <table:table-cell office:value-type="float" office:value="3.245455">
                <text:p>3.24545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134">
                <text:p>1134</text:p>
              </table:table-cell>
              <table:table-cell office:value-type="float" office:value="0.383824">
                <text:p>0.383824</text:p>
              </table:table-cell>
              <table:table-cell office:value-type="float" office:value="1.71711">
                <text:p>1.71711</text:p>
              </table:table-cell>
              <table:table-cell office:value-type="float" office:value="3.719298">
                <text:p>3.71929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172">
                <text:p>1172</text:p>
              </table:table-cell>
              <table:table-cell office:value-type="float" office:value="0.466667">
                <text:p>0.466667</text:p>
              </table:table-cell>
              <table:table-cell office:value-type="float" office:value="1.865826">
                <text:p>1.865826</text:p>
              </table:table-cell>
              <table:table-cell office:value-type="float" office:value="3.719298">
                <text:p>3.71929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818">
                <text:p>1818</text:p>
              </table:table-cell>
              <table:table-cell office:value-type="float" office:value="0.863095">
                <text:p>0.863095</text:p>
              </table:table-cell>
              <table:table-cell office:value-type="float" office:value="2.065387">
                <text:p>2.065387</text:p>
              </table:table-cell>
              <table:table-cell office:value-type="float" office:value="4.169935">
                <text:p>4.16993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35">
                <text:p>235</text:p>
              </table:table-cell>
              <table:table-cell office:value-type="float" office:value="0.15873">
                <text:p>0.15873</text:p>
              </table:table-cell>
              <table:table-cell office:value-type="float" office:value="0.900279">
                <text:p>0.900279</text:p>
              </table:table-cell>
              <table:table-cell office:value-type="float" office:value="2.538462">
                <text:p>2.53846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732">
                <text:p>2732</text:p>
              </table:table-cell>
              <table:table-cell office:value-type="float" office:value="0.510965">
                <text:p>0.510965</text:p>
              </table:table-cell>
              <table:table-cell office:value-type="float" office:value="1.93775">
                <text:p>1.93775</text:p>
              </table:table-cell>
              <table:table-cell office:value-type="float" office:value="4.1625">
                <text:p>4.162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249">
                <text:p>1249</text:p>
              </table:table-cell>
              <table:table-cell office:value-type="float" office:value="0.15">
                <text:p>0.15</text:p>
              </table:table-cell>
              <table:table-cell office:value-type="float" office:value="1.696007">
                <text:p>1.696007</text:p>
              </table:table-cell>
              <table:table-cell office:value-type="float" office:value="2.695489">
                <text:p>2.69548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398">
                <text:p>2398</text:p>
              </table:table-cell>
              <table:table-cell office:value-type="float" office:value="0.655556">
                <text:p>0.655556</text:p>
              </table:table-cell>
              <table:table-cell office:value-type="float" office:value="2.040224">
                <text:p>2.040224</text:p>
              </table:table-cell>
              <table:table-cell office:value-type="float" office:value="4.6875">
                <text:p>4.687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505">
                <text:p>2505</text:p>
              </table:table-cell>
              <table:table-cell office:value-type="float" office:value="0.547619">
                <text:p>0.547619</text:p>
              </table:table-cell>
              <table:table-cell office:value-type="float" office:value="2.159277">
                <text:p>2.159277</text:p>
              </table:table-cell>
              <table:table-cell office:value-type="float" office:value="4.180556">
                <text:p>4.18055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05">
                <text:p>705</text:p>
              </table:table-cell>
              <table:table-cell office:value-type="float" office:value="0.15873">
                <text:p>0.15873</text:p>
              </table:table-cell>
              <table:table-cell office:value-type="float" office:value="1.26365">
                <text:p>1.26365</text:p>
              </table:table-cell>
              <table:table-cell office:value-type="float" office:value="3.214286">
                <text:p>3.21428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34">
                <text:p>634</text:p>
              </table:table-cell>
              <table:table-cell office:value-type="float" office:value="0.133333">
                <text:p>0.133333</text:p>
              </table:table-cell>
              <table:table-cell office:value-type="float" office:value="1.454449">
                <text:p>1.454449</text:p>
              </table:table-cell>
              <table:table-cell office:value-type="float" office:value="3.666667">
                <text:p>3.66666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42">
                <text:p>342</text:p>
              </table:table-cell>
              <table:table-cell office:value-type="float" office:value="0.170455">
                <text:p>0.170455</text:p>
              </table:table-cell>
              <table:table-cell office:value-type="float" office:value="1.196196">
                <text:p>1.196196</text:p>
              </table:table-cell>
              <table:table-cell office:value-type="float" office:value="2.583333">
                <text:p>2.58333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292">
                <text:p>1292</text:p>
              </table:table-cell>
              <table:table-cell office:value-type="float" office:value="0.510965">
                <text:p>0.510965</text:p>
              </table:table-cell>
              <table:table-cell office:value-type="float" office:value="1.756542">
                <text:p>1.756542</text:p>
              </table:table-cell>
              <table:table-cell office:value-type="float" office:value="3.192857">
                <text:p>3.19285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13">
                <text:p>613</text:p>
              </table:table-cell>
              <table:table-cell office:value-type="float" office:value="0.138889">
                <text:p>0.138889</text:p>
              </table:table-cell>
              <table:table-cell office:value-type="float" office:value="1.271483">
                <text:p>1.271483</text:p>
              </table:table-cell>
              <table:table-cell office:value-type="float" office:value="2.472222">
                <text:p>2.47222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15">
                <text:p>415</text:p>
              </table:table-cell>
              <table:table-cell office:value-type="float" office:value="0.208333">
                <text:p>0.208333</text:p>
              </table:table-cell>
              <table:table-cell office:value-type="float" office:value="1.429401">
                <text:p>1.429401</text:p>
              </table:table-cell>
              <table:table-cell office:value-type="float" office:value="3.245455">
                <text:p>3.24545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411">
                <text:p>3411</text:p>
              </table:table-cell>
              <table:table-cell office:value-type="float" office:value="0.663743">
                <text:p>0.663743</text:p>
              </table:table-cell>
              <table:table-cell office:value-type="float" office:value="2.221015">
                <text:p>2.221015</text:p>
              </table:table-cell>
              <table:table-cell office:value-type="float" office:value="3.585965">
                <text:p>3.58596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70">
                <text:p>470</text:p>
              </table:table-cell>
              <table:table-cell office:value-type="float" office:value="0.170455">
                <text:p>0.170455</text:p>
              </table:table-cell>
              <table:table-cell office:value-type="float" office:value="1.128597">
                <text:p>1.128597</text:p>
              </table:table-cell>
              <table:table-cell office:value-type="float" office:value="2.291667">
                <text:p>2.29166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52">
                <text:p>152</text:p>
              </table:table-cell>
              <table:table-cell office:value-type="float" office:value="0.170455">
                <text:p>0.170455</text:p>
              </table:table-cell>
              <table:table-cell office:value-type="float" office:value="0.891858">
                <text:p>0.891858</text:p>
              </table:table-cell>
              <table:table-cell office:value-type="float" office:value="2.373333">
                <text:p>2.37333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020">
                <text:p>1020</text:p>
              </table:table-cell>
              <table:table-cell office:value-type="float" office:value="0.24">
                <text:p>0.24</text:p>
              </table:table-cell>
              <table:table-cell office:value-type="float" office:value="1.617235">
                <text:p>1.617235</text:p>
              </table:table-cell>
              <table:table-cell office:value-type="float" office:value="3.015873">
                <text:p>3.01587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10">
                <text:p>210</text:p>
              </table:table-cell>
              <table:table-cell office:value-type="float" office:value="0.186335">
                <text:p>0.186335</text:p>
              </table:table-cell>
              <table:table-cell office:value-type="float" office:value="1.082115">
                <text:p>1.082115</text:p>
              </table:table-cell>
              <table:table-cell office:value-type="float" office:value="3.192857">
                <text:p>3.19285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988">
                <text:p>988</text:p>
              </table:table-cell>
              <table:table-cell office:value-type="float" office:value="0.360256">
                <text:p>0.360256</text:p>
              </table:table-cell>
              <table:table-cell office:value-type="float" office:value="1.659776">
                <text:p>1.659776</text:p>
              </table:table-cell>
              <table:table-cell office:value-type="float" office:value="4.169935">
                <text:p>4.16993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98">
                <text:p>598</text:p>
              </table:table-cell>
              <table:table-cell office:value-type="float" office:value="0.186335">
                <text:p>0.186335</text:p>
              </table:table-cell>
              <table:table-cell office:value-type="float" office:value="1.573682">
                <text:p>1.573682</text:p>
              </table:table-cell>
              <table:table-cell office:value-type="float" office:value="3.214286">
                <text:p>3.21428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46">
                <text:p>446</text:p>
              </table:table-cell>
              <table:table-cell office:value-type="float" office:value="0.138889">
                <text:p>0.138889</text:p>
              </table:table-cell>
              <table:table-cell office:value-type="float" office:value="1.180009">
                <text:p>1.180009</text:p>
              </table:table-cell>
              <table:table-cell office:value-type="float" office:value="2.654762">
                <text:p>2.65476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978">
                <text:p>978</text:p>
              </table:table-cell>
              <table:table-cell office:value-type="float" office:value="0.383824">
                <text:p>0.383824</text:p>
              </table:table-cell>
              <table:table-cell office:value-type="float" office:value="1.957967">
                <text:p>1.957967</text:p>
              </table:table-cell>
              <table:table-cell office:value-type="float" office:value="3.714286">
                <text:p>3.71428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13">
                <text:p>213</text:p>
              </table:table-cell>
              <table:table-cell office:value-type="float" office:value="0.186335">
                <text:p>0.186335</text:p>
              </table:table-cell>
              <table:table-cell office:value-type="float" office:value="1.014636">
                <text:p>1.014636</text:p>
              </table:table-cell>
              <table:table-cell office:value-type="float" office:value="2.291667">
                <text:p>2.29166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095">
                <text:p>1095</text:p>
              </table:table-cell>
              <table:table-cell office:value-type="float" office:value="0.348214">
                <text:p>0.348214</text:p>
              </table:table-cell>
              <table:table-cell office:value-type="float" office:value="1.878895">
                <text:p>1.878895</text:p>
              </table:table-cell>
              <table:table-cell office:value-type="float" office:value="3.719298">
                <text:p>3.71929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743">
                <text:p>2743</text:p>
              </table:table-cell>
              <table:table-cell office:value-type="float" office:value="0.664286">
                <text:p>0.664286</text:p>
              </table:table-cell>
              <table:table-cell office:value-type="float" office:value="2.264525">
                <text:p>2.264525</text:p>
              </table:table-cell>
              <table:table-cell office:value-type="float" office:value="4.1625">
                <text:p>4.162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58">
                <text:p>158</text:p>
              </table:table-cell>
              <table:table-cell office:value-type="float" office:value="0.15873">
                <text:p>0.15873</text:p>
              </table:table-cell>
              <table:table-cell office:value-type="float" office:value="0.95852">
                <text:p>0.95852</text:p>
              </table:table-cell>
              <table:table-cell office:value-type="float" office:value="2.291667">
                <text:p>2.29166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801">
                <text:p>3801</text:p>
              </table:table-cell>
              <table:table-cell office:value-type="float" office:value="0.545455">
                <text:p>0.545455</text:p>
              </table:table-cell>
              <table:table-cell office:value-type="float" office:value="2.261032">
                <text:p>2.261032</text:p>
              </table:table-cell>
              <table:table-cell office:value-type="float" office:value="4.4625">
                <text:p>4.462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132">
                <text:p>1132</text:p>
              </table:table-cell>
              <table:table-cell office:value-type="float" office:value="0.354167">
                <text:p>0.354167</text:p>
              </table:table-cell>
              <table:table-cell office:value-type="float" office:value="1.647403">
                <text:p>1.647403</text:p>
              </table:table-cell>
              <table:table-cell office:value-type="float" office:value="3.535014">
                <text:p>3.53501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85">
                <text:p>785</text:p>
              </table:table-cell>
              <table:table-cell office:value-type="float" office:value="0.15">
                <text:p>0.15</text:p>
              </table:table-cell>
              <table:table-cell office:value-type="float" office:value="1.480913">
                <text:p>1.480913</text:p>
              </table:table-cell>
              <table:table-cell office:value-type="float" office:value="2.695489">
                <text:p>2.69548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65">
                <text:p>265</text:p>
              </table:table-cell>
              <table:table-cell office:value-type="float" office:value="0.208333">
                <text:p>0.208333</text:p>
              </table:table-cell>
              <table:table-cell office:value-type="float" office:value="1.172838">
                <text:p>1.172838</text:p>
              </table:table-cell>
              <table:table-cell office:value-type="float" office:value="3.245455">
                <text:p>3.24545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380">
                <text:p>2380</text:p>
              </table:table-cell>
              <table:table-cell office:value-type="float" office:value="0.398413">
                <text:p>0.398413</text:p>
              </table:table-cell>
              <table:table-cell office:value-type="float" office:value="1.965925">
                <text:p>1.965925</text:p>
              </table:table-cell>
              <table:table-cell office:value-type="float" office:value="5.219298">
                <text:p>5.21929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62">
                <text:p>562</text:p>
              </table:table-cell>
              <table:table-cell office:value-type="float" office:value="0.24">
                <text:p>0.24</text:p>
              </table:table-cell>
              <table:table-cell office:value-type="float" office:value="1.396643">
                <text:p>1.396643</text:p>
              </table:table-cell>
              <table:table-cell office:value-type="float" office:value="3.055556">
                <text:p>3.05555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041">
                <text:p>1041</text:p>
              </table:table-cell>
              <table:table-cell office:value-type="float" office:value="0.208333">
                <text:p>0.208333</text:p>
              </table:table-cell>
              <table:table-cell office:value-type="float" office:value="1.529476">
                <text:p>1.529476</text:p>
              </table:table-cell>
              <table:table-cell office:value-type="float" office:value="3.555556">
                <text:p>3.55555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900">
                <text:p>900</text:p>
              </table:table-cell>
              <table:table-cell office:value-type="float" office:value="0.15873">
                <text:p>0.15873</text:p>
              </table:table-cell>
              <table:table-cell office:value-type="float" office:value="1.348215">
                <text:p>1.348215</text:p>
              </table:table-cell>
              <table:table-cell office:value-type="float" office:value="3.293478">
                <text:p>3.29347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21">
                <text:p>321</text:p>
              </table:table-cell>
              <table:table-cell office:value-type="float" office:value="0.15873">
                <text:p>0.15873</text:p>
              </table:table-cell>
              <table:table-cell office:value-type="float" office:value="1.008857">
                <text:p>1.008857</text:p>
              </table:table-cell>
              <table:table-cell office:value-type="float" office:value="2.747619">
                <text:p>2.74761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08">
                <text:p>408</text:p>
              </table:table-cell>
              <table:table-cell office:value-type="float" office:value="0.15873">
                <text:p>0.15873</text:p>
              </table:table-cell>
              <table:table-cell office:value-type="float" office:value="1.213383">
                <text:p>1.213383</text:p>
              </table:table-cell>
              <table:table-cell office:value-type="float" office:value="2.795455">
                <text:p>2.79545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099">
                <text:p>4099</text:p>
              </table:table-cell>
              <table:table-cell office:value-type="float" office:value="0.833766">
                <text:p>0.833766</text:p>
              </table:table-cell>
              <table:table-cell office:value-type="float" office:value="2.518947">
                <text:p>2.518947</text:p>
              </table:table-cell>
              <table:table-cell office:value-type="float" office:value="5.198413">
                <text:p>5.19841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30">
                <text:p>330</text:p>
              </table:table-cell>
              <table:table-cell office:value-type="float" office:value="0.24">
                <text:p>0.24</text:p>
              </table:table-cell>
              <table:table-cell office:value-type="float" office:value="1.226613">
                <text:p>1.226613</text:p>
              </table:table-cell>
              <table:table-cell office:value-type="float" office:value="3.214286">
                <text:p>3.21428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64">
                <text:p>264</text:p>
              </table:table-cell>
              <table:table-cell office:value-type="float" office:value="0.133929">
                <text:p>0.133929</text:p>
              </table:table-cell>
              <table:table-cell office:value-type="float" office:value="1.229818">
                <text:p>1.229818</text:p>
              </table:table-cell>
              <table:table-cell office:value-type="float" office:value="3.245455">
                <text:p>3.24545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347">
                <text:p>1347</text:p>
              </table:table-cell>
              <table:table-cell office:value-type="float" office:value="0.354167">
                <text:p>0.354167</text:p>
              </table:table-cell>
              <table:table-cell office:value-type="float" office:value="1.330839">
                <text:p>1.330839</text:p>
              </table:table-cell>
              <table:table-cell office:value-type="float" office:value="2.747619">
                <text:p>2.74761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538">
                <text:p>1538</text:p>
              </table:table-cell>
              <table:table-cell office:value-type="float" office:value="0.430556">
                <text:p>0.430556</text:p>
              </table:table-cell>
              <table:table-cell office:value-type="float" office:value="2.257774">
                <text:p>2.257774</text:p>
              </table:table-cell>
              <table:table-cell office:value-type="float" office:value="4.169935">
                <text:p>4.16993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63">
                <text:p>563</text:p>
              </table:table-cell>
              <table:table-cell office:value-type="float" office:value="0.170455">
                <text:p>0.170455</text:p>
              </table:table-cell>
              <table:table-cell office:value-type="float" office:value="1.352235">
                <text:p>1.352235</text:p>
              </table:table-cell>
              <table:table-cell office:value-type="float" office:value="3.041667">
                <text:p>3.04166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179">
                <text:p>3179</text:p>
              </table:table-cell>
              <table:table-cell office:value-type="float" office:value="0.833766">
                <text:p>0.833766</text:p>
              </table:table-cell>
              <table:table-cell office:value-type="float" office:value="2.097856">
                <text:p>2.097856</text:p>
              </table:table-cell>
              <table:table-cell office:value-type="float" office:value="3.698413">
                <text:p>3.69841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207">
                <text:p>4207</text:p>
              </table:table-cell>
              <table:table-cell office:value-type="float" office:value="0.492157">
                <text:p>0.492157</text:p>
              </table:table-cell>
              <table:table-cell office:value-type="float" office:value="2.264388">
                <text:p>2.264388</text:p>
              </table:table-cell>
              <table:table-cell office:value-type="float" office:value="4.6875">
                <text:p>4.687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0">
                <text:p>300</text:p>
              </table:table-cell>
              <table:table-cell office:value-type="float" office:value="0.186335">
                <text:p>0.186335</text:p>
              </table:table-cell>
              <table:table-cell office:value-type="float" office:value="1.002303">
                <text:p>1.002303</text:p>
              </table:table-cell>
              <table:table-cell office:value-type="float" office:value="3.375">
                <text:p>3.37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43">
                <text:p>443</text:p>
              </table:table-cell>
              <table:table-cell office:value-type="float" office:value="0.398413">
                <text:p>0.398413</text:p>
              </table:table-cell>
              <table:table-cell office:value-type="float" office:value="1.385584">
                <text:p>1.385584</text:p>
              </table:table-cell>
              <table:table-cell office:value-type="float" office:value="3.214286">
                <text:p>3.21428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908">
                <text:p>1908</text:p>
              </table:table-cell>
              <table:table-cell office:value-type="float" office:value="0.510965">
                <text:p>0.510965</text:p>
              </table:table-cell>
              <table:table-cell office:value-type="float" office:value="2.030796">
                <text:p>2.030796</text:p>
              </table:table-cell>
              <table:table-cell office:value-type="float" office:value="3.719298">
                <text:p>3.71929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93">
                <text:p>393</text:p>
              </table:table-cell>
              <table:table-cell office:value-type="float" office:value="0.15873">
                <text:p>0.15873</text:p>
              </table:table-cell>
              <table:table-cell office:value-type="float" office:value="1.23507">
                <text:p>1.23507</text:p>
              </table:table-cell>
              <table:table-cell office:value-type="float" office:value="3.037037">
                <text:p>3.03703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60">
                <text:p>460</text:p>
              </table:table-cell>
              <table:table-cell office:value-type="float" office:value="0.15">
                <text:p>0.15</text:p>
              </table:table-cell>
              <table:table-cell office:value-type="float" office:value="1.188488">
                <text:p>1.188488</text:p>
              </table:table-cell>
              <table:table-cell office:value-type="float" office:value="2.373333">
                <text:p>2.37333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084">
                <text:p>2084</text:p>
              </table:table-cell>
              <table:table-cell office:value-type="float" office:value="0.344444">
                <text:p>0.344444</text:p>
              </table:table-cell>
              <table:table-cell office:value-type="float" office:value="1.713948">
                <text:p>1.713948</text:p>
              </table:table-cell>
              <table:table-cell office:value-type="float" office:value="4.18254">
                <text:p>4.1825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25">
                <text:p>425</text:p>
              </table:table-cell>
              <table:table-cell office:value-type="float" office:value="0.24">
                <text:p>0.24</text:p>
              </table:table-cell>
              <table:table-cell office:value-type="float" office:value="1.193804">
                <text:p>1.193804</text:p>
              </table:table-cell>
              <table:table-cell office:value-type="float" office:value="2.552632">
                <text:p>2.55263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54">
                <text:p>354</text:p>
              </table:table-cell>
              <table:table-cell office:value-type="float" office:value="0.15873">
                <text:p>0.15873</text:p>
              </table:table-cell>
              <table:table-cell office:value-type="float" office:value="1.080364">
                <text:p>1.080364</text:p>
              </table:table-cell>
              <table:table-cell office:value-type="float" office:value="2.876812">
                <text:p>2.87681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625">
                <text:p>1625</text:p>
              </table:table-cell>
              <table:table-cell office:value-type="float" office:value="0.4125">
                <text:p>0.4125</text:p>
              </table:table-cell>
              <table:table-cell office:value-type="float" office:value="1.641084">
                <text:p>1.641084</text:p>
              </table:table-cell>
              <table:table-cell office:value-type="float" office:value="3.058824">
                <text:p>3.05882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854">
                <text:p>854</text:p>
              </table:table-cell>
              <table:table-cell office:value-type="float" office:value="0.445489">
                <text:p>0.445489</text:p>
              </table:table-cell>
              <table:table-cell office:value-type="float" office:value="1.582945">
                <text:p>1.582945</text:p>
              </table:table-cell>
              <table:table-cell office:value-type="float" office:value="3.375">
                <text:p>3.37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574">
                <text:p>2574</text:p>
              </table:table-cell>
              <table:table-cell office:value-type="float" office:value="0.373611">
                <text:p>0.373611</text:p>
              </table:table-cell>
              <table:table-cell office:value-type="float" office:value="2.294099">
                <text:p>2.294099</text:p>
              </table:table-cell>
              <table:table-cell office:value-type="float" office:value="4.722222">
                <text:p>4.72222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497">
                <text:p>3497</text:p>
              </table:table-cell>
              <table:table-cell office:value-type="float" office:value="0.354167">
                <text:p>0.354167</text:p>
              </table:table-cell>
              <table:table-cell office:value-type="float" office:value="2.294073">
                <text:p>2.294073</text:p>
              </table:table-cell>
              <table:table-cell office:value-type="float" office:value="4.401923">
                <text:p>4.40192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413">
                <text:p>1413</text:p>
              </table:table-cell>
              <table:table-cell office:value-type="float" office:value="0.373611">
                <text:p>0.373611</text:p>
              </table:table-cell>
              <table:table-cell office:value-type="float" office:value="1.764689">
                <text:p>1.764689</text:p>
              </table:table-cell>
              <table:table-cell office:value-type="float" office:value="4.18254">
                <text:p>4.1825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601">
                <text:p>1601</text:p>
              </table:table-cell>
              <table:table-cell office:value-type="float" office:value="0.430556">
                <text:p>0.430556</text:p>
              </table:table-cell>
              <table:table-cell office:value-type="float" office:value="1.575391">
                <text:p>1.575391</text:p>
              </table:table-cell>
              <table:table-cell office:value-type="float" office:value="3.177632">
                <text:p>3.17763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55">
                <text:p>255</text:p>
              </table:table-cell>
              <table:table-cell office:value-type="float" office:value="0.186335">
                <text:p>0.186335</text:p>
              </table:table-cell>
              <table:table-cell office:value-type="float" office:value="1.186962">
                <text:p>1.186962</text:p>
              </table:table-cell>
              <table:table-cell office:value-type="float" office:value="3.192857">
                <text:p>3.19285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547">
                <text:p>547</text:p>
              </table:table-cell>
              <table:table-cell office:value-type="float" office:value="0.186335">
                <text:p>0.186335</text:p>
              </table:table-cell>
              <table:table-cell office:value-type="float" office:value="1.489211">
                <text:p>1.489211</text:p>
              </table:table-cell>
              <table:table-cell office:value-type="float" office:value="3.375">
                <text:p>3.37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524">
                <text:p>1524</text:p>
              </table:table-cell>
              <table:table-cell office:value-type="float" office:value="0.383824">
                <text:p>0.383824</text:p>
              </table:table-cell>
              <table:table-cell office:value-type="float" office:value="1.799259">
                <text:p>1.799259</text:p>
              </table:table-cell>
              <table:table-cell office:value-type="float" office:value="3.409524">
                <text:p>3.40952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67">
                <text:p>267</text:p>
              </table:table-cell>
              <table:table-cell office:value-type="float" office:value="0.288462">
                <text:p>0.288462</text:p>
              </table:table-cell>
              <table:table-cell office:value-type="float" office:value="1.08277">
                <text:p>1.08277</text:p>
              </table:table-cell>
              <table:table-cell office:value-type="float" office:value="2.291667">
                <text:p>2.29166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41">
                <text:p>341</text:p>
              </table:table-cell>
              <table:table-cell office:value-type="float" office:value="0.208333">
                <text:p>0.208333</text:p>
              </table:table-cell>
              <table:table-cell office:value-type="float" office:value="1.044992">
                <text:p>1.044992</text:p>
              </table:table-cell>
              <table:table-cell office:value-type="float" office:value="2.291667">
                <text:p>2.29166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06">
                <text:p>506</text:p>
              </table:table-cell>
              <table:table-cell office:value-type="float" office:value="0.170455">
                <text:p>0.170455</text:p>
              </table:table-cell>
              <table:table-cell office:value-type="float" office:value="1.298895">
                <text:p>1.298895</text:p>
              </table:table-cell>
              <table:table-cell office:value-type="float" office:value="2.716667">
                <text:p>2.71666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18">
                <text:p>618</text:p>
              </table:table-cell>
              <table:table-cell office:value-type="float" office:value="0.186335">
                <text:p>0.186335</text:p>
              </table:table-cell>
              <table:table-cell office:value-type="float" office:value="1.236156">
                <text:p>1.236156</text:p>
              </table:table-cell>
              <table:table-cell office:value-type="float" office:value="3.158824">
                <text:p>3.15882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142">
                <text:p>3142</text:p>
              </table:table-cell>
              <table:table-cell office:value-type="float" office:value="0.510965">
                <text:p>0.510965</text:p>
              </table:table-cell>
              <table:table-cell office:value-type="float" office:value="2.317626">
                <text:p>2.317626</text:p>
              </table:table-cell>
              <table:table-cell office:value-type="float" office:value="4.029762">
                <text:p>4.02976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62">
                <text:p>162</text:p>
              </table:table-cell>
              <table:table-cell office:value-type="float" office:value="0.170455">
                <text:p>0.170455</text:p>
              </table:table-cell>
              <table:table-cell office:value-type="float" office:value="1.118543">
                <text:p>1.118543</text:p>
              </table:table-cell>
              <table:table-cell office:value-type="float" office:value="3.245455">
                <text:p>3.24545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18">
                <text:p>218</text:p>
              </table:table-cell>
              <table:table-cell office:value-type="float" office:value="0.15873">
                <text:p>0.15873</text:p>
              </table:table-cell>
              <table:table-cell office:value-type="float" office:value="1.040524">
                <text:p>1.040524</text:p>
              </table:table-cell>
              <table:table-cell office:value-type="float" office:value="2.373333">
                <text:p>2.37333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85">
                <text:p>185</text:p>
              </table:table-cell>
              <table:table-cell office:value-type="float" office:value="0.15">
                <text:p>0.15</text:p>
              </table:table-cell>
              <table:table-cell office:value-type="float" office:value="0.823019">
                <text:p>0.823019</text:p>
              </table:table-cell>
              <table:table-cell office:value-type="float" office:value="2.291667">
                <text:p>2.29166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38">
                <text:p>338</text:p>
              </table:table-cell>
              <table:table-cell office:value-type="float" office:value="0.15873">
                <text:p>0.15873</text:p>
              </table:table-cell>
              <table:table-cell office:value-type="float" office:value="1.171813">
                <text:p>1.171813</text:p>
              </table:table-cell>
              <table:table-cell office:value-type="float" office:value="3.375">
                <text:p>3.37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874">
                <text:p>874</text:p>
              </table:table-cell>
              <table:table-cell office:value-type="float" office:value="0.133929">
                <text:p>0.133929</text:p>
              </table:table-cell>
              <table:table-cell office:value-type="float" office:value="1.44602">
                <text:p>1.44602</text:p>
              </table:table-cell>
              <table:table-cell office:value-type="float" office:value="2.538462">
                <text:p>2.53846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977">
                <text:p>977</text:p>
              </table:table-cell>
              <table:table-cell office:value-type="float" office:value="0.545455">
                <text:p>0.545455</text:p>
              </table:table-cell>
              <table:table-cell office:value-type="float" office:value="1.609925">
                <text:p>1.609925</text:p>
              </table:table-cell>
              <table:table-cell office:value-type="float" office:value="3.192857">
                <text:p>3.19285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43">
                <text:p>243</text:p>
              </table:table-cell>
              <table:table-cell office:value-type="float" office:value="0.186335">
                <text:p>0.186335</text:p>
              </table:table-cell>
              <table:table-cell office:value-type="float" office:value="0.817486">
                <text:p>0.817486</text:p>
              </table:table-cell>
              <table:table-cell office:value-type="float" office:value="2.212121">
                <text:p>2.21212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745">
                <text:p>745</text:p>
              </table:table-cell>
              <table:table-cell office:value-type="float" office:value="0.368347">
                <text:p>0.368347</text:p>
              </table:table-cell>
              <table:table-cell office:value-type="float" office:value="1.506268">
                <text:p>1.506268</text:p>
              </table:table-cell>
              <table:table-cell office:value-type="float" office:value="3.177632">
                <text:p>3.17763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60">
                <text:p>160</text:p>
              </table:table-cell>
              <table:table-cell office:value-type="float" office:value="0.143541">
                <text:p>0.143541</text:p>
              </table:table-cell>
              <table:table-cell office:value-type="float" office:value="1.022151">
                <text:p>1.022151</text:p>
              </table:table-cell>
              <table:table-cell office:value-type="float" office:value="2.373333">
                <text:p>2.37333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09">
                <text:p>209</text:p>
              </table:table-cell>
              <table:table-cell office:value-type="float" office:value="0.15">
                <text:p>0.15</text:p>
              </table:table-cell>
              <table:table-cell office:value-type="float" office:value="0.881464">
                <text:p>0.881464</text:p>
              </table:table-cell>
              <table:table-cell office:value-type="float" office:value="2.373333">
                <text:p>2.37333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215">
                <text:p>3215</text:p>
              </table:table-cell>
              <table:table-cell office:value-type="float" office:value="0.844444">
                <text:p>0.844444</text:p>
              </table:table-cell>
              <table:table-cell office:value-type="float" office:value="2.103608">
                <text:p>2.103608</text:p>
              </table:table-cell>
              <table:table-cell office:value-type="float" office:value="3.585965">
                <text:p>3.58596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702">
                <text:p>2702</text:p>
              </table:table-cell>
              <table:table-cell office:value-type="float" office:value="0.366667">
                <text:p>0.366667</text:p>
              </table:table-cell>
              <table:table-cell office:value-type="float" office:value="1.998177">
                <text:p>1.998177</text:p>
              </table:table-cell>
              <table:table-cell office:value-type="float" office:value="4.383333">
                <text:p>4.38333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59">
                <text:p>359</text:p>
              </table:table-cell>
              <table:table-cell office:value-type="float" office:value="0.170455">
                <text:p>0.170455</text:p>
              </table:table-cell>
              <table:table-cell office:value-type="float" office:value="1.268666">
                <text:p>1.268666</text:p>
              </table:table-cell>
              <table:table-cell office:value-type="float" office:value="2.538462">
                <text:p>2.53846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563">
                <text:p>2563</text:p>
              </table:table-cell>
              <table:table-cell office:value-type="float" office:value="0.430556">
                <text:p>0.430556</text:p>
              </table:table-cell>
              <table:table-cell office:value-type="float" office:value="1.962542">
                <text:p>1.962542</text:p>
              </table:table-cell>
              <table:table-cell office:value-type="float" office:value="3.683824">
                <text:p>3.68382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961">
                <text:p>961</text:p>
              </table:table-cell>
              <table:table-cell office:value-type="float" office:value="0.497619">
                <text:p>0.497619</text:p>
              </table:table-cell>
              <table:table-cell office:value-type="float" office:value="1.657521">
                <text:p>1.657521</text:p>
              </table:table-cell>
              <table:table-cell office:value-type="float" office:value="3.177632">
                <text:p>3.17763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72">
                <text:p>272</text:p>
              </table:table-cell>
              <table:table-cell office:value-type="float" office:value="0.186335">
                <text:p>0.186335</text:p>
              </table:table-cell>
              <table:table-cell office:value-type="float" office:value="1.307914">
                <text:p>1.307914</text:p>
              </table:table-cell>
              <table:table-cell office:value-type="float" office:value="2.243478">
                <text:p>2.24347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194">
                <text:p>1194</text:p>
              </table:table-cell>
              <table:table-cell office:value-type="float" office:value="0.338095">
                <text:p>0.338095</text:p>
              </table:table-cell>
              <table:table-cell office:value-type="float" office:value="1.835415">
                <text:p>1.835415</text:p>
              </table:table-cell>
              <table:table-cell office:value-type="float" office:value="3.878788">
                <text:p>3.87878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065">
                <text:p>2065</text:p>
              </table:table-cell>
              <table:table-cell office:value-type="float" office:value="0.430556">
                <text:p>0.430556</text:p>
              </table:table-cell>
              <table:table-cell office:value-type="float" office:value="2.03229">
                <text:p>2.03229</text:p>
              </table:table-cell>
              <table:table-cell office:value-type="float" office:value="3.964286">
                <text:p>3.96428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067">
                <text:p>1067</text:p>
              </table:table-cell>
              <table:table-cell office:value-type="float" office:value="0.366667">
                <text:p>0.366667</text:p>
              </table:table-cell>
              <table:table-cell office:value-type="float" office:value="1.801916">
                <text:p>1.801916</text:p>
              </table:table-cell>
              <table:table-cell office:value-type="float" office:value="3.375">
                <text:p>3.37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85">
                <text:p>185</text:p>
              </table:table-cell>
              <table:table-cell office:value-type="float" office:value="0.143541">
                <text:p>0.143541</text:p>
              </table:table-cell>
              <table:table-cell office:value-type="float" office:value="0.87056">
                <text:p>0.87056</text:p>
              </table:table-cell>
              <table:table-cell office:value-type="float" office:value="2.373333">
                <text:p>2.37333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19">
                <text:p>319</text:p>
              </table:table-cell>
              <table:table-cell office:value-type="float" office:value="0.186335">
                <text:p>0.186335</text:p>
              </table:table-cell>
              <table:table-cell office:value-type="float" office:value="1.167495">
                <text:p>1.167495</text:p>
              </table:table-cell>
              <table:table-cell office:value-type="float" office:value="2.538462">
                <text:p>2.53846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415">
                <text:p>1415</text:p>
              </table:table-cell>
              <table:table-cell office:value-type="float" office:value="0.334524">
                <text:p>0.334524</text:p>
              </table:table-cell>
              <table:table-cell office:value-type="float" office:value="1.573229">
                <text:p>1.573229</text:p>
              </table:table-cell>
              <table:table-cell office:value-type="float" office:value="3.504762">
                <text:p>3.50476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95">
                <text:p>395</text:p>
              </table:table-cell>
              <table:table-cell office:value-type="float" office:value="0.15873">
                <text:p>0.15873</text:p>
              </table:table-cell>
              <table:table-cell office:value-type="float" office:value="1.263364">
                <text:p>1.263364</text:p>
              </table:table-cell>
              <table:table-cell office:value-type="float" office:value="2.795455">
                <text:p>2.79545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578">
                <text:p>2578</text:p>
              </table:table-cell>
              <table:table-cell office:value-type="float" office:value="0.775">
                <text:p>0.775</text:p>
              </table:table-cell>
              <table:table-cell office:value-type="float" office:value="2.25862">
                <text:p>2.25862</text:p>
              </table:table-cell>
              <table:table-cell office:value-type="float" office:value="4.677778">
                <text:p>4.67777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658">
                <text:p>2658</text:p>
              </table:table-cell>
              <table:table-cell office:value-type="float" office:value="0.7625">
                <text:p>0.7625</text:p>
              </table:table-cell>
              <table:table-cell office:value-type="float" office:value="2.112815">
                <text:p>2.112815</text:p>
              </table:table-cell>
              <table:table-cell office:value-type="float" office:value="3.666667">
                <text:p>3.66666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564">
                <text:p>2564</text:p>
              </table:table-cell>
              <table:table-cell office:value-type="float" office:value="0.138889">
                <text:p>0.138889</text:p>
              </table:table-cell>
              <table:table-cell office:value-type="float" office:value="2.029636">
                <text:p>2.029636</text:p>
              </table:table-cell>
              <table:table-cell office:value-type="float" office:value="4.459524">
                <text:p>4.45952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88">
                <text:p>488</text:p>
              </table:table-cell>
              <table:table-cell office:value-type="float" office:value="0.208333">
                <text:p>0.208333</text:p>
              </table:table-cell>
              <table:table-cell office:value-type="float" office:value="1.410508">
                <text:p>1.410508</text:p>
              </table:table-cell>
              <table:table-cell office:value-type="float" office:value="2.583333">
                <text:p>2.58333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09">
                <text:p>209</text:p>
              </table:table-cell>
              <table:table-cell office:value-type="float" office:value="0.15">
                <text:p>0.15</text:p>
              </table:table-cell>
              <table:table-cell office:value-type="float" office:value="0.807038">
                <text:p>0.807038</text:p>
              </table:table-cell>
              <table:table-cell office:value-type="float" office:value="2.212121">
                <text:p>2.21212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895">
                <text:p>895</text:p>
              </table:table-cell>
              <table:table-cell office:value-type="float" office:value="0.388889">
                <text:p>0.388889</text:p>
              </table:table-cell>
              <table:table-cell office:value-type="float" office:value="1.456196">
                <text:p>1.456196</text:p>
              </table:table-cell>
              <table:table-cell office:value-type="float" office:value="3.293478">
                <text:p>3.29347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054">
                <text:p>1054</text:p>
              </table:table-cell>
              <table:table-cell office:value-type="float" office:value="0.398413">
                <text:p>0.398413</text:p>
              </table:table-cell>
              <table:table-cell office:value-type="float" office:value="1.526182">
                <text:p>1.526182</text:p>
              </table:table-cell>
              <table:table-cell office:value-type="float" office:value="3.698413">
                <text:p>3.69841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13">
                <text:p>413</text:p>
              </table:table-cell>
              <table:table-cell office:value-type="float" office:value="0.186335">
                <text:p>0.186335</text:p>
              </table:table-cell>
              <table:table-cell office:value-type="float" office:value="1.196429">
                <text:p>1.196429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411">
                <text:p>3411</text:p>
              </table:table-cell>
              <table:table-cell office:value-type="float" office:value="0.729762">
                <text:p>0.729762</text:p>
              </table:table-cell>
              <table:table-cell office:value-type="float" office:value="2.105493">
                <text:p>2.105493</text:p>
              </table:table-cell>
              <table:table-cell office:value-type="float" office:value="5.142157">
                <text:p>5.14215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45">
                <text:p>745</text:p>
              </table:table-cell>
              <table:table-cell office:value-type="float" office:value="0.398413">
                <text:p>0.398413</text:p>
              </table:table-cell>
              <table:table-cell office:value-type="float" office:value="1.475169">
                <text:p>1.475169</text:p>
              </table:table-cell>
              <table:table-cell office:value-type="float" office:value="3.192857">
                <text:p>3.19285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228">
                <text:p>3228</text:p>
              </table:table-cell>
              <table:table-cell office:value-type="float" office:value="0.891667">
                <text:p>0.891667</text:p>
              </table:table-cell>
              <table:table-cell office:value-type="float" office:value="2.497815">
                <text:p>2.497815</text:p>
              </table:table-cell>
              <table:table-cell office:value-type="float" office:value="4.588889">
                <text:p>4.58888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175">
                <text:p>3175</text:p>
              </table:table-cell>
              <table:table-cell office:value-type="float" office:value="0.354167">
                <text:p>0.354167</text:p>
              </table:table-cell>
              <table:table-cell office:value-type="float" office:value="1.879505">
                <text:p>1.879505</text:p>
              </table:table-cell>
              <table:table-cell office:value-type="float" office:value="3.983333">
                <text:p>3.98333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228">
                <text:p>2228</text:p>
              </table:table-cell>
              <table:table-cell office:value-type="float" office:value="0.483333">
                <text:p>0.483333</text:p>
              </table:table-cell>
              <table:table-cell office:value-type="float" office:value="1.834027">
                <text:p>1.834027</text:p>
              </table:table-cell>
              <table:table-cell office:value-type="float" office:value="3.585965">
                <text:p>3.58596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846">
                <text:p>1846</text:p>
              </table:table-cell>
              <table:table-cell office:value-type="float" office:value="0.419298">
                <text:p>0.419298</text:p>
              </table:table-cell>
              <table:table-cell office:value-type="float" office:value="1.94172">
                <text:p>1.94172</text:p>
              </table:table-cell>
              <table:table-cell office:value-type="float" office:value="4.021368">
                <text:p>4.02136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291">
                <text:p>4291</text:p>
              </table:table-cell>
              <table:table-cell office:value-type="float" office:value="0.321429">
                <text:p>0.321429</text:p>
              </table:table-cell>
              <table:table-cell office:value-type="float" office:value="1.896216">
                <text:p>1.896216</text:p>
              </table:table-cell>
              <table:table-cell office:value-type="float" office:value="3.5625">
                <text:p>3.562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514">
                <text:p>1514</text:p>
              </table:table-cell>
              <table:table-cell office:value-type="float" office:value="0.712121">
                <text:p>0.712121</text:p>
              </table:table-cell>
              <table:table-cell office:value-type="float" office:value="1.851741">
                <text:p>1.851741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07">
                <text:p>207</text:p>
              </table:table-cell>
              <table:table-cell office:value-type="float" office:value="0.170455">
                <text:p>0.170455</text:p>
              </table:table-cell>
              <table:table-cell office:value-type="float" office:value="0.970413">
                <text:p>0.970413</text:p>
              </table:table-cell>
              <table:table-cell office:value-type="float" office:value="2.212121">
                <text:p>2.21212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389">
                <text:p>2389</text:p>
              </table:table-cell>
              <table:table-cell office:value-type="float" office:value="0.338095">
                <text:p>0.338095</text:p>
              </table:table-cell>
              <table:table-cell office:value-type="float" office:value="2.054578">
                <text:p>2.054578</text:p>
              </table:table-cell>
              <table:table-cell office:value-type="float" office:value="3.455357">
                <text:p>3.45535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318">
                <text:p>2318</text:p>
              </table:table-cell>
              <table:table-cell office:value-type="float" office:value="0.655556">
                <text:p>0.655556</text:p>
              </table:table-cell>
              <table:table-cell office:value-type="float" office:value="1.83354">
                <text:p>1.83354</text:p>
              </table:table-cell>
              <table:table-cell office:value-type="float" office:value="3.245455">
                <text:p>3.24545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01">
                <text:p>701</text:p>
              </table:table-cell>
              <table:table-cell office:value-type="float" office:value="0.135747">
                <text:p>0.135747</text:p>
              </table:table-cell>
              <table:table-cell office:value-type="float" office:value="1.336621">
                <text:p>1.336621</text:p>
              </table:table-cell>
              <table:table-cell office:value-type="float" office:value="2.712121">
                <text:p>2.71212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615">
                <text:p>1615</text:p>
              </table:table-cell>
              <table:table-cell office:value-type="float" office:value="0.348214">
                <text:p>0.348214</text:p>
              </table:table-cell>
              <table:table-cell office:value-type="float" office:value="1.941757">
                <text:p>1.941757</text:p>
              </table:table-cell>
              <table:table-cell office:value-type="float" office:value="4.555556">
                <text:p>4.55555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288">
                <text:p>2288</text:p>
              </table:table-cell>
              <table:table-cell office:value-type="float" office:value="0.7625">
                <text:p>0.7625</text:p>
              </table:table-cell>
              <table:table-cell office:value-type="float" office:value="2.273137">
                <text:p>2.273137</text:p>
              </table:table-cell>
              <table:table-cell office:value-type="float" office:value="4.176923">
                <text:p>4.17692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939">
                <text:p>939</text:p>
              </table:table-cell>
              <table:table-cell office:value-type="float" office:value="0.5">
                <text:p>0.5</text:p>
              </table:table-cell>
              <table:table-cell office:value-type="float" office:value="1.670538">
                <text:p>1.670538</text:p>
              </table:table-cell>
              <table:table-cell office:value-type="float" office:value="2.695489">
                <text:p>2.69548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760">
                <text:p>1760</text:p>
              </table:table-cell>
              <table:table-cell office:value-type="float" office:value="0.419935">
                <text:p>0.419935</text:p>
              </table:table-cell>
              <table:table-cell office:value-type="float" office:value="1.887325">
                <text:p>1.887325</text:p>
              </table:table-cell>
              <table:table-cell office:value-type="float" office:value="3.719298">
                <text:p>3.71929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99">
                <text:p>299</text:p>
              </table:table-cell>
              <table:table-cell office:value-type="float" office:value="0.186335">
                <text:p>0.186335</text:p>
              </table:table-cell>
              <table:table-cell office:value-type="float" office:value="1.192156">
                <text:p>1.192156</text:p>
              </table:table-cell>
              <table:table-cell office:value-type="float" office:value="3.041667">
                <text:p>3.04166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01">
                <text:p>401</text:p>
              </table:table-cell>
              <table:table-cell office:value-type="float" office:value="0.288462">
                <text:p>0.288462</text:p>
              </table:table-cell>
              <table:table-cell office:value-type="float" office:value="1.195994">
                <text:p>1.195994</text:p>
              </table:table-cell>
              <table:table-cell office:value-type="float" office:value="2.538462">
                <text:p>2.53846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312">
                <text:p>3312</text:p>
              </table:table-cell>
              <table:table-cell office:value-type="float" office:value="0.608766">
                <text:p>0.608766</text:p>
              </table:table-cell>
              <table:table-cell office:value-type="float" office:value="1.798205">
                <text:p>1.798205</text:p>
              </table:table-cell>
              <table:table-cell office:value-type="float" office:value="4.459524">
                <text:p>4.45952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053">
                <text:p>1053</text:p>
              </table:table-cell>
              <table:table-cell office:value-type="float" office:value="0.362338">
                <text:p>0.362338</text:p>
              </table:table-cell>
              <table:table-cell office:value-type="float" office:value="1.533175">
                <text:p>1.533175</text:p>
              </table:table-cell>
              <table:table-cell office:value-type="float" office:value="3.192857">
                <text:p>3.19285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751">
                <text:p>2751</text:p>
              </table:table-cell>
              <table:table-cell office:value-type="float" office:value="0.466667">
                <text:p>0.466667</text:p>
              </table:table-cell>
              <table:table-cell office:value-type="float" office:value="1.953176">
                <text:p>1.953176</text:p>
              </table:table-cell>
              <table:table-cell office:value-type="float" office:value="3.758824">
                <text:p>3.75882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910">
                <text:p>910</text:p>
              </table:table-cell>
              <table:table-cell office:value-type="float" office:value="0.445489">
                <text:p>0.445489</text:p>
              </table:table-cell>
              <table:table-cell office:value-type="float" office:value="1.382916">
                <text:p>1.382916</text:p>
              </table:table-cell>
              <table:table-cell office:value-type="float" office:value="2.876812">
                <text:p>2.87681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911">
                <text:p>1911</text:p>
              </table:table-cell>
              <table:table-cell office:value-type="float" office:value="0.466667">
                <text:p>0.466667</text:p>
              </table:table-cell>
              <table:table-cell office:value-type="float" office:value="2.079315">
                <text:p>2.079315</text:p>
              </table:table-cell>
              <table:table-cell office:value-type="float" office:value="4.247619">
                <text:p>4.24761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20">
                <text:p>220</text:p>
              </table:table-cell>
              <table:table-cell office:value-type="float" office:value="0.170455">
                <text:p>0.170455</text:p>
              </table:table-cell>
              <table:table-cell office:value-type="float" office:value="0.944277">
                <text:p>0.944277</text:p>
              </table:table-cell>
              <table:table-cell office:value-type="float" office:value="2.212121">
                <text:p>2.21212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900">
                <text:p>900</text:p>
              </table:table-cell>
              <table:table-cell office:value-type="float" office:value="0.354167">
                <text:p>0.354167</text:p>
              </table:table-cell>
              <table:table-cell office:value-type="float" office:value="1.755222">
                <text:p>1.755222</text:p>
              </table:table-cell>
              <table:table-cell office:value-type="float" office:value="4.588889">
                <text:p>4.58888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836">
                <text:p>836</text:p>
              </table:table-cell>
              <table:table-cell office:value-type="float" office:value="0.497619">
                <text:p>0.497619</text:p>
              </table:table-cell>
              <table:table-cell office:value-type="float" office:value="1.663377">
                <text:p>1.663377</text:p>
              </table:table-cell>
              <table:table-cell office:value-type="float" office:value="3.192857">
                <text:p>3.19285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517">
                <text:p>517</text:p>
              </table:table-cell>
              <table:table-cell office:value-type="float" office:value="0.15873">
                <text:p>0.15873</text:p>
              </table:table-cell>
              <table:table-cell office:value-type="float" office:value="1.318942">
                <text:p>1.318942</text:p>
              </table:table-cell>
              <table:table-cell office:value-type="float" office:value="3.375">
                <text:p>3.37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129">
                <text:p>1129</text:p>
              </table:table-cell>
              <table:table-cell office:value-type="float" office:value="0.5">
                <text:p>0.5</text:p>
              </table:table-cell>
              <table:table-cell office:value-type="float" office:value="1.855851">
                <text:p>1.855851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441">
                <text:p>3441</text:p>
              </table:table-cell>
              <table:table-cell office:value-type="float" office:value="0.863095">
                <text:p>0.863095</text:p>
              </table:table-cell>
              <table:table-cell office:value-type="float" office:value="2.187649">
                <text:p>2.187649</text:p>
              </table:table-cell>
              <table:table-cell office:value-type="float" office:value="4.508824">
                <text:p>4.50882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509">
                <text:p>509</text:p>
              </table:table-cell>
              <table:table-cell office:value-type="float" office:value="0.186335">
                <text:p>0.186335</text:p>
              </table:table-cell>
              <table:table-cell office:value-type="float" office:value="1.368372">
                <text:p>1.368372</text:p>
              </table:table-cell>
              <table:table-cell office:value-type="float" office:value="3.375">
                <text:p>3.37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40">
                <text:p>240</text:p>
              </table:table-cell>
              <table:table-cell office:value-type="float" office:value="0.15873">
                <text:p>0.15873</text:p>
              </table:table-cell>
              <table:table-cell office:value-type="float" office:value="1.068713">
                <text:p>1.068713</text:p>
              </table:table-cell>
              <table:table-cell office:value-type="float" office:value="2.538462">
                <text:p>2.53846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524">
                <text:p>2524</text:p>
              </table:table-cell>
              <table:table-cell office:value-type="float" office:value="0.492157">
                <text:p>0.492157</text:p>
              </table:table-cell>
              <table:table-cell office:value-type="float" office:value="2.180991">
                <text:p>2.180991</text:p>
              </table:table-cell>
              <table:table-cell office:value-type="float" office:value="4.635965">
                <text:p>4.63596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473">
                <text:p>2473</text:p>
              </table:table-cell>
              <table:table-cell office:value-type="float" office:value="0.921429">
                <text:p>0.921429</text:p>
              </table:table-cell>
              <table:table-cell office:value-type="float" office:value="2.320076">
                <text:p>2.320076</text:p>
              </table:table-cell>
              <table:table-cell office:value-type="float" office:value="4.169935">
                <text:p>4.16993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992">
                <text:p>992</text:p>
              </table:table-cell>
              <table:table-cell office:value-type="float" office:value="0.15873">
                <text:p>0.15873</text:p>
              </table:table-cell>
              <table:table-cell office:value-type="float" office:value="1.613863">
                <text:p>1.613863</text:p>
              </table:table-cell>
              <table:table-cell office:value-type="float" office:value="3.177632">
                <text:p>3.17763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570">
                <text:p>570</text:p>
              </table:table-cell>
              <table:table-cell office:value-type="float" office:value="0.170455">
                <text:p>0.170455</text:p>
              </table:table-cell>
              <table:table-cell office:value-type="float" office:value="1.551789">
                <text:p>1.551789</text:p>
              </table:table-cell>
              <table:table-cell office:value-type="float" office:value="3.293478">
                <text:p>3.29347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21">
                <text:p>221</text:p>
              </table:table-cell>
              <table:table-cell office:value-type="float" office:value="0.208333">
                <text:p>0.208333</text:p>
              </table:table-cell>
              <table:table-cell office:value-type="float" office:value="1.13941">
                <text:p>1.13941</text:p>
              </table:table-cell>
              <table:table-cell office:value-type="float" office:value="2.291667">
                <text:p>2.29166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323">
                <text:p>1323</text:p>
              </table:table-cell>
              <table:table-cell office:value-type="float" office:value="0.419298">
                <text:p>0.419298</text:p>
              </table:table-cell>
              <table:table-cell office:value-type="float" office:value="1.562307">
                <text:p>1.562307</text:p>
              </table:table-cell>
              <table:table-cell office:value-type="float" office:value="3.683824">
                <text:p>3.68382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876">
                <text:p>876</text:p>
              </table:table-cell>
              <table:table-cell office:value-type="float" office:value="0.208333">
                <text:p>0.208333</text:p>
              </table:table-cell>
              <table:table-cell office:value-type="float" office:value="1.776464">
                <text:p>1.776464</text:p>
              </table:table-cell>
              <table:table-cell office:value-type="float" office:value="4.4625">
                <text:p>4.462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473">
                <text:p>1473</text:p>
              </table:table-cell>
              <table:table-cell office:value-type="float" office:value="0.388889">
                <text:p>0.388889</text:p>
              </table:table-cell>
              <table:table-cell office:value-type="float" office:value="1.767598">
                <text:p>1.767598</text:p>
              </table:table-cell>
              <table:table-cell office:value-type="float" office:value="4.295455">
                <text:p>4.29545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71">
                <text:p>571</text:p>
              </table:table-cell>
              <table:table-cell office:value-type="float" office:value="0.208333">
                <text:p>0.208333</text:p>
              </table:table-cell>
              <table:table-cell office:value-type="float" office:value="1.772577">
                <text:p>1.772577</text:p>
              </table:table-cell>
              <table:table-cell office:value-type="float" office:value="3.698413">
                <text:p>3.69841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23">
                <text:p>723</text:p>
              </table:table-cell>
              <table:table-cell office:value-type="float" office:value="0.138889">
                <text:p>0.138889</text:p>
              </table:table-cell>
              <table:table-cell office:value-type="float" office:value="1.653585">
                <text:p>1.653585</text:p>
              </table:table-cell>
              <table:table-cell office:value-type="float" office:value="3.245455">
                <text:p>3.24545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68">
                <text:p>468</text:p>
              </table:table-cell>
              <table:table-cell office:value-type="float" office:value="0.492157">
                <text:p>0.492157</text:p>
              </table:table-cell>
              <table:table-cell office:value-type="float" office:value="1.445684">
                <text:p>1.445684</text:p>
              </table:table-cell>
              <table:table-cell office:value-type="float" office:value="3.192857">
                <text:p>3.19285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13">
                <text:p>313</text:p>
              </table:table-cell>
              <table:table-cell office:value-type="float" office:value="0.15">
                <text:p>0.15</text:p>
              </table:table-cell>
              <table:table-cell office:value-type="float" office:value="1.36074">
                <text:p>1.36074</text:p>
              </table:table-cell>
              <table:table-cell office:value-type="float" office:value="3.375">
                <text:p>3.37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94">
                <text:p>294</text:p>
              </table:table-cell>
              <table:table-cell office:value-type="float" office:value="0.186335">
                <text:p>0.186335</text:p>
              </table:table-cell>
              <table:table-cell office:value-type="float" office:value="1.246768">
                <text:p>1.246768</text:p>
              </table:table-cell>
              <table:table-cell office:value-type="float" office:value="2.291667">
                <text:p>2.29166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457">
                <text:p>1457</text:p>
              </table:table-cell>
              <table:table-cell office:value-type="float" office:value="0.404762">
                <text:p>0.404762</text:p>
              </table:table-cell>
              <table:table-cell office:value-type="float" office:value="1.941566">
                <text:p>1.941566</text:p>
              </table:table-cell>
              <table:table-cell office:value-type="float" office:value="3.683824">
                <text:p>3.68382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170">
                <text:p>1170</text:p>
              </table:table-cell>
              <table:table-cell office:value-type="float" office:value="0.578788">
                <text:p>0.578788</text:p>
              </table:table-cell>
              <table:table-cell office:value-type="float" office:value="1.857392">
                <text:p>1.857392</text:p>
              </table:table-cell>
              <table:table-cell office:value-type="float" office:value="3.214286">
                <text:p>3.21428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647">
                <text:p>1647</text:p>
              </table:table-cell>
              <table:table-cell office:value-type="float" office:value="0.510965">
                <text:p>0.510965</text:p>
              </table:table-cell>
              <table:table-cell office:value-type="float" office:value="1.941094">
                <text:p>1.941094</text:p>
              </table:table-cell>
              <table:table-cell office:value-type="float" office:value="3.504762">
                <text:p>3.50476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813">
                <text:p>2813</text:p>
              </table:table-cell>
              <table:table-cell office:value-type="float" office:value="0.78869">
                <text:p>0.78869</text:p>
              </table:table-cell>
              <table:table-cell office:value-type="float" office:value="2.528485">
                <text:p>2.528485</text:p>
              </table:table-cell>
              <table:table-cell office:value-type="float" office:value="6.1875">
                <text:p>6.187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750">
                <text:p>2750</text:p>
              </table:table-cell>
              <table:table-cell office:value-type="float" office:value="1.083333">
                <text:p>1.083333</text:p>
              </table:table-cell>
              <table:table-cell office:value-type="float" office:value="2.278339">
                <text:p>2.278339</text:p>
              </table:table-cell>
              <table:table-cell office:value-type="float" office:value="3.951923">
                <text:p>3.95192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574">
                <text:p>574</text:p>
              </table:table-cell>
              <table:table-cell office:value-type="float" office:value="0.143541">
                <text:p>0.143541</text:p>
              </table:table-cell>
              <table:table-cell office:value-type="float" office:value="1.315899">
                <text:p>1.315899</text:p>
              </table:table-cell>
              <table:table-cell office:value-type="float" office:value="2.876812">
                <text:p>2.87681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96">
                <text:p>496</text:p>
              </table:table-cell>
              <table:table-cell office:value-type="float" office:value="0.492157">
                <text:p>0.492157</text:p>
              </table:table-cell>
              <table:table-cell office:value-type="float" office:value="1.310095">
                <text:p>1.310095</text:p>
              </table:table-cell>
              <table:table-cell office:value-type="float" office:value="2.876812">
                <text:p>2.87681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933">
                <text:p>933</text:p>
              </table:table-cell>
              <table:table-cell office:value-type="float" office:value="0.138889">
                <text:p>0.138889</text:p>
              </table:table-cell>
              <table:table-cell office:value-type="float" office:value="1.725786">
                <text:p>1.725786</text:p>
              </table:table-cell>
              <table:table-cell office:value-type="float" office:value="4.446429">
                <text:p>4.44642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19">
                <text:p>819</text:p>
              </table:table-cell>
              <table:table-cell office:value-type="float" office:value="0.366667">
                <text:p>0.366667</text:p>
              </table:table-cell>
              <table:table-cell office:value-type="float" office:value="1.248711">
                <text:p>1.248711</text:p>
              </table:table-cell>
              <table:table-cell office:value-type="float" office:value="3.214286">
                <text:p>3.21428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486">
                <text:p>1486</text:p>
              </table:table-cell>
              <table:table-cell office:value-type="float" office:value="0.403846">
                <text:p>0.403846</text:p>
              </table:table-cell>
              <table:table-cell office:value-type="float" office:value="1.911693">
                <text:p>1.911693</text:p>
              </table:table-cell>
              <table:table-cell office:value-type="float" office:value="4.383333">
                <text:p>4.38333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601">
                <text:p>601</text:p>
              </table:table-cell>
              <table:table-cell office:value-type="float" office:value="0.445489">
                <text:p>0.445489</text:p>
              </table:table-cell>
              <table:table-cell office:value-type="float" office:value="1.534268">
                <text:p>1.534268</text:p>
              </table:table-cell>
              <table:table-cell office:value-type="float" office:value="3.214286">
                <text:p>3.21428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672">
                <text:p>672</text:p>
              </table:table-cell>
              <table:table-cell office:value-type="float" office:value="0.135747">
                <text:p>0.135747</text:p>
              </table:table-cell>
              <table:table-cell office:value-type="float" office:value="1.221915">
                <text:p>1.221915</text:p>
              </table:table-cell>
              <table:table-cell office:value-type="float" office:value="3.037037">
                <text:p>3.03703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99">
                <text:p>199</text:p>
              </table:table-cell>
              <table:table-cell office:value-type="float" office:value="0.186335">
                <text:p>0.186335</text:p>
              </table:table-cell>
              <table:table-cell office:value-type="float" office:value="1.090331">
                <text:p>1.090331</text:p>
              </table:table-cell>
              <table:table-cell office:value-type="float" office:value="2.291667">
                <text:p>2.29166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748">
                <text:p>748</text:p>
              </table:table-cell>
              <table:table-cell office:value-type="float" office:value="0.170455">
                <text:p>0.170455</text:p>
              </table:table-cell>
              <table:table-cell office:value-type="float" office:value="1.533799">
                <text:p>1.533799</text:p>
              </table:table-cell>
              <table:table-cell office:value-type="float" office:value="2.712121">
                <text:p>2.71212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070">
                <text:p>3070</text:p>
              </table:table-cell>
              <table:table-cell office:value-type="float" office:value="0.407576">
                <text:p>0.407576</text:p>
              </table:table-cell>
              <table:table-cell office:value-type="float" office:value="2.000985">
                <text:p>2.000985</text:p>
              </table:table-cell>
              <table:table-cell office:value-type="float" office:value="4.671429">
                <text:p>4.67142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91">
                <text:p>491</text:p>
              </table:table-cell>
              <table:table-cell office:value-type="float" office:value="0.368347">
                <text:p>0.368347</text:p>
              </table:table-cell>
              <table:table-cell office:value-type="float" office:value="1.132782">
                <text:p>1.132782</text:p>
              </table:table-cell>
              <table:table-cell office:value-type="float" office:value="2.42549">
                <text:p>2.4254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997">
                <text:p>997</text:p>
              </table:table-cell>
              <table:table-cell office:value-type="float" office:value="0.419298">
                <text:p>0.419298</text:p>
              </table:table-cell>
              <table:table-cell office:value-type="float" office:value="1.538735">
                <text:p>1.538735</text:p>
              </table:table-cell>
              <table:table-cell office:value-type="float" office:value="3.878788">
                <text:p>3.87878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680">
                <text:p>680</text:p>
              </table:table-cell>
              <table:table-cell office:value-type="float" office:value="0.186335">
                <text:p>0.186335</text:p>
              </table:table-cell>
              <table:table-cell office:value-type="float" office:value="1.510105">
                <text:p>1.510105</text:p>
              </table:table-cell>
              <table:table-cell office:value-type="float" office:value="3.719298">
                <text:p>3.71929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67">
                <text:p>167</text:p>
              </table:table-cell>
              <table:table-cell office:value-type="float" office:value="0.186335">
                <text:p>0.186335</text:p>
              </table:table-cell>
              <table:table-cell office:value-type="float" office:value="1.05582">
                <text:p>1.05582</text:p>
              </table:table-cell>
              <table:table-cell office:value-type="float" office:value="2.243478">
                <text:p>2.24347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323">
                <text:p>2323</text:p>
              </table:table-cell>
              <table:table-cell office:value-type="float" office:value="0.430556">
                <text:p>0.430556</text:p>
              </table:table-cell>
              <table:table-cell office:value-type="float" office:value="2.051128">
                <text:p>2.051128</text:p>
              </table:table-cell>
              <table:table-cell office:value-type="float" office:value="4.157576">
                <text:p>4.15757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75">
                <text:p>375</text:p>
              </table:table-cell>
              <table:table-cell office:value-type="float" office:value="0.208333">
                <text:p>0.208333</text:p>
              </table:table-cell>
              <table:table-cell office:value-type="float" office:value="1.29005">
                <text:p>1.29005</text:p>
              </table:table-cell>
              <table:table-cell office:value-type="float" office:value="2.630952">
                <text:p>2.63095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758">
                <text:p>1758</text:p>
              </table:table-cell>
              <table:table-cell office:value-type="float" office:value="0.419935">
                <text:p>0.419935</text:p>
              </table:table-cell>
              <table:table-cell office:value-type="float" office:value="1.710826">
                <text:p>1.710826</text:p>
              </table:table-cell>
              <table:table-cell office:value-type="float" office:value="3.245455">
                <text:p>3.24545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766">
                <text:p>766</text:p>
              </table:table-cell>
              <table:table-cell office:value-type="float" office:value="0.4125">
                <text:p>0.4125</text:p>
              </table:table-cell>
              <table:table-cell office:value-type="float" office:value="1.554684">
                <text:p>1.554684</text:p>
              </table:table-cell>
              <table:table-cell office:value-type="float" office:value="3.293478">
                <text:p>3.29347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45">
                <text:p>245</text:p>
              </table:table-cell>
              <table:table-cell office:value-type="float" office:value="0.170455">
                <text:p>0.170455</text:p>
              </table:table-cell>
              <table:table-cell office:value-type="float" office:value="1.148176">
                <text:p>1.148176</text:p>
              </table:table-cell>
              <table:table-cell office:value-type="float" office:value="2.538462">
                <text:p>2.53846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612">
                <text:p>612</text:p>
              </table:table-cell>
              <table:table-cell office:value-type="float" office:value="0.445489">
                <text:p>0.445489</text:p>
              </table:table-cell>
              <table:table-cell office:value-type="float" office:value="1.697176">
                <text:p>1.697176</text:p>
              </table:table-cell>
              <table:table-cell office:value-type="float" office:value="3.245455">
                <text:p>3.24545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76">
                <text:p>276</text:p>
              </table:table-cell>
              <table:table-cell office:value-type="float" office:value="0.208333">
                <text:p>0.208333</text:p>
              </table:table-cell>
              <table:table-cell office:value-type="float" office:value="1.200808">
                <text:p>1.200808</text:p>
              </table:table-cell>
              <table:table-cell office:value-type="float" office:value="3.878788">
                <text:p>3.87878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01">
                <text:p>401</text:p>
              </table:table-cell>
              <table:table-cell office:value-type="float" office:value="0.208333">
                <text:p>0.208333</text:p>
              </table:table-cell>
              <table:table-cell office:value-type="float" office:value="1.257709">
                <text:p>1.257709</text:p>
              </table:table-cell>
              <table:table-cell office:value-type="float" office:value="2.502632">
                <text:p>2.50263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80">
                <text:p>380</text:p>
              </table:table-cell>
              <table:table-cell office:value-type="float" office:value="0.186335">
                <text:p>0.186335</text:p>
              </table:table-cell>
              <table:table-cell office:value-type="float" office:value="1.3048">
                <text:p>1.3048</text:p>
              </table:table-cell>
              <table:table-cell office:value-type="float" office:value="2.538462">
                <text:p>2.53846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83">
                <text:p>183</text:p>
              </table:table-cell>
              <table:table-cell office:value-type="float" office:value="0.170455">
                <text:p>0.170455</text:p>
              </table:table-cell>
              <table:table-cell office:value-type="float" office:value="0.991763">
                <text:p>0.991763</text:p>
              </table:table-cell>
              <table:table-cell office:value-type="float" office:value="2.212121">
                <text:p>2.21212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885">
                <text:p>885</text:p>
              </table:table-cell>
              <table:table-cell office:value-type="float" office:value="0.208333">
                <text:p>0.208333</text:p>
              </table:table-cell>
              <table:table-cell office:value-type="float" office:value="1.50539">
                <text:p>1.50539</text:p>
              </table:table-cell>
              <table:table-cell office:value-type="float" office:value="3.192857">
                <text:p>3.19285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235">
                <text:p>2235</text:p>
              </table:table-cell>
              <table:table-cell office:value-type="float" office:value="0.208333">
                <text:p>0.208333</text:p>
              </table:table-cell>
              <table:table-cell office:value-type="float" office:value="1.972881">
                <text:p>1.972881</text:p>
              </table:table-cell>
              <table:table-cell office:value-type="float" office:value="4.157576">
                <text:p>4.15757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787">
                <text:p>787</text:p>
              </table:table-cell>
              <table:table-cell office:value-type="float" office:value="0.15873">
                <text:p>0.15873</text:p>
              </table:table-cell>
              <table:table-cell office:value-type="float" office:value="1.396939">
                <text:p>1.396939</text:p>
              </table:table-cell>
              <table:table-cell office:value-type="float" office:value="3.135965">
                <text:p>3.13596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721">
                <text:p>3721</text:p>
              </table:table-cell>
              <table:table-cell office:value-type="float" office:value="0.833766">
                <text:p>0.833766</text:p>
              </table:table-cell>
              <table:table-cell office:value-type="float" office:value="2.504333">
                <text:p>2.504333</text:p>
              </table:table-cell>
              <table:table-cell office:value-type="float" office:value="4.515873">
                <text:p>4.51587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97">
                <text:p>597</text:p>
              </table:table-cell>
              <table:table-cell office:value-type="float" office:value="0.419935">
                <text:p>0.419935</text:p>
              </table:table-cell>
              <table:table-cell office:value-type="float" office:value="1.531783">
                <text:p>1.531783</text:p>
              </table:table-cell>
              <table:table-cell office:value-type="float" office:value="3.375">
                <text:p>3.37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089">
                <text:p>1089</text:p>
              </table:table-cell>
              <table:table-cell office:value-type="float" office:value="0.366667">
                <text:p>0.366667</text:p>
              </table:table-cell>
              <table:table-cell office:value-type="float" office:value="1.527854">
                <text:p>1.527854</text:p>
              </table:table-cell>
              <table:table-cell office:value-type="float" office:value="2.531746">
                <text:p>2.53174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57">
                <text:p>157</text:p>
              </table:table-cell>
              <table:table-cell office:value-type="float" office:value="0.208333">
                <text:p>0.208333</text:p>
              </table:table-cell>
              <table:table-cell office:value-type="float" office:value="1.023104">
                <text:p>1.023104</text:p>
              </table:table-cell>
              <table:table-cell office:value-type="float" office:value="2.373333">
                <text:p>2.37333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361">
                <text:p>2361</text:p>
              </table:table-cell>
              <table:table-cell office:value-type="float" office:value="0.344444">
                <text:p>0.344444</text:p>
              </table:table-cell>
              <table:table-cell office:value-type="float" office:value="1.654556">
                <text:p>1.654556</text:p>
              </table:table-cell>
              <table:table-cell office:value-type="float" office:value="4.558824">
                <text:p>4.55882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620">
                <text:p>620</text:p>
              </table:table-cell>
              <table:table-cell office:value-type="float" office:value="0.445489">
                <text:p>0.445489</text:p>
              </table:table-cell>
              <table:table-cell office:value-type="float" office:value="1.519364">
                <text:p>1.519364</text:p>
              </table:table-cell>
              <table:table-cell office:value-type="float" office:value="3.245455">
                <text:p>3.24545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25">
                <text:p>225</text:p>
              </table:table-cell>
              <table:table-cell office:value-type="float" office:value="0.170455">
                <text:p>0.170455</text:p>
              </table:table-cell>
              <table:table-cell office:value-type="float" office:value="0.916817">
                <text:p>0.916817</text:p>
              </table:table-cell>
              <table:table-cell office:value-type="float" office:value="3.375">
                <text:p>3.37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661">
                <text:p>2661</text:p>
              </table:table-cell>
              <table:table-cell office:value-type="float" office:value="0.419935">
                <text:p>0.419935</text:p>
              </table:table-cell>
              <table:table-cell office:value-type="float" office:value="1.862532">
                <text:p>1.862532</text:p>
              </table:table-cell>
              <table:table-cell office:value-type="float" office:value="4.0625">
                <text:p>4.062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61">
                <text:p>361</text:p>
              </table:table-cell>
              <table:table-cell office:value-type="float" office:value="0.186335">
                <text:p>0.186335</text:p>
              </table:table-cell>
              <table:table-cell office:value-type="float" office:value="1.293024">
                <text:p>1.293024</text:p>
              </table:table-cell>
              <table:table-cell office:value-type="float" office:value="2.373333">
                <text:p>2.37333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332">
                <text:p>1332</text:p>
              </table:table-cell>
              <table:table-cell office:value-type="float" office:value="0.15">
                <text:p>0.15</text:p>
              </table:table-cell>
              <table:table-cell office:value-type="float" office:value="1.866218">
                <text:p>1.866218</text:p>
              </table:table-cell>
              <table:table-cell office:value-type="float" office:value="4.216667">
                <text:p>4.21666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59">
                <text:p>359</text:p>
              </table:table-cell>
              <table:table-cell office:value-type="float" office:value="0.186335">
                <text:p>0.186335</text:p>
              </table:table-cell>
              <table:table-cell office:value-type="float" office:value="1.366226">
                <text:p>1.366226</text:p>
              </table:table-cell>
              <table:table-cell office:value-type="float" office:value="3.245455">
                <text:p>3.24545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338">
                <text:p>2338</text:p>
              </table:table-cell>
              <table:table-cell office:value-type="float" office:value="0.854701">
                <text:p>0.854701</text:p>
              </table:table-cell>
              <table:table-cell office:value-type="float" office:value="2.421871">
                <text:p>2.421871</text:p>
              </table:table-cell>
              <table:table-cell office:value-type="float" office:value="3.666667">
                <text:p>3.66666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76">
                <text:p>176</text:p>
              </table:table-cell>
              <table:table-cell office:value-type="float" office:value="0.170455">
                <text:p>0.170455</text:p>
              </table:table-cell>
              <table:table-cell office:value-type="float" office:value="0.884736">
                <text:p>0.884736</text:p>
              </table:table-cell>
              <table:table-cell office:value-type="float" office:value="2.212121">
                <text:p>2.21212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102">
                <text:p>3102</text:p>
              </table:table-cell>
              <table:table-cell office:value-type="float" office:value="0.497619">
                <text:p>0.497619</text:p>
              </table:table-cell>
              <table:table-cell office:value-type="float" office:value="1.88559">
                <text:p>1.88559</text:p>
              </table:table-cell>
              <table:table-cell office:value-type="float" office:value="4.247619">
                <text:p>4.24761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313">
                <text:p>313</text:p>
              </table:table-cell>
              <table:table-cell office:value-type="float" office:value="0.143541">
                <text:p>0.143541</text:p>
              </table:table-cell>
              <table:table-cell office:value-type="float" office:value="1.137931">
                <text:p>1.137931</text:p>
              </table:table-cell>
              <table:table-cell office:value-type="float" office:value="2.373333">
                <text:p>2.37333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821">
                <text:p>1821</text:p>
              </table:table-cell>
              <table:table-cell office:value-type="float" office:value="0.398413">
                <text:p>0.398413</text:p>
              </table:table-cell>
              <table:table-cell office:value-type="float" office:value="2.074919">
                <text:p>2.074919</text:p>
              </table:table-cell>
              <table:table-cell office:value-type="float" office:value="3.535014">
                <text:p>3.53501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47">
                <text:p>247</text:p>
              </table:table-cell>
              <table:table-cell office:value-type="float" office:value="0.186335">
                <text:p>0.186335</text:p>
              </table:table-cell>
              <table:table-cell office:value-type="float" office:value="1.015339">
                <text:p>1.015339</text:p>
              </table:table-cell>
              <table:table-cell office:value-type="float" office:value="2.243478">
                <text:p>2.24347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62">
                <text:p>262</text:p>
              </table:table-cell>
              <table:table-cell office:value-type="float" office:value="0.15873">
                <text:p>0.15873</text:p>
              </table:table-cell>
              <table:table-cell office:value-type="float" office:value="0.828339">
                <text:p>0.828339</text:p>
              </table:table-cell>
              <table:table-cell office:value-type="float" office:value="1.875">
                <text:p>1.87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15">
                <text:p>315</text:p>
              </table:table-cell>
              <table:table-cell office:value-type="float" office:value="0.15873">
                <text:p>0.15873</text:p>
              </table:table-cell>
              <table:table-cell office:value-type="float" office:value="1.319353">
                <text:p>1.319353</text:p>
              </table:table-cell>
              <table:table-cell office:value-type="float" office:value="3.245455">
                <text:p>3.24545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615">
                <text:p>615</text:p>
              </table:table-cell>
              <table:table-cell office:value-type="float" office:value="0.186335">
                <text:p>0.186335</text:p>
              </table:table-cell>
              <table:table-cell office:value-type="float" office:value="1.307701">
                <text:p>1.307701</text:p>
              </table:table-cell>
              <table:table-cell office:value-type="float" office:value="2.695489">
                <text:p>2.69548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803">
                <text:p>803</text:p>
              </table:table-cell>
              <table:table-cell office:value-type="float" office:value="0.15">
                <text:p>0.15</text:p>
              </table:table-cell>
              <table:table-cell office:value-type="float" office:value="1.513692">
                <text:p>1.513692</text:p>
              </table:table-cell>
              <table:table-cell office:value-type="float" office:value="4.216667">
                <text:p>4.21666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9">
                <text:p>459</text:p>
              </table:table-cell>
              <table:table-cell office:value-type="float" office:value="0.170455">
                <text:p>0.170455</text:p>
              </table:table-cell>
              <table:table-cell office:value-type="float" office:value="1.349725">
                <text:p>1.349725</text:p>
              </table:table-cell>
              <table:table-cell office:value-type="float" office:value="3.293478">
                <text:p>3.29347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785">
                <text:p>785</text:p>
              </table:table-cell>
              <table:table-cell office:value-type="float" office:value="0.170455">
                <text:p>0.170455</text:p>
              </table:table-cell>
              <table:table-cell office:value-type="float" office:value="1.525572">
                <text:p>1.525572</text:p>
              </table:table-cell>
              <table:table-cell office:value-type="float" office:value="2.680556">
                <text:p>2.68055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030">
                <text:p>3030</text:p>
              </table:table-cell>
              <table:table-cell office:value-type="float" office:value="0.669444">
                <text:p>0.669444</text:p>
              </table:table-cell>
              <table:table-cell office:value-type="float" office:value="2.146034">
                <text:p>2.146034</text:p>
              </table:table-cell>
              <table:table-cell office:value-type="float" office:value="4.6875">
                <text:p>4.687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14">
                <text:p>514</text:p>
              </table:table-cell>
              <table:table-cell office:value-type="float" office:value="0.135747">
                <text:p>0.135747</text:p>
              </table:table-cell>
              <table:table-cell office:value-type="float" office:value="1.233606">
                <text:p>1.233606</text:p>
              </table:table-cell>
              <table:table-cell office:value-type="float" office:value="2.876812">
                <text:p>2.87681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97">
                <text:p>297</text:p>
              </table:table-cell>
              <table:table-cell office:value-type="float" office:value="0.15">
                <text:p>0.15</text:p>
              </table:table-cell>
              <table:table-cell office:value-type="float" office:value="1.087291">
                <text:p>1.087291</text:p>
              </table:table-cell>
              <table:table-cell office:value-type="float" office:value="2.373333">
                <text:p>2.37333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147">
                <text:p>1147</text:p>
              </table:table-cell>
              <table:table-cell office:value-type="float" office:value="0.373611">
                <text:p>0.373611</text:p>
              </table:table-cell>
              <table:table-cell office:value-type="float" office:value="1.699753">
                <text:p>1.699753</text:p>
              </table:table-cell>
              <table:table-cell office:value-type="float" office:value="3.177632">
                <text:p>3.17763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947">
                <text:p>947</text:p>
              </table:table-cell>
              <table:table-cell office:value-type="float" office:value="0.466667">
                <text:p>0.466667</text:p>
              </table:table-cell>
              <table:table-cell office:value-type="float" office:value="1.935859">
                <text:p>1.935859</text:p>
              </table:table-cell>
              <table:table-cell office:value-type="float" office:value="4.169935">
                <text:p>4.16993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798">
                <text:p>1798</text:p>
              </table:table-cell>
              <table:table-cell office:value-type="float" office:value="0.466667">
                <text:p>0.466667</text:p>
              </table:table-cell>
              <table:table-cell office:value-type="float" office:value="1.68772">
                <text:p>1.68772</text:p>
              </table:table-cell>
              <table:table-cell office:value-type="float" office:value="3.47549">
                <text:p>3.4754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553">
                <text:p>553</text:p>
              </table:table-cell>
              <table:table-cell office:value-type="float" office:value="0.143541">
                <text:p>0.143541</text:p>
              </table:table-cell>
              <table:table-cell office:value-type="float" office:value="1.180785">
                <text:p>1.180785</text:p>
              </table:table-cell>
              <table:table-cell office:value-type="float" office:value="2.747619">
                <text:p>2.74761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491">
                <text:p>1491</text:p>
              </table:table-cell>
              <table:table-cell office:value-type="float" office:value="0.383824">
                <text:p>0.383824</text:p>
              </table:table-cell>
              <table:table-cell office:value-type="float" office:value="1.825461">
                <text:p>1.825461</text:p>
              </table:table-cell>
              <table:table-cell office:value-type="float" office:value="3.505556">
                <text:p>3.50555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625">
                <text:p>625</text:p>
              </table:table-cell>
              <table:table-cell office:value-type="float" office:value="0.15">
                <text:p>0.15</text:p>
              </table:table-cell>
              <table:table-cell office:value-type="float" office:value="1.446152">
                <text:p>1.446152</text:p>
              </table:table-cell>
              <table:table-cell office:value-type="float" office:value="3.192857">
                <text:p>3.19285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11">
                <text:p>311</text:p>
              </table:table-cell>
              <table:table-cell office:value-type="float" office:value="0.186335">
                <text:p>0.186335</text:p>
              </table:table-cell>
              <table:table-cell office:value-type="float" office:value="1.128252">
                <text:p>1.128252</text:p>
              </table:table-cell>
              <table:table-cell office:value-type="float" office:value="2.373333">
                <text:p>2.37333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049">
                <text:p>1049</text:p>
              </table:table-cell>
              <table:table-cell office:value-type="float" office:value="0.143541">
                <text:p>0.143541</text:p>
              </table:table-cell>
              <table:table-cell office:value-type="float" office:value="1.534681">
                <text:p>1.534681</text:p>
              </table:table-cell>
              <table:table-cell office:value-type="float" office:value="3.201681">
                <text:p>3.20168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488">
                <text:p>1488</text:p>
              </table:table-cell>
              <table:table-cell office:value-type="float" office:value="0.366667">
                <text:p>0.366667</text:p>
              </table:table-cell>
              <table:table-cell office:value-type="float" office:value="1.912121">
                <text:p>1.912121</text:p>
              </table:table-cell>
              <table:table-cell office:value-type="float" office:value="3.535014">
                <text:p>3.53501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79">
                <text:p>279</text:p>
              </table:table-cell>
              <table:table-cell office:value-type="float" office:value="0.170455">
                <text:p>0.170455</text:p>
              </table:table-cell>
              <table:table-cell office:value-type="float" office:value="1.004833">
                <text:p>1.004833</text:p>
              </table:table-cell>
              <table:table-cell office:value-type="float" office:value="2.243478">
                <text:p>2.24347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47">
                <text:p>447</text:p>
              </table:table-cell>
              <table:table-cell office:value-type="float" office:value="0.15">
                <text:p>0.15</text:p>
              </table:table-cell>
              <table:table-cell office:value-type="float" office:value="1.441906">
                <text:p>1.441906</text:p>
              </table:table-cell>
              <table:table-cell office:value-type="float" office:value="3.245455">
                <text:p>3.24545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19">
                <text:p>219</text:p>
              </table:table-cell>
              <table:table-cell office:value-type="float" office:value="0.170455">
                <text:p>0.170455</text:p>
              </table:table-cell>
              <table:table-cell office:value-type="float" office:value="1.095563">
                <text:p>1.095563</text:p>
              </table:table-cell>
              <table:table-cell office:value-type="float" office:value="3.037037">
                <text:p>3.03703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389">
                <text:p>2389</text:p>
              </table:table-cell>
              <table:table-cell office:value-type="float" office:value="0.714286">
                <text:p>0.714286</text:p>
              </table:table-cell>
              <table:table-cell office:value-type="float" office:value="2.286734">
                <text:p>2.286734</text:p>
              </table:table-cell>
              <table:table-cell office:value-type="float" office:value="3.666667">
                <text:p>3.66666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60">
                <text:p>360</text:p>
              </table:table-cell>
              <table:table-cell office:value-type="float" office:value="0.15">
                <text:p>0.15</text:p>
              </table:table-cell>
              <table:table-cell office:value-type="float" office:value="1.212091">
                <text:p>1.212091</text:p>
              </table:table-cell>
              <table:table-cell office:value-type="float" office:value="2.212121">
                <text:p>2.21212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488">
                <text:p>2488</text:p>
              </table:table-cell>
              <table:table-cell office:value-type="float" office:value="0.492157">
                <text:p>0.492157</text:p>
              </table:table-cell>
              <table:table-cell office:value-type="float" office:value="1.909221">
                <text:p>1.909221</text:p>
              </table:table-cell>
              <table:table-cell office:value-type="float" office:value="3.441667">
                <text:p>3.44166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70">
                <text:p>370</text:p>
              </table:table-cell>
              <table:table-cell office:value-type="float" office:value="0.15">
                <text:p>0.15</text:p>
              </table:table-cell>
              <table:table-cell office:value-type="float" office:value="1.034092">
                <text:p>1.034092</text:p>
              </table:table-cell>
              <table:table-cell office:value-type="float" office:value="2.876812">
                <text:p>2.87681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689">
                <text:p>689</text:p>
              </table:table-cell>
              <table:table-cell office:value-type="float" office:value="0.430556">
                <text:p>0.430556</text:p>
              </table:table-cell>
              <table:table-cell office:value-type="float" office:value="1.408753">
                <text:p>1.408753</text:p>
              </table:table-cell>
              <table:table-cell office:value-type="float" office:value="2.876812">
                <text:p>2.87681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298">
                <text:p>2298</text:p>
              </table:table-cell>
              <table:table-cell office:value-type="float" office:value="0.45">
                <text:p>0.45</text:p>
              </table:table-cell>
              <table:table-cell office:value-type="float" office:value="2.047457">
                <text:p>2.047457</text:p>
              </table:table-cell>
              <table:table-cell office:value-type="float" office:value="3.698413">
                <text:p>3.69841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230">
                <text:p>2230</text:p>
              </table:table-cell>
              <table:table-cell office:value-type="float" office:value="0.354167">
                <text:p>0.354167</text:p>
              </table:table-cell>
              <table:table-cell office:value-type="float" office:value="1.860362">
                <text:p>1.860362</text:p>
              </table:table-cell>
              <table:table-cell office:value-type="float" office:value="3.44359">
                <text:p>3.4435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77">
                <text:p>277</text:p>
              </table:table-cell>
              <table:table-cell office:value-type="float" office:value="0.15873">
                <text:p>0.15873</text:p>
              </table:table-cell>
              <table:table-cell office:value-type="float" office:value="1.098371">
                <text:p>1.098371</text:p>
              </table:table-cell>
              <table:table-cell office:value-type="float" office:value="2.538462">
                <text:p>2.53846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20">
                <text:p>320</text:p>
              </table:table-cell>
              <table:table-cell office:value-type="float" office:value="0.186335">
                <text:p>0.186335</text:p>
              </table:table-cell>
              <table:table-cell office:value-type="float" office:value="1.233223">
                <text:p>1.233223</text:p>
              </table:table-cell>
              <table:table-cell office:value-type="float" office:value="3.293478">
                <text:p>3.29347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44">
                <text:p>344</text:p>
              </table:table-cell>
              <table:table-cell office:value-type="float" office:value="0.15873">
                <text:p>0.15873</text:p>
              </table:table-cell>
              <table:table-cell office:value-type="float" office:value="0.975463">
                <text:p>0.975463</text:p>
              </table:table-cell>
              <table:table-cell office:value-type="float" office:value="2.373333">
                <text:p>2.37333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389">
                <text:p>1389</text:p>
              </table:table-cell>
              <table:table-cell office:value-type="float" office:value="0.354167">
                <text:p>0.354167</text:p>
              </table:table-cell>
              <table:table-cell office:value-type="float" office:value="1.793242">
                <text:p>1.793242</text:p>
              </table:table-cell>
              <table:table-cell office:value-type="float" office:value="3.1875">
                <text:p>3.187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579">
                <text:p>579</text:p>
              </table:table-cell>
              <table:table-cell office:value-type="float" office:value="0.170455">
                <text:p>0.170455</text:p>
              </table:table-cell>
              <table:table-cell office:value-type="float" office:value="1.408846">
                <text:p>1.408846</text:p>
              </table:table-cell>
              <table:table-cell office:value-type="float" office:value="3.245455">
                <text:p>3.24545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21">
                <text:p>221</text:p>
              </table:table-cell>
              <table:table-cell office:value-type="float" office:value="0.186335">
                <text:p>0.186335</text:p>
              </table:table-cell>
              <table:table-cell office:value-type="float" office:value="1.205269">
                <text:p>1.205269</text:p>
              </table:table-cell>
              <table:table-cell office:value-type="float" office:value="2.291667">
                <text:p>2.29166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776">
                <text:p>776</text:p>
              </table:table-cell>
              <table:table-cell office:value-type="float" office:value="0.430556">
                <text:p>0.430556</text:p>
              </table:table-cell>
              <table:table-cell office:value-type="float" office:value="1.440687">
                <text:p>1.440687</text:p>
              </table:table-cell>
              <table:table-cell office:value-type="float" office:value="2.695489">
                <text:p>2.69548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326">
                <text:p>1326</text:p>
              </table:table-cell>
              <table:table-cell office:value-type="float" office:value="0.419935">
                <text:p>0.419935</text:p>
              </table:table-cell>
              <table:table-cell office:value-type="float" office:value="1.643853">
                <text:p>1.643853</text:p>
              </table:table-cell>
              <table:table-cell office:value-type="float" office:value="3.666667">
                <text:p>3.66666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826">
                <text:p>3826</text:p>
              </table:table-cell>
              <table:table-cell office:value-type="float" office:value="0.366667">
                <text:p>0.366667</text:p>
              </table:table-cell>
              <table:table-cell office:value-type="float" office:value="2.161578">
                <text:p>2.161578</text:p>
              </table:table-cell>
              <table:table-cell office:value-type="float" office:value="4.555556">
                <text:p>4.55555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93">
                <text:p>193</text:p>
              </table:table-cell>
              <table:table-cell office:value-type="float" office:value="0.170455">
                <text:p>0.170455</text:p>
              </table:table-cell>
              <table:table-cell office:value-type="float" office:value="0.915953">
                <text:p>0.915953</text:p>
              </table:table-cell>
              <table:table-cell office:value-type="float" office:value="2.538462">
                <text:p>2.53846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447">
                <text:p>1447</text:p>
              </table:table-cell>
              <table:table-cell office:value-type="float" office:value="0.334524">
                <text:p>0.334524</text:p>
              </table:table-cell>
              <table:table-cell office:value-type="float" office:value="1.636996">
                <text:p>1.636996</text:p>
              </table:table-cell>
              <table:table-cell office:value-type="float" office:value="3.455357">
                <text:p>3.45535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32">
                <text:p>232</text:p>
              </table:table-cell>
              <table:table-cell office:value-type="float" office:value="0.143541">
                <text:p>0.143541</text:p>
              </table:table-cell>
              <table:table-cell office:value-type="float" office:value="1.146727">
                <text:p>1.146727</text:p>
              </table:table-cell>
              <table:table-cell office:value-type="float" office:value="3.375">
                <text:p>3.37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248">
                <text:p>1248</text:p>
              </table:table-cell>
              <table:table-cell office:value-type="float" office:value="0.419298">
                <text:p>0.419298</text:p>
              </table:table-cell>
              <table:table-cell office:value-type="float" office:value="1.746403">
                <text:p>1.746403</text:p>
              </table:table-cell>
              <table:table-cell office:value-type="float" office:value="3.192857">
                <text:p>3.19285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940">
                <text:p>940</text:p>
              </table:table-cell>
              <table:table-cell office:value-type="float" office:value="0.170455">
                <text:p>0.170455</text:p>
              </table:table-cell>
              <table:table-cell office:value-type="float" office:value="1.691243">
                <text:p>1.691243</text:p>
              </table:table-cell>
              <table:table-cell office:value-type="float" office:value="4.295455">
                <text:p>4.29545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526">
                <text:p>526</text:p>
              </table:table-cell>
              <table:table-cell office:value-type="float" office:value="0.15">
                <text:p>0.15</text:p>
              </table:table-cell>
              <table:table-cell office:value-type="float" office:value="1.278915">
                <text:p>1.278915</text:p>
              </table:table-cell>
              <table:table-cell office:value-type="float" office:value="3.245455">
                <text:p>3.24545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802">
                <text:p>1802</text:p>
              </table:table-cell>
              <table:table-cell office:value-type="float" office:value="0.419298">
                <text:p>0.419298</text:p>
              </table:table-cell>
              <table:table-cell office:value-type="float" office:value="1.835707">
                <text:p>1.835707</text:p>
              </table:table-cell>
              <table:table-cell office:value-type="float" office:value="3.058824">
                <text:p>3.05882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666">
                <text:p>666</text:p>
              </table:table-cell>
              <table:table-cell office:value-type="float" office:value="0.419298">
                <text:p>0.419298</text:p>
              </table:table-cell>
              <table:table-cell office:value-type="float" office:value="1.504929">
                <text:p>1.504929</text:p>
              </table:table-cell>
              <table:table-cell office:value-type="float" office:value="3.158824">
                <text:p>3.15882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64">
                <text:p>264</text:p>
              </table:table-cell>
              <table:table-cell office:value-type="float" office:value="0.170455">
                <text:p>0.170455</text:p>
              </table:table-cell>
              <table:table-cell office:value-type="float" office:value="0.948496">
                <text:p>0.948496</text:p>
              </table:table-cell>
              <table:table-cell office:value-type="float" office:value="2.291667">
                <text:p>2.29166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621">
                <text:p>2621</text:p>
              </table:table-cell>
              <table:table-cell office:value-type="float" office:value="0.354167">
                <text:p>0.354167</text:p>
              </table:table-cell>
              <table:table-cell office:value-type="float" office:value="2.101479">
                <text:p>2.101479</text:p>
              </table:table-cell>
              <table:table-cell office:value-type="float" office:value="4.701681">
                <text:p>4.70168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659">
                <text:p>659</text:p>
              </table:table-cell>
              <table:table-cell office:value-type="float" office:value="0.15873">
                <text:p>0.15873</text:p>
              </table:table-cell>
              <table:table-cell office:value-type="float" office:value="1.27231">
                <text:p>1.27231</text:p>
              </table:table-cell>
              <table:table-cell office:value-type="float" office:value="2.695489">
                <text:p>2.69548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842">
                <text:p>842</text:p>
              </table:table-cell>
              <table:table-cell office:value-type="float" office:value="0.407576">
                <text:p>0.407576</text:p>
              </table:table-cell>
              <table:table-cell office:value-type="float" office:value="1.447251">
                <text:p>1.447251</text:p>
              </table:table-cell>
              <table:table-cell office:value-type="float" office:value="3.166667">
                <text:p>3.16666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52">
                <text:p>252</text:p>
              </table:table-cell>
              <table:table-cell office:value-type="float" office:value="0.186335">
                <text:p>0.186335</text:p>
              </table:table-cell>
              <table:table-cell office:value-type="float" office:value="0.878087">
                <text:p>0.878087</text:p>
              </table:table-cell>
              <table:table-cell office:value-type="float" office:value="1.745455">
                <text:p>1.74545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04">
                <text:p>204</text:p>
              </table:table-cell>
              <table:table-cell office:value-type="float" office:value="0.143541">
                <text:p>0.143541</text:p>
              </table:table-cell>
              <table:table-cell office:value-type="float" office:value="0.967375">
                <text:p>0.967375</text:p>
              </table:table-cell>
              <table:table-cell office:value-type="float" office:value="2.291667">
                <text:p>2.29166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685">
                <text:p>4685</text:p>
              </table:table-cell>
              <table:table-cell office:value-type="float" office:value="0.694444">
                <text:p>0.694444</text:p>
              </table:table-cell>
              <table:table-cell office:value-type="float" office:value="1.85386">
                <text:p>1.85386</text:p>
              </table:table-cell>
              <table:table-cell office:value-type="float" office:value="3.321429">
                <text:p>3.32142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757">
                <text:p>3757</text:p>
              </table:table-cell>
              <table:table-cell office:value-type="float" office:value="0.486742">
                <text:p>0.486742</text:p>
              </table:table-cell>
              <table:table-cell office:value-type="float" office:value="1.840742">
                <text:p>1.840742</text:p>
              </table:table-cell>
              <table:table-cell office:value-type="float" office:value="4.386447">
                <text:p>4.38644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017">
                <text:p>2017</text:p>
              </table:table-cell>
              <table:table-cell office:value-type="float" office:value="0.344444">
                <text:p>0.344444</text:p>
              </table:table-cell>
              <table:table-cell office:value-type="float" office:value="1.992468">
                <text:p>1.992468</text:p>
              </table:table-cell>
              <table:table-cell office:value-type="float" office:value="3.505556">
                <text:p>3.50555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166">
                <text:p>2166</text:p>
              </table:table-cell>
              <table:table-cell office:value-type="float" office:value="0.373611">
                <text:p>0.373611</text:p>
              </table:table-cell>
              <table:table-cell office:value-type="float" office:value="1.809628">
                <text:p>1.809628</text:p>
              </table:table-cell>
              <table:table-cell office:value-type="float" office:value="3.662338">
                <text:p>3.66233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11">
                <text:p>511</text:p>
              </table:table-cell>
              <table:table-cell office:value-type="float" office:value="0.170455">
                <text:p>0.170455</text:p>
              </table:table-cell>
              <table:table-cell office:value-type="float" office:value="1.35921">
                <text:p>1.35921</text:p>
              </table:table-cell>
              <table:table-cell office:value-type="float" office:value="3.245455">
                <text:p>3.24545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28">
                <text:p>228</text:p>
              </table:table-cell>
              <table:table-cell office:value-type="float" office:value="0.138889">
                <text:p>0.138889</text:p>
              </table:table-cell>
              <table:table-cell office:value-type="float" office:value="0.87849">
                <text:p>0.87849</text:p>
              </table:table-cell>
              <table:table-cell office:value-type="float" office:value="3.192857">
                <text:p>3.19285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408">
                <text:p>408</text:p>
              </table:table-cell>
              <table:table-cell office:value-type="float" office:value="0.170455">
                <text:p>0.170455</text:p>
              </table:table-cell>
              <table:table-cell office:value-type="float" office:value="1.228279">
                <text:p>1.228279</text:p>
              </table:table-cell>
              <table:table-cell office:value-type="float" office:value="2.876812">
                <text:p>2.87681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3274">
                <text:p>3274</text:p>
              </table:table-cell>
              <table:table-cell office:value-type="float" office:value="0.404762">
                <text:p>0.404762</text:p>
              </table:table-cell>
              <table:table-cell office:value-type="float" office:value="2.068519">
                <text:p>2.068519</text:p>
              </table:table-cell>
              <table:table-cell office:value-type="float" office:value="4.555556">
                <text:p>4.55555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012">
                <text:p>1012</text:p>
              </table:table-cell>
              <table:table-cell office:value-type="float" office:value="0.15873">
                <text:p>0.15873</text:p>
              </table:table-cell>
              <table:table-cell office:value-type="float" office:value="1.527734">
                <text:p>1.527734</text:p>
              </table:table-cell>
              <table:table-cell office:value-type="float" office:value="3.455357">
                <text:p>3.45535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807">
                <text:p>1807</text:p>
              </table:table-cell>
              <table:table-cell office:value-type="float" office:value="0.354167">
                <text:p>0.354167</text:p>
              </table:table-cell>
              <table:table-cell office:value-type="float" office:value="1.552234">
                <text:p>1.552234</text:p>
              </table:table-cell>
              <table:table-cell office:value-type="float" office:value="3.698413">
                <text:p>3.69841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346">
                <text:p>346</text:p>
              </table:table-cell>
              <table:table-cell office:value-type="float" office:value="0.15">
                <text:p>0.15</text:p>
              </table:table-cell>
              <table:table-cell office:value-type="float" office:value="1.708916">
                <text:p>1.708916</text:p>
              </table:table-cell>
              <table:table-cell office:value-type="float" office:value="3.293478">
                <text:p>3.29347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02">
                <text:p>202</text:p>
              </table:table-cell>
              <table:table-cell office:value-type="float" office:value="0.15873">
                <text:p>0.15873</text:p>
              </table:table-cell>
              <table:table-cell office:value-type="float" office:value="1.148556">
                <text:p>1.148556</text:p>
              </table:table-cell>
              <table:table-cell office:value-type="float" office:value="3.214286">
                <text:p>3.21428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376">
                <text:p>376</text:p>
              </table:table-cell>
              <table:table-cell office:value-type="float" office:value="0.15">
                <text:p>0.15</text:p>
              </table:table-cell>
              <table:table-cell office:value-type="float" office:value="1.247813">
                <text:p>1.247813</text:p>
              </table:table-cell>
              <table:table-cell office:value-type="float" office:value="2.680556">
                <text:p>2.68055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759">
                <text:p>1759</text:p>
              </table:table-cell>
              <table:table-cell office:value-type="float" office:value="0.655556">
                <text:p>0.655556</text:p>
              </table:table-cell>
              <table:table-cell office:value-type="float" office:value="1.841057">
                <text:p>1.841057</text:p>
              </table:table-cell>
              <table:table-cell office:value-type="float" office:value="4.6875">
                <text:p>4.687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70">
                <text:p>570</text:p>
              </table:table-cell>
              <table:table-cell office:value-type="float" office:value="0.430556">
                <text:p>0.430556</text:p>
              </table:table-cell>
              <table:table-cell office:value-type="float" office:value="1.344225">
                <text:p>1.344225</text:p>
              </table:table-cell>
              <table:table-cell office:value-type="float" office:value="3.192857">
                <text:p>3.19285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173">
                <text:p>1173</text:p>
              </table:table-cell>
              <table:table-cell office:value-type="float" office:value="0.4125">
                <text:p>0.4125</text:p>
              </table:table-cell>
              <table:table-cell office:value-type="float" office:value="1.9825">
                <text:p>1.9825</text:p>
              </table:table-cell>
              <table:table-cell office:value-type="float" office:value="3.43254">
                <text:p>3.4325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95">
                <text:p>595</text:p>
              </table:table-cell>
              <table:table-cell office:value-type="float" office:value="0.143541">
                <text:p>0.143541</text:p>
              </table:table-cell>
              <table:table-cell office:value-type="float" office:value="1.266329">
                <text:p>1.266329</text:p>
              </table:table-cell>
              <table:table-cell office:value-type="float" office:value="2.695489">
                <text:p>2.69548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3887">
                <text:p>3887</text:p>
              </table:table-cell>
              <table:table-cell office:value-type="float" office:value="0.757576">
                <text:p>0.757576</text:p>
              </table:table-cell>
              <table:table-cell office:value-type="float" office:value="2.250799">
                <text:p>2.250799</text:p>
              </table:table-cell>
              <table:table-cell office:value-type="float" office:value="4.205357">
                <text:p>4.20535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42">
                <text:p>242</text:p>
              </table:table-cell>
              <table:table-cell office:value-type="float" office:value="0.24">
                <text:p>0.24</text:p>
              </table:table-cell>
              <table:table-cell office:value-type="float" office:value="1.03323">
                <text:p>1.03323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297">
                <text:p>1297</text:p>
              </table:table-cell>
              <table:table-cell office:value-type="float" office:value="0.419298">
                <text:p>0.419298</text:p>
              </table:table-cell>
              <table:table-cell office:value-type="float" office:value="1.642781">
                <text:p>1.642781</text:p>
              </table:table-cell>
              <table:table-cell office:value-type="float" office:value="2.669935">
                <text:p>2.66993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167">
                <text:p>1167</text:p>
              </table:table-cell>
              <table:table-cell office:value-type="float" office:value="0.419298">
                <text:p>0.419298</text:p>
              </table:table-cell>
              <table:table-cell office:value-type="float" office:value="1.856791">
                <text:p>1.856791</text:p>
              </table:table-cell>
              <table:table-cell office:value-type="float" office:value="3.192857">
                <text:p>3.19285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4">
                <text:p>524</text:p>
              </table:table-cell>
              <table:table-cell office:value-type="float" office:value="0.4125">
                <text:p>0.4125</text:p>
              </table:table-cell>
              <table:table-cell office:value-type="float" office:value="1.55425">
                <text:p>1.55425</text:p>
              </table:table-cell>
              <table:table-cell office:value-type="float" office:value="3.245455">
                <text:p>3.24545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275">
                <text:p>1275</text:p>
              </table:table-cell>
              <table:table-cell office:value-type="float" office:value="0.430556">
                <text:p>0.430556</text:p>
              </table:table-cell>
              <table:table-cell office:value-type="float" office:value="1.773987">
                <text:p>1.773987</text:p>
              </table:table-cell>
              <table:table-cell office:value-type="float" office:value="4.383333">
                <text:p>4.38333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377">
                <text:p>377</text:p>
              </table:table-cell>
              <table:table-cell office:value-type="float" office:value="0.15873">
                <text:p>0.15873</text:p>
              </table:table-cell>
              <table:table-cell office:value-type="float" office:value="1.308078">
                <text:p>1.308078</text:p>
              </table:table-cell>
              <table:table-cell office:value-type="float" office:value="3.214286">
                <text:p>3.21428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729">
                <text:p>729</text:p>
              </table:table-cell>
              <table:table-cell office:value-type="float" office:value="0.15">
                <text:p>0.15</text:p>
              </table:table-cell>
              <table:table-cell office:value-type="float" office:value="1.578632">
                <text:p>1.578632</text:p>
              </table:table-cell>
              <table:table-cell office:value-type="float" office:value="3.214286">
                <text:p>3.21428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111">
                <text:p>1111</text:p>
              </table:table-cell>
              <table:table-cell office:value-type="float" office:value="0.383824">
                <text:p>0.383824</text:p>
              </table:table-cell>
              <table:table-cell office:value-type="float" office:value="1.626472">
                <text:p>1.626472</text:p>
              </table:table-cell>
              <table:table-cell office:value-type="float" office:value="2.747619">
                <text:p>2.74761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3126">
                <text:p>3126</text:p>
              </table:table-cell>
              <table:table-cell office:value-type="float" office:value="0.610256">
                <text:p>0.610256</text:p>
              </table:table-cell>
              <table:table-cell office:value-type="float" office:value="2.172607">
                <text:p>2.172607</text:p>
              </table:table-cell>
              <table:table-cell office:value-type="float" office:value="4.479167">
                <text:p>4.47916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54">
                <text:p>554</text:p>
              </table:table-cell>
              <table:table-cell office:value-type="float" office:value="0.170455">
                <text:p>0.170455</text:p>
              </table:table-cell>
              <table:table-cell office:value-type="float" office:value="1.37007">
                <text:p>1.37007</text:p>
              </table:table-cell>
              <table:table-cell office:value-type="float" office:value="3.177778">
                <text:p>3.17777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937">
                <text:p>937</text:p>
              </table:table-cell>
              <table:table-cell office:value-type="float" office:value="0.445489">
                <text:p>0.445489</text:p>
              </table:table-cell>
              <table:table-cell office:value-type="float" office:value="1.481987">
                <text:p>1.481987</text:p>
              </table:table-cell>
              <table:table-cell office:value-type="float" office:value="3.396429">
                <text:p>3.39642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651">
                <text:p>1651</text:p>
              </table:table-cell>
              <table:table-cell office:value-type="float" office:value="0.15873">
                <text:p>0.15873</text:p>
              </table:table-cell>
              <table:table-cell office:value-type="float" office:value="1.833825">
                <text:p>1.833825</text:p>
              </table:table-cell>
              <table:table-cell office:value-type="float" office:value="3.511111">
                <text:p>3.51111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632">
                <text:p>632</text:p>
              </table:table-cell>
              <table:table-cell office:value-type="float" office:value="0.15">
                <text:p>0.15</text:p>
              </table:table-cell>
              <table:table-cell office:value-type="float" office:value="1.437093">
                <text:p>1.437093</text:p>
              </table:table-cell>
              <table:table-cell office:value-type="float" office:value="2.876812">
                <text:p>2.87681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4354">
                <text:p>4354</text:p>
              </table:table-cell>
              <table:table-cell office:value-type="float" office:value="0.765873">
                <text:p>0.765873</text:p>
              </table:table-cell>
              <table:table-cell office:value-type="float" office:value="2.181934">
                <text:p>2.181934</text:p>
              </table:table-cell>
              <table:table-cell office:value-type="float" office:value="4.358766">
                <text:p>4.35876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504">
                <text:p>1504</text:p>
              </table:table-cell>
              <table:table-cell office:value-type="float" office:value="0.398413">
                <text:p>0.398413</text:p>
              </table:table-cell>
              <table:table-cell office:value-type="float" office:value="1.689038">
                <text:p>1.689038</text:p>
              </table:table-cell>
              <table:table-cell office:value-type="float" office:value="3.166667">
                <text:p>3.16666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81">
                <text:p>581</text:p>
              </table:table-cell>
              <table:table-cell office:value-type="float" office:value="0.481685">
                <text:p>0.481685</text:p>
              </table:table-cell>
              <table:table-cell office:value-type="float" office:value="1.533328">
                <text:p>1.533328</text:p>
              </table:table-cell>
              <table:table-cell office:value-type="float" office:value="3.177632">
                <text:p>3.17763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01">
                <text:p>501</text:p>
              </table:table-cell>
              <table:table-cell office:value-type="float" office:value="0.466667">
                <text:p>0.466667</text:p>
              </table:table-cell>
              <table:table-cell office:value-type="float" office:value="1.533578">
                <text:p>1.533578</text:p>
              </table:table-cell>
              <table:table-cell office:value-type="float" office:value="3.166667">
                <text:p>3.16666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784">
                <text:p>1784</text:p>
              </table:table-cell>
              <table:table-cell office:value-type="float" office:value="0.492157">
                <text:p>0.492157</text:p>
              </table:table-cell>
              <table:table-cell office:value-type="float" office:value="2.030204">
                <text:p>2.030204</text:p>
              </table:table-cell>
              <table:table-cell office:value-type="float" office:value="3.158824">
                <text:p>3.15882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682">
                <text:p>2682</text:p>
              </table:table-cell>
              <table:table-cell office:value-type="float" office:value="0.844444">
                <text:p>0.844444</text:p>
              </table:table-cell>
              <table:table-cell office:value-type="float" office:value="2.071196">
                <text:p>2.071196</text:p>
              </table:table-cell>
              <table:table-cell office:value-type="float" office:value="4.635965">
                <text:p>4.63596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743">
                <text:p>743</text:p>
              </table:table-cell>
              <table:table-cell office:value-type="float" office:value="0.208333">
                <text:p>0.208333</text:p>
              </table:table-cell>
              <table:table-cell office:value-type="float" office:value="1.642613">
                <text:p>1.642613</text:p>
              </table:table-cell>
              <table:table-cell office:value-type="float" office:value="3.666667">
                <text:p>3.66666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058">
                <text:p>3058</text:p>
              </table:table-cell>
              <table:table-cell office:value-type="float" office:value="0.354167">
                <text:p>0.354167</text:p>
              </table:table-cell>
              <table:table-cell office:value-type="float" office:value="1.812901">
                <text:p>1.812901</text:p>
              </table:table-cell>
              <table:table-cell office:value-type="float" office:value="3.878788">
                <text:p>3.87878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128">
                <text:p>1128</text:p>
              </table:table-cell>
              <table:table-cell office:value-type="float" office:value="0.4125">
                <text:p>0.4125</text:p>
              </table:table-cell>
              <table:table-cell office:value-type="float" office:value="1.607197">
                <text:p>1.607197</text:p>
              </table:table-cell>
              <table:table-cell office:value-type="float" office:value="3.535014">
                <text:p>3.53501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859">
                <text:p>859</text:p>
              </table:table-cell>
              <table:table-cell office:value-type="float" office:value="0.15">
                <text:p>0.15</text:p>
              </table:table-cell>
              <table:table-cell office:value-type="float" office:value="1.427058">
                <text:p>1.427058</text:p>
              </table:table-cell>
              <table:table-cell office:value-type="float" office:value="2.795455">
                <text:p>2.79545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649">
                <text:p>1649</text:p>
              </table:table-cell>
              <table:table-cell office:value-type="float" office:value="0.919298">
                <text:p>0.919298</text:p>
              </table:table-cell>
              <table:table-cell office:value-type="float" office:value="2.089866">
                <text:p>2.089866</text:p>
              </table:table-cell>
              <table:table-cell office:value-type="float" office:value="3.511111">
                <text:p>3.51111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428">
                <text:p>428</text:p>
              </table:table-cell>
              <table:table-cell office:value-type="float" office:value="0.170455">
                <text:p>0.170455</text:p>
              </table:table-cell>
              <table:table-cell office:value-type="float" office:value="1.498307">
                <text:p>1.498307</text:p>
              </table:table-cell>
              <table:table-cell office:value-type="float" office:value="2.914286">
                <text:p>2.91428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01">
                <text:p>501</text:p>
              </table:table-cell>
              <table:table-cell office:value-type="float" office:value="0.15873">
                <text:p>0.15873</text:p>
              </table:table-cell>
              <table:table-cell office:value-type="float" office:value="1.52486">
                <text:p>1.52486</text:p>
              </table:table-cell>
              <table:table-cell office:value-type="float" office:value="3.192857">
                <text:p>3.19285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3411">
                <text:p>3411</text:p>
              </table:table-cell>
              <table:table-cell office:value-type="float" office:value="0.344444">
                <text:p>0.344444</text:p>
              </table:table-cell>
              <table:table-cell office:value-type="float" office:value="2.197086">
                <text:p>2.197086</text:p>
              </table:table-cell>
              <table:table-cell office:value-type="float" office:value="4.677778">
                <text:p>4.67777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369">
                <text:p>1369</text:p>
              </table:table-cell>
              <table:table-cell office:value-type="float" office:value="0.4125">
                <text:p>0.4125</text:p>
              </table:table-cell>
              <table:table-cell office:value-type="float" office:value="1.836584">
                <text:p>1.836584</text:p>
              </table:table-cell>
              <table:table-cell office:value-type="float" office:value="3.585965">
                <text:p>3.58596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99">
                <text:p>599</text:p>
              </table:table-cell>
              <table:table-cell office:value-type="float" office:value="0.52619">
                <text:p>0.52619</text:p>
              </table:table-cell>
              <table:table-cell office:value-type="float" office:value="1.433212">
                <text:p>1.433212</text:p>
              </table:table-cell>
              <table:table-cell office:value-type="float" office:value="2.695489">
                <text:p>2.69548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344">
                <text:p>344</text:p>
              </table:table-cell>
              <table:table-cell office:value-type="float" office:value="0.15">
                <text:p>0.15</text:p>
              </table:table-cell>
              <table:table-cell office:value-type="float" office:value="1.567746">
                <text:p>1.567746</text:p>
              </table:table-cell>
              <table:table-cell office:value-type="float" office:value="3.293478">
                <text:p>3.29347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528">
                <text:p>1528</text:p>
              </table:table-cell>
              <table:table-cell office:value-type="float" office:value="0.486742">
                <text:p>0.486742</text:p>
              </table:table-cell>
              <table:table-cell office:value-type="float" office:value="2.118573">
                <text:p>2.118573</text:p>
              </table:table-cell>
              <table:table-cell office:value-type="float" office:value="4.216667">
                <text:p>4.21666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184">
                <text:p>1184</text:p>
              </table:table-cell>
              <table:table-cell office:value-type="float" office:value="0.445489">
                <text:p>0.445489</text:p>
              </table:table-cell>
              <table:table-cell office:value-type="float" office:value="1.840051">
                <text:p>1.840051</text:p>
              </table:table-cell>
              <table:table-cell office:value-type="float" office:value="3.698413">
                <text:p>3.69841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77">
                <text:p>377</text:p>
              </table:table-cell>
              <table:table-cell office:value-type="float" office:value="0.186335">
                <text:p>0.186335</text:p>
              </table:table-cell>
              <table:table-cell office:value-type="float" office:value="1.008455">
                <text:p>1.008455</text:p>
              </table:table-cell>
              <table:table-cell office:value-type="float" office:value="2.712121">
                <text:p>2.71212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3362">
                <text:p>3362</text:p>
              </table:table-cell>
              <table:table-cell office:value-type="float" office:value="0.360256">
                <text:p>0.360256</text:p>
              </table:table-cell>
              <table:table-cell office:value-type="float" office:value="1.874248">
                <text:p>1.874248</text:p>
              </table:table-cell>
              <table:table-cell office:value-type="float" office:value="4.042857">
                <text:p>4.04285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908">
                <text:p>1908</text:p>
              </table:table-cell>
              <table:table-cell office:value-type="float" office:value="0.360256">
                <text:p>0.360256</text:p>
              </table:table-cell>
              <table:table-cell office:value-type="float" office:value="1.86304">
                <text:p>1.86304</text:p>
              </table:table-cell>
              <table:table-cell office:value-type="float" office:value="4.479167">
                <text:p>4.47916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689">
                <text:p>689</text:p>
              </table:table-cell>
              <table:table-cell office:value-type="float" office:value="0.492157">
                <text:p>0.492157</text:p>
              </table:table-cell>
              <table:table-cell office:value-type="float" office:value="1.781081">
                <text:p>1.781081</text:p>
              </table:table-cell>
              <table:table-cell office:value-type="float" office:value="4.180556">
                <text:p>4.18055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85">
                <text:p>285</text:p>
              </table:table-cell>
              <table:table-cell office:value-type="float" office:value="0.033333">
                <text:p>0.033333</text:p>
              </table:table-cell>
              <table:table-cell office:value-type="float" office:value="1.147255">
                <text:p>1.147255</text:p>
              </table:table-cell>
              <table:table-cell office:value-type="float" office:value="2.291667">
                <text:p>2.29166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425">
                <text:p>425</text:p>
              </table:table-cell>
              <table:table-cell office:value-type="float" office:value="0.208333">
                <text:p>0.208333</text:p>
              </table:table-cell>
              <table:table-cell office:value-type="float" office:value="1.296805">
                <text:p>1.296805</text:p>
              </table:table-cell>
              <table:table-cell office:value-type="float" office:value="3.245455">
                <text:p>3.24545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271">
                <text:p>1271</text:p>
              </table:table-cell>
              <table:table-cell office:value-type="float" office:value="0.208333">
                <text:p>0.208333</text:p>
              </table:table-cell>
              <table:table-cell office:value-type="float" office:value="1.6219">
                <text:p>1.6219</text:p>
              </table:table-cell>
              <table:table-cell office:value-type="float" office:value="3.683824">
                <text:p>3.68382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3390">
                <text:p>3390</text:p>
              </table:table-cell>
              <table:table-cell office:value-type="float" office:value="0.696429">
                <text:p>0.696429</text:p>
              </table:table-cell>
              <table:table-cell office:value-type="float" office:value="2.369313">
                <text:p>2.369313</text:p>
              </table:table-cell>
              <table:table-cell office:value-type="float" office:value="4.635965">
                <text:p>4.63596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3124">
                <text:p>3124</text:p>
              </table:table-cell>
              <table:table-cell office:value-type="float" office:value="0.430556">
                <text:p>0.430556</text:p>
              </table:table-cell>
              <table:table-cell office:value-type="float" office:value="2.196037">
                <text:p>2.196037</text:p>
              </table:table-cell>
              <table:table-cell office:value-type="float" office:value="4.446429">
                <text:p>4.44642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04">
                <text:p>204</text:p>
              </table:table-cell>
              <table:table-cell office:value-type="float" office:value="0.15873">
                <text:p>0.15873</text:p>
              </table:table-cell>
              <table:table-cell office:value-type="float" office:value="1.147668">
                <text:p>1.147668</text:p>
              </table:table-cell>
              <table:table-cell office:value-type="float" office:value="2.538462">
                <text:p>2.53846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418">
                <text:p>2418</text:p>
              </table:table-cell>
              <table:table-cell office:value-type="float" office:value="0.92549">
                <text:p>0.92549</text:p>
              </table:table-cell>
              <table:table-cell office:value-type="float" office:value="2.189974">
                <text:p>2.189974</text:p>
              </table:table-cell>
              <table:table-cell office:value-type="float" office:value="3.552632">
                <text:p>3.55263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715">
                <text:p>715</text:p>
              </table:table-cell>
              <table:table-cell office:value-type="float" office:value="0.373611">
                <text:p>0.373611</text:p>
              </table:table-cell>
              <table:table-cell office:value-type="float" office:value="1.519652">
                <text:p>1.519652</text:p>
              </table:table-cell>
              <table:table-cell office:value-type="float" office:value="3.214286">
                <text:p>3.21428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861">
                <text:p>861</text:p>
              </table:table-cell>
              <table:table-cell office:value-type="float" office:value="0.497619">
                <text:p>0.497619</text:p>
              </table:table-cell>
              <table:table-cell office:value-type="float" office:value="1.447359">
                <text:p>1.447359</text:p>
              </table:table-cell>
              <table:table-cell office:value-type="float" office:value="3.293478">
                <text:p>3.29347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045">
                <text:p>1045</text:p>
              </table:table-cell>
              <table:table-cell office:value-type="float" office:value="0.344444">
                <text:p>0.344444</text:p>
              </table:table-cell>
              <table:table-cell office:value-type="float" office:value="1.364086">
                <text:p>1.364086</text:p>
              </table:table-cell>
              <table:table-cell office:value-type="float" office:value="2.552632">
                <text:p>2.55263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136">
                <text:p>2136</text:p>
              </table:table-cell>
              <table:table-cell office:value-type="float" office:value="0.321429">
                <text:p>0.321429</text:p>
              </table:table-cell>
              <table:table-cell office:value-type="float" office:value="2.0153">
                <text:p>2.0153</text:p>
              </table:table-cell>
              <table:table-cell office:value-type="float" office:value="4.216667">
                <text:p>4.21666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748">
                <text:p>748</text:p>
              </table:table-cell>
              <table:table-cell office:value-type="float" office:value="0.404762">
                <text:p>0.404762</text:p>
              </table:table-cell>
              <table:table-cell office:value-type="float" office:value="1.456065">
                <text:p>1.456065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523">
                <text:p>1523</text:p>
              </table:table-cell>
              <table:table-cell office:value-type="float" office:value="0.492157">
                <text:p>0.492157</text:p>
              </table:table-cell>
              <table:table-cell office:value-type="float" office:value="1.443705">
                <text:p>1.443705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667">
                <text:p>667</text:p>
              </table:table-cell>
              <table:table-cell office:value-type="float" office:value="0.288462">
                <text:p>0.288462</text:p>
              </table:table-cell>
              <table:table-cell office:value-type="float" office:value="1.518412">
                <text:p>1.518412</text:p>
              </table:table-cell>
              <table:table-cell office:value-type="float" office:value="2.876812">
                <text:p>2.87681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3025">
                <text:p>3025</text:p>
              </table:table-cell>
              <table:table-cell office:value-type="float" office:value="0.486742">
                <text:p>0.486742</text:p>
              </table:table-cell>
              <table:table-cell office:value-type="float" office:value="2.279124">
                <text:p>2.279124</text:p>
              </table:table-cell>
              <table:table-cell office:value-type="float" office:value="4.53869">
                <text:p>4.5386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397">
                <text:p>397</text:p>
              </table:table-cell>
              <table:table-cell office:value-type="float" office:value="0.170455">
                <text:p>0.170455</text:p>
              </table:table-cell>
              <table:table-cell office:value-type="float" office:value="1.16863">
                <text:p>1.16863</text:p>
              </table:table-cell>
              <table:table-cell office:value-type="float" office:value="2.212121">
                <text:p>2.21212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588">
                <text:p>1588</text:p>
              </table:table-cell>
              <table:table-cell office:value-type="float" office:value="0.362338">
                <text:p>0.362338</text:p>
              </table:table-cell>
              <table:table-cell office:value-type="float" office:value="1.689665">
                <text:p>1.689665</text:p>
              </table:table-cell>
              <table:table-cell office:value-type="float" office:value="3.719298">
                <text:p>3.71929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85">
                <text:p>185</text:p>
              </table:table-cell>
              <table:table-cell office:value-type="float" office:value="0.15873">
                <text:p>0.15873</text:p>
              </table:table-cell>
              <table:table-cell office:value-type="float" office:value="1.002625">
                <text:p>1.002625</text:p>
              </table:table-cell>
              <table:table-cell office:value-type="float" office:value="2.630952">
                <text:p>2.63095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300">
                <text:p>300</text:p>
              </table:table-cell>
              <table:table-cell office:value-type="float" office:value="0.138889">
                <text:p>0.138889</text:p>
              </table:table-cell>
              <table:table-cell office:value-type="float" office:value="1.157018">
                <text:p>1.157018</text:p>
              </table:table-cell>
              <table:table-cell office:value-type="float" office:value="2.795455">
                <text:p>2.79545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31">
                <text:p>231</text:p>
              </table:table-cell>
              <table:table-cell office:value-type="float" office:value="0.186335">
                <text:p>0.186335</text:p>
              </table:table-cell>
              <table:table-cell office:value-type="float" office:value="0.975985">
                <text:p>0.975985</text:p>
              </table:table-cell>
              <table:table-cell office:value-type="float" office:value="3.245455">
                <text:p>3.24545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58">
                <text:p>158</text:p>
              </table:table-cell>
              <table:table-cell office:value-type="float" office:value="0.15873">
                <text:p>0.15873</text:p>
              </table:table-cell>
              <table:table-cell office:value-type="float" office:value="0.99669">
                <text:p>0.99669</text:p>
              </table:table-cell>
              <table:table-cell office:value-type="float" office:value="2.163743">
                <text:p>2.16374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945">
                <text:p>2945</text:p>
              </table:table-cell>
              <table:table-cell office:value-type="float" office:value="0.758824">
                <text:p>0.758824</text:p>
              </table:table-cell>
              <table:table-cell office:value-type="float" office:value="1.926284">
                <text:p>1.926284</text:p>
              </table:table-cell>
              <table:table-cell office:value-type="float" office:value="3.535014">
                <text:p>3.53501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318">
                <text:p>318</text:p>
              </table:table-cell>
              <table:table-cell office:value-type="float" office:value="0.208333">
                <text:p>0.208333</text:p>
              </table:table-cell>
              <table:table-cell office:value-type="float" office:value="1.216292">
                <text:p>1.216292</text:p>
              </table:table-cell>
              <table:table-cell office:value-type="float" office:value="3.037037">
                <text:p>3.03703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353">
                <text:p>353</text:p>
              </table:table-cell>
              <table:table-cell office:value-type="float" office:value="0.15873">
                <text:p>0.15873</text:p>
              </table:table-cell>
              <table:table-cell office:value-type="float" office:value="1.001833">
                <text:p>1.001833</text:p>
              </table:table-cell>
              <table:table-cell office:value-type="float" office:value="2.190476">
                <text:p>2.19047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78">
                <text:p>178</text:p>
              </table:table-cell>
              <table:table-cell office:value-type="float" office:value="0.15">
                <text:p>0.15</text:p>
              </table:table-cell>
              <table:table-cell office:value-type="float" office:value="0.832349">
                <text:p>0.832349</text:p>
              </table:table-cell>
              <table:table-cell office:value-type="float" office:value="1.537037">
                <text:p>1.53703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375">
                <text:p>375</text:p>
              </table:table-cell>
              <table:table-cell office:value-type="float" office:value="0.170455">
                <text:p>0.170455</text:p>
              </table:table-cell>
              <table:table-cell office:value-type="float" office:value="1.339893">
                <text:p>1.339893</text:p>
              </table:table-cell>
              <table:table-cell office:value-type="float" office:value="3.192857">
                <text:p>3.19285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734">
                <text:p>734</text:p>
              </table:table-cell>
              <table:table-cell office:value-type="float" office:value="0.398413">
                <text:p>0.398413</text:p>
              </table:table-cell>
              <table:table-cell office:value-type="float" office:value="1.238538">
                <text:p>1.238538</text:p>
              </table:table-cell>
              <table:table-cell office:value-type="float" office:value="2.502632">
                <text:p>2.50263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69">
                <text:p>269</text:p>
              </table:table-cell>
              <table:table-cell office:value-type="float" office:value="0.15873">
                <text:p>0.15873</text:p>
              </table:table-cell>
              <table:table-cell office:value-type="float" office:value="1.021447">
                <text:p>1.021447</text:p>
              </table:table-cell>
              <table:table-cell office:value-type="float" office:value="2.291667">
                <text:p>2.29166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48">
                <text:p>548</text:p>
              </table:table-cell>
              <table:table-cell office:value-type="float" office:value="0.170455">
                <text:p>0.170455</text:p>
              </table:table-cell>
              <table:table-cell office:value-type="float" office:value="1.41572">
                <text:p>1.41572</text:p>
              </table:table-cell>
              <table:table-cell office:value-type="float" office:value="2.695489">
                <text:p>2.69548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42">
                <text:p>242</text:p>
              </table:table-cell>
              <table:table-cell office:value-type="float" office:value="0.186335">
                <text:p>0.186335</text:p>
              </table:table-cell>
              <table:table-cell office:value-type="float" office:value="1.072833">
                <text:p>1.072833</text:p>
              </table:table-cell>
              <table:table-cell office:value-type="float" office:value="2.538462">
                <text:p>2.53846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83">
                <text:p>183</text:p>
              </table:table-cell>
              <table:table-cell office:value-type="float" office:value="0.15">
                <text:p>0.15</text:p>
              </table:table-cell>
              <table:table-cell office:value-type="float" office:value="0.943029">
                <text:p>0.943029</text:p>
              </table:table-cell>
              <table:table-cell office:value-type="float" office:value="2.373333">
                <text:p>2.37333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99">
                <text:p>599</text:p>
              </table:table-cell>
              <table:table-cell office:value-type="float" office:value="0.45">
                <text:p>0.45</text:p>
              </table:table-cell>
              <table:table-cell office:value-type="float" office:value="1.265438">
                <text:p>1.265438</text:p>
              </table:table-cell>
              <table:table-cell office:value-type="float" office:value="3.245455">
                <text:p>3.24545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74">
                <text:p>274</text:p>
              </table:table-cell>
              <table:table-cell office:value-type="float" office:value="0.186335">
                <text:p>0.186335</text:p>
              </table:table-cell>
              <table:table-cell office:value-type="float" office:value="1.032025">
                <text:p>1.032025</text:p>
              </table:table-cell>
              <table:table-cell office:value-type="float" office:value="2.04">
                <text:p>2.0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252">
                <text:p>1252</text:p>
              </table:table-cell>
              <table:table-cell office:value-type="float" office:value="0.419935">
                <text:p>0.419935</text:p>
              </table:table-cell>
              <table:table-cell office:value-type="float" office:value="1.695412">
                <text:p>1.695412</text:p>
              </table:table-cell>
              <table:table-cell office:value-type="float" office:value="4.701681">
                <text:p>4.70168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743">
                <text:p>743</text:p>
              </table:table-cell>
              <table:table-cell office:value-type="float" office:value="0.186335">
                <text:p>0.186335</text:p>
              </table:table-cell>
              <table:table-cell office:value-type="float" office:value="1.303199">
                <text:p>1.303199</text:p>
              </table:table-cell>
              <table:table-cell office:value-type="float" office:value="3.673611">
                <text:p>3.67361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3956">
                <text:p>3956</text:p>
              </table:table-cell>
              <table:table-cell office:value-type="float" office:value="0.694444">
                <text:p>0.694444</text:p>
              </table:table-cell>
              <table:table-cell office:value-type="float" office:value="2.499886">
                <text:p>2.499886</text:p>
              </table:table-cell>
              <table:table-cell office:value-type="float" office:value="4.733333">
                <text:p>4.73333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056">
                <text:p>2056</text:p>
              </table:table-cell>
              <table:table-cell office:value-type="float" office:value="0.7625">
                <text:p>0.7625</text:p>
              </table:table-cell>
              <table:table-cell office:value-type="float" office:value="1.919006">
                <text:p>1.919006</text:p>
              </table:table-cell>
              <table:table-cell office:value-type="float" office:value="2.895833">
                <text:p>2.89583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493">
                <text:p>1493</text:p>
              </table:table-cell>
              <table:table-cell office:value-type="float" office:value="0.373611">
                <text:p>0.373611</text:p>
              </table:table-cell>
              <table:table-cell office:value-type="float" office:value="1.734253">
                <text:p>1.734253</text:p>
              </table:table-cell>
              <table:table-cell office:value-type="float" office:value="3.555556">
                <text:p>3.55555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300">
                <text:p>1300</text:p>
              </table:table-cell>
              <table:table-cell office:value-type="float" office:value="0.15873">
                <text:p>0.15873</text:p>
              </table:table-cell>
              <table:table-cell office:value-type="float" office:value="1.691396">
                <text:p>1.691396</text:p>
              </table:table-cell>
              <table:table-cell office:value-type="float" office:value="3.293478">
                <text:p>3.29347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465">
                <text:p>465</text:p>
              </table:table-cell>
              <table:table-cell office:value-type="float" office:value="0.15873">
                <text:p>0.15873</text:p>
              </table:table-cell>
              <table:table-cell office:value-type="float" office:value="1.48184">
                <text:p>1.48184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487">
                <text:p>1487</text:p>
              </table:table-cell>
              <table:table-cell office:value-type="float" office:value="0.663743">
                <text:p>0.663743</text:p>
              </table:table-cell>
              <table:table-cell office:value-type="float" office:value="1.832264">
                <text:p>1.832264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4400">
                <text:p>4400</text:p>
              </table:table-cell>
              <table:table-cell office:value-type="float" office:value="0.683333">
                <text:p>0.683333</text:p>
              </table:table-cell>
              <table:table-cell office:value-type="float" office:value="2.211959">
                <text:p>2.211959</text:p>
              </table:table-cell>
              <table:table-cell office:value-type="float" office:value="4.433333">
                <text:p>4.43333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397">
                <text:p>397</text:p>
              </table:table-cell>
              <table:table-cell office:value-type="float" office:value="0.288462">
                <text:p>0.288462</text:p>
              </table:table-cell>
              <table:table-cell office:value-type="float" office:value="1.348711">
                <text:p>1.348711</text:p>
              </table:table-cell>
              <table:table-cell office:value-type="float" office:value="3.153409">
                <text:p>3.15340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475">
                <text:p>475</text:p>
              </table:table-cell>
              <table:table-cell office:value-type="float" office:value="0.208333">
                <text:p>0.208333</text:p>
              </table:table-cell>
              <table:table-cell office:value-type="float" office:value="1.148469">
                <text:p>1.148469</text:p>
              </table:table-cell>
              <table:table-cell office:value-type="float" office:value="2.373333">
                <text:p>2.37333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01">
                <text:p>501</text:p>
              </table:table-cell>
              <table:table-cell office:value-type="float" office:value="0.15873">
                <text:p>0.15873</text:p>
              </table:table-cell>
              <table:table-cell office:value-type="float" office:value="1.378272">
                <text:p>1.378272</text:p>
              </table:table-cell>
              <table:table-cell office:value-type="float" office:value="3.375">
                <text:p>3.37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047">
                <text:p>2047</text:p>
              </table:table-cell>
              <table:table-cell office:value-type="float" office:value="0.430556">
                <text:p>0.430556</text:p>
              </table:table-cell>
              <table:table-cell office:value-type="float" office:value="2.090726">
                <text:p>2.090726</text:p>
              </table:table-cell>
              <table:table-cell office:value-type="float" office:value="3.797619">
                <text:p>3.79761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79">
                <text:p>579</text:p>
              </table:table-cell>
              <table:table-cell office:value-type="float" office:value="0.138889">
                <text:p>0.138889</text:p>
              </table:table-cell>
              <table:table-cell office:value-type="float" office:value="1.322713">
                <text:p>1.322713</text:p>
              </table:table-cell>
              <table:table-cell office:value-type="float" office:value="3.245455">
                <text:p>3.24545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49">
                <text:p>249</text:p>
              </table:table-cell>
              <table:table-cell office:value-type="float" office:value="0.143541">
                <text:p>0.143541</text:p>
              </table:table-cell>
              <table:table-cell office:value-type="float" office:value="1.037766">
                <text:p>1.037766</text:p>
              </table:table-cell>
              <table:table-cell office:value-type="float" office:value="2.695489">
                <text:p>2.69548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918">
                <text:p>918</text:p>
              </table:table-cell>
              <table:table-cell office:value-type="float" office:value="0.663743">
                <text:p>0.663743</text:p>
              </table:table-cell>
              <table:table-cell office:value-type="float" office:value="1.612021">
                <text:p>1.612021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139">
                <text:p>2139</text:p>
              </table:table-cell>
              <table:table-cell office:value-type="float" office:value="0.430556">
                <text:p>0.430556</text:p>
              </table:table-cell>
              <table:table-cell office:value-type="float" office:value="1.870054">
                <text:p>1.870054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765">
                <text:p>765</text:p>
              </table:table-cell>
              <table:table-cell office:value-type="float" office:value="0.445489">
                <text:p>0.445489</text:p>
              </table:table-cell>
              <table:table-cell office:value-type="float" office:value="1.734007">
                <text:p>1.734007</text:p>
              </table:table-cell>
              <table:table-cell office:value-type="float" office:value="3.698413">
                <text:p>3.69841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561">
                <text:p>561</text:p>
              </table:table-cell>
              <table:table-cell office:value-type="float" office:value="0.208333">
                <text:p>0.208333</text:p>
              </table:table-cell>
              <table:table-cell office:value-type="float" office:value="1.238146">
                <text:p>1.238146</text:p>
              </table:table-cell>
              <table:table-cell office:value-type="float" office:value="2.795455">
                <text:p>2.79545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303">
                <text:p>2303</text:p>
              </table:table-cell>
              <table:table-cell office:value-type="float" office:value="0.5">
                <text:p>0.5</text:p>
              </table:table-cell>
              <table:table-cell office:value-type="float" office:value="2.077934">
                <text:p>2.077934</text:p>
              </table:table-cell>
              <table:table-cell office:value-type="float" office:value="3.698413">
                <text:p>3.69841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13">
                <text:p>213</text:p>
              </table:table-cell>
              <table:table-cell office:value-type="float" office:value="0.186335">
                <text:p>0.186335</text:p>
              </table:table-cell>
              <table:table-cell office:value-type="float" office:value="1.128436">
                <text:p>1.128436</text:p>
              </table:table-cell>
              <table:table-cell office:value-type="float" office:value="2.538462">
                <text:p>2.53846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17">
                <text:p>617</text:p>
              </table:table-cell>
              <table:table-cell office:value-type="float" office:value="0.208333">
                <text:p>0.208333</text:p>
              </table:table-cell>
              <table:table-cell office:value-type="float" office:value="1.561538">
                <text:p>1.561538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498">
                <text:p>498</text:p>
              </table:table-cell>
              <table:table-cell office:value-type="float" office:value="0.208333">
                <text:p>0.208333</text:p>
              </table:table-cell>
              <table:table-cell office:value-type="float" office:value="1.375069">
                <text:p>1.375069</text:p>
              </table:table-cell>
              <table:table-cell office:value-type="float" office:value="3.192857">
                <text:p>3.19285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23">
                <text:p>323</text:p>
              </table:table-cell>
              <table:table-cell office:value-type="float" office:value="0.24">
                <text:p>0.24</text:p>
              </table:table-cell>
              <table:table-cell office:value-type="float" office:value="1.158458">
                <text:p>1.158458</text:p>
              </table:table-cell>
              <table:table-cell office:value-type="float" office:value="2.212121">
                <text:p>2.21212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765">
                <text:p>2765</text:p>
              </table:table-cell>
              <table:table-cell office:value-type="float" office:value="0.995671">
                <text:p>0.995671</text:p>
              </table:table-cell>
              <table:table-cell office:value-type="float" office:value="2.31224">
                <text:p>2.31224</text:p>
              </table:table-cell>
              <table:table-cell office:value-type="float" office:value="5.521368">
                <text:p>5.52136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359">
                <text:p>359</text:p>
              </table:table-cell>
              <table:table-cell office:value-type="float" office:value="0.15">
                <text:p>0.15</text:p>
              </table:table-cell>
              <table:table-cell office:value-type="float" office:value="1.074423">
                <text:p>1.074423</text:p>
              </table:table-cell>
              <table:table-cell office:value-type="float" office:value="3.214286">
                <text:p>3.21428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558">
                <text:p>558</text:p>
              </table:table-cell>
              <table:table-cell office:value-type="float" office:value="0.208333">
                <text:p>0.208333</text:p>
              </table:table-cell>
              <table:table-cell office:value-type="float" office:value="1.359117">
                <text:p>1.359117</text:p>
              </table:table-cell>
              <table:table-cell office:value-type="float" office:value="3.375">
                <text:p>3.37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087">
                <text:p>2087</text:p>
              </table:table-cell>
              <table:table-cell office:value-type="float" office:value="0.360256">
                <text:p>0.360256</text:p>
              </table:table-cell>
              <table:table-cell office:value-type="float" office:value="1.756403">
                <text:p>1.756403</text:p>
              </table:table-cell>
              <table:table-cell office:value-type="float" office:value="3.719298">
                <text:p>3.71929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92">
                <text:p>192</text:p>
              </table:table-cell>
              <table:table-cell office:value-type="float" office:value="0.170455">
                <text:p>0.170455</text:p>
              </table:table-cell>
              <table:table-cell office:value-type="float" office:value="0.885545">
                <text:p>0.885545</text:p>
              </table:table-cell>
              <table:table-cell office:value-type="float" office:value="2.373333">
                <text:p>2.37333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715">
                <text:p>1715</text:p>
              </table:table-cell>
              <table:table-cell office:value-type="float" office:value="0.15">
                <text:p>0.15</text:p>
              </table:table-cell>
              <table:table-cell office:value-type="float" office:value="1.476328">
                <text:p>1.476328</text:p>
              </table:table-cell>
              <table:table-cell office:value-type="float" office:value="4.157576">
                <text:p>4.15757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13">
                <text:p>313</text:p>
              </table:table-cell>
              <table:table-cell office:value-type="float" office:value="0.24">
                <text:p>0.24</text:p>
              </table:table-cell>
              <table:table-cell office:value-type="float" office:value="1.357114">
                <text:p>1.357114</text:p>
              </table:table-cell>
              <table:table-cell office:value-type="float" office:value="4.247619">
                <text:p>4.24761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554">
                <text:p>554</text:p>
              </table:table-cell>
              <table:table-cell office:value-type="float" office:value="0.186335">
                <text:p>0.186335</text:p>
              </table:table-cell>
              <table:table-cell office:value-type="float" office:value="1.469239">
                <text:p>1.469239</text:p>
              </table:table-cell>
              <table:table-cell office:value-type="float" office:value="3.293478">
                <text:p>3.29347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203">
                <text:p>1203</text:p>
              </table:table-cell>
              <table:table-cell office:value-type="float" office:value="0.138889">
                <text:p>0.138889</text:p>
              </table:table-cell>
              <table:table-cell office:value-type="float" office:value="1.491684">
                <text:p>1.491684</text:p>
              </table:table-cell>
              <table:table-cell office:value-type="float" office:value="3.797619">
                <text:p>3.79761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3412">
                <text:p>3412</text:p>
              </table:table-cell>
              <table:table-cell office:value-type="float" office:value="0.838889">
                <text:p>0.838889</text:p>
              </table:table-cell>
              <table:table-cell office:value-type="float" office:value="2.137784">
                <text:p>2.137784</text:p>
              </table:table-cell>
              <table:table-cell office:value-type="float" office:value="4.752632">
                <text:p>4.75263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4082">
                <text:p>4082</text:p>
              </table:table-cell>
              <table:table-cell office:value-type="float" office:value="0.87619">
                <text:p>0.87619</text:p>
              </table:table-cell>
              <table:table-cell office:value-type="float" office:value="2.442561">
                <text:p>2.442561</text:p>
              </table:table-cell>
              <table:table-cell office:value-type="float" office:value="4.53869">
                <text:p>4.5386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829">
                <text:p>3829</text:p>
              </table:table-cell>
              <table:table-cell office:value-type="float" office:value="0.373611">
                <text:p>0.373611</text:p>
              </table:table-cell>
              <table:table-cell office:value-type="float" office:value="2.48266">
                <text:p>2.48266</text:p>
              </table:table-cell>
              <table:table-cell office:value-type="float" office:value="4.092157">
                <text:p>4.09215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394">
                <text:p>1394</text:p>
              </table:table-cell>
              <table:table-cell office:value-type="float" office:value="0.138889">
                <text:p>0.138889</text:p>
              </table:table-cell>
              <table:table-cell office:value-type="float" office:value="1.401283">
                <text:p>1.401283</text:p>
              </table:table-cell>
              <table:table-cell office:value-type="float" office:value="3.633333">
                <text:p>3.63333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39">
                <text:p>339</text:p>
              </table:table-cell>
              <table:table-cell office:value-type="float" office:value="0.15873">
                <text:p>0.15873</text:p>
              </table:table-cell>
              <table:table-cell office:value-type="float" office:value="1.211472">
                <text:p>1.211472</text:p>
              </table:table-cell>
              <table:table-cell office:value-type="float" office:value="2.747619">
                <text:p>2.74761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610">
                <text:p>2610</text:p>
              </table:table-cell>
              <table:table-cell office:value-type="float" office:value="0.388889">
                <text:p>0.388889</text:p>
              </table:table-cell>
              <table:table-cell office:value-type="float" office:value="2.448613">
                <text:p>2.448613</text:p>
              </table:table-cell>
              <table:table-cell office:value-type="float" office:value="4.510256">
                <text:p>4.51025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60">
                <text:p>660</text:p>
              </table:table-cell>
              <table:table-cell office:value-type="float" office:value="0.15">
                <text:p>0.15</text:p>
              </table:table-cell>
              <table:table-cell office:value-type="float" office:value="1.349363">
                <text:p>1.349363</text:p>
              </table:table-cell>
              <table:table-cell office:value-type="float" office:value="2.876812">
                <text:p>2.87681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3128">
                <text:p>3128</text:p>
              </table:table-cell>
              <table:table-cell office:value-type="float" office:value="0.486742">
                <text:p>0.486742</text:p>
              </table:table-cell>
              <table:table-cell office:value-type="float" office:value="1.958959">
                <text:p>1.958959</text:p>
              </table:table-cell>
              <table:table-cell office:value-type="float" office:value="5.705357">
                <text:p>5.70535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70">
                <text:p>270</text:p>
              </table:table-cell>
              <table:table-cell office:value-type="float" office:value="0.15873">
                <text:p>0.15873</text:p>
              </table:table-cell>
              <table:table-cell office:value-type="float" office:value="1.078184">
                <text:p>1.078184</text:p>
              </table:table-cell>
              <table:table-cell office:value-type="float" office:value="3.037037">
                <text:p>3.03703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14">
                <text:p>214</text:p>
              </table:table-cell>
              <table:table-cell office:value-type="float" office:value="0.15">
                <text:p>0.15</text:p>
              </table:table-cell>
              <table:table-cell office:value-type="float" office:value="0.986894">
                <text:p>0.986894</text:p>
              </table:table-cell>
              <table:table-cell office:value-type="float" office:value="2.243478">
                <text:p>2.24347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460">
                <text:p>460</text:p>
              </table:table-cell>
              <table:table-cell office:value-type="float" office:value="0.15">
                <text:p>0.15</text:p>
              </table:table-cell>
              <table:table-cell office:value-type="float" office:value="1.054334">
                <text:p>1.054334</text:p>
              </table:table-cell>
              <table:table-cell office:value-type="float" office:value="2.190476">
                <text:p>2.19047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390">
                <text:p>390</text:p>
              </table:table-cell>
              <table:table-cell office:value-type="float" office:value="0.15873">
                <text:p>0.15873</text:p>
              </table:table-cell>
              <table:table-cell office:value-type="float" office:value="1.300239">
                <text:p>1.300239</text:p>
              </table:table-cell>
              <table:table-cell office:value-type="float" office:value="2.716667">
                <text:p>2.71666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692">
                <text:p>1692</text:p>
              </table:table-cell>
              <table:table-cell office:value-type="float" office:value="0.430556">
                <text:p>0.430556</text:p>
              </table:table-cell>
              <table:table-cell office:value-type="float" office:value="1.637364">
                <text:p>1.637364</text:p>
              </table:table-cell>
              <table:table-cell office:value-type="float" office:value="4.247619">
                <text:p>4.24761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731">
                <text:p>731</text:p>
              </table:table-cell>
              <table:table-cell office:value-type="float" office:value="0.208333">
                <text:p>0.208333</text:p>
              </table:table-cell>
              <table:table-cell office:value-type="float" office:value="1.293574">
                <text:p>1.293574</text:p>
              </table:table-cell>
              <table:table-cell office:value-type="float" office:value="3.192857">
                <text:p>3.19285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94">
                <text:p>394</text:p>
              </table:table-cell>
              <table:table-cell office:value-type="float" office:value="0.15873">
                <text:p>0.15873</text:p>
              </table:table-cell>
              <table:table-cell office:value-type="float" office:value="1.429601">
                <text:p>1.429601</text:p>
              </table:table-cell>
              <table:table-cell office:value-type="float" office:value="2.695489">
                <text:p>2.69548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844">
                <text:p>844</text:p>
              </table:table-cell>
              <table:table-cell office:value-type="float" office:value="0.143541">
                <text:p>0.143541</text:p>
              </table:table-cell>
              <table:table-cell office:value-type="float" office:value="1.731399">
                <text:p>1.731399</text:p>
              </table:table-cell>
              <table:table-cell office:value-type="float" office:value="3.552632">
                <text:p>3.55263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447">
                <text:p>1447</text:p>
              </table:table-cell>
              <table:table-cell office:value-type="float" office:value="0.366667">
                <text:p>0.366667</text:p>
              </table:table-cell>
              <table:table-cell office:value-type="float" office:value="2.135482">
                <text:p>2.135482</text:p>
              </table:table-cell>
              <table:table-cell office:value-type="float" office:value="3.633333">
                <text:p>3.63333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74">
                <text:p>274</text:p>
              </table:table-cell>
              <table:table-cell office:value-type="float" office:value="0.186335">
                <text:p>0.186335</text:p>
              </table:table-cell>
              <table:table-cell office:value-type="float" office:value="0.884911">
                <text:p>0.884911</text:p>
              </table:table-cell>
              <table:table-cell office:value-type="float" office:value="2.538462">
                <text:p>2.53846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15">
                <text:p>215</text:p>
              </table:table-cell>
              <table:table-cell office:value-type="float" office:value="0.186335">
                <text:p>0.186335</text:p>
              </table:table-cell>
              <table:table-cell office:value-type="float" office:value="1.228775">
                <text:p>1.228775</text:p>
              </table:table-cell>
              <table:table-cell office:value-type="float" office:value="2.291667">
                <text:p>2.29166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268">
                <text:p>1268</text:p>
              </table:table-cell>
              <table:table-cell office:value-type="float" office:value="0.398413">
                <text:p>0.398413</text:p>
              </table:table-cell>
              <table:table-cell office:value-type="float" office:value="1.746602">
                <text:p>1.746602</text:p>
              </table:table-cell>
              <table:table-cell office:value-type="float" office:value="4.195489">
                <text:p>4.19548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80">
                <text:p>280</text:p>
              </table:table-cell>
              <table:table-cell office:value-type="float" office:value="0.170455">
                <text:p>0.170455</text:p>
              </table:table-cell>
              <table:table-cell office:value-type="float" office:value="0.891937">
                <text:p>0.891937</text:p>
              </table:table-cell>
              <table:table-cell office:value-type="float" office:value="2.243478">
                <text:p>2.24347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312">
                <text:p>312</text:p>
              </table:table-cell>
              <table:table-cell office:value-type="float" office:value="0.15873">
                <text:p>0.15873</text:p>
              </table:table-cell>
              <table:table-cell office:value-type="float" office:value="1.308412">
                <text:p>1.308412</text:p>
              </table:table-cell>
              <table:table-cell office:value-type="float" office:value="3.375">
                <text:p>3.37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54">
                <text:p>154</text:p>
              </table:table-cell>
              <table:table-cell office:value-type="float" office:value="0.170455">
                <text:p>0.170455</text:p>
              </table:table-cell>
              <table:table-cell office:value-type="float" office:value="0.996068">
                <text:p>0.996068</text:p>
              </table:table-cell>
              <table:table-cell office:value-type="float" office:value="2.795455">
                <text:p>2.79545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424">
                <text:p>424</text:p>
              </table:table-cell>
              <table:table-cell office:value-type="float" office:value="0.15873">
                <text:p>0.15873</text:p>
              </table:table-cell>
              <table:table-cell office:value-type="float" office:value="1.251852">
                <text:p>1.251852</text:p>
              </table:table-cell>
              <table:table-cell office:value-type="float" office:value="2.657576">
                <text:p>2.65757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77">
                <text:p>177</text:p>
              </table:table-cell>
              <table:table-cell office:value-type="float" office:value="0.170455">
                <text:p>0.170455</text:p>
              </table:table-cell>
              <table:table-cell office:value-type="float" office:value="0.866312">
                <text:p>0.866312</text:p>
              </table:table-cell>
              <table:table-cell office:value-type="float" office:value="2.243478">
                <text:p>2.24347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745">
                <text:p>1745</text:p>
              </table:table-cell>
              <table:table-cell office:value-type="float" office:value="0.373611">
                <text:p>0.373611</text:p>
              </table:table-cell>
              <table:table-cell office:value-type="float" office:value="1.867257">
                <text:p>1.867257</text:p>
              </table:table-cell>
              <table:table-cell office:value-type="float" office:value="4.169935">
                <text:p>4.16993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3516">
                <text:p>3516</text:p>
              </table:table-cell>
              <table:table-cell office:value-type="float" office:value="0.373611">
                <text:p>0.373611</text:p>
              </table:table-cell>
              <table:table-cell office:value-type="float" office:value="2.03173">
                <text:p>2.03173</text:p>
              </table:table-cell>
              <table:table-cell office:value-type="float" office:value="4.216667">
                <text:p>4.21666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3439">
                <text:p>3439</text:p>
              </table:table-cell>
              <table:table-cell office:value-type="float" office:value="0.344444">
                <text:p>0.344444</text:p>
              </table:table-cell>
              <table:table-cell office:value-type="float" office:value="2.231687">
                <text:p>2.231687</text:p>
              </table:table-cell>
              <table:table-cell office:value-type="float" office:value="4.401923">
                <text:p>4.40192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4489">
                <text:p>4489</text:p>
              </table:table-cell>
              <table:table-cell office:value-type="float" office:value="0.15873">
                <text:p>0.15873</text:p>
              </table:table-cell>
              <table:table-cell office:value-type="float" office:value="2.298623">
                <text:p>2.298623</text:p>
              </table:table-cell>
              <table:table-cell office:value-type="float" office:value="4.4625">
                <text:p>4.462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932">
                <text:p>2932</text:p>
              </table:table-cell>
              <table:table-cell office:value-type="float" office:value="0.808824">
                <text:p>0.808824</text:p>
              </table:table-cell>
              <table:table-cell office:value-type="float" office:value="2.128758">
                <text:p>2.128758</text:p>
              </table:table-cell>
              <table:table-cell office:value-type="float" office:value="4.752632">
                <text:p>4.75263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17">
                <text:p>217</text:p>
              </table:table-cell>
              <table:table-cell office:value-type="float" office:value="0.24">
                <text:p>0.24</text:p>
              </table:table-cell>
              <table:table-cell office:value-type="float" office:value="1.136509">
                <text:p>1.136509</text:p>
              </table:table-cell>
              <table:table-cell office:value-type="float" office:value="2.472222">
                <text:p>2.47222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834">
                <text:p>834</text:p>
              </table:table-cell>
              <table:table-cell office:value-type="float" office:value="0.655556">
                <text:p>0.655556</text:p>
              </table:table-cell>
              <table:table-cell office:value-type="float" office:value="1.798257">
                <text:p>1.798257</text:p>
              </table:table-cell>
              <table:table-cell office:value-type="float" office:value="4.295455">
                <text:p>4.29545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42">
                <text:p>242</text:p>
              </table:table-cell>
              <table:table-cell office:value-type="float" office:value="0.15873">
                <text:p>0.15873</text:p>
              </table:table-cell>
              <table:table-cell office:value-type="float" office:value="1.075255">
                <text:p>1.075255</text:p>
              </table:table-cell>
              <table:table-cell office:value-type="float" office:value="2.795455">
                <text:p>2.79545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358">
                <text:p>358</text:p>
              </table:table-cell>
              <table:table-cell office:value-type="float" office:value="0.170455">
                <text:p>0.170455</text:p>
              </table:table-cell>
              <table:table-cell office:value-type="float" office:value="1.18304">
                <text:p>1.18304</text:p>
              </table:table-cell>
              <table:table-cell office:value-type="float" office:value="3.293478">
                <text:p>3.29347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540">
                <text:p>540</text:p>
              </table:table-cell>
              <table:table-cell office:value-type="float" office:value="0.135747">
                <text:p>0.135747</text:p>
              </table:table-cell>
              <table:table-cell office:value-type="float" office:value="1.362859">
                <text:p>1.362859</text:p>
              </table:table-cell>
              <table:table-cell office:value-type="float" office:value="2.669935">
                <text:p>2.66993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401">
                <text:p>1401</text:p>
              </table:table-cell>
              <table:table-cell office:value-type="float" office:value="0.497619">
                <text:p>0.497619</text:p>
              </table:table-cell>
              <table:table-cell office:value-type="float" office:value="1.542879">
                <text:p>1.542879</text:p>
              </table:table-cell>
              <table:table-cell office:value-type="float" office:value="2.979167">
                <text:p>2.97916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608">
                <text:p>1608</text:p>
              </table:table-cell>
              <table:table-cell office:value-type="float" office:value="0.368347">
                <text:p>0.368347</text:p>
              </table:table-cell>
              <table:table-cell office:value-type="float" office:value="1.708207">
                <text:p>1.708207</text:p>
              </table:table-cell>
              <table:table-cell office:value-type="float" office:value="4.376812">
                <text:p>4.37681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609">
                <text:p>1609</text:p>
              </table:table-cell>
              <table:table-cell office:value-type="float" office:value="0.430556">
                <text:p>0.430556</text:p>
              </table:table-cell>
              <table:table-cell office:value-type="float" office:value="1.533589">
                <text:p>1.533589</text:p>
              </table:table-cell>
              <table:table-cell office:value-type="float" office:value="2.883333">
                <text:p>2.88333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543">
                <text:p>543</text:p>
              </table:table-cell>
              <table:table-cell office:value-type="float" office:value="0.15">
                <text:p>0.15</text:p>
              </table:table-cell>
              <table:table-cell office:value-type="float" office:value="1.586264">
                <text:p>1.586264</text:p>
              </table:table-cell>
              <table:table-cell office:value-type="float" office:value="3.192857">
                <text:p>3.19285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245">
                <text:p>1245</text:p>
              </table:table-cell>
              <table:table-cell office:value-type="float" office:value="0.313034">
                <text:p>0.313034</text:p>
              </table:table-cell>
              <table:table-cell office:value-type="float" office:value="1.709862">
                <text:p>1.709862</text:p>
              </table:table-cell>
              <table:table-cell office:value-type="float" office:value="4.558824">
                <text:p>4.55882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065">
                <text:p>1065</text:p>
              </table:table-cell>
              <table:table-cell office:value-type="float" office:value="0.325397">
                <text:p>0.325397</text:p>
              </table:table-cell>
              <table:table-cell office:value-type="float" office:value="1.878733">
                <text:p>1.878733</text:p>
              </table:table-cell>
              <table:table-cell office:value-type="float" office:value="3.511111">
                <text:p>3.51111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839">
                <text:p>839</text:p>
              </table:table-cell>
              <table:table-cell office:value-type="float" office:value="0.466667">
                <text:p>0.466667</text:p>
              </table:table-cell>
              <table:table-cell office:value-type="float" office:value="1.618792">
                <text:p>1.618792</text:p>
              </table:table-cell>
              <table:table-cell office:value-type="float" office:value="3.214286">
                <text:p>3.21428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49">
                <text:p>249</text:p>
              </table:table-cell>
              <table:table-cell office:value-type="float" office:value="0.170455">
                <text:p>0.170455</text:p>
              </table:table-cell>
              <table:table-cell office:value-type="float" office:value="1.034007">
                <text:p>1.034007</text:p>
              </table:table-cell>
              <table:table-cell office:value-type="float" office:value="2.291667">
                <text:p>2.29166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333">
                <text:p>333</text:p>
              </table:table-cell>
              <table:table-cell office:value-type="float" office:value="0.15873">
                <text:p>0.15873</text:p>
              </table:table-cell>
              <table:table-cell office:value-type="float" office:value="1.139727">
                <text:p>1.139727</text:p>
              </table:table-cell>
              <table:table-cell office:value-type="float" office:value="2.373333">
                <text:p>2.37333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508">
                <text:p>508</text:p>
              </table:table-cell>
              <table:table-cell office:value-type="float" office:value="0.15873">
                <text:p>0.15873</text:p>
              </table:table-cell>
              <table:table-cell office:value-type="float" office:value="1.185379">
                <text:p>1.185379</text:p>
              </table:table-cell>
              <table:table-cell office:value-type="float" office:value="2.669935">
                <text:p>2.66993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785">
                <text:p>785</text:p>
              </table:table-cell>
              <table:table-cell office:value-type="float" office:value="0.5">
                <text:p>0.5</text:p>
              </table:table-cell>
              <table:table-cell office:value-type="float" office:value="1.499317">
                <text:p>1.499317</text:p>
              </table:table-cell>
              <table:table-cell office:value-type="float" office:value="3.177632">
                <text:p>3.17763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43">
                <text:p>243</text:p>
              </table:table-cell>
              <table:table-cell office:value-type="float" office:value="0.15">
                <text:p>0.15</text:p>
              </table:table-cell>
              <table:table-cell office:value-type="float" office:value="1.064329">
                <text:p>1.064329</text:p>
              </table:table-cell>
              <table:table-cell office:value-type="float" office:value="3.037037">
                <text:p>3.03703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306">
                <text:p>306</text:p>
              </table:table-cell>
              <table:table-cell office:value-type="float" office:value="0.170455">
                <text:p>0.170455</text:p>
              </table:table-cell>
              <table:table-cell office:value-type="float" office:value="1.167393">
                <text:p>1.167393</text:p>
              </table:table-cell>
              <table:table-cell office:value-type="float" office:value="2.747619">
                <text:p>2.74761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696">
                <text:p>2696</text:p>
              </table:table-cell>
              <table:table-cell office:value-type="float" office:value="0.714286">
                <text:p>0.714286</text:p>
              </table:table-cell>
              <table:table-cell office:value-type="float" office:value="2.472749">
                <text:p>2.472749</text:p>
              </table:table-cell>
              <table:table-cell office:value-type="float" office:value="5.160256">
                <text:p>5.16025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40">
                <text:p>240</text:p>
              </table:table-cell>
              <table:table-cell office:value-type="float" office:value="0.170455">
                <text:p>0.170455</text:p>
              </table:table-cell>
              <table:table-cell office:value-type="float" office:value="1.163046">
                <text:p>1.163046</text:p>
              </table:table-cell>
              <table:table-cell office:value-type="float" office:value="2.538462">
                <text:p>2.53846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918">
                <text:p>2918</text:p>
              </table:table-cell>
              <table:table-cell office:value-type="float" office:value="0.360256">
                <text:p>0.360256</text:p>
              </table:table-cell>
              <table:table-cell office:value-type="float" office:value="2.056998">
                <text:p>2.056998</text:p>
              </table:table-cell>
              <table:table-cell office:value-type="float" office:value="3.791667">
                <text:p>3.79166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91">
                <text:p>291</text:p>
              </table:table-cell>
              <table:table-cell office:value-type="float" office:value="0.170455">
                <text:p>0.170455</text:p>
              </table:table-cell>
              <table:table-cell office:value-type="float" office:value="1.381415">
                <text:p>1.381415</text:p>
              </table:table-cell>
              <table:table-cell office:value-type="float" office:value="3.192857">
                <text:p>3.19285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805">
                <text:p>805</text:p>
              </table:table-cell>
              <table:table-cell office:value-type="float" office:value="0.383824">
                <text:p>0.383824</text:p>
              </table:table-cell>
              <table:table-cell office:value-type="float" office:value="1.417409">
                <text:p>1.417409</text:p>
              </table:table-cell>
              <table:table-cell office:value-type="float" office:value="2.517157">
                <text:p>2.51715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706">
                <text:p>706</text:p>
              </table:table-cell>
              <table:table-cell office:value-type="float" office:value="0.383824">
                <text:p>0.383824</text:p>
              </table:table-cell>
              <table:table-cell office:value-type="float" office:value="1.604113">
                <text:p>1.604113</text:p>
              </table:table-cell>
              <table:table-cell office:value-type="float" office:value="3.429167">
                <text:p>3.429167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285">
                <text:p>1285</text:p>
              </table:table-cell>
              <table:table-cell office:value-type="float" office:value="0.430556">
                <text:p>0.430556</text:p>
              </table:table-cell>
              <table:table-cell office:value-type="float" office:value="1.623253">
                <text:p>1.623253</text:p>
              </table:table-cell>
              <table:table-cell office:value-type="float" office:value="3.055556">
                <text:p>3.05555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85">
                <text:p>185</text:p>
              </table:table-cell>
              <table:table-cell office:value-type="float" office:value="0.170455">
                <text:p>0.170455</text:p>
              </table:table-cell>
              <table:table-cell office:value-type="float" office:value="1.146489">
                <text:p>1.146489</text:p>
              </table:table-cell>
              <table:table-cell office:value-type="float" office:value="2.291667">
                <text:p>2.29166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3506">
                <text:p>3506</text:p>
              </table:table-cell>
              <table:table-cell office:value-type="float" office:value="0.419935">
                <text:p>0.419935</text:p>
              </table:table-cell>
              <table:table-cell office:value-type="float" office:value="2.092335">
                <text:p>2.092335</text:p>
              </table:table-cell>
              <table:table-cell office:value-type="float" office:value="3.908333">
                <text:p>3.90833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325">
                <text:p>325</text:p>
              </table:table-cell>
              <table:table-cell office:value-type="float" office:value="0.15873">
                <text:p>0.15873</text:p>
              </table:table-cell>
              <table:table-cell office:value-type="float" office:value="0.93177">
                <text:p>0.93177</text:p>
              </table:table-cell>
              <table:table-cell office:value-type="float" office:value="1.745455">
                <text:p>1.74545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80">
                <text:p>180</text:p>
              </table:table-cell>
              <table:table-cell office:value-type="float" office:value="0.15873">
                <text:p>0.15873</text:p>
              </table:table-cell>
              <table:table-cell office:value-type="float" office:value="0.912955">
                <text:p>0.912955</text:p>
              </table:table-cell>
              <table:table-cell office:value-type="float" office:value="2.243478">
                <text:p>2.24347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393">
                <text:p>1393</text:p>
              </table:table-cell>
              <table:table-cell office:value-type="float" office:value="0.366667">
                <text:p>0.366667</text:p>
              </table:table-cell>
              <table:table-cell office:value-type="float" office:value="1.628359">
                <text:p>1.628359</text:p>
              </table:table-cell>
              <table:table-cell office:value-type="float" office:value="5.173611">
                <text:p>5.17361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517">
                <text:p>517</text:p>
              </table:table-cell>
              <table:table-cell office:value-type="float" office:value="0.208333">
                <text:p>0.208333</text:p>
              </table:table-cell>
              <table:table-cell office:value-type="float" office:value="1.450591">
                <text:p>1.450591</text:p>
              </table:table-cell>
              <table:table-cell office:value-type="float" office:value="2.795455">
                <text:p>2.79545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5046">
                <text:p>5046</text:p>
              </table:table-cell>
              <table:table-cell office:value-type="float" office:value="0.368347">
                <text:p>0.368347</text:p>
              </table:table-cell>
              <table:table-cell office:value-type="float" office:value="2.193708">
                <text:p>2.193708</text:p>
              </table:table-cell>
              <table:table-cell office:value-type="float" office:value="4.515873">
                <text:p>4.51587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818">
                <text:p>1818</text:p>
              </table:table-cell>
              <table:table-cell office:value-type="float" office:value="0.354167">
                <text:p>0.354167</text:p>
              </table:table-cell>
              <table:table-cell office:value-type="float" office:value="1.930753">
                <text:p>1.930753</text:p>
              </table:table-cell>
              <table:table-cell office:value-type="float" office:value="4.180556">
                <text:p>4.18055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47">
                <text:p>247</text:p>
              </table:table-cell>
              <table:table-cell office:value-type="float" office:value="0.186335">
                <text:p>0.186335</text:p>
              </table:table-cell>
              <table:table-cell office:value-type="float" office:value="0.865709">
                <text:p>0.865709</text:p>
              </table:table-cell>
              <table:table-cell office:value-type="float" office:value="2.291667">
                <text:p>2.29166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218">
                <text:p>1218</text:p>
              </table:table-cell>
              <table:table-cell office:value-type="float" office:value="0.354167">
                <text:p>0.354167</text:p>
              </table:table-cell>
              <table:table-cell office:value-type="float" office:value="1.701102">
                <text:p>1.701102</text:p>
              </table:table-cell>
              <table:table-cell office:value-type="float" office:value="3.719298">
                <text:p>3.71929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57">
                <text:p>657</text:p>
              </table:table-cell>
              <table:table-cell office:value-type="float" office:value="0.419298">
                <text:p>0.419298</text:p>
              </table:table-cell>
              <table:table-cell office:value-type="float" office:value="1.617752">
                <text:p>1.617752</text:p>
              </table:table-cell>
              <table:table-cell office:value-type="float" office:value="3.797619">
                <text:p>3.79761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374">
                <text:p>2374</text:p>
              </table:table-cell>
              <table:table-cell office:value-type="float" office:value="0.362338">
                <text:p>0.362338</text:p>
              </table:table-cell>
              <table:table-cell office:value-type="float" office:value="1.921363">
                <text:p>1.921363</text:p>
              </table:table-cell>
              <table:table-cell office:value-type="float" office:value="4.677778">
                <text:p>4.67777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93">
                <text:p>693</text:p>
              </table:table-cell>
              <table:table-cell office:value-type="float" office:value="0.170455">
                <text:p>0.170455</text:p>
              </table:table-cell>
              <table:table-cell office:value-type="float" office:value="1.600668">
                <text:p>1.600668</text:p>
              </table:table-cell>
              <table:table-cell office:value-type="float" office:value="3.535014">
                <text:p>3.53501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600">
                <text:p>1600</text:p>
              </table:table-cell>
              <table:table-cell office:value-type="float" office:value="0.398413">
                <text:p>0.398413</text:p>
              </table:table-cell>
              <table:table-cell office:value-type="float" office:value="1.647179">
                <text:p>1.647179</text:p>
              </table:table-cell>
              <table:table-cell office:value-type="float" office:value="3.380952">
                <text:p>3.38095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453">
                <text:p>1453</text:p>
              </table:table-cell>
              <table:table-cell office:value-type="float" office:value="0.497619">
                <text:p>0.497619</text:p>
              </table:table-cell>
              <table:table-cell office:value-type="float" office:value="1.68588">
                <text:p>1.68588</text:p>
              </table:table-cell>
              <table:table-cell office:value-type="float" office:value="3.455357">
                <text:p>3.45535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465">
                <text:p>1465</text:p>
              </table:table-cell>
              <table:table-cell office:value-type="float" office:value="0.366667">
                <text:p>0.366667</text:p>
              </table:table-cell>
              <table:table-cell office:value-type="float" office:value="1.942951">
                <text:p>1.942951</text:p>
              </table:table-cell>
              <table:table-cell office:value-type="float" office:value="3.797619">
                <text:p>3.79761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961">
                <text:p>1961</text:p>
              </table:table-cell>
              <table:table-cell office:value-type="float" office:value="0.9375">
                <text:p>0.9375</text:p>
              </table:table-cell>
              <table:table-cell office:value-type="float" office:value="2.262885">
                <text:p>2.262885</text:p>
              </table:table-cell>
              <table:table-cell office:value-type="float" office:value="4.169935">
                <text:p>4.16993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186">
                <text:p>1186</text:p>
              </table:table-cell>
              <table:table-cell office:value-type="float" office:value="0.368347">
                <text:p>0.368347</text:p>
              </table:table-cell>
              <table:table-cell office:value-type="float" office:value="1.8043">
                <text:p>1.8043</text:p>
              </table:table-cell>
              <table:table-cell office:value-type="float" office:value="4.180556">
                <text:p>4.18055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607">
                <text:p>2607</text:p>
              </table:table-cell>
              <table:table-cell office:value-type="float" office:value="0.419298">
                <text:p>0.419298</text:p>
              </table:table-cell>
              <table:table-cell office:value-type="float" office:value="2.0361">
                <text:p>2.0361</text:p>
              </table:table-cell>
              <table:table-cell office:value-type="float" office:value="3.696429">
                <text:p>3.696429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91">
                <text:p>291</text:p>
              </table:table-cell>
              <table:table-cell office:value-type="float" office:value="0.170455">
                <text:p>0.170455</text:p>
              </table:table-cell>
              <table:table-cell office:value-type="float" office:value="1.351086">
                <text:p>1.351086</text:p>
              </table:table-cell>
              <table:table-cell office:value-type="float" office:value="2.695489">
                <text:p>2.69548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074">
                <text:p>2074</text:p>
              </table:table-cell>
              <table:table-cell office:value-type="float" office:value="0.7125">
                <text:p>0.7125</text:p>
              </table:table-cell>
              <table:table-cell office:value-type="float" office:value="2.122406">
                <text:p>2.122406</text:p>
              </table:table-cell>
              <table:table-cell office:value-type="float" office:value="5.183824">
                <text:p>5.18382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715">
                <text:p>2715</text:p>
              </table:table-cell>
              <table:table-cell office:value-type="float" office:value="0.407576">
                <text:p>0.407576</text:p>
              </table:table-cell>
              <table:table-cell office:value-type="float" office:value="1.778534">
                <text:p>1.778534</text:p>
              </table:table-cell>
              <table:table-cell office:value-type="float" office:value="4.722222">
                <text:p>4.72222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426">
                <text:p>2426</text:p>
              </table:table-cell>
              <table:table-cell office:value-type="float" office:value="0.31978">
                <text:p>0.31978</text:p>
              </table:table-cell>
              <table:table-cell office:value-type="float" office:value="2.074404">
                <text:p>2.074404</text:p>
              </table:table-cell>
              <table:table-cell office:value-type="float" office:value="4.433333">
                <text:p>4.43333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65">
                <text:p>265</text:p>
              </table:table-cell>
              <table:table-cell office:value-type="float" office:value="0.186335">
                <text:p>0.186335</text:p>
              </table:table-cell>
              <table:table-cell office:value-type="float" office:value="0.847054">
                <text:p>0.847054</text:p>
              </table:table-cell>
              <table:table-cell office:value-type="float" office:value="2.212121">
                <text:p>2.21212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950">
                <text:p>2950</text:p>
              </table:table-cell>
              <table:table-cell office:value-type="float" office:value="0.7625">
                <text:p>0.7625</text:p>
              </table:table-cell>
              <table:table-cell office:value-type="float" office:value="1.933973">
                <text:p>1.933973</text:p>
              </table:table-cell>
              <table:table-cell office:value-type="float" office:value="4.180556">
                <text:p>4.18055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751">
                <text:p>2751</text:p>
              </table:table-cell>
              <table:table-cell office:value-type="float" office:value="0.492157">
                <text:p>0.492157</text:p>
              </table:table-cell>
              <table:table-cell office:value-type="float" office:value="2.043153">
                <text:p>2.043153</text:p>
              </table:table-cell>
              <table:table-cell office:value-type="float" office:value="4.247619">
                <text:p>4.247619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471">
                <text:p>471</text:p>
              </table:table-cell>
              <table:table-cell office:value-type="float" office:value="0.15">
                <text:p>0.15</text:p>
              </table:table-cell>
              <table:table-cell office:value-type="float" office:value="1.496231">
                <text:p>1.496231</text:p>
              </table:table-cell>
              <table:table-cell office:value-type="float" office:value="3.293478">
                <text:p>3.29347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607">
                <text:p>607</text:p>
              </table:table-cell>
              <table:table-cell office:value-type="float" office:value="0.15873">
                <text:p>0.15873</text:p>
              </table:table-cell>
              <table:table-cell office:value-type="float" office:value="1.141284">
                <text:p>1.141284</text:p>
              </table:table-cell>
              <table:table-cell office:value-type="float" office:value="2.214286">
                <text:p>2.21428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84">
                <text:p>284</text:p>
              </table:table-cell>
              <table:table-cell office:value-type="float" office:value="0.143541">
                <text:p>0.143541</text:p>
              </table:table-cell>
              <table:table-cell office:value-type="float" office:value="1.030771">
                <text:p>1.030771</text:p>
              </table:table-cell>
              <table:table-cell office:value-type="float" office:value="2.291667">
                <text:p>2.29166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389">
                <text:p>1389</text:p>
              </table:table-cell>
              <table:table-cell office:value-type="float" office:value="0.362338">
                <text:p>0.362338</text:p>
              </table:table-cell>
              <table:table-cell office:value-type="float" office:value="2.059352">
                <text:p>2.059352</text:p>
              </table:table-cell>
              <table:table-cell office:value-type="float" office:value="4.1625">
                <text:p>4.162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08">
                <text:p>208</text:p>
              </table:table-cell>
              <table:table-cell office:value-type="float" office:value="0.170455">
                <text:p>0.170455</text:p>
              </table:table-cell>
              <table:table-cell office:value-type="float" office:value="1.003527">
                <text:p>1.003527</text:p>
              </table:table-cell>
              <table:table-cell office:value-type="float" office:value="2.538462">
                <text:p>2.53846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387">
                <text:p>387</text:p>
              </table:table-cell>
              <table:table-cell office:value-type="float" office:value="0.170455">
                <text:p>0.170455</text:p>
              </table:table-cell>
              <table:table-cell office:value-type="float" office:value="1.591303">
                <text:p>1.591303</text:p>
              </table:table-cell>
              <table:table-cell office:value-type="float" office:value="3.293478">
                <text:p>3.293478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86">
                <text:p>186</text:p>
              </table:table-cell>
              <table:table-cell office:value-type="float" office:value="0.170455">
                <text:p>0.170455</text:p>
              </table:table-cell>
              <table:table-cell office:value-type="float" office:value="1.071369">
                <text:p>1.071369</text:p>
              </table:table-cell>
              <table:table-cell office:value-type="float" office:value="2.291667">
                <text:p>2.29166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70">
                <text:p>170</text:p>
              </table:table-cell>
              <table:table-cell office:value-type="float" office:value="0.186335">
                <text:p>0.186335</text:p>
              </table:table-cell>
              <table:table-cell office:value-type="float" office:value="0.818593">
                <text:p>0.818593</text:p>
              </table:table-cell>
              <table:table-cell office:value-type="float" office:value="2.538462">
                <text:p>2.53846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81">
                <text:p>781</text:p>
              </table:table-cell>
              <table:table-cell office:value-type="float" office:value="0.445489">
                <text:p>0.445489</text:p>
              </table:table-cell>
              <table:table-cell office:value-type="float" office:value="1.532584">
                <text:p>1.532584</text:p>
              </table:table-cell>
              <table:table-cell office:value-type="float" office:value="3.214286">
                <text:p>3.21428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124">
                <text:p>1124</text:p>
              </table:table-cell>
              <table:table-cell office:value-type="float" office:value="0.486742">
                <text:p>0.486742</text:p>
              </table:table-cell>
              <table:table-cell office:value-type="float" office:value="1.634678">
                <text:p>1.634678</text:p>
              </table:table-cell>
              <table:table-cell office:value-type="float" office:value="3.698413">
                <text:p>3.69841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89">
                <text:p>289</text:p>
              </table:table-cell>
              <table:table-cell office:value-type="float" office:value="0.170455">
                <text:p>0.170455</text:p>
              </table:table-cell>
              <table:table-cell office:value-type="float" office:value="1.095716">
                <text:p>1.095716</text:p>
              </table:table-cell>
              <table:table-cell office:value-type="float" office:value="2.291667">
                <text:p>2.291667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814">
                <text:p>814</text:p>
              </table:table-cell>
              <table:table-cell office:value-type="float" office:value="0.143541">
                <text:p>0.143541</text:p>
              </table:table-cell>
              <table:table-cell office:value-type="float" office:value="1.376888">
                <text:p>1.376888</text:p>
              </table:table-cell>
              <table:table-cell office:value-type="float" office:value="3.010256">
                <text:p>3.01025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3549">
                <text:p>3549</text:p>
              </table:table-cell>
              <table:table-cell office:value-type="float" office:value="0.344444">
                <text:p>0.344444</text:p>
              </table:table-cell>
              <table:table-cell office:value-type="float" office:value="1.814135">
                <text:p>1.814135</text:p>
              </table:table-cell>
              <table:table-cell office:value-type="float" office:value="3.505556">
                <text:p>3.50555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434">
                <text:p>2434</text:p>
              </table:table-cell>
              <table:table-cell office:value-type="float" office:value="0.675">
                <text:p>0.675</text:p>
              </table:table-cell>
              <table:table-cell office:value-type="float" office:value="2.127749">
                <text:p>2.127749</text:p>
              </table:table-cell>
              <table:table-cell office:value-type="float" office:value="4.195489">
                <text:p>4.19548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585">
                <text:p>2585</text:p>
              </table:table-cell>
              <table:table-cell office:value-type="float" office:value="0.368347">
                <text:p>0.368347</text:p>
              </table:table-cell>
              <table:table-cell office:value-type="float" office:value="2.198698">
                <text:p>2.198698</text:p>
              </table:table-cell>
              <table:table-cell office:value-type="float" office:value="4.180556">
                <text:p>4.18055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61">
                <text:p>161</text:p>
              </table:table-cell>
              <table:table-cell office:value-type="float" office:value="0.170455">
                <text:p>0.170455</text:p>
              </table:table-cell>
              <table:table-cell office:value-type="float" office:value="1.035814">
                <text:p>1.035814</text:p>
              </table:table-cell>
              <table:table-cell office:value-type="float" office:value="2.373333">
                <text:p>2.37333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033">
                <text:p>1033</text:p>
              </table:table-cell>
              <table:table-cell office:value-type="float" office:value="0.398413">
                <text:p>0.398413</text:p>
              </table:table-cell>
              <table:table-cell office:value-type="float" office:value="1.572355">
                <text:p>1.572355</text:p>
              </table:table-cell>
              <table:table-cell office:value-type="float" office:value="2.795455">
                <text:p>2.79545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579">
                <text:p>579</text:p>
              </table:table-cell>
              <table:table-cell office:value-type="float" office:value="0.466667">
                <text:p>0.466667</text:p>
              </table:table-cell>
              <table:table-cell office:value-type="float" office:value="1.514479">
                <text:p>1.514479</text:p>
              </table:table-cell>
              <table:table-cell office:value-type="float" office:value="3.214286">
                <text:p>3.21428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573">
                <text:p>573</text:p>
              </table:table-cell>
              <table:table-cell office:value-type="float" office:value="0.186335">
                <text:p>0.186335</text:p>
              </table:table-cell>
              <table:table-cell office:value-type="float" office:value="1.290257">
                <text:p>1.290257</text:p>
              </table:table-cell>
              <table:table-cell office:value-type="float" office:value="2.669935">
                <text:p>2.66993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425">
                <text:p>425</text:p>
              </table:table-cell>
              <table:table-cell office:value-type="float" office:value="0.15873">
                <text:p>0.15873</text:p>
              </table:table-cell>
              <table:table-cell office:value-type="float" office:value="1.188802">
                <text:p>1.188802</text:p>
              </table:table-cell>
              <table:table-cell office:value-type="float" office:value="2.680556">
                <text:p>2.68055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904">
                <text:p>904</text:p>
              </table:table-cell>
              <table:table-cell office:value-type="float" office:value="0.186335">
                <text:p>0.186335</text:p>
              </table:table-cell>
              <table:table-cell office:value-type="float" office:value="1.635893">
                <text:p>1.635893</text:p>
              </table:table-cell>
              <table:table-cell office:value-type="float" office:value="3.214286">
                <text:p>3.21428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664">
                <text:p>664</text:p>
              </table:table-cell>
              <table:table-cell office:value-type="float" office:value="0.445489">
                <text:p>0.445489</text:p>
              </table:table-cell>
              <table:table-cell office:value-type="float" office:value="1.521277">
                <text:p>1.521277</text:p>
              </table:table-cell>
              <table:table-cell office:value-type="float" office:value="2.680556">
                <text:p>2.68055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986">
                <text:p>1986</text:p>
              </table:table-cell>
              <table:table-cell office:value-type="float" office:value="0.404762">
                <text:p>0.404762</text:p>
              </table:table-cell>
              <table:table-cell office:value-type="float" office:value="1.87624">
                <text:p>1.87624</text:p>
              </table:table-cell>
              <table:table-cell office:value-type="float" office:value="4.302632">
                <text:p>4.30263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808">
                <text:p>1808</text:p>
              </table:table-cell>
              <table:table-cell office:value-type="float" office:value="0.388889">
                <text:p>0.388889</text:p>
              </table:table-cell>
              <table:table-cell office:value-type="float" office:value="1.882709">
                <text:p>1.882709</text:p>
              </table:table-cell>
              <table:table-cell office:value-type="float" office:value="4.588889">
                <text:p>4.58888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510">
                <text:p>510</text:p>
              </table:table-cell>
              <table:table-cell office:value-type="float" office:value="0.398413">
                <text:p>0.398413</text:p>
              </table:table-cell>
              <table:table-cell office:value-type="float" office:value="1.40305">
                <text:p>1.40305</text:p>
              </table:table-cell>
              <table:table-cell office:value-type="float" office:value="2.373333">
                <text:p>2.37333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11">
                <text:p>711</text:p>
              </table:table-cell>
              <table:table-cell office:value-type="float" office:value="0.445489">
                <text:p>0.445489</text:p>
              </table:table-cell>
              <table:table-cell office:value-type="float" office:value="1.532825">
                <text:p>1.532825</text:p>
              </table:table-cell>
              <table:table-cell office:value-type="float" office:value="3.214286">
                <text:p>3.21428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3799">
                <text:p>3799</text:p>
              </table:table-cell>
              <table:table-cell office:value-type="float" office:value="0.466667">
                <text:p>0.466667</text:p>
              </table:table-cell>
              <table:table-cell office:value-type="float" office:value="2.347394">
                <text:p>2.347394</text:p>
              </table:table-cell>
              <table:table-cell office:value-type="float" office:value="4.722222">
                <text:p>4.72222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50">
                <text:p>750</text:p>
              </table:table-cell>
              <table:table-cell office:value-type="float" office:value="0.170455">
                <text:p>0.170455</text:p>
              </table:table-cell>
              <table:table-cell office:value-type="float" office:value="1.335435">
                <text:p>1.335435</text:p>
              </table:table-cell>
              <table:table-cell office:value-type="float" office:value="2.552632">
                <text:p>2.55263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300">
                <text:p>300</text:p>
              </table:table-cell>
              <table:table-cell office:value-type="float" office:value="0.186335">
                <text:p>0.186335</text:p>
              </table:table-cell>
              <table:table-cell office:value-type="float" office:value="0.996381">
                <text:p>0.996381</text:p>
              </table:table-cell>
              <table:table-cell office:value-type="float" office:value="2.190476">
                <text:p>2.19047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635">
                <text:p>2635</text:p>
              </table:table-cell>
              <table:table-cell office:value-type="float" office:value="0.838889">
                <text:p>0.838889</text:p>
              </table:table-cell>
              <table:table-cell office:value-type="float" office:value="1.998425">
                <text:p>1.998425</text:p>
              </table:table-cell>
              <table:table-cell office:value-type="float" office:value="3.535014">
                <text:p>3.53501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09">
                <text:p>209</text:p>
              </table:table-cell>
              <table:table-cell office:value-type="float" office:value="0.186335">
                <text:p>0.186335</text:p>
              </table:table-cell>
              <table:table-cell office:value-type="float" office:value="0.979876">
                <text:p>0.979876</text:p>
              </table:table-cell>
              <table:table-cell office:value-type="float" office:value="2.291667">
                <text:p>2.29166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38">
                <text:p>238</text:p>
              </table:table-cell>
              <table:table-cell office:value-type="float" office:value="0.143541">
                <text:p>0.143541</text:p>
              </table:table-cell>
              <table:table-cell office:value-type="float" office:value="1.162575">
                <text:p>1.162575</text:p>
              </table:table-cell>
              <table:table-cell office:value-type="float" office:value="2.695489">
                <text:p>2.69548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060">
                <text:p>2060</text:p>
              </table:table-cell>
              <table:table-cell office:value-type="float" office:value="0.466667">
                <text:p>0.466667</text:p>
              </table:table-cell>
              <table:table-cell office:value-type="float" office:value="1.897259">
                <text:p>1.897259</text:p>
              </table:table-cell>
              <table:table-cell office:value-type="float" office:value="3.683824">
                <text:p>3.68382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251">
                <text:p>2251</text:p>
              </table:table-cell>
              <table:table-cell office:value-type="float" office:value="0.690476">
                <text:p>0.690476</text:p>
              </table:table-cell>
              <table:table-cell office:value-type="float" office:value="2.098587">
                <text:p>2.098587</text:p>
              </table:table-cell>
              <table:table-cell office:value-type="float" office:value="3.797619">
                <text:p>3.79761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3019">
                <text:p>3019</text:p>
              </table:table-cell>
              <table:table-cell office:value-type="float" office:value="0.344444">
                <text:p>0.344444</text:p>
              </table:table-cell>
              <table:table-cell office:value-type="float" office:value="1.909616">
                <text:p>1.909616</text:p>
              </table:table-cell>
              <table:table-cell office:value-type="float" office:value="3.662338">
                <text:p>3.66233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20">
                <text:p>720</text:p>
              </table:table-cell>
              <table:table-cell office:value-type="float" office:value="0.133333">
                <text:p>0.133333</text:p>
              </table:table-cell>
              <table:table-cell office:value-type="float" office:value="1.540494">
                <text:p>1.540494</text:p>
              </table:table-cell>
              <table:table-cell office:value-type="float" office:value="3.166667">
                <text:p>3.16666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576">
                <text:p>576</text:p>
              </table:table-cell>
              <table:table-cell office:value-type="float" office:value="0.497619">
                <text:p>0.497619</text:p>
              </table:table-cell>
              <table:table-cell office:value-type="float" office:value="1.395181">
                <text:p>1.395181</text:p>
              </table:table-cell>
              <table:table-cell office:value-type="float" office:value="2.712121">
                <text:p>2.71212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3644">
                <text:p>3644</text:p>
              </table:table-cell>
              <table:table-cell office:value-type="float" office:value="0.4125">
                <text:p>0.4125</text:p>
              </table:table-cell>
              <table:table-cell office:value-type="float" office:value="2.128136">
                <text:p>2.128136</text:p>
              </table:table-cell>
              <table:table-cell office:value-type="float" office:value="4.667832">
                <text:p>4.66783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927">
                <text:p>2927</text:p>
              </table:table-cell>
              <table:table-cell office:value-type="float" office:value="0.466667">
                <text:p>0.466667</text:p>
              </table:table-cell>
              <table:table-cell office:value-type="float" office:value="2.1548">
                <text:p>2.1548</text:p>
              </table:table-cell>
              <table:table-cell office:value-type="float" office:value="4.191667">
                <text:p>4.19166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522">
                <text:p>1522</text:p>
              </table:table-cell>
              <table:table-cell office:value-type="float" office:value="0.354167">
                <text:p>0.354167</text:p>
              </table:table-cell>
              <table:table-cell office:value-type="float" office:value="1.73688">
                <text:p>1.73688</text:p>
              </table:table-cell>
              <table:table-cell office:value-type="float" office:value="4.195489">
                <text:p>4.195489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314">
                <text:p>1314</text:p>
              </table:table-cell>
              <table:table-cell office:value-type="float" office:value="0.383824">
                <text:p>0.383824</text:p>
              </table:table-cell>
              <table:table-cell office:value-type="float" office:value="1.619773">
                <text:p>1.619773</text:p>
              </table:table-cell>
              <table:table-cell office:value-type="float" office:value="3.192857">
                <text:p>3.19285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81">
                <text:p>781</text:p>
              </table:table-cell>
              <table:table-cell office:value-type="float" office:value="0.15">
                <text:p>0.15</text:p>
              </table:table-cell>
              <table:table-cell office:value-type="float" office:value="1.455846">
                <text:p>1.455846</text:p>
              </table:table-cell>
              <table:table-cell office:value-type="float" office:value="3.633333">
                <text:p>3.63333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20">
                <text:p>220</text:p>
              </table:table-cell>
              <table:table-cell office:value-type="float" office:value="0.186335">
                <text:p>0.186335</text:p>
              </table:table-cell>
              <table:table-cell office:value-type="float" office:value="0.911059">
                <text:p>0.911059</text:p>
              </table:table-cell>
              <table:table-cell office:value-type="float" office:value="2.373333">
                <text:p>2.37333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500">
                <text:p>2500</text:p>
              </table:table-cell>
              <table:table-cell office:value-type="float" office:value="0.876923">
                <text:p>0.876923</text:p>
              </table:table-cell>
              <table:table-cell office:value-type="float" office:value="2.173714">
                <text:p>2.173714</text:p>
              </table:table-cell>
              <table:table-cell office:value-type="float" office:value="4.752632">
                <text:p>4.75263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204">
                <text:p>2204</text:p>
              </table:table-cell>
              <table:table-cell office:value-type="float" office:value="0.362338">
                <text:p>0.362338</text:p>
              </table:table-cell>
              <table:table-cell office:value-type="float" office:value="1.976111">
                <text:p>1.976111</text:p>
              </table:table-cell>
              <table:table-cell office:value-type="float" office:value="4.386447">
                <text:p>4.38644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837">
                <text:p>837</text:p>
              </table:table-cell>
              <table:table-cell office:value-type="float" office:value="0.445489">
                <text:p>0.445489</text:p>
              </table:table-cell>
              <table:table-cell office:value-type="float" office:value="1.683072">
                <text:p>1.683072</text:p>
              </table:table-cell>
              <table:table-cell office:value-type="float" office:value="3.293478">
                <text:p>3.293478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994">
                <text:p>994</text:p>
              </table:table-cell>
              <table:table-cell office:value-type="float" office:value="0.5">
                <text:p>0.5</text:p>
              </table:table-cell>
              <table:table-cell office:value-type="float" office:value="1.598351">
                <text:p>1.598351</text:p>
              </table:table-cell>
              <table:table-cell office:value-type="float" office:value="4.376812">
                <text:p>4.376812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24">
                <text:p>224</text:p>
              </table:table-cell>
              <table:table-cell office:value-type="float" office:value="0.208333">
                <text:p>0.208333</text:p>
              </table:table-cell>
              <table:table-cell office:value-type="float" office:value="1.074024">
                <text:p>1.074024</text:p>
              </table:table-cell>
              <table:table-cell office:value-type="float" office:value="2.373333">
                <text:p>2.37333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566">
                <text:p>1566</text:p>
              </table:table-cell>
              <table:table-cell office:value-type="float" office:value="0.170455">
                <text:p>0.170455</text:p>
              </table:table-cell>
              <table:table-cell office:value-type="float" office:value="1.875421">
                <text:p>1.875421</text:p>
              </table:table-cell>
              <table:table-cell office:value-type="float" office:value="3.719298">
                <text:p>3.719298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749">
                <text:p>1749</text:p>
              </table:table-cell>
              <table:table-cell office:value-type="float" office:value="0.483333">
                <text:p>0.483333</text:p>
              </table:table-cell>
              <table:table-cell office:value-type="float" office:value="2.11478">
                <text:p>2.11478</text:p>
              </table:table-cell>
              <table:table-cell office:value-type="float" office:value="4.247619">
                <text:p>4.24761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69">
                <text:p>269</text:p>
              </table:table-cell>
              <table:table-cell office:value-type="float" office:value="0.15873">
                <text:p>0.15873</text:p>
              </table:table-cell>
              <table:table-cell office:value-type="float" office:value="1.343719">
                <text:p>1.343719</text:p>
              </table:table-cell>
              <table:table-cell office:value-type="float" office:value="3.177632">
                <text:p>3.17763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461">
                <text:p>1461</text:p>
              </table:table-cell>
              <table:table-cell office:value-type="float" office:value="0.497619">
                <text:p>0.497619</text:p>
              </table:table-cell>
              <table:table-cell office:value-type="float" office:value="1.506612">
                <text:p>1.506612</text:p>
              </table:table-cell>
              <table:table-cell office:value-type="float" office:value="3.214286">
                <text:p>3.214286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73">
                <text:p>773</text:p>
              </table:table-cell>
              <table:table-cell office:value-type="float" office:value="0.138889">
                <text:p>0.138889</text:p>
              </table:table-cell>
              <table:table-cell office:value-type="float" office:value="1.648238">
                <text:p>1.648238</text:p>
              </table:table-cell>
              <table:table-cell office:value-type="float" office:value="3.158824">
                <text:p>3.15882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005">
                <text:p>1005</text:p>
              </table:table-cell>
              <table:table-cell office:value-type="float" office:value="0.383824">
                <text:p>0.383824</text:p>
              </table:table-cell>
              <table:table-cell office:value-type="float" office:value="1.669534">
                <text:p>1.669534</text:p>
              </table:table-cell>
              <table:table-cell office:value-type="float" office:value="3.375">
                <text:p>3.37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473">
                <text:p>473</text:p>
              </table:table-cell>
              <table:table-cell office:value-type="float" office:value="0.170455">
                <text:p>0.170455</text:p>
              </table:table-cell>
              <table:table-cell office:value-type="float" office:value="1.440711">
                <text:p>1.440711</text:p>
              </table:table-cell>
              <table:table-cell office:value-type="float" office:value="3.214286">
                <text:p>3.21428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487">
                <text:p>1487</text:p>
              </table:table-cell>
              <table:table-cell office:value-type="float" office:value="0.626812">
                <text:p>0.626812</text:p>
              </table:table-cell>
              <table:table-cell office:value-type="float" office:value="1.985599">
                <text:p>1.985599</text:p>
              </table:table-cell>
              <table:table-cell office:value-type="float" office:value="3.660256">
                <text:p>3.66025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087">
                <text:p>2087</text:p>
              </table:table-cell>
              <table:table-cell office:value-type="float" office:value="0.419298">
                <text:p>0.419298</text:p>
              </table:table-cell>
              <table:table-cell office:value-type="float" office:value="1.739495">
                <text:p>1.739495</text:p>
              </table:table-cell>
              <table:table-cell office:value-type="float" office:value="3.424242">
                <text:p>3.42424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617">
                <text:p>617</text:p>
              </table:table-cell>
              <table:table-cell office:value-type="float" office:value="0.510965">
                <text:p>0.510965</text:p>
              </table:table-cell>
              <table:table-cell office:value-type="float" office:value="1.46839">
                <text:p>1.46839</text:p>
              </table:table-cell>
              <table:table-cell office:value-type="float" office:value="2.876812">
                <text:p>2.87681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462">
                <text:p>462</text:p>
              </table:table-cell>
              <table:table-cell office:value-type="float" office:value="0.208333">
                <text:p>0.208333</text:p>
              </table:table-cell>
              <table:table-cell office:value-type="float" office:value="1.257282">
                <text:p>1.257282</text:p>
              </table:table-cell>
              <table:table-cell office:value-type="float" office:value="3.037037">
                <text:p>3.03703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852">
                <text:p>2852</text:p>
              </table:table-cell>
              <table:table-cell office:value-type="float" office:value="0.308333">
                <text:p>0.308333</text:p>
              </table:table-cell>
              <table:table-cell office:value-type="float" office:value="1.947398">
                <text:p>1.947398</text:p>
              </table:table-cell>
              <table:table-cell office:value-type="float" office:value="4.525">
                <text:p>4.52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323">
                <text:p>323</text:p>
              </table:table-cell>
              <table:table-cell office:value-type="float" office:value="0.143541">
                <text:p>0.143541</text:p>
              </table:table-cell>
              <table:table-cell office:value-type="float" office:value="0.871476">
                <text:p>0.871476</text:p>
              </table:table-cell>
              <table:table-cell office:value-type="float" office:value="2.190476">
                <text:p>2.19047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203">
                <text:p>1203</text:p>
              </table:table-cell>
              <table:table-cell office:value-type="float" office:value="0.143541">
                <text:p>0.143541</text:p>
              </table:table-cell>
              <table:table-cell office:value-type="float" office:value="1.681439">
                <text:p>1.681439</text:p>
              </table:table-cell>
              <table:table-cell office:value-type="float" office:value="3.041667">
                <text:p>3.04166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519">
                <text:p>2519</text:p>
              </table:table-cell>
              <table:table-cell office:value-type="float" office:value="0.398413">
                <text:p>0.398413</text:p>
              </table:table-cell>
              <table:table-cell office:value-type="float" office:value="1.724758">
                <text:p>1.724758</text:p>
              </table:table-cell>
              <table:table-cell office:value-type="float" office:value="4.588889">
                <text:p>4.588889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958">
                <text:p>1958</text:p>
              </table:table-cell>
              <table:table-cell office:value-type="float" office:value="0.419935">
                <text:p>0.419935</text:p>
              </table:table-cell>
              <table:table-cell office:value-type="float" office:value="1.782329">
                <text:p>1.782329</text:p>
              </table:table-cell>
              <table:table-cell office:value-type="float" office:value="3.192857">
                <text:p>3.19285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702">
                <text:p>1702</text:p>
              </table:table-cell>
              <table:table-cell office:value-type="float" office:value="0.325397">
                <text:p>0.325397</text:p>
              </table:table-cell>
              <table:table-cell office:value-type="float" office:value="1.852025">
                <text:p>1.852025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968">
                <text:p>1968</text:p>
              </table:table-cell>
              <table:table-cell office:value-type="float" office:value="0.138889">
                <text:p>0.138889</text:p>
              </table:table-cell>
              <table:table-cell office:value-type="float" office:value="1.743698">
                <text:p>1.743698</text:p>
              </table:table-cell>
              <table:table-cell office:value-type="float" office:value="4.180556">
                <text:p>4.18055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05">
                <text:p>705</text:p>
              </table:table-cell>
              <table:table-cell office:value-type="float" office:value="0.143541">
                <text:p>0.143541</text:p>
              </table:table-cell>
              <table:table-cell office:value-type="float" office:value="1.596208">
                <text:p>1.596208</text:p>
              </table:table-cell>
              <table:table-cell office:value-type="float" office:value="3.698413">
                <text:p>3.698413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76">
                <text:p>176</text:p>
              </table:table-cell>
              <table:table-cell office:value-type="float" office:value="0.033333">
                <text:p>0.033333</text:p>
              </table:table-cell>
              <table:table-cell office:value-type="float" office:value="1.028696">
                <text:p>1.028696</text:p>
              </table:table-cell>
              <table:table-cell office:value-type="float" office:value="2.291667">
                <text:p>2.29166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3049">
                <text:p>3049</text:p>
              </table:table-cell>
              <table:table-cell office:value-type="float" office:value="0.492157">
                <text:p>0.492157</text:p>
              </table:table-cell>
              <table:table-cell office:value-type="float" office:value="2.054405">
                <text:p>2.054405</text:p>
              </table:table-cell>
              <table:table-cell office:value-type="float" office:value="3.396429">
                <text:p>3.396429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400">
                <text:p>400</text:p>
              </table:table-cell>
              <table:table-cell office:value-type="float" office:value="0.15">
                <text:p>0.15</text:p>
              </table:table-cell>
              <table:table-cell office:value-type="float" office:value="1.227103">
                <text:p>1.227103</text:p>
              </table:table-cell>
              <table:table-cell office:value-type="float" office:value="2.747619">
                <text:p>2.747619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016">
                <text:p>1016</text:p>
              </table:table-cell>
              <table:table-cell office:value-type="float" office:value="0.486742">
                <text:p>0.486742</text:p>
              </table:table-cell>
              <table:table-cell office:value-type="float" office:value="1.486729">
                <text:p>1.486729</text:p>
              </table:table-cell>
              <table:table-cell office:value-type="float" office:value="3.520833">
                <text:p>3.520833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393">
                <text:p>393</text:p>
              </table:table-cell>
              <table:table-cell office:value-type="float" office:value="0.15873">
                <text:p>0.15873</text:p>
              </table:table-cell>
              <table:table-cell office:value-type="float" office:value="1.193688">
                <text:p>1.193688</text:p>
              </table:table-cell>
              <table:table-cell office:value-type="float" office:value="3.041667">
                <text:p>3.041667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279">
                <text:p>1279</text:p>
              </table:table-cell>
              <table:table-cell office:value-type="float" office:value="0.5">
                <text:p>0.5</text:p>
              </table:table-cell>
              <table:table-cell office:value-type="float" office:value="1.710544">
                <text:p>1.710544</text:p>
              </table:table-cell>
              <table:table-cell office:value-type="float" office:value="3.166667">
                <text:p>3.166667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113">
                <text:p>1113</text:p>
              </table:table-cell>
              <table:table-cell office:value-type="float" office:value="0.368347">
                <text:p>0.368347</text:p>
              </table:table-cell>
              <table:table-cell office:value-type="float" office:value="1.374367">
                <text:p>1.374367</text:p>
              </table:table-cell>
              <table:table-cell office:value-type="float" office:value="2.712121">
                <text:p>2.71212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396">
                <text:p>396</text:p>
              </table:table-cell>
              <table:table-cell office:value-type="float" office:value="0.15873">
                <text:p>0.15873</text:p>
              </table:table-cell>
              <table:table-cell office:value-type="float" office:value="1.367655">
                <text:p>1.367655</text:p>
              </table:table-cell>
              <table:table-cell office:value-type="float" office:value="3.245455">
                <text:p>3.24545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318">
                <text:p>318</text:p>
              </table:table-cell>
              <table:table-cell office:value-type="float" office:value="0.170455">
                <text:p>0.170455</text:p>
              </table:table-cell>
              <table:table-cell office:value-type="float" office:value="1.520312">
                <text:p>1.520312</text:p>
              </table:table-cell>
              <table:table-cell office:value-type="float" office:value="2.373333">
                <text:p>2.37333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385">
                <text:p>1385</text:p>
              </table:table-cell>
              <table:table-cell office:value-type="float" office:value="0.383824">
                <text:p>0.383824</text:p>
              </table:table-cell>
              <table:table-cell office:value-type="float" office:value="1.925991">
                <text:p>1.925991</text:p>
              </table:table-cell>
              <table:table-cell office:value-type="float" office:value="3.535014">
                <text:p>3.535014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2217">
                <text:p>2217</text:p>
              </table:table-cell>
              <table:table-cell office:value-type="float" office:value="0.419298">
                <text:p>0.419298</text:p>
              </table:table-cell>
              <table:table-cell office:value-type="float" office:value="2.122135">
                <text:p>2.122135</text:p>
              </table:table-cell>
              <table:table-cell office:value-type="float" office:value="4.169935">
                <text:p>4.16993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008">
                <text:p>2008</text:p>
              </table:table-cell>
              <table:table-cell office:value-type="float" office:value="0.143541">
                <text:p>0.143541</text:p>
              </table:table-cell>
              <table:table-cell office:value-type="float" office:value="2.016165">
                <text:p>2.016165</text:p>
              </table:table-cell>
              <table:table-cell office:value-type="float" office:value="3.719298">
                <text:p>3.719298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614">
                <text:p>614</text:p>
              </table:table-cell>
              <table:table-cell office:value-type="float" office:value="0.445489">
                <text:p>0.445489</text:p>
              </table:table-cell>
              <table:table-cell office:value-type="float" office:value="1.822963">
                <text:p>1.822963</text:p>
              </table:table-cell>
              <table:table-cell office:value-type="float" office:value="3.797619">
                <text:p>3.797619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599">
                <text:p>1599</text:p>
              </table:table-cell>
              <table:table-cell office:value-type="float" office:value="0.510965">
                <text:p>0.510965</text:p>
              </table:table-cell>
              <table:table-cell office:value-type="float" office:value="1.854282">
                <text:p>1.854282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379">
                <text:p>379</text:p>
              </table:table-cell>
              <table:table-cell office:value-type="float" office:value="0.15873">
                <text:p>0.15873</text:p>
              </table:table-cell>
              <table:table-cell office:value-type="float" office:value="1.086205">
                <text:p>1.086205</text:p>
              </table:table-cell>
              <table:table-cell office:value-type="float" office:value="2.795455">
                <text:p>2.79545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78">
                <text:p>778</text:p>
              </table:table-cell>
              <table:table-cell office:value-type="float" office:value="0.15873">
                <text:p>0.15873</text:p>
              </table:table-cell>
              <table:table-cell office:value-type="float" office:value="1.344344">
                <text:p>1.344344</text:p>
              </table:table-cell>
              <table:table-cell office:value-type="float" office:value="3.214286">
                <text:p>3.21428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7">
                <text:p>787</text:p>
              </table:table-cell>
              <table:table-cell office:value-type="float" office:value="0.15873">
                <text:p>0.15873</text:p>
              </table:table-cell>
              <table:table-cell office:value-type="float" office:value="1.453452">
                <text:p>1.453452</text:p>
              </table:table-cell>
              <table:table-cell office:value-type="float" office:value="3.177632">
                <text:p>3.17763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862">
                <text:p>862</text:p>
              </table:table-cell>
              <table:table-cell office:value-type="float" office:value="0.208333">
                <text:p>0.208333</text:p>
              </table:table-cell>
              <table:table-cell office:value-type="float" office:value="1.504013">
                <text:p>1.504013</text:p>
              </table:table-cell>
              <table:table-cell office:value-type="float" office:value="4.169935">
                <text:p>4.16993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21">
                <text:p>221</text:p>
              </table:table-cell>
              <table:table-cell office:value-type="float" office:value="0.15873">
                <text:p>0.15873</text:p>
              </table:table-cell>
              <table:table-cell office:value-type="float" office:value="0.988667">
                <text:p>0.988667</text:p>
              </table:table-cell>
              <table:table-cell office:value-type="float" office:value="2.373333">
                <text:p>2.37333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36">
                <text:p>236</text:p>
              </table:table-cell>
              <table:table-cell office:value-type="float" office:value="0.15873">
                <text:p>0.15873</text:p>
              </table:table-cell>
              <table:table-cell office:value-type="float" office:value="1.051736">
                <text:p>1.051736</text:p>
              </table:table-cell>
              <table:table-cell office:value-type="float" office:value="2.291667">
                <text:p>2.29166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32">
                <text:p>732</text:p>
              </table:table-cell>
              <table:table-cell office:value-type="float" office:value="0.15873">
                <text:p>0.15873</text:p>
              </table:table-cell>
              <table:table-cell office:value-type="float" office:value="1.481507">
                <text:p>1.481507</text:p>
              </table:table-cell>
              <table:table-cell office:value-type="float" office:value="3.245455">
                <text:p>3.24545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515">
                <text:p>1515</text:p>
              </table:table-cell>
              <table:table-cell office:value-type="float" office:value="0.407576">
                <text:p>0.407576</text:p>
              </table:table-cell>
              <table:table-cell office:value-type="float" office:value="1.875715">
                <text:p>1.875715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302">
                <text:p>302</text:p>
              </table:table-cell>
              <table:table-cell office:value-type="float" office:value="0.143541">
                <text:p>0.143541</text:p>
              </table:table-cell>
              <table:table-cell office:value-type="float" office:value="1.069926">
                <text:p>1.069926</text:p>
              </table:table-cell>
              <table:table-cell office:value-type="float" office:value="2.243478">
                <text:p>2.243478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551">
                <text:p>1551</text:p>
              </table:table-cell>
              <table:table-cell office:value-type="float" office:value="0.362338">
                <text:p>0.362338</text:p>
              </table:table-cell>
              <table:table-cell office:value-type="float" office:value="1.732571">
                <text:p>1.732571</text:p>
              </table:table-cell>
              <table:table-cell office:value-type="float" office:value="3.1875">
                <text:p>3.187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77">
                <text:p>177</text:p>
              </table:table-cell>
              <table:table-cell office:value-type="float" office:value="0.15873">
                <text:p>0.15873</text:p>
              </table:table-cell>
              <table:table-cell office:value-type="float" office:value="0.955312">
                <text:p>0.955312</text:p>
              </table:table-cell>
              <table:table-cell office:value-type="float" office:value="2.243478">
                <text:p>2.243478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513">
                <text:p>513</text:p>
              </table:table-cell>
              <table:table-cell office:value-type="float" office:value="0.186335">
                <text:p>0.186335</text:p>
              </table:table-cell>
              <table:table-cell office:value-type="float" office:value="1.15661">
                <text:p>1.15661</text:p>
              </table:table-cell>
              <table:table-cell office:value-type="float" office:value="3.245455">
                <text:p>3.24545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95">
                <text:p>195</text:p>
              </table:table-cell>
              <table:table-cell office:value-type="float" office:value="0.186335">
                <text:p>0.186335</text:p>
              </table:table-cell>
              <table:table-cell office:value-type="float" office:value="1.287331">
                <text:p>1.287331</text:p>
              </table:table-cell>
              <table:table-cell office:value-type="float" office:value="2.538462">
                <text:p>2.538462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303">
                <text:p>303</text:p>
              </table:table-cell>
              <table:table-cell office:value-type="float" office:value="0.138889">
                <text:p>0.138889</text:p>
              </table:table-cell>
              <table:table-cell office:value-type="float" office:value="1.093218">
                <text:p>1.093218</text:p>
              </table:table-cell>
              <table:table-cell office:value-type="float" office:value="2.243478">
                <text:p>2.24347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3342">
                <text:p>3342</text:p>
              </table:table-cell>
              <table:table-cell office:value-type="float" office:value="0.669444">
                <text:p>0.669444</text:p>
              </table:table-cell>
              <table:table-cell office:value-type="float" office:value="2.009617">
                <text:p>2.009617</text:p>
              </table:table-cell>
              <table:table-cell office:value-type="float" office:value="4.205357">
                <text:p>4.20535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412">
                <text:p>412</text:p>
              </table:table-cell>
              <table:table-cell office:value-type="float" office:value="0.24">
                <text:p>0.24</text:p>
              </table:table-cell>
              <table:table-cell office:value-type="float" office:value="1.357083">
                <text:p>1.357083</text:p>
              </table:table-cell>
              <table:table-cell office:value-type="float" office:value="3.214286">
                <text:p>3.214286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42">
                <text:p>242</text:p>
              </table:table-cell>
              <table:table-cell office:value-type="float" office:value="0.208333">
                <text:p>0.208333</text:p>
              </table:table-cell>
              <table:table-cell office:value-type="float" office:value="1.027284">
                <text:p>1.027284</text:p>
              </table:table-cell>
              <table:table-cell office:value-type="float" office:value="3.293478">
                <text:p>3.293478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56">
                <text:p>756</text:p>
              </table:table-cell>
              <table:table-cell office:value-type="float" office:value="0.208333">
                <text:p>0.208333</text:p>
              </table:table-cell>
              <table:table-cell office:value-type="float" office:value="1.49541">
                <text:p>1.49541</text:p>
              </table:table-cell>
              <table:table-cell office:value-type="float" office:value="3.245455">
                <text:p>3.24545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66">
                <text:p>766</text:p>
              </table:table-cell>
              <table:table-cell office:value-type="float" office:value="0.170455">
                <text:p>0.170455</text:p>
              </table:table-cell>
              <table:table-cell office:value-type="float" office:value="1.520172">
                <text:p>1.520172</text:p>
              </table:table-cell>
              <table:table-cell office:value-type="float" office:value="3.245455">
                <text:p>3.24545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94">
                <text:p>194</text:p>
              </table:table-cell>
              <table:table-cell office:value-type="float" office:value="0.186335">
                <text:p>0.186335</text:p>
              </table:table-cell>
              <table:table-cell office:value-type="float" office:value="1.035614">
                <text:p>1.035614</text:p>
              </table:table-cell>
              <table:table-cell office:value-type="float" office:value="2.747619">
                <text:p>2.747619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94">
                <text:p>294</text:p>
              </table:table-cell>
              <table:table-cell office:value-type="float" office:value="0.15873">
                <text:p>0.15873</text:p>
              </table:table-cell>
              <table:table-cell office:value-type="float" office:value="1.173525">
                <text:p>1.173525</text:p>
              </table:table-cell>
              <table:table-cell office:value-type="float" office:value="2.712121">
                <text:p>2.71212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20">
                <text:p>220</text:p>
              </table:table-cell>
              <table:table-cell office:value-type="float" office:value="0.170455">
                <text:p>0.170455</text:p>
              </table:table-cell>
              <table:table-cell office:value-type="float" office:value="0.897543">
                <text:p>0.897543</text:p>
              </table:table-cell>
              <table:table-cell office:value-type="float" office:value="3.037037">
                <text:p>3.037037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200">
                <text:p>200</text:p>
              </table:table-cell>
              <table:table-cell office:value-type="float" office:value="0.208333">
                <text:p>0.208333</text:p>
              </table:table-cell>
              <table:table-cell office:value-type="float" office:value="0.829299">
                <text:p>0.829299</text:p>
              </table:table-cell>
              <table:table-cell office:value-type="float" office:value="1.875">
                <text:p>1.87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237">
                <text:p>237</text:p>
              </table:table-cell>
              <table:table-cell office:value-type="float" office:value="0.15873">
                <text:p>0.15873</text:p>
              </table:table-cell>
              <table:table-cell office:value-type="float" office:value="0.814054">
                <text:p>0.814054</text:p>
              </table:table-cell>
              <table:table-cell office:value-type="float" office:value="2.243478">
                <text:p>2.24347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062">
                <text:p>2062</text:p>
              </table:table-cell>
              <table:table-cell office:value-type="float" office:value="0.135747">
                <text:p>0.135747</text:p>
              </table:table-cell>
              <table:table-cell office:value-type="float" office:value="1.935652">
                <text:p>1.935652</text:p>
              </table:table-cell>
              <table:table-cell office:value-type="float" office:value="3.683824">
                <text:p>3.68382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478">
                <text:p>478</text:p>
              </table:table-cell>
              <table:table-cell office:value-type="float" office:value="0.15873">
                <text:p>0.15873</text:p>
              </table:table-cell>
              <table:table-cell office:value-type="float" office:value="1.309832">
                <text:p>1.309832</text:p>
              </table:table-cell>
              <table:table-cell office:value-type="float" office:value="3.153409">
                <text:p>3.153409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865">
                <text:p>1865</text:p>
              </table:table-cell>
              <table:table-cell office:value-type="float" office:value="0.373611">
                <text:p>0.373611</text:p>
              </table:table-cell>
              <table:table-cell office:value-type="float" office:value="1.900241">
                <text:p>1.900241</text:p>
              </table:table-cell>
              <table:table-cell office:value-type="float" office:value="4.508824">
                <text:p>4.508824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637">
                <text:p>637</text:p>
              </table:table-cell>
              <table:table-cell office:value-type="float" office:value="0.208333">
                <text:p>0.208333</text:p>
              </table:table-cell>
              <table:table-cell office:value-type="float" office:value="1.591949">
                <text:p>1.591949</text:p>
              </table:table-cell>
              <table:table-cell office:value-type="float" office:value="2.695489">
                <text:p>2.695489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579">
                <text:p>579</text:p>
              </table:table-cell>
              <table:table-cell office:value-type="float" office:value="0.24">
                <text:p>0.24</text:p>
              </table:table-cell>
              <table:table-cell office:value-type="float" office:value="1.478019">
                <text:p>1.478019</text:p>
              </table:table-cell>
              <table:table-cell office:value-type="float" office:value="2.695489">
                <text:p>2.695489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351">
                <text:p>351</text:p>
              </table:table-cell>
              <table:table-cell office:value-type="float" office:value="0.15">
                <text:p>0.15</text:p>
              </table:table-cell>
              <table:table-cell office:value-type="float" office:value="1.263418">
                <text:p>1.263418</text:p>
              </table:table-cell>
              <table:table-cell office:value-type="float" office:value="3.375">
                <text:p>3.37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4564">
                <text:p>4564</text:p>
              </table:table-cell>
              <table:table-cell office:value-type="float" office:value="0.170455">
                <text:p>0.170455</text:p>
              </table:table-cell>
              <table:table-cell office:value-type="float" office:value="2.057626">
                <text:p>2.057626</text:p>
              </table:table-cell>
              <table:table-cell office:value-type="float" office:value="4.96978">
                <text:p>4.9697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99">
                <text:p>299</text:p>
              </table:table-cell>
              <table:table-cell office:value-type="float" office:value="0.143541">
                <text:p>0.143541</text:p>
              </table:table-cell>
              <table:table-cell office:value-type="float" office:value="1.191162">
                <text:p>1.191162</text:p>
              </table:table-cell>
              <table:table-cell office:value-type="float" office:value="3.245455">
                <text:p>3.24545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618">
                <text:p>618</text:p>
              </table:table-cell>
              <table:table-cell office:value-type="float" office:value="0.208333">
                <text:p>0.208333</text:p>
              </table:table-cell>
              <table:table-cell office:value-type="float" office:value="1.503567">
                <text:p>1.503567</text:p>
              </table:table-cell>
              <table:table-cell office:value-type="float" office:value="2.747619">
                <text:p>2.747619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106">
                <text:p>1106</text:p>
              </table:table-cell>
              <table:table-cell office:value-type="float" office:value="0.366667">
                <text:p>0.366667</text:p>
              </table:table-cell>
              <table:table-cell office:value-type="float" office:value="1.583092">
                <text:p>1.583092</text:p>
              </table:table-cell>
              <table:table-cell office:value-type="float" office:value="3.293478">
                <text:p>3.293478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453">
                <text:p>453</text:p>
              </table:table-cell>
              <table:table-cell office:value-type="float" office:value="0.170455">
                <text:p>0.170455</text:p>
              </table:table-cell>
              <table:table-cell office:value-type="float" office:value="1.107772">
                <text:p>1.107772</text:p>
              </table:table-cell>
              <table:table-cell office:value-type="float" office:value="3.214286">
                <text:p>3.214286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98">
                <text:p>198</text:p>
              </table:table-cell>
              <table:table-cell office:value-type="float" office:value="0.186335">
                <text:p>0.186335</text:p>
              </table:table-cell>
              <table:table-cell office:value-type="float" office:value="0.99129">
                <text:p>0.99129</text:p>
              </table:table-cell>
              <table:table-cell office:value-type="float" office:value="2.538462">
                <text:p>2.53846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458">
                <text:p>1458</text:p>
              </table:table-cell>
              <table:table-cell office:value-type="float" office:value="0.362338">
                <text:p>0.362338</text:p>
              </table:table-cell>
              <table:table-cell office:value-type="float" office:value="1.4461">
                <text:p>1.4461</text:p>
              </table:table-cell>
              <table:table-cell office:value-type="float" office:value="3.245455">
                <text:p>3.24545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3243">
                <text:p>3243</text:p>
              </table:table-cell>
              <table:table-cell office:value-type="float" office:value="0.651923">
                <text:p>0.651923</text:p>
              </table:table-cell>
              <table:table-cell office:value-type="float" office:value="2.310589">
                <text:p>2.310589</text:p>
              </table:table-cell>
              <table:table-cell office:value-type="float" office:value="3.964286">
                <text:p>3.96428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540">
                <text:p>540</text:p>
              </table:table-cell>
              <table:table-cell office:value-type="float" office:value="0.288462">
                <text:p>0.288462</text:p>
              </table:table-cell>
              <table:table-cell office:value-type="float" office:value="1.401801">
                <text:p>1.401801</text:p>
              </table:table-cell>
              <table:table-cell office:value-type="float" office:value="3.375">
                <text:p>3.37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3590">
                <text:p>3590</text:p>
              </table:table-cell>
              <table:table-cell office:value-type="float" office:value="0.729762">
                <text:p>0.729762</text:p>
              </table:table-cell>
              <table:table-cell office:value-type="float" office:value="2.199706">
                <text:p>2.199706</text:p>
              </table:table-cell>
              <table:table-cell office:value-type="float" office:value="4.029762">
                <text:p>4.02976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382">
                <text:p>382</text:p>
              </table:table-cell>
              <table:table-cell office:value-type="float" office:value="0.170455">
                <text:p>0.170455</text:p>
              </table:table-cell>
              <table:table-cell office:value-type="float" office:value="1.133178">
                <text:p>1.133178</text:p>
              </table:table-cell>
              <table:table-cell office:value-type="float" office:value="3.214286">
                <text:p>3.214286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2332">
                <text:p>2332</text:p>
              </table:table-cell>
              <table:table-cell office:value-type="float" office:value="0.334499">
                <text:p>0.334499</text:p>
              </table:table-cell>
              <table:table-cell office:value-type="float" office:value="2.17658">
                <text:p>2.17658</text:p>
              </table:table-cell>
              <table:table-cell office:value-type="float" office:value="4.153846">
                <text:p>4.153846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3234">
                <text:p>3234</text:p>
              </table:table-cell>
              <table:table-cell office:value-type="float" office:value="0.709524">
                <text:p>0.709524</text:p>
              </table:table-cell>
              <table:table-cell office:value-type="float" office:value="2.175269">
                <text:p>2.175269</text:p>
              </table:table-cell>
              <table:table-cell office:value-type="float" office:value="4.459524">
                <text:p>4.45952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77">
                <text:p>277</text:p>
              </table:table-cell>
              <table:table-cell office:value-type="float" office:value="0.170455">
                <text:p>0.170455</text:p>
              </table:table-cell>
              <table:table-cell office:value-type="float" office:value="1.196303">
                <text:p>1.196303</text:p>
              </table:table-cell>
              <table:table-cell office:value-type="float" office:value="2.373333">
                <text:p>2.373333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544">
                <text:p>544</text:p>
              </table:table-cell>
              <table:table-cell office:value-type="float" office:value="0.15873">
                <text:p>0.15873</text:p>
              </table:table-cell>
              <table:table-cell office:value-type="float" office:value="1.277436">
                <text:p>1.277436</text:p>
              </table:table-cell>
              <table:table-cell office:value-type="float" office:value="3.192857">
                <text:p>3.192857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171">
                <text:p>2171</text:p>
              </table:table-cell>
              <table:table-cell office:value-type="float" office:value="0.466667">
                <text:p>0.466667</text:p>
              </table:table-cell>
              <table:table-cell office:value-type="float" office:value="2.202203">
                <text:p>2.202203</text:p>
              </table:table-cell>
              <table:table-cell office:value-type="float" office:value="4.446429">
                <text:p>4.446429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317">
                <text:p>317</text:p>
              </table:table-cell>
              <table:table-cell office:value-type="float" office:value="0.24">
                <text:p>0.24</text:p>
              </table:table-cell>
              <table:table-cell office:value-type="float" office:value="1.291419">
                <text:p>1.291419</text:p>
              </table:table-cell>
              <table:table-cell office:value-type="float" office:value="2.747619">
                <text:p>2.747619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76">
                <text:p>176</text:p>
              </table:table-cell>
              <table:table-cell office:value-type="float" office:value="0.186335">
                <text:p>0.186335</text:p>
              </table:table-cell>
              <table:table-cell office:value-type="float" office:value="0.895331">
                <text:p>0.895331</text:p>
              </table:table-cell>
              <table:table-cell office:value-type="float" office:value="2.538462">
                <text:p>2.53846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516">
                <text:p>1516</text:p>
              </table:table-cell>
              <table:table-cell office:value-type="float" office:value="0.344444">
                <text:p>0.344444</text:p>
              </table:table-cell>
              <table:table-cell office:value-type="float" office:value="1.542541">
                <text:p>1.542541</text:p>
              </table:table-cell>
              <table:table-cell office:value-type="float" office:value="3.158824">
                <text:p>3.158824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804">
                <text:p>1804</text:p>
              </table:table-cell>
              <table:table-cell office:value-type="float" office:value="0.510965">
                <text:p>0.510965</text:p>
              </table:table-cell>
              <table:table-cell office:value-type="float" office:value="1.751399">
                <text:p>1.751399</text:p>
              </table:table-cell>
              <table:table-cell office:value-type="float" office:value="3.878788">
                <text:p>3.87878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26">
                <text:p>226</text:p>
              </table:table-cell>
              <table:table-cell office:value-type="float" office:value="0.15873">
                <text:p>0.15873</text:p>
              </table:table-cell>
              <table:table-cell office:value-type="float" office:value="1.034576">
                <text:p>1.034576</text:p>
              </table:table-cell>
              <table:table-cell office:value-type="float" office:value="2.373333">
                <text:p>2.373333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341">
                <text:p>1341</text:p>
              </table:table-cell>
              <table:table-cell office:value-type="float" office:value="0.419298">
                <text:p>0.419298</text:p>
              </table:table-cell>
              <table:table-cell office:value-type="float" office:value="1.799202">
                <text:p>1.799202</text:p>
              </table:table-cell>
              <table:table-cell office:value-type="float" office:value="3.633333">
                <text:p>3.63333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81">
                <text:p>281</text:p>
              </table:table-cell>
              <table:table-cell office:value-type="float" office:value="0.535714">
                <text:p>0.535714</text:p>
              </table:table-cell>
              <table:table-cell office:value-type="float" office:value="1.367195">
                <text:p>1.367195</text:p>
              </table:table-cell>
              <table:table-cell office:value-type="float" office:value="2.373333">
                <text:p>2.373333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760">
                <text:p>760</text:p>
              </table:table-cell>
              <table:table-cell office:value-type="float" office:value="0.445489">
                <text:p>0.445489</text:p>
              </table:table-cell>
              <table:table-cell office:value-type="float" office:value="1.322249">
                <text:p>1.322249</text:p>
              </table:table-cell>
              <table:table-cell office:value-type="float" office:value="2.669935">
                <text:p>2.66993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425">
                <text:p>425</text:p>
              </table:table-cell>
              <table:table-cell office:value-type="float" office:value="0.24">
                <text:p>0.24</text:p>
              </table:table-cell>
              <table:table-cell office:value-type="float" office:value="1.240221">
                <text:p>1.240221</text:p>
              </table:table-cell>
              <table:table-cell office:value-type="float" office:value="2.373333">
                <text:p>2.373333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518">
                <text:p>1518</text:p>
              </table:table-cell>
              <table:table-cell office:value-type="float" office:value="0.404762">
                <text:p>0.404762</text:p>
              </table:table-cell>
              <table:table-cell office:value-type="float" office:value="1.659584">
                <text:p>1.659584</text:p>
              </table:table-cell>
              <table:table-cell office:value-type="float" office:value="3.380952">
                <text:p>3.38095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437">
                <text:p>437</text:p>
              </table:table-cell>
              <table:table-cell office:value-type="float" office:value="0.170455">
                <text:p>0.170455</text:p>
              </table:table-cell>
              <table:table-cell office:value-type="float" office:value="1.246056">
                <text:p>1.246056</text:p>
              </table:table-cell>
              <table:table-cell office:value-type="float" office:value="2.212121">
                <text:p>2.212121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88">
                <text:p>288</text:p>
              </table:table-cell>
              <table:table-cell office:value-type="float" office:value="0.208333">
                <text:p>0.208333</text:p>
              </table:table-cell>
              <table:table-cell office:value-type="float" office:value="1.287728">
                <text:p>1.287728</text:p>
              </table:table-cell>
              <table:table-cell office:value-type="float" office:value="3.214286">
                <text:p>3.214286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329">
                <text:p>329</text:p>
              </table:table-cell>
              <table:table-cell office:value-type="float" office:value="0.15873">
                <text:p>0.15873</text:p>
              </table:table-cell>
              <table:table-cell office:value-type="float" office:value="1.191023">
                <text:p>1.191023</text:p>
              </table:table-cell>
              <table:table-cell office:value-type="float" office:value="3.037037">
                <text:p>3.037037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309">
                <text:p>309</text:p>
              </table:table-cell>
              <table:table-cell office:value-type="float" office:value="0.15873">
                <text:p>0.15873</text:p>
              </table:table-cell>
              <table:table-cell office:value-type="float" office:value="1.089085">
                <text:p>1.089085</text:p>
              </table:table-cell>
              <table:table-cell office:value-type="float" office:value="2.538462">
                <text:p>2.53846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464">
                <text:p>464</text:p>
              </table:table-cell>
              <table:table-cell office:value-type="float" office:value="0.208333">
                <text:p>0.208333</text:p>
              </table:table-cell>
              <table:table-cell office:value-type="float" office:value="1.34303">
                <text:p>1.34303</text:p>
              </table:table-cell>
              <table:table-cell office:value-type="float" office:value="3.214286">
                <text:p>3.214286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3939">
                <text:p>3939</text:p>
              </table:table-cell>
              <table:table-cell office:value-type="float" office:value="0.709524">
                <text:p>0.709524</text:p>
              </table:table-cell>
              <table:table-cell office:value-type="float" office:value="2.076038">
                <text:p>2.076038</text:p>
              </table:table-cell>
              <table:table-cell office:value-type="float" office:value="4.414286">
                <text:p>4.41428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868">
                <text:p>2868</text:p>
              </table:table-cell>
              <table:table-cell office:value-type="float" office:value="0.863095">
                <text:p>0.863095</text:p>
              </table:table-cell>
              <table:table-cell office:value-type="float" office:value="2.176245">
                <text:p>2.176245</text:p>
              </table:table-cell>
              <table:table-cell office:value-type="float" office:value="3.785354">
                <text:p>3.78535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61">
                <text:p>261</text:p>
              </table:table-cell>
              <table:table-cell office:value-type="float" office:value="0.15">
                <text:p>0.15</text:p>
              </table:table-cell>
              <table:table-cell office:value-type="float" office:value="1.110305">
                <text:p>1.110305</text:p>
              </table:table-cell>
              <table:table-cell office:value-type="float" office:value="2.716667">
                <text:p>2.716667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702">
                <text:p>702</text:p>
              </table:table-cell>
              <table:table-cell office:value-type="float" office:value="0.430556">
                <text:p>0.430556</text:p>
              </table:table-cell>
              <table:table-cell office:value-type="float" office:value="1.454134">
                <text:p>1.454134</text:p>
              </table:table-cell>
              <table:table-cell office:value-type="float" office:value="3.192857">
                <text:p>3.192857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336">
                <text:p>336</text:p>
              </table:table-cell>
              <table:table-cell office:value-type="float" office:value="0.15">
                <text:p>0.15</text:p>
              </table:table-cell>
              <table:table-cell office:value-type="float" office:value="1.123172">
                <text:p>1.123172</text:p>
              </table:table-cell>
              <table:table-cell office:value-type="float" office:value="2.378788">
                <text:p>2.378788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936">
                <text:p>1936</text:p>
              </table:table-cell>
              <table:table-cell office:value-type="float" office:value="0.649733">
                <text:p>0.649733</text:p>
              </table:table-cell>
              <table:table-cell office:value-type="float" office:value="2.064553">
                <text:p>2.064553</text:p>
              </table:table-cell>
              <table:table-cell office:value-type="float" office:value="4.195489">
                <text:p>4.195489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240">
                <text:p>2240</text:p>
              </table:table-cell>
              <table:table-cell office:value-type="float" office:value="0.338095">
                <text:p>0.338095</text:p>
              </table:table-cell>
              <table:table-cell office:value-type="float" office:value="1.861046">
                <text:p>1.861046</text:p>
              </table:table-cell>
              <table:table-cell office:value-type="float" office:value="3.821429">
                <text:p>3.821429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045">
                <text:p>1045</text:p>
              </table:table-cell>
              <table:table-cell office:value-type="float" office:value="0.419298">
                <text:p>0.419298</text:p>
              </table:table-cell>
              <table:table-cell office:value-type="float" office:value="1.711461">
                <text:p>1.711461</text:p>
              </table:table-cell>
              <table:table-cell office:value-type="float" office:value="4.195489">
                <text:p>4.195489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48">
                <text:p>848</text:p>
              </table:table-cell>
              <table:table-cell office:value-type="float" office:value="0.398413">
                <text:p>0.398413</text:p>
              </table:table-cell>
              <table:table-cell office:value-type="float" office:value="1.462333">
                <text:p>1.462333</text:p>
              </table:table-cell>
              <table:table-cell office:value-type="float" office:value="3.177632">
                <text:p>3.17763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571">
                <text:p>571</text:p>
              </table:table-cell>
              <table:table-cell office:value-type="float" office:value="0.138889">
                <text:p>0.138889</text:p>
              </table:table-cell>
              <table:table-cell office:value-type="float" office:value="1.23332">
                <text:p>1.23332</text:p>
              </table:table-cell>
              <table:table-cell office:value-type="float" office:value="3.214286">
                <text:p>3.214286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577">
                <text:p>577</text:p>
              </table:table-cell>
              <table:table-cell office:value-type="float" office:value="0.15">
                <text:p>0.15</text:p>
              </table:table-cell>
              <table:table-cell office:value-type="float" office:value="1.442515">
                <text:p>1.442515</text:p>
              </table:table-cell>
              <table:table-cell office:value-type="float" office:value="2.747619">
                <text:p>2.747619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320">
                <text:p>320</text:p>
              </table:table-cell>
              <table:table-cell office:value-type="float" office:value="0.15">
                <text:p>0.15</text:p>
              </table:table-cell>
              <table:table-cell office:value-type="float" office:value="1.06225">
                <text:p>1.06225</text:p>
              </table:table-cell>
              <table:table-cell office:value-type="float" office:value="3.293478">
                <text:p>3.293478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635">
                <text:p>635</text:p>
              </table:table-cell>
              <table:table-cell office:value-type="float" office:value="0.398413">
                <text:p>0.398413</text:p>
              </table:table-cell>
              <table:table-cell office:value-type="float" office:value="1.522126">
                <text:p>1.522126</text:p>
              </table:table-cell>
              <table:table-cell office:value-type="float" office:value="2.795455">
                <text:p>2.79545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575">
                <text:p>575</text:p>
              </table:table-cell>
              <table:table-cell office:value-type="float" office:value="0.626812">
                <text:p>0.626812</text:p>
              </table:table-cell>
              <table:table-cell office:value-type="float" office:value="1.531945">
                <text:p>1.531945</text:p>
              </table:table-cell>
              <table:table-cell office:value-type="float" office:value="3.192857">
                <text:p>3.192857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663">
                <text:p>1663</text:p>
              </table:table-cell>
              <table:table-cell office:value-type="float" office:value="0.5">
                <text:p>0.5</text:p>
              </table:table-cell>
              <table:table-cell office:value-type="float" office:value="1.676001">
                <text:p>1.676001</text:p>
              </table:table-cell>
              <table:table-cell office:value-type="float" office:value="4.558824">
                <text:p>4.55882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706">
                <text:p>706</text:p>
              </table:table-cell>
              <table:table-cell office:value-type="float" office:value="0.186335">
                <text:p>0.186335</text:p>
              </table:table-cell>
              <table:table-cell office:value-type="float" office:value="1.285359">
                <text:p>1.285359</text:p>
              </table:table-cell>
              <table:table-cell office:value-type="float" office:value="2.695489">
                <text:p>2.695489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2262">
                <text:p>2262</text:p>
              </table:table-cell>
              <table:table-cell office:value-type="float" office:value="0.445489">
                <text:p>0.445489</text:p>
              </table:table-cell>
              <table:table-cell office:value-type="float" office:value="1.797083">
                <text:p>1.797083</text:p>
              </table:table-cell>
              <table:table-cell office:value-type="float" office:value="3.177632">
                <text:p>3.177632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750">
                <text:p>750</text:p>
              </table:table-cell>
              <table:table-cell office:value-type="float" office:value="0.466667">
                <text:p>0.466667</text:p>
              </table:table-cell>
              <table:table-cell office:value-type="float" office:value="1.36061">
                <text:p>1.36061</text:p>
              </table:table-cell>
              <table:table-cell office:value-type="float" office:value="3.177778">
                <text:p>3.177778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78">
                <text:p>178</text:p>
              </table:table-cell>
              <table:table-cell office:value-type="float" office:value="0.208333">
                <text:p>0.208333</text:p>
              </table:table-cell>
              <table:table-cell office:value-type="float" office:value="0.992766">
                <text:p>0.992766</text:p>
              </table:table-cell>
              <table:table-cell office:value-type="float" office:value="2.373333">
                <text:p>2.373333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3798">
                <text:p>3798</text:p>
              </table:table-cell>
              <table:table-cell office:value-type="float" office:value="0.729762">
                <text:p>0.729762</text:p>
              </table:table-cell>
              <table:table-cell office:value-type="float" office:value="2.190925">
                <text:p>2.190925</text:p>
              </table:table-cell>
              <table:table-cell office:value-type="float" office:value="4.667832">
                <text:p>4.667832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909">
                <text:p>909</text:p>
              </table:table-cell>
              <table:table-cell office:value-type="float" office:value="0.419298">
                <text:p>0.419298</text:p>
              </table:table-cell>
              <table:table-cell office:value-type="float" office:value="1.466557">
                <text:p>1.466557</text:p>
              </table:table-cell>
              <table:table-cell office:value-type="float" office:value="3.662338">
                <text:p>3.662338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571">
                <text:p>1571</text:p>
              </table:table-cell>
              <table:table-cell office:value-type="float" office:value="0.373611">
                <text:p>0.373611</text:p>
              </table:table-cell>
              <table:table-cell office:value-type="float" office:value="1.549979">
                <text:p>1.549979</text:p>
              </table:table-cell>
              <table:table-cell office:value-type="float" office:value="3.214286">
                <text:p>3.214286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779">
                <text:p>779</text:p>
              </table:table-cell>
              <table:table-cell office:value-type="float" office:value="0.445489">
                <text:p>0.445489</text:p>
              </table:table-cell>
              <table:table-cell office:value-type="float" office:value="1.478361">
                <text:p>1.478361</text:p>
              </table:table-cell>
              <table:table-cell office:value-type="float" office:value="3.158824">
                <text:p>3.15882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752">
                <text:p>752</text:p>
              </table:table-cell>
              <table:table-cell office:value-type="float" office:value="0.24">
                <text:p>0.24</text:p>
              </table:table-cell>
              <table:table-cell office:value-type="float" office:value="1.350888">
                <text:p>1.350888</text:p>
              </table:table-cell>
              <table:table-cell office:value-type="float" office:value="3.214286">
                <text:p>3.214286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276">
                <text:p>1276</text:p>
              </table:table-cell>
              <table:table-cell office:value-type="float" office:value="0.398413">
                <text:p>0.398413</text:p>
              </table:table-cell>
              <table:table-cell office:value-type="float" office:value="1.778064">
                <text:p>1.778064</text:p>
              </table:table-cell>
              <table:table-cell office:value-type="float" office:value="3.797619">
                <text:p>3.797619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168">
                <text:p>1168</text:p>
              </table:table-cell>
              <table:table-cell office:value-type="float" office:value="0.398413">
                <text:p>0.398413</text:p>
              </table:table-cell>
              <table:table-cell office:value-type="float" office:value="1.946234">
                <text:p>1.946234</text:p>
              </table:table-cell>
              <table:table-cell office:value-type="float" office:value="3.714286">
                <text:p>3.714286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453">
                <text:p>453</text:p>
              </table:table-cell>
              <table:table-cell office:value-type="float" office:value="0.15873">
                <text:p>0.15873</text:p>
              </table:table-cell>
              <table:table-cell office:value-type="float" office:value="1.250904">
                <text:p>1.250904</text:p>
              </table:table-cell>
              <table:table-cell office:value-type="float" office:value="2.695489">
                <text:p>2.695489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365">
                <text:p>365</text:p>
              </table:table-cell>
              <table:table-cell office:value-type="float" office:value="0.138889">
                <text:p>0.138889</text:p>
              </table:table-cell>
              <table:table-cell office:value-type="float" office:value="1.151973">
                <text:p>1.151973</text:p>
              </table:table-cell>
              <table:table-cell office:value-type="float" office:value="4.038462">
                <text:p>4.038462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053">
                <text:p>1053</text:p>
              </table:table-cell>
              <table:table-cell office:value-type="float" office:value="0.24">
                <text:p>0.24</text:p>
              </table:table-cell>
              <table:table-cell office:value-type="float" office:value="1.341646">
                <text:p>1.341646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442">
                <text:p>442</text:p>
              </table:table-cell>
              <table:table-cell office:value-type="float" office:value="0.143541">
                <text:p>0.143541</text:p>
              </table:table-cell>
              <table:table-cell office:value-type="float" office:value="1.512248">
                <text:p>1.512248</text:p>
              </table:table-cell>
              <table:table-cell office:value-type="float" office:value="3.293478">
                <text:p>3.293478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2022">
                <text:p>2022</text:p>
              </table:table-cell>
              <table:table-cell office:value-type="float" office:value="0.466667">
                <text:p>0.466667</text:p>
              </table:table-cell>
              <table:table-cell office:value-type="float" office:value="1.812289">
                <text:p>1.812289</text:p>
              </table:table-cell>
              <table:table-cell office:value-type="float" office:value="3.662338">
                <text:p>3.662338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732">
                <text:p>732</text:p>
              </table:table-cell>
              <table:table-cell office:value-type="float" office:value="0.37037">
                <text:p>0.37037</text:p>
              </table:table-cell>
              <table:table-cell office:value-type="float" office:value="1.818805">
                <text:p>1.818805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2848">
                <text:p>2848</text:p>
              </table:table-cell>
              <table:table-cell office:value-type="float" office:value="0.404762">
                <text:p>0.404762</text:p>
              </table:table-cell>
              <table:table-cell office:value-type="float" office:value="1.848623">
                <text:p>1.848623</text:p>
              </table:table-cell>
              <table:table-cell office:value-type="float" office:value="3.520833">
                <text:p>3.520833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3878">
                <text:p>3878</text:p>
              </table:table-cell>
              <table:table-cell office:value-type="float" office:value="0.45">
                <text:p>0.45</text:p>
              </table:table-cell>
              <table:table-cell office:value-type="float" office:value="2.350159">
                <text:p>2.350159</text:p>
              </table:table-cell>
              <table:table-cell office:value-type="float" office:value="4.021368">
                <text:p>4.021368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582">
                <text:p>582</text:p>
              </table:table-cell>
              <table:table-cell office:value-type="float" office:value="0.15">
                <text:p>0.15</text:p>
              </table:table-cell>
              <table:table-cell office:value-type="float" office:value="1.3423">
                <text:p>1.3423</text:p>
              </table:table-cell>
              <table:table-cell office:value-type="float" office:value="4.157576">
                <text:p>4.15757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94">
                <text:p>294</text:p>
              </table:table-cell>
              <table:table-cell office:value-type="float" office:value="0.15">
                <text:p>0.15</text:p>
              </table:table-cell>
              <table:table-cell office:value-type="float" office:value="1.012219">
                <text:p>1.012219</text:p>
              </table:table-cell>
              <table:table-cell office:value-type="float" office:value="2.291667">
                <text:p>2.291667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248">
                <text:p>248</text:p>
              </table:table-cell>
              <table:table-cell office:value-type="float" office:value="0.208333">
                <text:p>0.208333</text:p>
              </table:table-cell>
              <table:table-cell office:value-type="float" office:value="1.167643">
                <text:p>1.167643</text:p>
              </table:table-cell>
              <table:table-cell office:value-type="float" office:value="2.538462">
                <text:p>2.538462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381">
                <text:p>381</text:p>
              </table:table-cell>
              <table:table-cell office:value-type="float" office:value="0.186335">
                <text:p>0.186335</text:p>
              </table:table-cell>
              <table:table-cell office:value-type="float" office:value="1.38228">
                <text:p>1.38228</text:p>
              </table:table-cell>
              <table:table-cell office:value-type="float" office:value="3.375">
                <text:p>3.37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977">
                <text:p>1977</text:p>
              </table:table-cell>
              <table:table-cell office:value-type="float" office:value="0.951681">
                <text:p>0.951681</text:p>
              </table:table-cell>
              <table:table-cell office:value-type="float" office:value="1.970055">
                <text:p>1.970055</text:p>
              </table:table-cell>
              <table:table-cell office:value-type="float" office:value="3.192857">
                <text:p>3.192857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326">
                <text:p>326</text:p>
              </table:table-cell>
              <table:table-cell office:value-type="float" office:value="0.15873">
                <text:p>0.15873</text:p>
              </table:table-cell>
              <table:table-cell office:value-type="float" office:value="1.228357">
                <text:p>1.228357</text:p>
              </table:table-cell>
              <table:table-cell office:value-type="float" office:value="2.373333">
                <text:p>2.373333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3492">
                <text:p>3492</text:p>
              </table:table-cell>
              <table:table-cell office:value-type="float" office:value="0.366667">
                <text:p>0.366667</text:p>
              </table:table-cell>
              <table:table-cell office:value-type="float" office:value="1.968502">
                <text:p>1.968502</text:p>
              </table:table-cell>
              <table:table-cell office:value-type="float" office:value="4.507576">
                <text:p>4.507576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676">
                <text:p>676</text:p>
              </table:table-cell>
              <table:table-cell office:value-type="float" office:value="0.430556">
                <text:p>0.430556</text:p>
              </table:table-cell>
              <table:table-cell office:value-type="float" office:value="1.563976">
                <text:p>1.563976</text:p>
              </table:table-cell>
              <table:table-cell office:value-type="float" office:value="4.154762">
                <text:p>4.154762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2216">
                <text:p>2216</text:p>
              </table:table-cell>
              <table:table-cell office:value-type="float" office:value="0.383824">
                <text:p>0.383824</text:p>
              </table:table-cell>
              <table:table-cell office:value-type="float" office:value="2.104092">
                <text:p>2.104092</text:p>
              </table:table-cell>
              <table:table-cell office:value-type="float" office:value="4.53869">
                <text:p>4.53869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3104">
                <text:p>3104</text:p>
              </table:table-cell>
              <table:table-cell office:value-type="float" office:value="0.445489">
                <text:p>0.445489</text:p>
              </table:table-cell>
              <table:table-cell office:value-type="float" office:value="2.660683">
                <text:p>2.660683</text:p>
              </table:table-cell>
              <table:table-cell office:value-type="float" office:value="6.171429">
                <text:p>6.171429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55">
                <text:p>255</text:p>
              </table:table-cell>
              <table:table-cell office:value-type="float" office:value="0.15873">
                <text:p>0.15873</text:p>
              </table:table-cell>
              <table:table-cell office:value-type="float" office:value="1.25363">
                <text:p>1.25363</text:p>
              </table:table-cell>
              <table:table-cell office:value-type="float" office:value="2.373333">
                <text:p>2.373333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3686">
                <text:p>3686</text:p>
              </table:table-cell>
              <table:table-cell office:value-type="float" office:value="0.419935">
                <text:p>0.419935</text:p>
              </table:table-cell>
              <table:table-cell office:value-type="float" office:value="2.184202">
                <text:p>2.184202</text:p>
              </table:table-cell>
              <table:table-cell office:value-type="float" office:value="4.671429">
                <text:p>4.671429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2785">
                <text:p>2785</text:p>
              </table:table-cell>
              <table:table-cell office:value-type="float" office:value="0.757576">
                <text:p>0.757576</text:p>
              </table:table-cell>
              <table:table-cell office:value-type="float" office:value="2.119451">
                <text:p>2.119451</text:p>
              </table:table-cell>
              <table:table-cell office:value-type="float" office:value="3.719298">
                <text:p>3.719298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419">
                <text:p>419</text:p>
              </table:table-cell>
              <table:table-cell office:value-type="float" office:value="0.208333">
                <text:p>0.208333</text:p>
              </table:table-cell>
              <table:table-cell office:value-type="float" office:value="1.252625">
                <text:p>1.252625</text:p>
              </table:table-cell>
              <table:table-cell office:value-type="float" office:value="2.373333">
                <text:p>2.373333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308">
                <text:p>1308</text:p>
              </table:table-cell>
              <table:table-cell office:value-type="float" office:value="0.430556">
                <text:p>0.430556</text:p>
              </table:table-cell>
              <table:table-cell office:value-type="float" office:value="1.519016">
                <text:p>1.519016</text:p>
              </table:table-cell>
              <table:table-cell office:value-type="float" office:value="3.201681">
                <text:p>3.20168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747">
                <text:p>1747</text:p>
              </table:table-cell>
              <table:table-cell office:value-type="float" office:value="0.419935">
                <text:p>0.419935</text:p>
              </table:table-cell>
              <table:table-cell office:value-type="float" office:value="1.918099">
                <text:p>1.918099</text:p>
              </table:table-cell>
              <table:table-cell office:value-type="float" office:value="4.169935">
                <text:p>4.16993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4362">
                <text:p>4362</text:p>
              </table:table-cell>
              <table:table-cell office:value-type="float" office:value="0.407576">
                <text:p>0.407576</text:p>
              </table:table-cell>
              <table:table-cell office:value-type="float" office:value="2.261601">
                <text:p>2.261601</text:p>
              </table:table-cell>
              <table:table-cell office:value-type="float" office:value="4.058824">
                <text:p>4.058824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368">
                <text:p>368</text:p>
              </table:table-cell>
              <table:table-cell office:value-type="float" office:value="0.170455">
                <text:p>0.170455</text:p>
              </table:table-cell>
              <table:table-cell office:value-type="float" office:value="1.319784">
                <text:p>1.319784</text:p>
              </table:table-cell>
              <table:table-cell office:value-type="float" office:value="2.630952">
                <text:p>2.630952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542">
                <text:p>542</text:p>
              </table:table-cell>
              <table:table-cell office:value-type="float" office:value="0.170455">
                <text:p>0.170455</text:p>
              </table:table-cell>
              <table:table-cell office:value-type="float" office:value="1.340998">
                <text:p>1.340998</text:p>
              </table:table-cell>
              <table:table-cell office:value-type="float" office:value="4.180556">
                <text:p>4.180556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26">
                <text:p>226</text:p>
              </table:table-cell>
              <table:table-cell office:value-type="float" office:value="0.15">
                <text:p>0.15</text:p>
              </table:table-cell>
              <table:table-cell office:value-type="float" office:value="1.107096">
                <text:p>1.107096</text:p>
              </table:table-cell>
              <table:table-cell office:value-type="float" office:value="3.245455">
                <text:p>3.24545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689">
                <text:p>689</text:p>
              </table:table-cell>
              <table:table-cell office:value-type="float" office:value="0.466667">
                <text:p>0.466667</text:p>
              </table:table-cell>
              <table:table-cell office:value-type="float" office:value="1.427244">
                <text:p>1.427244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665">
                <text:p>665</text:p>
              </table:table-cell>
              <table:table-cell office:value-type="float" office:value="0.143541">
                <text:p>0.143541</text:p>
              </table:table-cell>
              <table:table-cell office:value-type="float" office:value="1.42554">
                <text:p>1.42554</text:p>
              </table:table-cell>
              <table:table-cell office:value-type="float" office:value="3.177632">
                <text:p>3.17763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82">
                <text:p>182</text:p>
              </table:table-cell>
              <table:table-cell office:value-type="float" office:value="0.15873">
                <text:p>0.15873</text:p>
              </table:table-cell>
              <table:table-cell office:value-type="float" office:value="0.958224">
                <text:p>0.958224</text:p>
              </table:table-cell>
              <table:table-cell office:value-type="float" office:value="2.695489">
                <text:p>2.695489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692">
                <text:p>1692</text:p>
              </table:table-cell>
              <table:table-cell office:value-type="float" office:value="0.15">
                <text:p>0.15</text:p>
              </table:table-cell>
              <table:table-cell office:value-type="float" office:value="1.967348">
                <text:p>1.967348</text:p>
              </table:table-cell>
              <table:table-cell office:value-type="float" office:value="4.042857">
                <text:p>4.042857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239">
                <text:p>239</text:p>
              </table:table-cell>
              <table:table-cell office:value-type="float" office:value="0.15">
                <text:p>0.15</text:p>
              </table:table-cell>
              <table:table-cell office:value-type="float" office:value="1.167156">
                <text:p>1.167156</text:p>
              </table:table-cell>
              <table:table-cell office:value-type="float" office:value="2.373333">
                <text:p>2.373333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444">
                <text:p>444</text:p>
              </table:table-cell>
              <table:table-cell office:value-type="float" office:value="0.15">
                <text:p>0.15</text:p>
              </table:table-cell>
              <table:table-cell office:value-type="float" office:value="1.239257">
                <text:p>1.239257</text:p>
              </table:table-cell>
              <table:table-cell office:value-type="float" office:value="3.166667">
                <text:p>3.166667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203">
                <text:p>203</text:p>
              </table:table-cell>
              <table:table-cell office:value-type="float" office:value="0.15873">
                <text:p>0.15873</text:p>
              </table:table-cell>
              <table:table-cell office:value-type="float" office:value="0.913355">
                <text:p>0.913355</text:p>
              </table:table-cell>
              <table:table-cell office:value-type="float" office:value="2.373333">
                <text:p>2.373333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348">
                <text:p>348</text:p>
              </table:table-cell>
              <table:table-cell office:value-type="float" office:value="0.288462">
                <text:p>0.288462</text:p>
              </table:table-cell>
              <table:table-cell office:value-type="float" office:value="1.557831">
                <text:p>1.557831</text:p>
              </table:table-cell>
              <table:table-cell office:value-type="float" office:value="2.712121">
                <text:p>2.712121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574">
                <text:p>1574</text:p>
              </table:table-cell>
              <table:table-cell office:value-type="float" office:value="0.663743">
                <text:p>0.663743</text:p>
              </table:table-cell>
              <table:table-cell office:value-type="float" office:value="2.001305">
                <text:p>2.001305</text:p>
              </table:table-cell>
              <table:table-cell office:value-type="float" office:value="3.877778">
                <text:p>3.877778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38">
                <text:p>938</text:p>
              </table:table-cell>
              <table:table-cell office:value-type="float" office:value="0.383824">
                <text:p>0.383824</text:p>
              </table:table-cell>
              <table:table-cell office:value-type="float" office:value="1.463913">
                <text:p>1.463913</text:p>
              </table:table-cell>
              <table:table-cell office:value-type="float" office:value="3.673611">
                <text:p>3.673611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505">
                <text:p>505</text:p>
              </table:table-cell>
              <table:table-cell office:value-type="float" office:value="0.15873">
                <text:p>0.15873</text:p>
              </table:table-cell>
              <table:table-cell office:value-type="float" office:value="1.137947">
                <text:p>1.137947</text:p>
              </table:table-cell>
              <table:table-cell office:value-type="float" office:value="2.680556">
                <text:p>2.68055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031">
                <text:p>1031</text:p>
              </table:table-cell>
              <table:table-cell office:value-type="float" office:value="0.445489">
                <text:p>0.445489</text:p>
              </table:table-cell>
              <table:table-cell office:value-type="float" office:value="1.66224">
                <text:p>1.66224</text:p>
              </table:table-cell>
              <table:table-cell office:value-type="float" office:value="4.195489">
                <text:p>4.195489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739">
                <text:p>1739</text:p>
              </table:table-cell>
              <table:table-cell office:value-type="float" office:value="0.334524">
                <text:p>0.334524</text:p>
              </table:table-cell>
              <table:table-cell office:value-type="float" office:value="1.988114">
                <text:p>1.988114</text:p>
              </table:table-cell>
              <table:table-cell office:value-type="float" office:value="4.169935">
                <text:p>4.16993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719">
                <text:p>719</text:p>
              </table:table-cell>
              <table:table-cell office:value-type="float" office:value="0.497619">
                <text:p>0.497619</text:p>
              </table:table-cell>
              <table:table-cell office:value-type="float" office:value="1.811355">
                <text:p>1.811355</text:p>
              </table:table-cell>
              <table:table-cell office:value-type="float" office:value="3.633333">
                <text:p>3.633333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781">
                <text:p>1781</text:p>
              </table:table-cell>
              <table:table-cell office:value-type="float" office:value="0.4125">
                <text:p>0.4125</text:p>
              </table:table-cell>
              <table:table-cell office:value-type="float" office:value="2.090558">
                <text:p>2.090558</text:p>
              </table:table-cell>
              <table:table-cell office:value-type="float" office:value="4.205357">
                <text:p>4.205357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3807">
                <text:p>3807</text:p>
              </table:table-cell>
              <table:table-cell office:value-type="float" office:value="0.5">
                <text:p>0.5</text:p>
              </table:table-cell>
              <table:table-cell office:value-type="float" office:value="2.451839">
                <text:p>2.451839</text:p>
              </table:table-cell>
              <table:table-cell office:value-type="float" office:value="5.674242">
                <text:p>5.674242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78">
                <text:p>978</text:p>
              </table:table-cell>
              <table:table-cell office:value-type="float" office:value="0.398413">
                <text:p>0.398413</text:p>
              </table:table-cell>
              <table:table-cell office:value-type="float" office:value="1.510309">
                <text:p>1.510309</text:p>
              </table:table-cell>
              <table:table-cell office:value-type="float" office:value="3.214286">
                <text:p>3.214286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2623">
                <text:p>2623</text:p>
              </table:table-cell>
              <table:table-cell office:value-type="float" office:value="0.338095">
                <text:p>0.338095</text:p>
              </table:table-cell>
              <table:table-cell office:value-type="float" office:value="1.835167">
                <text:p>1.835167</text:p>
              </table:table-cell>
              <table:table-cell office:value-type="float" office:value="4.508824">
                <text:p>4.508824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873">
                <text:p>873</text:p>
              </table:table-cell>
              <table:table-cell office:value-type="float" office:value="0.383824">
                <text:p>0.383824</text:p>
              </table:table-cell>
              <table:table-cell office:value-type="float" office:value="1.272541">
                <text:p>1.272541</text:p>
              </table:table-cell>
              <table:table-cell office:value-type="float" office:value="2.876812">
                <text:p>2.876812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266">
                <text:p>266</text:p>
              </table:table-cell>
              <table:table-cell office:value-type="float" office:value="0.15">
                <text:p>0.15</text:p>
              </table:table-cell>
              <table:table-cell office:value-type="float" office:value="1.166912">
                <text:p>1.166912</text:p>
              </table:table-cell>
              <table:table-cell office:value-type="float" office:value="2.243478">
                <text:p>2.243478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4136">
                <text:p>4136</text:p>
              </table:table-cell>
              <table:table-cell office:value-type="float" office:value="0.6">
                <text:p>0.6</text:p>
              </table:table-cell>
              <table:table-cell office:value-type="float" office:value="2.429972">
                <text:p>2.429972</text:p>
              </table:table-cell>
              <table:table-cell office:value-type="float" office:value="4.6875">
                <text:p>4.687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221">
                <text:p>221</text:p>
              </table:table-cell>
              <table:table-cell office:value-type="float" office:value="0.143541">
                <text:p>0.143541</text:p>
              </table:table-cell>
              <table:table-cell office:value-type="float" office:value="0.844737">
                <text:p>0.844737</text:p>
              </table:table-cell>
              <table:table-cell office:value-type="float" office:value="2.243478">
                <text:p>2.243478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234">
                <text:p>234</text:p>
              </table:table-cell>
              <table:table-cell office:value-type="float" office:value="0.24">
                <text:p>0.24</text:p>
              </table:table-cell>
              <table:table-cell office:value-type="float" office:value="1.027669">
                <text:p>1.027669</text:p>
              </table:table-cell>
              <table:table-cell office:value-type="float" office:value="2.291667">
                <text:p>2.291667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808">
                <text:p>808</text:p>
              </table:table-cell>
              <table:table-cell office:value-type="float" office:value="0.383824">
                <text:p>0.383824</text:p>
              </table:table-cell>
              <table:table-cell office:value-type="float" office:value="1.554833">
                <text:p>1.554833</text:p>
              </table:table-cell>
              <table:table-cell office:value-type="float" office:value="3.166667">
                <text:p>3.16666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822">
                <text:p>822</text:p>
              </table:table-cell>
              <table:table-cell office:value-type="float" office:value="0.170455">
                <text:p>0.170455</text:p>
              </table:table-cell>
              <table:table-cell office:value-type="float" office:value="1.642355">
                <text:p>1.642355</text:p>
              </table:table-cell>
              <table:table-cell office:value-type="float" office:value="2.747619">
                <text:p>2.747619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460">
                <text:p>1460</text:p>
              </table:table-cell>
              <table:table-cell office:value-type="float" office:value="0.398413">
                <text:p>0.398413</text:p>
              </table:table-cell>
              <table:table-cell office:value-type="float" office:value="1.545135">
                <text:p>1.545135</text:p>
              </table:table-cell>
              <table:table-cell office:value-type="float" office:value="3.520833">
                <text:p>3.520833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393">
                <text:p>393</text:p>
              </table:table-cell>
              <table:table-cell office:value-type="float" office:value="0.24">
                <text:p>0.24</text:p>
              </table:table-cell>
              <table:table-cell office:value-type="float" office:value="1.189549">
                <text:p>1.189549</text:p>
              </table:table-cell>
              <table:table-cell office:value-type="float" office:value="2.669935">
                <text:p>2.66993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122">
                <text:p>1122</text:p>
              </table:table-cell>
              <table:table-cell office:value-type="float" office:value="0.186335">
                <text:p>0.186335</text:p>
              </table:table-cell>
              <table:table-cell office:value-type="float" office:value="1.587378">
                <text:p>1.587378</text:p>
              </table:table-cell>
              <table:table-cell office:value-type="float" office:value="3.698413">
                <text:p>3.698413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377">
                <text:p>1377</text:p>
              </table:table-cell>
              <table:table-cell office:value-type="float" office:value="0.334524">
                <text:p>0.334524</text:p>
              </table:table-cell>
              <table:table-cell office:value-type="float" office:value="1.664521">
                <text:p>1.664521</text:p>
              </table:table-cell>
              <table:table-cell office:value-type="float" office:value="3.666667">
                <text:p>3.666667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239">
                <text:p>239</text:p>
              </table:table-cell>
              <table:table-cell office:value-type="float" office:value="0.170455">
                <text:p>0.170455</text:p>
              </table:table-cell>
              <table:table-cell office:value-type="float" office:value="1.269531">
                <text:p>1.269531</text:p>
              </table:table-cell>
              <table:table-cell office:value-type="float" office:value="3.041667">
                <text:p>3.041667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2412">
                <text:p>2412</text:p>
              </table:table-cell>
              <table:table-cell office:value-type="float" office:value="0.419935">
                <text:p>0.419935</text:p>
              </table:table-cell>
              <table:table-cell office:value-type="float" office:value="1.918975">
                <text:p>1.918975</text:p>
              </table:table-cell>
              <table:table-cell office:value-type="float" office:value="4.191667">
                <text:p>4.191667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276">
                <text:p>276</text:p>
              </table:table-cell>
              <table:table-cell office:value-type="float" office:value="0.186335">
                <text:p>0.186335</text:p>
              </table:table-cell>
              <table:table-cell office:value-type="float" office:value="1.130934">
                <text:p>1.130934</text:p>
              </table:table-cell>
              <table:table-cell office:value-type="float" office:value="3.214286">
                <text:p>3.214286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669">
                <text:p>1669</text:p>
              </table:table-cell>
              <table:table-cell office:value-type="float" office:value="0.466667">
                <text:p>0.466667</text:p>
              </table:table-cell>
              <table:table-cell office:value-type="float" office:value="1.674126">
                <text:p>1.674126</text:p>
              </table:table-cell>
              <table:table-cell office:value-type="float" office:value="3.585965">
                <text:p>3.58596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2513">
                <text:p>2513</text:p>
              </table:table-cell>
              <table:table-cell office:value-type="float" office:value="0.757576">
                <text:p>0.757576</text:p>
              </table:table-cell>
              <table:table-cell office:value-type="float" office:value="2.189392">
                <text:p>2.189392</text:p>
              </table:table-cell>
              <table:table-cell office:value-type="float" office:value="4.666667">
                <text:p>4.666667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3295">
                <text:p>3295</text:p>
              </table:table-cell>
              <table:table-cell office:value-type="float" office:value="0.655556">
                <text:p>0.655556</text:p>
              </table:table-cell>
              <table:table-cell office:value-type="float" office:value="2.250499">
                <text:p>2.250499</text:p>
              </table:table-cell>
              <table:table-cell office:value-type="float" office:value="5.173611">
                <text:p>5.173611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51">
                <text:p>951</text:p>
              </table:table-cell>
              <table:table-cell office:value-type="float" office:value="0.383824">
                <text:p>0.383824</text:p>
              </table:table-cell>
              <table:table-cell office:value-type="float" office:value="1.544861">
                <text:p>1.544861</text:p>
              </table:table-cell>
              <table:table-cell office:value-type="float" office:value="3.388034">
                <text:p>3.388034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4172">
                <text:p>4172</text:p>
              </table:table-cell>
              <table:table-cell office:value-type="float" office:value="0.368347">
                <text:p>0.368347</text:p>
              </table:table-cell>
              <table:table-cell office:value-type="float" office:value="2.575782">
                <text:p>2.575782</text:p>
              </table:table-cell>
              <table:table-cell office:value-type="float" office:value="4.404762">
                <text:p>4.40476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3271">
                <text:p>3271</text:p>
              </table:table-cell>
              <table:table-cell office:value-type="float" office:value="0.383824">
                <text:p>0.383824</text:p>
              </table:table-cell>
              <table:table-cell office:value-type="float" office:value="2.041261">
                <text:p>2.041261</text:p>
              </table:table-cell>
              <table:table-cell office:value-type="float" office:value="4.525">
                <text:p>4.52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5447">
                <text:p>5447</text:p>
              </table:table-cell>
              <table:table-cell office:value-type="float" office:value="0.582576">
                <text:p>0.582576</text:p>
              </table:table-cell>
              <table:table-cell office:value-type="float" office:value="2.407484">
                <text:p>2.407484</text:p>
              </table:table-cell>
              <table:table-cell office:value-type="float" office:value="4.6875">
                <text:p>4.687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045">
                <text:p>1045</text:p>
              </table:table-cell>
              <table:table-cell office:value-type="float" office:value="0.4125">
                <text:p>0.4125</text:p>
              </table:table-cell>
              <table:table-cell office:value-type="float" office:value="1.581548">
                <text:p>1.581548</text:p>
              </table:table-cell>
              <table:table-cell office:value-type="float" office:value="4.169935">
                <text:p>4.16993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57">
                <text:p>157</text:p>
              </table:table-cell>
              <table:table-cell office:value-type="float" office:value="0.15873">
                <text:p>0.15873</text:p>
              </table:table-cell>
              <table:table-cell office:value-type="float" office:value="0.910242">
                <text:p>0.910242</text:p>
              </table:table-cell>
              <table:table-cell office:value-type="float" office:value="1.537037">
                <text:p>1.537037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379">
                <text:p>379</text:p>
              </table:table-cell>
              <table:table-cell office:value-type="float" office:value="0.143541">
                <text:p>0.143541</text:p>
              </table:table-cell>
              <table:table-cell office:value-type="float" office:value="1.200925">
                <text:p>1.200925</text:p>
              </table:table-cell>
              <table:table-cell office:value-type="float" office:value="3.153409">
                <text:p>3.153409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457">
                <text:p>457</text:p>
              </table:table-cell>
              <table:table-cell office:value-type="float" office:value="0.288462">
                <text:p>0.288462</text:p>
              </table:table-cell>
              <table:table-cell office:value-type="float" office:value="1.324521">
                <text:p>1.324521</text:p>
              </table:table-cell>
              <table:table-cell office:value-type="float" office:value="2.538462">
                <text:p>2.538462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064">
                <text:p>1064</text:p>
              </table:table-cell>
              <table:table-cell office:value-type="float" office:value="0.4125">
                <text:p>0.4125</text:p>
              </table:table-cell>
              <table:table-cell office:value-type="float" office:value="1.330297">
                <text:p>1.330297</text:p>
              </table:table-cell>
              <table:table-cell office:value-type="float" office:value="2.291667">
                <text:p>2.291667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426">
                <text:p>426</text:p>
              </table:table-cell>
              <table:table-cell office:value-type="float" office:value="0.288462">
                <text:p>0.288462</text:p>
              </table:table-cell>
              <table:table-cell office:value-type="float" office:value="1.238631">
                <text:p>1.238631</text:p>
              </table:table-cell>
              <table:table-cell office:value-type="float" office:value="2.190476">
                <text:p>2.190476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877">
                <text:p>877</text:p>
              </table:table-cell>
              <table:table-cell office:value-type="float" office:value="0.138889">
                <text:p>0.138889</text:p>
              </table:table-cell>
              <table:table-cell office:value-type="float" office:value="1.471394">
                <text:p>1.471394</text:p>
              </table:table-cell>
              <table:table-cell office:value-type="float" office:value="3.177632">
                <text:p>3.17763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360">
                <text:p>360</text:p>
              </table:table-cell>
              <table:table-cell office:value-type="float" office:value="0.15873">
                <text:p>0.15873</text:p>
              </table:table-cell>
              <table:table-cell office:value-type="float" office:value="1.19742">
                <text:p>1.19742</text:p>
              </table:table-cell>
              <table:table-cell office:value-type="float" office:value="2.695489">
                <text:p>2.695489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464">
                <text:p>464</text:p>
              </table:table-cell>
              <table:table-cell office:value-type="float" office:value="0.170455">
                <text:p>0.170455</text:p>
              </table:table-cell>
              <table:table-cell office:value-type="float" office:value="1.251695">
                <text:p>1.251695</text:p>
              </table:table-cell>
              <table:table-cell office:value-type="float" office:value="2.716667">
                <text:p>2.716667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101">
                <text:p>1101</text:p>
              </table:table-cell>
              <table:table-cell office:value-type="float" office:value="0.407576">
                <text:p>0.407576</text:p>
              </table:table-cell>
              <table:table-cell office:value-type="float" office:value="1.478823">
                <text:p>1.478823</text:p>
              </table:table-cell>
              <table:table-cell office:value-type="float" office:value="3.1875">
                <text:p>3.187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663">
                <text:p>663</text:p>
              </table:table-cell>
              <table:table-cell office:value-type="float" office:value="0.15">
                <text:p>0.15</text:p>
              </table:table-cell>
              <table:table-cell office:value-type="float" office:value="1.384149">
                <text:p>1.384149</text:p>
              </table:table-cell>
              <table:table-cell office:value-type="float" office:value="3.192857">
                <text:p>3.192857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3208">
                <text:p>3208</text:p>
              </table:table-cell>
              <table:table-cell office:value-type="float" office:value="0.696429">
                <text:p>0.696429</text:p>
              </table:table-cell>
              <table:table-cell office:value-type="float" office:value="2.369007">
                <text:p>2.369007</text:p>
              </table:table-cell>
              <table:table-cell office:value-type="float" office:value="4.694444">
                <text:p>4.69444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428">
                <text:p>428</text:p>
              </table:table-cell>
              <table:table-cell office:value-type="float" office:value="0.15">
                <text:p>0.15</text:p>
              </table:table-cell>
              <table:table-cell office:value-type="float" office:value="1.048355">
                <text:p>1.048355</text:p>
              </table:table-cell>
              <table:table-cell office:value-type="float" office:value="2.291667">
                <text:p>2.291667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795">
                <text:p>795</text:p>
              </table:table-cell>
              <table:table-cell office:value-type="float" office:value="0.15">
                <text:p>0.15</text:p>
              </table:table-cell>
              <table:table-cell office:value-type="float" office:value="1.682031">
                <text:p>1.682031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518">
                <text:p>518</text:p>
              </table:table-cell>
              <table:table-cell office:value-type="float" office:value="0.186335">
                <text:p>0.186335</text:p>
              </table:table-cell>
              <table:table-cell office:value-type="float" office:value="1.261188">
                <text:p>1.261188</text:p>
              </table:table-cell>
              <table:table-cell office:value-type="float" office:value="3.177632">
                <text:p>3.177632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792">
                <text:p>792</text:p>
              </table:table-cell>
              <table:table-cell office:value-type="float" office:value="0.15">
                <text:p>0.15</text:p>
              </table:table-cell>
              <table:table-cell office:value-type="float" office:value="1.488326">
                <text:p>1.488326</text:p>
              </table:table-cell>
              <table:table-cell office:value-type="float" office:value="3.673611">
                <text:p>3.67361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309">
                <text:p>1309</text:p>
              </table:table-cell>
              <table:table-cell office:value-type="float" office:value="0.675">
                <text:p>0.675</text:p>
              </table:table-cell>
              <table:table-cell office:value-type="float" office:value="1.92477">
                <text:p>1.92477</text:p>
              </table:table-cell>
              <table:table-cell office:value-type="float" office:value="3.698413">
                <text:p>3.698413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3418">
                <text:p>3418</text:p>
              </table:table-cell>
              <table:table-cell office:value-type="float" office:value="0.31978">
                <text:p>0.31978</text:p>
              </table:table-cell>
              <table:table-cell office:value-type="float" office:value="2.274703">
                <text:p>2.274703</text:p>
              </table:table-cell>
              <table:table-cell office:value-type="float" office:value="4.404762">
                <text:p>4.404762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774">
                <text:p>774</text:p>
              </table:table-cell>
              <table:table-cell office:value-type="float" office:value="0.143541">
                <text:p>0.143541</text:p>
              </table:table-cell>
              <table:table-cell office:value-type="float" office:value="1.443536">
                <text:p>1.443536</text:p>
              </table:table-cell>
              <table:table-cell office:value-type="float" office:value="2.680556">
                <text:p>2.68055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13">
                <text:p>913</text:p>
              </table:table-cell>
              <table:table-cell office:value-type="float" office:value="0.4125">
                <text:p>0.4125</text:p>
              </table:table-cell>
              <table:table-cell office:value-type="float" office:value="1.573114">
                <text:p>1.573114</text:p>
              </table:table-cell>
              <table:table-cell office:value-type="float" office:value="3.192857">
                <text:p>3.192857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331">
                <text:p>331</text:p>
              </table:table-cell>
              <table:table-cell office:value-type="float" office:value="0.170455">
                <text:p>0.170455</text:p>
              </table:table-cell>
              <table:table-cell office:value-type="float" office:value="1.150135">
                <text:p>1.150135</text:p>
              </table:table-cell>
              <table:table-cell office:value-type="float" office:value="2.190476">
                <text:p>2.190476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538">
                <text:p>538</text:p>
              </table:table-cell>
              <table:table-cell office:value-type="float" office:value="0.24">
                <text:p>0.24</text:p>
              </table:table-cell>
              <table:table-cell office:value-type="float" office:value="1.471038">
                <text:p>1.471038</text:p>
              </table:table-cell>
              <table:table-cell office:value-type="float" office:value="2.552632">
                <text:p>2.552632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3650">
                <text:p>3650</text:p>
              </table:table-cell>
              <table:table-cell office:value-type="float" office:value="1.006944">
                <text:p>1.006944</text:p>
              </table:table-cell>
              <table:table-cell office:value-type="float" office:value="2.254071">
                <text:p>2.254071</text:p>
              </table:table-cell>
              <table:table-cell office:value-type="float" office:value="3.910256">
                <text:p>3.910256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44">
                <text:p>144</text:p>
              </table:table-cell>
              <table:table-cell office:value-type="float" office:value="0.170455">
                <text:p>0.170455</text:p>
              </table:table-cell>
              <table:table-cell office:value-type="float" office:value="0.877121">
                <text:p>0.877121</text:p>
              </table:table-cell>
              <table:table-cell office:value-type="float" office:value="2.243478">
                <text:p>2.243478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818">
                <text:p>1818</text:p>
              </table:table-cell>
              <table:table-cell office:value-type="float" office:value="0.854167">
                <text:p>0.854167</text:p>
              </table:table-cell>
              <table:table-cell office:value-type="float" office:value="1.977452">
                <text:p>1.977452</text:p>
              </table:table-cell>
              <table:table-cell office:value-type="float" office:value="4.195489">
                <text:p>4.195489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887">
                <text:p>887</text:p>
              </table:table-cell>
              <table:table-cell office:value-type="float" office:value="0.430556">
                <text:p>0.430556</text:p>
              </table:table-cell>
              <table:table-cell office:value-type="float" office:value="1.582227">
                <text:p>1.582227</text:p>
              </table:table-cell>
              <table:table-cell office:value-type="float" office:value="3.245455">
                <text:p>3.24545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816">
                <text:p>1816</text:p>
              </table:table-cell>
              <table:table-cell office:value-type="float" office:value="0.510965">
                <text:p>0.510965</text:p>
              </table:table-cell>
              <table:table-cell office:value-type="float" office:value="1.783812">
                <text:p>1.783812</text:p>
              </table:table-cell>
              <table:table-cell office:value-type="float" office:value="3.719298">
                <text:p>3.719298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2805">
                <text:p>2805</text:p>
              </table:table-cell>
              <table:table-cell office:value-type="float" office:value="0.52619">
                <text:p>0.52619</text:p>
              </table:table-cell>
              <table:table-cell office:value-type="float" office:value="1.88826">
                <text:p>1.88826</text:p>
              </table:table-cell>
              <table:table-cell office:value-type="float" office:value="3.555556">
                <text:p>3.555556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73">
                <text:p>973</text:p>
              </table:table-cell>
              <table:table-cell office:value-type="float" office:value="0.4125">
                <text:p>0.4125</text:p>
              </table:table-cell>
              <table:table-cell office:value-type="float" office:value="1.484708">
                <text:p>1.484708</text:p>
              </table:table-cell>
              <table:table-cell office:value-type="float" office:value="3.177632">
                <text:p>3.177632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3581">
                <text:p>3581</text:p>
              </table:table-cell>
              <table:table-cell office:value-type="float" office:value="0.87619">
                <text:p>0.87619</text:p>
              </table:table-cell>
              <table:table-cell office:value-type="float" office:value="2.515902">
                <text:p>2.515902</text:p>
              </table:table-cell>
              <table:table-cell office:value-type="float" office:value="5.196429">
                <text:p>5.196429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827">
                <text:p>827</text:p>
              </table:table-cell>
              <table:table-cell office:value-type="float" office:value="0.138889">
                <text:p>0.138889</text:p>
              </table:table-cell>
              <table:table-cell office:value-type="float" office:value="1.553225">
                <text:p>1.553225</text:p>
              </table:table-cell>
              <table:table-cell office:value-type="float" office:value="3.673611">
                <text:p>3.673611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3337">
                <text:p>3337</text:p>
              </table:table-cell>
              <table:table-cell office:value-type="float" office:value="0.868347">
                <text:p>0.868347</text:p>
              </table:table-cell>
              <table:table-cell office:value-type="float" office:value="2.359939">
                <text:p>2.359939</text:p>
              </table:table-cell>
              <table:table-cell office:value-type="float" office:value="4.671429">
                <text:p>4.671429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189">
                <text:p>1189</text:p>
              </table:table-cell>
              <table:table-cell office:value-type="float" office:value="0.338095">
                <text:p>0.338095</text:p>
              </table:table-cell>
              <table:table-cell office:value-type="float" office:value="1.938255">
                <text:p>1.938255</text:p>
              </table:table-cell>
              <table:table-cell office:value-type="float" office:value="3.555556">
                <text:p>3.555556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478">
                <text:p>478</text:p>
              </table:table-cell>
              <table:table-cell office:value-type="float" office:value="0.186335">
                <text:p>0.186335</text:p>
              </table:table-cell>
              <table:table-cell office:value-type="float" office:value="1.558611">
                <text:p>1.558611</text:p>
              </table:table-cell>
              <table:table-cell office:value-type="float" office:value="3.214286">
                <text:p>3.214286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2">
                <text:p>962</text:p>
              </table:table-cell>
              <table:table-cell office:value-type="float" office:value="0.348214">
                <text:p>0.348214</text:p>
              </table:table-cell>
              <table:table-cell office:value-type="float" office:value="1.715201">
                <text:p>1.715201</text:p>
              </table:table-cell>
              <table:table-cell office:value-type="float" office:value="3.245455">
                <text:p>3.24545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317">
                <text:p>317</text:p>
              </table:table-cell>
              <table:table-cell office:value-type="float" office:value="0.170455">
                <text:p>0.170455</text:p>
              </table:table-cell>
              <table:table-cell office:value-type="float" office:value="1.313277">
                <text:p>1.313277</text:p>
              </table:table-cell>
              <table:table-cell office:value-type="float" office:value="3.293478">
                <text:p>3.293478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826">
                <text:p>826</text:p>
              </table:table-cell>
              <table:table-cell office:value-type="float" office:value="0.170455">
                <text:p>0.170455</text:p>
              </table:table-cell>
              <table:table-cell office:value-type="float" office:value="1.595644">
                <text:p>1.595644</text:p>
              </table:table-cell>
              <table:table-cell office:value-type="float" office:value="2.630952">
                <text:p>2.630952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744">
                <text:p>744</text:p>
              </table:table-cell>
              <table:table-cell office:value-type="float" office:value="0.138889">
                <text:p>0.138889</text:p>
              </table:table-cell>
              <table:table-cell office:value-type="float" office:value="1.534788">
                <text:p>1.534788</text:p>
              </table:table-cell>
              <table:table-cell office:value-type="float" office:value="3.375">
                <text:p>3.37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3101">
                <text:p>3101</text:p>
              </table:table-cell>
              <table:table-cell office:value-type="float" office:value="0.366667">
                <text:p>0.366667</text:p>
              </table:table-cell>
              <table:table-cell office:value-type="float" office:value="1.903538">
                <text:p>1.903538</text:p>
              </table:table-cell>
              <table:table-cell office:value-type="float" office:value="4.154762">
                <text:p>4.154762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263">
                <text:p>263</text:p>
              </table:table-cell>
              <table:table-cell office:value-type="float" office:value="0.15">
                <text:p>0.15</text:p>
              </table:table-cell>
              <table:table-cell office:value-type="float" office:value="1.117403">
                <text:p>1.117403</text:p>
              </table:table-cell>
              <table:table-cell office:value-type="float" office:value="2.538462">
                <text:p>2.538462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3263">
                <text:p>3263</text:p>
              </table:table-cell>
              <table:table-cell office:value-type="float" office:value="0.362338">
                <text:p>0.362338</text:p>
              </table:table-cell>
              <table:table-cell office:value-type="float" office:value="2.089045">
                <text:p>2.089045</text:p>
              </table:table-cell>
              <table:table-cell office:value-type="float" office:value="3.821429">
                <text:p>3.821429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834">
                <text:p>834</text:p>
              </table:table-cell>
              <table:table-cell office:value-type="float" office:value="0.362338">
                <text:p>0.362338</text:p>
              </table:table-cell>
              <table:table-cell office:value-type="float" office:value="1.444293">
                <text:p>1.444293</text:p>
              </table:table-cell>
              <table:table-cell office:value-type="float" office:value="2.795455">
                <text:p>2.79545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299">
                <text:p>299</text:p>
              </table:table-cell>
              <table:table-cell office:value-type="float" office:value="0.15873">
                <text:p>0.15873</text:p>
              </table:table-cell>
              <table:table-cell office:value-type="float" office:value="0.969977">
                <text:p>0.969977</text:p>
              </table:table-cell>
              <table:table-cell office:value-type="float" office:value="2.212121">
                <text:p>2.21212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392">
                <text:p>392</text:p>
              </table:table-cell>
              <table:table-cell office:value-type="float" office:value="0.24">
                <text:p>0.24</text:p>
              </table:table-cell>
              <table:table-cell office:value-type="float" office:value="1.451902">
                <text:p>1.451902</text:p>
              </table:table-cell>
              <table:table-cell office:value-type="float" office:value="3.166667">
                <text:p>3.166667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603">
                <text:p>603</text:p>
              </table:table-cell>
              <table:table-cell office:value-type="float" office:value="0.208333">
                <text:p>0.208333</text:p>
              </table:table-cell>
              <table:table-cell office:value-type="float" office:value="1.389133">
                <text:p>1.389133</text:p>
              </table:table-cell>
              <table:table-cell office:value-type="float" office:value="3.214286">
                <text:p>3.214286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319">
                <text:p>319</text:p>
              </table:table-cell>
              <table:table-cell office:value-type="float" office:value="0.186335">
                <text:p>0.186335</text:p>
              </table:table-cell>
              <table:table-cell office:value-type="float" office:value="1.089071">
                <text:p>1.089071</text:p>
              </table:table-cell>
              <table:table-cell office:value-type="float" office:value="2.243478">
                <text:p>2.24347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256">
                <text:p>256</text:p>
              </table:table-cell>
              <table:table-cell office:value-type="float" office:value="0.186335">
                <text:p>0.186335</text:p>
              </table:table-cell>
              <table:table-cell office:value-type="float" office:value="1.104246">
                <text:p>1.104246</text:p>
              </table:table-cell>
              <table:table-cell office:value-type="float" office:value="2.373333">
                <text:p>2.373333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66">
                <text:p>166</text:p>
              </table:table-cell>
              <table:table-cell office:value-type="float" office:value="0.208333">
                <text:p>0.208333</text:p>
              </table:table-cell>
              <table:table-cell office:value-type="float" office:value="0.912023">
                <text:p>0.912023</text:p>
              </table:table-cell>
              <table:table-cell office:value-type="float" office:value="2.212121">
                <text:p>2.212121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2068">
                <text:p>2068</text:p>
              </table:table-cell>
              <table:table-cell office:value-type="float" office:value="0.675">
                <text:p>0.675</text:p>
              </table:table-cell>
              <table:table-cell office:value-type="float" office:value="1.929619">
                <text:p>1.929619</text:p>
              </table:table-cell>
              <table:table-cell office:value-type="float" office:value="3.520833">
                <text:p>3.520833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709">
                <text:p>709</text:p>
              </table:table-cell>
              <table:table-cell office:value-type="float" office:value="0.170455">
                <text:p>0.170455</text:p>
              </table:table-cell>
              <table:table-cell office:value-type="float" office:value="1.475566">
                <text:p>1.475566</text:p>
              </table:table-cell>
              <table:table-cell office:value-type="float" office:value="3.214286">
                <text:p>3.214286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282">
                <text:p>282</text:p>
              </table:table-cell>
              <table:table-cell office:value-type="float" office:value="0.15">
                <text:p>0.15</text:p>
              </table:table-cell>
              <table:table-cell office:value-type="float" office:value="1.139879">
                <text:p>1.139879</text:p>
              </table:table-cell>
              <table:table-cell office:value-type="float" office:value="2.243478">
                <text:p>2.243478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89">
                <text:p>189</text:p>
              </table:table-cell>
              <table:table-cell office:value-type="float" office:value="0.15">
                <text:p>0.15</text:p>
              </table:table-cell>
              <table:table-cell office:value-type="float" office:value="1.049987">
                <text:p>1.049987</text:p>
              </table:table-cell>
              <table:table-cell office:value-type="float" office:value="2.538462">
                <text:p>2.53846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2409">
                <text:p>2409</text:p>
              </table:table-cell>
              <table:table-cell office:value-type="float" office:value="0.52619">
                <text:p>0.52619</text:p>
              </table:table-cell>
              <table:table-cell office:value-type="float" office:value="2.363699">
                <text:p>2.363699</text:p>
              </table:table-cell>
              <table:table-cell office:value-type="float" office:value="4.18254">
                <text:p>4.18254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370">
                <text:p>370</text:p>
              </table:table-cell>
              <table:table-cell office:value-type="float" office:value="0.170455">
                <text:p>0.170455</text:p>
              </table:table-cell>
              <table:table-cell office:value-type="float" office:value="1.279724">
                <text:p>1.279724</text:p>
              </table:table-cell>
              <table:table-cell office:value-type="float" office:value="2.712121">
                <text:p>2.712121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335">
                <text:p>335</text:p>
              </table:table-cell>
              <table:table-cell office:value-type="float" office:value="0.186335">
                <text:p>0.186335</text:p>
              </table:table-cell>
              <table:table-cell office:value-type="float" office:value="1.017607">
                <text:p>1.017607</text:p>
              </table:table-cell>
              <table:table-cell office:value-type="float" office:value="2.291667">
                <text:p>2.291667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675">
                <text:p>675</text:p>
              </table:table-cell>
              <table:table-cell office:value-type="float" office:value="0.143541">
                <text:p>0.143541</text:p>
              </table:table-cell>
              <table:table-cell office:value-type="float" office:value="1.469369">
                <text:p>1.469369</text:p>
              </table:table-cell>
              <table:table-cell office:value-type="float" office:value="3.245455">
                <text:p>3.24545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5">
                <text:p>995</text:p>
              </table:table-cell>
              <table:table-cell office:value-type="float" office:value="0.45">
                <text:p>0.45</text:p>
              </table:table-cell>
              <table:table-cell office:value-type="float" office:value="1.805826">
                <text:p>1.805826</text:p>
              </table:table-cell>
              <table:table-cell office:value-type="float" office:value="3.666667">
                <text:p>3.666667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186">
                <text:p>1186</text:p>
              </table:table-cell>
              <table:table-cell office:value-type="float" office:value="0.466667">
                <text:p>0.466667</text:p>
              </table:table-cell>
              <table:table-cell office:value-type="float" office:value="1.610837">
                <text:p>1.610837</text:p>
              </table:table-cell>
              <table:table-cell office:value-type="float" office:value="2.517157">
                <text:p>2.517157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749">
                <text:p>749</text:p>
              </table:table-cell>
              <table:table-cell office:value-type="float" office:value="0.15">
                <text:p>0.15</text:p>
              </table:table-cell>
              <table:table-cell office:value-type="float" office:value="1.395315">
                <text:p>1.395315</text:p>
              </table:table-cell>
              <table:table-cell office:value-type="float" office:value="2.669935">
                <text:p>2.66993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238">
                <text:p>238</text:p>
              </table:table-cell>
              <table:table-cell office:value-type="float" office:value="0.033333">
                <text:p>0.033333</text:p>
              </table:table-cell>
              <table:table-cell office:value-type="float" office:value="0.760985">
                <text:p>0.760985</text:p>
              </table:table-cell>
              <table:table-cell office:value-type="float" office:value="2.212121">
                <text:p>2.212121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407">
                <text:p>407</text:p>
              </table:table-cell>
              <table:table-cell office:value-type="float" office:value="0.138889">
                <text:p>0.138889</text:p>
              </table:table-cell>
              <table:table-cell office:value-type="float" office:value="1.3587">
                <text:p>1.3587</text:p>
              </table:table-cell>
              <table:table-cell office:value-type="float" office:value="3.245455">
                <text:p>3.24545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2015">
                <text:p>2015</text:p>
              </table:table-cell>
              <table:table-cell office:value-type="float" office:value="0.52619">
                <text:p>0.52619</text:p>
              </table:table-cell>
              <table:table-cell office:value-type="float" office:value="1.999986">
                <text:p>1.999986</text:p>
              </table:table-cell>
              <table:table-cell office:value-type="float" office:value="4.479167">
                <text:p>4.479167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439">
                <text:p>439</text:p>
              </table:table-cell>
              <table:table-cell office:value-type="float" office:value="0.186335">
                <text:p>0.186335</text:p>
              </table:table-cell>
              <table:table-cell office:value-type="float" office:value="1.19036">
                <text:p>1.19036</text:p>
              </table:table-cell>
              <table:table-cell office:value-type="float" office:value="2.747619">
                <text:p>2.747619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773">
                <text:p>773</text:p>
              </table:table-cell>
              <table:table-cell office:value-type="float" office:value="0.186335">
                <text:p>0.186335</text:p>
              </table:table-cell>
              <table:table-cell office:value-type="float" office:value="1.497422">
                <text:p>1.497422</text:p>
              </table:table-cell>
              <table:table-cell office:value-type="float" office:value="3.158824">
                <text:p>3.158824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132">
                <text:p>1132</text:p>
              </table:table-cell>
              <table:table-cell office:value-type="float" office:value="0.4125">
                <text:p>0.4125</text:p>
              </table:table-cell>
              <table:table-cell office:value-type="float" office:value="1.691523">
                <text:p>1.691523</text:p>
              </table:table-cell>
              <table:table-cell office:value-type="float" office:value="3.797619">
                <text:p>3.79761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407">
                <text:p>407</text:p>
              </table:table-cell>
              <table:table-cell office:value-type="float" office:value="0.170455">
                <text:p>0.170455</text:p>
              </table:table-cell>
              <table:table-cell office:value-type="float" office:value="1.237958">
                <text:p>1.237958</text:p>
              </table:table-cell>
              <table:table-cell office:value-type="float" office:value="3.245455">
                <text:p>3.2454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